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7.502cm"/>
    </style:style>
    <style:style style:name="co2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3.77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2.593cm"/>
    </style:style>
    <style:style style:name="co17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4.644cm"/>
    </style:style>
    <style:style style:name="co20" style:family="table-column">
      <style:table-column-properties fo:break-before="auto" style:column-width="4.362cm"/>
    </style:style>
    <style:style style:name="co21" style:family="table-column">
      <style:table-column-properties fo:break-before="auto" style:column-width="3.418cm"/>
    </style:style>
    <style:style style:name="co22" style:family="table-column">
      <style:table-column-properties fo:break-before="auto" style:column-width="3.214cm"/>
    </style:style>
    <style:style style:name="co23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3.036cm"/>
    </style:style>
    <style:style style:name="co40" style:family="table-column">
      <style:table-column-properties fo:break-before="auto" style:column-width="2.78cm"/>
    </style:style>
    <style:style style:name="co46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8.216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3.09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092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3.087cm"/>
    </style:style>
    <style:style style:name="co35" style:family="table-column">
      <style:table-column-properties fo:break-before="auto" style:column-width="2.96cm"/>
    </style:style>
    <style:style style:name="co36" style:family="table-column">
      <style:table-column-properties fo:break-before="auto" style:column-width="2.679cm"/>
    </style:style>
    <style:style style:name="co37" style:family="table-column">
      <style:table-column-properties fo:break-before="auto" style:column-width="3.545cm"/>
    </style:style>
    <style:style style:name="co38" style:family="table-column">
      <style:table-column-properties fo:break-before="auto" style:column-width="2.066cm"/>
    </style:style>
    <style:style style:name="co39" style:family="table-column">
      <style:table-column-properties fo:break-before="auto" style:column-width="3.44cm"/>
    </style:style>
    <style:style style:name="co41" style:family="table-column">
      <style:table-column-properties fo:break-before="auto" style:column-width="3.623cm"/>
    </style:style>
    <style:style style:name="co42" style:family="table-column">
      <style:table-column-properties fo:break-before="auto" style:column-width="2.566cm"/>
    </style:style>
    <style:style style:name="co43" style:family="table-column">
      <style:table-column-properties fo:break-before="auto" style:column-width="2.731cm"/>
    </style:style>
    <style:style style:name="co44" style:family="table-column">
      <style:table-column-properties fo:break-before="auto" style:column-width="2.448cm"/>
    </style:style>
    <style:style style:name="co47" style:family="table-column">
      <style:table-column-properties fo:break-before="auto" style:column-width="2.704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2.499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2.933cm"/>
    </style:style>
    <style:style style:name="co52" style:family="table-column">
      <style:table-column-properties fo:break-before="auto" style:column-width="7.329cm"/>
    </style:style>
    <style:style style:name="co53" style:family="table-column">
      <style:table-column-properties fo:break-before="auto" style:column-width="5.001cm"/>
    </style:style>
    <style:style style:name="co54" style:family="table-column">
      <style:table-column-properties fo:break-before="auto" style:column-width="4.44cm"/>
    </style:style>
    <style:style style:name="co55" style:family="table-column">
      <style:table-column-properties fo:break-before="auto" style:column-width="2.937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3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42" style:family="table-cell" style:parent-style-name="Default" style:data-style-name="N0">
      <style:table-cell-properties fo:background-color="#ff950e"/>
      <style:text-properties style:text-position=""/>
    </style:style>
    <style:style style:name="ce43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2">
      <style:text-properties style:text-position=""/>
    </style:style>
    <style:style style:name="ce45" style:family="table-cell" style:parent-style-name="Default" style:data-style-name="N112">
      <style:text-properties style:text-position=""/>
    </style:style>
    <style:style style:name="ce4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fo:background-color="#99cc66" fo:border="0.06pt solid #000000"/>
      <style:text-properties style:text-position=""/>
    </style:style>
    <style:style style:name="ce49" style:family="table-cell" style:parent-style-name="Default" style:data-style-name="N2">
      <style:table-cell-properties fo:background-color="#99cc66" fo:border="0.06pt solid #000000"/>
      <style:text-properties style:text-position=""/>
    </style:style>
    <style:style style:name="ce50" style:family="table-cell" style:parent-style-name="Default" style:data-style-name="N61">
      <style:table-cell-properties fo:background-color="#99cc66" fo:border="0.06pt solid #000000"/>
      <style:text-properties style:text-position=""/>
    </style:style>
    <style:style style:name="ce51" style:family="table-cell" style:parent-style-name="Default" style:data-style-name="N61">
      <style:text-properties style:text-position=""/>
    </style:style>
    <style:style style:name="ce52" style:family="table-cell" style:parent-style-name="Default" style:data-style-name="N0">
      <style:text-properties style:text-position="" style:font-name="Ubuntu1"/>
    </style:style>
    <style:style style:name="ce53" style:family="table-cell" style:parent-style-name="Default" style:data-style-name="N0">
      <style:table-cell-properties fo:background-color="#99cc66" fo:border="0.06pt solid #000000"/>
      <style:text-properties style:text-position="" fo:font-weight="bold" style:font-name-asian="Liberation Sans11" style:font-weight-asian="bold" style:font-name-complex="Liberation Sans11" style:font-weight-complex="bold"/>
    </style:style>
    <style:style style:name="ce54" style:family="table-cell" style:parent-style-name="Default" style:data-style-name="N113">
      <style:table-cell-properties fo:background-color="#99cc66" fo:border="0.06pt solid #000000"/>
      <style:text-properties style:text-position=""/>
    </style:style>
    <style:style style:name="ce5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0">
      <style:table-cell-properties fo:background-color="#99cc66" fo:border="0.06pt solid #000000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13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99cc66" fo:border="0.06pt solid #000000"/>
      <style:text-properties fo:color="#3c3c3c" style:text-position="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68" style:family="table-cell" style:parent-style-name="Default" style:data-style-name="N113">
      <style:table-cell-properties fo:background-color="transparent"/>
      <style:text-properties style:text-position=""/>
    </style:style>
    <style:style style:name="ce69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70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71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73" style:family="table-cell" style:parent-style-name="Default" style:data-style-name="N113">
      <style:text-properties style:text-position="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5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157" style:family="table-cell" style:parent-style-name="Default">
      <style:table-cell-properties style:rotation-align="none"/>
      <style:text-properties style:text-position=""/>
    </style:style>
    <style:style style:name="ce15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6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8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Default">
      <style:table-cell-properties fo:background-color="#000000"/>
      <style:text-properties style:text-position=""/>
    </style:style>
    <style:style style:name="ce1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6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7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92" style:family="table-cell" style:parent-style-name="Default" style:data-style-name="N0">
      <style:table-cell-properties fo:background-color="#ff950e"/>
    </style:style>
    <style:style style:name="ce93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112"/>
    <style:style style:name="ce9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0">
      <style:table-cell-properties fo:background-color="#99cc66" fo:border="0.06pt solid #000000"/>
    </style:style>
    <style:style style:name="ce99" style:family="table-cell" style:parent-style-name="Default" style:data-style-name="N2">
      <style:table-cell-properties fo:background-color="#99cc66" fo:border="0.06pt solid #000000"/>
    </style:style>
    <style:style style:name="ce100" style:family="table-cell" style:parent-style-name="Default" style:data-style-name="N61">
      <style:table-cell-properties fo:background-color="#99cc66" fo:border="0.06pt solid #000000"/>
    </style:style>
    <style:style style:name="ce101" style:family="table-cell" style:parent-style-name="Default" style:data-style-name="N61"/>
    <style:style style:name="ce102" style:family="table-cell" style:parent-style-name="Default" style:data-style-name="N0">
      <style:text-properties style:font-name="Ubuntu1"/>
    </style:style>
    <style:style style:name="ce103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104" style:family="table-cell" style:parent-style-name="Default" style:data-style-name="N113">
      <style:table-cell-properties fo:background-color="#99cc66" fo:border="0.06pt solid #000000"/>
    </style:style>
    <style:style style:name="ce105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" style:font-size-asian="10pt" style:font-name-complex="Ubuntu" style:font-size-complex="10pt"/>
    </style:style>
    <style:style style:name="ce106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107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10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10" style:family="table-cell" style:parent-style-name="Default" style:data-style-name="N113">
      <style:table-cell-properties fo:background-color="transparent"/>
    </style:style>
    <style:style style:name="ce11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1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11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115" style:family="table-cell" style:parent-style-name="Default" style:data-style-name="N113"/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18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19" style:family="table-cell" style:parent-style-name="Default" style:data-style-name="N0">
      <style:table-cell-properties fo:background-color="#ffcc99"/>
    </style:style>
    <style:style style:name="ce120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1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22" style:family="table-cell" style:parent-style-name="Default" style:data-style-name="N113">
      <style:table-cell-properties fo:background-color="#ffcc99"/>
    </style:style>
    <style:style style:name="ce123" style:family="table-cell" style:parent-style-name="Default" style:data-style-name="N113">
      <style:table-cell-properties fo:background-color="#00ff00"/>
    </style:style>
    <style:style style:name="ce124" style:family="table-cell" style:parent-style-name="Default" style:data-style-name="N0">
      <style:table-cell-properties fo:background-color="#000000"/>
      <style:text-properties fo:color="#ffffff"/>
    </style:style>
    <style:style style:name="ce1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8" style:family="table-cell" style:parent-style-name="Default" style:data-style-name="N0">
      <style:table-cell-properties fo:background-color="#ff99ff" fo:border="none"/>
    </style:style>
    <style:style style:name="ce129" style:family="table-cell" style:parent-style-name="Default" style:data-style-name="N2">
      <style:table-cell-properties fo:background-color="#ff99ff" fo:border="none"/>
    </style:style>
    <style:style style:name="ce130" style:family="table-cell" style:parent-style-name="Default" style:data-style-name="N0">
      <style:table-cell-properties fo:background-color="#ccff00"/>
    </style:style>
    <style:style style:name="ce131" style:family="table-cell" style:parent-style-name="Default" style:data-style-name="N2">
      <style:table-cell-properties fo:background-color="#ccff00"/>
    </style:style>
    <style:style style:name="ce132" style:family="table-cell" style:parent-style-name="Default" style:data-style-name="N112">
      <style:table-cell-properties fo:background-color="#ccff00"/>
    </style:style>
    <style:style style:name="ce1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2"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ext-properties style:font-name="Liberation Sans" style:font-name-asian="Droid Sans Fallback" style:font-name-complex="FreeSans"/>
    </style:style>
    <style:style style:name="ce140" style:family="table-cell" style:parent-style-name="Default">
      <style:text-properties style:font-name="Liberation Sans1" style:font-name-asian="Liberation Sans1" style:font-name-complex="Liberation Sans1"/>
    </style:style>
    <style:style style:name="ce141" style:family="table-cell" style:parent-style-name="Default" style:data-style-name="N6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142" style:family="table-cell" style:parent-style-name="Default" style:data-style-name="N60">
      <style:table-cell-properties fo:background-color="#ff3333"/>
    </style:style>
    <style:style style:name="ce143" style:family="table-cell" style:parent-style-name="Default" style:data-style-name="N6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44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45" style:family="table-cell" style:parent-style-name="Default" style:data-style-name="N1">
      <style:table-cell-properties fo:background-color="transparent"/>
    </style:style>
    <style:style style:name="ce146" style:family="table-cell" style:parent-style-name="Default" style:data-style-name="N0">
      <style:table-cell-properties fo:background-color="#ff3333"/>
    </style:style>
    <style:style style:name="ce147" style:family="table-cell" style:parent-style-name="Default" style:data-style-name="N1"/>
    <style:style style:name="ce148" style:family="table-cell" style:parent-style-name="Default" style:data-style-name="N2">
      <style:table-cell-properties fo:background-color="transparent"/>
    </style:style>
    <style:style style:name="ce149" style:family="table-cell" style:parent-style-name="Default" style:data-style-name="N2">
      <style:table-cell-properties fo:background-color="#ff3333"/>
    </style:style>
    <style:style style:name="ce150" style:family="table-cell" style:parent-style-name="Default" style:data-style-name="N113">
      <style:table-cell-properties fo:background-color="#ff3333"/>
    </style:style>
    <style:style style:name="ce15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5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5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3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4" style:family="table-cell" style:parent-style-name="Default" style:data-style-name="N0">
      <style:table-cell-properties fo:background-color="#cc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8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87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88" style:family="table-cell" style:parent-style-name="Default" style:data-style-name="N0">
      <style:table-cell-properties fo:border="0.06pt solid #000000"/>
    </style:style>
    <style:style style:name="ce189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90" style:family="table-cell" style:parent-style-name="Default" style:data-style-name="N0">
      <style:table-cell-properties fo:border-bottom="2.01pt dashed #000000" fo:background-color="#ffcc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91" style:family="table-cell" style:parent-style-name="Default" style:data-style-name="N0">
      <style:table-cell-properties fo:border-bottom="none" fo:background-color="#ffcc00" fo:border-left="2.01pt solid #000000" fo:border-right="none" fo:border-top="none"/>
    </style:style>
    <style:style style:name="ce192" style:family="table-cell" style:parent-style-name="Default" style:data-style-name="N0">
      <style:table-cell-properties fo:border-bottom="2.01pt solid #000000" fo:background-color="#ffcc00" fo:border-left="2.01pt solid #000000" fo:border-right="none" fo:border-top="none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2.01pt solid #000000" style:vertical-align="middle"/>
      <style:paragraph-properties fo:text-align="center"/>
    </style:style>
    <style:style style:name="ce194" style:family="table-cell" style:parent-style-name="Default" style:data-style-name="N0">
      <style:table-cell-properties fo:border-bottom="2.01pt dashed #000000" fo:background-color="#ffcc00" fo:border-left="2.01pt dashed #000000" fo:border-right="none" fo:border-top="none"/>
    </style:style>
    <style:style style:name="ce195" style:family="table-cell" style:parent-style-name="Default" style:data-style-name="N0">
      <style:table-cell-properties fo:border-bottom="none" fo:background-color="#ffcc00" fo:border-left="2.01pt dashed #000000" fo:border-right="none" fo:border-top="none"/>
    </style:style>
    <style:style style:name="ce196" style:family="table-cell" style:parent-style-name="Default" style:data-style-name="N0">
      <style:table-cell-properties fo:border-bottom="2.01pt solid #000000" fo:background-color="#ffcc00" fo:border-left="2.01pt dashed #000000" fo:border-right="none" fo:border-top="none"/>
    </style:style>
    <style:style style:name="ce197" style:family="table-cell" style:parent-style-name="Default" style:data-style-name="N0">
      <style:table-cell-properties fo:background-color="#ffcc00"/>
    </style:style>
    <style:style style:name="ce198" style:family="table-cell" style:parent-style-name="Default" style:data-style-name="N0">
      <style:table-cell-properties fo:border-bottom="2.01pt dashed #000000" fo:background-color="#ffcc00" fo:border-left="none" fo:border-right="none" fo:border-top="none"/>
    </style:style>
    <style:style style:name="ce199" style:family="table-cell" style:parent-style-name="Default" style:data-style-name="N0">
      <style:table-cell-properties fo:border-bottom="2.01pt solid #000000" fo:background-color="#ffcc00" fo:border-left="none" fo:border-right="none" fo:border-top="none"/>
    </style:style>
    <style:style style:name="ce20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0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02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03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04" style:family="table-cell" style:parent-style-name="Default" style:data-style-name="N0">
      <style:table-cell-properties fo:border-bottom="2.01pt dashed #000000" fo:background-color="#ffcc00" fo:border-left="none" fo:border-right="2.01pt dashed #000000" fo:border-top="none"/>
    </style:style>
    <style:style style:name="ce205" style:family="table-cell" style:parent-style-name="Default" style:data-style-name="N0">
      <style:table-cell-properties fo:border-bottom="none" fo:background-color="#ffcc00" fo:border-left="none" fo:border-right="2.01pt dashed #000000" fo:border-top="none"/>
    </style:style>
    <style:style style:name="ce206" style:family="table-cell" style:parent-style-name="Default" style:data-style-name="N0">
      <style:table-cell-properties fo:border-bottom="2.01pt solid #000000" fo:background-color="#ffcc00" fo:border-left="none" fo:border-right="2.01pt dashed #000000" fo:border-top="none"/>
    </style:style>
    <style:style style:name="ce20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08" style:family="table-cell" style:parent-style-name="Default" style:data-style-name="N0">
      <style:table-cell-properties fo:border="none"/>
    </style:style>
    <style:style style:name="ce209" style:family="table-cell" style:parent-style-name="Default" style:data-style-name="N0">
      <style:table-cell-properties fo:border-bottom="2.01pt dashed #000000" fo:background-color="#99cc66" fo:border-left="2.01pt solid #000000" fo:border-right="2.01pt dashed #000000" fo:border-top="2.01pt solid #000000"/>
      <style:text-properties style:font-name="Calibri" style:font-name-asian="Calibri" style:font-name-complex="Calibri"/>
    </style:style>
    <style:style style:name="ce210" style:family="table-cell" style:parent-style-name="Default" style:data-style-name="N0">
      <style:table-cell-properties fo:border-bottom="none" fo:background-color="#99cc66" fo:border-left="2.01pt solid #000000" fo:border-right="2.01pt dashed #000000" fo:border-top="2.01pt dashed #000000"/>
    </style:style>
    <style:style style:name="ce211" style:family="table-cell" style:parent-style-name="Default" style:data-style-name="N0">
      <style:table-cell-properties fo:border-bottom="none" fo:background-color="#99cc66" fo:border-left="2.01pt solid #000000" fo:border-right="2.01pt dashed #000000" fo:border-top="none"/>
    </style:style>
    <style:style style:name="ce212" style:family="table-cell" style:parent-style-name="Default" style:data-style-name="N0">
      <style:table-cell-properties fo:border-bottom="2.01pt solid #000000" fo:background-color="#99cc66" fo:border-left="2.01pt solid #000000" fo:border-right="2.01pt dashed #000000" fo:border-top="none"/>
    </style:style>
    <style:style style:name="ce213" style:family="table-cell" style:parent-style-name="Default" style:data-style-name="N0">
      <style:table-cell-properties fo:background-color="#99cc66" style:text-align-source="fix" style:repeat-content="false" fo:border="2.01pt solid #000000" style:vertical-align="middle"/>
      <style:paragraph-properties fo:text-align="center"/>
    </style:style>
    <style:style style:name="ce214" style:family="table-cell" style:parent-style-name="Default" style:data-style-name="N0">
      <style:table-cell-properties fo:border-bottom="2.01pt dashed #000000" fo:background-color="#99cc66" fo:border-left="none" fo:border-right="none" fo:border-top="none"/>
    </style:style>
    <style:style style:name="ce215" style:family="table-cell" style:parent-style-name="Default" style:data-style-name="N0">
      <style:table-cell-properties fo:background-color="#99cc66"/>
    </style:style>
    <style:style style:name="ce216" style:family="table-cell" style:parent-style-name="Default" style:data-style-name="N0">
      <style:table-cell-properties fo:border-bottom="2.01pt solid #000000" fo:background-color="#99cc66" fo:border-left="none" fo:border-right="none" fo:border-top="none"/>
    </style:style>
    <style:style style:name="ce21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1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19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20" style:family="table-cell" style:parent-style-name="Default" style:data-style-name="N0">
      <style:table-cell-properties fo:border-bottom="none" fo:background-color="#cc9966" fo:border-left="2.01pt dashed #000000" fo:border-right="2.01pt dashed #000000" fo:border-top="2.01pt solid #000000"/>
    </style:style>
    <style:style style:name="ce221" style:family="table-cell" style:parent-style-name="Default" style:data-style-name="N0">
      <style:table-cell-properties fo:border-bottom="none" fo:background-color="#cc9966" fo:border-left="2.01pt dashed #000000" fo:border-right="2.01pt dashed #000000" fo:border-top="none"/>
    </style:style>
    <style:style style:name="ce222" style:family="table-cell" style:parent-style-name="Default" style:data-style-name="N0">
      <style:table-cell-properties fo:border-bottom="2.01pt dashed #000000" fo:background-color="#cc9966" fo:border-left="2.01pt dashed #000000" fo:border-right="2.01pt dashed #000000" fo:border-top="none"/>
    </style:style>
    <style:style style:name="ce22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24" style:family="table-cell" style:parent-style-name="Default" style:data-style-name="N0">
      <style:table-cell-properties fo:background-color="#cc9966" style:text-align-source="fix" style:repeat-content="false" fo:border="2.01pt solid #000000" style:vertical-align="middle"/>
      <style:paragraph-properties fo:text-align="center"/>
    </style:style>
    <style:style style:name="ce225" style:family="table-cell" style:parent-style-name="Default" style:data-style-name="N0">
      <style:table-cell-properties fo:background-color="#cc9966"/>
    </style:style>
    <style:style style:name="ce226" style:family="table-cell" style:parent-style-name="Default" style:data-style-name="N0">
      <style:table-cell-properties fo:border-bottom="none" fo:background-color="#cc9966" fo:border-left="none" fo:border-right="none" fo:border-top="2.01pt solid #000000"/>
    </style:style>
    <style:style style:name="ce227" style:family="table-cell" style:parent-style-name="Default" style:data-style-name="N0">
      <style:table-cell-properties fo:border-bottom="2.01pt solid #000000" fo:background-color="#cc9966" fo:border-left="none" fo:border-right="none" fo:border-top="none"/>
    </style:style>
    <style:style style:name="ce228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29" style:family="table-cell" style:parent-style-name="Default" style:data-style-name="N0">
      <style:table-cell-properties fo:border-bottom="2.01pt solid #000000" fo:background-color="#cc9966" fo:border-left="none" fo:border-right="2.01pt solid #000000" fo:border-top="2.01pt solid #000000"/>
    </style:style>
    <style:style style:name="ce230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dashed #000000"/>
      <style:text-properties style:font-name="Calibri" style:font-name-asian="Calibri" style:font-name-complex="Calibri"/>
    </style:style>
    <style:style style:name="ce231" style:family="table-cell" style:parent-style-name="Default" style:data-style-name="N0">
      <style:table-cell-properties fo:border-bottom="none" fo:background-color="#6699cc" fo:border-left="2.01pt dashed #000000" fo:border-right="2.01pt dashed #000000" fo:border-top="2.01pt solid #000000"/>
    </style:style>
    <style:style style:name="ce232" style:family="table-cell" style:parent-style-name="Default" style:data-style-name="N0">
      <style:table-cell-properties fo:border-bottom="none" fo:background-color="#6699cc" fo:border-left="2.01pt dashed #000000" fo:border-right="2.01pt dashed #000000" fo:border-top="none"/>
    </style:style>
    <style:style style:name="ce233" style:family="table-cell" style:parent-style-name="Default" style:data-style-name="N0">
      <style:table-cell-properties fo:border-bottom="2.01pt dashed #000000" fo:background-color="#6699cc" fo:border-left="2.01pt dashed #000000" fo:border-right="2.01pt dashed #000000" fo:border-top="none"/>
    </style:style>
    <style:style style:name="ce234" style:family="table-cell" style:parent-style-name="Default" style:data-style-name="N0">
      <style:table-cell-properties fo:background-color="#6699cc" style:text-align-source="fix" style:repeat-content="false" fo:border="2.01pt solid #000000" style:vertical-align="middle"/>
      <style:paragraph-properties fo:text-align="center"/>
    </style:style>
    <style:style style:name="ce235" style:family="table-cell" style:parent-style-name="Default" style:data-style-name="N0">
      <style:table-cell-properties fo:background-color="#6699cc"/>
    </style:style>
    <style:style style:name="ce236" style:family="table-cell" style:parent-style-name="Default" style:data-style-name="N0">
      <style:table-cell-properties fo:border-bottom="none" fo:background-color="#6699cc" fo:border-left="none" fo:border-right="none" fo:border-top="2.01pt solid #000000"/>
    </style:style>
    <style:style style:name="ce237" style:family="table-cell" style:parent-style-name="Default" style:data-style-name="N0">
      <style:table-cell-properties fo:border-bottom="2.01pt solid #000000" fo:background-color="#6699cc" fo:border-left="none" fo:border-right="none" fo:border-top="none"/>
    </style:style>
    <style:style style:name="ce238" style:family="table-cell" style:parent-style-name="Default" style:data-style-name="N0">
      <style:table-cell-properties fo:border-bottom="2.01pt solid #000000" fo:background-color="#6699cc" fo:border-left="none" fo:border-right="2.01pt solid #000000" fo:border-top="2.01pt solid #000000"/>
    </style:style>
    <style:style style:name="ce239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4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1" style:family="table-cell" style:parent-style-name="Default" style:data-style-name="N0">
      <style:table-cell-properties fo:background-color="#ffff00" fo:border="0.06pt solid #000000"/>
    </style:style>
    <style:style style:name="ce242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3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244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5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6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7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48" style:family="table-cell" style:parent-style-name="Default" style:data-style-name="N0">
      <style:table-cell-properties fo:background-color="transparent"/>
    </style:style>
    <style:style style:name="ce24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25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 style:data-style-name="N0">
      <style:table-cell-properties fo:background-color="transparent" fo:border="none"/>
    </style:style>
    <style:style style:name="ce253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fo:background-color="#00ff00" fo:border="0.06pt solid #000000"/>
    </style:style>
    <style:style style:name="ce255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256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257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259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ackground-color="#e6e6ff" fo:border="0.06pt solid #000000"/>
    </style:style>
    <style:style style:name="ce261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262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263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65" style:family="table-cell" style:parent-style-name="Default">
      <style:table-cell-properties style:rotation-align="none"/>
    </style:style>
    <style:style style:name="ce26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8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6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2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7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5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7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7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80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81" style:family="table-cell" style:parent-style-name="Default">
      <style:table-cell-properties fo:background-color="#000000"/>
    </style:style>
    <style:style style:name="ce28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8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8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7" table:default-cell-style-name="ce36"/>
        <table:table-column table:style-name="co2" table:number-columns-repeated="17" table:default-cell-style-name="ce36"/>
        <table:table-column table:style-name="co8" table:default-cell-style-name="ce36"/>
        <table:table-column table:style-name="co9" table:default-cell-style-name="ce36"/>
        <table:table-column table:style-name="co2" table:number-columns-repeated="4" table:default-cell-style-name="ce36"/>
        <table:table-column table:style-name="co10" table:default-cell-style-name="ce36"/>
        <table:table-column table:style-name="co11" table:default-cell-style-name="ce36"/>
        <table:table-column table:style-name="co2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2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" table:default-cell-style-name="ce36"/>
        <table:table-column table:style-name="co16" table:default-cell-style-name="ce36"/>
        <table:table-column table:style-name="co2" table:number-columns-repeated="8" table:default-cell-style-name="ce36"/>
        <table:table-column table:style-name="co18" table:number-columns-repeated="973" table:default-cell-style-name="ce36"/>
        <table:table-row table:style-name="ro1">
          <table:table-cell table:number-columns-repeated="32"/>
          <table:table-cell table:style-name="ce52"/>
          <table:table-cell table:number-columns-repeated="991"/>
        </table:table-row>
        <table:table-row table:style-name="ro1">
          <table:table-cell table:number-columns-repeated="23"/>
          <table:table-cell table:style-name="ce46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52"/>
          <table:table-cell table:number-columns-repeated="991"/>
        </table:table-row>
        <table:table-row table:style-name="ro4">
          <table:table-cell table:style-name="ce37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3" office:value-type="string" calcext:value-type="string">
            <text:p>Valores medidos</text:p>
          </table:table-cell>
          <table:table-cell table:style-name="ce43"/>
          <table:table-cell table:number-columns-repeated="7"/>
          <table:table-cell table:style-name="ce37" office:value-type="string" calcext:value-type="string">
            <text:p>Correcções</text:p>
          </table:table-cell>
          <table:table-cell table:number-columns-repeated="8"/>
          <table:table-cell table:style-name="ce47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43"/>
          <table:table-cell table:number-columns-repeated="978"/>
        </table:table-row>
        <table:table-row table:style-name="ro1">
          <table:table-cell table:style-name="ce3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39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8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8" office:value-type="string" calcext:value-type="string">
            <text:p>Angulo(º)</text:p>
          </table:table-cell>
          <table:table-cell table:style-name="ce48" office:value-type="string" calcext:value-type="string">
            <text:p>R_A (s^-1)</text:p>
          </table:table-cell>
          <table:table-cell table:style-name="ce48" office:value-type="string" calcext:value-type="string">
            <text:p>e R_A (s^-1)</text:p>
          </table:table-cell>
          <table:table-cell table:style-name="ce48" office:value-type="string" calcext:value-type="string">
            <text:p>R_B (s^-1)</text:p>
          </table:table-cell>
          <table:table-cell table:style-name="ce48" office:value-type="string" calcext:value-type="string">
            <text:p>e R_B (s^-1)</text:p>
          </table:table-cell>
          <table:table-cell table:style-name="ce48" office:value-type="string" calcext:value-type="string">
            <text:p>R_C fort (s^-1)</text:p>
          </table:table-cell>
          <table:table-cell table:style-name="ce48" office:value-type="string" calcext:value-type="string">
            <text:p>e R_C fort (s^-1)</text:p>
          </table:table-cell>
          <table:table-cell table:style-name="ce48" office:value-type="string" calcext:value-type="string">
            <text:p>R_C (s^-1)</text:p>
          </table:table-cell>
          <table:table-cell table:style-name="ce48" office:value-type="string" calcext:value-type="string">
            <text:p>e R_C (s^-1)</text:p>
          </table:table-cell>
          <table:table-cell table:style-name="ce53" office:value-type="string" calcext:value-type="string">
            <text:p>Θmed (º)</text:p>
          </table:table-cell>
          <table:table-cell table:style-name="ce67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75" table:number-columns-repeated="3"/>
          <table:table-cell/>
          <table:table-cell table:style-name="ce39"/>
          <table:table-cell table:number-columns-repeated="4"/>
          <table:table-cell table:style-name="ce39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44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44" table:formula="of:=SQRT([.L6])" office:value-type="float" office:value="17.7200451466694" calcext:value-type="float">
            <text:p>17,72</text:p>
          </table:table-cell>
          <table:table-cell/>
          <table:table-cell table:style-name="ce44" table:formula="of:=[.H6]*[.$B$5]" office:value-type="float" office:value="769.665581092398" calcext:value-type="float">
            <text:p>769,67</text:p>
          </table:table-cell>
          <table:table-cell table:style-name="ce44" table:formula="of:=SQRT([.I6]^2*[.$B$5]^2 + [.$C$5]^2*[.H6]^2)" office:value-type="float" office:value="32.0857675777624" calcext:value-type="float">
            <text:p>32,09</text:p>
          </table:table-cell>
          <table:table-cell table:style-name="ce44" table:formula="of:=[.J6]*[.$B$6]" office:value-type="float" office:value="829.568786127168" calcext:value-type="float">
            <text:p>829,57</text:p>
          </table:table-cell>
          <table:table-cell table:style-name="ce44" table:formula="of:=SQRT([.K6]^2*[.$B$6]^2+[.$C$6]^2*[.J6]^2)" office:value-type="float" office:value="27.3969585329653" calcext:value-type="float">
            <text:p>27,40</text:p>
          </table:table-cell>
          <table:table-cell table:style-name="ce45" table:formula="of:=2*[.O6]*[.Q6]*[.$B$4]/[.G6]" office:value-type="float" office:value="0.0106415090305114" calcext:value-type="float">
            <text:p>0,0106</text:p>
          </table:table-cell>
          <table:table-cell table:style-name="ce45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44" table:formula="of:=[.L6]-[.S6]" office:value-type="float" office:value="313.989358490969" calcext:value-type="float">
            <text:p>313,99</text:p>
          </table:table-cell>
          <table:table-cell table:style-name="ce44" table:formula="of:=SQRT([.M6]^2+[.T6]^2)" office:value-type="float" office:value="17.7200451557075" calcext:value-type="float">
            <text:p>17,72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49" table:formula="of:=[.O6]/[.G6]" office:value-type="float" office:value="25.6555193697466" calcext:value-type="float">
            <text:p>25,66</text:p>
          </table:table-cell>
          <table:table-cell table:style-name="ce49" table:formula="of:=[.P6]/[.G6]" office:value-type="float" office:value="1.06952558592541" calcext:value-type="float">
            <text:p>1,07</text:p>
          </table:table-cell>
          <table:table-cell table:style-name="ce49" table:formula="of:=[.Q6]/[.G6]" office:value-type="float" office:value="27.6522928709056" calcext:value-type="float">
            <text:p>27,65</text:p>
          </table:table-cell>
          <table:table-cell table:style-name="ce49" table:formula="of:=[.R6]/[.G6]" office:value-type="float" office:value="0.913231951098844" calcext:value-type="float">
            <text:p>0,91</text:p>
          </table:table-cell>
          <table:table-cell table:style-name="ce50" table:formula="of:=[.S6]/[.G6]" office:value-type="float" office:value="0.000354716967683712" calcext:value-type="float">
            <text:p>3,55E-04</text:p>
          </table:table-cell>
          <table:table-cell table:style-name="ce50" table:formula="of:=[.T6]/[.G6]" office:value-type="float" office:value="0.0000188653750877358" calcext:value-type="float">
            <text:p>1,89E-05</text:p>
          </table:table-cell>
          <table:table-cell table:style-name="ce49" table:formula="of:=[.U6]/[.G6]" office:value-type="float" office:value="10.466311949699" calcext:value-type="float">
            <text:p>10,47</text:p>
          </table:table-cell>
          <table:table-cell table:style-name="ce49" table:formula="of:=[.V6]/[.G6]" office:value-type="float" office:value="0.590668171856916" calcext:value-type="float">
            <text:p>0,59</text:p>
          </table:table-cell>
          <table:table-cell table:style-name="ce54" table:formula="of:=SUMPRODUCT([.F6:.F32];[.AE6:.AE32])/SUM([.AE6:.AE32])" office:value-type="float" office:value="-0.0819878311173668" calcext:value-type="float">
            <text:p>-0,082</text:p>
          </table:table-cell>
          <table:table-cell table:style-name="ce68" table:number-columns-repeated="2"/>
          <table:table-cell table:style-name="ce73" table:formula="of:=([.F6]-[.$AG$6])^2" office:value-type="float" office:value="0.00672200445132985" calcext:value-type="float">
            <text:p>0,007</text:p>
          </table:table-cell>
          <table:table-cell table:style-name="ce73" table:formula="of:=([.F6]-[.$AG$6])^3" office:value-type="float" office:value="0.00055112256572582" calcext:value-type="float">
            <text:p>0,001</text:p>
          </table:table-cell>
          <table:table-cell table:style-name="ce73" table:formula="of:=([.F6]-[.$AG$6])^4" office:value-type="float" office:value="0.0000451853438436984" calcext:value-type="float">
            <text:p>0,000</text:p>
          </table:table-cell>
          <table:table-cell table:style-name="ce73" table:formula="of:=SUM([.AE6:.AE32])" office:value-type="float" office:value="119.015748334503" calcext:value-type="float">
            <text:p>119,016</text:p>
          </table:table-cell>
          <table:table-cell table:style-name="ce44"/>
          <table:table-cell/>
          <table:table-cell table:style-name="ce68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44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44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44" table:formula="of:=SQRT([.L7])" office:value-type="float" office:value="16.8522995463527" calcext:value-type="float">
            <text:p>16,85</text:p>
          </table:table-cell>
          <table:table-cell/>
          <table:table-cell table:style-name="ce44" table:formula="of:=[.H7]*[.$B$5]" office:value-type="float" office:value="735.488601470178" calcext:value-type="float">
            <text:p>735,49</text:p>
          </table:table-cell>
          <table:table-cell table:style-name="ce44" table:formula="of:=SQRT([.I7]^2*[.$B$5]^2 + [.$C$5]^2*[.H7]^2)" office:value-type="float" office:value="31.0229088946397" calcext:value-type="float">
            <text:p>31,02</text:p>
          </table:table-cell>
          <table:table-cell table:style-name="ce44" table:formula="of:=[.J7]*[.$B$6]" office:value-type="float" office:value="805.277952105698" calcext:value-type="float">
            <text:p>805,28</text:p>
          </table:table-cell>
          <table:table-cell table:style-name="ce44" table:formula="of:=SQRT([.K7]^2*[.$B$6]^2+[.$C$6]^2*[.J7]^2)" office:value-type="float" office:value="26.9190789806012" calcext:value-type="float">
            <text:p>26,92</text:p>
          </table:table-cell>
          <table:table-cell table:style-name="ce45" table:formula="of:=2*[.O7]*[.Q7]*[.$B$4]/[.G7]" office:value-type="float" office:value="0.00987121257981647" calcext:value-type="float">
            <text:p>0,0099</text:p>
          </table:table-cell>
          <table:table-cell table:style-name="ce45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44" table:formula="of:=[.L7]-[.S7]" office:value-type="float" office:value="283.99012878742" calcext:value-type="float">
            <text:p>283,99</text:p>
          </table:table-cell>
          <table:table-cell table:style-name="ce44" table:formula="of:=SQRT([.M7]^2+[.T7]^2)" office:value-type="float" office:value="16.8522995547269" calcext:value-type="float">
            <text:p>16,85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 table:style-name="ce49" table:formula="of:=[.O7]/[.G7]" office:value-type="float" office:value="24.5162867156726" calcext:value-type="float">
            <text:p>24,52</text:p>
          </table:table-cell>
          <table:table-cell table:style-name="ce49" table:formula="of:=[.P7]/[.G7]" office:value-type="float" office:value="1.03409696315466" calcext:value-type="float">
            <text:p>1,03</text:p>
          </table:table-cell>
          <table:table-cell table:style-name="ce49" table:formula="of:=[.Q7]/[.G7]" office:value-type="float" office:value="26.8425984035233" calcext:value-type="float">
            <text:p>26,84</text:p>
          </table:table-cell>
          <table:table-cell table:style-name="ce49" table:formula="of:=[.R7]/[.G7]" office:value-type="float" office:value="0.897302632686706" calcext:value-type="float">
            <text:p>0,90</text:p>
          </table:table-cell>
          <table:table-cell table:style-name="ce50" table:formula="of:=[.S7]/[.G7]" office:value-type="float" office:value="0.000329040419327216" calcext:value-type="float">
            <text:p>3,29E-04</text:p>
          </table:table-cell>
          <table:table-cell table:style-name="ce50" table:formula="of:=[.T7]/[.G7]" office:value-type="float" office:value="0.0000177089911457558" calcext:value-type="float">
            <text:p>1,77E-05</text:p>
          </table:table-cell>
          <table:table-cell table:style-name="ce49" table:formula="of:=[.U7]/[.G7]" office:value-type="float" office:value="9.46633762624734" calcext:value-type="float">
            <text:p>9,47</text:p>
          </table:table-cell>
          <table:table-cell table:style-name="ce49" table:formula="of:=[.V7]/[.G7]" office:value-type="float" office:value="0.561743318490896" calcext:value-type="float">
            <text:p>0,56</text:p>
          </table:table-cell>
          <table:table-cell table:style-name="ce53" office:value-type="string" calcext:value-type="string">
            <text:p>e Θmed (º)</text:p>
          </table:table-cell>
          <table:table-cell table:style-name="ce67" table:number-columns-repeated="2"/>
          <table:table-cell table:style-name="ce73" table:formula="of:=([.F7]-[.$AG$6])^2" office:value-type="float" office:value="1.17069766668606" calcext:value-type="float">
            <text:p>1,171</text:p>
          </table:table-cell>
          <table:table-cell table:style-name="ce73" table:formula="of:=([.F7]-[.$AG$6])^3" office:value-type="float" office:value="1.26668062927182" calcext:value-type="float">
            <text:p>1,267</text:p>
          </table:table-cell>
          <table:table-cell table:style-name="ce73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44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44" table:formula="of:=SQRT([.L8])" office:value-type="float" office:value="16.6733320005331" calcext:value-type="float">
            <text:p>16,67</text:p>
          </table:table-cell>
          <table:table-cell/>
          <table:table-cell table:style-name="ce44" table:formula="of:=[.H8]*[.$B$5]" office:value-type="float" office:value="734.121522285289" calcext:value-type="float">
            <text:p>734,12</text:p>
          </table:table-cell>
          <table:table-cell table:style-name="ce44" table:formula="of:=SQRT([.I8]^2*[.$B$5]^2 + [.$C$5]^2*[.H8]^2)" office:value-type="float" office:value="30.9803025231567" calcext:value-type="float">
            <text:p>30,98</text:p>
          </table:table-cell>
          <table:table-cell table:style-name="ce44" table:formula="of:=[.J8]*[.$B$6]" office:value-type="float" office:value="856.803963666391" calcext:value-type="float">
            <text:p>856,80</text:p>
          </table:table-cell>
          <table:table-cell table:style-name="ce44" table:formula="of:=SQRT([.K8]^2*[.$B$6]^2+[.$C$6]^2*[.J8]^2)" office:value-type="float" office:value="27.9281489899861" calcext:value-type="float">
            <text:p>27,93</text:p>
          </table:table-cell>
          <table:table-cell table:style-name="ce45" table:formula="of:=2*[.O8]*[.Q8]*[.$B$4]/[.G8]" office:value-type="float" office:value="0.010483303835114" calcext:value-type="float">
            <text:p>0,0105</text:p>
          </table:table-cell>
          <table:table-cell table:style-name="ce45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44" table:formula="of:=[.L8]-[.S8]" office:value-type="float" office:value="277.989516696165" calcext:value-type="float">
            <text:p>277,99</text:p>
          </table:table-cell>
          <table:table-cell table:style-name="ce44" table:formula="of:=SQRT([.M8]^2+[.T8]^2)" office:value-type="float" office:value="16.6733320099039" calcext:value-type="float">
            <text:p>16,67</text:p>
          </table:table-cell>
          <table:table-cell/>
          <table:table-cell table:style-name="ce48" office:value-type="float" office:value="2" calcext:value-type="float">
            <text:p>2</text:p>
          </table:table-cell>
          <table:table-cell table:style-name="ce49" table:formula="of:=[.O8]/[.G8]" office:value-type="float" office:value="24.4707174095096" calcext:value-type="float">
            <text:p>24,47</text:p>
          </table:table-cell>
          <table:table-cell table:style-name="ce49" table:formula="of:=[.P8]/[.G8]" office:value-type="float" office:value="1.03267675077189" calcext:value-type="float">
            <text:p>1,03</text:p>
          </table:table-cell>
          <table:table-cell table:style-name="ce49" table:formula="of:=[.Q8]/[.G8]" office:value-type="float" office:value="28.560132122213" calcext:value-type="float">
            <text:p>28,56</text:p>
          </table:table-cell>
          <table:table-cell table:style-name="ce49" table:formula="of:=[.R8]/[.G8]" office:value-type="float" office:value="0.930938299666203" calcext:value-type="float">
            <text:p>0,93</text:p>
          </table:table-cell>
          <table:table-cell table:style-name="ce50" table:formula="of:=[.S8]/[.G8]" office:value-type="float" office:value="0.000349443461170467" calcext:value-type="float">
            <text:p>3,49E-04</text:p>
          </table:table-cell>
          <table:table-cell table:style-name="ce50" table:formula="of:=[.T8]/[.G8]" office:value-type="float" office:value="0.000018633446384243" calcext:value-type="float">
            <text:p>1,86E-05</text:p>
          </table:table-cell>
          <table:table-cell table:style-name="ce49" table:formula="of:=[.U8]/[.G8]" office:value-type="float" office:value="9.2663172232055" calcext:value-type="float">
            <text:p>9,27</text:p>
          </table:table-cell>
          <table:table-cell table:style-name="ce49" table:formula="of:=[.V8]/[.G8]" office:value-type="float" office:value="0.555777733663462" calcext:value-type="float">
            <text:p>0,56</text:p>
          </table:table-cell>
          <table:table-cell table:style-name="ce55" table:formula="of:=[.AG12]/SQRT([.AM6])" office:value-type="float" office:value="0.418277089558017" calcext:value-type="float">
            <text:p>0,418</text:p>
          </table:table-cell>
          <table:table-cell table:style-name="ce69" table:number-columns-repeated="2"/>
          <table:table-cell table:style-name="ce73" table:formula="of:=([.F8]-[.$AG$6])^2" office:value-type="float" office:value="4.3346733289208" calcext:value-type="float">
            <text:p>4,335</text:p>
          </table:table-cell>
          <table:table-cell table:style-name="ce73" table:formula="of:=([.F8]-[.$AG$6])^3" office:value-type="float" office:value="9.02473712268211" calcext:value-type="float">
            <text:p>9,025</text:p>
          </table:table-cell>
          <table:table-cell table:style-name="ce73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44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44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44" table:formula="of:=SQRT([.L9])" office:value-type="float" office:value="14.560219778561" calcext:value-type="float">
            <text:p>14,56</text:p>
          </table:table-cell>
          <table:table-cell/>
          <table:table-cell table:style-name="ce44" table:formula="of:=[.H9]*[.$B$5]" office:value-type="float" office:value="743.691076579511" calcext:value-type="float">
            <text:p>743,69</text:p>
          </table:table-cell>
          <table:table-cell table:style-name="ce44" table:formula="of:=SQRT([.I9]^2*[.$B$5]^2 + [.$C$5]^2*[.H9]^2)" office:value-type="float" office:value="31.278394626894" calcext:value-type="float">
            <text:p>31,28</text:p>
          </table:table-cell>
          <table:table-cell table:style-name="ce44" table:formula="of:=[.J9]*[.$B$6]" office:value-type="float" office:value="796.444921552436" calcext:value-type="float">
            <text:p>796,44</text:p>
          </table:table-cell>
          <table:table-cell table:style-name="ce44" table:formula="of:=SQRT([.K9]^2*[.$B$6]^2+[.$C$6]^2*[.J9]^2)" office:value-type="float" office:value="26.7442999825381" calcext:value-type="float">
            <text:p>26,74</text:p>
          </table:table-cell>
          <table:table-cell table:style-name="ce45" table:formula="of:=2*[.O9]*[.Q9]*[.$B$4]/[.G9]" office:value-type="float" office:value="0.00987181635242692" calcext:value-type="float">
            <text:p>0,0099</text:p>
          </table:table-cell>
          <table:table-cell table:style-name="ce45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44" table:formula="of:=[.L9]-[.S9]" office:value-type="float" office:value="211.990128183648" calcext:value-type="float">
            <text:p>211,99</text:p>
          </table:table-cell>
          <table:table-cell table:style-name="ce44" table:formula="of:=SQRT([.M9]^2+[.T9]^2)" office:value-type="float" office:value="14.5602197882543" calcext:value-type="float">
            <text:p>14,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9" table:formula="of:=[.O9]/[.G9]" office:value-type="float" office:value="24.7897025526504" calcext:value-type="float">
            <text:p>24,79</text:p>
          </table:table-cell>
          <table:table-cell table:style-name="ce49" table:formula="of:=[.P9]/[.G9]" office:value-type="float" office:value="1.0426131542298" calcext:value-type="float">
            <text:p>1,04</text:p>
          </table:table-cell>
          <table:table-cell table:style-name="ce49" table:formula="of:=[.Q9]/[.G9]" office:value-type="float" office:value="26.5481640517479" calcext:value-type="float">
            <text:p>26,55</text:p>
          </table:table-cell>
          <table:table-cell table:style-name="ce49" table:formula="of:=[.R9]/[.G9]" office:value-type="float" office:value="0.891476666084602" calcext:value-type="float">
            <text:p>0,89</text:p>
          </table:table-cell>
          <table:table-cell table:style-name="ce50" table:formula="of:=[.S9]/[.G9]" office:value-type="float" office:value="0.000329060545080897" calcext:value-type="float">
            <text:p>3,29E-04</text:p>
          </table:table-cell>
          <table:table-cell table:style-name="ce50" table:formula="of:=[.T9]/[.G9]" office:value-type="float" office:value="0.0000177097296392859" calcext:value-type="float">
            <text:p>1,77E-05</text:p>
          </table:table-cell>
          <table:table-cell table:style-name="ce49" table:formula="of:=[.U9]/[.G9]" office:value-type="float" office:value="7.06633760612159" calcext:value-type="float">
            <text:p>7,07</text:p>
          </table:table-cell>
          <table:table-cell table:style-name="ce49" table:formula="of:=[.V9]/[.G9]" office:value-type="float" office:value="0.485340659608475" calcext:value-type="float">
            <text:p>0,49</text:p>
          </table:table-cell>
          <table:table-cell table:style-name="ce64" office:value-type="string" calcext:value-type="string">
            <text:p>Var(º^2)</text:p>
          </table:table-cell>
          <table:table-cell table:style-name="ce70" table:number-columns-repeated="2"/>
          <table:table-cell table:style-name="ce73" table:formula="of:=([.F9]-[.$AG$6])^2" office:value-type="float" office:value="9.49864899115553" calcext:value-type="float">
            <text:p>9,499</text:p>
          </table:table-cell>
          <table:table-cell table:style-name="ce73" table:formula="of:=([.F9]-[.$AG$6])^3" office:value-type="float" office:value="29.2747206027966" calcext:value-type="float">
            <text:p>29,275</text:p>
          </table:table-cell>
          <table:table-cell table:style-name="ce73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74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44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44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44" table:formula="of:=SQRT([.L10])" office:value-type="float" office:value="14.247806848775" calcext:value-type="float">
            <text:p>14,25</text:p>
          </table:table-cell>
          <table:table-cell/>
          <table:table-cell table:style-name="ce44" table:formula="of:=[.H10]*[.$B$5]" office:value-type="float" office:value="738.222759839955" calcext:value-type="float">
            <text:p>738,22</text:p>
          </table:table-cell>
          <table:table-cell table:style-name="ce44" table:formula="of:=SQRT([.I10]^2*[.$B$5]^2 + [.$C$5]^2*[.H10]^2)" office:value-type="float" office:value="31.1080997330663" calcext:value-type="float">
            <text:p>31,11</text:p>
          </table:table-cell>
          <table:table-cell table:style-name="ce44" table:formula="of:=[.J10]*[.$B$6]" office:value-type="float" office:value="826.624442609414" calcext:value-type="float">
            <text:p>826,62</text:p>
          </table:table-cell>
          <table:table-cell table:style-name="ce44" table:formula="of:=SQRT([.K10]^2*[.$B$6]^2+[.$C$6]^2*[.J10]^2)" office:value-type="float" office:value="27.3392448535044" calcext:value-type="float">
            <text:p>27,34</text:p>
          </table:table-cell>
          <table:table-cell table:style-name="ce45" table:formula="of:=2*[.O10]*[.Q10]*[.$B$4]/[.G10]" office:value-type="float" office:value="0.0101705496229048" calcext:value-type="float">
            <text:p>0,0102</text:p>
          </table:table-cell>
          <table:table-cell table:style-name="ce45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44" table:formula="of:=[.L10]-[.S10]" office:value-type="float" office:value="202.989829450377" calcext:value-type="float">
            <text:p>202,99</text:p>
          </table:table-cell>
          <table:table-cell table:style-name="ce44" table:formula="of:=SQRT([.M10]^2+[.T10]^2)" office:value-type="float" office:value="14.2478068591916" calcext:value-type="float">
            <text:p>14,25</text:p>
          </table:table-cell>
          <table:table-cell/>
          <table:table-cell table:style-name="ce48" office:value-type="float" office:value="4" calcext:value-type="float">
            <text:p>4</text:p>
          </table:table-cell>
          <table:table-cell table:style-name="ce49" table:formula="of:=[.O10]/[.G10]" office:value-type="float" office:value="24.6074253279985" calcext:value-type="float">
            <text:p>24,61</text:p>
          </table:table-cell>
          <table:table-cell table:style-name="ce49" table:formula="of:=[.P10]/[.G10]" office:value-type="float" office:value="1.03693665776888" calcext:value-type="float">
            <text:p>1,04</text:p>
          </table:table-cell>
          <table:table-cell table:style-name="ce49" table:formula="of:=[.Q10]/[.G10]" office:value-type="float" office:value="27.5541480869805" calcext:value-type="float">
            <text:p>27,55</text:p>
          </table:table-cell>
          <table:table-cell table:style-name="ce49" table:formula="of:=[.R10]/[.G10]" office:value-type="float" office:value="0.91130816178348" calcext:value-type="float">
            <text:p>0,91</text:p>
          </table:table-cell>
          <table:table-cell table:style-name="ce50" table:formula="of:=[.S10]/[.G10]" office:value-type="float" office:value="0.000339018320763492" calcext:value-type="float">
            <text:p>3,39E-04</text:p>
          </table:table-cell>
          <table:table-cell table:style-name="ce50" table:formula="of:=[.T10]/[.G10]" office:value-type="float" office:value="0.0000181606174012984" calcext:value-type="float">
            <text:p>1,82E-05</text:p>
          </table:table-cell>
          <table:table-cell table:style-name="ce49" table:formula="of:=[.U10]/[.G10]" office:value-type="float" office:value="6.7663276483459" calcext:value-type="float">
            <text:p>6,77</text:p>
          </table:table-cell>
          <table:table-cell table:style-name="ce49" table:formula="of:=[.V10]/[.G10]" office:value-type="float" office:value="0.474926895306387" calcext:value-type="float">
            <text:p>0,47</text:p>
          </table:table-cell>
          <table:table-cell table:style-name="ce54" table:formula="of:=SUMPRODUCT([.AJ6:.AJ32];[.AE6:.AE32])/SUM([.AE6:.AE32])" office:value-type="float" office:value="20.8224863755051" calcext:value-type="float">
            <text:p>20,822</text:p>
          </table:table-cell>
          <table:table-cell table:style-name="ce68" table:number-columns-repeated="2"/>
          <table:table-cell table:style-name="ce73" table:formula="of:=([.F10]-[.$AG$6])^2" office:value-type="float" office:value="16.6626246533903" calcext:value-type="float">
            <text:p>16,663</text:p>
          </table:table-cell>
          <table:table-cell table:style-name="ce73" table:formula="of:=([.F10]-[.$AG$6])^3" office:value-type="float" office:value="68.0166310696153" calcext:value-type="float">
            <text:p>68,017</text:p>
          </table:table-cell>
          <table:table-cell table:style-name="ce73" table:formula="of:=([.F10]-[.$AG$6])^4" office:value-type="float" office:value="277.643060339769" calcext:value-type="float">
            <text:p>277,643</text:p>
          </table:table-cell>
          <table:table-cell/>
          <table:table-cell table:style-name="ce74" office:value-type="string" calcext:value-type="string">
            <text:p>sendo que o erro cobre 0</text:p>
          </table:table-cell>
          <table:table-cell table:style-name="ce38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44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44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44" table:formula="of:=SQRT([.L11])" office:value-type="float" office:value="12.9614813968157" calcext:value-type="float">
            <text:p>12,96</text:p>
          </table:table-cell>
          <table:table-cell/>
          <table:table-cell table:style-name="ce44" table:formula="of:=[.H11]*[.$B$5]" office:value-type="float" office:value="745.741695356844" calcext:value-type="float">
            <text:p>745,74</text:p>
          </table:table-cell>
          <table:table-cell table:style-name="ce44" table:formula="of:=SQRT([.I11]^2*[.$B$5]^2 + [.$C$5]^2*[.H11]^2)" office:value-type="float" office:value="31.3422256843346" calcext:value-type="float">
            <text:p>31,34</text:p>
          </table:table-cell>
          <table:table-cell table:style-name="ce44" table:formula="of:=[.J11]*[.$B$6]" office:value-type="float" office:value="830.304872006606" calcext:value-type="float">
            <text:p>830,30</text:p>
          </table:table-cell>
          <table:table-cell table:style-name="ce44" table:formula="of:=SQRT([.K11]^2*[.$B$6]^2+[.$C$6]^2*[.J11]^2)" office:value-type="float" office:value="27.4113780161974" calcext:value-type="float">
            <text:p>27,41</text:p>
          </table:table-cell>
          <table:table-cell table:style-name="ce45" table:formula="of:=2*[.O11]*[.Q11]*[.$B$4]/[.G11]" office:value-type="float" office:value="0.0103198827152209" calcext:value-type="float">
            <text:p>0,0103</text:p>
          </table:table-cell>
          <table:table-cell table:style-name="ce45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44" table:formula="of:=[.L11]-[.S11]" office:value-type="float" office:value="167.989680117285" calcext:value-type="float">
            <text:p>167,99</text:p>
          </table:table-cell>
          <table:table-cell table:style-name="ce44" table:formula="of:=SQRT([.M11]^2+[.T11]^2)" office:value-type="float" office:value="12.9614814085502" calcext:value-type="float">
            <text:p>12,96</text:p>
          </table:table-cell>
          <table:table-cell/>
          <table:table-cell table:style-name="ce48" office:value-type="float" office:value="5" calcext:value-type="float">
            <text:p>5</text:p>
          </table:table-cell>
          <table:table-cell table:style-name="ce49" table:formula="of:=[.O11]/[.G11]" office:value-type="float" office:value="24.8580565118948" calcext:value-type="float">
            <text:p>24,86</text:p>
          </table:table-cell>
          <table:table-cell table:style-name="ce49" table:formula="of:=[.P11]/[.G11]" office:value-type="float" office:value="1.04474085614449" calcext:value-type="float">
            <text:p>1,04</text:p>
          </table:table-cell>
          <table:table-cell table:style-name="ce49" table:formula="of:=[.Q11]/[.G11]" office:value-type="float" office:value="27.6768290668869" calcext:value-type="float">
            <text:p>27,68</text:p>
          </table:table-cell>
          <table:table-cell table:style-name="ce49" table:formula="of:=[.R11]/[.G11]" office:value-type="float" office:value="0.913712600539914" calcext:value-type="float">
            <text:p>0,91</text:p>
          </table:table-cell>
          <table:table-cell table:style-name="ce50" table:formula="of:=[.S11]/[.G11]" office:value-type="float" office:value="0.000343996090507363" calcext:value-type="float">
            <text:p>3,44E-04</text:p>
          </table:table-cell>
          <table:table-cell table:style-name="ce50" table:formula="of:=[.T11]/[.G11]" office:value-type="float" office:value="0.0000183845697441308" calcext:value-type="float">
            <text:p>1,84E-05</text:p>
          </table:table-cell>
          <table:table-cell table:style-name="ce49" table:formula="of:=[.U11]/[.G11]" office:value-type="float" office:value="5.59965600390949" calcext:value-type="float">
            <text:p>5,60</text:p>
          </table:table-cell>
          <table:table-cell table:style-name="ce49" table:formula="of:=[.V11]/[.G11]" office:value-type="float" office:value="0.432049380285007" calcext:value-type="float">
            <text:p>0,43</text:p>
          </table:table-cell>
          <table:table-cell table:style-name="ce64" office:value-type="string" calcext:value-type="string">
            <text:p>σ distr(º)</text:p>
          </table:table-cell>
          <table:table-cell table:style-name="ce70" table:number-columns-repeated="2"/>
          <table:table-cell table:style-name="ce73" table:formula="of:=([.F11]-[.$AG$6])^2" office:value-type="float" office:value="25.826600315625" calcext:value-type="float">
            <text:p>25,827</text:p>
          </table:table-cell>
          <table:table-cell table:style-name="ce73" table:formula="of:=([.F11]-[.$AG$6])^3" office:value-type="float" office:value="131.250468523138" calcext:value-type="float">
            <text:p>131,250</text:p>
          </table:table-cell>
          <table:table-cell table:style-name="ce73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44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44" table:formula="of:=SQRT([.L12])" office:value-type="float" office:value="12.4498995979887" calcext:value-type="float">
            <text:p>12,45</text:p>
          </table:table-cell>
          <table:table-cell/>
          <table:table-cell table:style-name="ce44" table:formula="of:=[.H12]*[.$B$5]" office:value-type="float" office:value="762.830185167954" calcext:value-type="float">
            <text:p>762,83</text:p>
          </table:table-cell>
          <table:table-cell table:style-name="ce44" table:formula="of:=SQRT([.I12]^2*[.$B$5]^2 + [.$C$5]^2*[.H12]^2)" office:value-type="float" office:value="31.873539863639" calcext:value-type="float">
            <text:p>31,87</text:p>
          </table:table-cell>
          <table:table-cell table:style-name="ce44" table:formula="of:=[.J12]*[.$B$6]" office:value-type="float" office:value="816.319240297275" calcext:value-type="float">
            <text:p>816,32</text:p>
          </table:table-cell>
          <table:table-cell table:style-name="ce44" table:formula="of:=SQRT([.K12]^2*[.$B$6]^2+[.$C$6]^2*[.J12]^2)" office:value-type="float" office:value="27.136792015345" calcext:value-type="float">
            <text:p>27,14</text:p>
          </table:table-cell>
          <table:table-cell table:style-name="ce45" table:formula="of:=2*[.O12]*[.Q12]*[.$B$4]/[.G12]" office:value-type="float" office:value="0.0103785492872022" calcext:value-type="float">
            <text:p>0,0104</text:p>
          </table:table-cell>
          <table:table-cell table:style-name="ce45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44" table:formula="of:=[.L12]-[.S12]" office:value-type="float" office:value="154.989621450713" calcext:value-type="float">
            <text:p>154,99</text:p>
          </table:table-cell>
          <table:table-cell table:style-name="ce44" table:formula="of:=SQRT([.M12]^2+[.T12]^2)" office:value-type="float" office:value="12.4498996103216" calcext:value-type="float">
            <text:p>12,45</text:p>
          </table:table-cell>
          <table:table-cell/>
          <table:table-cell table:style-name="ce48" office:value-type="float" office:value="6" calcext:value-type="float">
            <text:p>6</text:p>
          </table:table-cell>
          <table:table-cell table:style-name="ce49" table:formula="of:=[.O12]/[.G12]" office:value-type="float" office:value="25.4276728389318" calcext:value-type="float">
            <text:p>25,43</text:p>
          </table:table-cell>
          <table:table-cell table:style-name="ce49" table:formula="of:=[.P12]/[.G12]" office:value-type="float" office:value="1.06245132878797" calcext:value-type="float">
            <text:p>1,06</text:p>
          </table:table-cell>
          <table:table-cell table:style-name="ce49" table:formula="of:=[.Q12]/[.G12]" office:value-type="float" office:value="27.2106413432425" calcext:value-type="float">
            <text:p>27,21</text:p>
          </table:table-cell>
          <table:table-cell table:style-name="ce49" table:formula="of:=[.R12]/[.G12]" office:value-type="float" office:value="0.904559733844834" calcext:value-type="float">
            <text:p>0,90</text:p>
          </table:table-cell>
          <table:table-cell table:style-name="ce50" table:formula="of:=[.S12]/[.G12]" office:value-type="float" office:value="0.000345951642906741" calcext:value-type="float">
            <text:p>3,46E-04</text:p>
          </table:table-cell>
          <table:table-cell table:style-name="ce50" table:formula="of:=[.T12]/[.G12]" office:value-type="float" office:value="0.0000184717765513843" calcext:value-type="float">
            <text:p>1,85E-05</text:p>
          </table:table-cell>
          <table:table-cell table:style-name="ce49" table:formula="of:=[.U12]/[.G12]" office:value-type="float" office:value="5.16632071502376" calcext:value-type="float">
            <text:p>5,17</text:p>
          </table:table-cell>
          <table:table-cell table:style-name="ce49" table:formula="of:=[.V12]/[.G12]" office:value-type="float" office:value="0.414996653677387" calcext:value-type="float">
            <text:p>0,41</text:p>
          </table:table-cell>
          <table:table-cell table:style-name="ce54" table:formula="of:=SQRT([.AG10])" office:value-type="float" office:value="4.56316626647607" calcext:value-type="float">
            <text:p>4,563</text:p>
          </table:table-cell>
          <table:table-cell table:style-name="ce68" table:number-columns-repeated="2"/>
          <table:table-cell table:style-name="ce73" table:formula="of:=([.F12]-[.$AG$6])^2" office:value-type="float" office:value="36.9905759778597" calcext:value-type="float">
            <text:p>36,991</text:p>
          </table:table-cell>
          <table:table-cell table:style-name="ce73" table:formula="of:=([.F12]-[.$AG$6])^3" office:value-type="float" office:value="224.976232963365" calcext:value-type="float">
            <text:p>224,976</text:p>
          </table:table-cell>
          <table:table-cell table:style-name="ce73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44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44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44" table:formula="of:=SQRT([.L13])" office:value-type="float" office:value="10.6770782520313" calcext:value-type="float">
            <text:p>10,68</text:p>
          </table:table-cell>
          <table:table-cell/>
          <table:table-cell table:style-name="ce44" table:formula="of:=[.H13]*[.$B$5]" office:value-type="float" office:value="774.450358239509" calcext:value-type="float">
            <text:p>774,45</text:p>
          </table:table-cell>
          <table:table-cell table:style-name="ce44" table:formula="of:=SQRT([.I13]^2*[.$B$5]^2 + [.$C$5]^2*[.H13]^2)" office:value-type="float" office:value="32.2342284744275" calcext:value-type="float">
            <text:p>32,23</text:p>
          </table:table-cell>
          <table:table-cell table:style-name="ce44" table:formula="of:=[.J13]*[.$B$6]" office:value-type="float" office:value="828.096614368291" calcext:value-type="float">
            <text:p>828,10</text:p>
          </table:table-cell>
          <table:table-cell table:style-name="ce44" table:formula="of:=SQRT([.K13]^2*[.$B$6]^2+[.$C$6]^2*[.J13]^2)" office:value-type="float" office:value="27.3681088538466" calcext:value-type="float">
            <text:p>27,37</text:p>
          </table:table-cell>
          <table:table-cell table:style-name="ce45" table:formula="of:=2*[.O13]*[.Q13]*[.$B$4]/[.G13]" office:value-type="float" office:value="0.0106886619942408" calcext:value-type="float">
            <text:p>0,0107</text:p>
          </table:table-cell>
          <table:table-cell table:style-name="ce45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44" table:formula="of:=[.L13]-[.S13]" office:value-type="float" office:value="113.989311338006" calcext:value-type="float">
            <text:p>113,99</text:p>
          </table:table-cell>
          <table:table-cell table:style-name="ce44" table:formula="of:=SQRT([.M13]^2+[.T13]^2)" office:value-type="float" office:value="10.6770782671436" calcext:value-type="float">
            <text:p>10,68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49" table:formula="of:=[.O13]/[.G13]" office:value-type="float" office:value="25.815011941317" calcext:value-type="float">
            <text:p>25,82</text:p>
          </table:table-cell>
          <table:table-cell table:style-name="ce49" table:formula="of:=[.P13]/[.G13]" office:value-type="float" office:value="1.07447428248092" calcext:value-type="float">
            <text:p>1,07</text:p>
          </table:table-cell>
          <table:table-cell table:style-name="ce49" table:formula="of:=[.Q13]/[.G13]" office:value-type="float" office:value="27.603220478943" calcext:value-type="float">
            <text:p>27,60</text:p>
          </table:table-cell>
          <table:table-cell table:style-name="ce49" table:formula="of:=[.R13]/[.G13]" office:value-type="float" office:value="0.912270295128219" calcext:value-type="float">
            <text:p>0,91</text:p>
          </table:table-cell>
          <table:table-cell table:style-name="ce50" table:formula="of:=[.S13]/[.G13]" office:value-type="float" office:value="0.000356288733141359" calcext:value-type="float">
            <text:p>3,56E-04</text:p>
          </table:table-cell>
          <table:table-cell table:style-name="ce50" table:formula="of:=[.T13]/[.G13]" office:value-type="float" office:value="0.0000189358687099952" calcext:value-type="float">
            <text:p>1,89E-05</text:p>
          </table:table-cell>
          <table:table-cell table:style-name="ce49" table:formula="of:=[.U13]/[.G13]" office:value-type="float" office:value="3.79964371126686" calcext:value-type="float">
            <text:p>3,80</text:p>
          </table:table-cell>
          <table:table-cell table:style-name="ce49" table:formula="of:=[.V13]/[.G13]" office:value-type="float" office:value="0.355902608904787" calcext:value-type="float">
            <text:p>0,36</text:p>
          </table:table-cell>
          <table:table-cell table:style-name="ce53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67"/>
          <table:table-cell table:style-name="ce73" table:formula="of:=([.F13]-[.$AG$6])^2" office:value-type="float" office:value="50.1545516400945" calcext:value-type="float">
            <text:p>50,155</text:p>
          </table:table-cell>
          <table:table-cell table:style-name="ce73" table:formula="of:=([.F13]-[.$AG$6])^3" office:value-type="float" office:value="355.193924390297" calcext:value-type="float">
            <text:p>355,194</text:p>
          </table:table-cell>
          <table:table-cell table:style-name="ce73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44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44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44" table:formula="of:=SQRT([.L14])" office:value-type="float" office:value="8.66025403784439" calcext:value-type="float">
            <text:p>8,66</text:p>
          </table:table-cell>
          <table:table-cell/>
          <table:table-cell table:style-name="ce44" table:formula="of:=[.H14]*[.$B$5]" office:value-type="float" office:value="766.93142272262" calcext:value-type="float">
            <text:p>766,93</text:p>
          </table:table-cell>
          <table:table-cell table:style-name="ce44" table:formula="of:=SQRT([.I14]^2*[.$B$5]^2 + [.$C$5]^2*[.H14]^2)" office:value-type="float" office:value="32.0008965031985" calcext:value-type="float">
            <text:p>32,00</text:p>
          </table:table-cell>
          <table:table-cell table:style-name="ce44" table:formula="of:=[.J14]*[.$B$6]" office:value-type="float" office:value="828.832700247729" calcext:value-type="float">
            <text:p>828,83</text:p>
          </table:table-cell>
          <table:table-cell table:style-name="ce44" table:formula="of:=SQRT([.K14]^2*[.$B$6]^2+[.$C$6]^2*[.J14]^2)" office:value-type="float" office:value="27.3825354807293" calcext:value-type="float">
            <text:p>27,38</text:p>
          </table:table-cell>
          <table:table-cell table:style-name="ce45" table:formula="of:=2*[.O14]*[.Q14]*[.$B$4]/[.G14]" office:value-type="float" office:value="0.010594297366667" calcext:value-type="float">
            <text:p>0,0106</text:p>
          </table:table-cell>
          <table:table-cell table:style-name="ce45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44" table:formula="of:=[.L14]-[.S14]" office:value-type="float" office:value="74.9894057026333" calcext:value-type="float">
            <text:p>74,99</text:p>
          </table:table-cell>
          <table:table-cell table:style-name="ce44" table:formula="of:=SQRT([.M14]^2+[.T14]^2)" office:value-type="float" office:value="8.66025405619951" calcext:value-type="float">
            <text:p>8,66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49" table:formula="of:=[.O14]/[.G14]" office:value-type="float" office:value="25.5643807574207" calcext:value-type="float">
            <text:p>25,56</text:p>
          </table:table-cell>
          <table:table-cell table:style-name="ce49" table:formula="of:=[.P14]/[.G14]" office:value-type="float" office:value="1.06669655010662" calcext:value-type="float">
            <text:p>1,07</text:p>
          </table:table-cell>
          <table:table-cell table:style-name="ce49" table:formula="of:=[.Q14]/[.G14]" office:value-type="float" office:value="27.6277566749243" calcext:value-type="float">
            <text:p>27,63</text:p>
          </table:table-cell>
          <table:table-cell table:style-name="ce49" table:formula="of:=[.R14]/[.G14]" office:value-type="float" office:value="0.912751182690975" calcext:value-type="float">
            <text:p>0,91</text:p>
          </table:table-cell>
          <table:table-cell table:style-name="ce50" table:formula="of:=[.S14]/[.G14]" office:value-type="float" office:value="0.000353143245555568" calcext:value-type="float">
            <text:p>3,53E-04</text:p>
          </table:table-cell>
          <table:table-cell table:style-name="ce50" table:formula="of:=[.T14]/[.G14]" office:value-type="float" office:value="0.0000187948009476478" calcext:value-type="float">
            <text:p>1,88E-05</text:p>
          </table:table-cell>
          <table:table-cell table:style-name="ce49" table:formula="of:=[.U14]/[.G14]" office:value-type="float" office:value="2.49964685675444" calcext:value-type="float">
            <text:p>2,50</text:p>
          </table:table-cell>
          <table:table-cell table:style-name="ce49" table:formula="of:=[.V14]/[.G14]" office:value-type="float" office:value="0.28867513520665" calcext:value-type="float">
            <text:p>0,29</text:p>
          </table:table-cell>
          <table:table-cell table:style-name="ce65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71"/>
          <table:table-cell table:style-name="ce73" table:formula="of:=([.F14]-[.$AG$6])^2" office:value-type="float" office:value="65.3185273023292" calcext:value-type="float">
            <text:p>65,319</text:p>
          </table:table-cell>
          <table:table-cell table:style-name="ce73" table:formula="of:=([.F14]-[.$AG$6])^3" office:value-type="float" office:value="527.903542803932" calcext:value-type="float">
            <text:p>527,904</text:p>
          </table:table-cell>
          <table:table-cell table:style-name="ce73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44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44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44" table:formula="of:=SQRT([.L15])" office:value-type="float" office:value="7" calcext:value-type="float">
            <text:p>7,00</text:p>
          </table:table-cell>
          <table:table-cell/>
          <table:table-cell table:style-name="ce44" table:formula="of:=[.H15]*[.$B$5]" office:value-type="float" office:value="734.805061877733" calcext:value-type="float">
            <text:p>734,81</text:p>
          </table:table-cell>
          <table:table-cell table:style-name="ce44" table:formula="of:=SQRT([.I15]^2*[.$B$5]^2 + [.$C$5]^2*[.H15]^2)" office:value-type="float" office:value="31.0016066247228" calcext:value-type="float">
            <text:p>31,00</text:p>
          </table:table-cell>
          <table:table-cell table:style-name="ce44" table:formula="of:=[.J15]*[.$B$6]" office:value-type="float" office:value="842.81833195706" calcext:value-type="float">
            <text:p>842,82</text:p>
          </table:table-cell>
          <table:table-cell table:style-name="ce44" table:formula="of:=SQRT([.K15]^2*[.$B$6]^2+[.$C$6]^2*[.J15]^2)" office:value-type="float" office:value="27.655968577626" calcext:value-type="float">
            <text:p>27,66</text:p>
          </table:table-cell>
          <table:table-cell table:style-name="ce45" table:formula="of:=2*[.O15]*[.Q15]*[.$B$4]/[.G15]" office:value-type="float" office:value="0.0103217862760899" calcext:value-type="float">
            <text:p>0,0103</text:p>
          </table:table-cell>
          <table:table-cell table:style-name="ce45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44" table:formula="of:=[.L15]-[.S15]" office:value-type="float" office:value="48.9896782137239" calcext:value-type="float">
            <text:p>48,99</text:p>
          </table:table-cell>
          <table:table-cell table:style-name="ce44" table:formula="of:=SQRT([.M15]^2+[.T15]^2)" office:value-type="float" office:value="7.00000002173975" calcext:value-type="float">
            <text:p>7,00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49" table:formula="of:=[.O15]/[.G15]" office:value-type="float" office:value="24.4935020625911" calcext:value-type="float">
            <text:p>24,49</text:p>
          </table:table-cell>
          <table:table-cell table:style-name="ce49" table:formula="of:=[.P15]/[.G15]" office:value-type="float" office:value="1.03338688749076" calcext:value-type="float">
            <text:p>1,03</text:p>
          </table:table-cell>
          <table:table-cell table:style-name="ce49" table:formula="of:=[.Q15]/[.G15]" office:value-type="float" office:value="28.0939443985687" calcext:value-type="float">
            <text:p>28,09</text:p>
          </table:table-cell>
          <table:table-cell table:style-name="ce49" table:formula="of:=[.R15]/[.G15]" office:value-type="float" office:value="0.921865619254199" calcext:value-type="float">
            <text:p>0,92</text:p>
          </table:table-cell>
          <table:table-cell table:style-name="ce50" table:formula="of:=[.S15]/[.G15]" office:value-type="float" office:value="0.000344059542536331" calcext:value-type="float">
            <text:p>3,44E-04</text:p>
          </table:table-cell>
          <table:table-cell table:style-name="ce50" table:formula="of:=[.T15]/[.G15]" office:value-type="float" office:value="0.0000183895055432553" calcext:value-type="float">
            <text:p>1,84E-05</text:p>
          </table:table-cell>
          <table:table-cell table:style-name="ce49" table:formula="of:=[.U15]/[.G15]" office:value-type="float" office:value="1.6329892737908" calcext:value-type="float">
            <text:p>1,63</text:p>
          </table:table-cell>
          <table:table-cell table:style-name="ce49" table:formula="of:=[.V15]/[.G15]" office:value-type="float" office:value="0.233333334057992" calcext:value-type="float">
            <text:p>0,23</text:p>
          </table:table-cell>
          <table:table-cell table:style-name="ce64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70"/>
          <table:table-cell table:style-name="ce73" table:formula="of:=([.F15]-[.$AG$6])^2" office:value-type="float" office:value="82.4825029645639" calcext:value-type="float">
            <text:p>82,483</text:p>
          </table:table-cell>
          <table:table-cell table:style-name="ce73" table:formula="of:=([.F15]-[.$AG$6])^3" office:value-type="float" office:value="749.105088204272" calcext:value-type="float">
            <text:p>749,105</text:p>
          </table:table-cell>
          <table:table-cell table:style-name="ce73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44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44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44" table:formula="of:=SQRT([.L16])" office:value-type="float" office:value="6.2449979983984" calcext:value-type="float">
            <text:p>6,24</text:p>
          </table:table-cell>
          <table:table-cell/>
          <table:table-cell table:style-name="ce44" table:formula="of:=[.H16]*[.$B$5]" office:value-type="float" office:value="748.475853726621" calcext:value-type="float">
            <text:p>748,48</text:p>
          </table:table-cell>
          <table:table-cell table:style-name="ce44" table:formula="of:=SQRT([.I16]^2*[.$B$5]^2 + [.$C$5]^2*[.H16]^2)" office:value-type="float" office:value="31.4273089615301" calcext:value-type="float">
            <text:p>31,43</text:p>
          </table:table-cell>
          <table:table-cell table:style-name="ce44" table:formula="of:=[.J16]*[.$B$6]" office:value-type="float" office:value="789.084062758051" calcext:value-type="float">
            <text:p>789,08</text:p>
          </table:table-cell>
          <table:table-cell table:style-name="ce44" table:formula="of:=SQRT([.K16]^2*[.$B$6]^2+[.$C$6]^2*[.J16]^2)" office:value-type="float" office:value="26.598229221149" calcext:value-type="float">
            <text:p>26,60</text:p>
          </table:table-cell>
          <table:table-cell table:style-name="ce45" table:formula="of:=2*[.O16]*[.Q16]*[.$B$4]/[.G16]" office:value-type="float" office:value="0.00984350612558172" calcext:value-type="float">
            <text:p>0,0098</text:p>
          </table:table-cell>
          <table:table-cell table:style-name="ce45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44" table:formula="of:=[.L16]-[.S16]" office:value-type="float" office:value="38.9901564938744" calcext:value-type="float">
            <text:p>38,99</text:p>
          </table:table-cell>
          <table:table-cell table:style-name="ce44" table:formula="of:=SQRT([.M16]^2+[.T16]^2)" office:value-type="float" office:value="6.24499802089004" calcext:value-type="float">
            <text:p>6,24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49" table:formula="of:=[.O16]/[.G16]" office:value-type="float" office:value="24.9491951242207" calcext:value-type="float">
            <text:p>24,95</text:p>
          </table:table-cell>
          <table:table-cell table:style-name="ce49" table:formula="of:=[.P16]/[.G16]" office:value-type="float" office:value="1.04757696538434" calcext:value-type="float">
            <text:p>1,05</text:p>
          </table:table-cell>
          <table:table-cell table:style-name="ce49" table:formula="of:=[.Q16]/[.G16]" office:value-type="float" office:value="26.302802091935" calcext:value-type="float">
            <text:p>26,30</text:p>
          </table:table-cell>
          <table:table-cell table:style-name="ce49" table:formula="of:=[.R16]/[.G16]" office:value-type="float" office:value="0.886607640704965" calcext:value-type="float">
            <text:p>0,89</text:p>
          </table:table-cell>
          <table:table-cell table:style-name="ce50" table:formula="of:=[.S16]/[.G16]" office:value-type="float" office:value="0.000328116870852724" calcext:value-type="float">
            <text:p>3,28E-04</text:p>
          </table:table-cell>
          <table:table-cell table:style-name="ce50" table:formula="of:=[.T16]/[.G16]" office:value-type="float" office:value="0.0000176673100030052" calcext:value-type="float">
            <text:p>1,77E-05</text:p>
          </table:table-cell>
          <table:table-cell table:style-name="ce49" table:formula="of:=[.U16]/[.G16]" office:value-type="float" office:value="1.29967188312915" calcext:value-type="float">
            <text:p>1,30</text:p>
          </table:table-cell>
          <table:table-cell table:style-name="ce49" table:formula="of:=[.V16]/[.G16]" office:value-type="float" office:value="0.208166600696334" calcext:value-type="float">
            <text:p>0,21</text:p>
          </table:table-cell>
          <table:table-cell table:style-name="ce66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72"/>
          <table:table-cell table:style-name="ce73" table:formula="of:=([.F16]-[.$AG$6])^2" office:value-type="float" office:value="101.646478626799" calcext:value-type="float">
            <text:p>101,646</text:p>
          </table:table-cell>
          <table:table-cell table:style-name="ce73" table:formula="of:=([.F16]-[.$AG$6])^3" office:value-type="float" office:value="1024.79856059132" calcext:value-type="float">
            <text:p>1024,799</text:p>
          </table:table-cell>
          <table:table-cell table:style-name="ce73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44" table:formula="of:=SQRT([.L17])" office:value-type="float" office:value="5.29150262212918" calcext:value-type="float">
            <text:p>5,29</text:p>
          </table:table-cell>
          <table:table-cell/>
          <table:table-cell table:style-name="ce44" table:formula="of:=[.H17]*[.$B$5]" office:value-type="float" office:value="5024.69954405881" calcext:value-type="float">
            <text:p>5024,70</text:p>
          </table:table-cell>
          <table:table-cell table:style-name="ce44" table:formula="of:=SQRT([.I17]^2*[.$B$5]^2 + [.$C$5]^2*[.H17]^2)" office:value-type="float" office:value="157.764383535923" calcext:value-type="float">
            <text:p>157,76</text:p>
          </table:table-cell>
          <table:table-cell table:style-name="ce44" table:formula="of:=[.J17]*[.$B$6]" office:value-type="float" office:value="5385.94037985136" calcext:value-type="float">
            <text:p>5385,94</text:p>
          </table:table-cell>
          <table:table-cell table:style-name="ce44" table:formula="of:=SQRT([.K17]^2*[.$B$6]^2+[.$C$6]^2*[.J17]^2)" office:value-type="float" office:value="99.3181120684096" calcext:value-type="float">
            <text:p>99,32</text:p>
          </table:table-cell>
          <table:table-cell table:style-name="ce45" table:formula="of:=2*[.O17]*[.Q17]*[.$B$4]/[.G17]" office:value-type="float" office:value="0.0676568304274177" calcext:value-type="float">
            <text:p>0,0677</text:p>
          </table:table-cell>
          <table:table-cell table:style-name="ce45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44" table:formula="of:=[.L17]-[.S17]" office:value-type="float" office:value="27.9323431695726" calcext:value-type="float">
            <text:p>27,93</text:p>
          </table:table-cell>
          <table:table-cell table:style-name="ce44" table:formula="of:=SQRT([.M17]^2+[.T17]^2)" office:value-type="float" office:value="5.2915031956022" calcext:value-type="float">
            <text:p>5,29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9" table:formula="of:=[.O17]/[.G17]" office:value-type="float" office:value="25.123497720294" calcext:value-type="float">
            <text:p>25,12</text:p>
          </table:table-cell>
          <table:table-cell table:style-name="ce49" table:formula="of:=[.P17]/[.G17]" office:value-type="float" office:value="0.788821917679613" calcext:value-type="float">
            <text:p>0,79</text:p>
          </table:table-cell>
          <table:table-cell table:style-name="ce49" table:formula="of:=[.Q17]/[.G17]" office:value-type="float" office:value="26.9297018992568" calcext:value-type="float">
            <text:p>26,93</text:p>
          </table:table-cell>
          <table:table-cell table:style-name="ce49" table:formula="of:=[.R17]/[.G17]" office:value-type="float" office:value="0.496590560342048" calcext:value-type="float">
            <text:p>0,50</text:p>
          </table:table-cell>
          <table:table-cell table:style-name="ce50" table:formula="of:=[.S17]/[.G17]" office:value-type="float" office:value="0.000338284152137088" calcext:value-type="float">
            <text:p>3,38E-04</text:p>
          </table:table-cell>
          <table:table-cell table:style-name="ce50" table:formula="of:=[.T17]/[.G17]" office:value-type="float" office:value="0.000012317739556371" calcext:value-type="float">
            <text:p>1,23E-05</text:p>
          </table:table-cell>
          <table:table-cell table:style-name="ce49" table:formula="of:=[.U17]/[.G17]" office:value-type="float" office:value="0.139661715847863" calcext:value-type="float">
            <text:p>0,14</text:p>
          </table:table-cell>
          <table:table-cell table:style-name="ce49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73" table:formula="of:=([.F17]-[.$AG$6])^2" office:value-type="float" office:value="145.974429951268" calcext:value-type="float">
            <text:p>145,974</text:p>
          </table:table-cell>
          <table:table-cell table:style-name="ce73" table:formula="of:=([.F17]-[.$AG$6])^3" office:value-type="float" office:value="1763.66128632552" calcext:value-type="float">
            <text:p>1763,661</text:p>
          </table:table-cell>
          <table:table-cell table:style-name="ce73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40" office:value-type="string" calcext:value-type="string">
            <text:p>Notação utilizada em todas as tabelas:</text:p>
          </table:table-cell>
          <table:table-cell table:style-name="ce4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44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44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44" table:formula="of:=SQRT([.L18])" office:value-type="float" office:value="3.74165738677394" calcext:value-type="float">
            <text:p>3,74</text:p>
          </table:table-cell>
          <table:table-cell/>
          <table:table-cell table:style-name="ce44" table:formula="of:=[.H18]*[.$B$5]" office:value-type="float" office:value="4974.11761421792" calcext:value-type="float">
            <text:p>4974,12</text:p>
          </table:table-cell>
          <table:table-cell table:style-name="ce44" table:formula="of:=SQRT([.I18]^2*[.$B$5]^2 + [.$C$5]^2*[.H18]^2)" office:value-type="float" office:value="156.285762269138" calcext:value-type="float">
            <text:p>156,29</text:p>
          </table:table-cell>
          <table:table-cell table:style-name="ce44" table:formula="of:=[.J18]*[.$B$6]" office:value-type="float" office:value="5399.92601156069" calcext:value-type="float">
            <text:p>5399,93</text:p>
          </table:table-cell>
          <table:table-cell table:style-name="ce44" table:formula="of:=SQRT([.K18]^2*[.$B$6]^2+[.$C$6]^2*[.J18]^2)" office:value-type="float" office:value="99.5241706553188" calcext:value-type="float">
            <text:p>99,52</text:p>
          </table:table-cell>
          <table:table-cell table:style-name="ce45" table:formula="of:=2*[.O18]*[.Q18]*[.$B$4]/[.G18]" office:value-type="float" office:value="0.067149667723944" calcext:value-type="float">
            <text:p>0,0671</text:p>
          </table:table-cell>
          <table:table-cell table:style-name="ce45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44" table:formula="of:=[.L18]-[.S18]" office:value-type="float" office:value="13.9328503322761" calcext:value-type="float">
            <text:p>13,93</text:p>
          </table:table-cell>
          <table:table-cell table:style-name="ce44" table:formula="of:=SQRT([.M18]^2+[.T18]^2)" office:value-type="float" office:value="3.74165818629417" calcext:value-type="float">
            <text:p>3,74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9" table:formula="of:=[.O18]/[.G18]" office:value-type="float" office:value="24.8705880710896" calcext:value-type="float">
            <text:p>24,87</text:p>
          </table:table-cell>
          <table:table-cell table:style-name="ce49" table:formula="of:=[.P18]/[.G18]" office:value-type="float" office:value="0.781428811345689" calcext:value-type="float">
            <text:p>0,78</text:p>
          </table:table-cell>
          <table:table-cell table:style-name="ce49" table:formula="of:=[.Q18]/[.G18]" office:value-type="float" office:value="26.9996300578035" calcext:value-type="float">
            <text:p>27,00</text:p>
          </table:table-cell>
          <table:table-cell table:style-name="ce49" table:formula="of:=[.R18]/[.G18]" office:value-type="float" office:value="0.497620853276594" calcext:value-type="float">
            <text:p>0,50</text:p>
          </table:table-cell>
          <table:table-cell table:style-name="ce50" table:formula="of:=[.S18]/[.G18]" office:value-type="float" office:value="0.00033574833861972" calcext:value-type="float">
            <text:p>3,36E-04</text:p>
          </table:table-cell>
          <table:table-cell table:style-name="ce50" table:formula="of:=[.T18]/[.G18]" office:value-type="float" office:value="0.0000122301494076636" calcext:value-type="float">
            <text:p>1,22E-05</text:p>
          </table:table-cell>
          <table:table-cell table:style-name="ce49" table:formula="of:=[.U18]/[.G18]" office:value-type="float" office:value="0.0696642516613803" calcext:value-type="float">
            <text:p>0,07</text:p>
          </table:table-cell>
          <table:table-cell table:style-name="ce49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73" table:formula="of:=([.F18]-[.$AG$6])^2" office:value-type="float" office:value="227.466356937972" calcext:value-type="float">
            <text:p>227,466</text:p>
          </table:table-cell>
          <table:table-cell table:style-name="ce73" table:formula="of:=([.F18]-[.$AG$6])^3" office:value-type="float" office:value="3430.6448273271" calcext:value-type="float">
            <text:p>3430,645</text:p>
          </table:table-cell>
          <table:table-cell table:style-name="ce73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X – Valor de X</text:p>
          </table:table-cell>
          <table:table-cell table:style-name="ce42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4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4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44" table:formula="of:=SQRT([.L19])" office:value-type="float" office:value="3.16227766016838" calcext:value-type="float">
            <text:p>3,16</text:p>
          </table:table-cell>
          <table:table-cell/>
          <table:table-cell table:style-name="ce44" table:formula="of:=[.H19]*[.$B$5]" office:value-type="float" office:value="5024.69954405881" calcext:value-type="float">
            <text:p>5024,70</text:p>
          </table:table-cell>
          <table:table-cell table:style-name="ce44" table:formula="of:=SQRT([.I19]^2*[.$B$5]^2 + [.$C$5]^2*[.H19]^2)" office:value-type="float" office:value="157.764383535923" calcext:value-type="float">
            <text:p>157,76</text:p>
          </table:table-cell>
          <table:table-cell table:style-name="ce44" table:formula="of:=[.J19]*[.$B$6]" office:value-type="float" office:value="5385.94037985136" calcext:value-type="float">
            <text:p>5385,94</text:p>
          </table:table-cell>
          <table:table-cell table:style-name="ce44" table:formula="of:=SQRT([.K19]^2*[.$B$6]^2+[.$C$6]^2*[.J19]^2)" office:value-type="float" office:value="99.3181120684096" calcext:value-type="float">
            <text:p>99,32</text:p>
          </table:table-cell>
          <table:table-cell table:style-name="ce45" table:formula="of:=2*[.O19]*[.Q19]*[.$B$4]/[.G19]" office:value-type="float" office:value="0.0676568304274177" calcext:value-type="float">
            <text:p>0,0677</text:p>
          </table:table-cell>
          <table:table-cell table:style-name="ce45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44" table:formula="of:=[.L19]-[.S19]" office:value-type="float" office:value="9.93234316957258" calcext:value-type="float">
            <text:p>9,93</text:p>
          </table:table-cell>
          <table:table-cell table:style-name="ce44" table:formula="of:=SQRT([.M19]^2+[.T19]^2)" office:value-type="float" office:value="3.16227861977219" calcext:value-type="float">
            <text:p>3,16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49" table:formula="of:=[.O19]/[.G19]" office:value-type="float" office:value="25.123497720294" calcext:value-type="float">
            <text:p>25,12</text:p>
          </table:table-cell>
          <table:table-cell table:style-name="ce49" table:formula="of:=[.P19]/[.G19]" office:value-type="float" office:value="0.788821917679613" calcext:value-type="float">
            <text:p>0,79</text:p>
          </table:table-cell>
          <table:table-cell table:style-name="ce49" table:formula="of:=[.Q19]/[.G19]" office:value-type="float" office:value="26.9297018992568" calcext:value-type="float">
            <text:p>26,93</text:p>
          </table:table-cell>
          <table:table-cell table:style-name="ce49" table:formula="of:=[.R19]/[.G19]" office:value-type="float" office:value="0.496590560342048" calcext:value-type="float">
            <text:p>0,50</text:p>
          </table:table-cell>
          <table:table-cell table:style-name="ce50" table:formula="of:=[.S19]/[.G19]" office:value-type="float" office:value="0.000338284152137088" calcext:value-type="float">
            <text:p>3,38E-04</text:p>
          </table:table-cell>
          <table:table-cell table:style-name="ce50" table:formula="of:=[.T19]/[.G19]" office:value-type="float" office:value="0.000012317739556371" calcext:value-type="float">
            <text:p>1,23E-05</text:p>
          </table:table-cell>
          <table:table-cell table:style-name="ce49" table:formula="of:=[.U19]/[.G19]" office:value-type="float" office:value="0.0496617158478629" calcext:value-type="float">
            <text:p>0,05</text:p>
          </table:table-cell>
          <table:table-cell table:style-name="ce49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73" table:formula="of:=([.F19]-[.$AG$6])^2" office:value-type="float" office:value="403.286235249146" calcext:value-type="float">
            <text:p>403,286</text:p>
          </table:table-cell>
          <table:table-cell table:style-name="ce73" table:formula="of:=([.F19]-[.$AG$6])^3" office:value-type="float" office:value="8098.78926873049" calcext:value-type="float">
            <text:p>8098,789</text:p>
          </table:table-cell>
          <table:table-cell table:style-name="ce73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4">
          <table:table-cell table:style-name="ce41" office:value-type="string" calcext:value-type="string">
            <text:p>e X – erro de X</text:p>
          </table:table-cell>
          <table:table-cell table:style-name="ce42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44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44" table:formula="of:=SQRT([.L20])" office:value-type="float" office:value="18.1107702762748" calcext:value-type="float">
            <text:p>18,11</text:p>
          </table:table-cell>
          <table:table-cell/>
          <table:table-cell table:style-name="ce44" table:formula="of:=[.H20]*[.$B$5]" office:value-type="float" office:value="749.159393319066" calcext:value-type="float">
            <text:p>749,16</text:p>
          </table:table-cell>
          <table:table-cell table:style-name="ce44" table:formula="of:=SQRT([.I20]^2*[.$B$5]^2 + [.$C$5]^2*[.H20]^2)" office:value-type="float" office:value="31.4485753763292" calcext:value-type="float">
            <text:p>31,45</text:p>
          </table:table-cell>
          <table:table-cell table:style-name="ce44" table:formula="of:=[.J20]*[.$B$6]" office:value-type="float" office:value="809.694467382329" calcext:value-type="float">
            <text:p>809,69</text:p>
          </table:table-cell>
          <table:table-cell table:style-name="ce44" table:formula="of:=SQRT([.K20]^2*[.$B$6]^2+[.$C$6]^2*[.J20]^2)" office:value-type="float" office:value="27.0062646403364" calcext:value-type="float">
            <text:p>27,01</text:p>
          </table:table-cell>
          <table:table-cell table:style-name="ce45" table:formula="of:=2*[.O20]*[.Q20]*[.$B$4]/[.G20]" office:value-type="float" office:value="0.0101098369326325" calcext:value-type="float">
            <text:p>0,0101</text:p>
          </table:table-cell>
          <table:table-cell table:style-name="ce45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44" table:formula="of:=[.L20]-[.S20]" office:value-type="float" office:value="327.989890163067" calcext:value-type="float">
            <text:p>327,99</text:p>
          </table:table-cell>
          <table:table-cell table:style-name="ce44" table:formula="of:=SQRT([.M20]^2+[.T20]^2)" office:value-type="float" office:value="18.1107702843865" calcext:value-type="float">
            <text:p>18,11</text:p>
          </table:table-cell>
          <table:table-cell/>
          <table:table-cell table:style-name="ce48" office:value-type="float" office:value="-1" calcext:value-type="float">
            <text:p>-1</text:p>
          </table:table-cell>
          <table:table-cell table:style-name="ce49" table:formula="of:=[.O20]/[.G20]" office:value-type="float" office:value="24.9719797773022" calcext:value-type="float">
            <text:p>24,97</text:p>
          </table:table-cell>
          <table:table-cell table:style-name="ce49" table:formula="of:=[.P20]/[.G20]" office:value-type="float" office:value="1.04828584587764" calcext:value-type="float">
            <text:p>1,05</text:p>
          </table:table-cell>
          <table:table-cell table:style-name="ce49" table:formula="of:=[.Q20]/[.G20]" office:value-type="float" office:value="26.989815579411" calcext:value-type="float">
            <text:p>26,99</text:p>
          </table:table-cell>
          <table:table-cell table:style-name="ce49" table:formula="of:=[.R20]/[.G20]" office:value-type="float" office:value="0.900208821344548" calcext:value-type="float">
            <text:p>0,90</text:p>
          </table:table-cell>
          <table:table-cell table:style-name="ce50" table:formula="of:=[.S20]/[.G20]" office:value-type="float" office:value="0.000336994564421083" calcext:value-type="float">
            <text:p>3,37E-04</text:p>
          </table:table-cell>
          <table:table-cell table:style-name="ce50" table:formula="of:=[.T20]/[.G20]" office:value-type="float" office:value="0.0000180682487246707" calcext:value-type="float">
            <text:p>1,81E-05</text:p>
          </table:table-cell>
          <table:table-cell table:style-name="ce49" table:formula="of:=[.U20]/[.G20]" office:value-type="float" office:value="10.9329963387689" calcext:value-type="float">
            <text:p>10,93</text:p>
          </table:table-cell>
          <table:table-cell table:style-name="ce49" table:formula="of:=[.V20]/[.G20]" office:value-type="float" office:value="0.603692342812882" calcext:value-type="float">
            <text:p>0,60</text:p>
          </table:table-cell>
          <table:table-cell table:style-name="ce52"/>
          <table:table-cell table:number-columns-repeated="2"/>
          <table:table-cell table:style-name="ce73" table:formula="of:=([.F20]-[.$AG$6])^2" office:value-type="float" office:value="0.842746342216596" calcext:value-type="float">
            <text:p>0,843</text:p>
          </table:table-cell>
          <table:table-cell table:style-name="ce73" table:formula="of:=([.F20]-[.$AG$6])^3" office:value-type="float" office:value="-0.773651397436163" calcext:value-type="float">
            <text:p>-0,774</text:p>
          </table:table-cell>
          <table:table-cell table:style-name="ce73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44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44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44" table:formula="of:=SQRT([.L21])" office:value-type="float" office:value="16.431676725155" calcext:value-type="float">
            <text:p>16,43</text:p>
          </table:table-cell>
          <table:table-cell/>
          <table:table-cell table:style-name="ce44" table:formula="of:=[.H21]*[.$B$5]" office:value-type="float" office:value="723.184888806179" calcext:value-type="float">
            <text:p>723,18</text:p>
          </table:table-cell>
          <table:table-cell table:style-name="ce44" table:formula="of:=SQRT([.I21]^2*[.$B$5]^2 + [.$C$5]^2*[.H21]^2)" office:value-type="float" office:value="30.6391846750545" calcext:value-type="float">
            <text:p>30,64</text:p>
          </table:table-cell>
          <table:table-cell table:style-name="ce44" table:formula="of:=[.J21]*[.$B$6]" office:value-type="float" office:value="806.750123864575" calcext:value-type="float">
            <text:p>806,75</text:p>
          </table:table-cell>
          <table:table-cell table:style-name="ce44" table:formula="of:=SQRT([.K21]^2*[.$B$6]^2+[.$C$6]^2*[.J21]^2)" office:value-type="float" office:value="26.9481558522835" calcext:value-type="float">
            <text:p>26,95</text:p>
          </table:table-cell>
          <table:table-cell table:style-name="ce45" table:formula="of:=2*[.O21]*[.Q21]*[.$B$4]/[.G21]" office:value-type="float" office:value="0.00972382497702289" calcext:value-type="float">
            <text:p>0,0097</text:p>
          </table:table-cell>
          <table:table-cell table:style-name="ce45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44" table:formula="of:=[.L21]-[.S21]" office:value-type="float" office:value="269.990276175023" calcext:value-type="float">
            <text:p>269,99</text:p>
          </table:table-cell>
          <table:table-cell table:style-name="ce44" table:formula="of:=SQRT([.M21]^2+[.T21]^2)" office:value-type="float" office:value="16.4316767335296" calcext:value-type="float">
            <text:p>16,43</text:p>
          </table:table-cell>
          <table:table-cell/>
          <table:table-cell table:style-name="ce48" office:value-type="float" office:value="-2" calcext:value-type="float">
            <text:p>-2</text:p>
          </table:table-cell>
          <table:table-cell table:style-name="ce49" table:formula="of:=[.O21]/[.G21]" office:value-type="float" office:value="24.1061629602059" calcext:value-type="float">
            <text:p>24,11</text:p>
          </table:table-cell>
          <table:table-cell table:style-name="ce49" table:formula="of:=[.P21]/[.G21]" office:value-type="float" office:value="1.02130615583515" calcext:value-type="float">
            <text:p>1,02</text:p>
          </table:table-cell>
          <table:table-cell table:style-name="ce49" table:formula="of:=[.Q21]/[.G21]" office:value-type="float" office:value="26.8916707954858" calcext:value-type="float">
            <text:p>26,89</text:p>
          </table:table-cell>
          <table:table-cell table:style-name="ce49" table:formula="of:=[.R21]/[.G21]" office:value-type="float" office:value="0.898271861742783" calcext:value-type="float">
            <text:p>0,90</text:p>
          </table:table-cell>
          <table:table-cell table:style-name="ce50" table:formula="of:=[.S21]/[.G21]" office:value-type="float" office:value="0.000324127499234096" calcext:value-type="float">
            <text:p>3,24E-04</text:p>
          </table:table-cell>
          <table:table-cell table:style-name="ce50" table:formula="of:=[.T21]/[.G21]" office:value-type="float" office:value="0.0000174871145585446" calcext:value-type="float">
            <text:p>1,75E-05</text:p>
          </table:table-cell>
          <table:table-cell table:style-name="ce49" table:formula="of:=[.U21]/[.G21]" office:value-type="float" office:value="8.99967587250077" calcext:value-type="float">
            <text:p>9,00</text:p>
          </table:table-cell>
          <table:table-cell table:style-name="ce49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73" table:formula="of:=([.F21]-[.$AG$6])^2" office:value-type="float" office:value="3.67877067998186" calcext:value-type="float">
            <text:p>3,679</text:p>
          </table:table-cell>
          <table:table-cell table:style-name="ce73" table:formula="of:=([.F21]-[.$AG$6])^3" office:value-type="float" office:value="-7.05592693073385" calcext:value-type="float">
            <text:p>-7,056</text:p>
          </table:table-cell>
          <table:table-cell table:style-name="ce73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44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44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44" table:formula="of:=SQRT([.L22])" office:value-type="float" office:value="15.2643375224737" calcext:value-type="float">
            <text:p>15,26</text:p>
          </table:table-cell>
          <table:table-cell/>
          <table:table-cell table:style-name="ce44" table:formula="of:=[.H22]*[.$B$5]" office:value-type="float" office:value="764.197264352843" calcext:value-type="float">
            <text:p>764,20</text:p>
          </table:table-cell>
          <table:table-cell table:style-name="ce44" table:formula="of:=SQRT([.I22]^2*[.$B$5]^2 + [.$C$5]^2*[.H22]^2)" office:value-type="float" office:value="31.9159987826728" calcext:value-type="float">
            <text:p>31,92</text:p>
          </table:table-cell>
          <table:table-cell table:style-name="ce44" table:formula="of:=[.J22]*[.$B$6]" office:value-type="float" office:value="813.374896779521" calcext:value-type="float">
            <text:p>813,37</text:p>
          </table:table-cell>
          <table:table-cell table:style-name="ce44" table:formula="of:=SQRT([.K22]^2*[.$B$6]^2+[.$C$6]^2*[.J22]^2)" office:value-type="float" office:value="27.0788168315215" calcext:value-type="float">
            <text:p>27,08</text:p>
          </table:table-cell>
          <table:table-cell table:style-name="ce45" table:formula="of:=2*[.O22]*[.Q22]*[.$B$4]/[.G22]" office:value-type="float" office:value="0.0103596478502031" calcext:value-type="float">
            <text:p>0,0104</text:p>
          </table:table-cell>
          <table:table-cell table:style-name="ce45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44" table:formula="of:=[.L22]-[.S22]" office:value-type="float" office:value="232.98964035215" calcext:value-type="float">
            <text:p>232,99</text:p>
          </table:table-cell>
          <table:table-cell table:style-name="ce44" table:formula="of:=SQRT([.M22]^2+[.T22]^2)" office:value-type="float" office:value="15.2643375325019" calcext:value-type="float">
            <text:p>15,26</text:p>
          </table:table-cell>
          <table:table-cell/>
          <table:table-cell table:style-name="ce48" office:value-type="float" office:value="-3" calcext:value-type="float">
            <text:p>-3</text:p>
          </table:table-cell>
          <table:table-cell table:style-name="ce49" table:formula="of:=[.O22]/[.G22]" office:value-type="float" office:value="25.4732421450948" calcext:value-type="float">
            <text:p>25,47</text:p>
          </table:table-cell>
          <table:table-cell table:style-name="ce49" table:formula="of:=[.P22]/[.G22]" office:value-type="float" office:value="1.06386662608909" calcext:value-type="float">
            <text:p>1,06</text:p>
          </table:table-cell>
          <table:table-cell table:style-name="ce49" table:formula="of:=[.Q22]/[.G22]" office:value-type="float" office:value="27.1124965593174" calcext:value-type="float">
            <text:p>27,11</text:p>
          </table:table-cell>
          <table:table-cell table:style-name="ce49" table:formula="of:=[.R22]/[.G22]" office:value-type="float" office:value="0.902627227717383" calcext:value-type="float">
            <text:p>0,90</text:p>
          </table:table-cell>
          <table:table-cell table:style-name="ce50" table:formula="of:=[.S22]/[.G22]" office:value-type="float" office:value="0.00034532159500677" calcext:value-type="float">
            <text:p>3,45E-04</text:p>
          </table:table-cell>
          <table:table-cell table:style-name="ce50" table:formula="of:=[.T22]/[.G22]" office:value-type="float" office:value="0.0000184435066165708" calcext:value-type="float">
            <text:p>1,84E-05</text:p>
          </table:table-cell>
          <table:table-cell table:style-name="ce49" table:formula="of:=[.U22]/[.G22]" office:value-type="float" office:value="7.76632134507166" calcext:value-type="float">
            <text:p>7,77</text:p>
          </table:table-cell>
          <table:table-cell table:style-name="ce49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73" table:formula="of:=([.F22]-[.$AG$6])^2" office:value-type="float" office:value="8.51479501774713" calcext:value-type="float">
            <text:p>8,515</text:p>
          </table:table-cell>
          <table:table-cell table:style-name="ce73" table:formula="of:=([.F22]-[.$AG$6])^3" office:value-type="float" office:value="-24.8462754773273" calcext:value-type="float">
            <text:p>-24,846</text:p>
          </table:table-cell>
          <table:table-cell table:style-name="ce73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44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44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44" table:formula="of:=SQRT([.L23])" office:value-type="float" office:value="15.0665191733194" calcext:value-type="float">
            <text:p>15,07</text:p>
          </table:table-cell>
          <table:table-cell/>
          <table:table-cell table:style-name="ce44" table:formula="of:=[.H23]*[.$B$5]" office:value-type="float" office:value="727.969665953289" calcext:value-type="float">
            <text:p>727,97</text:p>
          </table:table-cell>
          <table:table-cell table:style-name="ce44" table:formula="of:=SQRT([.I23]^2*[.$B$5]^2 + [.$C$5]^2*[.H23]^2)" office:value-type="float" office:value="30.7884825573687" calcext:value-type="float">
            <text:p>30,79</text:p>
          </table:table-cell>
          <table:table-cell table:style-name="ce44" table:formula="of:=[.J23]*[.$B$6]" office:value-type="float" office:value="901.705202312139" calcext:value-type="float">
            <text:p>901,71</text:p>
          </table:table-cell>
          <table:table-cell table:style-name="ce44" table:formula="of:=SQRT([.K23]^2*[.$B$6]^2+[.$C$6]^2*[.J23]^2)" office:value-type="float" office:value="28.7939404352121" calcext:value-type="float">
            <text:p>28,79</text:p>
          </table:table-cell>
          <table:table-cell table:style-name="ce45" table:formula="of:=2*[.O23]*[.Q23]*[.$B$4]/[.G23]" office:value-type="float" office:value="0.0109402339152585" calcext:value-type="float">
            <text:p>0,0109</text:p>
          </table:table-cell>
          <table:table-cell table:style-name="ce45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44" table:formula="of:=[.L23]-[.S23]" office:value-type="float" office:value="226.989059766085" calcext:value-type="float">
            <text:p>226,99</text:p>
          </table:table-cell>
          <table:table-cell table:style-name="ce44" table:formula="of:=SQRT([.M23]^2+[.T23]^2)" office:value-type="float" office:value="15.0665191844746" calcext:value-type="float">
            <text:p>15,07</text:p>
          </table:table-cell>
          <table:table-cell/>
          <table:table-cell table:style-name="ce48" office:value-type="float" office:value="-4" calcext:value-type="float">
            <text:p>-4</text:p>
          </table:table-cell>
          <table:table-cell table:style-name="ce49" table:formula="of:=[.O23]/[.G23]" office:value-type="float" office:value="24.2656555317763" calcext:value-type="float">
            <text:p>24,27</text:p>
          </table:table-cell>
          <table:table-cell table:style-name="ce49" table:formula="of:=[.P23]/[.G23]" office:value-type="float" office:value="1.02628275191229" calcext:value-type="float">
            <text:p>1,03</text:p>
          </table:table-cell>
          <table:table-cell table:style-name="ce49" table:formula="of:=[.Q23]/[.G23]" office:value-type="float" office:value="30.0568400770713" calcext:value-type="float">
            <text:p>30,06</text:p>
          </table:table-cell>
          <table:table-cell table:style-name="ce49" table:formula="of:=[.R23]/[.G23]" office:value-type="float" office:value="0.959798014507072" calcext:value-type="float">
            <text:p>0,96</text:p>
          </table:table-cell>
          <table:table-cell table:style-name="ce50" table:formula="of:=[.S23]/[.G23]" office:value-type="float" office:value="0.00036467446384195" calcext:value-type="float">
            <text:p>3,65E-04</text:p>
          </table:table-cell>
          <table:table-cell table:style-name="ce50" table:formula="of:=[.T23]/[.G23]" office:value-type="float" office:value="0.0000193258644917423" calcext:value-type="float">
            <text:p>1,93E-05</text:p>
          </table:table-cell>
          <table:table-cell table:style-name="ce49" table:formula="of:=[.U23]/[.G23]" office:value-type="float" office:value="7.56630199220283" calcext:value-type="float">
            <text:p>7,57</text:p>
          </table:table-cell>
          <table:table-cell table:style-name="ce49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73" table:formula="of:=([.F23]-[.$AG$6])^2" office:value-type="float" office:value="15.3508193555124" calcext:value-type="float">
            <text:p>15,351</text:p>
          </table:table-cell>
          <table:table-cell table:style-name="ce73" table:formula="of:=([.F23]-[.$AG$6])^3" office:value-type="float" office:value="-60.1446970372166" calcext:value-type="float">
            <text:p>-60,145</text:p>
          </table:table-cell>
          <table:table-cell table:style-name="ce73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4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44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44" table:formula="of:=SQRT([.L24])" office:value-type="float" office:value="12.8062484748657" calcext:value-type="float">
            <text:p>12,81</text:p>
          </table:table-cell>
          <table:table-cell/>
          <table:table-cell table:style-name="ce44" table:formula="of:=[.H24]*[.$B$5]" office:value-type="float" office:value="734.121522285289" calcext:value-type="float">
            <text:p>734,12</text:p>
          </table:table-cell>
          <table:table-cell table:style-name="ce44" table:formula="of:=SQRT([.I24]^2*[.$B$5]^2 + [.$C$5]^2*[.H24]^2)" office:value-type="float" office:value="30.9803025231567" calcext:value-type="float">
            <text:p>30,98</text:p>
          </table:table-cell>
          <table:table-cell table:style-name="ce44" table:formula="of:=[.J24]*[.$B$6]" office:value-type="float" office:value="811.902725020644" calcext:value-type="float">
            <text:p>811,90</text:p>
          </table:table-cell>
          <table:table-cell table:style-name="ce44" table:formula="of:=SQRT([.K24]^2*[.$B$6]^2+[.$C$6]^2*[.J24]^2)" office:value-type="float" office:value="27.0498070855956" calcext:value-type="float">
            <text:p>27,05</text:p>
          </table:table-cell>
          <table:table-cell table:style-name="ce45" table:formula="of:=2*[.O24]*[.Q24]*[.$B$4]/[.G24]" office:value-type="float" office:value="0.0099339210739955" calcext:value-type="float">
            <text:p>0,0099</text:p>
          </table:table-cell>
          <table:table-cell table:style-name="ce45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44" table:formula="of:=[.L24]-[.S24]" office:value-type="float" office:value="163.990066078926" calcext:value-type="float">
            <text:p>163,99</text:p>
          </table:table-cell>
          <table:table-cell table:style-name="ce44" table:formula="of:=SQRT([.M24]^2+[.T24]^2)" office:value-type="float" office:value="12.806248486004" calcext:value-type="float">
            <text:p>12,81</text:p>
          </table:table-cell>
          <table:table-cell/>
          <table:table-cell table:style-name="ce48" office:value-type="float" office:value="-5" calcext:value-type="float">
            <text:p>-5</text:p>
          </table:table-cell>
          <table:table-cell table:style-name="ce49" table:formula="of:=[.O24]/[.G24]" office:value-type="float" office:value="24.4707174095096" calcext:value-type="float">
            <text:p>24,47</text:p>
          </table:table-cell>
          <table:table-cell table:style-name="ce49" table:formula="of:=[.P24]/[.G24]" office:value-type="float" office:value="1.03267675077189" calcext:value-type="float">
            <text:p>1,03</text:p>
          </table:table-cell>
          <table:table-cell table:style-name="ce49" table:formula="of:=[.Q24]/[.G24]" office:value-type="float" office:value="27.0634241673548" calcext:value-type="float">
            <text:p>27,06</text:p>
          </table:table-cell>
          <table:table-cell table:style-name="ce49" table:formula="of:=[.R24]/[.G24]" office:value-type="float" office:value="0.901660236186519" calcext:value-type="float">
            <text:p>0,90</text:p>
          </table:table-cell>
          <table:table-cell table:style-name="ce50" table:formula="of:=[.S24]/[.G24]" office:value-type="float" office:value="0.000331130702466516" calcext:value-type="float">
            <text:p>3,31E-04</text:p>
          </table:table-cell>
          <table:table-cell table:style-name="ce50" table:formula="of:=[.T24]/[.G24]" office:value-type="float" office:value="0.000017803861409128" calcext:value-type="float">
            <text:p>1,78E-05</text:p>
          </table:table-cell>
          <table:table-cell table:style-name="ce49" table:formula="of:=[.U24]/[.G24]" office:value-type="float" office:value="5.4663355359642" calcext:value-type="float">
            <text:p>5,47</text:p>
          </table:table-cell>
          <table:table-cell table:style-name="ce49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73" table:formula="of:=([.F24]-[.$AG$6])^2" office:value-type="float" office:value="24.1868436932777" calcext:value-type="float">
            <text:p>24,187</text:p>
          </table:table-cell>
          <table:table-cell table:style-name="ce73" table:formula="of:=([.F24]-[.$AG$6])^3" office:value-type="float" office:value="-118.951191610402" calcext:value-type="float">
            <text:p>-118,951</text:p>
          </table:table-cell>
          <table:table-cell table:style-name="ce73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44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44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44" table:formula="of:=SQRT([.L25])" office:value-type="float" office:value="12.0415945787923" calcext:value-type="float">
            <text:p>12,04</text:p>
          </table:table-cell>
          <table:table-cell/>
          <table:table-cell table:style-name="ce44" table:formula="of:=[.H25]*[.$B$5]" office:value-type="float" office:value="799.057783567507" calcext:value-type="float">
            <text:p>799,06</text:p>
          </table:table-cell>
          <table:table-cell table:style-name="ce44" table:formula="of:=SQRT([.I25]^2*[.$B$5]^2 + [.$C$5]^2*[.H25]^2)" office:value-type="float" office:value="32.9965039167458" calcext:value-type="float">
            <text:p>33,00</text:p>
          </table:table-cell>
          <table:table-cell table:style-name="ce44" table:formula="of:=[.J25]*[.$B$6]" office:value-type="float" office:value="818.52749793559" calcext:value-type="float">
            <text:p>818,53</text:p>
          </table:table-cell>
          <table:table-cell table:style-name="ce44" table:formula="of:=SQRT([.K25]^2*[.$B$6]^2+[.$C$6]^2*[.J25]^2)" office:value-type="float" office:value="27.1802348197399" calcext:value-type="float">
            <text:p>27,18</text:p>
          </table:table-cell>
          <table:table-cell table:style-name="ce45" table:formula="of:=2*[.O25]*[.Q25]*[.$B$4]/[.G25]" office:value-type="float" office:value="0.0109008461381578" calcext:value-type="float">
            <text:p>0,0109</text:p>
          </table:table-cell>
          <table:table-cell table:style-name="ce45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44" table:formula="of:=[.L25]-[.S25]" office:value-type="float" office:value="144.989099153862" calcext:value-type="float">
            <text:p>144,99</text:p>
          </table:table-cell>
          <table:table-cell table:style-name="ce44" table:formula="of:=SQRT([.M25]^2+[.T25]^2)" office:value-type="float" office:value="12.0415945926466" calcext:value-type="float">
            <text:p>12,04</text:p>
          </table:table-cell>
          <table:table-cell/>
          <table:table-cell table:style-name="ce48" office:value-type="float" office:value="-6" calcext:value-type="float">
            <text:p>-6</text:p>
          </table:table-cell>
          <table:table-cell table:style-name="ce49" table:formula="of:=[.O25]/[.G25]" office:value-type="float" office:value="26.6352594522502" calcext:value-type="float">
            <text:p>26,64</text:p>
          </table:table-cell>
          <table:table-cell table:style-name="ce49" table:formula="of:=[.P25]/[.G25]" office:value-type="float" office:value="1.09988346389153" calcext:value-type="float">
            <text:p>1,10</text:p>
          </table:table-cell>
          <table:table-cell table:style-name="ce49" table:formula="of:=[.Q25]/[.G25]" office:value-type="float" office:value="27.2842499311863" calcext:value-type="float">
            <text:p>27,28</text:p>
          </table:table-cell>
          <table:table-cell table:style-name="ce49" table:formula="of:=[.R25]/[.G25]" office:value-type="float" office:value="0.906007827324663" calcext:value-type="float">
            <text:p>0,91</text:p>
          </table:table-cell>
          <table:table-cell table:style-name="ce50" table:formula="of:=[.S25]/[.G25]" office:value-type="float" office:value="0.000363361537938595" calcext:value-type="float">
            <text:p>3,63E-04</text:p>
          </table:table-cell>
          <table:table-cell table:style-name="ce50" table:formula="of:=[.T25]/[.G25]" office:value-type="float" office:value="0.0000192542939291013" calcext:value-type="float">
            <text:p>1,93E-05</text:p>
          </table:table-cell>
          <table:table-cell table:style-name="ce49" table:formula="of:=[.U25]/[.G25]" office:value-type="float" office:value="4.83296997179539" calcext:value-type="float">
            <text:p>4,83</text:p>
          </table:table-cell>
          <table:table-cell table:style-name="ce49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73" table:formula="of:=([.F25]-[.$AG$6])^2" office:value-type="float" office:value="35.0228680310429" calcext:value-type="float">
            <text:p>35,023</text:p>
          </table:table-cell>
          <table:table-cell table:style-name="ce73" table:formula="of:=([.F25]-[.$AG$6])^3" office:value-type="float" office:value="-207.265759196883" calcext:value-type="float">
            <text:p>-207,266</text:p>
          </table:table-cell>
          <table:table-cell table:style-name="ce73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44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44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44" table:formula="of:=SQRT([.L26])" office:value-type="float" office:value="10.4880884817015" calcext:value-type="float">
            <text:p>10,49</text:p>
          </table:table-cell>
          <table:table-cell/>
          <table:table-cell table:style-name="ce44" table:formula="of:=[.H26]*[.$B$5]" office:value-type="float" office:value="740.273378617289" calcext:value-type="float">
            <text:p>740,27</text:p>
          </table:table-cell>
          <table:table-cell table:style-name="ce44" table:formula="of:=SQRT([.I26]^2*[.$B$5]^2 + [.$C$5]^2*[.H26]^2)" office:value-type="float" office:value="31.1719738132684" calcext:value-type="float">
            <text:p>31,17</text:p>
          </table:table-cell>
          <table:table-cell table:style-name="ce44" table:formula="of:=[.J26]*[.$B$6]" office:value-type="float" office:value="855.331791907515" calcext:value-type="float">
            <text:p>855,33</text:p>
          </table:table-cell>
          <table:table-cell table:style-name="ce44" table:formula="of:=SQRT([.K26]^2*[.$B$6]^2+[.$C$6]^2*[.J26]^2)" office:value-type="float" office:value="27.8995563191466" calcext:value-type="float">
            <text:p>27,90</text:p>
          </table:table-cell>
          <table:table-cell table:style-name="ce45" table:formula="of:=2*[.O26]*[.Q26]*[.$B$4]/[.G26]" office:value-type="float" office:value="0.0105529892572359" calcext:value-type="float">
            <text:p>0,0106</text:p>
          </table:table-cell>
          <table:table-cell table:style-name="ce45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44" table:formula="of:=[.L26]-[.S26]" office:value-type="float" office:value="109.989447010743" calcext:value-type="float">
            <text:p>109,99</text:p>
          </table:table-cell>
          <table:table-cell table:style-name="ce44" table:formula="of:=SQRT([.M26]^2+[.T26]^2)" office:value-type="float" office:value="10.4880884967641" calcext:value-type="float">
            <text:p>10,49</text:p>
          </table:table-cell>
          <table:table-cell/>
          <table:table-cell table:style-name="ce48" office:value-type="float" office:value="-7" calcext:value-type="float">
            <text:p>-7</text:p>
          </table:table-cell>
          <table:table-cell table:style-name="ce49" table:formula="of:=[.O26]/[.G26]" office:value-type="float" office:value="24.675779287243" calcext:value-type="float">
            <text:p>24,68</text:p>
          </table:table-cell>
          <table:table-cell table:style-name="ce49" table:formula="of:=[.P26]/[.G26]" office:value-type="float" office:value="1.03906579377561" calcext:value-type="float">
            <text:p>1,04</text:p>
          </table:table-cell>
          <table:table-cell table:style-name="ce49" table:formula="of:=[.Q26]/[.G26]" office:value-type="float" office:value="28.5110597302505" calcext:value-type="float">
            <text:p>28,51</text:p>
          </table:table-cell>
          <table:table-cell table:style-name="ce49" table:formula="of:=[.R26]/[.G26]" office:value-type="float" office:value="0.92998521063822" calcext:value-type="float">
            <text:p>0,93</text:p>
          </table:table-cell>
          <table:table-cell table:style-name="ce50" table:formula="of:=[.S26]/[.G26]" office:value-type="float" office:value="0.000351766308574531" calcext:value-type="float">
            <text:p>3,52E-04</text:p>
          </table:table-cell>
          <table:table-cell table:style-name="ce50" table:formula="of:=[.T26]/[.G26]" office:value-type="float" office:value="0.0000187366518002889" calcext:value-type="float">
            <text:p>1,87E-05</text:p>
          </table:table-cell>
          <table:table-cell table:style-name="ce49" table:formula="of:=[.U26]/[.G26]" office:value-type="float" office:value="3.66631490035809" calcext:value-type="float">
            <text:p>3,67</text:p>
          </table:table-cell>
          <table:table-cell table:style-name="ce49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73" table:formula="of:=([.F26]-[.$AG$6])^2" office:value-type="float" office:value="47.8588923688082" calcext:value-type="float">
            <text:p>47,859</text:p>
          </table:table-cell>
          <table:table-cell table:style-name="ce73" table:formula="of:=([.F26]-[.$AG$6])^3" office:value-type="float" office:value="-331.088399796659" calcext:value-type="float">
            <text:p>-331,088</text:p>
          </table:table-cell>
          <table:table-cell table:style-name="ce73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44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44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44" table:formula="of:=SQRT([.L27])" office:value-type="float" office:value="9.53939201416946" calcext:value-type="float">
            <text:p>9,54</text:p>
          </table:table-cell>
          <table:table-cell/>
          <table:table-cell table:style-name="ce44" table:formula="of:=[.H27]*[.$B$5]" office:value-type="float" office:value="726.6025867684" calcext:value-type="float">
            <text:p>726,60</text:p>
          </table:table-cell>
          <table:table-cell table:style-name="ce44" table:formula="of:=SQRT([.I27]^2*[.$B$5]^2 + [.$C$5]^2*[.H27]^2)" office:value-type="float" office:value="30.7458354278973" calcext:value-type="float">
            <text:p>30,75</text:p>
          </table:table-cell>
          <table:table-cell table:style-name="ce44" table:formula="of:=[.J27]*[.$B$6]" office:value-type="float" office:value="816.319240297275" calcext:value-type="float">
            <text:p>816,32</text:p>
          </table:table-cell>
          <table:table-cell table:style-name="ce44" table:formula="of:=SQRT([.K27]^2*[.$B$6]^2+[.$C$6]^2*[.J27]^2)" office:value-type="float" office:value="27.136792015345" calcext:value-type="float">
            <text:p>27,14</text:p>
          </table:table-cell>
          <table:table-cell table:style-name="ce45" table:formula="of:=2*[.O27]*[.Q27]*[.$B$4]/[.G27]" office:value-type="float" office:value="0.00988566119381359" calcext:value-type="float">
            <text:p>0,0099</text:p>
          </table:table-cell>
          <table:table-cell table:style-name="ce45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44" table:formula="of:=[.L27]-[.S27]" office:value-type="float" office:value="90.9901143388062" calcext:value-type="float">
            <text:p>90,99</text:p>
          </table:table-cell>
          <table:table-cell table:style-name="ce44" table:formula="of:=SQRT([.M27]^2+[.T27]^2)" office:value-type="float" office:value="9.53939202900148" calcext:value-type="float">
            <text:p>9,54</text:p>
          </table:table-cell>
          <table:table-cell/>
          <table:table-cell table:style-name="ce48" office:value-type="float" office:value="-8" calcext:value-type="float">
            <text:p>-8</text:p>
          </table:table-cell>
          <table:table-cell table:style-name="ce49" table:formula="of:=[.O27]/[.G27]" office:value-type="float" office:value="24.2200862256133" calcext:value-type="float">
            <text:p>24,22</text:p>
          </table:table-cell>
          <table:table-cell table:style-name="ce49" table:formula="of:=[.P27]/[.G27]" office:value-type="float" office:value="1.02486118092991" calcext:value-type="float">
            <text:p>1,02</text:p>
          </table:table-cell>
          <table:table-cell table:style-name="ce49" table:formula="of:=[.Q27]/[.G27]" office:value-type="float" office:value="27.2106413432425" calcext:value-type="float">
            <text:p>27,21</text:p>
          </table:table-cell>
          <table:table-cell table:style-name="ce49" table:formula="of:=[.R27]/[.G27]" office:value-type="float" office:value="0.904559733844834" calcext:value-type="float">
            <text:p>0,90</text:p>
          </table:table-cell>
          <table:table-cell table:style-name="ce50" table:formula="of:=[.S27]/[.G27]" office:value-type="float" office:value="0.000329522039793786" calcext:value-type="float">
            <text:p>3,30E-04</text:p>
          </table:table-cell>
          <table:table-cell table:style-name="ce50" table:formula="of:=[.T27]/[.G27]" office:value-type="float" office:value="0.0000177318572021565" calcext:value-type="float">
            <text:p>1,77E-05</text:p>
          </table:table-cell>
          <table:table-cell table:style-name="ce49" table:formula="of:=[.U27]/[.G27]" office:value-type="float" office:value="3.03300381129354" calcext:value-type="float">
            <text:p>3,03</text:p>
          </table:table-cell>
          <table:table-cell table:style-name="ce49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73" table:formula="of:=([.F27]-[.$AG$6])^2" office:value-type="float" office:value="62.6949167065735" calcext:value-type="float">
            <text:p>62,695</text:p>
          </table:table-cell>
          <table:table-cell table:style-name="ce73" table:formula="of:=([.F27]-[.$AG$6])^3" office:value-type="float" office:value="-496.419113409732" calcext:value-type="float">
            <text:p>-496,419</text:p>
          </table:table-cell>
          <table:table-cell table:style-name="ce73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44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44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44" table:formula="of:=SQRT([.L28])" office:value-type="float" office:value="7.07106781186548" calcext:value-type="float">
            <text:p>7,07</text:p>
          </table:table-cell>
          <table:table-cell/>
          <table:table-cell table:style-name="ce44" table:formula="of:=[.H28]*[.$B$5]" office:value-type="float" office:value="742.323997394622" calcext:value-type="float">
            <text:p>742,32</text:p>
          </table:table-cell>
          <table:table-cell table:style-name="ce44" table:formula="of:=SQRT([.I28]^2*[.$B$5]^2 + [.$C$5]^2*[.H28]^2)" office:value-type="float" office:value="31.2358316773788" calcext:value-type="float">
            <text:p>31,24</text:p>
          </table:table-cell>
          <table:table-cell table:style-name="ce44" table:formula="of:=[.J28]*[.$B$6]" office:value-type="float" office:value="819.263583815029" calcext:value-type="float">
            <text:p>819,26</text:p>
          </table:table-cell>
          <table:table-cell table:style-name="ce44" table:formula="of:=SQRT([.K28]^2*[.$B$6]^2+[.$C$6]^2*[.J28]^2)" office:value-type="float" office:value="27.1947084366184" calcext:value-type="float">
            <text:p>27,19</text:p>
          </table:table-cell>
          <table:table-cell table:style-name="ce45" table:formula="of:=2*[.O28]*[.Q28]*[.$B$4]/[.G28]" office:value-type="float" office:value="0.0101359836409569" calcext:value-type="float">
            <text:p>0,0101</text:p>
          </table:table-cell>
          <table:table-cell table:style-name="ce45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44" table:formula="of:=[.L28]-[.S28]" office:value-type="float" office:value="49.989864016359" calcext:value-type="float">
            <text:p>49,99</text:p>
          </table:table-cell>
          <table:table-cell table:style-name="ce44" table:formula="of:=SQRT([.M28]^2+[.T28]^2)" office:value-type="float" office:value="7.07106783273286" calcext:value-type="float">
            <text:p>7,07</text:p>
          </table:table-cell>
          <table:table-cell/>
          <table:table-cell table:style-name="ce48" office:value-type="float" office:value="-9" calcext:value-type="float">
            <text:p>-9</text:p>
          </table:table-cell>
          <table:table-cell table:style-name="ce49" table:formula="of:=[.O28]/[.G28]" office:value-type="float" office:value="24.7441332464874" calcext:value-type="float">
            <text:p>24,74</text:p>
          </table:table-cell>
          <table:table-cell table:style-name="ce49" table:formula="of:=[.P28]/[.G28]" office:value-type="float" office:value="1.04119438924596" calcext:value-type="float">
            <text:p>1,04</text:p>
          </table:table-cell>
          <table:table-cell table:style-name="ce49" table:formula="of:=[.Q28]/[.G28]" office:value-type="float" office:value="27.3087861271676" calcext:value-type="float">
            <text:p>27,31</text:p>
          </table:table-cell>
          <table:table-cell table:style-name="ce49" table:formula="of:=[.R28]/[.G28]" office:value-type="float" office:value="0.906490281220614" calcext:value-type="float">
            <text:p>0,91</text:p>
          </table:table-cell>
          <table:table-cell table:style-name="ce50" table:formula="of:=[.S28]/[.G28]" office:value-type="float" office:value="0.000337866121365231" calcext:value-type="float">
            <text:p>3,38E-04</text:p>
          </table:table-cell>
          <table:table-cell table:style-name="ce50" table:formula="of:=[.T28]/[.G28]" office:value-type="float" office:value="0.000018107992067382" calcext:value-type="float">
            <text:p>1,81E-05</text:p>
          </table:table-cell>
          <table:table-cell table:style-name="ce49" table:formula="of:=[.U28]/[.G28]" office:value-type="float" office:value="1.6663288005453" calcext:value-type="float">
            <text:p>1,67</text:p>
          </table:table-cell>
          <table:table-cell table:style-name="ce49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73" table:formula="of:=([.F28]-[.$AG$6])^2" office:value-type="float" office:value="79.5309410443387" calcext:value-type="float">
            <text:p>79,531</text:p>
          </table:table-cell>
          <table:table-cell table:style-name="ce73" table:formula="of:=([.F28]-[.$AG$6])^3" office:value-type="float" office:value="-709.2579000361" calcext:value-type="float">
            <text:p>-709,258</text:p>
          </table:table-cell>
          <table:table-cell table:style-name="ce73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44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44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44" table:formula="of:=SQRT([.L29])" office:value-type="float" office:value="6.557438524302" calcext:value-type="float">
            <text:p>6,56</text:p>
          </table:table-cell>
          <table:table-cell/>
          <table:table-cell table:style-name="ce44" table:formula="of:=[.H29]*[.$B$5]" office:value-type="float" office:value="763.513724760398" calcext:value-type="float">
            <text:p>763,51</text:p>
          </table:table-cell>
          <table:table-cell table:style-name="ce44" table:formula="of:=SQRT([.I29]^2*[.$B$5]^2 + [.$C$5]^2*[.H29]^2)" office:value-type="float" office:value="31.8947701641762" calcext:value-type="float">
            <text:p>31,89</text:p>
          </table:table-cell>
          <table:table-cell table:style-name="ce44" table:formula="of:=[.J29]*[.$B$6]" office:value-type="float" office:value="794.236663914121" calcext:value-type="float">
            <text:p>794,24</text:p>
          </table:table-cell>
          <table:table-cell table:style-name="ce44" table:formula="of:=SQRT([.K29]^2*[.$B$6]^2+[.$C$6]^2*[.J29]^2)" office:value-type="float" office:value="26.7005193272354" calcext:value-type="float">
            <text:p>26,70</text:p>
          </table:table-cell>
          <table:table-cell table:style-name="ce45" table:formula="of:=2*[.O29]*[.Q29]*[.$B$4]/[.G29]" office:value-type="float" office:value="0.0101068432267724" calcext:value-type="float">
            <text:p>0,0101</text:p>
          </table:table-cell>
          <table:table-cell table:style-name="ce45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44" table:formula="of:=[.L29]-[.S29]" office:value-type="float" office:value="42.9898931567732" calcext:value-type="float">
            <text:p>42,99</text:p>
          </table:table-cell>
          <table:table-cell table:style-name="ce44" table:formula="of:=SQRT([.M29]^2+[.T29]^2)" office:value-type="float" office:value="6.55743854669615" calcext:value-type="float">
            <text:p>6,56</text:p>
          </table:table-cell>
          <table:table-cell/>
          <table:table-cell table:style-name="ce48" office:value-type="float" office:value="-10" calcext:value-type="float">
            <text:p>-10</text:p>
          </table:table-cell>
          <table:table-cell table:style-name="ce49" table:formula="of:=[.O29]/[.G29]" office:value-type="float" office:value="25.4504574920133" calcext:value-type="float">
            <text:p>25,45</text:p>
          </table:table-cell>
          <table:table-cell table:style-name="ce49" table:formula="of:=[.P29]/[.G29]" office:value-type="float" office:value="1.06315900547254" calcext:value-type="float">
            <text:p>1,06</text:p>
          </table:table-cell>
          <table:table-cell table:style-name="ce49" table:formula="of:=[.Q29]/[.G29]" office:value-type="float" office:value="26.474555463804" calcext:value-type="float">
            <text:p>26,47</text:p>
          </table:table-cell>
          <table:table-cell table:style-name="ce49" table:formula="of:=[.R29]/[.G29]" office:value-type="float" office:value="0.890017310907846" calcext:value-type="float">
            <text:p>0,89</text:p>
          </table:table-cell>
          <table:table-cell table:style-name="ce50" table:formula="of:=[.S29]/[.G29]" office:value-type="float" office:value="0.000336894774225746" calcext:value-type="float">
            <text:p>3,37E-04</text:p>
          </table:table-cell>
          <table:table-cell table:style-name="ce50" table:formula="of:=[.T29]/[.G29]" office:value-type="float" office:value="0.0000180645934034668" calcext:value-type="float">
            <text:p>1,81E-05</text:p>
          </table:table-cell>
          <table:table-cell table:style-name="ce49" table:formula="of:=[.U29]/[.G29]" office:value-type="float" office:value="1.43299643855911" calcext:value-type="float">
            <text:p>1,43</text:p>
          </table:table-cell>
          <table:table-cell table:style-name="ce49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73" table:formula="of:=([.F29]-[.$AG$6])^2" office:value-type="float" office:value="98.366965382104" calcext:value-type="float">
            <text:p>98,367</text:p>
          </table:table-cell>
          <table:table-cell table:style-name="ce73" table:formula="of:=([.F29]-[.$AG$6])^3" office:value-type="float" office:value="-975.604759675764" calcext:value-type="float">
            <text:p>-975,605</text:p>
          </table:table-cell>
          <table:table-cell table:style-name="ce73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44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44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44" table:formula="of:=SQRT([.L30])" office:value-type="float" office:value="7.28010988928052" calcext:value-type="float">
            <text:p>7,28</text:p>
          </table:table-cell>
          <table:table-cell/>
          <table:table-cell table:style-name="ce44" table:formula="of:=[.H30]*[.$B$5]" office:value-type="float" office:value="5028.11724202103" calcext:value-type="float">
            <text:p>5028,12</text:p>
          </table:table-cell>
          <table:table-cell table:style-name="ce44" table:formula="of:=SQRT([.I30]^2*[.$B$5]^2 + [.$C$5]^2*[.H30]^2)" office:value-type="float" office:value="157.864287609104" calcext:value-type="float">
            <text:p>157,86</text:p>
          </table:table-cell>
          <table:table-cell table:style-name="ce44" table:formula="of:=[.J30]*[.$B$6]" office:value-type="float" office:value="5398.45383980182" calcext:value-type="float">
            <text:p>5398,45</text:p>
          </table:table-cell>
          <table:table-cell table:style-name="ce44" table:formula="of:=SQRT([.K30]^2*[.$B$6]^2+[.$C$6]^2*[.J30]^2)" office:value-type="float" office:value="99.5024815463121" calcext:value-type="float">
            <text:p>99,50</text:p>
          </table:table-cell>
          <table:table-cell table:style-name="ce45" table:formula="of:=2*[.O30]*[.Q30]*[.$B$4]/[.G30]" office:value-type="float" office:value="0.0678601470804054" calcext:value-type="float">
            <text:p>0,0679</text:p>
          </table:table-cell>
          <table:table-cell table:style-name="ce45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44" table:formula="of:=[.L30]-[.S30]" office:value-type="float" office:value="52.9321398529196" calcext:value-type="float">
            <text:p>52,93</text:p>
          </table:table-cell>
          <table:table-cell table:style-name="ce44" table:formula="of:=SQRT([.M30]^2+[.T30]^2)" office:value-type="float" office:value="7.28011030848537" calcext:value-type="float">
            <text:p>7,28</text:p>
          </table:table-cell>
          <table:table-cell/>
          <table:table-cell table:style-name="ce48" office:value-type="float" office:value="-12" calcext:value-type="float">
            <text:p>-12</text:p>
          </table:table-cell>
          <table:table-cell table:style-name="ce49" table:formula="of:=[.O30]/[.G30]" office:value-type="float" office:value="25.1405862101051" calcext:value-type="float">
            <text:p>25,14</text:p>
          </table:table-cell>
          <table:table-cell table:style-name="ce49" table:formula="of:=[.P30]/[.G30]" office:value-type="float" office:value="0.789321438045519" calcext:value-type="float">
            <text:p>0,79</text:p>
          </table:table-cell>
          <table:table-cell table:style-name="ce49" table:formula="of:=[.Q30]/[.G30]" office:value-type="float" office:value="26.9922691990091" calcext:value-type="float">
            <text:p>26,99</text:p>
          </table:table-cell>
          <table:table-cell table:style-name="ce49" table:formula="of:=[.R30]/[.G30]" office:value-type="float" office:value="0.49751240773156" calcext:value-type="float">
            <text:p>0,50</text:p>
          </table:table-cell>
          <table:table-cell table:style-name="ce50" table:formula="of:=[.S30]/[.G30]" office:value-type="float" office:value="0.000339300735402027" calcext:value-type="float">
            <text:p>3,39E-04</text:p>
          </table:table-cell>
          <table:table-cell table:style-name="ce50" table:formula="of:=[.T30]/[.G30]" office:value-type="float" office:value="0.0000123528488595036" calcext:value-type="float">
            <text:p>1,24E-05</text:p>
          </table:table-cell>
          <table:table-cell table:style-name="ce49" table:formula="of:=[.U30]/[.G30]" office:value-type="float" office:value="0.264660699264598" calcext:value-type="float">
            <text:p>0,26</text:p>
          </table:table-cell>
          <table:table-cell table:style-name="ce49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73" table:formula="of:=([.F30]-[.$AG$6])^2" office:value-type="float" office:value="142.039014057635" calcext:value-type="float">
            <text:p>142,039</text:p>
          </table:table-cell>
          <table:table-cell table:style-name="ce73" table:formula="of:=([.F30]-[.$AG$6])^3" office:value-type="float" office:value="-1692.82269799498" calcext:value-type="float">
            <text:p>-1692,823</text:p>
          </table:table-cell>
          <table:table-cell table:style-name="ce73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44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44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44" table:formula="of:=SQRT([.L31])" office:value-type="float" office:value="3" calcext:value-type="float">
            <text:p>3,00</text:p>
          </table:table-cell>
          <table:table-cell/>
          <table:table-cell table:style-name="ce44" table:formula="of:=[.H31]*[.$B$5]" office:value-type="float" office:value="5077.33209267703" calcext:value-type="float">
            <text:p>5077,33</text:p>
          </table:table-cell>
          <table:table-cell table:style-name="ce44" table:formula="of:=SQRT([.I31]^2*[.$B$5]^2 + [.$C$5]^2*[.H31]^2)" office:value-type="float" office:value="159.302868132507" calcext:value-type="float">
            <text:p>159,30</text:p>
          </table:table-cell>
          <table:table-cell table:style-name="ce44" table:formula="of:=[.J31]*[.$B$6]" office:value-type="float" office:value="5645.04260941371" calcext:value-type="float">
            <text:p>5645,04</text:p>
          </table:table-cell>
          <table:table-cell table:style-name="ce44" table:formula="of:=SQRT([.K31]^2*[.$B$6]^2+[.$C$6]^2*[.J31]^2)" office:value-type="float" office:value="103.131399088443" calcext:value-type="float">
            <text:p>103,13</text:p>
          </table:table-cell>
          <table:table-cell table:style-name="ce45" table:formula="of:=2*[.O31]*[.Q31]*[.$B$4]/[.G31]" office:value-type="float" office:value="0.0716543900132637" calcext:value-type="float">
            <text:p>0,0717</text:p>
          </table:table-cell>
          <table:table-cell table:style-name="ce45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44" table:formula="of:=[.L31]-[.S31]" office:value-type="float" office:value="8.92834560998674" calcext:value-type="float">
            <text:p>8,93</text:p>
          </table:table-cell>
          <table:table-cell table:style-name="ce44" table:formula="of:=SQRT([.M31]^2+[.T31]^2)" office:value-type="float" office:value="3.00000112799983" calcext:value-type="float">
            <text:p>3,00</text:p>
          </table:table-cell>
          <table:table-cell/>
          <table:table-cell table:style-name="ce48" office:value-type="float" office:value="-15" calcext:value-type="float">
            <text:p>-15</text:p>
          </table:table-cell>
          <table:table-cell table:style-name="ce49" table:formula="of:=[.O31]/[.G31]" office:value-type="float" office:value="25.3866604633851" calcext:value-type="float">
            <text:p>25,39</text:p>
          </table:table-cell>
          <table:table-cell table:style-name="ce49" table:formula="of:=[.P31]/[.G31]" office:value-type="float" office:value="0.796514340662537" calcext:value-type="float">
            <text:p>0,80</text:p>
          </table:table-cell>
          <table:table-cell table:style-name="ce49" table:formula="of:=[.Q31]/[.G31]" office:value-type="float" office:value="28.2252130470685" calcext:value-type="float">
            <text:p>28,23</text:p>
          </table:table-cell>
          <table:table-cell table:style-name="ce49" table:formula="of:=[.R31]/[.G31]" office:value-type="float" office:value="0.515656995442216" calcext:value-type="float">
            <text:p>0,52</text:p>
          </table:table-cell>
          <table:table-cell table:style-name="ce50" table:formula="of:=[.S31]/[.G31]" office:value-type="float" office:value="0.000358271950066319" calcext:value-type="float">
            <text:p>3,58E-04</text:p>
          </table:table-cell>
          <table:table-cell table:style-name="ce50" table:formula="of:=[.T31]/[.G31]" office:value-type="float" office:value="0.0000130076902901843" calcext:value-type="float">
            <text:p>1,30E-05</text:p>
          </table:table-cell>
          <table:table-cell table:style-name="ce49" table:formula="of:=[.U31]/[.G31]" office:value-type="float" office:value="0.0446417280499337" calcext:value-type="float">
            <text:p>0,04</text:p>
          </table:table-cell>
          <table:table-cell table:style-name="ce49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73" table:formula="of:=([.F31]-[.$AG$6])^2" office:value-type="float" office:value="222.54708707093" calcext:value-type="float">
            <text:p>222,547</text:p>
          </table:table-cell>
          <table:table-cell table:style-name="ce73" table:formula="of:=([.F31]-[.$AG$6])^3" office:value-type="float" office:value="-3319.96015307352" calcext:value-type="float">
            <text:p>-3319,960</text:p>
          </table:table-cell>
          <table:table-cell table:style-name="ce73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44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44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44" table:formula="of:=SQRT([.L32])" office:value-type="float" office:value="3.3166247903554" calcext:value-type="float">
            <text:p>3,32</text:p>
          </table:table-cell>
          <table:table-cell/>
          <table:table-cell table:style-name="ce44" table:formula="of:=[.H32]*[.$B$5]" office:value-type="float" office:value="4991.20610402903" calcext:value-type="float">
            <text:p>4991,21</text:p>
          </table:table-cell>
          <table:table-cell table:style-name="ce44" table:formula="of:=SQRT([.I32]^2*[.$B$5]^2 + [.$C$5]^2*[.H32]^2)" office:value-type="float" office:value="156.785305127921" calcext:value-type="float">
            <text:p>156,79</text:p>
          </table:table-cell>
          <table:table-cell table:style-name="ce44" table:formula="of:=[.J32]*[.$B$6]" office:value-type="float" office:value="5566.28142031379" calcext:value-type="float">
            <text:p>5566,28</text:p>
          </table:table-cell>
          <table:table-cell table:style-name="ce44" table:formula="of:=SQRT([.K32]^2*[.$B$6]^2+[.$C$6]^2*[.J32]^2)" office:value-type="float" office:value="101.973167503079" calcext:value-type="float">
            <text:p>101,97</text:p>
          </table:table-cell>
          <table:table-cell table:style-name="ce45" table:formula="of:=2*[.O32]*[.Q32]*[.$B$4]/[.G32]" office:value-type="float" office:value="0.069456144504534" calcext:value-type="float">
            <text:p>0,0695</text:p>
          </table:table-cell>
          <table:table-cell table:style-name="ce45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44" table:formula="of:=[.L32]-[.S32]" office:value-type="float" office:value="10.9305438554955" calcext:value-type="float">
            <text:p>10,93</text:p>
          </table:table-cell>
          <table:table-cell table:style-name="ce44" table:formula="of:=SQRT([.M32]^2+[.T32]^2)" office:value-type="float" office:value="3.31662575205797" calcext:value-type="float">
            <text:p>3,32</text:p>
          </table:table-cell>
          <table:table-cell/>
          <table:table-cell table:style-name="ce48" office:value-type="float" office:value="-20" calcext:value-type="float">
            <text:p>-20</text:p>
          </table:table-cell>
          <table:table-cell table:style-name="ce49" table:formula="of:=[.O32]/[.G32]" office:value-type="float" office:value="24.9560305201452" calcext:value-type="float">
            <text:p>24,96</text:p>
          </table:table-cell>
          <table:table-cell table:style-name="ce49" table:formula="of:=[.P32]/[.G32]" office:value-type="float" office:value="0.783926525639603" calcext:value-type="float">
            <text:p>0,78</text:p>
          </table:table-cell>
          <table:table-cell table:style-name="ce49" table:formula="of:=[.Q32]/[.G32]" office:value-type="float" office:value="27.831407101569" calcext:value-type="float">
            <text:p>27,83</text:p>
          </table:table-cell>
          <table:table-cell table:style-name="ce49" table:formula="of:=[.R32]/[.G32]" office:value-type="float" office:value="0.509865837515396" calcext:value-type="float">
            <text:p>0,51</text:p>
          </table:table-cell>
          <table:table-cell table:style-name="ce50" table:formula="of:=[.S32]/[.G32]" office:value-type="float" office:value="0.00034728072252267" calcext:value-type="float">
            <text:p>3,47E-04</text:p>
          </table:table-cell>
          <table:table-cell table:style-name="ce50" table:formula="of:=[.T32]/[.G32]" office:value-type="float" office:value="0.0000126285530816485" calcext:value-type="float">
            <text:p>1,26E-05</text:p>
          </table:table-cell>
          <table:table-cell table:style-name="ce49" table:formula="of:=[.U32]/[.G32]" office:value-type="float" office:value="0.0546527192774773" calcext:value-type="float">
            <text:p>0,05</text:p>
          </table:table-cell>
          <table:table-cell table:style-name="ce49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73" table:formula="of:=([.F32]-[.$AG$6])^2" office:value-type="float" office:value="396.727208759757" calcext:value-type="float">
            <text:p>396,727</text:p>
          </table:table-cell>
          <table:table-cell table:style-name="ce73" table:formula="of:=([.F32]-[.$AG$6])^3" office:value-type="float" office:value="-7902.01737180367" calcext:value-type="float">
            <text:p>-7902,017</text:p>
          </table:table-cell>
          <table:table-cell table:style-name="ce73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/>
          <table:table-cell table:style-name="ce37"/>
          <table:table-cell table:number-columns-repeated="12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4">
          <table:table-cell table:number-columns-repeated="14"/>
          <table:table-cell table:style-name="ce37"/>
          <table:table-cell table:style-name="ce44" table:number-columns-repeated="3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8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4"/>
          <table:table-cell table:style-name="ce51" table:number-columns-repeated="2"/>
          <table:table-cell table:style-name="ce44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43"/>
          <table:table-cell table:number-columns-repeated="9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8" table:number-columns-repeated="2"/>
          <table:table-cell table:number-columns-repeated="7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44" table:number-columns-repeated="4"/>
          <table:table-cell table:style-name="ce45" table:number-columns-repeated="2"/>
          <table:table-cell table:style-name="ce44" table:number-columns-repeated="2"/>
          <table:table-cell table:number-columns-repeated="2"/>
          <table:table-cell table:style-name="ce44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8" table:default-cell-style-name="ce86"/>
        <table:table-column table:style-name="co2" table:number-columns-repeated="6" table:default-cell-style-name="ce86"/>
        <table:table-column table:style-name="co29" table:number-columns-repeated="2" table:default-cell-style-name="ce86"/>
        <table:table-column table:style-name="co30" table:default-cell-style-name="ce86"/>
        <table:table-column table:style-name="co29" table:default-cell-style-name="ce86"/>
        <table:table-column table:style-name="co31" table:default-cell-style-name="ce86"/>
        <table:table-column table:style-name="co29" table:default-cell-style-name="ce86"/>
        <table:table-column table:style-name="co32" table:default-cell-style-name="ce86"/>
        <table:table-column table:style-name="co33" table:default-cell-style-name="ce86"/>
        <table:table-column table:style-name="co2" table:number-columns-repeated="5" table:default-cell-style-name="ce86"/>
        <table:table-column table:style-name="co34" table:default-cell-style-name="ce86"/>
        <table:table-column table:style-name="co14" table:default-cell-style-name="ce86"/>
        <table:table-column table:style-name="co35" table:default-cell-style-name="ce86"/>
        <table:table-column table:style-name="co36" table:default-cell-style-name="ce86"/>
        <table:table-column table:style-name="co37" table:default-cell-style-name="ce86"/>
        <table:table-column table:style-name="co18" table:number-columns-repeated="2" table:default-cell-style-name="ce86"/>
        <table:table-column table:style-name="co38" table:default-cell-style-name="ce86"/>
        <table:table-column table:style-name="co18" table:number-columns-repeated="996" table:default-cell-style-name="ce86"/>
        <table:table-row table:style-name="ro4">
          <table:table-cell table:number-columns-repeated="9"/>
          <table:table-cell table:style-name="ce87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87"/>
          <table:table-cell table:style-name="ce87" office:value-type="string" calcext:value-type="string">
            <text:p>Correcção</text:p>
          </table:table-cell>
          <table:table-cell table:number-columns-repeated="10"/>
          <table:table-cell table:style-name="ce120" office:value-type="string" calcext:value-type="string" table:number-columns-spanned="4" table:number-rows-spanned="1">
            <text:p>TABELA 2</text:p>
          </table:table-cell>
          <table:covered-table-cell table:number-columns-repeated="3" table:style-name="ce124"/>
          <table:table-cell table:number-columns-repeated="999"/>
        </table:table-row>
        <table:table-row table:style-name="ro4">
          <table:table-cell table:style-name="ce87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88"/>
          <table:table-cell table:style-name="ce88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119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119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119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88" office:value-type="string" calcext:value-type="string">
            <text:p>Δt (s)</text:p>
          </table:table-cell>
          <table:table-cell table:style-name="ce121" office:value-type="string" calcext:value-type="string">
            <text:p>Eficiencia A</text:p>
          </table:table-cell>
          <table:table-cell table:style-name="ce121" office:value-type="string" calcext:value-type="string">
            <text:p>e eficiencia A</text:p>
          </table:table-cell>
          <table:table-cell table:style-name="ce121" office:value-type="string" calcext:value-type="string">
            <text:p>Eficiencia B</text:p>
          </table:table-cell>
          <table:table-cell table:style-name="ce121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119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119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119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22" table:formula="of:=[.S4]/[.M4]" office:value-type="float" office:value="0.397562847875992" calcext:value-type="float">
            <text:p>0,398</text:p>
          </table:table-cell>
          <table:table-cell table:style-name="ce122" table:formula="of:=SQRT([.T4]^2/[.M4]^2+([.S4]/[.M4]^2)^2*[.N4]^2)" office:value-type="float" office:value="0.0224261498522911" calcext:value-type="float">
            <text:p>0,022</text:p>
          </table:table-cell>
          <table:table-cell table:style-name="ce122" table:formula="of:=[.S4]/[.K4]" office:value-type="float" office:value="0.414431721782737" calcext:value-type="float">
            <text:p>0,414</text:p>
          </table:table-cell>
          <table:table-cell table:style-name="ce122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119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119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119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22" table:formula="of:=[.S5]/[.M5]" office:value-type="float" office:value="0.383203362917762" calcext:value-type="float">
            <text:p>0,383</text:p>
          </table:table-cell>
          <table:table-cell table:style-name="ce122" table:formula="of:=SQRT([.T5]^2/[.M5]^2+([.S5]/[.M5]^2)^2*[.N5]^2)" office:value-type="float" office:value="0.0199758241874314" calcext:value-type="float">
            <text:p>0,020</text:p>
          </table:table-cell>
          <table:table-cell table:style-name="ce122" table:formula="of:=[.S5]/[.K5]" office:value-type="float" office:value="0.414265566494304" calcext:value-type="float">
            <text:p>0,414</text:p>
          </table:table-cell>
          <table:table-cell table:style-name="ce122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119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119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119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22" table:formula="of:=[.S6]/[.M6]" office:value-type="float" office:value="0.410372192268543" calcext:value-type="float">
            <text:p>0,410</text:p>
          </table:table-cell>
          <table:table-cell table:style-name="ce122" table:formula="of:=SQRT([.T6]^2/[.M6]^2+([.S6]/[.M6]^2)^2*[.N6]^2)" office:value-type="float" office:value="0.0192237158569349" calcext:value-type="float">
            <text:p>0,019</text:p>
          </table:table-cell>
          <table:table-cell table:style-name="ce122" table:formula="of:=[.S6]/[.K6]" office:value-type="float" office:value="0.429230493874365" calcext:value-type="float">
            <text:p>0,429</text:p>
          </table:table-cell>
          <table:table-cell table:style-name="ce122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123" table:formula="of:=([.V4]+[.V5]+[.V6])/3" office:value-type="float" office:value="0.397046134354099" calcext:value-type="float">
            <text:p>0,397</text:p>
          </table:table-cell>
          <table:table-cell table:style-name="ce123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123" table:formula="of:=([.X4]+[.X5]+[.X6])/3" office:value-type="float" office:value="0.419309260717135" calcext:value-type="float">
            <text:p>0,419</text:p>
          </table:table-cell>
          <table:table-cell table:style-name="ce123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87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118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89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88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7" table:default-cell-style-name="ce86"/>
        <table:table-column table:style-name="co2" table:number-columns-repeated="4" table:default-cell-style-name="ce86"/>
        <table:table-column table:style-name="co39" table:default-cell-style-name="ce86"/>
        <table:table-column table:style-name="co41" table:default-cell-style-name="ce86"/>
        <table:table-column table:style-name="co2" table:number-columns-repeated="12" table:default-cell-style-name="ce86"/>
        <table:table-column table:style-name="co42" table:default-cell-style-name="ce86"/>
        <table:table-column table:style-name="co2" table:number-columns-repeated="5" table:default-cell-style-name="ce86"/>
        <table:table-column table:style-name="co43" table:default-cell-style-name="ce86"/>
        <table:table-column table:style-name="co44" table:default-cell-style-name="ce86"/>
        <table:table-column table:style-name="co47" table:default-cell-style-name="ce86"/>
        <table:table-column table:style-name="co48" table:default-cell-style-name="ce86"/>
        <table:table-column table:style-name="co49" table:default-cell-style-name="ce86"/>
        <table:table-column table:style-name="co50" table:default-cell-style-name="ce86"/>
        <table:table-column table:style-name="co2" table:number-columns-repeated="3" table:default-cell-style-name="ce86"/>
        <table:table-column table:style-name="co11" table:default-cell-style-name="ce86"/>
        <table:table-column table:style-name="co2" table:number-columns-repeated="2" table:default-cell-style-name="ce86"/>
        <table:table-column table:style-name="co10" table:default-cell-style-name="ce86"/>
        <table:table-column table:style-name="co51" table:default-cell-style-name="ce86"/>
        <table:table-column table:style-name="co40" table:default-cell-style-name="ce86"/>
        <table:table-column table:style-name="co51" table:default-cell-style-name="ce86"/>
        <table:table-column table:style-name="co2" table:number-columns-repeated="2" table:default-cell-style-name="ce86"/>
        <table:table-column table:style-name="co18" table:number-columns-repeated="981" table:default-cell-style-name="ce86"/>
        <table:table-row table:style-name="ro4">
          <table:table-cell table:number-columns-repeated="24"/>
          <table:table-cell table:style-name="ce97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4">
          <table:table-cell table:style-name="ce87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93" office:value-type="string" calcext:value-type="string">
            <text:p>Valores medidos</text:p>
          </table:table-cell>
          <table:table-cell table:number-columns-repeated="8"/>
          <table:table-cell table:style-name="ce87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88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88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120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93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28" office:value-type="string" calcext:value-type="string">
            <text:p>R_A (s⁻¹)</text:p>
          </table:table-cell>
          <table:table-cell table:style-name="ce128" office:value-type="string" calcext:value-type="string">
            <text:p>e R_A <text:s/>(s⁻¹)</text:p>
          </table:table-cell>
          <table:table-cell table:style-name="ce128" office:value-type="string" calcext:value-type="string">
            <text:p>R_B <text:s/>(s⁻¹)</text:p>
          </table:table-cell>
          <table:table-cell table:style-name="ce128" office:value-type="string" calcext:value-type="string">
            <text:p>e R_B <text:s/>(s⁻¹)</text:p>
          </table:table-cell>
          <table:table-cell table:style-name="ce128" office:value-type="string" calcext:value-type="string">
            <text:p>R_C <text:s/>(s⁻¹)</text:p>
          </table:table-cell>
          <table:table-cell table:style-name="ce128" office:value-type="string" calcext:value-type="string">
            <text:p>e R_C <text:s/>(s⁻¹)</text:p>
          </table:table-cell>
          <table:table-cell table:number-columns-repeated="2"/>
          <table:table-cell table:style-name="ce89"/>
          <table:table-cell/>
          <table:table-cell table:style-name="Default"/>
          <table:table-cell table:number-columns-repeated="3"/>
          <table:table-cell table:style-name="ce89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88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4" table:formula="of:=[.H6]*[.$B$4]" office:value-type="float" office:value="898.099125084127" calcext:value-type="float">
            <text:p>898,10</text:p>
          </table:table-cell>
          <table:table-cell table:style-name="ce94" table:formula="of:=SQRT([.I6]^2*[.$B$4]^2 + [.$C$4]^2*[.H6]^2)" office:value-type="float" office:value="36.5055489142482" calcext:value-type="float">
            <text:p>36,51</text:p>
          </table:table-cell>
          <table:table-cell table:style-name="ce94" table:formula="of:=[.J6]*[.$B$5]" office:value-type="float" office:value="1822.15171554533" calcext:value-type="float">
            <text:p>1822,15</text:p>
          </table:table-cell>
          <table:table-cell table:style-name="ce94" table:formula="of:=SQRT([.K6]^2*[.$B$5]^2+[.$C$5]^2*[.J6]^2)" office:value-type="float" office:value="59.4165007558023" calcext:value-type="float">
            <text:p>59,42</text:p>
          </table:table-cell>
          <table:table-cell table:style-name="ce95" table:formula="of:=2*[.H6]*[.J6]*[.$B$3]/[.G6]" office:value-type="float" office:value="0.03245281" calcext:value-type="float">
            <text:p>0,0325</text:p>
          </table:table-cell>
          <table:table-cell table:style-name="ce95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4" table:formula="of:=[.L6]-[.S5]" office:value-type="float" office:value="396.96754719" calcext:value-type="float">
            <text:p>396,97</text:p>
          </table:table-cell>
          <table:table-cell table:style-name="ce94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129" table:formula="of:=[.O5]/[.G6]" office:value-type="float" office:value="17.9619825016825" calcext:value-type="float">
            <text:p>17,96</text:p>
          </table:table-cell>
          <table:table-cell table:style-name="ce129" table:formula="of:=[.P5]/[.G6]" office:value-type="float" office:value="0.730110978284965" calcext:value-type="float">
            <text:p>0,73</text:p>
          </table:table-cell>
          <table:table-cell table:style-name="ce129" table:formula="of:=[.Q5]/[.G6]" office:value-type="float" office:value="36.4430343109067" calcext:value-type="float">
            <text:p>36,44</text:p>
          </table:table-cell>
          <table:table-cell table:style-name="ce129" table:formula="of:=[.R5]/[.G6]" office:value-type="float" office:value="1.18833001511605" calcext:value-type="float">
            <text:p>1,19</text:p>
          </table:table-cell>
          <table:table-cell table:style-name="ce129" table:formula="of:=[.U5]/[.G6]" office:value-type="float" office:value="7.9393509438" calcext:value-type="float">
            <text:p>7,94</text:p>
          </table:table-cell>
          <table:table-cell table:style-name="ce129" table:formula="of:=[.V5]/[.G6]" office:value-type="float" office:value="0.398497177520725" calcext:value-type="float">
            <text:p>0,40</text:p>
          </table:table-cell>
          <table:table-cell/>
          <table:table-cell table:style-name="ce133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89"/>
          <table:covered-table-cell table:style-name="ce135"/>
          <table:covered-table-cell table:style-name="ce136"/>
          <table:covered-table-cell table:style-name="ce134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4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4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4" table:formula="of:=SQRT([.L6])" office:value-type="float" office:value="19.9248588451713" calcext:value-type="float">
            <text:p>19,92</text:p>
          </table:table-cell>
          <table:table-cell/>
          <table:table-cell table:style-name="ce94" table:formula="of:=[.H7]*[.$B$4]" office:value-type="float" office:value="1000.48379963465" calcext:value-type="float">
            <text:p>1000,48</text:p>
          </table:table-cell>
          <table:table-cell table:style-name="ce94" table:formula="of:=SQRT([.I7]^2*[.$B$4]^2 + [.$C$4]^2*[.H7]^2)" office:value-type="float" office:value="39.6919470472203" calcext:value-type="float">
            <text:p>39,69</text:p>
          </table:table-cell>
          <table:table-cell table:style-name="ce94" table:formula="of:=[.J7]*[.$B$5]" office:value-type="float" office:value="1674.64769024343" calcext:value-type="float">
            <text:p>1674,65</text:p>
          </table:table-cell>
          <table:table-cell table:style-name="ce94" table:formula="of:=SQRT([.K7]^2*[.$B$5]^2+[.$C$5]^2*[.J7]^2)" office:value-type="float" office:value="55.5101423282225" calcext:value-type="float">
            <text:p>55,51</text:p>
          </table:table-cell>
          <table:table-cell table:style-name="ce95" table:formula="of:=2*[.H7]*[.J7]*[.$B$3]/[.G7]" office:value-type="float" office:value="0.03322592" calcext:value-type="float">
            <text:p>0,0332</text:p>
          </table:table-cell>
          <table:table-cell table:style-name="ce95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4" table:formula="of:=[.L7]-[.S6]" office:value-type="float" office:value="435.96677408" calcext:value-type="float">
            <text:p>435,97</text:p>
          </table:table-cell>
          <table:table-cell table:style-name="ce94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129" table:formula="of:=[.O6]/[.G7]" office:value-type="float" office:value="20.009675992693" calcext:value-type="float">
            <text:p>20,01</text:p>
          </table:table-cell>
          <table:table-cell table:style-name="ce129" table:formula="of:=[.P6]/[.G7]" office:value-type="float" office:value="0.793838940944406" calcext:value-type="float">
            <text:p>0,79</text:p>
          </table:table-cell>
          <table:table-cell table:style-name="ce129" table:formula="of:=[.Q6]/[.G7]" office:value-type="float" office:value="33.4929538048687" calcext:value-type="float">
            <text:p>33,49</text:p>
          </table:table-cell>
          <table:table-cell table:style-name="ce129" table:formula="of:=[.R6]/[.G7]" office:value-type="float" office:value="1.11020284656445" calcext:value-type="float">
            <text:p>1,11</text:p>
          </table:table-cell>
          <table:table-cell table:style-name="ce129" table:formula="of:=[.U6]/[.G7]" office:value-type="float" office:value="8.7193354816" calcext:value-type="float">
            <text:p>8,72</text:p>
          </table:table-cell>
          <table:table-cell table:style-name="ce129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89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4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4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4" table:formula="of:=SQRT([.L7])" office:value-type="float" office:value="20.8806130178211" calcext:value-type="float">
            <text:p>20,88</text:p>
          </table:table-cell>
          <table:table-cell/>
          <table:table-cell table:style-name="ce94" table:formula="of:=[.H8]*[.$B$4]" office:value-type="float" office:value="1066.44976444573" calcext:value-type="float">
            <text:p>1066,45</text:p>
          </table:table-cell>
          <table:table-cell table:style-name="ce94" table:formula="of:=SQRT([.I8]^2*[.$B$4]^2 + [.$C$4]^2*[.H8]^2)" office:value-type="float" office:value="41.7340923830426" calcext:value-type="float">
            <text:p>41,73</text:p>
          </table:table-cell>
          <table:table-cell table:style-name="ce94" table:formula="of:=[.J8]*[.$B$5]" office:value-type="float" office:value="1466.96789342534" calcext:value-type="float">
            <text:p>1466,97</text:p>
          </table:table-cell>
          <table:table-cell table:style-name="ce94" table:formula="of:=SQRT([.K8]^2*[.$B$5]^2+[.$C$5]^2*[.J8]^2)" office:value-type="float" office:value="49.9800333143046" calcext:value-type="float">
            <text:p>49,98</text:p>
          </table:table-cell>
          <table:table-cell table:style-name="ce95" table:formula="of:=2*[.H8]*[.J8]*[.$B$3]/[.G8]" office:value-type="float" office:value="0.03102448" calcext:value-type="float">
            <text:p>0,0310</text:p>
          </table:table-cell>
          <table:table-cell table:style-name="ce95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4" table:formula="of:=[.L8]-[.S7]" office:value-type="float" office:value="452.96897552" calcext:value-type="float">
            <text:p>452,97</text:p>
          </table:table-cell>
          <table:table-cell table:style-name="ce94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129" table:formula="of:=[.O7]/[.G8]" office:value-type="float" office:value="21.3289952889145" calcext:value-type="float">
            <text:p>21,33</text:p>
          </table:table-cell>
          <table:table-cell table:style-name="ce129" table:formula="of:=[.P7]/[.G8]" office:value-type="float" office:value="0.834681847660851" calcext:value-type="float">
            <text:p>0,83</text:p>
          </table:table-cell>
          <table:table-cell table:style-name="ce129" table:formula="of:=[.Q7]/[.G8]" office:value-type="float" office:value="29.3393578685068" calcext:value-type="float">
            <text:p>29,34</text:p>
          </table:table-cell>
          <table:table-cell table:style-name="ce129" table:formula="of:=[.R7]/[.G8]" office:value-type="float" office:value="0.999600666286092" calcext:value-type="float">
            <text:p>1,00</text:p>
          </table:table-cell>
          <table:table-cell table:style-name="ce129" table:formula="of:=[.U7]/[.G8]" office:value-type="float" office:value="9.0593795104" calcext:value-type="float">
            <text:p>9,06</text:p>
          </table:table-cell>
          <table:table-cell table:style-name="ce129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4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4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4" table:formula="of:=SQRT([.L8])" office:value-type="float" office:value="21.2837966537928" calcext:value-type="float">
            <text:p>21,28</text:p>
          </table:table-cell>
          <table:table-cell/>
          <table:table-cell table:style-name="ce94" table:formula="of:=[.H9]*[.$B$4]" office:value-type="float" office:value="1204.56600326892" calcext:value-type="float">
            <text:p>1204,57</text:p>
          </table:table-cell>
          <table:table-cell table:style-name="ce94" table:formula="of:=SQRT([.I9]^2*[.$B$4]^2 + [.$C$4]^2*[.H9]^2)" office:value-type="float" office:value="45.9880020580926" calcext:value-type="float">
            <text:p>45,99</text:p>
          </table:table-cell>
          <table:table-cell table:style-name="ce94" table:formula="of:=[.J9]*[.$B$5]" office:value-type="float" office:value="1306.25455242477" calcext:value-type="float">
            <text:p>1306,25</text:p>
          </table:table-cell>
          <table:table-cell table:style-name="ce94" table:formula="of:=SQRT([.K9]^2*[.$B$5]^2+[.$C$5]^2*[.J9]^2)" office:value-type="float" office:value="45.6691108343951" calcext:value-type="float">
            <text:p>45,67</text:p>
          </table:table-cell>
          <table:table-cell table:style-name="ce95" table:formula="of:=2*[.H9]*[.J9]*[.$B$3]/[.G9]" office:value-type="float" office:value="0.0312034" calcext:value-type="float">
            <text:p>0,0312</text:p>
          </table:table-cell>
          <table:table-cell table:style-name="ce95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4" table:formula="of:=[.L9]-[.S8]" office:value-type="float" office:value="501.9687966" calcext:value-type="float">
            <text:p>501,97</text:p>
          </table:table-cell>
          <table:table-cell table:style-name="ce94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129" table:formula="of:=[.O8]/[.G9]" office:value-type="float" office:value="24.0913200653783" calcext:value-type="float">
            <text:p>24,09</text:p>
          </table:table-cell>
          <table:table-cell table:style-name="ce129" table:formula="of:=[.P8]/[.G9]" office:value-type="float" office:value="0.919760041161852" calcext:value-type="float">
            <text:p>0,92</text:p>
          </table:table-cell>
          <table:table-cell table:style-name="ce129" table:formula="of:=[.Q8]/[.G9]" office:value-type="float" office:value="26.1250910484953" calcext:value-type="float">
            <text:p>26,13</text:p>
          </table:table-cell>
          <table:table-cell table:style-name="ce129" table:formula="of:=[.R8]/[.G9]" office:value-type="float" office:value="0.913382216687903" calcext:value-type="float">
            <text:p>0,91</text:p>
          </table:table-cell>
          <table:table-cell table:style-name="ce129" table:formula="of:=[.U8]/[.G9]" office:value-type="float" office:value="10.039375932" calcext:value-type="float">
            <text:p>10,04</text:p>
          </table:table-cell>
          <table:table-cell table:style-name="ce129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4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4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4" table:formula="of:=SQRT([.L9])" office:value-type="float" office:value="22.4053565024081" calcext:value-type="float">
            <text:p>22,41</text:p>
          </table:table-cell>
          <table:table-cell/>
          <table:table-cell table:style-name="ce94" table:formula="of:=[.H10]*[.$B$4]" office:value-type="float" office:value="1289.08489568311" calcext:value-type="float">
            <text:p>1289,08</text:p>
          </table:table-cell>
          <table:table-cell table:style-name="ce94" table:formula="of:=SQRT([.I10]^2*[.$B$4]^2 + [.$C$4]^2*[.H10]^2)" office:value-type="float" office:value="48.5792325319191" calcext:value-type="float">
            <text:p>48,58</text:p>
          </table:table-cell>
          <table:table-cell table:style-name="ce94" table:formula="of:=[.J10]*[.$B$5]" office:value-type="float" office:value="1193.97536898601" calcext:value-type="float">
            <text:p>1193,98</text:p>
          </table:table-cell>
          <table:table-cell table:style-name="ce94" table:formula="of:=SQRT([.K10]^2*[.$B$5]^2+[.$C$5]^2*[.J10]^2)" office:value-type="float" office:value="42.6361772045811" calcext:value-type="float">
            <text:p>42,64</text:p>
          </table:table-cell>
          <table:table-cell table:style-name="ce95" table:formula="of:=2*[.H10]*[.J10]*[.$B$3]/[.G10]" office:value-type="float" office:value="0.03052252" calcext:value-type="float">
            <text:p>0,0305</text:p>
          </table:table-cell>
          <table:table-cell table:style-name="ce95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4" table:formula="of:=[.L10]-[.S9]" office:value-type="float" office:value="463.96947748" calcext:value-type="float">
            <text:p>463,97</text:p>
          </table:table-cell>
          <table:table-cell table:style-name="ce94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129" table:formula="of:=[.O9]/[.G10]" office:value-type="float" office:value="25.7816979136621" calcext:value-type="float">
            <text:p>25,78</text:p>
          </table:table-cell>
          <table:table-cell table:style-name="ce129" table:formula="of:=[.P9]/[.G10]" office:value-type="float" office:value="0.971584650638382" calcext:value-type="float">
            <text:p>0,97</text:p>
          </table:table-cell>
          <table:table-cell table:style-name="ce129" table:formula="of:=[.Q9]/[.G10]" office:value-type="float" office:value="23.8795073797201" calcext:value-type="float">
            <text:p>23,88</text:p>
          </table:table-cell>
          <table:table-cell table:style-name="ce129" table:formula="of:=[.R9]/[.G10]" office:value-type="float" office:value="0.852723544091621" calcext:value-type="float">
            <text:p>0,85</text:p>
          </table:table-cell>
          <table:table-cell table:style-name="ce129" table:formula="of:=[.U9]/[.G10]" office:value-type="float" office:value="9.2793895496" calcext:value-type="float">
            <text:p>9,28</text:p>
          </table:table-cell>
          <table:table-cell table:style-name="ce129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4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4" table:formula="of:=SQRT([.L10])" office:value-type="float" office:value="21.540659228538" calcext:value-type="float">
            <text:p>21,54</text:p>
          </table:table-cell>
          <table:table-cell/>
          <table:table-cell table:style-name="ce94" table:formula="of:=[.H11]*[.$B$4]" office:value-type="float" office:value="1484.92135371599" calcext:value-type="float">
            <text:p>1484,92</text:p>
          </table:table-cell>
          <table:table-cell table:style-name="ce94" table:formula="of:=SQRT([.I11]^2*[.$B$4]^2 + [.$C$4]^2*[.H11]^2)" office:value-type="float" office:value="54.5567239249494" calcext:value-type="float">
            <text:p>54,56</text:p>
          </table:table-cell>
          <table:table-cell table:style-name="ce94" table:formula="of:=[.J11]*[.$B$5]" office:value-type="float" office:value="1103.71171171171" calcext:value-type="float">
            <text:p>1103,71</text:p>
          </table:table-cell>
          <table:table-cell table:style-name="ce94" table:formula="of:=SQRT([.K11]^2*[.$B$5]^2+[.$C$5]^2*[.J11]^2)" office:value-type="float" office:value="40.1822115666714" calcext:value-type="float">
            <text:p>40,18</text:p>
          </table:table-cell>
          <table:table-cell table:style-name="ce95" table:formula="of:=2*[.H11]*[.J11]*[.$B$3]/[.G11]" office:value-type="float" office:value="0.03250144" calcext:value-type="float">
            <text:p>0,0325</text:p>
          </table:table-cell>
          <table:table-cell table:style-name="ce95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4" table:formula="of:=[.L11]-[.S10]" office:value-type="float" office:value="473.96749856" calcext:value-type="float">
            <text:p>473,97</text:p>
          </table:table-cell>
          <table:table-cell table:style-name="ce94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129" table:formula="of:=[.O10]/[.G11]" office:value-type="float" office:value="29.6984270743198" calcext:value-type="float">
            <text:p>29,70</text:p>
          </table:table-cell>
          <table:table-cell table:style-name="ce129" table:formula="of:=[.P10]/[.G11]" office:value-type="float" office:value="1.09113447849899" calcext:value-type="float">
            <text:p>1,09</text:p>
          </table:table-cell>
          <table:table-cell table:style-name="ce129" table:formula="of:=[.Q10]/[.G11]" office:value-type="float" office:value="22.0742342342342" calcext:value-type="float">
            <text:p>22,07</text:p>
          </table:table-cell>
          <table:table-cell table:style-name="ce129" table:formula="of:=[.R10]/[.G11]" office:value-type="float" office:value="0.803644231333427" calcext:value-type="float">
            <text:p>0,80</text:p>
          </table:table-cell>
          <table:table-cell table:style-name="ce129" table:formula="of:=[.U10]/[.G11]" office:value-type="float" office:value="9.4793499712" calcext:value-type="float">
            <text:p>9,48</text:p>
          </table:table-cell>
          <table:table-cell table:style-name="ce129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140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89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4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4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4" table:formula="of:=SQRT([.L11])" office:value-type="float" office:value="21.7715410570772" calcext:value-type="float">
            <text:p>21,77</text:p>
          </table:table-cell>
          <table:table-cell/>
          <table:table-cell table:style-name="ce94" table:formula="of:=[.H12]*[.$B$4]" office:value-type="float" office:value="1665.64061147967" calcext:value-type="float">
            <text:p>1665,64</text:p>
          </table:table-cell>
          <table:table-cell table:style-name="ce94" table:formula="of:=SQRT([.I12]^2*[.$B$4]^2 + [.$C$4]^2*[.H12]^2)" office:value-type="float" office:value="60.0475667721677" calcext:value-type="float">
            <text:p>60,05</text:p>
          </table:table-cell>
          <table:table-cell table:style-name="ce94" table:formula="of:=[.J12]*[.$B$5]" office:value-type="float" office:value="931.256756756757" calcext:value-type="float">
            <text:p>931,26</text:p>
          </table:table-cell>
          <table:table-cell table:style-name="ce94" table:formula="of:=SQRT([.K12]^2*[.$B$5]^2+[.$C$5]^2*[.J12]^2)" office:value-type="float" office:value="35.4435532120684" calcext:value-type="float">
            <text:p>35,44</text:p>
          </table:table-cell>
          <table:table-cell table:style-name="ce95" table:formula="of:=2*[.H12]*[.J12]*[.$B$3]/[.G12]" office:value-type="float" office:value="0.03076056" calcext:value-type="float">
            <text:p>0,0308</text:p>
          </table:table-cell>
          <table:table-cell table:style-name="ce95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4" table:formula="of:=[.L12]-[.S11]" office:value-type="float" office:value="408.96923944" calcext:value-type="float">
            <text:p>408,97</text:p>
          </table:table-cell>
          <table:table-cell table:style-name="ce94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129" table:formula="of:=[.O11]/[.G12]" office:value-type="float" office:value="33.3128122295933" calcext:value-type="float">
            <text:p>33,31</text:p>
          </table:table-cell>
          <table:table-cell table:style-name="ce129" table:formula="of:=[.P11]/[.G12]" office:value-type="float" office:value="1.20095133544335" calcext:value-type="float">
            <text:p>1,20</text:p>
          </table:table-cell>
          <table:table-cell table:style-name="ce129" table:formula="of:=[.Q11]/[.G12]" office:value-type="float" office:value="18.6251351351351" calcext:value-type="float">
            <text:p>18,63</text:p>
          </table:table-cell>
          <table:table-cell table:style-name="ce129" table:formula="of:=[.R11]/[.G12]" office:value-type="float" office:value="0.708871064241368" calcext:value-type="float">
            <text:p>0,71</text:p>
          </table:table-cell>
          <table:table-cell table:style-name="ce129" table:formula="of:=[.U11]/[.G12]" office:value-type="float" office:value="8.1793847888" calcext:value-type="float">
            <text:p>8,18</text:p>
          </table:table-cell>
          <table:table-cell table:style-name="ce129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140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4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4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4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140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140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7">
          <table:table-cell table:number-columns-repeated="5"/>
          <table:table-cell table:style-name="ce93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8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8"/>
          <table:table-cell table:style-name="ce120" office:value-type="string" calcext:value-type="string" table:number-columns-spanned="6" table:number-rows-spanned="1">
            <text:p>TABELA 4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130" office:value-type="string" calcext:value-type="string">
            <text:p>R_A <text:s/>(s⁻¹)</text:p>
          </table:table-cell>
          <table:table-cell table:style-name="ce130" office:value-type="string" calcext:value-type="string">
            <text:p>e R_A (s⁻¹)</text:p>
          </table:table-cell>
          <table:table-cell table:style-name="ce130" office:value-type="string" calcext:value-type="string">
            <text:p>R_B <text:s/>(s⁻¹)</text:p>
          </table:table-cell>
          <table:table-cell table:style-name="ce130" office:value-type="string" calcext:value-type="string">
            <text:p>e R_B <text:s/>(s⁻¹)</text:p>
          </table:table-cell>
          <table:table-cell table:style-name="ce130" office:value-type="string" calcext:value-type="string">
            <text:p>R_C <text:s/>(s⁻¹)</text:p>
          </table:table-cell>
          <table:table-cell table:style-name="ce130" office:value-type="string" calcext:value-type="string">
            <text:p>e R_C <text:s/>(s⁻¹)</text:p>
          </table:table-cell>
          <table:table-cell/>
          <table:table-cell table:style-name="ce134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139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4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4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4" table:formula="of:=[.H18]*[.$B$4]" office:value-type="float" office:value="1161.27583886165" calcext:value-type="float">
            <text:p>1161,28</text:p>
          </table:table-cell>
          <table:table-cell table:style-name="ce94" table:formula="of:=SQRT([.I18]^2*[.$B$4]^2 + [.$C$4]^2*[.H18]^2)" office:value-type="float" office:value="44.6575135380401" calcext:value-type="float">
            <text:p>44,66</text:p>
          </table:table-cell>
          <table:table-cell table:style-name="ce94" table:formula="of:=[.J18]*[.$B$5]" office:value-type="float" office:value="1196.17692160245" calcext:value-type="float">
            <text:p>1196,18</text:p>
          </table:table-cell>
          <table:table-cell table:style-name="ce94" table:formula="of:=SQRT([.K18]^2*[.$B$5]^2+[.$C$5]^2*[.J18]^2)" office:value-type="float" office:value="42.695842700828" calcext:value-type="float">
            <text:p>42,70</text:p>
          </table:table-cell>
          <table:table-cell table:style-name="ce95" table:formula="of:=2*[.H18]*[.J18]*[.$B$3]/[.$F$16]" office:value-type="float" office:value="0.027547" calcext:value-type="float">
            <text:p>0,0275</text:p>
          </table:table-cell>
          <table:table-cell table:style-name="ce95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4" table:formula="of:=[.L18]-[.S18]" office:value-type="float" office:value="-0.027547" calcext:value-type="float">
            <text:p>-0,03</text:p>
          </table:table-cell>
          <table:table-cell table:style-name="ce94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131" table:formula="of:=[.O18]/[.$F$16]" office:value-type="float" office:value="23.225516777233" calcext:value-type="float">
            <text:p>23,23</text:p>
          </table:table-cell>
          <table:table-cell table:style-name="ce131" table:formula="of:=[.P18]/[.$F$16]" office:value-type="float" office:value="0.893150270760802" calcext:value-type="float">
            <text:p>0,89</text:p>
          </table:table-cell>
          <table:table-cell table:style-name="ce131" table:formula="of:=[.Q18]/[.$F$16]" office:value-type="float" office:value="23.9235384320491" calcext:value-type="float">
            <text:p>23,92</text:p>
          </table:table-cell>
          <table:table-cell table:style-name="ce131" table:formula="of:=[.R18]/[.$F$16]" office:value-type="float" office:value="0.853916854016559" calcext:value-type="float">
            <text:p>0,85</text:p>
          </table:table-cell>
          <table:table-cell table:style-name="ce132" table:formula="of:=[.U18]/[.$F$16]" office:value-type="float" office:value="-0.00055094" calcext:value-type="float">
            <text:p>-0,0006</text:p>
          </table:table-cell>
          <table:table-cell table:style-name="ce131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4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19])" office:value-type="float" office:value="0" calcext:value-type="float">
            <text:p>0,00</text:p>
          </table:table-cell>
          <table:table-cell/>
          <table:table-cell table:style-name="ce94" table:formula="of:=[.H19]*[.$B$4]" office:value-type="float" office:value="1191.51023940006" calcext:value-type="float">
            <text:p>1191,51</text:p>
          </table:table-cell>
          <table:table-cell table:style-name="ce94" table:formula="of:=SQRT([.I19]^2*[.$B$4]^2 + [.$C$4]^2*[.H19]^2)" office:value-type="float" office:value="45.5869924591524" calcext:value-type="float">
            <text:p>45,59</text:p>
          </table:table-cell>
          <table:table-cell table:style-name="ce94" table:formula="of:=[.J19]*[.$B$5]" office:value-type="float" office:value="1209.38623730113" calcext:value-type="float">
            <text:p>1209,39</text:p>
          </table:table-cell>
          <table:table-cell table:style-name="ce94" table:formula="of:=SQRT([.K19]^2*[.$B$5]^2+[.$C$5]^2*[.J19]^2)" office:value-type="float" office:value="43.0536608312893" calcext:value-type="float">
            <text:p>43,05</text:p>
          </table:table-cell>
          <table:table-cell table:style-name="ce95" table:formula="of:=2*[.H19]*[.J19]*[.$B$3]/[.$F$16]" office:value-type="float" office:value="0.02857632" calcext:value-type="float">
            <text:p>0,0286</text:p>
          </table:table-cell>
          <table:table-cell table:style-name="ce95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4" table:formula="of:=[.L19]-[.S19]" office:value-type="float" office:value="-0.02857632" calcext:value-type="float">
            <text:p>-0,03</text:p>
          </table:table-cell>
          <table:table-cell table:style-name="ce94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131" table:formula="of:=[.O19]/[.$F$16]" office:value-type="float" office:value="23.8302047880012" calcext:value-type="float">
            <text:p>23,83</text:p>
          </table:table-cell>
          <table:table-cell table:style-name="ce131" table:formula="of:=[.P19]/[.$F$16]" office:value-type="float" office:value="0.911739849183048" calcext:value-type="float">
            <text:p>0,91</text:p>
          </table:table-cell>
          <table:table-cell table:style-name="ce131" table:formula="of:=[.Q19]/[.$F$16]" office:value-type="float" office:value="24.1877247460226" calcext:value-type="float">
            <text:p>24,19</text:p>
          </table:table-cell>
          <table:table-cell table:style-name="ce131" table:formula="of:=[.R19]/[.$F$16]" office:value-type="float" office:value="0.861073216625786" calcext:value-type="float">
            <text:p>0,86</text:p>
          </table:table-cell>
          <table:table-cell table:style-name="ce132" table:formula="of:=[.U19]/[.$F$16]" office:value-type="float" office:value="-0.0005715264" calcext:value-type="float">
            <text:p>-0,0006</text:p>
          </table:table-cell>
          <table:table-cell table:style-name="ce131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4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20])" office:value-type="float" office:value="0" calcext:value-type="float">
            <text:p>0,00</text:p>
          </table:table-cell>
          <table:table-cell/>
          <table:table-cell table:style-name="ce94" table:formula="of:=[.H20]*[.$B$4]" office:value-type="float" office:value="1177.76733006442" calcext:value-type="float">
            <text:p>1177,77</text:p>
          </table:table-cell>
          <table:table-cell table:style-name="ce94" table:formula="of:=SQRT([.I20]^2*[.$B$4]^2 + [.$C$4]^2*[.H20]^2)" office:value-type="float" office:value="45.1646475226319" calcext:value-type="float">
            <text:p>45,16</text:p>
          </table:table-cell>
          <table:table-cell table:style-name="ce94" table:formula="of:=[.J20]*[.$B$5]" office:value-type="float" office:value="1221.86170212766" calcext:value-type="float">
            <text:p>1221,86</text:p>
          </table:table-cell>
          <table:table-cell table:style-name="ce94" table:formula="of:=SQRT([.K20]^2*[.$B$5]^2+[.$C$5]^2*[.J20]^2)" office:value-type="float" office:value="43.3913297450894" calcext:value-type="float">
            <text:p>43,39</text:p>
          </table:table-cell>
          <table:table-cell table:style-name="ce95" table:formula="of:=2*[.H20]*[.J20]*[.$B$3]/[.$F$16]" office:value-type="float" office:value="0.0285381" calcext:value-type="float">
            <text:p>0,0285</text:p>
          </table:table-cell>
          <table:table-cell table:style-name="ce95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4" table:formula="of:=[.L20]-[.S20]" office:value-type="float" office:value="-0.0285381" calcext:value-type="float">
            <text:p>-0,03</text:p>
          </table:table-cell>
          <table:table-cell table:style-name="ce94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131" table:formula="of:=[.O20]/[.$F$16]" office:value-type="float" office:value="23.5553466012883" calcext:value-type="float">
            <text:p>23,56</text:p>
          </table:table-cell>
          <table:table-cell table:style-name="ce131" table:formula="of:=[.P20]/[.$F$16]" office:value-type="float" office:value="0.903292950452638" calcext:value-type="float">
            <text:p>0,90</text:p>
          </table:table-cell>
          <table:table-cell table:style-name="ce131" table:formula="of:=[.Q20]/[.$F$16]" office:value-type="float" office:value="24.4372340425532" calcext:value-type="float">
            <text:p>24,44</text:p>
          </table:table-cell>
          <table:table-cell table:style-name="ce131" table:formula="of:=[.R20]/[.$F$16]" office:value-type="float" office:value="0.867826594901787" calcext:value-type="float">
            <text:p>0,87</text:p>
          </table:table-cell>
          <table:table-cell table:style-name="ce132" table:formula="of:=[.U20]/[.$F$16]" office:value-type="float" office:value="-0.000570762" calcext:value-type="float">
            <text:p>-0,0006</text:p>
          </table:table-cell>
          <table:table-cell table:style-name="ce131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4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4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1])" office:value-type="float" office:value="1" calcext:value-type="float">
            <text:p>1,00</text:p>
          </table:table-cell>
          <table:table-cell/>
          <table:table-cell table:style-name="ce94" table:formula="of:=[.H21]*[.$B$4]" office:value-type="float" office:value="1254.04047687722" calcext:value-type="float">
            <text:p>1254,04</text:p>
          </table:table-cell>
          <table:table-cell table:style-name="ce94" table:formula="of:=SQRT([.I21]^2*[.$B$4]^2 + [.$C$4]^2*[.H21]^2)" office:value-type="float" office:value="47.5057840624277" calcext:value-type="float">
            <text:p>47,51</text:p>
          </table:table-cell>
          <table:table-cell table:style-name="ce94" table:formula="of:=[.J21]*[.$B$5]" office:value-type="float" office:value="1386.97814836113" calcext:value-type="float">
            <text:p>1386,98</text:p>
          </table:table-cell>
          <table:table-cell table:style-name="ce94" table:formula="of:=SQRT([.K21]^2*[.$B$5]^2+[.$C$5]^2*[.J21]^2)" office:value-type="float" office:value="47.8383946133672" calcext:value-type="float">
            <text:p>47,84</text:p>
          </table:table-cell>
          <table:table-cell table:style-name="ce95" table:formula="of:=2*[.H21]*[.J21]*[.$B$3]/[.$F$16]" office:value-type="float" office:value="0.0344925" calcext:value-type="float">
            <text:p>0,0345</text:p>
          </table:table-cell>
          <table:table-cell table:style-name="ce95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4" table:formula="of:=[.L21]-[.S21]" office:value-type="float" office:value="0.9655075" calcext:value-type="float">
            <text:p>0,97</text:p>
          </table:table-cell>
          <table:table-cell table:style-name="ce94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131" table:formula="of:=[.O21]/[.$F$16]" office:value-type="float" office:value="25.0808095375445" calcext:value-type="float">
            <text:p>25,08</text:p>
          </table:table-cell>
          <table:table-cell table:style-name="ce131" table:formula="of:=[.P21]/[.$F$16]" office:value-type="float" office:value="0.950115681248554" calcext:value-type="float">
            <text:p>0,95</text:p>
          </table:table-cell>
          <table:table-cell table:style-name="ce131" table:formula="of:=[.Q21]/[.$F$16]" office:value-type="float" office:value="27.7395629672225" calcext:value-type="float">
            <text:p>27,74</text:p>
          </table:table-cell>
          <table:table-cell table:style-name="ce131" table:formula="of:=[.R21]/[.$F$16]" office:value-type="float" office:value="0.956767892267343" calcext:value-type="float">
            <text:p>0,96</text:p>
          </table:table-cell>
          <table:table-cell table:style-name="ce132" table:formula="of:=[.U21]/[.$F$16]" office:value-type="float" office:value="0.01931015" calcext:value-type="float">
            <text:p>0,0193</text:p>
          </table:table-cell>
          <table:table-cell table:style-name="ce131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4" table:formula="of:=SQRT([.L22])" office:value-type="float" office:value="1.4142135623731" calcext:value-type="float">
            <text:p>1,41</text:p>
          </table:table-cell>
          <table:table-cell/>
          <table:table-cell table:style-name="ce94" table:formula="of:=[.H22]*[.$B$4]" office:value-type="float" office:value="1166.08585712912" calcext:value-type="float">
            <text:p>1166,09</text:p>
          </table:table-cell>
          <table:table-cell table:style-name="ce94" table:formula="of:=SQRT([.I22]^2*[.$B$4]^2 + [.$C$4]^2*[.H22]^2)" office:value-type="float" office:value="44.8054643135693" calcext:value-type="float">
            <text:p>44,81</text:p>
          </table:table-cell>
          <table:table-cell table:style-name="ce94" table:formula="of:=[.J22]*[.$B$5]" office:value-type="float" office:value="1245.34493003642" calcext:value-type="float">
            <text:p>1245,34</text:p>
          </table:table-cell>
          <table:table-cell table:style-name="ce94" table:formula="of:=SQRT([.K22]^2*[.$B$5]^2+[.$C$5]^2*[.J22]^2)" office:value-type="float" office:value="44.0262506900697" calcext:value-type="float">
            <text:p>44,03</text:p>
          </table:table-cell>
          <table:table-cell table:style-name="ce95" table:formula="of:=2*[.H22]*[.J22]*[.$B$3]/[.$F$16]" office:value-type="float" office:value="0.02879809" calcext:value-type="float">
            <text:p>0,0288</text:p>
          </table:table-cell>
          <table:table-cell table:style-name="ce95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4" table:formula="of:=[.L22]-[.S22]" office:value-type="float" office:value="1.97120191" calcext:value-type="float">
            <text:p>1,97</text:p>
          </table:table-cell>
          <table:table-cell table:style-name="ce94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131" table:formula="of:=[.O22]/[.$F$16]" office:value-type="float" office:value="23.3217171425824" calcext:value-type="float">
            <text:p>23,32</text:p>
          </table:table-cell>
          <table:table-cell table:style-name="ce131" table:formula="of:=[.P22]/[.$F$16]" office:value-type="float" office:value="0.896109286271386" calcext:value-type="float">
            <text:p>0,90</text:p>
          </table:table-cell>
          <table:table-cell table:style-name="ce131" table:formula="of:=[.Q22]/[.$F$16]" office:value-type="float" office:value="24.9068986007284" calcext:value-type="float">
            <text:p>24,91</text:p>
          </table:table-cell>
          <table:table-cell table:style-name="ce131" table:formula="of:=[.R22]/[.$F$16]" office:value-type="float" office:value="0.880525013801394" calcext:value-type="float">
            <text:p>0,88</text:p>
          </table:table-cell>
          <table:table-cell table:style-name="ce132" table:formula="of:=[.U22]/[.$F$16]" office:value-type="float" office:value="0.0394240382" calcext:value-type="float">
            <text:p>0,0394</text:p>
          </table:table-cell>
          <table:table-cell table:style-name="ce131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4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4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4" table:formula="of:=SQRT([.L23])" office:value-type="float" office:value="2" calcext:value-type="float">
            <text:p>2,00</text:p>
          </table:table-cell>
          <table:table-cell/>
          <table:table-cell table:style-name="ce94" table:formula="of:=[.H23]*[.$B$4]" office:value-type="float" office:value="1357.11229689453" calcext:value-type="float">
            <text:p>1357,11</text:p>
          </table:table-cell>
          <table:table-cell table:style-name="ce94" table:formula="of:=SQRT([.I23]^2*[.$B$4]^2 + [.$C$4]^2*[.H23]^2)" office:value-type="float" office:value="50.6594458325148" calcext:value-type="float">
            <text:p>50,66</text:p>
          </table:table-cell>
          <table:table-cell table:style-name="ce94" table:formula="of:=[.J23]*[.$B$5]" office:value-type="float" office:value="1449.35547249377" calcext:value-type="float">
            <text:p>1449,36</text:p>
          </table:table-cell>
          <table:table-cell table:style-name="ce94" table:formula="of:=SQRT([.K23]^2*[.$B$5]^2+[.$C$5]^2*[.J23]^2)" office:value-type="float" office:value="49.5091045792952" calcext:value-type="float">
            <text:p>49,51</text:p>
          </table:table-cell>
          <table:table-cell table:style-name="ce95" table:formula="of:=2*[.H23]*[.J23]*[.$B$3]/[.$F$16]" office:value-type="float" office:value="0.03900625" calcext:value-type="float">
            <text:p>0,0390</text:p>
          </table:table-cell>
          <table:table-cell table:style-name="ce95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4" table:formula="of:=[.L23]-[.S23]" office:value-type="float" office:value="3.96099375" calcext:value-type="float">
            <text:p>3,96</text:p>
          </table:table-cell>
          <table:table-cell table:style-name="ce94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131" table:formula="of:=[.O23]/[.$F$16]" office:value-type="float" office:value="27.1422459378906" calcext:value-type="float">
            <text:p>27,14</text:p>
          </table:table-cell>
          <table:table-cell table:style-name="ce131" table:formula="of:=[.P23]/[.$F$16]" office:value-type="float" office:value="1.0131889166503" calcext:value-type="float">
            <text:p>1,01</text:p>
          </table:table-cell>
          <table:table-cell table:style-name="ce131" table:formula="of:=[.Q23]/[.$F$16]" office:value-type="float" office:value="28.9871094498754" calcext:value-type="float">
            <text:p>28,99</text:p>
          </table:table-cell>
          <table:table-cell table:style-name="ce131" table:formula="of:=[.R23]/[.$F$16]" office:value-type="float" office:value="0.990182091585903" calcext:value-type="float">
            <text:p>0,99</text:p>
          </table:table-cell>
          <table:table-cell table:style-name="ce132" table:formula="of:=[.U23]/[.$F$16]" office:value-type="float" office:value="0.079219875" calcext:value-type="float">
            <text:p>0,0792</text:p>
          </table:table-cell>
          <table:table-cell table:style-name="ce131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4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4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4" table:formula="of:=SQRT([.L24])" office:value-type="float" office:value="12.5698050899765" calcext:value-type="float">
            <text:p>12,57</text:p>
          </table:table-cell>
          <table:table-cell/>
          <table:table-cell table:style-name="ce94" table:formula="of:=[.H24]*[.$B$4]" office:value-type="float" office:value="1165.39871166234" calcext:value-type="float">
            <text:p>1165,40</text:p>
          </table:table-cell>
          <table:table-cell table:style-name="ce94" table:formula="of:=SQRT([.I24]^2*[.$B$4]^2 + [.$C$4]^2*[.H24]^2)" office:value-type="float" office:value="44.7843303544623" calcext:value-type="float">
            <text:p>44,78</text:p>
          </table:table-cell>
          <table:table-cell table:style-name="ce94" table:formula="of:=[.J24]*[.$B$5]" office:value-type="float" office:value="1469.90329691394" calcext:value-type="float">
            <text:p>1469,90</text:p>
          </table:table-cell>
          <table:table-cell table:style-name="ce94" table:formula="of:=SQRT([.K24]^2*[.$B$5]^2+[.$C$5]^2*[.J24]^2)" office:value-type="float" office:value="50.0584886575522" calcext:value-type="float">
            <text:p>50,06</text:p>
          </table:table-cell>
          <table:table-cell table:style-name="ce95" table:formula="of:=2*[.H24]*[.J24]*[.$B$3]/[.$F$16]" office:value-type="float" office:value="0.03397088" calcext:value-type="float">
            <text:p>0,0340</text:p>
          </table:table-cell>
          <table:table-cell table:style-name="ce95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4" table:formula="of:=[.L24]-[.S24]" office:value-type="float" office:value="157.96602912" calcext:value-type="float">
            <text:p>157,97</text:p>
          </table:table-cell>
          <table:table-cell table:style-name="ce94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131" table:formula="of:=[.O24]/[.$F$16]" office:value-type="float" office:value="23.3079742332468" calcext:value-type="float">
            <text:p>23,31</text:p>
          </table:table-cell>
          <table:table-cell table:style-name="ce131" table:formula="of:=[.P24]/[.$F$16]" office:value-type="float" office:value="0.895686607089247" calcext:value-type="float">
            <text:p>0,90</text:p>
          </table:table-cell>
          <table:table-cell table:style-name="ce131" table:formula="of:=[.Q24]/[.$F$16]" office:value-type="float" office:value="29.3980659382787" calcext:value-type="float">
            <text:p>29,40</text:p>
          </table:table-cell>
          <table:table-cell table:style-name="ce131" table:formula="of:=[.R24]/[.$F$16]" office:value-type="float" office:value="1.00116977315104" calcext:value-type="float">
            <text:p>1,00</text:p>
          </table:table-cell>
          <table:table-cell table:style-name="ce132" table:formula="of:=[.U24]/[.$F$16]" office:value-type="float" office:value="3.1593205824" calcext:value-type="float">
            <text:p>3,1593</text:p>
          </table:table-cell>
          <table:table-cell table:style-name="ce131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4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4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5])" office:value-type="float" office:value="1" calcext:value-type="float">
            <text:p>1,00</text:p>
          </table:table-cell>
          <table:table-cell/>
          <table:table-cell table:style-name="ce94" table:formula="of:=[.H25]*[.$B$4]" office:value-type="float" office:value="1216.24747620421" calcext:value-type="float">
            <text:p>1216,25</text:p>
          </table:table-cell>
          <table:table-cell table:style-name="ce94" table:formula="of:=SQRT([.I25]^2*[.$B$4]^2 + [.$C$4]^2*[.H25]^2)" office:value-type="float" office:value="46.3466245903376" calcext:value-type="float">
            <text:p>46,35</text:p>
          </table:table-cell>
          <table:table-cell table:style-name="ce94" table:formula="of:=[.J25]*[.$B$5]" office:value-type="float" office:value="1117.65487828254" calcext:value-type="float">
            <text:p>1117,65</text:p>
          </table:table-cell>
          <table:table-cell table:style-name="ce94" table:formula="of:=SQRT([.K25]^2*[.$B$5]^2+[.$C$5]^2*[.J25]^2)" office:value-type="float" office:value="40.5623101913972" calcext:value-type="float">
            <text:p>40,56</text:p>
          </table:table-cell>
          <table:table-cell table:style-name="ce95" table:formula="of:=2*[.H25]*[.J25]*[.$B$3]/[.$F$16]" office:value-type="float" office:value="0.0269571" calcext:value-type="float">
            <text:p>0,0270</text:p>
          </table:table-cell>
          <table:table-cell table:style-name="ce95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4" table:formula="of:=[.L25]-[.S25]" office:value-type="float" office:value="0.9730429" calcext:value-type="float">
            <text:p>0,97</text:p>
          </table:table-cell>
          <table:table-cell table:style-name="ce94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131" table:formula="of:=[.O25]/[.$F$16]" office:value-type="float" office:value="24.3249495240842" calcext:value-type="float">
            <text:p>24,32</text:p>
          </table:table-cell>
          <table:table-cell table:style-name="ce131" table:formula="of:=[.P25]/[.$F$16]" office:value-type="float" office:value="0.926932491806752" calcext:value-type="float">
            <text:p>0,93</text:p>
          </table:table-cell>
          <table:table-cell table:style-name="ce131" table:formula="of:=[.Q25]/[.$F$16]" office:value-type="float" office:value="22.3530975656508" calcext:value-type="float">
            <text:p>22,35</text:p>
          </table:table-cell>
          <table:table-cell table:style-name="ce131" table:formula="of:=[.R25]/[.$F$16]" office:value-type="float" office:value="0.811246203827943" calcext:value-type="float">
            <text:p>0,81</text:p>
          </table:table-cell>
          <table:table-cell table:style-name="ce132" table:formula="of:=[.U25]/[.$F$16]" office:value-type="float" office:value="0.019460858" calcext:value-type="float">
            <text:p>0,0195</text:p>
          </table:table-cell>
          <table:table-cell table:style-name="ce131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4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6])" office:value-type="float" office:value="1" calcext:value-type="float">
            <text:p>1,00</text:p>
          </table:table-cell>
          <table:table-cell/>
          <table:table-cell table:style-name="ce94" table:formula="of:=[.H26]*[.$B$4]" office:value-type="float" office:value="1205.2531487357" calcext:value-type="float">
            <text:p>1205,25</text:p>
          </table:table-cell>
          <table:table-cell table:style-name="ce94" table:formula="of:=SQRT([.I26]^2*[.$B$4]^2 + [.$C$4]^2*[.H26]^2)" office:value-type="float" office:value="46.0091020480927" calcext:value-type="float">
            <text:p>46,01</text:p>
          </table:table-cell>
          <table:table-cell table:style-name="ce94" table:formula="of:=[.J26]*[.$B$5]" office:value-type="float" office:value="1178.56450067088" calcext:value-type="float">
            <text:p>1178,56</text:p>
          </table:table-cell>
          <table:table-cell table:style-name="ce94" table:formula="of:=SQRT([.K26]^2*[.$B$5]^2+[.$C$5]^2*[.J26]^2)" office:value-type="float" office:value="42.2182809887117" calcext:value-type="float">
            <text:p>42,22</text:p>
          </table:table-cell>
          <table:table-cell table:style-name="ce95" table:formula="of:=2*[.H26]*[.J26]*[.$B$3]/[.$F$16]" office:value-type="float" office:value="0.02816924" calcext:value-type="float">
            <text:p>0,0282</text:p>
          </table:table-cell>
          <table:table-cell table:style-name="ce95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4" table:formula="of:=[.L26]-[.S26]" office:value-type="float" office:value="0.97183076" calcext:value-type="float">
            <text:p>0,97</text:p>
          </table:table-cell>
          <table:table-cell table:style-name="ce94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131" table:formula="of:=[.O26]/[.$F$16]" office:value-type="float" office:value="24.105062974714" calcext:value-type="float">
            <text:p>24,11</text:p>
          </table:table-cell>
          <table:table-cell table:style-name="ce131" table:formula="of:=[.P26]/[.$F$16]" office:value-type="float" office:value="0.920182040961853" calcext:value-type="float">
            <text:p>0,92</text:p>
          </table:table-cell>
          <table:table-cell table:style-name="ce131" table:formula="of:=[.Q26]/[.$F$16]" office:value-type="float" office:value="23.5712900134177" calcext:value-type="float">
            <text:p>23,57</text:p>
          </table:table-cell>
          <table:table-cell table:style-name="ce131" table:formula="of:=[.R26]/[.$F$16]" office:value-type="float" office:value="0.844365619774233" calcext:value-type="float">
            <text:p>0,84</text:p>
          </table:table-cell>
          <table:table-cell table:style-name="ce132" table:formula="of:=[.U26]/[.$F$16]" office:value-type="float" office:value="0.0194366152" calcext:value-type="float">
            <text:p>0,0194</text:p>
          </table:table-cell>
          <table:table-cell table:style-name="ce131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4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4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27])" office:value-type="float" office:value="1" calcext:value-type="float">
            <text:p>1,00</text:p>
          </table:table-cell>
          <table:table-cell/>
          <table:table-cell table:style-name="ce94" table:formula="of:=[.H27]*[.$B$4]" office:value-type="float" office:value="1182.57734833189" calcext:value-type="float">
            <text:p>1182,58</text:p>
          </table:table-cell>
          <table:table-cell table:style-name="ce94" table:formula="of:=SQRT([.I27]^2*[.$B$4]^2 + [.$C$4]^2*[.H27]^2)" office:value-type="float" office:value="45.3124954328367" calcext:value-type="float">
            <text:p>45,31</text:p>
          </table:table-cell>
          <table:table-cell table:style-name="ce94" table:formula="of:=[.J27]*[.$B$5]" office:value-type="float" office:value="1243.87722829212" calcext:value-type="float">
            <text:p>1243,88</text:p>
          </table:table-cell>
          <table:table-cell table:style-name="ce94" table:formula="of:=SQRT([.K27]^2*[.$B$5]^2+[.$C$5]^2*[.J27]^2)" office:value-type="float" office:value="43.9865940164421" calcext:value-type="float">
            <text:p>43,99</text:p>
          </table:table-cell>
          <table:table-cell table:style-name="ce95" table:formula="of:=2*[.H27]*[.J27]*[.$B$3]/[.$F$16]" office:value-type="float" office:value="0.02917095" calcext:value-type="float">
            <text:p>0,0292</text:p>
          </table:table-cell>
          <table:table-cell table:style-name="ce95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4" table:formula="of:=[.L27]-[.S27]" office:value-type="float" office:value="0.97082905" calcext:value-type="float">
            <text:p>0,97</text:p>
          </table:table-cell>
          <table:table-cell table:style-name="ce94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131" table:formula="of:=[.O27]/[.$F$16]" office:value-type="float" office:value="23.6515469666378" calcext:value-type="float">
            <text:p>23,65</text:p>
          </table:table-cell>
          <table:table-cell table:style-name="ce131" table:formula="of:=[.P27]/[.$F$16]" office:value-type="float" office:value="0.906249908656735" calcext:value-type="float">
            <text:p>0,91</text:p>
          </table:table-cell>
          <table:table-cell table:style-name="ce131" table:formula="of:=[.Q27]/[.$F$16]" office:value-type="float" office:value="24.8775445658424" calcext:value-type="float">
            <text:p>24,88</text:p>
          </table:table-cell>
          <table:table-cell table:style-name="ce131" table:formula="of:=[.R27]/[.$F$16]" office:value-type="float" office:value="0.879731880328841" calcext:value-type="float">
            <text:p>0,88</text:p>
          </table:table-cell>
          <table:table-cell table:style-name="ce132" table:formula="of:=[.U27]/[.$F$16]" office:value-type="float" office:value="0.019416581" calcext:value-type="float">
            <text:p>0,0194</text:p>
          </table:table-cell>
          <table:table-cell table:style-name="ce131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4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4" table:formula="of:=SQRT([.L28])" office:value-type="float" office:value="1.73205080756888" calcext:value-type="float">
            <text:p>1,73</text:p>
          </table:table-cell>
          <table:table-cell/>
          <table:table-cell table:style-name="ce94" table:formula="of:=[.H28]*[.$B$4]" office:value-type="float" office:value="1169.52158446303" calcext:value-type="float">
            <text:p>1169,52</text:p>
          </table:table-cell>
          <table:table-cell table:style-name="ce94" table:formula="of:=SQRT([.I28]^2*[.$B$4]^2 + [.$C$4]^2*[.H28]^2)" office:value-type="float" office:value="44.911124831946" calcext:value-type="float">
            <text:p>44,91</text:p>
          </table:table-cell>
          <table:table-cell table:style-name="ce94" table:formula="of:=[.J28]*[.$B$5]" office:value-type="float" office:value="1346.61635039295" calcext:value-type="float">
            <text:p>1346,62</text:p>
          </table:table-cell>
          <table:table-cell table:style-name="ce94" table:formula="of:=SQRT([.K28]^2*[.$B$5]^2+[.$C$5]^2*[.J28]^2)" office:value-type="float" office:value="46.7548262832865" calcext:value-type="float">
            <text:p>46,75</text:p>
          </table:table-cell>
          <table:table-cell table:style-name="ce95" table:formula="of:=2*[.H28]*[.J28]*[.$B$3]/[.$F$16]" office:value-type="float" office:value="0.0312317" calcext:value-type="float">
            <text:p>0,0312</text:p>
          </table:table-cell>
          <table:table-cell table:style-name="ce95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4" table:formula="of:=[.L28]-[.S28]" office:value-type="float" office:value="2.9687683" calcext:value-type="float">
            <text:p>2,97</text:p>
          </table:table-cell>
          <table:table-cell table:style-name="ce94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131" table:formula="of:=[.O28]/[.$F$16]" office:value-type="float" office:value="23.3904316892606" calcext:value-type="float">
            <text:p>23,39</text:p>
          </table:table-cell>
          <table:table-cell table:style-name="ce131" table:formula="of:=[.P28]/[.$F$16]" office:value-type="float" office:value="0.898222496638919" calcext:value-type="float">
            <text:p>0,90</text:p>
          </table:table-cell>
          <table:table-cell table:style-name="ce131" table:formula="of:=[.Q28]/[.$F$16]" office:value-type="float" office:value="26.9323270078589" calcext:value-type="float">
            <text:p>26,93</text:p>
          </table:table-cell>
          <table:table-cell table:style-name="ce131" table:formula="of:=[.R28]/[.$F$16]" office:value-type="float" office:value="0.935096525665729" calcext:value-type="float">
            <text:p>0,94</text:p>
          </table:table-cell>
          <table:table-cell table:style-name="ce132" table:formula="of:=[.U28]/[.$F$16]" office:value-type="float" office:value="0.059375366" calcext:value-type="float">
            <text:p>0,0594</text:p>
          </table:table-cell>
          <table:table-cell table:style-name="ce131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4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4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4" table:formula="of:=SQRT([.L29])" office:value-type="float" office:value="2.64575131106459" calcext:value-type="float">
            <text:p>2,65</text:p>
          </table:table-cell>
          <table:table-cell/>
          <table:table-cell table:style-name="ce94" table:formula="of:=[.H29]*[.$B$4]" office:value-type="float" office:value="1223.11893087203" calcext:value-type="float">
            <text:p>1223,12</text:p>
          </table:table-cell>
          <table:table-cell table:style-name="ce94" table:formula="of:=SQRT([.I29]^2*[.$B$4]^2 + [.$C$4]^2*[.H29]^2)" office:value-type="float" office:value="46.5575031955413" calcext:value-type="float">
            <text:p>46,56</text:p>
          </table:table-cell>
          <table:table-cell table:style-name="ce94" table:formula="of:=[.J29]*[.$B$5]" office:value-type="float" office:value="1358.35796434733" calcext:value-type="float">
            <text:p>1358,36</text:p>
          </table:table-cell>
          <table:table-cell table:style-name="ce94" table:formula="of:=SQRT([.K29]^2*[.$B$5]^2+[.$C$5]^2*[.J29]^2)" office:value-type="float" office:value="47.0702610294744" calcext:value-type="float">
            <text:p>47,07</text:p>
          </table:table-cell>
          <table:table-cell table:style-name="ce95" table:formula="of:=2*[.H29]*[.J29]*[.$B$3]/[.$F$16]" office:value-type="float" office:value="0.0329478" calcext:value-type="float">
            <text:p>0,0329</text:p>
          </table:table-cell>
          <table:table-cell table:style-name="ce95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4" table:formula="of:=[.L29]-[.S29]" office:value-type="float" office:value="6.9670522" calcext:value-type="float">
            <text:p>6,97</text:p>
          </table:table-cell>
          <table:table-cell table:style-name="ce94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131" table:formula="of:=[.O29]/[.$F$16]" office:value-type="float" office:value="24.4623786174406" calcext:value-type="float">
            <text:p>24,46</text:p>
          </table:table-cell>
          <table:table-cell table:style-name="ce131" table:formula="of:=[.P29]/[.$F$16]" office:value-type="float" office:value="0.931150063910825" calcext:value-type="float">
            <text:p>0,93</text:p>
          </table:table-cell>
          <table:table-cell table:style-name="ce131" table:formula="of:=[.Q29]/[.$F$16]" office:value-type="float" office:value="27.1671592869465" calcext:value-type="float">
            <text:p>27,17</text:p>
          </table:table-cell>
          <table:table-cell table:style-name="ce131" table:formula="of:=[.R29]/[.$F$16]" office:value-type="float" office:value="0.941405220589489" calcext:value-type="float">
            <text:p>0,94</text:p>
          </table:table-cell>
          <table:table-cell table:style-name="ce132" table:formula="of:=[.U29]/[.$F$16]" office:value-type="float" office:value="0.139341044" calcext:value-type="float">
            <text:p>0,1393</text:p>
          </table:table-cell>
          <table:table-cell table:style-name="ce131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4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4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4" table:formula="of:=SQRT([.L30])" office:value-type="float" office:value="10.770329614269" calcext:value-type="float">
            <text:p>10,77</text:p>
          </table:table-cell>
          <table:table-cell/>
          <table:table-cell table:style-name="ce94" table:formula="of:=[.H30]*[.$B$4]" office:value-type="float" office:value="1154.40438419383" calcext:value-type="float">
            <text:p>1154,40</text:p>
          </table:table-cell>
          <table:table-cell table:style-name="ce94" table:formula="of:=SQRT([.I30]^2*[.$B$4]^2 + [.$C$4]^2*[.H30]^2)" office:value-type="float" office:value="44.4461020158801" calcext:value-type="float">
            <text:p>44,45</text:p>
          </table:table-cell>
          <table:table-cell table:style-name="ce94" table:formula="of:=[.J30]*[.$B$5]" office:value-type="float" office:value="1407.52597278129" calcext:value-type="float">
            <text:p>1407,53</text:p>
          </table:table-cell>
          <table:table-cell table:style-name="ce94" table:formula="of:=SQRT([.K30]^2*[.$B$5]^2+[.$C$5]^2*[.J30]^2)" office:value-type="float" office:value="48.3892509738324" calcext:value-type="float">
            <text:p>48,39</text:p>
          </table:table-cell>
          <table:table-cell table:style-name="ce95" table:formula="of:=2*[.H30]*[.J30]*[.$B$3]/[.$F$16]" office:value-type="float" office:value="0.0322224" calcext:value-type="float">
            <text:p>0,0322</text:p>
          </table:table-cell>
          <table:table-cell table:style-name="ce95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4" table:formula="of:=[.L30]-[.S30]" office:value-type="float" office:value="115.9677776" calcext:value-type="float">
            <text:p>115,97</text:p>
          </table:table-cell>
          <table:table-cell table:style-name="ce94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131" table:formula="of:=[.O30]/[.$F$16]" office:value-type="float" office:value="23.0880876838765" calcext:value-type="float">
            <text:p>23,09</text:p>
          </table:table-cell>
          <table:table-cell table:style-name="ce131" table:formula="of:=[.P30]/[.$F$16]" office:value-type="float" office:value="0.888922040317601" calcext:value-type="float">
            <text:p>0,89</text:p>
          </table:table-cell>
          <table:table-cell table:style-name="ce131" table:formula="of:=[.Q30]/[.$F$16]" office:value-type="float" office:value="28.1505194556258" calcext:value-type="float">
            <text:p>28,15</text:p>
          </table:table-cell>
          <table:table-cell table:style-name="ce131" table:formula="of:=[.R30]/[.$F$16]" office:value-type="float" office:value="0.967785019476648" calcext:value-type="float">
            <text:p>0,97</text:p>
          </table:table-cell>
          <table:table-cell table:style-name="ce132" table:formula="of:=[.U30]/[.$F$16]" office:value-type="float" office:value="2.319355552" calcext:value-type="float">
            <text:p>2,3194</text:p>
          </table:table-cell>
          <table:table-cell table:style-name="ce131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4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4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4" table:formula="of:=SQRT([.L31])" office:value-type="float" office:value="20.5669638012031" calcext:value-type="float">
            <text:p>20,57</text:p>
          </table:table-cell>
          <table:table-cell/>
          <table:table-cell table:style-name="ce94" table:formula="of:=[.H31]*[.$B$4]" office:value-type="float" office:value="1161.27583886165" calcext:value-type="float">
            <text:p>1161,28</text:p>
          </table:table-cell>
          <table:table-cell table:style-name="ce94" table:formula="of:=SQRT([.I31]^2*[.$B$4]^2 + [.$C$4]^2*[.H31]^2)" office:value-type="float" office:value="44.6575135380401" calcext:value-type="float">
            <text:p>44,66</text:p>
          </table:table-cell>
          <table:table-cell table:style-name="ce94" table:formula="of:=[.J31]*[.$B$5]" office:value-type="float" office:value="1445.68621813303" calcext:value-type="float">
            <text:p>1445,69</text:p>
          </table:table-cell>
          <table:table-cell table:style-name="ce94" table:formula="of:=SQRT([.K31]^2*[.$B$5]^2+[.$C$5]^2*[.J31]^2)" office:value-type="float" office:value="49.4109514325976" calcext:value-type="float">
            <text:p>49,41</text:p>
          </table:table-cell>
          <table:table-cell table:style-name="ce95" table:formula="of:=2*[.H31]*[.J31]*[.$B$3]/[.$F$16]" office:value-type="float" office:value="0.033293" calcext:value-type="float">
            <text:p>0,0333</text:p>
          </table:table-cell>
          <table:table-cell table:style-name="ce95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4" table:formula="of:=[.L31]-[.S31]" office:value-type="float" office:value="422.966707" calcext:value-type="float">
            <text:p>422,97</text:p>
          </table:table-cell>
          <table:table-cell table:style-name="ce94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131" table:formula="of:=[.O31]/[.$F$16]" office:value-type="float" office:value="23.225516777233" calcext:value-type="float">
            <text:p>23,23</text:p>
          </table:table-cell>
          <table:table-cell table:style-name="ce131" table:formula="of:=[.P31]/[.$F$16]" office:value-type="float" office:value="0.893150270760802" calcext:value-type="float">
            <text:p>0,89</text:p>
          </table:table-cell>
          <table:table-cell table:style-name="ce131" table:formula="of:=[.Q31]/[.$F$16]" office:value-type="float" office:value="28.9137243626605" calcext:value-type="float">
            <text:p>28,91</text:p>
          </table:table-cell>
          <table:table-cell table:style-name="ce131" table:formula="of:=[.R31]/[.$F$16]" office:value-type="float" office:value="0.988219028651951" calcext:value-type="float">
            <text:p>0,99</text:p>
          </table:table-cell>
          <table:table-cell table:style-name="ce132" table:formula="of:=[.U31]/[.$F$16]" office:value-type="float" office:value="8.45933414" calcext:value-type="float">
            <text:p>8,4593</text:p>
          </table:table-cell>
          <table:table-cell table:style-name="ce131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4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4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4" table:formula="of:=SQRT([.L32])" office:value-type="float" office:value="0" calcext:value-type="float">
            <text:p>0,00</text:p>
          </table:table-cell>
          <table:table-cell/>
          <table:table-cell table:style-name="ce94" table:formula="of:=[.H32]*[.$B$4]" office:value-type="float" office:value="1156.46582059417" calcext:value-type="float">
            <text:p>1156,47</text:p>
          </table:table-cell>
          <table:table-cell table:style-name="ce94" table:formula="of:=SQRT([.I32]^2*[.$B$4]^2 + [.$C$4]^2*[.H32]^2)" office:value-type="float" office:value="44.5095320968691" calcext:value-type="float">
            <text:p>44,51</text:p>
          </table:table-cell>
          <table:table-cell table:style-name="ce94" table:formula="of:=[.J32]*[.$B$5]" office:value-type="float" office:value="1187.37071113667" calcext:value-type="float">
            <text:p>1187,37</text:p>
          </table:table-cell>
          <table:table-cell table:style-name="ce94" table:formula="of:=SQRT([.K32]^2*[.$B$5]^2+[.$C$5]^2*[.J32]^2)" office:value-type="float" office:value="42.4571300575809" calcext:value-type="float">
            <text:p>42,46</text:p>
          </table:table-cell>
          <table:table-cell table:style-name="ce95" table:formula="of:=2*[.H32]*[.J32]*[.$B$3]/[.$F$16]" office:value-type="float" office:value="0.02723094" calcext:value-type="float">
            <text:p>0,0272</text:p>
          </table:table-cell>
          <table:table-cell table:style-name="ce95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4" table:formula="of:=[.L32]-[.S32]" office:value-type="float" office:value="-0.02723094" calcext:value-type="float">
            <text:p>-0,03</text:p>
          </table:table-cell>
          <table:table-cell table:style-name="ce94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131" table:formula="of:=[.O32]/[.$F$16]" office:value-type="float" office:value="23.1293164118835" calcext:value-type="float">
            <text:p>23,13</text:p>
          </table:table-cell>
          <table:table-cell table:style-name="ce131" table:formula="of:=[.P32]/[.$F$16]" office:value-type="float" office:value="0.890190641937383" calcext:value-type="float">
            <text:p>0,89</text:p>
          </table:table-cell>
          <table:table-cell table:style-name="ce131" table:formula="of:=[.Q32]/[.$F$16]" office:value-type="float" office:value="23.7474142227334" calcext:value-type="float">
            <text:p>23,75</text:p>
          </table:table-cell>
          <table:table-cell table:style-name="ce131" table:formula="of:=[.R32]/[.$F$16]" office:value-type="float" office:value="0.849142601151618" calcext:value-type="float">
            <text:p>0,85</text:p>
          </table:table-cell>
          <table:table-cell table:style-name="ce132" table:formula="of:=[.U32]/[.$F$16]" office:value-type="float" office:value="-0.0005446188" calcext:value-type="float">
            <text:p>-0,0005</text:p>
          </table:table-cell>
          <table:table-cell table:style-name="ce131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4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4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33])" office:value-type="float" office:value="0" calcext:value-type="float">
            <text:p>0,00</text:p>
          </table:table-cell>
          <table:table-cell/>
          <table:table-cell table:style-name="ce94" table:formula="of:=[.H33]*[.$B$4]" office:value-type="float" office:value="1170.8958753966" calcext:value-type="float">
            <text:p>1170,90</text:p>
          </table:table-cell>
          <table:table-cell table:style-name="ce94" table:formula="of:=SQRT([.I33]^2*[.$B$4]^2 + [.$C$4]^2*[.H33]^2)" office:value-type="float" office:value="44.9533847262374" calcext:value-type="float">
            <text:p>44,95</text:p>
          </table:table-cell>
          <table:table-cell table:style-name="ce94" table:formula="of:=[.J33]*[.$B$5]" office:value-type="float" office:value="1208.65238642898" calcext:value-type="float">
            <text:p>1208,65</text:p>
          </table:table-cell>
          <table:table-cell table:style-name="ce94" table:formula="of:=SQRT([.K33]^2*[.$B$5]^2+[.$C$5]^2*[.J33]^2)" office:value-type="float" office:value="43.0337898371023" calcext:value-type="float">
            <text:p>43,03</text:p>
          </table:table-cell>
          <table:table-cell table:style-name="ce95" table:formula="of:=2*[.H33]*[.J33]*[.$B$3]/[.$F$16]" office:value-type="float" office:value="0.02806488" calcext:value-type="float">
            <text:p>0,0281</text:p>
          </table:table-cell>
          <table:table-cell table:style-name="ce95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4" table:formula="of:=[.L33]-[.S33]" office:value-type="float" office:value="-0.02806488" calcext:value-type="float">
            <text:p>-0,03</text:p>
          </table:table-cell>
          <table:table-cell table:style-name="ce94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131" table:formula="of:=[.O33]/[.$F$16]" office:value-type="float" office:value="23.4179175079319" calcext:value-type="float">
            <text:p>23,42</text:p>
          </table:table-cell>
          <table:table-cell table:style-name="ce131" table:formula="of:=[.P33]/[.$F$16]" office:value-type="float" office:value="0.899067694524748" calcext:value-type="float">
            <text:p>0,90</text:p>
          </table:table-cell>
          <table:table-cell table:style-name="ce131" table:formula="of:=[.Q33]/[.$F$16]" office:value-type="float" office:value="24.1730477285796" calcext:value-type="float">
            <text:p>24,17</text:p>
          </table:table-cell>
          <table:table-cell table:style-name="ce131" table:formula="of:=[.R33]/[.$F$16]" office:value-type="float" office:value="0.860675796742046" calcext:value-type="float">
            <text:p>0,86</text:p>
          </table:table-cell>
          <table:table-cell table:style-name="ce132" table:formula="of:=[.U33]/[.$F$16]" office:value-type="float" office:value="-0.0005612976" calcext:value-type="float">
            <text:p>-0,0006</text:p>
          </table:table-cell>
          <table:table-cell table:style-name="ce131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4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4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4" table:formula="of:=SQRT([.L34])" office:value-type="float" office:value="1.4142135623731" calcext:value-type="float">
            <text:p>1,41</text:p>
          </table:table-cell>
          <table:table-cell/>
          <table:table-cell table:style-name="ce94" table:formula="of:=[.H34]*[.$B$4]" office:value-type="float" office:value="1199.75598500144" calcext:value-type="float">
            <text:p>1199,76</text:p>
          </table:table-cell>
          <table:table-cell table:style-name="ce94" table:formula="of:=SQRT([.I34]^2*[.$B$4]^2 + [.$C$4]^2*[.H34]^2)" office:value-type="float" office:value="45.8402860380535" calcext:value-type="float">
            <text:p>45,84</text:p>
          </table:table-cell>
          <table:table-cell table:style-name="ce94" table:formula="of:=[.J34]*[.$B$5]" office:value-type="float" office:value="1210.85393904543" calcext:value-type="float">
            <text:p>1210,85</text:p>
          </table:table-cell>
          <table:table-cell table:style-name="ce94" table:formula="of:=SQRT([.K34]^2*[.$B$5]^2+[.$C$5]^2*[.J34]^2)" office:value-type="float" office:value="43.0934000953186" calcext:value-type="float">
            <text:p>43,09</text:p>
          </table:table-cell>
          <table:table-cell table:style-name="ce95" table:formula="of:=2*[.H34]*[.J34]*[.$B$3]/[.$F$16]" office:value-type="float" office:value="0.028809" calcext:value-type="float">
            <text:p>0,0288</text:p>
          </table:table-cell>
          <table:table-cell table:style-name="ce95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4" table:formula="of:=[.L34]-[.S34]" office:value-type="float" office:value="1.971191" calcext:value-type="float">
            <text:p>1,97</text:p>
          </table:table-cell>
          <table:table-cell table:style-name="ce94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131" table:formula="of:=[.O34]/[.$F$16]" office:value-type="float" office:value="23.9951197000288" calcext:value-type="float">
            <text:p>24,00</text:p>
          </table:table-cell>
          <table:table-cell table:style-name="ce131" table:formula="of:=[.P34]/[.$F$16]" office:value-type="float" office:value="0.91680572076107" calcext:value-type="float">
            <text:p>0,92</text:p>
          </table:table-cell>
          <table:table-cell table:style-name="ce131" table:formula="of:=[.Q34]/[.$F$16]" office:value-type="float" office:value="24.2170787809086" calcext:value-type="float">
            <text:p>24,22</text:p>
          </table:table-cell>
          <table:table-cell table:style-name="ce131" table:formula="of:=[.R34]/[.$F$16]" office:value-type="float" office:value="0.861868001906372" calcext:value-type="float">
            <text:p>0,86</text:p>
          </table:table-cell>
          <table:table-cell table:style-name="ce132" table:formula="of:=[.U34]/[.$F$16]" office:value-type="float" office:value="0.03942382" calcext:value-type="float">
            <text:p>0,0394</text:p>
          </table:table-cell>
          <table:table-cell table:style-name="ce131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4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4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4" table:formula="of:=SQRT([.L35])" office:value-type="float" office:value="1.4142135623731" calcext:value-type="float">
            <text:p>1,41</text:p>
          </table:table-cell>
          <table:table-cell/>
          <table:table-cell table:style-name="ce94" table:formula="of:=[.H35]*[.$B$4]" office:value-type="float" office:value="1276.02913181425" calcext:value-type="float">
            <text:p>1276,03</text:p>
          </table:table-cell>
          <table:table-cell table:style-name="ce94" table:formula="of:=SQRT([.I35]^2*[.$B$4]^2 + [.$C$4]^2*[.H35]^2)" office:value-type="float" office:value="48.1794727436473" calcext:value-type="float">
            <text:p>48,18</text:p>
          </table:table-cell>
          <table:table-cell table:style-name="ce94" table:formula="of:=[.J35]*[.$B$5]" office:value-type="float" office:value="1353.22100824228" calcext:value-type="float">
            <text:p>1353,22</text:p>
          </table:table-cell>
          <table:table-cell table:style-name="ce94" table:formula="of:=SQRT([.K35]^2*[.$B$5]^2+[.$C$5]^2*[.J35]^2)" office:value-type="float" office:value="46.9322804404637" calcext:value-type="float">
            <text:p>46,93</text:p>
          </table:table-cell>
          <table:table-cell table:style-name="ce95" table:formula="of:=2*[.H35]*[.J35]*[.$B$3]/[.$F$16]" office:value-type="float" office:value="0.03424308" calcext:value-type="float">
            <text:p>0,0342</text:p>
          </table:table-cell>
          <table:table-cell table:style-name="ce95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4" table:formula="of:=[.L35]-[.S35]" office:value-type="float" office:value="1.96575692" calcext:value-type="float">
            <text:p>1,97</text:p>
          </table:table-cell>
          <table:table-cell table:style-name="ce94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131" table:formula="of:=[.O35]/[.$F$16]" office:value-type="float" office:value="25.520582636285" calcext:value-type="float">
            <text:p>25,52</text:p>
          </table:table-cell>
          <table:table-cell table:style-name="ce131" table:formula="of:=[.P35]/[.$F$16]" office:value-type="float" office:value="0.963589454872945" calcext:value-type="float">
            <text:p>0,96</text:p>
          </table:table-cell>
          <table:table-cell table:style-name="ce131" table:formula="of:=[.Q35]/[.$F$16]" office:value-type="float" office:value="27.0644201648457" calcext:value-type="float">
            <text:p>27,06</text:p>
          </table:table-cell>
          <table:table-cell table:style-name="ce131" table:formula="of:=[.R35]/[.$F$16]" office:value-type="float" office:value="0.938645608809275" calcext:value-type="float">
            <text:p>0,94</text:p>
          </table:table-cell>
          <table:table-cell table:style-name="ce132" table:formula="of:=[.U35]/[.$F$16]" office:value-type="float" office:value="0.0393151384" calcext:value-type="float">
            <text:p>0,0393</text:p>
          </table:table-cell>
          <table:table-cell table:style-name="ce131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4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4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4" table:formula="of:=SQRT([.L36])" office:value-type="float" office:value="9.32737905308882" calcext:value-type="float">
            <text:p>9,33</text:p>
          </table:table-cell>
          <table:table-cell/>
          <table:table-cell table:style-name="ce94" table:formula="of:=[.H36]*[.$B$4]" office:value-type="float" office:value="1181.89020286511" calcext:value-type="float">
            <text:p>1181,89</text:p>
          </table:table-cell>
          <table:table-cell table:style-name="ce94" table:formula="of:=SQRT([.I36]^2*[.$B$4]^2 + [.$C$4]^2*[.H36]^2)" office:value-type="float" office:value="45.2913761067547" calcext:value-type="float">
            <text:p>45,29</text:p>
          </table:table-cell>
          <table:table-cell table:style-name="ce94" table:formula="of:=[.J36]*[.$B$5]" office:value-type="float" office:value="1375.9703852789" calcext:value-type="float">
            <text:p>1375,97</text:p>
          </table:table-cell>
          <table:table-cell table:style-name="ce94" table:formula="of:=SQRT([.K36]^2*[.$B$5]^2+[.$C$5]^2*[.J36]^2)" office:value-type="float" office:value="47.5430805273489" calcext:value-type="float">
            <text:p>47,54</text:p>
          </table:table-cell>
          <table:table-cell table:style-name="ce95" table:formula="of:=2*[.H36]*[.J36]*[.$B$3]/[.$F$16]" office:value-type="float" office:value="0.03225" calcext:value-type="float">
            <text:p>0,0323</text:p>
          </table:table-cell>
          <table:table-cell table:style-name="ce95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4" table:formula="of:=[.L36]-[.S36]" office:value-type="float" office:value="86.96775" calcext:value-type="float">
            <text:p>86,97</text:p>
          </table:table-cell>
          <table:table-cell table:style-name="ce94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131" table:formula="of:=[.O36]/[.$F$16]" office:value-type="float" office:value="23.6378040573022" calcext:value-type="float">
            <text:p>23,64</text:p>
          </table:table-cell>
          <table:table-cell table:style-name="ce131" table:formula="of:=[.P36]/[.$F$16]" office:value-type="float" office:value="0.905827522135093" calcext:value-type="float">
            <text:p>0,91</text:p>
          </table:table-cell>
          <table:table-cell table:style-name="ce131" table:formula="of:=[.Q36]/[.$F$16]" office:value-type="float" office:value="27.5194077055779" calcext:value-type="float">
            <text:p>27,52</text:p>
          </table:table-cell>
          <table:table-cell table:style-name="ce131" table:formula="of:=[.R36]/[.$F$16]" office:value-type="float" office:value="0.950861610546978" calcext:value-type="float">
            <text:p>0,95</text:p>
          </table:table-cell>
          <table:table-cell table:style-name="ce132" table:formula="of:=[.U36]/[.$F$16]" office:value-type="float" office:value="1.739355" calcext:value-type="float">
            <text:p>1,7394</text:p>
          </table:table-cell>
          <table:table-cell table:style-name="ce131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140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4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4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4" table:formula="of:=SQRT([.L37])" office:value-type="float" office:value="19.8746069143518" calcext:value-type="float">
            <text:p>19,87</text:p>
          </table:table-cell>
          <table:table-cell/>
          <table:table-cell table:style-name="ce94" table:formula="of:=[.H37]*[.$B$4]" office:value-type="float" office:value="1170.8958753966" calcext:value-type="float">
            <text:p>1170,90</text:p>
          </table:table-cell>
          <table:table-cell table:style-name="ce94" table:formula="of:=SQRT([.I37]^2*[.$B$4]^2 + [.$C$4]^2*[.H37]^2)" office:value-type="float" office:value="44.9533847262374" calcext:value-type="float">
            <text:p>44,95</text:p>
          </table:table-cell>
          <table:table-cell table:style-name="ce94" table:formula="of:=[.J37]*[.$B$5]" office:value-type="float" office:value="1360.55951696377" calcext:value-type="float">
            <text:p>1360,56</text:p>
          </table:table-cell>
          <table:table-cell table:style-name="ce94" table:formula="of:=SQRT([.K37]^2*[.$B$5]^2+[.$C$5]^2*[.J37]^2)" office:value-type="float" office:value="47.1293851215656" calcext:value-type="float">
            <text:p>47,13</text:p>
          </table:table-cell>
          <table:table-cell table:style-name="ce95" table:formula="of:=2*[.H37]*[.J37]*[.$B$3]/[.$F$16]" office:value-type="float" office:value="0.03159216" calcext:value-type="float">
            <text:p>0,0316</text:p>
          </table:table-cell>
          <table:table-cell table:style-name="ce95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4" table:formula="of:=[.L37]-[.S37]" office:value-type="float" office:value="394.96840784" calcext:value-type="float">
            <text:p>394,97</text:p>
          </table:table-cell>
          <table:table-cell table:style-name="ce94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131" table:formula="of:=[.O37]/[.$F$16]" office:value-type="float" office:value="23.4179175079319" calcext:value-type="float">
            <text:p>23,42</text:p>
          </table:table-cell>
          <table:table-cell table:style-name="ce131" table:formula="of:=[.P37]/[.$F$16]" office:value-type="float" office:value="0.899067694524748" calcext:value-type="float">
            <text:p>0,90</text:p>
          </table:table-cell>
          <table:table-cell table:style-name="ce131" table:formula="of:=[.Q37]/[.$F$16]" office:value-type="float" office:value="27.2111903392754" calcext:value-type="float">
            <text:p>27,21</text:p>
          </table:table-cell>
          <table:table-cell table:style-name="ce131" table:formula="of:=[.R37]/[.$F$16]" office:value-type="float" office:value="0.942587702431312" calcext:value-type="float">
            <text:p>0,94</text:p>
          </table:table-cell>
          <table:table-cell table:style-name="ce132" table:formula="of:=[.U37]/[.$F$16]" office:value-type="float" office:value="7.8993681568" calcext:value-type="float">
            <text:p>7,8994</text:p>
          </table:table-cell>
          <table:table-cell table:style-name="ce131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140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4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4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4" table:formula="of:=SQRT([.L38])" office:value-type="float" office:value="18.9208879284245" calcext:value-type="float">
            <text:p>18,92</text:p>
          </table:table-cell>
          <table:table-cell/>
          <table:table-cell table:style-name="ce94" table:formula="of:=[.H38]*[.$B$4]" office:value-type="float" office:value="1109.73992885299" calcext:value-type="float">
            <text:p>1109,74</text:p>
          </table:table-cell>
          <table:table-cell table:style-name="ce94" table:formula="of:=SQRT([.I38]^2*[.$B$4]^2 + [.$C$4]^2*[.H38]^2)" office:value-type="float" office:value="43.0703379724941" calcext:value-type="float">
            <text:p>43,07</text:p>
          </table:table-cell>
          <table:table-cell table:style-name="ce94" table:formula="of:=[.J38]*[.$B$5]" office:value-type="float" office:value="1356.15641173088" calcext:value-type="float">
            <text:p>1356,16</text:p>
          </table:table-cell>
          <table:table-cell table:style-name="ce94" table:formula="of:=SQRT([.K38]^2*[.$B$5]^2+[.$C$5]^2*[.J38]^2)" office:value-type="float" office:value="47.0111306802608" calcext:value-type="float">
            <text:p>47,01</text:p>
          </table:table-cell>
          <table:table-cell table:style-name="ce95" table:formula="of:=2*[.H38]*[.J38]*[.$B$3]/[.$F$16]" office:value-type="float" office:value="0.0298452" calcext:value-type="float">
            <text:p>0,0298</text:p>
          </table:table-cell>
          <table:table-cell table:style-name="ce95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4" table:formula="of:=[.L38]-[.S38]" office:value-type="float" office:value="357.9701548" calcext:value-type="float">
            <text:p>357,97</text:p>
          </table:table-cell>
          <table:table-cell table:style-name="ce94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131" table:formula="of:=[.O38]/[.$F$16]" office:value-type="float" office:value="22.1947985770599" calcext:value-type="float">
            <text:p>22,19</text:p>
          </table:table-cell>
          <table:table-cell table:style-name="ce131" table:formula="of:=[.P38]/[.$F$16]" office:value-type="float" office:value="0.861406759449881" calcext:value-type="float">
            <text:p>0,86</text:p>
          </table:table-cell>
          <table:table-cell table:style-name="ce131" table:formula="of:=[.Q38]/[.$F$16]" office:value-type="float" office:value="27.1231282346176" calcext:value-type="float">
            <text:p>27,12</text:p>
          </table:table-cell>
          <table:table-cell table:style-name="ce131" table:formula="of:=[.R38]/[.$F$16]" office:value-type="float" office:value="0.940222613605216" calcext:value-type="float">
            <text:p>0,94</text:p>
          </table:table-cell>
          <table:table-cell table:style-name="ce132" table:formula="of:=[.U38]/[.$F$16]" office:value-type="float" office:value="7.159403096" calcext:value-type="float">
            <text:p>7,1594</text:p>
          </table:table-cell>
          <table:table-cell table:style-name="ce131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140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4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39])" office:value-type="float" office:value="1" calcext:value-type="float">
            <text:p>1,00</text:p>
          </table:table-cell>
          <table:table-cell/>
          <table:table-cell table:style-name="ce94" table:formula="of:=[.H39]*[.$B$4]" office:value-type="float" office:value="1159.90154792808" calcext:value-type="float">
            <text:p>1159,90</text:p>
          </table:table-cell>
          <table:table-cell table:style-name="ce94" table:formula="of:=SQRT([.I39]^2*[.$B$4]^2 + [.$C$4]^2*[.H39]^2)" office:value-type="float" office:value="44.6152362687672" calcext:value-type="float">
            <text:p>44,62</text:p>
          </table:table-cell>
          <table:table-cell table:style-name="ce94" table:formula="of:=[.J39]*[.$B$5]" office:value-type="float" office:value="1207.18468468468" calcext:value-type="float">
            <text:p>1207,18</text:p>
          </table:table-cell>
          <table:table-cell table:style-name="ce94" table:formula="of:=SQRT([.K39]^2*[.$B$5]^2+[.$C$5]^2*[.J39]^2)" office:value-type="float" office:value="42.9940451180878" calcext:value-type="float">
            <text:p>42,99</text:p>
          </table:table-cell>
          <table:table-cell table:style-name="ce95" table:formula="of:=2*[.H39]*[.J39]*[.$B$3]/[.$F$16]" office:value-type="float" office:value="0.0277676" calcext:value-type="float">
            <text:p>0,0278</text:p>
          </table:table-cell>
          <table:table-cell table:style-name="ce95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4" table:formula="of:=[.L39]-[.S39]" office:value-type="float" office:value="0.9722324" calcext:value-type="float">
            <text:p>0,97</text:p>
          </table:table-cell>
          <table:table-cell table:style-name="ce94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131" table:formula="of:=[.O39]/[.$F$16]" office:value-type="float" office:value="23.1980309585617" calcext:value-type="float">
            <text:p>23,20</text:p>
          </table:table-cell>
          <table:table-cell table:style-name="ce131" table:formula="of:=[.P39]/[.$F$16]" office:value-type="float" office:value="0.892304725375344" calcext:value-type="float">
            <text:p>0,89</text:p>
          </table:table-cell>
          <table:table-cell table:style-name="ce131" table:formula="of:=[.Q39]/[.$F$16]" office:value-type="float" office:value="24.1436936936937" calcext:value-type="float">
            <text:p>24,14</text:p>
          </table:table-cell>
          <table:table-cell table:style-name="ce131" table:formula="of:=[.R39]/[.$F$16]" office:value-type="float" office:value="0.859880902361756" calcext:value-type="float">
            <text:p>0,86</text:p>
          </table:table-cell>
          <table:table-cell table:style-name="ce132" table:formula="of:=[.U39]/[.$F$16]" office:value-type="float" office:value="0.019444648" calcext:value-type="float">
            <text:p>0,0194</text:p>
          </table:table-cell>
          <table:table-cell table:style-name="ce131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140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4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4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4" table:formula="of:=SQRT([.L40])" office:value-type="float" office:value="1.4142135623731" calcext:value-type="float">
            <text:p>1,41</text:p>
          </table:table-cell>
          <table:table-cell/>
          <table:table-cell table:style-name="ce94" table:formula="of:=[.H40]*[.$B$4]" office:value-type="float" office:value="1164.02442072878" calcext:value-type="float">
            <text:p>1164,02</text:p>
          </table:table-cell>
          <table:table-cell table:style-name="ce94" table:formula="of:=SQRT([.I40]^2*[.$B$4]^2 + [.$C$4]^2*[.H40]^2)" office:value-type="float" office:value="44.7420605738056" calcext:value-type="float">
            <text:p>44,74</text:p>
          </table:table-cell>
          <table:table-cell table:style-name="ce94" table:formula="of:=[.J40]*[.$B$5]" office:value-type="float" office:value="1231.40176346559" calcext:value-type="float">
            <text:p>1231,40</text:p>
          </table:table-cell>
          <table:table-cell table:style-name="ce94" table:formula="of:=SQRT([.K40]^2*[.$B$5]^2+[.$C$5]^2*[.J40]^2)" office:value-type="float" office:value="43.6493737640495" calcext:value-type="float">
            <text:p>43,65</text:p>
          </table:table-cell>
          <table:table-cell table:style-name="ce95" table:formula="of:=2*[.H40]*[.J40]*[.$B$3]/[.$F$16]" office:value-type="float" office:value="0.02842532" calcext:value-type="float">
            <text:p>0,0284</text:p>
          </table:table-cell>
          <table:table-cell table:style-name="ce95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4" table:formula="of:=[.L40]-[.S40]" office:value-type="float" office:value="1.97157468" calcext:value-type="float">
            <text:p>1,97</text:p>
          </table:table-cell>
          <table:table-cell table:style-name="ce94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131" table:formula="of:=[.O40]/[.$F$16]" office:value-type="float" office:value="23.2804884145755" calcext:value-type="float">
            <text:p>23,28</text:p>
          </table:table-cell>
          <table:table-cell table:style-name="ce131" table:formula="of:=[.P40]/[.$F$16]" office:value-type="float" office:value="0.894841211476111" calcext:value-type="float">
            <text:p>0,89</text:p>
          </table:table-cell>
          <table:table-cell table:style-name="ce131" table:formula="of:=[.Q40]/[.$F$16]" office:value-type="float" office:value="24.6280352693119" calcext:value-type="float">
            <text:p>24,63</text:p>
          </table:table-cell>
          <table:table-cell table:style-name="ce131" table:formula="of:=[.R40]/[.$F$16]" office:value-type="float" office:value="0.872987475280989" calcext:value-type="float">
            <text:p>0,87</text:p>
          </table:table-cell>
          <table:table-cell table:style-name="ce132" table:formula="of:=[.U40]/[.$F$16]" office:value-type="float" office:value="0.0394314936" calcext:value-type="float">
            <text:p>0,0394</text:p>
          </table:table-cell>
          <table:table-cell table:style-name="ce131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140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4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4" table:formula="of:=SQRT([.L41])" office:value-type="float" office:value="1" calcext:value-type="float">
            <text:p>1,00</text:p>
          </table:table-cell>
          <table:table-cell/>
          <table:table-cell table:style-name="ce94" table:formula="of:=[.H41]*[.$B$4]" office:value-type="float" office:value="1100.80703778483" calcext:value-type="float">
            <text:p>1100,81</text:p>
          </table:table-cell>
          <table:table-cell table:style-name="ce94" table:formula="of:=SQRT([.I41]^2*[.$B$4]^2 + [.$C$4]^2*[.H41]^2)" office:value-type="float" office:value="42.7948402340966" calcext:value-type="float">
            <text:p>42,79</text:p>
          </table:table-cell>
          <table:table-cell table:style-name="ce94" table:formula="of:=[.J41]*[.$B$5]" office:value-type="float" office:value="1271.02971056163" calcext:value-type="float">
            <text:p>1271,03</text:p>
          </table:table-cell>
          <table:table-cell table:style-name="ce94" table:formula="of:=SQRT([.K41]^2*[.$B$5]^2+[.$C$5]^2*[.J41]^2)" office:value-type="float" office:value="44.7197003809623" calcext:value-type="float">
            <text:p>44,72</text:p>
          </table:table-cell>
          <table:table-cell table:style-name="ce95" table:formula="of:=2*[.H41]*[.J41]*[.$B$3]/[.$F$16]" office:value-type="float" office:value="0.02774664" calcext:value-type="float">
            <text:p>0,0277</text:p>
          </table:table-cell>
          <table:table-cell table:style-name="ce95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4" table:formula="of:=[.L41]-[.S41]" office:value-type="float" office:value="0.97225336" calcext:value-type="float">
            <text:p>0,97</text:p>
          </table:table-cell>
          <table:table-cell table:style-name="ce94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131" table:formula="of:=[.O41]/[.$F$16]" office:value-type="float" office:value="22.0161407556966" calcext:value-type="float">
            <text:p>22,02</text:p>
          </table:table-cell>
          <table:table-cell table:style-name="ce131" table:formula="of:=[.P41]/[.$F$16]" office:value-type="float" office:value="0.855896804681933" calcext:value-type="float">
            <text:p>0,86</text:p>
          </table:table-cell>
          <table:table-cell table:style-name="ce131" table:formula="of:=[.Q41]/[.$F$16]" office:value-type="float" office:value="25.4205942112325" calcext:value-type="float">
            <text:p>25,42</text:p>
          </table:table-cell>
          <table:table-cell table:style-name="ce131" table:formula="of:=[.R41]/[.$F$16]" office:value-type="float" office:value="0.894394007619246" calcext:value-type="float">
            <text:p>0,89</text:p>
          </table:table-cell>
          <table:table-cell table:style-name="ce132" table:formula="of:=[.U41]/[.$F$16]" office:value-type="float" office:value="0.0194450672" calcext:value-type="float">
            <text:p>0,0194</text:p>
          </table:table-cell>
          <table:table-cell table:style-name="ce131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4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4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4" table:formula="of:=SQRT([.L42])" office:value-type="float" office:value="8.48528137423857" calcext:value-type="float">
            <text:p>8,49</text:p>
          </table:table-cell>
          <table:table-cell/>
          <table:table-cell table:style-name="ce94" table:formula="of:=[.H42]*[.$B$4]" office:value-type="float" office:value="1280.83915008172" calcext:value-type="float">
            <text:p>1280,84</text:p>
          </table:table-cell>
          <table:table-cell table:style-name="ce94" table:formula="of:=SQRT([.I42]^2*[.$B$4]^2 + [.$C$4]^2*[.H42]^2)" office:value-type="float" office:value="48.326773361491" calcext:value-type="float">
            <text:p>48,33</text:p>
          </table:table-cell>
          <table:table-cell table:style-name="ce94" table:formula="of:=[.J42]*[.$B$5]" office:value-type="float" office:value="1319.46386812344" calcext:value-type="float">
            <text:p>1319,46</text:p>
          </table:table-cell>
          <table:table-cell table:style-name="ce94" table:formula="of:=SQRT([.K42]^2*[.$B$5]^2+[.$C$5]^2*[.J42]^2)" office:value-type="float" office:value="46.0246815714354" calcext:value-type="float">
            <text:p>46,02</text:p>
          </table:table-cell>
          <table:table-cell table:style-name="ce95" table:formula="of:=2*[.H42]*[.J42]*[.$B$3]/[.$F$16]" office:value-type="float" office:value="0.03351472" calcext:value-type="float">
            <text:p>0,0335</text:p>
          </table:table-cell>
          <table:table-cell table:style-name="ce95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4" table:formula="of:=[.L42]-[.S42]" office:value-type="float" office:value="71.96648528" calcext:value-type="float">
            <text:p>71,97</text:p>
          </table:table-cell>
          <table:table-cell table:style-name="ce94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131" table:formula="of:=[.O42]/[.$F$16]" office:value-type="float" office:value="25.6167830016345" calcext:value-type="float">
            <text:p>25,62</text:p>
          </table:table-cell>
          <table:table-cell table:style-name="ce131" table:formula="of:=[.P42]/[.$F$16]" office:value-type="float" office:value="0.966535467229821" calcext:value-type="float">
            <text:p>0,97</text:p>
          </table:table-cell>
          <table:table-cell table:style-name="ce131" table:formula="of:=[.Q42]/[.$F$16]" office:value-type="float" office:value="26.3892773624689" calcext:value-type="float">
            <text:p>26,39</text:p>
          </table:table-cell>
          <table:table-cell table:style-name="ce131" table:formula="of:=[.R42]/[.$F$16]" office:value-type="float" office:value="0.920493631428708" calcext:value-type="float">
            <text:p>0,92</text:p>
          </table:table-cell>
          <table:table-cell table:style-name="ce132" table:formula="of:=[.U42]/[.$F$16]" office:value-type="float" office:value="1.4393297056" calcext:value-type="float">
            <text:p>1,4393</text:p>
          </table:table-cell>
          <table:table-cell table:style-name="ce131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4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4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4" table:formula="of:=SQRT([.L43])" office:value-type="float" office:value="17.1464281994822" calcext:value-type="float">
            <text:p>17,15</text:p>
          </table:table-cell>
          <table:table-cell/>
          <table:table-cell table:style-name="ce94" table:formula="of:=[.H43]*[.$B$4]" office:value-type="float" office:value="1155.77867512739" calcext:value-type="float">
            <text:p>1155,78</text:p>
          </table:table-cell>
          <table:table-cell table:style-name="ce94" table:formula="of:=SQRT([.I43]^2*[.$B$4]^2 + [.$C$4]^2*[.H43]^2)" office:value-type="float" office:value="44.4883893698276" calcext:value-type="float">
            <text:p>44,49</text:p>
          </table:table-cell>
          <table:table-cell table:style-name="ce94" table:formula="of:=[.J43]*[.$B$5]" office:value-type="float" office:value="1338.54399079931" calcext:value-type="float">
            <text:p>1338,54</text:p>
          </table:table-cell>
          <table:table-cell table:style-name="ce94" table:formula="of:=SQRT([.K43]^2*[.$B$5]^2+[.$C$5]^2*[.J43]^2)" office:value-type="float" office:value="46.5378597675361" calcext:value-type="float">
            <text:p>46,54</text:p>
          </table:table-cell>
          <table:table-cell table:style-name="ce95" table:formula="of:=2*[.H43]*[.J43]*[.$B$3]/[.$F$16]" office:value-type="float" office:value="0.03067968" calcext:value-type="float">
            <text:p>0,0307</text:p>
          </table:table-cell>
          <table:table-cell table:style-name="ce95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4" table:formula="of:=[.L43]-[.S43]" office:value-type="float" office:value="293.96932032" calcext:value-type="float">
            <text:p>293,97</text:p>
          </table:table-cell>
          <table:table-cell table:style-name="ce94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131" table:formula="of:=[.O43]/[.$F$16]" office:value-type="float" office:value="23.1155735025478" calcext:value-type="float">
            <text:p>23,12</text:p>
          </table:table-cell>
          <table:table-cell table:style-name="ce131" table:formula="of:=[.P43]/[.$F$16]" office:value-type="float" office:value="0.889767787396552" calcext:value-type="float">
            <text:p>0,89</text:p>
          </table:table-cell>
          <table:table-cell table:style-name="ce131" table:formula="of:=[.Q43]/[.$F$16]" office:value-type="float" office:value="26.7708798159862" calcext:value-type="float">
            <text:p>26,77</text:p>
          </table:table-cell>
          <table:table-cell table:style-name="ce131" table:formula="of:=[.R43]/[.$F$16]" office:value-type="float" office:value="0.930757195350722" calcext:value-type="float">
            <text:p>0,93</text:p>
          </table:table-cell>
          <table:table-cell table:style-name="ce132" table:formula="of:=[.U43]/[.$F$16]" office:value-type="float" office:value="5.8793864064" calcext:value-type="float">
            <text:p>5,8794</text:p>
          </table:table-cell>
          <table:table-cell table:style-name="ce131" table:formula="of:=[.V43]/[.$F$16]" office:value-type="float" office:value="0.342928564616965" calcext:value-type="float">
            <text:p>0,34</text:p>
          </table:table-cell>
          <table:table-cell/>
          <table:table-cell table:style-name="ce134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139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4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4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4" table:formula="of:=SQRT([.L44])" office:value-type="float" office:value="20.1990098767242" calcext:value-type="float">
            <text:p>20,20</text:p>
          </table:table-cell>
          <table:table-cell/>
          <table:table-cell table:style-name="ce94" table:formula="of:=[.H44]*[.$B$4]" office:value-type="float" office:value="1148.22007499279" calcext:value-type="float">
            <text:p>1148,22</text:p>
          </table:table-cell>
          <table:table-cell table:style-name="ce94" table:formula="of:=SQRT([.I44]^2*[.$B$4]^2 + [.$C$4]^2*[.H44]^2)" office:value-type="float" office:value="44.2557773956222" calcext:value-type="float">
            <text:p>44,26</text:p>
          </table:table-cell>
          <table:table-cell table:style-name="ce94" table:formula="of:=[.J44]*[.$B$5]" office:value-type="float" office:value="1320.19771899559" calcext:value-type="float">
            <text:p>1320,20</text:p>
          </table:table-cell>
          <table:table-cell table:style-name="ce94" table:formula="of:=SQRT([.K44]^2*[.$B$5]^2+[.$C$5]^2*[.J44]^2)" office:value-type="float" office:value="46.0444283841585" calcext:value-type="float">
            <text:p>46,04</text:p>
          </table:table-cell>
          <table:table-cell table:style-name="ce95" table:formula="of:=2*[.H44]*[.J44]*[.$B$3]/[.$F$16]" office:value-type="float" office:value="0.03006129" calcext:value-type="float">
            <text:p>0,0301</text:p>
          </table:table-cell>
          <table:table-cell table:style-name="ce95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4" table:formula="of:=[.L44]-[.S44]" office:value-type="float" office:value="407.96993871" calcext:value-type="float">
            <text:p>407,97</text:p>
          </table:table-cell>
          <table:table-cell table:style-name="ce94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131" table:formula="of:=[.O44]/[.$F$16]" office:value-type="float" office:value="22.9644014998558" calcext:value-type="float">
            <text:p>22,96</text:p>
          </table:table-cell>
          <table:table-cell table:style-name="ce131" table:formula="of:=[.P44]/[.$F$16]" office:value-type="float" office:value="0.885115547912443" calcext:value-type="float">
            <text:p>0,89</text:p>
          </table:table-cell>
          <table:table-cell table:style-name="ce131" table:formula="of:=[.Q44]/[.$F$16]" office:value-type="float" office:value="26.4039543799118" calcext:value-type="float">
            <text:p>26,40</text:p>
          </table:table-cell>
          <table:table-cell table:style-name="ce131" table:formula="of:=[.R44]/[.$F$16]" office:value-type="float" office:value="0.92088856768317" calcext:value-type="float">
            <text:p>0,92</text:p>
          </table:table-cell>
          <table:table-cell table:style-name="ce132" table:formula="of:=[.U44]/[.$F$16]" office:value-type="float" office:value="8.1593987742" calcext:value-type="float">
            <text:p>8,1594</text:p>
          </table:table-cell>
          <table:table-cell table:style-name="ce131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4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4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4" table:formula="of:=SQRT([.L45])" office:value-type="float" office:value="11" calcext:value-type="float">
            <text:p>11,00</text:p>
          </table:table-cell>
          <table:table-cell/>
          <table:table-cell table:style-name="ce94" table:formula="of:=[.H45]*[.$B$4]" office:value-type="float" office:value="1194.25882126719" calcext:value-type="float">
            <text:p>1194,26</text:p>
          </table:table-cell>
          <table:table-cell table:style-name="ce94" table:formula="of:=SQRT([.I45]^2*[.$B$4]^2 + [.$C$4]^2*[.H45]^2)" office:value-type="float" office:value="45.6714329958796" calcext:value-type="float">
            <text:p>45,67</text:p>
          </table:table-cell>
          <table:table-cell table:style-name="ce94" table:formula="of:=[.J45]*[.$B$5]" office:value-type="float" office:value="1337.07628905501" calcext:value-type="float">
            <text:p>1337,08</text:p>
          </table:table-cell>
          <table:table-cell table:style-name="ce94" table:formula="of:=SQRT([.K45]^2*[.$B$5]^2+[.$C$5]^2*[.J45]^2)" office:value-type="float" office:value="46.4984019938263" calcext:value-type="float">
            <text:p>46,50</text:p>
          </table:table-cell>
          <table:table-cell table:style-name="ce95" table:formula="of:=2*[.H45]*[.J45]*[.$B$3]/[.$F$16]" office:value-type="float" office:value="0.03166636" calcext:value-type="float">
            <text:p>0,0317</text:p>
          </table:table-cell>
          <table:table-cell table:style-name="ce95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4" table:formula="of:=[.L45]-[.S45]" office:value-type="float" office:value="120.96833364" calcext:value-type="float">
            <text:p>120,97</text:p>
          </table:table-cell>
          <table:table-cell table:style-name="ce94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131" table:formula="of:=[.O45]/[.$F$16]" office:value-type="float" office:value="23.8851764253437" calcext:value-type="float">
            <text:p>23,89</text:p>
          </table:table-cell>
          <table:table-cell table:style-name="ce131" table:formula="of:=[.P45]/[.$F$16]" office:value-type="float" office:value="0.913428659917591" calcext:value-type="float">
            <text:p>0,91</text:p>
          </table:table-cell>
          <table:table-cell table:style-name="ce131" table:formula="of:=[.Q45]/[.$F$16]" office:value-type="float" office:value="26.7415257811002" calcext:value-type="float">
            <text:p>26,74</text:p>
          </table:table-cell>
          <table:table-cell table:style-name="ce131" table:formula="of:=[.R45]/[.$F$16]" office:value-type="float" office:value="0.929968039876527" calcext:value-type="float">
            <text:p>0,93</text:p>
          </table:table-cell>
          <table:table-cell table:style-name="ce132" table:formula="of:=[.U45]/[.$F$16]" office:value-type="float" office:value="2.4193666728" calcext:value-type="float">
            <text:p>2,4194</text:p>
          </table:table-cell>
          <table:table-cell table:style-name="ce131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4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46])" office:value-type="float" office:value="0" calcext:value-type="float">
            <text:p>0,00</text:p>
          </table:table-cell>
          <table:table-cell/>
          <table:table-cell table:style-name="ce94" table:formula="of:=[.H46]*[.$B$4]" office:value-type="float" office:value="1176.39303913085" calcext:value-type="float">
            <text:p>1176,39</text:p>
          </table:table-cell>
          <table:table-cell table:style-name="ce94" table:formula="of:=SQRT([.I46]^2*[.$B$4]^2 + [.$C$4]^2*[.H46]^2)" office:value-type="float" office:value="45.1223998304657" calcext:value-type="float">
            <text:p>45,12</text:p>
          </table:table-cell>
          <table:table-cell table:style-name="ce94" table:formula="of:=[.J46]*[.$B$5]" office:value-type="float" office:value="1287.1744297489" calcext:value-type="float">
            <text:p>1287,17</text:p>
          </table:table-cell>
          <table:table-cell table:style-name="ce94" table:formula="of:=SQRT([.K46]^2*[.$B$5]^2+[.$C$5]^2*[.J46]^2)" office:value-type="float" office:value="45.1550716956014" calcext:value-type="float">
            <text:p>45,16</text:p>
          </table:table-cell>
          <table:table-cell table:style-name="ce95" table:formula="of:=2*[.H46]*[.J46]*[.$B$3]/[.$F$16]" office:value-type="float" office:value="0.03002848" calcext:value-type="float">
            <text:p>0,0300</text:p>
          </table:table-cell>
          <table:table-cell table:style-name="ce95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4" table:formula="of:=[.L46]-[.S46]" office:value-type="float" office:value="-0.03002848" calcext:value-type="float">
            <text:p>-0,03</text:p>
          </table:table-cell>
          <table:table-cell table:style-name="ce94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131" table:formula="of:=[.O46]/[.$F$16]" office:value-type="float" office:value="23.5278607826171" calcext:value-type="float">
            <text:p>23,53</text:p>
          </table:table-cell>
          <table:table-cell table:style-name="ce131" table:formula="of:=[.P46]/[.$F$16]" office:value-type="float" office:value="0.902447996609314" calcext:value-type="float">
            <text:p>0,90</text:p>
          </table:table-cell>
          <table:table-cell table:style-name="ce131" table:formula="of:=[.Q46]/[.$F$16]" office:value-type="float" office:value="25.743488594978" calcext:value-type="float">
            <text:p>25,74</text:p>
          </table:table-cell>
          <table:table-cell table:style-name="ce131" table:formula="of:=[.R46]/[.$F$16]" office:value-type="float" office:value="0.903101433912028" calcext:value-type="float">
            <text:p>0,90</text:p>
          </table:table-cell>
          <table:table-cell table:style-name="ce132" table:formula="of:=[.U46]/[.$F$16]" office:value-type="float" office:value="-0.0006005696" calcext:value-type="float">
            <text:p>-0,0006</text:p>
          </table:table-cell>
          <table:table-cell table:style-name="ce131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4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4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4" table:formula="of:=SQRT([.L47])" office:value-type="float" office:value="1.4142135623731" calcext:value-type="float">
            <text:p>1,41</text:p>
          </table:table-cell>
          <table:table-cell/>
          <table:table-cell table:style-name="ce94" table:formula="of:=[.H47]*[.$B$4]" office:value-type="float" office:value="1127.60571098933" calcext:value-type="float">
            <text:p>1127,61</text:p>
          </table:table-cell>
          <table:table-cell table:style-name="ce94" table:formula="of:=SQRT([.I47]^2*[.$B$4]^2 + [.$C$4]^2*[.H47]^2)" office:value-type="float" office:value="43.6209819895896" calcext:value-type="float">
            <text:p>43,62</text:p>
          </table:table-cell>
          <table:table-cell table:style-name="ce94" table:formula="of:=[.J47]*[.$B$5]" office:value-type="float" office:value="1263.69120184014" calcext:value-type="float">
            <text:p>1263,69</text:p>
          </table:table-cell>
          <table:table-cell table:style-name="ce94" table:formula="of:=SQRT([.K47]^2*[.$B$5]^2+[.$C$5]^2*[.J47]^2)" office:value-type="float" office:value="44.5216752922964" calcext:value-type="float">
            <text:p>44,52</text:p>
          </table:table-cell>
          <table:table-cell table:style-name="ce95" table:formula="of:=2*[.H47]*[.J47]*[.$B$3]/[.$F$16]" office:value-type="float" office:value="0.02825802" calcext:value-type="float">
            <text:p>0,0283</text:p>
          </table:table-cell>
          <table:table-cell table:style-name="ce95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4" table:formula="of:=[.L47]-[.S47]" office:value-type="float" office:value="1.97174198" calcext:value-type="float">
            <text:p>1,97</text:p>
          </table:table-cell>
          <table:table-cell table:style-name="ce94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131" table:formula="of:=[.O47]/[.$F$16]" office:value-type="float" office:value="22.5521142197866" calcext:value-type="float">
            <text:p>22,55</text:p>
          </table:table-cell>
          <table:table-cell table:style-name="ce131" table:formula="of:=[.P47]/[.$F$16]" office:value-type="float" office:value="0.872419639791793" calcext:value-type="float">
            <text:p>0,87</text:p>
          </table:table-cell>
          <table:table-cell table:style-name="ce131" table:formula="of:=[.Q47]/[.$F$16]" office:value-type="float" office:value="25.2738240368028" calcext:value-type="float">
            <text:p>25,27</text:p>
          </table:table-cell>
          <table:table-cell table:style-name="ce131" table:formula="of:=[.R47]/[.$F$16]" office:value-type="float" office:value="0.890433505845929" calcext:value-type="float">
            <text:p>0,89</text:p>
          </table:table-cell>
          <table:table-cell table:style-name="ce132" table:formula="of:=[.U47]/[.$F$16]" office:value-type="float" office:value="0.0394348396" calcext:value-type="float">
            <text:p>0,0394</text:p>
          </table:table-cell>
          <table:table-cell table:style-name="ce131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4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4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4" table:formula="of:=SQRT([.L48])" office:value-type="float" office:value="3.3166247903554" calcext:value-type="float">
            <text:p>3,32</text:p>
          </table:table-cell>
          <table:table-cell/>
          <table:table-cell table:style-name="ce94" table:formula="of:=[.H48]*[.$B$4]" office:value-type="float" office:value="1212.8117488703" calcext:value-type="float">
            <text:p>1212,81</text:p>
          </table:table-cell>
          <table:table-cell table:style-name="ce94" table:formula="of:=SQRT([.I48]^2*[.$B$4]^2 + [.$C$4]^2*[.H48]^2)" office:value-type="float" office:value="46.2411643403786" calcext:value-type="float">
            <text:p>46,24</text:p>
          </table:table-cell>
          <table:table-cell table:style-name="ce94" table:formula="of:=[.J48]*[.$B$5]" office:value-type="float" office:value="1315.06076289055" calcext:value-type="float">
            <text:p>1315,06</text:p>
          </table:table-cell>
          <table:table-cell table:style-name="ce94" table:formula="of:=SQRT([.K48]^2*[.$B$5]^2+[.$C$5]^2*[.J48]^2)" office:value-type="float" office:value="45.906185043761" calcext:value-type="float">
            <text:p>45,91</text:p>
          </table:table-cell>
          <table:table-cell table:style-name="ce95" table:formula="of:=2*[.H48]*[.J48]*[.$B$3]/[.$F$16]" office:value-type="float" office:value="0.0316288" calcext:value-type="float">
            <text:p>0,0316</text:p>
          </table:table-cell>
          <table:table-cell table:style-name="ce95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4" table:formula="of:=[.L48]-[.S48]" office:value-type="float" office:value="10.9683712" calcext:value-type="float">
            <text:p>10,97</text:p>
          </table:table-cell>
          <table:table-cell table:style-name="ce94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131" table:formula="of:=[.O48]/[.$F$16]" office:value-type="float" office:value="24.256234977406" calcext:value-type="float">
            <text:p>24,26</text:p>
          </table:table-cell>
          <table:table-cell table:style-name="ce131" table:formula="of:=[.P48]/[.$F$16]" office:value-type="float" office:value="0.924823286807573" calcext:value-type="float">
            <text:p>0,92</text:p>
          </table:table-cell>
          <table:table-cell table:style-name="ce131" table:formula="of:=[.Q48]/[.$F$16]" office:value-type="float" office:value="26.301215257811" calcext:value-type="float">
            <text:p>26,30</text:p>
          </table:table-cell>
          <table:table-cell table:style-name="ce131" table:formula="of:=[.R48]/[.$F$16]" office:value-type="float" office:value="0.91812370087522" calcext:value-type="float">
            <text:p>0,92</text:p>
          </table:table-cell>
          <table:table-cell table:style-name="ce132" table:formula="of:=[.U48]/[.$F$16]" office:value-type="float" office:value="0.219367424" calcext:value-type="float">
            <text:p>0,2194</text:p>
          </table:table-cell>
          <table:table-cell table:style-name="ce131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4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4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4" table:formula="of:=SQRT([.L49])" office:value-type="float" office:value="16.5227116418583" calcext:value-type="float">
            <text:p>16,52</text:p>
          </table:table-cell>
          <table:table-cell/>
          <table:table-cell table:style-name="ce94" table:formula="of:=[.H49]*[.$B$4]" office:value-type="float" office:value="1260.22478607826" calcext:value-type="float">
            <text:p>1260,22</text:p>
          </table:table-cell>
          <table:table-cell table:style-name="ce94" table:formula="of:=SQRT([.I49]^2*[.$B$4]^2 + [.$C$4]^2*[.H49]^2)" office:value-type="float" office:value="47.695311847321" calcext:value-type="float">
            <text:p>47,70</text:p>
          </table:table-cell>
          <table:table-cell table:style-name="ce94" table:formula="of:=[.J49]*[.$B$5]" office:value-type="float" office:value="1337.81013992716" calcext:value-type="float">
            <text:p>1337,81</text:p>
          </table:table-cell>
          <table:table-cell table:style-name="ce94" table:formula="of:=SQRT([.K49]^2*[.$B$5]^2+[.$C$5]^2*[.J49]^2)" office:value-type="float" office:value="46.5181312408239" calcext:value-type="float">
            <text:p>46,52</text:p>
          </table:table-cell>
          <table:table-cell table:style-name="ce95" table:formula="of:=2*[.H49]*[.J49]*[.$B$3]/[.$F$16]" office:value-type="float" office:value="0.03343382" calcext:value-type="float">
            <text:p>0,0334</text:p>
          </table:table-cell>
          <table:table-cell table:style-name="ce95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4" table:formula="of:=[.L49]-[.S49]" office:value-type="float" office:value="272.96656618" calcext:value-type="float">
            <text:p>272,97</text:p>
          </table:table-cell>
          <table:table-cell table:style-name="ce94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131" table:formula="of:=[.O49]/[.$F$16]" office:value-type="float" office:value="25.2044957215652" calcext:value-type="float">
            <text:p>25,20</text:p>
          </table:table-cell>
          <table:table-cell table:style-name="ce131" table:formula="of:=[.P49]/[.$F$16]" office:value-type="float" office:value="0.953906236946419" calcext:value-type="float">
            <text:p>0,95</text:p>
          </table:table-cell>
          <table:table-cell table:style-name="ce131" table:formula="of:=[.Q49]/[.$F$16]" office:value-type="float" office:value="26.7562027985432" calcext:value-type="float">
            <text:p>26,76</text:p>
          </table:table-cell>
          <table:table-cell table:style-name="ce131" table:formula="of:=[.R49]/[.$F$16]" office:value-type="float" office:value="0.930362624816478" calcext:value-type="float">
            <text:p>0,93</text:p>
          </table:table-cell>
          <table:table-cell table:style-name="ce132" table:formula="of:=[.U49]/[.$F$16]" office:value-type="float" office:value="5.4593313236" calcext:value-type="float">
            <text:p>5,4593</text:p>
          </table:table-cell>
          <table:table-cell table:style-name="ce131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4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4" table:formula="of:=SQRT([.L50])" office:value-type="float" office:value="21.4709105535839" calcext:value-type="float">
            <text:p>21,47</text:p>
          </table:table-cell>
          <table:table-cell/>
          <table:table-cell table:style-name="ce94" table:formula="of:=[.H50]*[.$B$4]" office:value-type="float" office:value="1190.13594846649" calcext:value-type="float">
            <text:p>1190,14</text:p>
          </table:table-cell>
          <table:table-cell table:style-name="ce94" table:formula="of:=SQRT([.I50]^2*[.$B$4]^2 + [.$C$4]^2*[.H50]^2)" office:value-type="float" office:value="45.5447686641427" calcext:value-type="float">
            <text:p>45,54</text:p>
          </table:table-cell>
          <table:table-cell table:style-name="ce94" table:formula="of:=[.J50]*[.$B$5]" office:value-type="float" office:value="1328.27007858923" calcext:value-type="float">
            <text:p>1328,27</text:p>
          </table:table-cell>
          <table:table-cell table:style-name="ce94" table:formula="of:=SQRT([.K50]^2*[.$B$5]^2+[.$C$5]^2*[.J50]^2)" office:value-type="float" office:value="46.2615945121248" calcext:value-type="float">
            <text:p>46,26</text:p>
          </table:table-cell>
          <table:table-cell table:style-name="ce95" table:formula="of:=2*[.H50]*[.J50]*[.$B$3]/[.$F$16]" office:value-type="float" office:value="0.0313492" calcext:value-type="float">
            <text:p>0,0313</text:p>
          </table:table-cell>
          <table:table-cell table:style-name="ce95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4" table:formula="of:=[.L50]-[.S50]" office:value-type="float" office:value="460.9686508" calcext:value-type="float">
            <text:p>460,97</text:p>
          </table:table-cell>
          <table:table-cell table:style-name="ce94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131" table:formula="of:=[.O50]/[.$F$16]" office:value-type="float" office:value="23.8027189693299" calcext:value-type="float">
            <text:p>23,80</text:p>
          </table:table-cell>
          <table:table-cell table:style-name="ce131" table:formula="of:=[.P50]/[.$F$16]" office:value-type="float" office:value="0.910895373282854" calcext:value-type="float">
            <text:p>0,91</text:p>
          </table:table-cell>
          <table:table-cell table:style-name="ce131" table:formula="of:=[.Q50]/[.$F$16]" office:value-type="float" office:value="26.5654015717846" calcext:value-type="float">
            <text:p>26,57</text:p>
          </table:table-cell>
          <table:table-cell table:style-name="ce131" table:formula="of:=[.R50]/[.$F$16]" office:value-type="float" office:value="0.925231890242497" calcext:value-type="float">
            <text:p>0,93</text:p>
          </table:table-cell>
          <table:table-cell table:style-name="ce132" table:formula="of:=[.U50]/[.$F$16]" office:value-type="float" office:value="9.219373016" calcext:value-type="float">
            <text:p>9,2194</text:p>
          </table:table-cell>
          <table:table-cell table:style-name="ce131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4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4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4" table:formula="of:=SQRT([.L51])" office:value-type="float" office:value="11.4891252930761" calcext:value-type="float">
            <text:p>11,49</text:p>
          </table:table-cell>
          <table:table-cell/>
          <table:table-cell table:style-name="ce94" table:formula="of:=[.H51]*[.$B$4]" office:value-type="float" office:value="1155.09152966061" calcext:value-type="float">
            <text:p>1155,09</text:p>
          </table:table-cell>
          <table:table-cell table:style-name="ce94" table:formula="of:=SQRT([.I51]^2*[.$B$4]^2 + [.$C$4]^2*[.H51]^2)" office:value-type="float" office:value="44.467246009799" calcext:value-type="float">
            <text:p>44,47</text:p>
          </table:table-cell>
          <table:table-cell table:style-name="ce94" table:formula="of:=[.J51]*[.$B$5]" office:value-type="float" office:value="1274.69896492237" calcext:value-type="float">
            <text:p>1274,70</text:p>
          </table:table-cell>
          <table:table-cell table:style-name="ce94" table:formula="of:=SQRT([.K51]^2*[.$B$5]^2+[.$C$5]^2*[.J51]^2)" office:value-type="float" office:value="44.8186824552766" calcext:value-type="float">
            <text:p>44,82</text:p>
          </table:table-cell>
          <table:table-cell table:style-name="ce95" table:formula="of:=2*[.H51]*[.J51]*[.$B$3]/[.$F$16]" office:value-type="float" office:value="0.02919897" calcext:value-type="float">
            <text:p>0,0292</text:p>
          </table:table-cell>
          <table:table-cell table:style-name="ce95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4" table:formula="of:=[.L51]-[.S51]" office:value-type="float" office:value="131.97080103" calcext:value-type="float">
            <text:p>131,97</text:p>
          </table:table-cell>
          <table:table-cell table:style-name="ce94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131" table:formula="of:=[.O51]/[.$F$16]" office:value-type="float" office:value="23.1018305932122" calcext:value-type="float">
            <text:p>23,10</text:p>
          </table:table-cell>
          <table:table-cell table:style-name="ce131" table:formula="of:=[.P51]/[.$F$16]" office:value-type="float" office:value="0.88934492019598" calcext:value-type="float">
            <text:p>0,89</text:p>
          </table:table-cell>
          <table:table-cell table:style-name="ce131" table:formula="of:=[.Q51]/[.$F$16]" office:value-type="float" office:value="25.4939792984474" calcext:value-type="float">
            <text:p>25,49</text:p>
          </table:table-cell>
          <table:table-cell table:style-name="ce131" table:formula="of:=[.R51]/[.$F$16]" office:value-type="float" office:value="0.896373649105531" calcext:value-type="float">
            <text:p>0,90</text:p>
          </table:table-cell>
          <table:table-cell table:style-name="ce132" table:formula="of:=[.U51]/[.$F$16]" office:value-type="float" office:value="2.6394160206" calcext:value-type="float">
            <text:p>2,6394</text:p>
          </table:table-cell>
          <table:table-cell table:style-name="ce131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4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52])" office:value-type="float" office:value="1" calcext:value-type="float">
            <text:p>1,00</text:p>
          </table:table-cell>
          <table:table-cell/>
          <table:table-cell table:style-name="ce94" table:formula="of:=[.H52]*[.$B$4]" office:value-type="float" office:value="1159.90154792808" calcext:value-type="float">
            <text:p>1159,90</text:p>
          </table:table-cell>
          <table:table-cell table:style-name="ce94" table:formula="of:=SQRT([.I52]^2*[.$B$4]^2 + [.$C$4]^2*[.H52]^2)" office:value-type="float" office:value="44.6152362687672" calcext:value-type="float">
            <text:p>44,62</text:p>
          </table:table-cell>
          <table:table-cell table:style-name="ce94" table:formula="of:=[.J52]*[.$B$5]" office:value-type="float" office:value="1341.4793942879" calcext:value-type="float">
            <text:p>1341,48</text:p>
          </table:table-cell>
          <table:table-cell table:style-name="ce94" table:formula="of:=SQRT([.K52]^2*[.$B$5]^2+[.$C$5]^2*[.J52]^2)" office:value-type="float" office:value="46.6167666898209" calcext:value-type="float">
            <text:p>46,62</text:p>
          </table:table-cell>
          <table:table-cell table:style-name="ce95" table:formula="of:=2*[.H52]*[.J52]*[.$B$3]/[.$F$16]" office:value-type="float" office:value="0.03085664" calcext:value-type="float">
            <text:p>0,0309</text:p>
          </table:table-cell>
          <table:table-cell table:style-name="ce95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4" table:formula="of:=[.L52]-[.S52]" office:value-type="float" office:value="0.96914336" calcext:value-type="float">
            <text:p>0,97</text:p>
          </table:table-cell>
          <table:table-cell table:style-name="ce94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131" table:formula="of:=[.O52]/[.$F$16]" office:value-type="float" office:value="23.1980309585617" calcext:value-type="float">
            <text:p>23,20</text:p>
          </table:table-cell>
          <table:table-cell table:style-name="ce131" table:formula="of:=[.P52]/[.$F$16]" office:value-type="float" office:value="0.892304725375344" calcext:value-type="float">
            <text:p>0,89</text:p>
          </table:table-cell>
          <table:table-cell table:style-name="ce131" table:formula="of:=[.Q52]/[.$F$16]" office:value-type="float" office:value="26.8295878857581" calcext:value-type="float">
            <text:p>26,83</text:p>
          </table:table-cell>
          <table:table-cell table:style-name="ce131" table:formula="of:=[.R52]/[.$F$16]" office:value-type="float" office:value="0.932335333796419" calcext:value-type="float">
            <text:p>0,93</text:p>
          </table:table-cell>
          <table:table-cell table:style-name="ce132" table:formula="of:=[.U52]/[.$F$16]" office:value-type="float" office:value="0.0193828672" calcext:value-type="float">
            <text:p>0,0194</text:p>
          </table:table-cell>
          <table:table-cell table:style-name="ce131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4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4" table:formula="of:=SQRT([.L53])" office:value-type="float" office:value="2" calcext:value-type="float">
            <text:p>2,00</text:p>
          </table:table-cell>
          <table:table-cell/>
          <table:table-cell table:style-name="ce94" table:formula="of:=[.H53]*[.$B$4]" office:value-type="float" office:value="1121.42140178829" calcext:value-type="float">
            <text:p>1121,42</text:p>
          </table:table-cell>
          <table:table-cell table:style-name="ce94" table:formula="of:=SQRT([.I53]^2*[.$B$4]^2 + [.$C$4]^2*[.H53]^2)" office:value-type="float" office:value="43.430426700165" calcext:value-type="float">
            <text:p>43,43</text:p>
          </table:table-cell>
          <table:table-cell table:style-name="ce94" table:formula="of:=[.J53]*[.$B$5]" office:value-type="float" office:value="1376.70423615104" calcext:value-type="float">
            <text:p>1376,70</text:p>
          </table:table-cell>
          <table:table-cell table:style-name="ce94" table:formula="of:=SQRT([.K53]^2*[.$B$5]^2+[.$C$5]^2*[.J53]^2)" office:value-type="float" office:value="47.5627728248663" calcext:value-type="float">
            <text:p>47,56</text:p>
          </table:table-cell>
          <table:table-cell table:style-name="ce95" table:formula="of:=2*[.H53]*[.J53]*[.$B$3]/[.$F$16]" office:value-type="float" office:value="0.03061632" calcext:value-type="float">
            <text:p>0,0306</text:p>
          </table:table-cell>
          <table:table-cell table:style-name="ce95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4" table:formula="of:=[.L53]-[.S53]" office:value-type="float" office:value="3.96938368" calcext:value-type="float">
            <text:p>3,97</text:p>
          </table:table-cell>
          <table:table-cell table:style-name="ce94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131" table:formula="of:=[.O53]/[.$F$16]" office:value-type="float" office:value="22.4284280357658" calcext:value-type="float">
            <text:p>22,43</text:p>
          </table:table-cell>
          <table:table-cell table:style-name="ce131" table:formula="of:=[.P53]/[.$F$16]" office:value-type="float" office:value="0.868608534003301" calcext:value-type="float">
            <text:p>0,87</text:p>
          </table:table-cell>
          <table:table-cell table:style-name="ce131" table:formula="of:=[.Q53]/[.$F$16]" office:value-type="float" office:value="27.5340847230209" calcext:value-type="float">
            <text:p>27,53</text:p>
          </table:table-cell>
          <table:table-cell table:style-name="ce131" table:formula="of:=[.R53]/[.$F$16]" office:value-type="float" office:value="0.951255456497326" calcext:value-type="float">
            <text:p>0,95</text:p>
          </table:table-cell>
          <table:table-cell table:style-name="ce132" table:formula="of:=[.U53]/[.$F$16]" office:value-type="float" office:value="0.0793876736" calcext:value-type="float">
            <text:p>0,0794</text:p>
          </table:table-cell>
          <table:table-cell table:style-name="ce131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4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4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4" table:formula="of:=SQRT([.L54])" office:value-type="float" office:value="2.64575131106459" calcext:value-type="float">
            <text:p>2,65</text:p>
          </table:table-cell>
          <table:table-cell/>
          <table:table-cell table:style-name="ce94" table:formula="of:=[.H54]*[.$B$4]" office:value-type="float" office:value="1153.71723872705" calcext:value-type="float">
            <text:p>1153,72</text:p>
          </table:table-cell>
          <table:table-cell table:style-name="ce94" table:formula="of:=SQRT([.I54]^2*[.$B$4]^2 + [.$C$4]^2*[.H54]^2)" office:value-type="float" office:value="44.4249573871657" calcext:value-type="float">
            <text:p>44,42</text:p>
          </table:table-cell>
          <table:table-cell table:style-name="ce94" table:formula="of:=[.J54]*[.$B$5]" office:value-type="float" office:value="1287.1744297489" calcext:value-type="float">
            <text:p>1287,17</text:p>
          </table:table-cell>
          <table:table-cell table:style-name="ce94" table:formula="of:=SQRT([.K54]^2*[.$B$5]^2+[.$C$5]^2*[.J54]^2)" office:value-type="float" office:value="45.1550716956014" calcext:value-type="float">
            <text:p>45,16</text:p>
          </table:table-cell>
          <table:table-cell table:style-name="ce95" table:formula="of:=2*[.H54]*[.J54]*[.$B$3]/[.$F$16]" office:value-type="float" office:value="0.02944966" calcext:value-type="float">
            <text:p>0,0294</text:p>
          </table:table-cell>
          <table:table-cell table:style-name="ce95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4" table:formula="of:=[.L54]-[.S54]" office:value-type="float" office:value="6.97055034" calcext:value-type="float">
            <text:p>6,97</text:p>
          </table:table-cell>
          <table:table-cell table:style-name="ce94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131" table:formula="of:=[.O54]/[.$F$16]" office:value-type="float" office:value="23.0743447745409" calcext:value-type="float">
            <text:p>23,07</text:p>
          </table:table-cell>
          <table:table-cell table:style-name="ce131" table:formula="of:=[.P54]/[.$F$16]" office:value-type="float" office:value="0.888499147743313" calcext:value-type="float">
            <text:p>0,89</text:p>
          </table:table-cell>
          <table:table-cell table:style-name="ce131" table:formula="of:=[.Q54]/[.$F$16]" office:value-type="float" office:value="25.743488594978" calcext:value-type="float">
            <text:p>25,74</text:p>
          </table:table-cell>
          <table:table-cell table:style-name="ce131" table:formula="of:=[.R54]/[.$F$16]" office:value-type="float" office:value="0.903101433912028" calcext:value-type="float">
            <text:p>0,90</text:p>
          </table:table-cell>
          <table:table-cell table:style-name="ce132" table:formula="of:=[.U54]/[.$F$16]" office:value-type="float" office:value="0.1394110068" calcext:value-type="float">
            <text:p>0,1394</text:p>
          </table:table-cell>
          <table:table-cell table:style-name="ce131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4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4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4" table:formula="of:=SQRT([.L55])" office:value-type="float" office:value="14.456832294801" calcext:value-type="float">
            <text:p>14,46</text:p>
          </table:table-cell>
          <table:table-cell/>
          <table:table-cell table:style-name="ce94" table:formula="of:=[.H55]*[.$B$4]" office:value-type="float" office:value="1194.94596673397" calcext:value-type="float">
            <text:p>1194,95</text:p>
          </table:table-cell>
          <table:table-cell table:style-name="ce94" table:formula="of:=SQRT([.I55]^2*[.$B$4]^2 + [.$C$4]^2*[.H55]^2)" office:value-type="float" office:value="45.6925416653777" calcext:value-type="float">
            <text:p>45,69</text:p>
          </table:table-cell>
          <table:table-cell table:style-name="ce94" table:formula="of:=[.J55]*[.$B$5]" office:value-type="float" office:value="1302.58529806402" calcext:value-type="float">
            <text:p>1302,59</text:p>
          </table:table-cell>
          <table:table-cell table:style-name="ce94" table:formula="of:=SQRT([.K55]^2*[.$B$5]^2+[.$C$5]^2*[.J55]^2)" office:value-type="float" office:value="45.5702976597829" calcext:value-type="float">
            <text:p>45,57</text:p>
          </table:table-cell>
          <table:table-cell table:style-name="ce95" table:formula="of:=2*[.H55]*[.J55]*[.$B$3]/[.$F$16]" office:value-type="float" office:value="0.03086725" calcext:value-type="float">
            <text:p>0,0309</text:p>
          </table:table-cell>
          <table:table-cell table:style-name="ce95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4" table:formula="of:=[.L55]-[.S55]" office:value-type="float" office:value="208.96913275" calcext:value-type="float">
            <text:p>208,97</text:p>
          </table:table-cell>
          <table:table-cell table:style-name="ce94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131" table:formula="of:=[.O55]/[.$F$16]" office:value-type="float" office:value="23.8989193346794" calcext:value-type="float">
            <text:p>23,90</text:p>
          </table:table-cell>
          <table:table-cell table:style-name="ce131" table:formula="of:=[.P55]/[.$F$16]" office:value-type="float" office:value="0.913850833307554" calcext:value-type="float">
            <text:p>0,91</text:p>
          </table:table-cell>
          <table:table-cell table:style-name="ce131" table:formula="of:=[.Q55]/[.$F$16]" office:value-type="float" office:value="26.0517059612804" calcext:value-type="float">
            <text:p>26,05</text:p>
          </table:table-cell>
          <table:table-cell table:style-name="ce131" table:formula="of:=[.R55]/[.$F$16]" office:value-type="float" office:value="0.911405953195659" calcext:value-type="float">
            <text:p>0,91</text:p>
          </table:table-cell>
          <table:table-cell table:style-name="ce132" table:formula="of:=[.U55]/[.$F$16]" office:value-type="float" office:value="4.179382655" calcext:value-type="float">
            <text:p>4,1794</text:p>
          </table:table-cell>
          <table:table-cell table:style-name="ce131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4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4" table:formula="of:=SQRT([.L56])" office:value-type="float" office:value="22.781571499789" calcext:value-type="float">
            <text:p>22,78</text:p>
          </table:table-cell>
          <table:table-cell/>
          <table:table-cell table:style-name="ce94" table:formula="of:=[.H56]*[.$B$4]" office:value-type="float" office:value="1212.12460340352" calcext:value-type="float">
            <text:p>1212,12</text:p>
          </table:table-cell>
          <table:table-cell table:style-name="ce94" table:formula="of:=SQRT([.I56]^2*[.$B$4]^2 + [.$C$4]^2*[.H56]^2)" office:value-type="float" office:value="46.2200706023633" calcext:value-type="float">
            <text:p>46,22</text:p>
          </table:table-cell>
          <table:table-cell table:style-name="ce94" table:formula="of:=[.J56]*[.$B$5]" office:value-type="float" office:value="1316.52846463485" calcext:value-type="float">
            <text:p>1316,53</text:p>
          </table:table-cell>
          <table:table-cell table:style-name="ce94" table:formula="of:=SQRT([.K56]^2*[.$B$5]^2+[.$C$5]^2*[.J56]^2)" office:value-type="float" office:value="45.945686873933" calcext:value-type="float">
            <text:p>45,95</text:p>
          </table:table-cell>
          <table:table-cell table:style-name="ce95" table:formula="of:=2*[.H56]*[.J56]*[.$B$3]/[.$F$16]" office:value-type="float" office:value="0.03164616" calcext:value-type="float">
            <text:p>0,0316</text:p>
          </table:table-cell>
          <table:table-cell table:style-name="ce95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4" table:formula="of:=[.L56]-[.S56]" office:value-type="float" office:value="518.96835384" calcext:value-type="float">
            <text:p>518,97</text:p>
          </table:table-cell>
          <table:table-cell table:style-name="ce94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131" table:formula="of:=[.O56]/[.$F$16]" office:value-type="float" office:value="24.2424920680704" calcext:value-type="float">
            <text:p>24,24</text:p>
          </table:table-cell>
          <table:table-cell table:style-name="ce131" table:formula="of:=[.P56]/[.$F$16]" office:value-type="float" office:value="0.924401412047267" calcext:value-type="float">
            <text:p>0,92</text:p>
          </table:table-cell>
          <table:table-cell table:style-name="ce131" table:formula="of:=[.Q56]/[.$F$16]" office:value-type="float" office:value="26.3305692926969" calcext:value-type="float">
            <text:p>26,33</text:p>
          </table:table-cell>
          <table:table-cell table:style-name="ce131" table:formula="of:=[.R56]/[.$F$16]" office:value-type="float" office:value="0.91891373747866" calcext:value-type="float">
            <text:p>0,92</text:p>
          </table:table-cell>
          <table:table-cell table:style-name="ce132" table:formula="of:=[.U56]/[.$F$16]" office:value-type="float" office:value="10.3793670768" calcext:value-type="float">
            <text:p>10,3794</text:p>
          </table:table-cell>
          <table:table-cell table:style-name="ce131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4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4" table:formula="of:=SQRT([.L57])" office:value-type="float" office:value="14.422205101856" calcext:value-type="float">
            <text:p>14,42</text:p>
          </table:table-cell>
          <table:table-cell/>
          <table:table-cell table:style-name="ce94" table:formula="of:=[.H57]*[.$B$4]" office:value-type="float" office:value="1163.33727526199" calcext:value-type="float">
            <text:p>1163,34</text:p>
          </table:table-cell>
          <table:table-cell table:style-name="ce94" table:formula="of:=SQRT([.I57]^2*[.$B$4]^2 + [.$C$4]^2*[.H57]^2)" office:value-type="float" office:value="44.7209247504954" calcext:value-type="float">
            <text:p>44,72</text:p>
          </table:table-cell>
          <table:table-cell table:style-name="ce94" table:formula="of:=[.J57]*[.$B$5]" office:value-type="float" office:value="1294.51293847039" calcext:value-type="float">
            <text:p>1294,51</text:p>
          </table:table-cell>
          <table:table-cell table:style-name="ce94" table:formula="of:=SQRT([.K57]^2*[.$B$5]^2+[.$C$5]^2*[.J57]^2)" office:value-type="float" office:value="45.3528410759544" calcext:value-type="float">
            <text:p>45,35</text:p>
          </table:table-cell>
          <table:table-cell table:style-name="ce95" table:formula="of:=2*[.H57]*[.J57]*[.$B$3]/[.$F$16]" office:value-type="float" office:value="0.02986452" calcext:value-type="float">
            <text:p>0,0299</text:p>
          </table:table-cell>
          <table:table-cell table:style-name="ce95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4" table:formula="of:=[.L57]-[.S57]" office:value-type="float" office:value="207.97013548" calcext:value-type="float">
            <text:p>207,97</text:p>
          </table:table-cell>
          <table:table-cell table:style-name="ce94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131" table:formula="of:=[.O57]/[.$F$16]" office:value-type="float" office:value="23.2667455052399" calcext:value-type="float">
            <text:p>23,27</text:p>
          </table:table-cell>
          <table:table-cell table:style-name="ce131" table:formula="of:=[.P57]/[.$F$16]" office:value-type="float" office:value="0.894418495009908" calcext:value-type="float">
            <text:p>0,89</text:p>
          </table:table-cell>
          <table:table-cell table:style-name="ce131" table:formula="of:=[.Q57]/[.$F$16]" office:value-type="float" office:value="25.8902587694077" calcext:value-type="float">
            <text:p>25,89</text:p>
          </table:table-cell>
          <table:table-cell table:style-name="ce131" table:formula="of:=[.R57]/[.$F$16]" office:value-type="float" office:value="0.907056821519089" calcext:value-type="float">
            <text:p>0,91</text:p>
          </table:table-cell>
          <table:table-cell table:style-name="ce132" table:formula="of:=[.U57]/[.$F$16]" office:value-type="float" office:value="4.1594027096" calcext:value-type="float">
            <text:p>4,1594</text:p>
          </table:table-cell>
          <table:table-cell table:style-name="ce131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4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4" table:formula="of:=SQRT([.L58])" office:value-type="float" office:value="2.23606797749979" calcext:value-type="float">
            <text:p>2,24</text:p>
          </table:table-cell>
          <table:table-cell/>
          <table:table-cell table:style-name="ce94" table:formula="of:=[.H58]*[.$B$4]" office:value-type="float" office:value="1177.76733006442" calcext:value-type="float">
            <text:p>1177,77</text:p>
          </table:table-cell>
          <table:table-cell table:style-name="ce94" table:formula="of:=SQRT([.I58]^2*[.$B$4]^2 + [.$C$4]^2*[.H58]^2)" office:value-type="float" office:value="45.1646475226319" calcext:value-type="float">
            <text:p>45,16</text:p>
          </table:table-cell>
          <table:table-cell table:style-name="ce94" table:formula="of:=[.J58]*[.$B$5]" office:value-type="float" office:value="1304.05299980832" calcext:value-type="float">
            <text:p>1304,05</text:p>
          </table:table-cell>
          <table:table-cell table:style-name="ce94" table:formula="of:=SQRT([.K58]^2*[.$B$5]^2+[.$C$5]^2*[.J58]^2)" office:value-type="float" office:value="45.6098252211795" calcext:value-type="float">
            <text:p>45,61</text:p>
          </table:table-cell>
          <table:table-cell table:style-name="ce95" table:formula="of:=2*[.H58]*[.J58]*[.$B$3]/[.$F$16]" office:value-type="float" office:value="0.03045778" calcext:value-type="float">
            <text:p>0,0305</text:p>
          </table:table-cell>
          <table:table-cell table:style-name="ce95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4" table:formula="of:=[.L58]-[.S58]" office:value-type="float" office:value="4.96954222" calcext:value-type="float">
            <text:p>4,97</text:p>
          </table:table-cell>
          <table:table-cell table:style-name="ce94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131" table:formula="of:=[.O58]/[.$F$16]" office:value-type="float" office:value="23.5553466012883" calcext:value-type="float">
            <text:p>23,56</text:p>
          </table:table-cell>
          <table:table-cell table:style-name="ce131" table:formula="of:=[.P58]/[.$F$16]" office:value-type="float" office:value="0.903292950452638" calcext:value-type="float">
            <text:p>0,90</text:p>
          </table:table-cell>
          <table:table-cell table:style-name="ce131" table:formula="of:=[.Q58]/[.$F$16]" office:value-type="float" office:value="26.0810599961664" calcext:value-type="float">
            <text:p>26,08</text:p>
          </table:table-cell>
          <table:table-cell table:style-name="ce131" table:formula="of:=[.R58]/[.$F$16]" office:value-type="float" office:value="0.91219650442359" calcext:value-type="float">
            <text:p>0,91</text:p>
          </table:table-cell>
          <table:table-cell table:style-name="ce132" table:formula="of:=[.U58]/[.$F$16]" office:value-type="float" office:value="0.0993908444" calcext:value-type="float">
            <text:p>0,0994</text:p>
          </table:table-cell>
          <table:table-cell table:style-name="ce131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137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4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4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59])" office:value-type="float" office:value="0" calcext:value-type="float">
            <text:p>0,00</text:p>
          </table:table-cell>
          <table:table-cell/>
          <table:table-cell table:style-name="ce94" table:formula="of:=[.H59]*[.$B$4]" office:value-type="float" office:value="1120.04711085473" calcext:value-type="float">
            <text:p>1120,05</text:p>
          </table:table-cell>
          <table:table-cell table:style-name="ce94" table:formula="of:=SQRT([.I59]^2*[.$B$4]^2 + [.$C$4]^2*[.H59]^2)" office:value-type="float" office:value="43.3880736215204" calcext:value-type="float">
            <text:p>43,39</text:p>
          </table:table-cell>
          <table:table-cell table:style-name="ce94" table:formula="of:=[.J59]*[.$B$5]" office:value-type="float" office:value="1220.39400038336" calcext:value-type="float">
            <text:p>1220,39</text:p>
          </table:table-cell>
          <table:table-cell table:style-name="ce94" table:formula="of:=SQRT([.K59]^2*[.$B$5]^2+[.$C$5]^2*[.J59]^2)" office:value-type="float" office:value="43.3516174195221" calcext:value-type="float">
            <text:p>43,35</text:p>
          </table:table-cell>
          <table:table-cell table:style-name="ce95" table:formula="of:=2*[.H59]*[.J59]*[.$B$3]/[.$F$16]" office:value-type="float" office:value="0.0271069" calcext:value-type="float">
            <text:p>0,0271</text:p>
          </table:table-cell>
          <table:table-cell table:style-name="ce95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4" table:formula="of:=[.L59]-[.S59]" office:value-type="float" office:value="-0.0271069" calcext:value-type="float">
            <text:p>-0,03</text:p>
          </table:table-cell>
          <table:table-cell table:style-name="ce94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131" table:formula="of:=[.O59]/[.$F$16]" office:value-type="float" office:value="22.4009422170945" calcext:value-type="float">
            <text:p>22,40</text:p>
          </table:table-cell>
          <table:table-cell table:style-name="ce131" table:formula="of:=[.P59]/[.$F$16]" office:value-type="float" office:value="0.867761472430408" calcext:value-type="float">
            <text:p>0,87</text:p>
          </table:table-cell>
          <table:table-cell table:style-name="ce131" table:formula="of:=[.Q59]/[.$F$16]" office:value-type="float" office:value="24.4078800076672" calcext:value-type="float">
            <text:p>24,41</text:p>
          </table:table-cell>
          <table:table-cell table:style-name="ce131" table:formula="of:=[.R59]/[.$F$16]" office:value-type="float" office:value="0.867032348390442" calcext:value-type="float">
            <text:p>0,87</text:p>
          </table:table-cell>
          <table:table-cell table:style-name="ce132" table:formula="of:=[.U59]/[.$F$16]" office:value-type="float" office:value="-0.000542138" calcext:value-type="float">
            <text:p>-0,0005</text:p>
          </table:table-cell>
          <table:table-cell table:style-name="ce131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4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4" table:formula="of:=SQRT([.L60])" office:value-type="float" office:value="1.73205080756888" calcext:value-type="float">
            <text:p>1,73</text:p>
          </table:table-cell>
          <table:table-cell/>
          <table:table-cell table:style-name="ce94" table:formula="of:=[.H60]*[.$B$4]" office:value-type="float" office:value="1113.86280165369" calcext:value-type="float">
            <text:p>1113,86</text:p>
          </table:table-cell>
          <table:table-cell table:style-name="ce94" table:formula="of:=SQRT([.I60]^2*[.$B$4]^2 + [.$C$4]^2*[.H60]^2)" office:value-type="float" office:value="43.1974508740595" calcext:value-type="float">
            <text:p>43,20</text:p>
          </table:table-cell>
          <table:table-cell table:style-name="ce94" table:formula="of:=[.J60]*[.$B$5]" office:value-type="float" office:value="1257.82039486295" calcext:value-type="float">
            <text:p>1257,82</text:p>
          </table:table-cell>
          <table:table-cell table:style-name="ce94" table:formula="of:=SQRT([.K60]^2*[.$B$5]^2+[.$C$5]^2*[.J60]^2)" office:value-type="float" office:value="44.3631961182902" calcext:value-type="float">
            <text:p>44,36</text:p>
          </table:table-cell>
          <table:table-cell table:style-name="ce95" table:formula="of:=2*[.H60]*[.J60]*[.$B$3]/[.$F$16]" office:value-type="float" office:value="0.02778394" calcext:value-type="float">
            <text:p>0,0278</text:p>
          </table:table-cell>
          <table:table-cell table:style-name="ce95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4" table:formula="of:=[.L60]-[.S60]" office:value-type="float" office:value="2.97221606" calcext:value-type="float">
            <text:p>2,97</text:p>
          </table:table-cell>
          <table:table-cell table:style-name="ce94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131" table:formula="of:=[.O60]/[.$F$16]" office:value-type="float" office:value="22.2772560330737" calcext:value-type="float">
            <text:p>22,28</text:p>
          </table:table-cell>
          <table:table-cell table:style-name="ce131" table:formula="of:=[.P60]/[.$F$16]" office:value-type="float" office:value="0.863949017481189" calcext:value-type="float">
            <text:p>0,86</text:p>
          </table:table-cell>
          <table:table-cell table:style-name="ce131" table:formula="of:=[.Q60]/[.$F$16]" office:value-type="float" office:value="25.156407897259" calcext:value-type="float">
            <text:p>25,16</text:p>
          </table:table-cell>
          <table:table-cell table:style-name="ce131" table:formula="of:=[.R60]/[.$F$16]" office:value-type="float" office:value="0.887263922365805" calcext:value-type="float">
            <text:p>0,89</text:p>
          </table:table-cell>
          <table:table-cell table:style-name="ce132" table:formula="of:=[.U60]/[.$F$16]" office:value-type="float" office:value="0.0594443212" calcext:value-type="float">
            <text:p>0,0594</text:p>
          </table:table-cell>
          <table:table-cell table:style-name="ce131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4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4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4" table:formula="of:=SQRT([.L61])" office:value-type="float" office:value="13.0384048104053" calcext:value-type="float">
            <text:p>13,04</text:p>
          </table:table-cell>
          <table:table-cell/>
          <table:table-cell table:style-name="ce94" table:formula="of:=[.H61]*[.$B$4]" office:value-type="float" office:value="1172.95731179694" calcext:value-type="float">
            <text:p>1172,96</text:p>
          </table:table-cell>
          <table:table-cell table:style-name="ce94" table:formula="of:=SQRT([.I61]^2*[.$B$4]^2 + [.$C$4]^2*[.H61]^2)" office:value-type="float" office:value="45.0167699682307" calcext:value-type="float">
            <text:p>45,02</text:p>
          </table:table-cell>
          <table:table-cell table:style-name="ce94" table:formula="of:=[.J61]*[.$B$5]" office:value-type="float" office:value="1301.85144719187" calcext:value-type="float">
            <text:p>1301,85</text:p>
          </table:table-cell>
          <table:table-cell table:style-name="ce94" table:formula="of:=SQRT([.K61]^2*[.$B$5]^2+[.$C$5]^2*[.J61]^2)" office:value-type="float" office:value="45.550532730326" calcext:value-type="float">
            <text:p>45,55</text:p>
          </table:table-cell>
          <table:table-cell table:style-name="ce95" table:formula="of:=2*[.H61]*[.J61]*[.$B$3]/[.$F$16]" office:value-type="float" office:value="0.03028218" calcext:value-type="float">
            <text:p>0,0303</text:p>
          </table:table-cell>
          <table:table-cell table:style-name="ce95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4" table:formula="of:=[.L61]-[.S61]" office:value-type="float" office:value="169.96971782" calcext:value-type="float">
            <text:p>169,97</text:p>
          </table:table-cell>
          <table:table-cell table:style-name="ce94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131" table:formula="of:=[.O61]/[.$F$16]" office:value-type="float" office:value="23.4591462359389" calcext:value-type="float">
            <text:p>23,46</text:p>
          </table:table-cell>
          <table:table-cell table:style-name="ce131" table:formula="of:=[.P61]/[.$F$16]" office:value-type="float" office:value="0.900335399364613" calcext:value-type="float">
            <text:p>0,90</text:p>
          </table:table-cell>
          <table:table-cell table:style-name="ce131" table:formula="of:=[.Q61]/[.$F$16]" office:value-type="float" office:value="26.0370289438375" calcext:value-type="float">
            <text:p>26,04</text:p>
          </table:table-cell>
          <table:table-cell table:style-name="ce131" table:formula="of:=[.R61]/[.$F$16]" office:value-type="float" office:value="0.911010654606521" calcext:value-type="float">
            <text:p>0,91</text:p>
          </table:table-cell>
          <table:table-cell table:style-name="ce132" table:formula="of:=[.U61]/[.$F$16]" office:value-type="float" office:value="3.3993943564" calcext:value-type="float">
            <text:p>3,3994</text:p>
          </table:table-cell>
          <table:table-cell table:style-name="ce131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9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4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4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4" table:formula="of:=SQRT([.L62])" office:value-type="float" office:value="21.142374511866" calcext:value-type="float">
            <text:p>21,14</text:p>
          </table:table-cell>
          <table:table-cell/>
          <table:table-cell table:style-name="ce94" table:formula="of:=[.H62]*[.$B$4]" office:value-type="float" office:value="1172.95731179694" calcext:value-type="float">
            <text:p>1172,96</text:p>
          </table:table-cell>
          <table:table-cell table:style-name="ce94" table:formula="of:=SQRT([.I62]^2*[.$B$4]^2 + [.$C$4]^2*[.H62]^2)" office:value-type="float" office:value="45.0167699682307" calcext:value-type="float">
            <text:p>45,02</text:p>
          </table:table-cell>
          <table:table-cell table:style-name="ce94" table:formula="of:=[.J62]*[.$B$5]" office:value-type="float" office:value="1308.45610504121" calcext:value-type="float">
            <text:p>1308,46</text:p>
          </table:table-cell>
          <table:table-cell table:style-name="ce94" table:formula="of:=SQRT([.K62]^2*[.$B$5]^2+[.$C$5]^2*[.J62]^2)" office:value-type="float" office:value="45.7283895967229" calcext:value-type="float">
            <text:p>45,73</text:p>
          </table:table-cell>
          <table:table-cell table:style-name="ce95" table:formula="of:=2*[.H62]*[.J62]*[.$B$3]/[.$F$16]" office:value-type="float" office:value="0.03043581" calcext:value-type="float">
            <text:p>0,0304</text:p>
          </table:table-cell>
          <table:table-cell table:style-name="ce95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4" table:formula="of:=[.L62]-[.S62]" office:value-type="float" office:value="446.96956419" calcext:value-type="float">
            <text:p>446,97</text:p>
          </table:table-cell>
          <table:table-cell table:style-name="ce94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131" table:formula="of:=[.O62]/[.$F$16]" office:value-type="float" office:value="23.4591462359389" calcext:value-type="float">
            <text:p>23,46</text:p>
          </table:table-cell>
          <table:table-cell table:style-name="ce131" table:formula="of:=[.P62]/[.$F$16]" office:value-type="float" office:value="0.900335399364613" calcext:value-type="float">
            <text:p>0,90</text:p>
          </table:table-cell>
          <table:table-cell table:style-name="ce131" table:formula="of:=[.Q62]/[.$F$16]" office:value-type="float" office:value="26.1691221008242" calcext:value-type="float">
            <text:p>26,17</text:p>
          </table:table-cell>
          <table:table-cell table:style-name="ce131" table:formula="of:=[.R62]/[.$F$16]" office:value-type="float" office:value="0.914567791934458" calcext:value-type="float">
            <text:p>0,91</text:p>
          </table:table-cell>
          <table:table-cell table:style-name="ce132" table:formula="of:=[.U62]/[.$F$16]" office:value-type="float" office:value="8.9393912838" calcext:value-type="float">
            <text:p>8,9394</text:p>
          </table:table-cell>
          <table:table-cell table:style-name="ce131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4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4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4" table:formula="of:=SQRT([.L63])" office:value-type="float" office:value="16.7332005306815" calcext:value-type="float">
            <text:p>16,73</text:p>
          </table:table-cell>
          <table:table-cell/>
          <table:table-cell table:style-name="ce94" table:formula="of:=[.H63]*[.$B$4]" office:value-type="float" office:value="1249.23045860975" calcext:value-type="float">
            <text:p>1249,23</text:p>
          </table:table-cell>
          <table:table-cell table:style-name="ce94" table:formula="of:=SQRT([.I63]^2*[.$B$4]^2 + [.$C$4]^2*[.H63]^2)" office:value-type="float" office:value="47.3583444757365" calcext:value-type="float">
            <text:p>47,36</text:p>
          </table:table-cell>
          <table:table-cell table:style-name="ce94" table:formula="of:=[.J63]*[.$B$5]" office:value-type="float" office:value="1379.63963963964" calcext:value-type="float">
            <text:p>1379,64</text:p>
          </table:table-cell>
          <table:table-cell table:style-name="ce94" table:formula="of:=SQRT([.K63]^2*[.$B$5]^2+[.$C$5]^2*[.J63]^2)" office:value-type="float" office:value="47.641535284689" calcext:value-type="float">
            <text:p>47,64</text:p>
          </table:table-cell>
          <table:table-cell table:style-name="ce95" table:formula="of:=2*[.H63]*[.J63]*[.$B$3]/[.$F$16]" office:value-type="float" office:value="0.0341784" calcext:value-type="float">
            <text:p>0,0342</text:p>
          </table:table-cell>
          <table:table-cell table:style-name="ce95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4" table:formula="of:=[.L63]-[.S63]" office:value-type="float" office:value="279.9658216" calcext:value-type="float">
            <text:p>279,97</text:p>
          </table:table-cell>
          <table:table-cell table:style-name="ce94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131" table:formula="of:=[.O63]/[.$F$16]" office:value-type="float" office:value="24.984609172195" calcext:value-type="float">
            <text:p>24,98</text:p>
          </table:table-cell>
          <table:table-cell table:style-name="ce131" table:formula="of:=[.P63]/[.$F$16]" office:value-type="float" office:value="0.94716688951473" calcext:value-type="float">
            <text:p>0,95</text:p>
          </table:table-cell>
          <table:table-cell table:style-name="ce131" table:formula="of:=[.Q63]/[.$F$16]" office:value-type="float" office:value="27.5927927927928" calcext:value-type="float">
            <text:p>27,59</text:p>
          </table:table-cell>
          <table:table-cell table:style-name="ce131" table:formula="of:=[.R63]/[.$F$16]" office:value-type="float" office:value="0.952830705693781" calcext:value-type="float">
            <text:p>0,95</text:p>
          </table:table-cell>
          <table:table-cell table:style-name="ce132" table:formula="of:=[.U63]/[.$F$16]" office:value-type="float" office:value="5.599316432" calcext:value-type="float">
            <text:p>5,5993</text:p>
          </table:table-cell>
          <table:table-cell table:style-name="ce131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4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4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4" table:formula="of:=SQRT([.L64])" office:value-type="float" office:value="3" calcext:value-type="float">
            <text:p>3,00</text:p>
          </table:table-cell>
          <table:table-cell/>
          <table:table-cell table:style-name="ce94" table:formula="of:=[.H64]*[.$B$4]" office:value-type="float" office:value="1215.56033073743" calcext:value-type="float">
            <text:p>1215,56</text:p>
          </table:table-cell>
          <table:table-cell table:style-name="ce94" table:formula="of:=SQRT([.I64]^2*[.$B$4]^2 + [.$C$4]^2*[.H64]^2)" office:value-type="float" office:value="46.3255336631329" calcext:value-type="float">
            <text:p>46,33</text:p>
          </table:table-cell>
          <table:table-cell table:style-name="ce94" table:formula="of:=[.J64]*[.$B$5]" office:value-type="float" office:value="1244.61107916427" calcext:value-type="float">
            <text:p>1244,61</text:p>
          </table:table-cell>
          <table:table-cell table:style-name="ce94" table:formula="of:=SQRT([.K64]^2*[.$B$5]^2+[.$C$5]^2*[.J64]^2)" office:value-type="float" office:value="44.0064227786517" calcext:value-type="float">
            <text:p>44,01</text:p>
          </table:table-cell>
          <table:table-cell table:style-name="ce95" table:formula="of:=2*[.H64]*[.J64]*[.$B$3]/[.$F$16]" office:value-type="float" office:value="0.03000224" calcext:value-type="float">
            <text:p>0,0300</text:p>
          </table:table-cell>
          <table:table-cell table:style-name="ce95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4" table:formula="of:=[.L64]-[.S64]" office:value-type="float" office:value="8.96999776" calcext:value-type="float">
            <text:p>8,97</text:p>
          </table:table-cell>
          <table:table-cell table:style-name="ce94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131" table:formula="of:=[.O64]/[.$F$16]" office:value-type="float" office:value="24.3112066147486" calcext:value-type="float">
            <text:p>24,31</text:p>
          </table:table-cell>
          <table:table-cell table:style-name="ce131" table:formula="of:=[.P64]/[.$F$16]" office:value-type="float" office:value="0.926510673262659" calcext:value-type="float">
            <text:p>0,93</text:p>
          </table:table-cell>
          <table:table-cell table:style-name="ce131" table:formula="of:=[.Q64]/[.$F$16]" office:value-type="float" office:value="24.8922215832854" calcext:value-type="float">
            <text:p>24,89</text:p>
          </table:table-cell>
          <table:table-cell table:style-name="ce131" table:formula="of:=[.R64]/[.$F$16]" office:value-type="float" office:value="0.880128455573033" calcext:value-type="float">
            <text:p>0,88</text:p>
          </table:table-cell>
          <table:table-cell table:style-name="ce132" table:formula="of:=[.U64]/[.$F$16]" office:value-type="float" office:value="0.1793999552" calcext:value-type="float">
            <text:p>0,1794</text:p>
          </table:table-cell>
          <table:table-cell table:style-name="ce131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137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140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4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4" table:formula="of:=SQRT([.L65])" office:value-type="float" office:value="1" calcext:value-type="float">
            <text:p>1,00</text:p>
          </table:table-cell>
          <table:table-cell/>
          <table:table-cell table:style-name="ce94" table:formula="of:=[.H65]*[.$B$4]" office:value-type="float" office:value="1190.13594846649" calcext:value-type="float">
            <text:p>1190,14</text:p>
          </table:table-cell>
          <table:table-cell table:style-name="ce94" table:formula="of:=SQRT([.I65]^2*[.$B$4]^2 + [.$C$4]^2*[.H65]^2)" office:value-type="float" office:value="45.5447686641427" calcext:value-type="float">
            <text:p>45,54</text:p>
          </table:table-cell>
          <table:table-cell table:style-name="ce94" table:formula="of:=[.J65]*[.$B$5]" office:value-type="float" office:value="1245.34493003642" calcext:value-type="float">
            <text:p>1245,34</text:p>
          </table:table-cell>
          <table:table-cell table:style-name="ce94" table:formula="of:=SQRT([.K65]^2*[.$B$5]^2+[.$C$5]^2*[.J65]^2)" office:value-type="float" office:value="44.0262506900697" calcext:value-type="float">
            <text:p>44,03</text:p>
          </table:table-cell>
          <table:table-cell table:style-name="ce95" table:formula="of:=2*[.H65]*[.J65]*[.$B$3]/[.$F$16]" office:value-type="float" office:value="0.02939204" calcext:value-type="float">
            <text:p>0,0294</text:p>
          </table:table-cell>
          <table:table-cell table:style-name="ce95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4" table:formula="of:=[.L65]-[.S65]" office:value-type="float" office:value="0.97060796" calcext:value-type="float">
            <text:p>0,97</text:p>
          </table:table-cell>
          <table:table-cell table:style-name="ce94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131" table:formula="of:=[.O65]/[.$F$16]" office:value-type="float" office:value="23.8027189693299" calcext:value-type="float">
            <text:p>23,80</text:p>
          </table:table-cell>
          <table:table-cell table:style-name="ce131" table:formula="of:=[.P65]/[.$F$16]" office:value-type="float" office:value="0.910895373282854" calcext:value-type="float">
            <text:p>0,91</text:p>
          </table:table-cell>
          <table:table-cell table:style-name="ce131" table:formula="of:=[.Q65]/[.$F$16]" office:value-type="float" office:value="24.9068986007284" calcext:value-type="float">
            <text:p>24,91</text:p>
          </table:table-cell>
          <table:table-cell table:style-name="ce131" table:formula="of:=[.R65]/[.$F$16]" office:value-type="float" office:value="0.880525013801394" calcext:value-type="float">
            <text:p>0,88</text:p>
          </table:table-cell>
          <table:table-cell table:style-name="ce132" table:formula="of:=[.U65]/[.$F$16]" office:value-type="float" office:value="0.0194121592" calcext:value-type="float">
            <text:p>0,0194</text:p>
          </table:table-cell>
          <table:table-cell table:style-name="ce131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138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140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4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4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4" table:formula="of:=SQRT([.L66])" office:value-type="float" office:value="1.4142135623731" calcext:value-type="float">
            <text:p>1,41</text:p>
          </table:table-cell>
          <table:table-cell/>
          <table:table-cell table:style-name="ce94" table:formula="of:=[.H66]*[.$B$4]" office:value-type="float" office:value="1135.85145659071" calcext:value-type="float">
            <text:p>1135,85</text:p>
          </table:table-cell>
          <table:table-cell table:style-name="ce94" table:formula="of:=SQRT([.I66]^2*[.$B$4]^2 + [.$C$4]^2*[.H66]^2)" office:value-type="float" office:value="43.874971220174" calcext:value-type="float">
            <text:p>43,87</text:p>
          </table:table-cell>
          <table:table-cell table:style-name="ce94" table:formula="of:=[.J66]*[.$B$5]" office:value-type="float" office:value="1251.94958788576" calcext:value-type="float">
            <text:p>1251,95</text:p>
          </table:table-cell>
          <table:table-cell table:style-name="ce94" table:formula="of:=SQRT([.K66]^2*[.$B$5]^2+[.$C$5]^2*[.J66]^2)" office:value-type="float" office:value="44.2046637960995" calcext:value-type="float">
            <text:p>44,20</text:p>
          </table:table-cell>
          <table:table-cell table:style-name="ce95" table:formula="of:=2*[.H66]*[.J66]*[.$B$3]/[.$F$16]" office:value-type="float" office:value="0.02820018" calcext:value-type="float">
            <text:p>0,0282</text:p>
          </table:table-cell>
          <table:table-cell table:style-name="ce95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4" table:formula="of:=[.L66]-[.S66]" office:value-type="float" office:value="1.97179982" calcext:value-type="float">
            <text:p>1,97</text:p>
          </table:table-cell>
          <table:table-cell table:style-name="ce94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131" table:formula="of:=[.O66]/[.$F$16]" office:value-type="float" office:value="22.7170291318142" calcext:value-type="float">
            <text:p>22,72</text:p>
          </table:table-cell>
          <table:table-cell table:style-name="ce131" table:formula="of:=[.P66]/[.$F$16]" office:value-type="float" office:value="0.87749942440348" calcext:value-type="float">
            <text:p>0,88</text:p>
          </table:table-cell>
          <table:table-cell table:style-name="ce131" table:formula="of:=[.Q66]/[.$F$16]" office:value-type="float" office:value="25.0389917577152" calcext:value-type="float">
            <text:p>25,04</text:p>
          </table:table-cell>
          <table:table-cell table:style-name="ce131" table:formula="of:=[.R66]/[.$F$16]" office:value-type="float" office:value="0.884093275921989" calcext:value-type="float">
            <text:p>0,88</text:p>
          </table:table-cell>
          <table:table-cell table:style-name="ce132" table:formula="of:=[.U66]/[.$F$16]" office:value-type="float" office:value="0.0394359964" calcext:value-type="float">
            <text:p>0,0394</text:p>
          </table:table-cell>
          <table:table-cell table:style-name="ce131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138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140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4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4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4" table:formula="of:=SQRT([.L67])" office:value-type="float" office:value="10.816653826392" calcext:value-type="float">
            <text:p>10,82</text:p>
          </table:table-cell>
          <table:table-cell/>
          <table:table-cell table:style-name="ce94" table:formula="of:=[.H67]*[.$B$4]" office:value-type="float" office:value="1149.59436592635" calcext:value-type="float">
            <text:p>1149,59</text:p>
          </table:table-cell>
          <table:table-cell table:style-name="ce94" table:formula="of:=SQRT([.I67]^2*[.$B$4]^2 + [.$C$4]^2*[.H67]^2)" office:value-type="float" office:value="44.2980762332679" calcext:value-type="float">
            <text:p>44,30</text:p>
          </table:table-cell>
          <table:table-cell table:style-name="ce94" table:formula="of:=[.J67]*[.$B$5]" office:value-type="float" office:value="1337.07628905501" calcext:value-type="float">
            <text:p>1337,08</text:p>
          </table:table-cell>
          <table:table-cell table:style-name="ce94" table:formula="of:=SQRT([.K67]^2*[.$B$5]^2+[.$C$5]^2*[.J67]^2)" office:value-type="float" office:value="46.4984019938263" calcext:value-type="float">
            <text:p>46,50</text:p>
          </table:table-cell>
          <table:table-cell table:style-name="ce95" table:formula="of:=2*[.H67]*[.J67]*[.$B$3]/[.$F$16]" office:value-type="float" office:value="0.03048206" calcext:value-type="float">
            <text:p>0,0305</text:p>
          </table:table-cell>
          <table:table-cell table:style-name="ce95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4" table:formula="of:=[.L67]-[.S67]" office:value-type="float" office:value="116.96951794" calcext:value-type="float">
            <text:p>116,97</text:p>
          </table:table-cell>
          <table:table-cell table:style-name="ce94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131" table:formula="of:=[.O67]/[.$F$16]" office:value-type="float" office:value="22.9918873185271" calcext:value-type="float">
            <text:p>22,99</text:p>
          </table:table-cell>
          <table:table-cell table:style-name="ce131" table:formula="of:=[.P67]/[.$F$16]" office:value-type="float" office:value="0.885961524665357" calcext:value-type="float">
            <text:p>0,89</text:p>
          </table:table-cell>
          <table:table-cell table:style-name="ce131" table:formula="of:=[.Q67]/[.$F$16]" office:value-type="float" office:value="26.7415257811002" calcext:value-type="float">
            <text:p>26,74</text:p>
          </table:table-cell>
          <table:table-cell table:style-name="ce131" table:formula="of:=[.R67]/[.$F$16]" office:value-type="float" office:value="0.929968039876527" calcext:value-type="float">
            <text:p>0,93</text:p>
          </table:table-cell>
          <table:table-cell table:style-name="ce132" table:formula="of:=[.U67]/[.$F$16]" office:value-type="float" office:value="2.3393903588" calcext:value-type="float">
            <text:p>2,3394</text:p>
          </table:table-cell>
          <table:table-cell table:style-name="ce131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138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140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4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4" table:formula="of:=SQRT([.L68])" office:value-type="float" office:value="20.3715487874634" calcext:value-type="float">
            <text:p>20,37</text:p>
          </table:table-cell>
          <table:table-cell/>
          <table:table-cell table:style-name="ce94" table:formula="of:=[.H68]*[.$B$4]" office:value-type="float" office:value="1191.51023940006" calcext:value-type="float">
            <text:p>1191,51</text:p>
          </table:table-cell>
          <table:table-cell table:style-name="ce94" table:formula="of:=SQRT([.I68]^2*[.$B$4]^2 + [.$C$4]^2*[.H68]^2)" office:value-type="float" office:value="45.5869924591524" calcext:value-type="float">
            <text:p>45,59</text:p>
          </table:table-cell>
          <table:table-cell table:style-name="ce94" table:formula="of:=[.J68]*[.$B$5]" office:value-type="float" office:value="1295.98064021468" calcext:value-type="float">
            <text:p>1295,98</text:p>
          </table:table-cell>
          <table:table-cell table:style-name="ce94" table:formula="of:=SQRT([.K68]^2*[.$B$5]^2+[.$C$5]^2*[.J68]^2)" office:value-type="float" office:value="45.3923855924046" calcext:value-type="float">
            <text:p>45,39</text:p>
          </table:table-cell>
          <table:table-cell table:style-name="ce95" table:formula="of:=2*[.H68]*[.J68]*[.$B$3]/[.$F$16]" office:value-type="float" office:value="0.03062244" calcext:value-type="float">
            <text:p>0,0306</text:p>
          </table:table-cell>
          <table:table-cell table:style-name="ce95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4" table:formula="of:=[.L68]-[.S68]" office:value-type="float" office:value="414.96937756" calcext:value-type="float">
            <text:p>414,97</text:p>
          </table:table-cell>
          <table:table-cell table:style-name="ce94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131" table:formula="of:=[.O68]/[.$F$16]" office:value-type="float" office:value="23.8302047880012" calcext:value-type="float">
            <text:p>23,83</text:p>
          </table:table-cell>
          <table:table-cell table:style-name="ce131" table:formula="of:=[.P68]/[.$F$16]" office:value-type="float" office:value="0.911739849183048" calcext:value-type="float">
            <text:p>0,91</text:p>
          </table:table-cell>
          <table:table-cell table:style-name="ce131" table:formula="of:=[.Q68]/[.$F$16]" office:value-type="float" office:value="25.9196128042937" calcext:value-type="float">
            <text:p>25,92</text:p>
          </table:table-cell>
          <table:table-cell table:style-name="ce131" table:formula="of:=[.R68]/[.$F$16]" office:value-type="float" office:value="0.907847711848091" calcext:value-type="float">
            <text:p>0,91</text:p>
          </table:table-cell>
          <table:table-cell table:style-name="ce132" table:formula="of:=[.U68]/[.$F$16]" office:value-type="float" office:value="8.2993875512" calcext:value-type="float">
            <text:p>8,2994</text:p>
          </table:table-cell>
          <table:table-cell table:style-name="ce131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137"/>
          <table:table-cell table:style-name="Default" table:number-columns-repeated="2"/>
          <table:table-cell table:style-name="ce140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4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4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4" table:formula="of:=SQRT([.L69])" office:value-type="float" office:value="17.8044938147649" calcext:value-type="float">
            <text:p>17,80</text:p>
          </table:table-cell>
          <table:table-cell/>
          <table:table-cell table:style-name="ce94" table:formula="of:=[.H69]*[.$B$4]" office:value-type="float" office:value="1225.86751273916" calcext:value-type="float">
            <text:p>1225,87</text:p>
          </table:table-cell>
          <table:table-cell table:style-name="ce94" table:formula="of:=SQRT([.I69]^2*[.$B$4]^2 + [.$C$4]^2*[.H69]^2)" office:value-type="float" office:value="46.6418391312891" calcext:value-type="float">
            <text:p>46,64</text:p>
          </table:table-cell>
          <table:table-cell table:style-name="ce94" table:formula="of:=[.J69]*[.$B$5]" office:value-type="float" office:value="1265.89275445658" calcext:value-type="float">
            <text:p>1265,89</text:p>
          </table:table-cell>
          <table:table-cell table:style-name="ce94" table:formula="of:=SQRT([.K69]^2*[.$B$5]^2+[.$C$5]^2*[.J69]^2)" office:value-type="float" office:value="44.5810913959736" calcext:value-type="float">
            <text:p>44,58</text:p>
          </table:table-cell>
          <table:table-cell table:style-name="ce95" table:formula="of:=2*[.H69]*[.J69]*[.$B$3]/[.$F$16]" office:value-type="float" office:value="0.030774" calcext:value-type="float">
            <text:p>0,0308</text:p>
          </table:table-cell>
          <table:table-cell table:style-name="ce95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4" table:formula="of:=[.L69]-[.S69]" office:value-type="float" office:value="316.969226" calcext:value-type="float">
            <text:p>316,97</text:p>
          </table:table-cell>
          <table:table-cell table:style-name="ce94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131" table:formula="of:=[.O69]/[.$F$16]" office:value-type="float" office:value="24.5173502547832" calcext:value-type="float">
            <text:p>24,52</text:p>
          </table:table-cell>
          <table:table-cell table:style-name="ce131" table:formula="of:=[.P69]/[.$F$16]" office:value-type="float" office:value="0.932836782625782" calcext:value-type="float">
            <text:p>0,93</text:p>
          </table:table-cell>
          <table:table-cell table:style-name="ce131" table:formula="of:=[.Q69]/[.$F$16]" office:value-type="float" office:value="25.3178550891317" calcext:value-type="float">
            <text:p>25,32</text:p>
          </table:table-cell>
          <table:table-cell table:style-name="ce131" table:formula="of:=[.R69]/[.$F$16]" office:value-type="float" office:value="0.891621827919473" calcext:value-type="float">
            <text:p>0,89</text:p>
          </table:table-cell>
          <table:table-cell table:style-name="ce132" table:formula="of:=[.U69]/[.$F$16]" office:value-type="float" office:value="6.33938452" calcext:value-type="float">
            <text:p>6,3394</text:p>
          </table:table-cell>
          <table:table-cell table:style-name="ce131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4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4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4" table:formula="of:=SQRT([.L70])" office:value-type="float" office:value="8.06225774829855" calcext:value-type="float">
            <text:p>8,06</text:p>
          </table:table-cell>
          <table:table-cell/>
          <table:table-cell table:style-name="ce94" table:formula="of:=[.H70]*[.$B$4]" office:value-type="float" office:value="1273.28054994712" calcext:value-type="float">
            <text:p>1273,28</text:p>
          </table:table-cell>
          <table:table-cell table:style-name="ce94" table:formula="of:=SQRT([.I70]^2*[.$B$4]^2 + [.$C$4]^2*[.H70]^2)" office:value-type="float" office:value="48.0952900122538" calcext:value-type="float">
            <text:p>48,10</text:p>
          </table:table-cell>
          <table:table-cell table:style-name="ce94" table:formula="of:=[.J70]*[.$B$5]" office:value-type="float" office:value="1352.48715737014" calcext:value-type="float">
            <text:p>1352,49</text:p>
          </table:table-cell>
          <table:table-cell table:style-name="ce94" table:formula="of:=SQRT([.K70]^2*[.$B$5]^2+[.$C$5]^2*[.J70]^2)" office:value-type="float" office:value="46.9125661292582" calcext:value-type="float">
            <text:p>46,91</text:p>
          </table:table-cell>
          <table:table-cell table:style-name="ce95" table:formula="of:=2*[.H70]*[.J70]*[.$B$3]/[.$F$16]" office:value-type="float" office:value="0.03415079" calcext:value-type="float">
            <text:p>0,0342</text:p>
          </table:table-cell>
          <table:table-cell table:style-name="ce95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4" table:formula="of:=[.L70]-[.S70]" office:value-type="float" office:value="64.96584921" calcext:value-type="float">
            <text:p>64,97</text:p>
          </table:table-cell>
          <table:table-cell table:style-name="ce94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131" table:formula="of:=[.O70]/[.$F$16]" office:value-type="float" office:value="25.4656109989424" calcext:value-type="float">
            <text:p>25,47</text:p>
          </table:table-cell>
          <table:table-cell table:style-name="ce131" table:formula="of:=[.P70]/[.$F$16]" office:value-type="float" office:value="0.961905800245075" calcext:value-type="float">
            <text:p>0,96</text:p>
          </table:table-cell>
          <table:table-cell table:style-name="ce131" table:formula="of:=[.Q70]/[.$F$16]" office:value-type="float" office:value="27.0497431474027" calcext:value-type="float">
            <text:p>27,05</text:p>
          </table:table-cell>
          <table:table-cell table:style-name="ce131" table:formula="of:=[.R70]/[.$F$16]" office:value-type="float" office:value="0.938251322585164" calcext:value-type="float">
            <text:p>0,94</text:p>
          </table:table-cell>
          <table:table-cell table:style-name="ce132" table:formula="of:=[.U70]/[.$F$16]" office:value-type="float" office:value="1.2993169842" calcext:value-type="float">
            <text:p>1,2993</text:p>
          </table:table-cell>
          <table:table-cell table:style-name="ce131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4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4" table:formula="of:=SQRT([.L71])" office:value-type="float" office:value="1.73205080756888" calcext:value-type="float">
            <text:p>1,73</text:p>
          </table:table-cell>
          <table:table-cell/>
          <table:table-cell table:style-name="ce94" table:formula="of:=[.H71]*[.$B$4]" office:value-type="float" office:value="1166.08585712912" calcext:value-type="float">
            <text:p>1166,09</text:p>
          </table:table-cell>
          <table:table-cell table:style-name="ce94" table:formula="of:=SQRT([.I71]^2*[.$B$4]^2 + [.$C$4]^2*[.H71]^2)" office:value-type="float" office:value="44.8054643135693" calcext:value-type="float">
            <text:p>44,81</text:p>
          </table:table-cell>
          <table:table-cell table:style-name="ce94" table:formula="of:=[.J71]*[.$B$5]" office:value-type="float" office:value="1249.74803526931" calcext:value-type="float">
            <text:p>1249,75</text:p>
          </table:table-cell>
          <table:table-cell table:style-name="ce94" table:formula="of:=SQRT([.K71]^2*[.$B$5]^2+[.$C$5]^2*[.J71]^2)" office:value-type="float" office:value="44.1452003561511" calcext:value-type="float">
            <text:p>44,15</text:p>
          </table:table-cell>
          <table:table-cell table:style-name="ce95" table:formula="of:=2*[.H71]*[.J71]*[.$B$3]/[.$F$16]" office:value-type="float" office:value="0.02889991" calcext:value-type="float">
            <text:p>0,0289</text:p>
          </table:table-cell>
          <table:table-cell table:style-name="ce95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4" table:formula="of:=[.L71]-[.S71]" office:value-type="float" office:value="2.97110009" calcext:value-type="float">
            <text:p>2,97</text:p>
          </table:table-cell>
          <table:table-cell table:style-name="ce94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131" table:formula="of:=[.O71]/[.$F$16]" office:value-type="float" office:value="23.3217171425824" calcext:value-type="float">
            <text:p>23,32</text:p>
          </table:table-cell>
          <table:table-cell table:style-name="ce131" table:formula="of:=[.P71]/[.$F$16]" office:value-type="float" office:value="0.896109286271386" calcext:value-type="float">
            <text:p>0,90</text:p>
          </table:table-cell>
          <table:table-cell table:style-name="ce131" table:formula="of:=[.Q71]/[.$F$16]" office:value-type="float" office:value="24.9949607053862" calcext:value-type="float">
            <text:p>24,99</text:p>
          </table:table-cell>
          <table:table-cell table:style-name="ce131" table:formula="of:=[.R71]/[.$F$16]" office:value-type="float" office:value="0.882904007123022" calcext:value-type="float">
            <text:p>0,88</text:p>
          </table:table-cell>
          <table:table-cell table:style-name="ce132" table:formula="of:=[.U71]/[.$F$16]" office:value-type="float" office:value="0.0594220018" calcext:value-type="float">
            <text:p>0,0594</text:p>
          </table:table-cell>
          <table:table-cell table:style-name="ce131" table:formula="of:=[.V71]/[.$F$16]" office:value-type="float" office:value="0.0346410218244032" calcext:value-type="float">
            <text:p>0,03</text:p>
          </table:table-cell>
          <table:table-cell/>
          <table:table-cell table:style-name="ce134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139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4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4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4" table:formula="of:=SQRT([.L72])" office:value-type="float" office:value="0" calcext:value-type="float">
            <text:p>0,00</text:p>
          </table:table-cell>
          <table:table-cell/>
          <table:table-cell table:style-name="ce94" table:formula="of:=[.H72]*[.$B$4]" office:value-type="float" office:value="1194.94596673397" calcext:value-type="float">
            <text:p>1194,95</text:p>
          </table:table-cell>
          <table:table-cell table:style-name="ce94" table:formula="of:=SQRT([.I72]^2*[.$B$4]^2 + [.$C$4]^2*[.H72]^2)" office:value-type="float" office:value="45.6925416653777" calcext:value-type="float">
            <text:p>45,69</text:p>
          </table:table-cell>
          <table:table-cell table:style-name="ce94" table:formula="of:=[.J72]*[.$B$5]" office:value-type="float" office:value="1251.21573701361" calcext:value-type="float">
            <text:p>1251,22</text:p>
          </table:table-cell>
          <table:table-cell table:style-name="ce94" table:formula="of:=SQRT([.K72]^2*[.$B$5]^2+[.$C$5]^2*[.J72]^2)" office:value-type="float" office:value="44.1848434903539" calcext:value-type="float">
            <text:p>44,18</text:p>
          </table:table-cell>
          <table:table-cell table:style-name="ce95" table:formula="of:=2*[.H72]*[.J72]*[.$B$3]/[.$F$16]" office:value-type="float" office:value="0.02964995" calcext:value-type="float">
            <text:p>0,0296</text:p>
          </table:table-cell>
          <table:table-cell table:style-name="ce95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4" table:formula="of:=[.L72]-[.S72]" office:value-type="float" office:value="-0.02964995" calcext:value-type="float">
            <text:p>-0,03</text:p>
          </table:table-cell>
          <table:table-cell table:style-name="ce94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131" table:formula="of:=[.O72]/[.$F$16]" office:value-type="float" office:value="23.8989193346794" calcext:value-type="float">
            <text:p>23,90</text:p>
          </table:table-cell>
          <table:table-cell table:style-name="ce131" table:formula="of:=[.P72]/[.$F$16]" office:value-type="float" office:value="0.913850833307554" calcext:value-type="float">
            <text:p>0,91</text:p>
          </table:table-cell>
          <table:table-cell table:style-name="ce131" table:formula="of:=[.Q72]/[.$F$16]" office:value-type="float" office:value="25.0243147402722" calcext:value-type="float">
            <text:p>25,02</text:p>
          </table:table-cell>
          <table:table-cell table:style-name="ce131" table:formula="of:=[.R72]/[.$F$16]" office:value-type="float" office:value="0.883696869807078" calcext:value-type="float">
            <text:p>0,88</text:p>
          </table:table-cell>
          <table:table-cell table:style-name="ce132" table:formula="of:=[.U72]/[.$F$16]" office:value-type="float" office:value="-0.000592999" calcext:value-type="float">
            <text:p>-0,0006</text:p>
          </table:table-cell>
          <table:table-cell table:style-name="ce131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4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4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73])" office:value-type="float" office:value="1" calcext:value-type="float">
            <text:p>1,00</text:p>
          </table:table-cell>
          <table:table-cell/>
          <table:table-cell table:style-name="ce94" table:formula="of:=[.H73]*[.$B$4]" office:value-type="float" office:value="1140.66147485819" calcext:value-type="float">
            <text:p>1140,66</text:p>
          </table:table-cell>
          <table:table-cell table:style-name="ce94" table:formula="of:=SQRT([.I73]^2*[.$B$4]^2 + [.$C$4]^2*[.H73]^2)" office:value-type="float" office:value="44.0230876137498" calcext:value-type="float">
            <text:p>44,02</text:p>
          </table:table-cell>
          <table:table-cell table:style-name="ce94" table:formula="of:=[.J73]*[.$B$5]" office:value-type="float" office:value="1148.47661491279" calcext:value-type="float">
            <text:p>1148,48</text:p>
          </table:table-cell>
          <table:table-cell table:style-name="ce94" table:formula="of:=SQRT([.K73]^2*[.$B$5]^2+[.$C$5]^2*[.J73]^2)" office:value-type="float" office:value="41.4011518086935" calcext:value-type="float">
            <text:p>41,40</text:p>
          </table:table-cell>
          <table:table-cell table:style-name="ce95" table:formula="of:=2*[.H73]*[.J73]*[.$B$3]/[.$F$16]" office:value-type="float" office:value="0.025979" calcext:value-type="float">
            <text:p>0,0260</text:p>
          </table:table-cell>
          <table:table-cell table:style-name="ce95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4" table:formula="of:=[.L73]-[.S73]" office:value-type="float" office:value="0.974021" calcext:value-type="float">
            <text:p>0,97</text:p>
          </table:table-cell>
          <table:table-cell table:style-name="ce94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131" table:formula="of:=[.O73]/[.$F$16]" office:value-type="float" office:value="22.8132294971637" calcext:value-type="float">
            <text:p>22,81</text:p>
          </table:table-cell>
          <table:table-cell table:style-name="ce131" table:formula="of:=[.P73]/[.$F$16]" office:value-type="float" office:value="0.880461752274996" calcext:value-type="float">
            <text:p>0,88</text:p>
          </table:table-cell>
          <table:table-cell table:style-name="ce131" table:formula="of:=[.Q73]/[.$F$16]" office:value-type="float" office:value="22.9695322982557" calcext:value-type="float">
            <text:p>22,97</text:p>
          </table:table-cell>
          <table:table-cell table:style-name="ce131" table:formula="of:=[.R73]/[.$F$16]" office:value-type="float" office:value="0.828023036173871" calcext:value-type="float">
            <text:p>0,83</text:p>
          </table:table-cell>
          <table:table-cell table:style-name="ce132" table:formula="of:=[.U73]/[.$F$16]" office:value-type="float" office:value="0.01948042" calcext:value-type="float">
            <text:p>0,0195</text:p>
          </table:table-cell>
          <table:table-cell table:style-name="ce131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5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4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4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4" table:formula="of:=SQRT([.L74])" office:value-type="float" office:value="20.6881608655772" calcext:value-type="float">
            <text:p>20,69</text:p>
          </table:table-cell>
          <table:table-cell/>
          <table:table-cell table:style-name="ce94" table:formula="of:=[.H74]*[.$B$4]" office:value-type="float" office:value="1159.90154792808" calcext:value-type="float">
            <text:p>1159,90</text:p>
          </table:table-cell>
          <table:table-cell table:style-name="ce94" table:formula="of:=SQRT([.I74]^2*[.$B$4]^2 + [.$C$4]^2*[.H74]^2)" office:value-type="float" office:value="44.6152362687672" calcext:value-type="float">
            <text:p>44,62</text:p>
          </table:table-cell>
          <table:table-cell table:style-name="ce94" table:formula="of:=[.J74]*[.$B$5]" office:value-type="float" office:value="1384.77659574468" calcext:value-type="float">
            <text:p>1384,78</text:p>
          </table:table-cell>
          <table:table-cell table:style-name="ce94" table:formula="of:=SQRT([.K74]^2*[.$B$5]^2+[.$C$5]^2*[.J74]^2)" office:value-type="float" office:value="47.7793438060634" calcext:value-type="float">
            <text:p>47,78</text:p>
          </table:table-cell>
          <table:table-cell table:style-name="ce95" table:formula="of:=2*[.H74]*[.J74]*[.$B$3]/[.$F$16]" office:value-type="float" office:value="0.03185256" calcext:value-type="float">
            <text:p>0,0319</text:p>
          </table:table-cell>
          <table:table-cell table:style-name="ce95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4" table:formula="of:=[.L74]-[.S74]" office:value-type="float" office:value="427.96814744" calcext:value-type="float">
            <text:p>427,97</text:p>
          </table:table-cell>
          <table:table-cell table:style-name="ce94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131" table:formula="of:=[.O74]/[.$F$16]" office:value-type="float" office:value="23.1980309585617" calcext:value-type="float">
            <text:p>23,20</text:p>
          </table:table-cell>
          <table:table-cell table:style-name="ce131" table:formula="of:=[.P74]/[.$F$16]" office:value-type="float" office:value="0.892304725375344" calcext:value-type="float">
            <text:p>0,89</text:p>
          </table:table-cell>
          <table:table-cell table:style-name="ce131" table:formula="of:=[.Q74]/[.$F$16]" office:value-type="float" office:value="27.6955319148936" calcext:value-type="float">
            <text:p>27,70</text:p>
          </table:table-cell>
          <table:table-cell table:style-name="ce131" table:formula="of:=[.R74]/[.$F$16]" office:value-type="float" office:value="0.955586876121269" calcext:value-type="float">
            <text:p>0,96</text:p>
          </table:table-cell>
          <table:table-cell table:style-name="ce132" table:formula="of:=[.U74]/[.$F$16]" office:value-type="float" office:value="8.5593629488" calcext:value-type="float">
            <text:p>8,5594</text:p>
          </table:table-cell>
          <table:table-cell table:style-name="ce131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4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4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4" table:formula="of:=SQRT([.L75])" office:value-type="float" office:value="19.9248588451713" calcext:value-type="float">
            <text:p>19,92</text:p>
          </table:table-cell>
          <table:table-cell/>
          <table:table-cell table:style-name="ce94" table:formula="of:=[.H75]*[.$B$4]" office:value-type="float" office:value="1158.52725699452" calcext:value-type="float">
            <text:p>1158,53</text:p>
          </table:table-cell>
          <table:table-cell table:style-name="ce94" table:formula="of:=SQRT([.I75]^2*[.$B$4]^2 + [.$C$4]^2*[.H75]^2)" office:value-type="float" office:value="44.5729564890791" calcext:value-type="float">
            <text:p>44,57</text:p>
          </table:table-cell>
          <table:table-cell table:style-name="ce94" table:formula="of:=[.J75]*[.$B$5]" office:value-type="float" office:value="1324.60082422848" calcext:value-type="float">
            <text:p>1324,60</text:p>
          </table:table-cell>
          <table:table-cell table:style-name="ce94" table:formula="of:=SQRT([.K75]^2*[.$B$5]^2+[.$C$5]^2*[.J75]^2)" office:value-type="float" office:value="46.1628936961976" calcext:value-type="float">
            <text:p>46,16</text:p>
          </table:table-cell>
          <table:table-cell table:style-name="ce95" table:formula="of:=2*[.H75]*[.J75]*[.$B$3]/[.$F$16]" office:value-type="float" office:value="0.0304323" calcext:value-type="float">
            <text:p>0,0304</text:p>
          </table:table-cell>
          <table:table-cell table:style-name="ce95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4" table:formula="of:=[.L75]-[.S75]" office:value-type="float" office:value="396.9695677" calcext:value-type="float">
            <text:p>396,97</text:p>
          </table:table-cell>
          <table:table-cell table:style-name="ce94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131" table:formula="of:=[.O75]/[.$F$16]" office:value-type="float" office:value="23.1705451398904" calcext:value-type="float">
            <text:p>23,17</text:p>
          </table:table-cell>
          <table:table-cell table:style-name="ce131" table:formula="of:=[.P75]/[.$F$16]" office:value-type="float" office:value="0.891459129781582" calcext:value-type="float">
            <text:p>0,89</text:p>
          </table:table-cell>
          <table:table-cell table:style-name="ce131" table:formula="of:=[.Q75]/[.$F$16]" office:value-type="float" office:value="26.4920164845697" calcext:value-type="float">
            <text:p>26,49</text:p>
          </table:table-cell>
          <table:table-cell table:style-name="ce131" table:formula="of:=[.R75]/[.$F$16]" office:value-type="float" office:value="0.923257873923951" calcext:value-type="float">
            <text:p>0,92</text:p>
          </table:table-cell>
          <table:table-cell table:style-name="ce132" table:formula="of:=[.U75]/[.$F$16]" office:value-type="float" office:value="7.939391354" calcext:value-type="float">
            <text:p>7,9394</text:p>
          </table:table-cell>
          <table:table-cell table:style-name="ce131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4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4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4" table:formula="of:=SQRT([.L76])" office:value-type="float" office:value="8.18535277187245" calcext:value-type="float">
            <text:p>8,19</text:p>
          </table:table-cell>
          <table:table-cell/>
          <table:table-cell table:style-name="ce94" table:formula="of:=[.H76]*[.$B$4]" office:value-type="float" office:value="1179.14162099798" calcext:value-type="float">
            <text:p>1179,14</text:p>
          </table:table-cell>
          <table:table-cell table:style-name="ce94" table:formula="of:=SQRT([.I76]^2*[.$B$4]^2 + [.$C$4]^2*[.H76]^2)" office:value-type="float" office:value="45.2068927948879" calcext:value-type="float">
            <text:p>45,21</text:p>
          </table:table-cell>
          <table:table-cell table:style-name="ce94" table:formula="of:=[.J76]*[.$B$5]" office:value-type="float" office:value="1300.38374544758" calcext:value-type="float">
            <text:p>1300,38</text:p>
          </table:table-cell>
          <table:table-cell table:style-name="ce94" table:formula="of:=SQRT([.K76]^2*[.$B$5]^2+[.$C$5]^2*[.J76]^2)" office:value-type="float" office:value="45.5110005689061" calcext:value-type="float">
            <text:p>45,51</text:p>
          </table:table-cell>
          <table:table-cell table:style-name="ce95" table:formula="of:=2*[.H76]*[.J76]*[.$B$3]/[.$F$16]" office:value-type="float" office:value="0.03040752" calcext:value-type="float">
            <text:p>0,0304</text:p>
          </table:table-cell>
          <table:table-cell table:style-name="ce95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4" table:formula="of:=[.L76]-[.S76]" office:value-type="float" office:value="66.96959248" calcext:value-type="float">
            <text:p>66,97</text:p>
          </table:table-cell>
          <table:table-cell table:style-name="ce94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131" table:formula="of:=[.O76]/[.$F$16]" office:value-type="float" office:value="23.5828324199596" calcext:value-type="float">
            <text:p>23,58</text:p>
          </table:table-cell>
          <table:table-cell table:style-name="ce131" table:formula="of:=[.P76]/[.$F$16]" office:value-type="float" office:value="0.904137855897758" calcext:value-type="float">
            <text:p>0,90</text:p>
          </table:table-cell>
          <table:table-cell table:style-name="ce131" table:formula="of:=[.Q76]/[.$F$16]" office:value-type="float" office:value="26.0076749089515" calcext:value-type="float">
            <text:p>26,01</text:p>
          </table:table-cell>
          <table:table-cell table:style-name="ce131" table:formula="of:=[.R76]/[.$F$16]" office:value-type="float" office:value="0.910220011378122" calcext:value-type="float">
            <text:p>0,91</text:p>
          </table:table-cell>
          <table:table-cell table:style-name="ce132" table:formula="of:=[.U76]/[.$F$16]" office:value-type="float" office:value="1.3393918496" calcext:value-type="float">
            <text:p>1,3394</text:p>
          </table:table-cell>
          <table:table-cell table:style-name="ce131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4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4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4" table:formula="of:=SQRT([.L77])" office:value-type="float" office:value="4.79583152331272" calcext:value-type="float">
            <text:p>4,80</text:p>
          </table:table-cell>
          <table:table-cell/>
          <table:table-cell table:style-name="ce94" table:formula="of:=[.H77]*[.$B$4]" office:value-type="float" office:value="1258.8504951447" calcext:value-type="float">
            <text:p>1258,85</text:p>
          </table:table-cell>
          <table:table-cell table:style-name="ce94" table:formula="of:=SQRT([.I77]^2*[.$B$4]^2 + [.$C$4]^2*[.H77]^2)" office:value-type="float" office:value="47.6531981752094" calcext:value-type="float">
            <text:p>47,65</text:p>
          </table:table-cell>
          <table:table-cell table:style-name="ce94" table:formula="of:=[.J77]*[.$B$5]" office:value-type="float" office:value="1344.4147977765" calcext:value-type="float">
            <text:p>1344,41</text:p>
          </table:table-cell>
          <table:table-cell table:style-name="ce94" table:formula="of:=SQRT([.K77]^2*[.$B$5]^2+[.$C$5]^2*[.J77]^2)" office:value-type="float" office:value="46.6956621605082" calcext:value-type="float">
            <text:p>46,70</text:p>
          </table:table-cell>
          <table:table-cell table:style-name="ce95" table:formula="of:=2*[.H77]*[.J77]*[.$B$3]/[.$F$16]" office:value-type="float" office:value="0.03356224" calcext:value-type="float">
            <text:p>0,0336</text:p>
          </table:table-cell>
          <table:table-cell table:style-name="ce95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4" table:formula="of:=[.L77]-[.S77]" office:value-type="float" office:value="22.96643776" calcext:value-type="float">
            <text:p>22,97</text:p>
          </table:table-cell>
          <table:table-cell table:style-name="ce94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131" table:formula="of:=[.O77]/[.$F$16]" office:value-type="float" office:value="25.1770099028939" calcext:value-type="float">
            <text:p>25,18</text:p>
          </table:table-cell>
          <table:table-cell table:style-name="ce131" table:formula="of:=[.P77]/[.$F$16]" office:value-type="float" office:value="0.953063963504188" calcext:value-type="float">
            <text:p>0,95</text:p>
          </table:table-cell>
          <table:table-cell table:style-name="ce131" table:formula="of:=[.Q77]/[.$F$16]" office:value-type="float" office:value="26.88829595553" calcext:value-type="float">
            <text:p>26,89</text:p>
          </table:table-cell>
          <table:table-cell table:style-name="ce131" table:formula="of:=[.R77]/[.$F$16]" office:value-type="float" office:value="0.933913243210164" calcext:value-type="float">
            <text:p>0,93</text:p>
          </table:table-cell>
          <table:table-cell table:style-name="ce132" table:formula="of:=[.U77]/[.$F$16]" office:value-type="float" office:value="0.4593287552" calcext:value-type="float">
            <text:p>0,4593</text:p>
          </table:table-cell>
          <table:table-cell table:style-name="ce131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4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4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4" table:formula="of:=SQRT([.L78])" office:value-type="float" office:value="1.73205080756888" calcext:value-type="float">
            <text:p>1,73</text:p>
          </table:table-cell>
          <table:table-cell/>
          <table:table-cell table:style-name="ce94" table:formula="of:=[.H78]*[.$B$4]" office:value-type="float" office:value="1265.03480434574" calcext:value-type="float">
            <text:p>1265,03</text:p>
          </table:table-cell>
          <table:table-cell table:style-name="ce94" table:formula="of:=SQRT([.I78]^2*[.$B$4]^2 + [.$C$4]^2*[.H78]^2)" office:value-type="float" office:value="47.8426935538263" calcext:value-type="float">
            <text:p>47,84</text:p>
          </table:table-cell>
          <table:table-cell table:style-name="ce94" table:formula="of:=[.J78]*[.$B$5]" office:value-type="float" office:value="1227.73250910485" calcext:value-type="float">
            <text:p>1227,73</text:p>
          </table:table-cell>
          <table:table-cell table:style-name="ce94" table:formula="of:=SQRT([.K78]^2*[.$B$5]^2+[.$C$5]^2*[.J78]^2)" office:value-type="float" office:value="43.5501436449166" calcext:value-type="float">
            <text:p>43,55</text:p>
          </table:table-cell>
          <table:table-cell table:style-name="ce95" table:formula="of:=2*[.H78]*[.J78]*[.$B$3]/[.$F$16]" office:value-type="float" office:value="0.03079993" calcext:value-type="float">
            <text:p>0,0308</text:p>
          </table:table-cell>
          <table:table-cell table:style-name="ce95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4" table:formula="of:=[.L78]-[.S78]" office:value-type="float" office:value="2.96920007" calcext:value-type="float">
            <text:p>2,97</text:p>
          </table:table-cell>
          <table:table-cell table:style-name="ce94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131" table:formula="of:=[.O78]/[.$F$16]" office:value-type="float" office:value="25.3006960869147" calcext:value-type="float">
            <text:p>25,30</text:p>
          </table:table-cell>
          <table:table-cell table:style-name="ce131" table:formula="of:=[.P78]/[.$F$16]" office:value-type="float" office:value="0.956853871076526" calcext:value-type="float">
            <text:p>0,96</text:p>
          </table:table-cell>
          <table:table-cell table:style-name="ce131" table:formula="of:=[.Q78]/[.$F$16]" office:value-type="float" office:value="24.554650182097" calcext:value-type="float">
            <text:p>24,55</text:p>
          </table:table-cell>
          <table:table-cell table:style-name="ce131" table:formula="of:=[.R78]/[.$F$16]" office:value-type="float" office:value="0.871002872898332" calcext:value-type="float">
            <text:p>0,87</text:p>
          </table:table-cell>
          <table:table-cell table:style-name="ce132" table:formula="of:=[.U78]/[.$F$16]" office:value-type="float" office:value="0.0593840014" calcext:value-type="float">
            <text:p>0,0594</text:p>
          </table:table-cell>
          <table:table-cell table:style-name="ce131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4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4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4" table:formula="of:=SQRT([.L79])" office:value-type="float" office:value="1.4142135623731" calcext:value-type="float">
            <text:p>1,41</text:p>
          </table:table-cell>
          <table:table-cell/>
          <table:table-cell table:style-name="ce94" table:formula="of:=[.H79]*[.$B$4]" office:value-type="float" office:value="1154.40438419383" calcext:value-type="float">
            <text:p>1154,40</text:p>
          </table:table-cell>
          <table:table-cell table:style-name="ce94" table:formula="of:=SQRT([.I79]^2*[.$B$4]^2 + [.$C$4]^2*[.H79]^2)" office:value-type="float" office:value="44.4461020158801" calcext:value-type="float">
            <text:p>44,45</text:p>
          </table:table-cell>
          <table:table-cell table:style-name="ce94" table:formula="of:=[.J79]*[.$B$5]" office:value-type="float" office:value="1196.9107724746" calcext:value-type="float">
            <text:p>1196,91</text:p>
          </table:table-cell>
          <table:table-cell table:style-name="ce94" table:formula="of:=SQRT([.K79]^2*[.$B$5]^2+[.$C$5]^2*[.J79]^2)" office:value-type="float" office:value="42.7157293347027" calcext:value-type="float">
            <text:p>42,72</text:p>
          </table:table-cell>
          <table:table-cell table:style-name="ce95" table:formula="of:=2*[.H79]*[.J79]*[.$B$3]/[.$F$16]" office:value-type="float" office:value="0.0274008" calcext:value-type="float">
            <text:p>0,0274</text:p>
          </table:table-cell>
          <table:table-cell table:style-name="ce95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4" table:formula="of:=[.L79]-[.S79]" office:value-type="float" office:value="1.9725992" calcext:value-type="float">
            <text:p>1,97</text:p>
          </table:table-cell>
          <table:table-cell table:style-name="ce94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131" table:formula="of:=[.O79]/[.$F$16]" office:value-type="float" office:value="23.0880876838765" calcext:value-type="float">
            <text:p>23,09</text:p>
          </table:table-cell>
          <table:table-cell table:style-name="ce131" table:formula="of:=[.P79]/[.$F$16]" office:value-type="float" office:value="0.888922040317601" calcext:value-type="float">
            <text:p>0,89</text:p>
          </table:table-cell>
          <table:table-cell table:style-name="ce131" table:formula="of:=[.Q79]/[.$F$16]" office:value-type="float" office:value="23.938215449492" calcext:value-type="float">
            <text:p>23,94</text:p>
          </table:table-cell>
          <table:table-cell table:style-name="ce131" table:formula="of:=[.R79]/[.$F$16]" office:value-type="float" office:value="0.854314586694053" calcext:value-type="float">
            <text:p>0,85</text:p>
          </table:table-cell>
          <table:table-cell table:style-name="ce132" table:formula="of:=[.U79]/[.$F$16]" office:value-type="float" office:value="0.039451984" calcext:value-type="float">
            <text:p>0,0395</text:p>
          </table:table-cell>
          <table:table-cell table:style-name="ce131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4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0])" office:value-type="float" office:value="1.4142135623731" calcext:value-type="float">
            <text:p>1,41</text:p>
          </table:table-cell>
          <table:table-cell/>
          <table:table-cell table:style-name="ce94" table:formula="of:=[.H80]*[.$B$4]" office:value-type="float" office:value="1169.52158446303" calcext:value-type="float">
            <text:p>1169,52</text:p>
          </table:table-cell>
          <table:table-cell table:style-name="ce94" table:formula="of:=SQRT([.I80]^2*[.$B$4]^2 + [.$C$4]^2*[.H80]^2)" office:value-type="float" office:value="44.911124831946" calcext:value-type="float">
            <text:p>44,91</text:p>
          </table:table-cell>
          <table:table-cell table:style-name="ce94" table:formula="of:=[.J80]*[.$B$5]" office:value-type="float" office:value="1158.75052712287" calcext:value-type="float">
            <text:p>1158,75</text:p>
          </table:table-cell>
          <table:table-cell table:style-name="ce94" table:formula="of:=SQRT([.K80]^2*[.$B$5]^2+[.$C$5]^2*[.J80]^2)" office:value-type="float" office:value="41.6803596271827" calcext:value-type="float">
            <text:p>41,68</text:p>
          </table:table-cell>
          <table:table-cell table:style-name="ce95" table:formula="of:=2*[.H80]*[.J80]*[.$B$3]/[.$F$16]" office:value-type="float" office:value="0.02687458" calcext:value-type="float">
            <text:p>0,0269</text:p>
          </table:table-cell>
          <table:table-cell table:style-name="ce95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4" table:formula="of:=[.L80]-[.S80]" office:value-type="float" office:value="1.97312542" calcext:value-type="float">
            <text:p>1,97</text:p>
          </table:table-cell>
          <table:table-cell table:style-name="ce94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131" table:formula="of:=[.O80]/[.$F$16]" office:value-type="float" office:value="23.3904316892606" calcext:value-type="float">
            <text:p>23,39</text:p>
          </table:table-cell>
          <table:table-cell table:style-name="ce131" table:formula="of:=[.P80]/[.$F$16]" office:value-type="float" office:value="0.898222496638919" calcext:value-type="float">
            <text:p>0,90</text:p>
          </table:table-cell>
          <table:table-cell table:style-name="ce131" table:formula="of:=[.Q80]/[.$F$16]" office:value-type="float" office:value="23.1750105424573" calcext:value-type="float">
            <text:p>23,18</text:p>
          </table:table-cell>
          <table:table-cell table:style-name="ce131" table:formula="of:=[.R80]/[.$F$16]" office:value-type="float" office:value="0.833607192543654" calcext:value-type="float">
            <text:p>0,83</text:p>
          </table:table-cell>
          <table:table-cell table:style-name="ce132" table:formula="of:=[.U80]/[.$F$16]" office:value-type="float" office:value="0.0394625084" calcext:value-type="float">
            <text:p>0,0395</text:p>
          </table:table-cell>
          <table:table-cell table:style-name="ce131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126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4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4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4" table:formula="of:=SQRT([.L81])" office:value-type="float" office:value="20.2731349327133" calcext:value-type="float">
            <text:p>20,27</text:p>
          </table:table-cell>
          <table:table-cell/>
          <table:table-cell table:style-name="ce94" table:formula="of:=[.H81]*[.$B$4]" office:value-type="float" office:value="1170.20872992981" calcext:value-type="float">
            <text:p>1170,21</text:p>
          </table:table-cell>
          <table:table-cell table:style-name="ce94" table:formula="of:=SQRT([.I81]^2*[.$B$4]^2 + [.$C$4]^2*[.H81]^2)" office:value-type="float" office:value="44.9322550862981" calcext:value-type="float">
            <text:p>44,93</text:p>
          </table:table-cell>
          <table:table-cell table:style-name="ce94" table:formula="of:=[.J81]*[.$B$5]" office:value-type="float" office:value="1443.48466551658" calcext:value-type="float">
            <text:p>1443,48</text:p>
          </table:table-cell>
          <table:table-cell table:style-name="ce94" table:formula="of:=SQRT([.K81]^2*[.$B$5]^2+[.$C$5]^2*[.J81]^2)" office:value-type="float" office:value="49.3520523378375" calcext:value-type="float">
            <text:p>49,35</text:p>
          </table:table-cell>
          <table:table-cell table:style-name="ce95" table:formula="of:=2*[.H81]*[.J81]*[.$B$3]/[.$F$16]" office:value-type="float" office:value="0.03349801" calcext:value-type="float">
            <text:p>0,0335</text:p>
          </table:table-cell>
          <table:table-cell table:style-name="ce95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4" table:formula="of:=[.L81]-[.S81]" office:value-type="float" office:value="410.96650199" calcext:value-type="float">
            <text:p>410,97</text:p>
          </table:table-cell>
          <table:table-cell table:style-name="ce94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131" table:formula="of:=[.O81]/[.$F$16]" office:value-type="float" office:value="23.4041745985963" calcext:value-type="float">
            <text:p>23,40</text:p>
          </table:table-cell>
          <table:table-cell table:style-name="ce131" table:formula="of:=[.P81]/[.$F$16]" office:value-type="float" office:value="0.898645101725961" calcext:value-type="float">
            <text:p>0,90</text:p>
          </table:table-cell>
          <table:table-cell table:style-name="ce131" table:formula="of:=[.Q81]/[.$F$16]" office:value-type="float" office:value="28.8696933103316" calcext:value-type="float">
            <text:p>28,87</text:p>
          </table:table-cell>
          <table:table-cell table:style-name="ce131" table:formula="of:=[.R81]/[.$F$16]" office:value-type="float" office:value="0.987041046756751" calcext:value-type="float">
            <text:p>0,99</text:p>
          </table:table-cell>
          <table:table-cell table:style-name="ce132" table:formula="of:=[.U81]/[.$F$16]" office:value-type="float" office:value="8.2193300398" calcext:value-type="float">
            <text:p>8,2193</text:p>
          </table:table-cell>
          <table:table-cell table:style-name="ce131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4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4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4" table:formula="of:=SQRT([.L82])" office:value-type="float" office:value="11.2249721603218" calcext:value-type="float">
            <text:p>11,22</text:p>
          </table:table-cell>
          <table:table-cell/>
          <table:table-cell table:style-name="ce94" table:formula="of:=[.H82]*[.$B$4]" office:value-type="float" office:value="1151.6558023267" calcext:value-type="float">
            <text:p>1151,66</text:p>
          </table:table-cell>
          <table:table-cell table:style-name="ce94" table:formula="of:=SQRT([.I82]^2*[.$B$4]^2 + [.$C$4]^2*[.H82]^2)" office:value-type="float" office:value="44.3615196831724" calcext:value-type="float">
            <text:p>44,36</text:p>
          </table:table-cell>
          <table:table-cell table:style-name="ce94" table:formula="of:=[.J82]*[.$B$5]" office:value-type="float" office:value="1376.70423615104" calcext:value-type="float">
            <text:p>1376,70</text:p>
          </table:table-cell>
          <table:table-cell table:style-name="ce94" table:formula="of:=SQRT([.K82]^2*[.$B$5]^2+[.$C$5]^2*[.J82]^2)" office:value-type="float" office:value="47.5627728248663" calcext:value-type="float">
            <text:p>47,56</text:p>
          </table:table-cell>
          <table:table-cell table:style-name="ce95" table:formula="of:=2*[.H82]*[.J82]*[.$B$3]/[.$F$16]" office:value-type="float" office:value="0.03144176" calcext:value-type="float">
            <text:p>0,0314</text:p>
          </table:table-cell>
          <table:table-cell table:style-name="ce95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4" table:formula="of:=[.L82]-[.S82]" office:value-type="float" office:value="125.96855824" calcext:value-type="float">
            <text:p>125,97</text:p>
          </table:table-cell>
          <table:table-cell table:style-name="ce94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131" table:formula="of:=[.O82]/[.$F$16]" office:value-type="float" office:value="23.033116046534" calcext:value-type="float">
            <text:p>23,03</text:p>
          </table:table-cell>
          <table:table-cell table:style-name="ce131" table:formula="of:=[.P82]/[.$F$16]" office:value-type="float" office:value="0.887230393663448" calcext:value-type="float">
            <text:p>0,89</text:p>
          </table:table-cell>
          <table:table-cell table:style-name="ce131" table:formula="of:=[.Q82]/[.$F$16]" office:value-type="float" office:value="27.5340847230209" calcext:value-type="float">
            <text:p>27,53</text:p>
          </table:table-cell>
          <table:table-cell table:style-name="ce131" table:formula="of:=[.R82]/[.$F$16]" office:value-type="float" office:value="0.951255456497326" calcext:value-type="float">
            <text:p>0,95</text:p>
          </table:table-cell>
          <table:table-cell table:style-name="ce132" table:formula="of:=[.U82]/[.$F$16]" office:value-type="float" office:value="2.5193711648" calcext:value-type="float">
            <text:p>2,5194</text:p>
          </table:table-cell>
          <table:table-cell table:style-name="ce131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4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4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4" table:formula="of:=SQRT([.L83])" office:value-type="float" office:value="2.23606797749979" calcext:value-type="float">
            <text:p>2,24</text:p>
          </table:table-cell>
          <table:table-cell/>
          <table:table-cell table:style-name="ce94" table:formula="of:=[.H83]*[.$B$4]" office:value-type="float" office:value="1147.53292952601" calcext:value-type="float">
            <text:p>1147,53</text:p>
          </table:table-cell>
          <table:table-cell table:style-name="ce94" table:formula="of:=SQRT([.I83]^2*[.$B$4]^2 + [.$C$4]^2*[.H83]^2)" office:value-type="float" office:value="44.2346270127288" calcext:value-type="float">
            <text:p>44,23</text:p>
          </table:table-cell>
          <table:table-cell table:style-name="ce94" table:formula="of:=[.J83]*[.$B$5]" office:value-type="float" office:value="1331.20548207782" calcext:value-type="float">
            <text:p>1331,21</text:p>
          </table:table-cell>
          <table:table-cell table:style-name="ce94" table:formula="of:=SQRT([.K83]^2*[.$B$5]^2+[.$C$5]^2*[.J83]^2)" office:value-type="float" office:value="46.3405419771704" calcext:value-type="float">
            <text:p>46,34</text:p>
          </table:table-cell>
          <table:table-cell table:style-name="ce95" table:formula="of:=2*[.H83]*[.J83]*[.$B$3]/[.$F$16]" office:value-type="float" office:value="0.0302938" calcext:value-type="float">
            <text:p>0,0303</text:p>
          </table:table-cell>
          <table:table-cell table:style-name="ce95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4" table:formula="of:=[.L83]-[.S83]" office:value-type="float" office:value="4.9697062" calcext:value-type="float">
            <text:p>4,97</text:p>
          </table:table-cell>
          <table:table-cell table:style-name="ce94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131" table:formula="of:=[.O83]/[.$F$16]" office:value-type="float" office:value="22.9506585905201" calcext:value-type="float">
            <text:p>22,95</text:p>
          </table:table-cell>
          <table:table-cell table:style-name="ce131" table:formula="of:=[.P83]/[.$F$16]" office:value-type="float" office:value="0.884692540254576" calcext:value-type="float">
            <text:p>0,88</text:p>
          </table:table-cell>
          <table:table-cell table:style-name="ce131" table:formula="of:=[.Q83]/[.$F$16]" office:value-type="float" office:value="26.6241096415564" calcext:value-type="float">
            <text:p>26,62</text:p>
          </table:table-cell>
          <table:table-cell table:style-name="ce131" table:formula="of:=[.R83]/[.$F$16]" office:value-type="float" office:value="0.926810839543407" calcext:value-type="float">
            <text:p>0,93</text:p>
          </table:table-cell>
          <table:table-cell table:style-name="ce132" table:formula="of:=[.U83]/[.$F$16]" office:value-type="float" office:value="0.099394124" calcext:value-type="float">
            <text:p>0,0994</text:p>
          </table:table-cell>
          <table:table-cell table:style-name="ce131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4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4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4" table:formula="of:=SQRT([.L84])" office:value-type="float" office:value="1.73205080756888" calcext:value-type="float">
            <text:p>1,73</text:p>
          </table:table-cell>
          <table:table-cell/>
          <table:table-cell table:style-name="ce94" table:formula="of:=[.H84]*[.$B$4]" office:value-type="float" office:value="1126.91856552255" calcext:value-type="float">
            <text:p>1126,92</text:p>
          </table:table-cell>
          <table:table-cell table:style-name="ce94" table:formula="of:=SQRT([.I84]^2*[.$B$4]^2 + [.$C$4]^2*[.H84]^2)" office:value-type="float" office:value="43.5998118787629" calcext:value-type="float">
            <text:p>43,60</text:p>
          </table:table-cell>
          <table:table-cell table:style-name="ce94" table:formula="of:=[.J84]*[.$B$5]" office:value-type="float" office:value="1210.12008817328" calcext:value-type="float">
            <text:p>1210,12</text:p>
          </table:table-cell>
          <table:table-cell table:style-name="ce94" table:formula="of:=SQRT([.K84]^2*[.$B$5]^2+[.$C$5]^2*[.J84]^2)" office:value-type="float" office:value="43.0735309169425" calcext:value-type="float">
            <text:p>43,07</text:p>
          </table:table-cell>
          <table:table-cell table:style-name="ce95" table:formula="of:=2*[.H84]*[.J84]*[.$B$3]/[.$F$16]" office:value-type="float" office:value="0.0270436" calcext:value-type="float">
            <text:p>0,0270</text:p>
          </table:table-cell>
          <table:table-cell table:style-name="ce95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4" table:formula="of:=[.L84]-[.S84]" office:value-type="float" office:value="2.9729564" calcext:value-type="float">
            <text:p>2,97</text:p>
          </table:table-cell>
          <table:table-cell table:style-name="ce94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131" table:formula="of:=[.O84]/[.$F$16]" office:value-type="float" office:value="22.5383713104509" calcext:value-type="float">
            <text:p>22,54</text:p>
          </table:table-cell>
          <table:table-cell table:style-name="ce131" table:formula="of:=[.P84]/[.$F$16]" office:value-type="float" office:value="0.871996237575257" calcext:value-type="float">
            <text:p>0,87</text:p>
          </table:table-cell>
          <table:table-cell table:style-name="ce131" table:formula="of:=[.Q84]/[.$F$16]" office:value-type="float" office:value="24.2024017634656" calcext:value-type="float">
            <text:p>24,20</text:p>
          </table:table-cell>
          <table:table-cell table:style-name="ce131" table:formula="of:=[.R84]/[.$F$16]" office:value-type="float" office:value="0.86147061833885" calcext:value-type="float">
            <text:p>0,86</text:p>
          </table:table-cell>
          <table:table-cell table:style-name="ce132" table:formula="of:=[.U84]/[.$F$16]" office:value-type="float" office:value="0.059459128" calcext:value-type="float">
            <text:p>0,0595</text:p>
          </table:table-cell>
          <table:table-cell table:style-name="ce131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4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4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4" table:formula="of:=SQRT([.L85])" office:value-type="float" office:value="0" calcext:value-type="float">
            <text:p>0,00</text:p>
          </table:table-cell>
          <table:table-cell/>
          <table:table-cell table:style-name="ce94" table:formula="of:=[.H85]*[.$B$4]" office:value-type="float" office:value="1151.6558023267" calcext:value-type="float">
            <text:p>1151,66</text:p>
          </table:table-cell>
          <table:table-cell table:style-name="ce94" table:formula="of:=SQRT([.I85]^2*[.$B$4]^2 + [.$C$4]^2*[.H85]^2)" office:value-type="float" office:value="44.3615196831724" calcext:value-type="float">
            <text:p>44,36</text:p>
          </table:table-cell>
          <table:table-cell table:style-name="ce94" table:formula="of:=[.J85]*[.$B$5]" office:value-type="float" office:value="1249.01418439716" calcext:value-type="float">
            <text:p>1249,01</text:p>
          </table:table-cell>
          <table:table-cell table:style-name="ce94" table:formula="of:=SQRT([.K85]^2*[.$B$5]^2+[.$C$5]^2*[.J85]^2)" office:value-type="float" office:value="44.1253775254275" calcext:value-type="float">
            <text:p>44,13</text:p>
          </table:table-cell>
          <table:table-cell table:style-name="ce95" table:formula="of:=2*[.H85]*[.J85]*[.$B$3]/[.$F$16]" office:value-type="float" office:value="0.02852552" calcext:value-type="float">
            <text:p>0,0285</text:p>
          </table:table-cell>
          <table:table-cell table:style-name="ce95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4" table:formula="of:=[.L85]-[.S85]" office:value-type="float" office:value="-0.02852552" calcext:value-type="float">
            <text:p>-0,03</text:p>
          </table:table-cell>
          <table:table-cell table:style-name="ce94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131" table:formula="of:=[.O85]/[.$F$16]" office:value-type="float" office:value="23.033116046534" calcext:value-type="float">
            <text:p>23,03</text:p>
          </table:table-cell>
          <table:table-cell table:style-name="ce131" table:formula="of:=[.P85]/[.$F$16]" office:value-type="float" office:value="0.887230393663448" calcext:value-type="float">
            <text:p>0,89</text:p>
          </table:table-cell>
          <table:table-cell table:style-name="ce131" table:formula="of:=[.Q85]/[.$F$16]" office:value-type="float" office:value="24.9802836879433" calcext:value-type="float">
            <text:p>24,98</text:p>
          </table:table-cell>
          <table:table-cell table:style-name="ce131" table:formula="of:=[.R85]/[.$F$16]" office:value-type="float" office:value="0.88250755050855" calcext:value-type="float">
            <text:p>0,88</text:p>
          </table:table-cell>
          <table:table-cell table:style-name="ce132" table:formula="of:=[.U85]/[.$F$16]" office:value-type="float" office:value="-0.0005705104" calcext:value-type="float">
            <text:p>-0,0006</text:p>
          </table:table-cell>
          <table:table-cell table:style-name="ce131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4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4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4" table:formula="of:=SQRT([.L86])" office:value-type="float" office:value="0" calcext:value-type="float">
            <text:p>0,00</text:p>
          </table:table-cell>
          <table:table-cell/>
          <table:table-cell table:style-name="ce94" table:formula="of:=[.H86]*[.$B$4]" office:value-type="float" office:value="1105.6170560523" calcext:value-type="float">
            <text:p>1105,62</text:p>
          </table:table-cell>
          <table:table-cell table:style-name="ce94" table:formula="of:=SQRT([.I86]^2*[.$B$4]^2 + [.$C$4]^2*[.H86]^2)" office:value-type="float" office:value="42.9431999574855" calcext:value-type="float">
            <text:p>42,94</text:p>
          </table:table-cell>
          <table:table-cell table:style-name="ce94" table:formula="of:=[.J86]*[.$B$5]" office:value-type="float" office:value="1257.82039486295" calcext:value-type="float">
            <text:p>1257,82</text:p>
          </table:table-cell>
          <table:table-cell table:style-name="ce94" table:formula="of:=SQRT([.K86]^2*[.$B$5]^2+[.$C$5]^2*[.J86]^2)" office:value-type="float" office:value="44.3631961182902" calcext:value-type="float">
            <text:p>44,36</text:p>
          </table:table-cell>
          <table:table-cell table:style-name="ce95" table:formula="of:=2*[.H86]*[.J86]*[.$B$3]/[.$F$16]" office:value-type="float" office:value="0.02757826" calcext:value-type="float">
            <text:p>0,0276</text:p>
          </table:table-cell>
          <table:table-cell table:style-name="ce95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4" table:formula="of:=[.L86]-[.S86]" office:value-type="float" office:value="-0.02757826" calcext:value-type="float">
            <text:p>-0,03</text:p>
          </table:table-cell>
          <table:table-cell table:style-name="ce94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131" table:formula="of:=[.O86]/[.$F$16]" office:value-type="float" office:value="22.112341121046" calcext:value-type="float">
            <text:p>22,11</text:p>
          </table:table-cell>
          <table:table-cell table:style-name="ce131" table:formula="of:=[.P86]/[.$F$16]" office:value-type="float" office:value="0.85886399914971" calcext:value-type="float">
            <text:p>0,86</text:p>
          </table:table-cell>
          <table:table-cell table:style-name="ce131" table:formula="of:=[.Q86]/[.$F$16]" office:value-type="float" office:value="25.156407897259" calcext:value-type="float">
            <text:p>25,16</text:p>
          </table:table-cell>
          <table:table-cell table:style-name="ce131" table:formula="of:=[.R86]/[.$F$16]" office:value-type="float" office:value="0.887263922365805" calcext:value-type="float">
            <text:p>0,89</text:p>
          </table:table-cell>
          <table:table-cell table:style-name="ce132" table:formula="of:=[.U86]/[.$F$16]" office:value-type="float" office:value="-0.0005515652" calcext:value-type="float">
            <text:p>-0,0006</text:p>
          </table:table-cell>
          <table:table-cell table:style-name="ce131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4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4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7])" office:value-type="float" office:value="1.4142135623731" calcext:value-type="float">
            <text:p>1,41</text:p>
          </table:table-cell>
          <table:table-cell/>
          <table:table-cell table:style-name="ce94" table:formula="of:=[.H87]*[.$B$4]" office:value-type="float" office:value="1121.42140178829" calcext:value-type="float">
            <text:p>1121,42</text:p>
          </table:table-cell>
          <table:table-cell table:style-name="ce94" table:formula="of:=SQRT([.I87]^2*[.$B$4]^2 + [.$C$4]^2*[.H87]^2)" office:value-type="float" office:value="43.430426700165" calcext:value-type="float">
            <text:p>43,43</text:p>
          </table:table-cell>
          <table:table-cell table:style-name="ce94" table:formula="of:=[.J87]*[.$B$5]" office:value-type="float" office:value="1165.35518497221" calcext:value-type="float">
            <text:p>1165,36</text:p>
          </table:table-cell>
          <table:table-cell table:style-name="ce94" table:formula="of:=SQRT([.K87]^2*[.$B$5]^2+[.$C$5]^2*[.J87]^2)" office:value-type="float" office:value="41.8597464785158" calcext:value-type="float">
            <text:p>41,86</text:p>
          </table:table-cell>
          <table:table-cell table:style-name="ce95" table:formula="of:=2*[.H87]*[.J87]*[.$B$3]/[.$F$16]" office:value-type="float" office:value="0.02591616" calcext:value-type="float">
            <text:p>0,0259</text:p>
          </table:table-cell>
          <table:table-cell table:style-name="ce95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4" table:formula="of:=[.L87]-[.S87]" office:value-type="float" office:value="1.97408384" calcext:value-type="float">
            <text:p>1,97</text:p>
          </table:table-cell>
          <table:table-cell table:style-name="ce94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131" table:formula="of:=[.O87]/[.$F$16]" office:value-type="float" office:value="22.4284280357658" calcext:value-type="float">
            <text:p>22,43</text:p>
          </table:table-cell>
          <table:table-cell table:style-name="ce131" table:formula="of:=[.P87]/[.$F$16]" office:value-type="float" office:value="0.868608534003301" calcext:value-type="float">
            <text:p>0,87</text:p>
          </table:table-cell>
          <table:table-cell table:style-name="ce131" table:formula="of:=[.Q87]/[.$F$16]" office:value-type="float" office:value="23.3071036994441" calcext:value-type="float">
            <text:p>23,31</text:p>
          </table:table-cell>
          <table:table-cell table:style-name="ce131" table:formula="of:=[.R87]/[.$F$16]" office:value-type="float" office:value="0.837194929570316" calcext:value-type="float">
            <text:p>0,84</text:p>
          </table:table-cell>
          <table:table-cell table:style-name="ce132" table:formula="of:=[.U87]/[.$F$16]" office:value-type="float" office:value="0.0394816768" calcext:value-type="float">
            <text:p>0,0395</text:p>
          </table:table-cell>
          <table:table-cell table:style-name="ce131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127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4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4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4" table:formula="of:=SQRT([.L88])" office:value-type="float" office:value="12.2065556157337" calcext:value-type="float">
            <text:p>12,21</text:p>
          </table:table-cell>
          <table:table-cell/>
          <table:table-cell table:style-name="ce94" table:formula="of:=[.H88]*[.$B$4]" office:value-type="float" office:value="1209.37602153639" calcext:value-type="float">
            <text:p>1209,38</text:p>
          </table:table-cell>
          <table:table-cell table:style-name="ce94" table:formula="of:=SQRT([.I88]^2*[.$B$4]^2 + [.$C$4]^2*[.H88]^2)" office:value-type="float" office:value="46.1356899978312" calcext:value-type="float">
            <text:p>46,14</text:p>
          </table:table-cell>
          <table:table-cell table:style-name="ce94" table:formula="of:=[.J88]*[.$B$5]" office:value-type="float" office:value="1422.20299022427" calcext:value-type="float">
            <text:p>1422,20</text:p>
          </table:table-cell>
          <table:table-cell table:style-name="ce94" table:formula="of:=SQRT([.K88]^2*[.$B$5]^2+[.$C$5]^2*[.J88]^2)" office:value-type="float" office:value="48.7824116108374" calcext:value-type="float">
            <text:p>48,78</text:p>
          </table:table-cell>
          <table:table-cell table:style-name="ce95" table:formula="of:=2*[.H88]*[.J88]*[.$B$3]/[.$F$16]" office:value-type="float" office:value="0.0341088" calcext:value-type="float">
            <text:p>0,0341</text:p>
          </table:table-cell>
          <table:table-cell table:style-name="ce95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4" table:formula="of:=[.L88]-[.S88]" office:value-type="float" office:value="148.9658912" calcext:value-type="float">
            <text:p>148,97</text:p>
          </table:table-cell>
          <table:table-cell table:style-name="ce94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131" table:formula="of:=[.O88]/[.$F$16]" office:value-type="float" office:value="24.1875204307278" calcext:value-type="float">
            <text:p>24,19</text:p>
          </table:table-cell>
          <table:table-cell table:style-name="ce131" table:formula="of:=[.P88]/[.$F$16]" office:value-type="float" office:value="0.922713799956623" calcext:value-type="float">
            <text:p>0,92</text:p>
          </table:table-cell>
          <table:table-cell table:style-name="ce131" table:formula="of:=[.Q88]/[.$F$16]" office:value-type="float" office:value="28.4440598044853" calcext:value-type="float">
            <text:p>28,44</text:p>
          </table:table-cell>
          <table:table-cell table:style-name="ce131" table:formula="of:=[.R88]/[.$F$16]" office:value-type="float" office:value="0.975648232216749" calcext:value-type="float">
            <text:p>0,98</text:p>
          </table:table-cell>
          <table:table-cell table:style-name="ce132" table:formula="of:=[.U88]/[.$F$16]" office:value-type="float" office:value="2.979317824" calcext:value-type="float">
            <text:p>2,9793</text:p>
          </table:table-cell>
          <table:table-cell table:style-name="ce131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4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4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4" table:formula="of:=SQRT([.L89])" office:value-type="float" office:value="1.4142135623731" calcext:value-type="float">
            <text:p>1,41</text:p>
          </table:table-cell>
          <table:table-cell/>
          <table:table-cell table:style-name="ce94" table:formula="of:=[.H89]*[.$B$4]" office:value-type="float" office:value="1155.77867512739" calcext:value-type="float">
            <text:p>1155,78</text:p>
          </table:table-cell>
          <table:table-cell table:style-name="ce94" table:formula="of:=SQRT([.I89]^2*[.$B$4]^2 + [.$C$4]^2*[.H89]^2)" office:value-type="float" office:value="44.4883893698276" calcext:value-type="float">
            <text:p>44,49</text:p>
          </table:table-cell>
          <table:table-cell table:style-name="ce94" table:formula="of:=[.J89]*[.$B$5]" office:value-type="float" office:value="1411.19522714204" calcext:value-type="float">
            <text:p>1411,20</text:p>
          </table:table-cell>
          <table:table-cell table:style-name="ce94" table:formula="of:=SQRT([.K89]^2*[.$B$5]^2+[.$C$5]^2*[.J89]^2)" office:value-type="float" office:value="48.4875648883299" calcext:value-type="float">
            <text:p>48,49</text:p>
          </table:table-cell>
          <table:table-cell table:style-name="ce95" table:formula="of:=2*[.H89]*[.J89]*[.$B$3]/[.$F$16]" office:value-type="float" office:value="0.03234486" calcext:value-type="float">
            <text:p>0,0323</text:p>
          </table:table-cell>
          <table:table-cell table:style-name="ce95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4" table:formula="of:=[.L89]-[.S89]" office:value-type="float" office:value="1.96765514" calcext:value-type="float">
            <text:p>1,97</text:p>
          </table:table-cell>
          <table:table-cell table:style-name="ce94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131" table:formula="of:=[.O89]/[.$F$16]" office:value-type="float" office:value="23.1155735025478" calcext:value-type="float">
            <text:p>23,12</text:p>
          </table:table-cell>
          <table:table-cell table:style-name="ce131" table:formula="of:=[.P89]/[.$F$16]" office:value-type="float" office:value="0.889767787396552" calcext:value-type="float">
            <text:p>0,89</text:p>
          </table:table-cell>
          <table:table-cell table:style-name="ce131" table:formula="of:=[.Q89]/[.$F$16]" office:value-type="float" office:value="28.2239045428407" calcext:value-type="float">
            <text:p>28,22</text:p>
          </table:table-cell>
          <table:table-cell table:style-name="ce131" table:formula="of:=[.R89]/[.$F$16]" office:value-type="float" office:value="0.969751297766598" calcext:value-type="float">
            <text:p>0,97</text:p>
          </table:table-cell>
          <table:table-cell table:style-name="ce132" table:formula="of:=[.U89]/[.$F$16]" office:value-type="float" office:value="0.0393531028" calcext:value-type="float">
            <text:p>0,0394</text:p>
          </table:table-cell>
          <table:table-cell table:style-name="ce131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94"/>
          <table:table-cell table:style-name="Default" table:number-columns-repeated="15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4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4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4" table:formula="of:=SQRT([.L90])" office:value-type="float" office:value="1.4142135623731" calcext:value-type="float">
            <text:p>1,41</text:p>
          </table:table-cell>
          <table:table-cell/>
          <table:table-cell table:style-name="ce94" table:formula="of:=[.H90]*[.$B$4]" office:value-type="float" office:value="1194.25882126719" calcext:value-type="float">
            <text:p>1194,26</text:p>
          </table:table-cell>
          <table:table-cell table:style-name="ce94" table:formula="of:=SQRT([.I90]^2*[.$B$4]^2 + [.$C$4]^2*[.H90]^2)" office:value-type="float" office:value="45.6714329958796" calcext:value-type="float">
            <text:p>45,67</text:p>
          </table:table-cell>
          <table:table-cell table:style-name="ce94" table:formula="of:=[.J90]*[.$B$5]" office:value-type="float" office:value="1289.37598236534" calcext:value-type="float">
            <text:p>1289,38</text:p>
          </table:table-cell>
          <table:table-cell table:style-name="ce94" table:formula="of:=SQRT([.K90]^2*[.$B$5]^2+[.$C$5]^2*[.J90]^2)" office:value-type="float" office:value="45.2144107316133" calcext:value-type="float">
            <text:p>45,21</text:p>
          </table:table-cell>
          <table:table-cell table:style-name="ce95" table:formula="of:=2*[.H90]*[.J90]*[.$B$3]/[.$F$16]" office:value-type="float" office:value="0.03053666" calcext:value-type="float">
            <text:p>0,0305</text:p>
          </table:table-cell>
          <table:table-cell table:style-name="ce95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4" table:formula="of:=[.L90]-[.S90]" office:value-type="float" office:value="1.96946334" calcext:value-type="float">
            <text:p>1,97</text:p>
          </table:table-cell>
          <table:table-cell table:style-name="ce94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131" table:formula="of:=[.O90]/[.$F$16]" office:value-type="float" office:value="23.8851764253437" calcext:value-type="float">
            <text:p>23,89</text:p>
          </table:table-cell>
          <table:table-cell table:style-name="ce131" table:formula="of:=[.P90]/[.$F$16]" office:value-type="float" office:value="0.913428659917591" calcext:value-type="float">
            <text:p>0,91</text:p>
          </table:table-cell>
          <table:table-cell table:style-name="ce131" table:formula="of:=[.Q90]/[.$F$16]" office:value-type="float" office:value="25.7875196473069" calcext:value-type="float">
            <text:p>25,79</text:p>
          </table:table-cell>
          <table:table-cell table:style-name="ce131" table:formula="of:=[.R90]/[.$F$16]" office:value-type="float" office:value="0.904288214632267" calcext:value-type="float">
            <text:p>0,90</text:p>
          </table:table-cell>
          <table:table-cell table:style-name="ce132" table:formula="of:=[.U90]/[.$F$16]" office:value-type="float" office:value="0.0393892668" calcext:value-type="float">
            <text:p>0,0394</text:p>
          </table:table-cell>
          <table:table-cell table:style-name="ce131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4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4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4" table:formula="of:=SQRT([.L91])" office:value-type="float" office:value="1" calcext:value-type="float">
            <text:p>1,00</text:p>
          </table:table-cell>
          <table:table-cell/>
          <table:table-cell table:style-name="ce94" table:formula="of:=[.H91]*[.$B$4]" office:value-type="float" office:value="1128.98000192289" calcext:value-type="float">
            <text:p>1128,98</text:p>
          </table:table-cell>
          <table:table-cell table:style-name="ce94" table:formula="of:=SQRT([.I91]^2*[.$B$4]^2 + [.$C$4]^2*[.H91]^2)" office:value-type="float" office:value="43.6633201977082" calcext:value-type="float">
            <text:p>43,66</text:p>
          </table:table-cell>
          <table:table-cell table:style-name="ce94" table:formula="of:=[.J91]*[.$B$5]" office:value-type="float" office:value="1213.05549166187" calcext:value-type="float">
            <text:p>1213,06</text:p>
          </table:table-cell>
          <table:table-cell table:style-name="ce94" table:formula="of:=SQRT([.K91]^2*[.$B$5]^2+[.$C$5]^2*[.J91]^2)" office:value-type="float" office:value="43.1530021993164" calcext:value-type="float">
            <text:p>43,15</text:p>
          </table:table-cell>
          <table:table-cell table:style-name="ce95" table:formula="of:=2*[.H91]*[.J91]*[.$B$3]/[.$F$16]" office:value-type="float" office:value="0.02715879" calcext:value-type="float">
            <text:p>0,0272</text:p>
          </table:table-cell>
          <table:table-cell table:style-name="ce95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4" table:formula="of:=[.L91]-[.S91]" office:value-type="float" office:value="0.97284121" calcext:value-type="float">
            <text:p>0,97</text:p>
          </table:table-cell>
          <table:table-cell table:style-name="ce94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131" table:formula="of:=[.O91]/[.$F$16]" office:value-type="float" office:value="22.5796000384578" calcext:value-type="float">
            <text:p>22,58</text:p>
          </table:table-cell>
          <table:table-cell table:style-name="ce131" table:formula="of:=[.P91]/[.$F$16]" office:value-type="float" office:value="0.873266403954164" calcext:value-type="float">
            <text:p>0,87</text:p>
          </table:table-cell>
          <table:table-cell table:style-name="ce131" table:formula="of:=[.Q91]/[.$F$16]" office:value-type="float" office:value="24.2611098332375" calcext:value-type="float">
            <text:p>24,26</text:p>
          </table:table-cell>
          <table:table-cell table:style-name="ce131" table:formula="of:=[.R91]/[.$F$16]" office:value-type="float" office:value="0.863060043986328" calcext:value-type="float">
            <text:p>0,86</text:p>
          </table:table-cell>
          <table:table-cell table:style-name="ce132" table:formula="of:=[.U91]/[.$F$16]" office:value-type="float" office:value="0.0194568242" calcext:value-type="float">
            <text:p>0,0195</text:p>
          </table:table-cell>
          <table:table-cell table:style-name="ce131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4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4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2])" office:value-type="float" office:value="0" calcext:value-type="float">
            <text:p>0,00</text:p>
          </table:table-cell>
          <table:table-cell/>
          <table:table-cell table:style-name="ce94" table:formula="of:=[.H92]*[.$B$4]" office:value-type="float" office:value="1101.49418325161" calcext:value-type="float">
            <text:p>1101,49</text:p>
          </table:table-cell>
          <table:table-cell table:style-name="ce94" table:formula="of:=SQRT([.I92]^2*[.$B$4]^2 + [.$C$4]^2*[.H92]^2)" office:value-type="float" office:value="42.8160366053181" calcext:value-type="float">
            <text:p>42,82</text:p>
          </table:table-cell>
          <table:table-cell table:style-name="ce94" table:formula="of:=[.J92]*[.$B$5]" office:value-type="float" office:value="1262.95735096799" calcext:value-type="float">
            <text:p>1262,96</text:p>
          </table:table-cell>
          <table:table-cell table:style-name="ce94" table:formula="of:=SQRT([.K92]^2*[.$B$5]^2+[.$C$5]^2*[.J92]^2)" office:value-type="float" office:value="44.5018682826776" calcext:value-type="float">
            <text:p>44,50</text:p>
          </table:table-cell>
          <table:table-cell table:style-name="ce95" table:formula="of:=2*[.H92]*[.J92]*[.$B$3]/[.$F$16]" office:value-type="float" office:value="0.02758763" calcext:value-type="float">
            <text:p>0,0276</text:p>
          </table:table-cell>
          <table:table-cell table:style-name="ce95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4" table:formula="of:=[.L92]-[.S92]" office:value-type="float" office:value="-0.02758763" calcext:value-type="float">
            <text:p>-0,03</text:p>
          </table:table-cell>
          <table:table-cell table:style-name="ce94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131" table:formula="of:=[.O92]/[.$F$16]" office:value-type="float" office:value="22.0298836650322" calcext:value-type="float">
            <text:p>22,03</text:p>
          </table:table-cell>
          <table:table-cell table:style-name="ce131" table:formula="of:=[.P92]/[.$F$16]" office:value-type="float" office:value="0.856320732106363" calcext:value-type="float">
            <text:p>0,86</text:p>
          </table:table-cell>
          <table:table-cell table:style-name="ce131" table:formula="of:=[.Q92]/[.$F$16]" office:value-type="float" office:value="25.2591470193598" calcext:value-type="float">
            <text:p>25,26</text:p>
          </table:table-cell>
          <table:table-cell table:style-name="ce131" table:formula="of:=[.R92]/[.$F$16]" office:value-type="float" office:value="0.890037365653552" calcext:value-type="float">
            <text:p>0,89</text:p>
          </table:table-cell>
          <table:table-cell table:style-name="ce132" table:formula="of:=[.U92]/[.$F$16]" office:value-type="float" office:value="-0.0005517526" calcext:value-type="float">
            <text:p>-0,0006</text:p>
          </table:table-cell>
          <table:table-cell table:style-name="ce131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137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140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4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4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3])" office:value-type="float" office:value="0" calcext:value-type="float">
            <text:p>0,00</text:p>
          </table:table-cell>
          <table:table-cell/>
          <table:table-cell table:style-name="ce94" table:formula="of:=[.H93]*[.$B$4]" office:value-type="float" office:value="1085.00269204884" calcext:value-type="float">
            <text:p>1085,00</text:p>
          </table:table-cell>
          <table:table-cell table:style-name="ce94" table:formula="of:=SQRT([.I93]^2*[.$B$4]^2 + [.$C$4]^2*[.H93]^2)" office:value-type="float" office:value="42.3071252549939" calcext:value-type="float">
            <text:p>42,31</text:p>
          </table:table-cell>
          <table:table-cell table:style-name="ce94" table:formula="of:=[.J93]*[.$B$5]" office:value-type="float" office:value="1272.49741230592" calcext:value-type="float">
            <text:p>1272,50</text:p>
          </table:table-cell>
          <table:table-cell table:style-name="ce94" table:formula="of:=SQRT([.K93]^2*[.$B$5]^2+[.$C$5]^2*[.J93]^2)" office:value-type="float" office:value="44.7592956353504" calcext:value-type="float">
            <text:p>44,76</text:p>
          </table:table-cell>
          <table:table-cell table:style-name="ce95" table:formula="of:=2*[.H93]*[.J93]*[.$B$3]/[.$F$16]" office:value-type="float" office:value="0.02737986" calcext:value-type="float">
            <text:p>0,0274</text:p>
          </table:table-cell>
          <table:table-cell table:style-name="ce95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4" table:formula="of:=[.L93]-[.S93]" office:value-type="float" office:value="-0.02737986" calcext:value-type="float">
            <text:p>-0,03</text:p>
          </table:table-cell>
          <table:table-cell table:style-name="ce94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131" table:formula="of:=[.O93]/[.$F$16]" office:value-type="float" office:value="21.7000538409768" calcext:value-type="float">
            <text:p>21,70</text:p>
          </table:table-cell>
          <table:table-cell table:style-name="ce131" table:formula="of:=[.P93]/[.$F$16]" office:value-type="float" office:value="0.846142505099878" calcext:value-type="float">
            <text:p>0,85</text:p>
          </table:table-cell>
          <table:table-cell table:style-name="ce131" table:formula="of:=[.Q93]/[.$F$16]" office:value-type="float" office:value="25.4499482461185" calcext:value-type="float">
            <text:p>25,45</text:p>
          </table:table-cell>
          <table:table-cell table:style-name="ce131" table:formula="of:=[.R93]/[.$F$16]" office:value-type="float" office:value="0.895185912707007" calcext:value-type="float">
            <text:p>0,90</text:p>
          </table:table-cell>
          <table:table-cell table:style-name="ce132" table:formula="of:=[.U93]/[.$F$16]" office:value-type="float" office:value="-0.0005475972" calcext:value-type="float">
            <text:p>-0,0005</text:p>
          </table:table-cell>
          <table:table-cell table:style-name="ce131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138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140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4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4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4])" office:value-type="float" office:value="0" calcext:value-type="float">
            <text:p>0,00</text:p>
          </table:table-cell>
          <table:table-cell/>
          <table:table-cell table:style-name="ce94" table:formula="of:=[.H94]*[.$B$4]" office:value-type="float" office:value="1212.12460340352" calcext:value-type="float">
            <text:p>1212,12</text:p>
          </table:table-cell>
          <table:table-cell table:style-name="ce94" table:formula="of:=SQRT([.I94]^2*[.$B$4]^2 + [.$C$4]^2*[.H94]^2)" office:value-type="float" office:value="46.2200706023633" calcext:value-type="float">
            <text:p>46,22</text:p>
          </table:table-cell>
          <table:table-cell table:style-name="ce94" table:formula="of:=[.J94]*[.$B$5]" office:value-type="float" office:value="1113.25177304965" calcext:value-type="float">
            <text:p>1113,25</text:p>
          </table:table-cell>
          <table:table-cell table:style-name="ce94" table:formula="of:=SQRT([.K94]^2*[.$B$5]^2+[.$C$5]^2*[.J94]^2)" office:value-type="float" office:value="40.4423219452793" calcext:value-type="float">
            <text:p>40,44</text:p>
          </table:table-cell>
          <table:table-cell table:style-name="ce95" table:formula="of:=2*[.H94]*[.J94]*[.$B$3]/[.$F$16]" office:value-type="float" office:value="0.02675988" calcext:value-type="float">
            <text:p>0,0268</text:p>
          </table:table-cell>
          <table:table-cell table:style-name="ce95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4" table:formula="of:=[.L94]-[.S94]" office:value-type="float" office:value="-0.02675988" calcext:value-type="float">
            <text:p>-0,03</text:p>
          </table:table-cell>
          <table:table-cell table:style-name="ce94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131" table:formula="of:=[.O94]/[.$F$16]" office:value-type="float" office:value="24.2424920680704" calcext:value-type="float">
            <text:p>24,24</text:p>
          </table:table-cell>
          <table:table-cell table:style-name="ce131" table:formula="of:=[.P94]/[.$F$16]" office:value-type="float" office:value="0.924401412047267" calcext:value-type="float">
            <text:p>0,92</text:p>
          </table:table-cell>
          <table:table-cell table:style-name="ce131" table:formula="of:=[.Q94]/[.$F$16]" office:value-type="float" office:value="22.2650354609929" calcext:value-type="float">
            <text:p>22,27</text:p>
          </table:table-cell>
          <table:table-cell table:style-name="ce131" table:formula="of:=[.R94]/[.$F$16]" office:value-type="float" office:value="0.808846438905587" calcext:value-type="float">
            <text:p>0,81</text:p>
          </table:table-cell>
          <table:table-cell table:style-name="ce132" table:formula="of:=[.U94]/[.$F$16]" office:value-type="float" office:value="-0.0005351976" calcext:value-type="float">
            <text:p>-0,0005</text:p>
          </table:table-cell>
          <table:table-cell table:style-name="ce131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138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140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7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4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4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4" table:formula="of:=SQRT([.L95])" office:value-type="float" office:value="2.82842712474619" calcext:value-type="float">
            <text:p>2,83</text:p>
          </table:table-cell>
          <table:table-cell/>
          <table:table-cell table:style-name="ce94" table:formula="of:=[.H95]*[.$B$4]" office:value-type="float" office:value="1145.47149312566" calcext:value-type="float">
            <text:p>1145,47</text:p>
          </table:table-cell>
          <table:table-cell table:style-name="ce94" table:formula="of:=SQRT([.I95]^2*[.$B$4]^2 + [.$C$4]^2*[.H95]^2)" office:value-type="float" office:value="44.1711719966878" calcext:value-type="float">
            <text:p>44,17</text:p>
          </table:table-cell>
          <table:table-cell table:style-name="ce94" table:formula="of:=[.J95]*[.$B$5]" office:value-type="float" office:value="1426.60609545716" calcext:value-type="float">
            <text:p>1426,61</text:p>
          </table:table-cell>
          <table:table-cell table:style-name="ce94" table:formula="of:=SQRT([.K95]^2*[.$B$5]^2+[.$C$5]^2*[.J95]^2)" office:value-type="float" office:value="48.900310808119" calcext:value-type="float">
            <text:p>48,90</text:p>
          </table:table-cell>
          <table:table-cell table:style-name="ce95" table:formula="of:=2*[.H95]*[.J95]*[.$B$3]/[.$F$16]" office:value-type="float" office:value="0.03240648" calcext:value-type="float">
            <text:p>0,0324</text:p>
          </table:table-cell>
          <table:table-cell table:style-name="ce95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4" table:formula="of:=[.L95]-[.S95]" office:value-type="float" office:value="7.96759352" calcext:value-type="float">
            <text:p>7,97</text:p>
          </table:table-cell>
          <table:table-cell table:style-name="ce94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131" table:formula="of:=[.O95]/[.$F$16]" office:value-type="float" office:value="22.9094298625132" calcext:value-type="float">
            <text:p>22,91</text:p>
          </table:table-cell>
          <table:table-cell table:style-name="ce131" table:formula="of:=[.P95]/[.$F$16]" office:value-type="float" office:value="0.883423439933755" calcext:value-type="float">
            <text:p>0,88</text:p>
          </table:table-cell>
          <table:table-cell table:style-name="ce131" table:formula="of:=[.Q95]/[.$F$16]" office:value-type="float" office:value="28.5321219091432" calcext:value-type="float">
            <text:p>28,53</text:p>
          </table:table-cell>
          <table:table-cell table:style-name="ce131" table:formula="of:=[.R95]/[.$F$16]" office:value-type="float" office:value="0.97800621616238" calcext:value-type="float">
            <text:p>0,98</text:p>
          </table:table-cell>
          <table:table-cell table:style-name="ce132" table:formula="of:=[.U95]/[.$F$16]" office:value-type="float" office:value="0.1593518704" calcext:value-type="float">
            <text:p>0,1594</text:p>
          </table:table-cell>
          <table:table-cell table:style-name="ce131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138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140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139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4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4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4" table:formula="of:=SQRT([.L96])" office:value-type="float" office:value="0" calcext:value-type="float">
            <text:p>0,00</text:p>
          </table:table-cell>
          <table:table-cell/>
          <table:table-cell table:style-name="ce94" table:formula="of:=[.H96]*[.$B$4]" office:value-type="float" office:value="1183.95163926546" calcext:value-type="float">
            <text:p>1183,95</text:p>
          </table:table-cell>
          <table:table-cell table:style-name="ce94" table:formula="of:=SQRT([.I96]^2*[.$B$4]^2 + [.$C$4]^2*[.H96]^2)" office:value-type="float" office:value="45.3547322886139" calcext:value-type="float">
            <text:p>45,35</text:p>
          </table:table-cell>
          <table:table-cell table:style-name="ce94" table:formula="of:=[.J96]*[.$B$5]" office:value-type="float" office:value="1097.84090473452" calcext:value-type="float">
            <text:p>1097,84</text:p>
          </table:table-cell>
          <table:table-cell table:style-name="ce94" table:formula="of:=SQRT([.K96]^2*[.$B$5]^2+[.$C$5]^2*[.J96]^2)" office:value-type="float" office:value="40.0220499973014" calcext:value-type="float">
            <text:p>40,02</text:p>
          </table:table-cell>
          <table:table-cell table:style-name="ce95" table:formula="of:=2*[.H96]*[.J96]*[.$B$3]/[.$F$16]" office:value-type="float" office:value="0.02577608" calcext:value-type="float">
            <text:p>0,0258</text:p>
          </table:table-cell>
          <table:table-cell table:style-name="ce95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4" table:formula="of:=[.L96]-[.S96]" office:value-type="float" office:value="-0.02577608" calcext:value-type="float">
            <text:p>-0,03</text:p>
          </table:table-cell>
          <table:table-cell table:style-name="ce94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131" table:formula="of:=[.O96]/[.$F$16]" office:value-type="float" office:value="23.6790327853091" calcext:value-type="float">
            <text:p>23,68</text:p>
          </table:table-cell>
          <table:table-cell table:style-name="ce131" table:formula="of:=[.P96]/[.$F$16]" office:value-type="float" office:value="0.907094645772278" calcext:value-type="float">
            <text:p>0,91</text:p>
          </table:table-cell>
          <table:table-cell table:style-name="ce131" table:formula="of:=[.Q96]/[.$F$16]" office:value-type="float" office:value="21.9568180946904" calcext:value-type="float">
            <text:p>21,96</text:p>
          </table:table-cell>
          <table:table-cell table:style-name="ce131" table:formula="of:=[.R96]/[.$F$16]" office:value-type="float" office:value="0.800440999946029" calcext:value-type="float">
            <text:p>0,80</text:p>
          </table:table-cell>
          <table:table-cell table:style-name="ce132" table:formula="of:=[.U96]/[.$F$16]" office:value-type="float" office:value="-0.0005155216" calcext:value-type="float">
            <text:p>-0,0005</text:p>
          </table:table-cell>
          <table:table-cell table:style-name="ce131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138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140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127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4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4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4" table:formula="of:=SQRT([.L97])" office:value-type="float" office:value="1" calcext:value-type="float">
            <text:p>1,00</text:p>
          </table:table-cell>
          <table:table-cell/>
          <table:table-cell table:style-name="ce94" table:formula="of:=[.H97]*[.$B$4]" office:value-type="float" office:value="1167.46014806269" calcext:value-type="float">
            <text:p>1167,46</text:p>
          </table:table-cell>
          <table:table-cell table:style-name="ce94" table:formula="of:=SQRT([.I97]^2*[.$B$4]^2 + [.$C$4]^2*[.H97]^2)" office:value-type="float" office:value="44.8477303737287" calcext:value-type="float">
            <text:p>44,85</text:p>
          </table:table-cell>
          <table:table-cell table:style-name="ce94" table:formula="of:=[.J97]*[.$B$5]" office:value-type="float" office:value="1080.22848380295" calcext:value-type="float">
            <text:p>1080,23</text:p>
          </table:table-cell>
          <table:table-cell table:style-name="ce94" table:formula="of:=SQRT([.K97]^2*[.$B$5]^2+[.$C$5]^2*[.J97]^2)" office:value-type="float" office:value="39.5411274469304" calcext:value-type="float">
            <text:p>39,54</text:p>
          </table:table-cell>
          <table:table-cell table:style-name="ce95" table:formula="of:=2*[.H97]*[.J97]*[.$B$3]/[.$F$16]" office:value-type="float" office:value="0.02500928" calcext:value-type="float">
            <text:p>0,0250</text:p>
          </table:table-cell>
          <table:table-cell table:style-name="ce95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4" table:formula="of:=[.L97]-[.S97]" office:value-type="float" office:value="0.97499072" calcext:value-type="float">
            <text:p>0,97</text:p>
          </table:table-cell>
          <table:table-cell table:style-name="ce94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131" table:formula="of:=[.O97]/[.$F$16]" office:value-type="float" office:value="23.3492029612537" calcext:value-type="float">
            <text:p>23,35</text:p>
          </table:table-cell>
          <table:table-cell table:style-name="ce131" table:formula="of:=[.P97]/[.$F$16]" office:value-type="float" office:value="0.896954607474575" calcext:value-type="float">
            <text:p>0,90</text:p>
          </table:table-cell>
          <table:table-cell table:style-name="ce131" table:formula="of:=[.Q97]/[.$F$16]" office:value-type="float" office:value="21.604569676059" calcext:value-type="float">
            <text:p>21,60</text:p>
          </table:table-cell>
          <table:table-cell table:style-name="ce131" table:formula="of:=[.R97]/[.$F$16]" office:value-type="float" office:value="0.790822548938607" calcext:value-type="float">
            <text:p>0,79</text:p>
          </table:table-cell>
          <table:table-cell table:style-name="ce132" table:formula="of:=[.U97]/[.$F$16]" office:value-type="float" office:value="0.0194998144" calcext:value-type="float">
            <text:p>0,0195</text:p>
          </table:table-cell>
          <table:table-cell table:style-name="ce131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4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4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4" table:formula="of:=SQRT([.L98])" office:value-type="float" office:value="2.23606797749979" calcext:value-type="float">
            <text:p>2,24</text:p>
          </table:table-cell>
          <table:table-cell/>
          <table:table-cell table:style-name="ce94" table:formula="of:=[.H98]*[.$B$4]" office:value-type="float" office:value="1166.08585712912" calcext:value-type="float">
            <text:p>1166,09</text:p>
          </table:table-cell>
          <table:table-cell table:style-name="ce94" table:formula="of:=SQRT([.I98]^2*[.$B$4]^2 + [.$C$4]^2*[.H98]^2)" office:value-type="float" office:value="44.8054643135693" calcext:value-type="float">
            <text:p>44,81</text:p>
          </table:table-cell>
          <table:table-cell table:style-name="ce94" table:formula="of:=[.J98]*[.$B$5]" office:value-type="float" office:value="1535.21602453517" calcext:value-type="float">
            <text:p>1535,22</text:p>
          </table:table-cell>
          <table:table-cell table:style-name="ce94" table:formula="of:=SQRT([.K98]^2*[.$B$5]^2+[.$C$5]^2*[.J98]^2)" office:value-type="float" office:value="51.8018048617528" calcext:value-type="float">
            <text:p>51,80</text:p>
          </table:table-cell>
          <table:table-cell table:style-name="ce95" table:formula="of:=2*[.H98]*[.J98]*[.$B$3]/[.$F$16]" office:value-type="float" office:value="0.03550124" calcext:value-type="float">
            <text:p>0,0355</text:p>
          </table:table-cell>
          <table:table-cell table:style-name="ce95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4" table:formula="of:=[.L98]-[.S98]" office:value-type="float" office:value="4.96449876" calcext:value-type="float">
            <text:p>4,96</text:p>
          </table:table-cell>
          <table:table-cell table:style-name="ce94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131" table:formula="of:=[.O98]/[.$F$16]" office:value-type="float" office:value="23.3217171425824" calcext:value-type="float">
            <text:p>23,32</text:p>
          </table:table-cell>
          <table:table-cell table:style-name="ce131" table:formula="of:=[.P98]/[.$F$16]" office:value-type="float" office:value="0.896109286271386" calcext:value-type="float">
            <text:p>0,90</text:p>
          </table:table-cell>
          <table:table-cell table:style-name="ce131" table:formula="of:=[.Q98]/[.$F$16]" office:value-type="float" office:value="30.7043204907035" calcext:value-type="float">
            <text:p>30,70</text:p>
          </table:table-cell>
          <table:table-cell table:style-name="ce131" table:formula="of:=[.R98]/[.$F$16]" office:value-type="float" office:value="1.03603609723506" calcext:value-type="float">
            <text:p>1,04</text:p>
          </table:table-cell>
          <table:table-cell table:style-name="ce132" table:formula="of:=[.U98]/[.$F$16]" office:value-type="float" office:value="0.0992899752" calcext:value-type="float">
            <text:p>0,0993</text:p>
          </table:table-cell>
          <table:table-cell table:style-name="ce131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134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139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94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94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140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140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140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140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138"/>
          <table:table-cell table:style-name="Default" table:number-columns-repeated="2"/>
          <table:table-cell table:style-name="ce140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134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139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86"/>
        <table:table-column table:style-name="co18" table:number-columns-repeated="1013" table:default-cell-style-name="ce86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88" office:value-type="string" calcext:value-type="string">
            <text:p>Δt (s)</text:p>
          </table:table-cell>
          <table:table-cell table:style-name="ce88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8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1" office:value-type="float" office:value="0.00000025" calcext:value-type="float">
            <text:p>2,50E-007</text:p>
          </table:table-cell>
          <table:table-cell table:style-name="ce145" office:value-type="float" office:value="10231" calcext:value-type="float">
            <text:p>10231</text:p>
          </table:table-cell>
          <table:table-cell table:style-name="ce148" table:formula="of:=SQRT([.D6])" office:value-type="float" office:value="101.148405820359" calcext:value-type="float">
            <text:p>101,15</text:p>
          </table:table-cell>
          <table:table-cell table:style-name="ce145" office:value-type="float" office:value="10073" calcext:value-type="float">
            <text:p>10073</text:p>
          </table:table-cell>
          <table:table-cell table:style-name="ce148" table:formula="of:=SQRT([.F6])" office:value-type="float" office:value="100.36433629532" calcext:value-type="float">
            <text:p>100,36</text:p>
          </table:table-cell>
          <table:table-cell table:style-name="ce145" office:value-type="float" office:value="2" calcext:value-type="float">
            <text:p>2</text:p>
          </table:table-cell>
          <table:table-cell table:style-name="ce148" table:formula="of:=SQRT([.H6])" office:value-type="float" office:value="1.4142135623731" calcext:value-type="float">
            <text:p>1,41</text:p>
          </table:table-cell>
          <table:table-cell table:style-name="ce110" table:formula="of:=2*[.D6]*[.F6]*[.C6]/[.$B$4]" office:value-type="float" office:value="0.171761438333333" calcext:value-type="float">
            <text:p>0,172</text:p>
          </table:table-cell>
          <table:table-cell table:style-name="ce110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2" office:value-type="float" office:value="0.0000001" calcext:value-type="float">
            <text:p>1,00E-007</text:p>
          </table:table-cell>
          <table:table-cell table:style-name="ce146" office:value-type="float" office:value="10550" calcext:value-type="float">
            <text:p>10550</text:p>
          </table:table-cell>
          <table:table-cell table:style-name="ce149" table:formula="of:=SQRT([.D7])" office:value-type="float" office:value="102.713192920871" calcext:value-type="float">
            <text:p>102,71</text:p>
          </table:table-cell>
          <table:table-cell table:style-name="ce146" office:value-type="float" office:value="10592" calcext:value-type="float">
            <text:p>10592</text:p>
          </table:table-cell>
          <table:table-cell table:style-name="ce149" table:formula="of:=SQRT([.F7])" office:value-type="float" office:value="102.917442642149" calcext:value-type="float">
            <text:p>102,92</text:p>
          </table:table-cell>
          <table:table-cell table:style-name="ce146" office:value-type="float" office:value="3" calcext:value-type="float">
            <text:p>3</text:p>
          </table:table-cell>
          <table:table-cell table:style-name="ce149" table:formula="of:=SQRT([.H7])" office:value-type="float" office:value="1.73205080756888" calcext:value-type="float">
            <text:p>1,73</text:p>
          </table:table-cell>
          <table:table-cell table:style-name="ce150" table:formula="of:=2*[.D7]*[.F7]*[.C7]/[.$B$4]" office:value-type="float" office:value="0.0744970666666667" calcext:value-type="float">
            <text:p>0,074</text:p>
          </table:table-cell>
          <table:table-cell table:style-name="ce150" table:formula="of:=SQRT((2*[.F7]*[.C7]*[.E7]/[.$B$4])^2+(2*[.D7]*[.C7]*[.G7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3" office:value-type="float" office:value="0.00000125" calcext:value-type="float">
            <text:p>1,25E-006</text:p>
          </table:table-cell>
          <table:table-cell table:style-name="ce145" office:value-type="float" office:value="10472" calcext:value-type="float">
            <text:p>10472</text:p>
          </table:table-cell>
          <table:table-cell table:style-name="ce148" table:formula="of:=SQRT([.D8])" office:value-type="float" office:value="102.332790443728" calcext:value-type="float">
            <text:p>102,33</text:p>
          </table:table-cell>
          <table:table-cell table:style-name="ce145" office:value-type="float" office:value="10024" calcext:value-type="float">
            <text:p>10024</text:p>
          </table:table-cell>
          <table:table-cell table:style-name="ce148" table:formula="of:=SQRT([.F8])" office:value-type="float" office:value="100.119928086271" calcext:value-type="float">
            <text:p>100,12</text:p>
          </table:table-cell>
          <table:table-cell table:style-name="ce145" office:value-type="float" office:value="5" calcext:value-type="float">
            <text:p>5</text:p>
          </table:table-cell>
          <table:table-cell table:style-name="ce148" table:formula="of:=SQRT([.H8])" office:value-type="float" office:value="2.23606797749979" calcext:value-type="float">
            <text:p>2,24</text:p>
          </table:table-cell>
          <table:table-cell table:style-name="ce110" table:formula="of:=2*[.D8]*[.F8]*[.C8]/[.$B$4]" office:value-type="float" office:value="0.874761066666667" calcext:value-type="float">
            <text:p>0,875</text:p>
          </table:table-cell>
          <table:table-cell table:style-name="ce110" table:formula="of:=SQRT((2*[.F8]*[.C8]*[.E8]/[.$B$4])^2+(2*[.D8]*[.C8]*[.G8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4" office:value-type="float" office:value="0.00000625" calcext:value-type="float">
            <text:p>6,25E-006</text:p>
          </table:table-cell>
          <table:table-cell table:style-name="ce147" office:value-type="float" office:value="10446" calcext:value-type="float">
            <text:p>10446</text:p>
          </table:table-cell>
          <table:table-cell table:style-name="ce94" table:formula="of:=SQRT([.D9])" office:value-type="float" office:value="102.20567498921" calcext:value-type="float">
            <text:p>102,21</text:p>
          </table:table-cell>
          <table:table-cell table:style-name="ce147" office:value-type="float" office:value="10246" calcext:value-type="float">
            <text:p>10246</text:p>
          </table:table-cell>
          <table:table-cell table:style-name="ce94" table:formula="of:=SQRT([.F9])" office:value-type="float" office:value="101.222527136997" calcext:value-type="float">
            <text:p>101,22</text:p>
          </table:table-cell>
          <table:table-cell table:style-name="ce147" office:value-type="float" office:value="6" calcext:value-type="float">
            <text:p>6</text:p>
          </table:table-cell>
          <table:table-cell table:style-name="ce94" table:formula="of:=SQRT([.H9])" office:value-type="float" office:value="2.44948974278318" calcext:value-type="float">
            <text:p>2,45</text:p>
          </table:table-cell>
          <table:table-cell table:style-name="ce115" table:formula="of:=2*[.D9]*[.F9]*[.C9]/[.$B$4]" office:value-type="float" office:value="4.4595715" calcext:value-type="float">
            <text:p>4,460</text:p>
          </table:table-cell>
          <table:table-cell table:style-name="ce115" table:formula="of:=SQRT((2*[.F9]*[.C9]*[.E9]/[.$B$4])^2+(2*[.D9]*[.C9]*[.G9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52" table:default-cell-style-name="ce86"/>
        <table:table-column table:style-name="co2" table:number-columns-repeated="63" table:default-cell-style-name="ce86"/>
        <table:table-column table:style-name="co18" table:number-columns-repeated="960" table:default-cell-style-name="ce86"/>
        <table:table-row table:style-name="ro5" table:number-rows-repeated="2">
          <table:table-cell table:number-columns-repeated="1024"/>
        </table:table-row>
        <table:table-row table:style-name="ro6">
          <table:table-cell table:style-name="ce151" office:value-type="string" calcext:value-type="string">
            <text:p>Fonte 1 (Maior actividade)</text:p>
          </table:table-cell>
          <table:table-cell table:style-name="ce178"/>
          <table:table-cell table:style-name="ce180"/>
          <table:table-cell/>
          <table:table-cell table:style-name="ce184" office:value-type="string" calcext:value-type="string" table:number-columns-spanned="3" table:number-rows-spanned="1">
            <text:p>FONTE 1 – Maior Actividade</text:p>
          </table:table-cell>
          <table:covered-table-cell table:number-columns-repeated="2" table:style-name="Default"/>
          <table:table-cell table:number-columns-repeated="6"/>
          <table:table-cell table:style-name="ce133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34"/>
          <table:table-cell table:style-name="ce184" office:value-type="string" calcext:value-type="string" table:number-columns-spanned="3" table:number-rows-spanned="1">
            <text:p>FONTE 2 – Menor Actividade</text:p>
          </table:table-cell>
          <table:covered-table-cell table:number-columns-repeated="2"/>
          <table:table-cell table:number-columns-repeated="972"/>
        </table:table-row>
        <table:table-row table:style-name="ro6">
          <table:table-cell table:style-name="ce15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81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85" office:value-type="string" calcext:value-type="string">
            <text:p>Posiçao 2 – 2.54cm</text:p>
          </table:table-cell>
          <table:table-cell table:number-columns-repeated="974"/>
        </table:table-row>
        <table:table-row table:style-name="ro6">
          <table:table-cell table:style-name="ce15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81" office:value-type="float" office:value="0" calcext:value-type="float">
            <text:p>0</text:p>
          </table:table-cell>
          <table:table-cell/>
          <table:table-cell table:style-name="ce185" office:value-type="string" calcext:value-type="string">
            <text:p>Posiçao 1 – 1.27cm</text:p>
          </table:table-cell>
          <table:table-cell table:number-columns-repeated="14"/>
          <table:table-cell table:style-name="ce185" office:value-type="string" calcext:value-type="string">
            <text:p>Posiçao 2 – 2.54cm</text:p>
          </table:table-cell>
          <table:table-cell table:number-columns-repeated="14"/>
          <table:table-cell table:style-name="ce185" office:value-type="string" calcext:value-type="string">
            <text:p>Posiçao 3 – 3.81cm</text:p>
          </table:table-cell>
          <table:table-cell table:number-columns-repeated="14"/>
          <table:table-cell table:style-name="ce239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style-name="ce89"/>
          <table:table-cell table:number-columns-repeated="971"/>
        </table:table-row>
        <table:table-row table:style-name="ro1">
          <table:table-cell table:style-name="ce15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81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86" table:number-columns-repeated="3"/>
          <table:table-cell table:style-name="ce200"/>
          <table:table-cell table:style-name="ce20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8"/>
          <table:table-cell table:style-name="ce186" table:number-columns-repeated="2"/>
          <table:table-cell table:style-name="ce200"/>
          <table:table-cell table:style-name="ce20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8"/>
          <table:table-cell table:style-name="ce186" table:number-columns-repeated="2"/>
          <table:table-cell table:style-name="ce200"/>
          <table:table-cell table:style-name="ce20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18"/>
          <table:table-cell table:style-name="ce186" table:number-columns-repeated="2"/>
          <table:table-cell table:style-name="ce200"/>
          <table:table-cell table:style-name="ce20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0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0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15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81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83"/>
          <table:table-cell table:style-name="ce187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0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3" office:value-type="string" calcext:value-type="string">
            <text:p>eNC</text:p>
          </table:table-cell>
          <table:table-cell table:style-name="ce207" office:value-type="string" calcext:value-type="string">
            <text:p>NaC</text:p>
          </table:table-cell>
          <table:table-cell table:style-name="ce207" office:value-type="string" calcext:value-type="string">
            <text:p>NBC</text:p>
          </table:table-cell>
          <table:table-cell table:style-name="ce207" office:value-type="string" calcext:value-type="string">
            <text:p>Nfort</text:p>
          </table:table-cell>
          <table:table-cell table:style-name="ce207" office:value-type="string" calcext:value-type="string">
            <text:p>NCC</text:p>
          </table:table-cell>
          <table:table-cell table:style-name="ce20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17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3" office:value-type="string" calcext:value-type="string">
            <text:p>NC</text:p>
          </table:table-cell>
          <table:table-cell table:style-name="ce20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3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28" office:value-type="string" calcext:value-type="string">
            <text:p>NCC</text:p>
          </table:table-cell>
          <table:table-cell table:style-name="ce207" office:value-type="string" calcext:value-type="string">
            <text:p>eNAC</text:p>
          </table:table-cell>
          <table:table-cell table:style-name="ce207" office:value-type="string" calcext:value-type="string">
            <text:p>eNBC</text:p>
          </table:table-cell>
          <table:table-cell table:style-name="ce207" office:value-type="string" calcext:value-type="string">
            <text:p>eNfort</text:p>
          </table:table-cell>
          <table:table-cell table:style-name="ce217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3" office:value-type="string" calcext:value-type="string">
            <text:p>NC</text:p>
          </table:table-cell>
          <table:table-cell table:style-name="ce207" office:value-type="string" calcext:value-type="string">
            <text:p>eNA</text:p>
          </table:table-cell>
          <table:table-cell table:style-name="ce207" office:value-type="string" calcext:value-type="string">
            <text:p>eNB</text:p>
          </table:table-cell>
          <table:table-cell table:style-name="ce228" office:value-type="string" calcext:value-type="string">
            <text:p>eNC</text:p>
          </table:table-cell>
          <table:table-cell table:style-name="ce207" office:value-type="string" calcext:value-type="string">
            <text:p>NaC</text:p>
          </table:table-cell>
          <table:table-cell table:style-name="ce207" office:value-type="string" calcext:value-type="string">
            <text:p>NBC</text:p>
          </table:table-cell>
          <table:table-cell table:style-name="ce207" office:value-type="string" calcext:value-type="string">
            <text:p>Nfort</text:p>
          </table:table-cell>
          <table:table-cell table:style-name="ce228" office:value-type="string" calcext:value-type="string">
            <text:p>NCC</text:p>
          </table:table-cell>
          <table:table-cell table:style-name="ce207" office:value-type="string" calcext:value-type="string">
            <text:p>eNAC</text:p>
          </table:table-cell>
          <table:table-cell table:style-name="ce207" office:value-type="string" calcext:value-type="string">
            <text:p>eNBC</text:p>
          </table:table-cell>
          <table:table-cell table:style-name="ce207" office:value-type="string" calcext:value-type="string">
            <text:p>eNfort</text:p>
          </table:table-cell>
          <table:table-cell table:style-name="ce217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03" office:value-type="string" calcext:value-type="string">
            <text:p>NC</text:p>
          </table:table-cell>
          <table:table-cell table:style-name="ce20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03" office:value-type="string" calcext:value-type="string">
            <text:p>eNC</text:p>
          </table:table-cell>
          <table:table-cell table:style-name="ce202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203" office:value-type="string" calcext:value-type="string">
            <text:p>NCC</text:p>
          </table:table-cell>
          <table:table-cell table:style-name="ce20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217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154"/>
          <table:table-cell/>
          <table:table-cell table:style-name="ce181"/>
          <table:table-cell table:style-name="ce183"/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440" calcext:value-type="float">
            <text:p>1440</text:p>
          </table:table-cell>
          <table:table-cell table:style-name="ce188" office:value-type="float" office:value="1437" calcext:value-type="float">
            <text:p>1437</text:p>
          </table:table-cell>
          <table:table-cell table:style-name="ce188" office:value-type="float" office:value="193" calcext:value-type="float">
            <text:p>193</text:p>
          </table:table-cell>
          <table:table-cell table:style-name="ce188" table:formula="of:=SQRT([.F8])" office:value-type="float" office:value="37.9473319220205" calcext:value-type="float">
            <text:p>37,947331922</text:p>
          </table:table-cell>
          <table:table-cell table:style-name="ce188" table:formula="of:=SQRT([.G8])" office:value-type="float" office:value="37.9077828420497" calcext:value-type="float">
            <text:p>37,907782842</text:p>
          </table:table-cell>
          <table:table-cell table:style-name="ce188" table:formula="of:=SQRT([.H8])" office:value-type="float" office:value="13.8924439894498" calcext:value-type="float">
            <text:p>13,8924439894</text:p>
          </table:table-cell>
          <table:table-cell table:style-name="ce188" table:formula="of:=[.F8]*[.$B$6]" office:value-type="float" office:value="1026.98416921644" calcext:value-type="float">
            <text:p>1026,9841692165</text:p>
          </table:table-cell>
          <table:table-cell table:style-name="ce188" table:formula="of:=[.G8]*[.$B$7]" office:value-type="float" office:value="1076.84736180905" calcext:value-type="float">
            <text:p>1076,8473618091</text:p>
          </table:table-cell>
          <table:table-cell table:style-name="ce188" table:formula="of:=2*[.L8]*[.M8]*[.$B$5]/[.$G$4]" office:value-type="float" office:value="0.0138238149155048" calcext:value-type="float">
            <text:p>0,0138238149</text:p>
          </table:table-cell>
          <table:table-cell table:style-name="ce188" table:formula="of:=[.H8]-[.N8]" office:value-type="float" office:value="192.986176185085" calcext:value-type="float">
            <text:p>192,9861761851</text:p>
          </table:table-cell>
          <table:table-cell table:style-name="ce188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188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88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88" table:formula="of:=SQRT([.R8]*[.R8]+[.K8]*[.K8])" office:value-type="float" office:value="13.8924440130316" calcext:value-type="float">
            <text:p>13,892444013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408" calcext:value-type="float">
            <text:p>1408</text:p>
          </table:table-cell>
          <table:table-cell table:style-name="ce188" office:value-type="float" office:value="1518" calcext:value-type="float">
            <text:p>1518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U8])" office:value-type="float" office:value="37.5233260785874" calcext:value-type="float">
            <text:p>37,5233260786</text:p>
          </table:table-cell>
          <table:table-cell table:style-name="ce188" table:formula="of:=SQRT([.V8])" office:value-type="float" office:value="38.9615194775563" calcext:value-type="float">
            <text:p>38,9615194776</text:p>
          </table:table-cell>
          <table:table-cell table:style-name="ce188" table:formula="of:=SQRT([.W8])" office:value-type="float" office:value="1" calcext:value-type="float">
            <text:p>1</text:p>
          </table:table-cell>
          <table:table-cell table:style-name="ce188" table:formula="of:=[.U8]*[.$B$6]" office:value-type="float" office:value="1004.16229878941" calcext:value-type="float">
            <text:p>1004,1622987894</text:p>
          </table:table-cell>
          <table:table-cell table:style-name="ce188" table:formula="of:=[.V8]*[.$B$7]" office:value-type="float" office:value="1137.54648241206" calcext:value-type="float">
            <text:p>1137,5464824121</text:p>
          </table:table-cell>
          <table:table-cell table:style-name="ce188" table:formula="of:=2*[.AA8]*[.AB8]*[.$B$5]/[.$G$4]" office:value-type="float" office:value="0.0142785161344838" calcext:value-type="float">
            <text:p>0,0142785161</text:p>
          </table:table-cell>
          <table:table-cell table:style-name="ce188" table:formula="of:=[.W8]-[.AC8]" office:value-type="float" office:value="0.985721483865516" calcext:value-type="float">
            <text:p>0,9857214839</text:p>
          </table:table-cell>
          <table:table-cell table:style-name="ce188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188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88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88" table:formula="of:=SQRT([.AG8]*[.AG8]+[.Z8]*[.Z8])" office:value-type="float" office:value="1.00000037147817" calcext:value-type="float">
            <text:p>1,000000371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1347" calcext:value-type="float">
            <text:p>1347</text:p>
          </table:table-cell>
          <table:table-cell table:style-name="ce188" office:value-type="float" office:value="1443" calcext:value-type="float">
            <text:p>1443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J8])" office:value-type="float" office:value="36.7014986070051" calcext:value-type="float">
            <text:p>36,701498607</text:p>
          </table:table-cell>
          <table:table-cell table:style-name="ce188" table:formula="of:=SQRT([.AK8])" office:value-type="float" office:value="37.9868398264452" calcext:value-type="float">
            <text:p>37,9868398264</text:p>
          </table:table-cell>
          <table:table-cell table:style-name="ce188" table:formula="of:=SQRT([.AL8])" office:value-type="float" office:value="1" calcext:value-type="float">
            <text:p>1</text:p>
          </table:table-cell>
          <table:table-cell table:style-name="ce188" table:formula="of:=[.AJ8]*[.$B$6]" office:value-type="float" office:value="960.658108287881" calcext:value-type="float">
            <text:p>960,6581082879</text:p>
          </table:table-cell>
          <table:table-cell table:style-name="ce188" table:formula="of:=[.AK8]*[.$B$7]" office:value-type="float" office:value="1081.34359296482" calcext:value-type="float">
            <text:p>1081,3435929648</text:p>
          </table:table-cell>
          <table:table-cell table:style-name="ce188" table:formula="of:=2*[.AP8]*[.AQ8]*[.$B$5]/[.$G$4]" office:value-type="float" office:value="0.0129850186303351" calcext:value-type="float">
            <text:p>0,0129850186</text:p>
          </table:table-cell>
          <table:table-cell table:style-name="ce188" table:formula="of:=[.AL8]-[.AR8]" office:value-type="float" office:value="0.987014981369665" calcext:value-type="float">
            <text:p>0,9870149814</text:p>
          </table:table-cell>
          <table:table-cell table:style-name="ce188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188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88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88" table:formula="of:=SQRT([.AV8]*[.AV8]+[.AO8]*[.AO8])" office:value-type="float" office:value="1.00000031157695" calcext:value-type="float">
            <text:p>1,0000003116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843" calcext:value-type="float">
            <text:p>843</text:p>
          </table:table-cell>
          <table:table-cell table:style-name="ce188" office:value-type="float" office:value="845" calcext:value-type="float">
            <text:p>845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Y8])" office:value-type="float" office:value="29.0344622819159" calcext:value-type="float">
            <text:p>29,0344622819</text:p>
          </table:table-cell>
          <table:table-cell table:style-name="ce188" table:formula="of:=SQRT([.AZ8])" office:value-type="float" office:value="29.0688837074973" calcext:value-type="float">
            <text:p>29,0688837075</text:p>
          </table:table-cell>
          <table:table-cell table:style-name="ce188" table:formula="of:=SQRT([.BA8])" office:value-type="float" office:value="0" calcext:value-type="float">
            <text:p>0</text:p>
          </table:table-cell>
          <table:table-cell table:style-name="ce188" table:formula="of:=[.AY8]*[.$B$21]" office:value-type="float" office:value="320.126582278481" calcext:value-type="float">
            <text:p>320,1265822785</text:p>
          </table:table-cell>
          <table:table-cell table:style-name="ce188" table:formula="of:=[.AZ8]*[.$B$22]" office:value-type="float" office:value="281.777559055118" calcext:value-type="float">
            <text:p>281,7775590551</text:p>
          </table:table-cell>
          <table:table-cell table:style-name="ce188" table:formula="of:=2*[.BE8]*[.BF8]*[.$B$5]/[.$G$4]" office:value-type="float" office:value="0.0011275560867886" calcext:value-type="float">
            <text:p>0,0011275561</text:p>
          </table:table-cell>
          <table:table-cell table:style-name="ce188" table:formula="of:=[.BA8]-[.BG8]" office:value-type="float" office:value="-0.0011275560867886" calcext:value-type="float">
            <text:p>-0,0011275561</text:p>
          </table:table-cell>
          <table:table-cell table:style-name="ce188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188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88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88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Detector A</text:p>
          </table:table-cell>
          <table:table-cell/>
          <table:table-cell table:style-name="ce181"/>
          <table:table-cell table:style-name="ce183"/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388" calcext:value-type="float">
            <text:p>1388</text:p>
          </table:table-cell>
          <table:table-cell table:style-name="ce188" office:value-type="float" office:value="1470" calcext:value-type="float">
            <text:p>1470</text:p>
          </table:table-cell>
          <table:table-cell table:style-name="ce188" office:value-type="float" office:value="218" calcext:value-type="float">
            <text:p>218</text:p>
          </table:table-cell>
          <table:table-cell table:style-name="ce188" table:formula="of:=SQRT([.F9])" office:value-type="float" office:value="37.2558720203943" calcext:value-type="float">
            <text:p>37,2558720204</text:p>
          </table:table-cell>
          <table:table-cell table:style-name="ce188" table:formula="of:=SQRT([.G9])" office:value-type="float" office:value="38.3405790253616" calcext:value-type="float">
            <text:p>38,3405790254</text:p>
          </table:table-cell>
          <table:table-cell table:style-name="ce188" table:formula="of:=SQRT([.H9])" office:value-type="float" office:value="14.7648230602334" calcext:value-type="float">
            <text:p>14,7648230602</text:p>
          </table:table-cell>
          <table:table-cell table:style-name="ce188" table:formula="of:=[.F9]*[.$B$6]" office:value-type="float" office:value="989.898629772516" calcext:value-type="float">
            <text:p>989,8986297725</text:p>
          </table:table-cell>
          <table:table-cell table:style-name="ce188" table:formula="of:=[.G9]*[.$B$7]" office:value-type="float" office:value="1101.57663316583" calcext:value-type="float">
            <text:p>1101,5766331658</text:p>
          </table:table-cell>
          <table:table-cell table:style-name="ce188" table:formula="of:=2*[.L9]*[.M9]*[.$B$5]/[.$G$4]" office:value-type="float" office:value="0.0136306149970034" calcext:value-type="float">
            <text:p>0,013630615</text:p>
          </table:table-cell>
          <table:table-cell table:style-name="ce188" table:formula="of:=[.H9]-[.N9]" office:value-type="float" office:value="217.986369385003" calcext:value-type="float">
            <text:p>217,986369385</text:p>
          </table:table-cell>
          <table:table-cell table:style-name="ce188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188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88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88" table:formula="of:=SQRT([.R9]*[.R9]+[.K9]*[.K9])" office:value-type="float" office:value="14.7648230830132" calcext:value-type="float">
            <text:p>14,764823083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356" calcext:value-type="float">
            <text:p>1356</text:p>
          </table:table-cell>
          <table:table-cell table:style-name="ce188" office:value-type="float" office:value="1454" calcext:value-type="float">
            <text:p>1454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U9])" office:value-type="float" office:value="36.8239052790439" calcext:value-type="float">
            <text:p>36,823905279</text:p>
          </table:table-cell>
          <table:table-cell table:style-name="ce188" table:formula="of:=SQRT([.V9])" office:value-type="float" office:value="38.1313519298752" calcext:value-type="float">
            <text:p>38,1313519299</text:p>
          </table:table-cell>
          <table:table-cell table:style-name="ce188" table:formula="of:=SQRT([.W9])" office:value-type="float" office:value="1" calcext:value-type="float">
            <text:p>1</text:p>
          </table:table-cell>
          <table:table-cell table:style-name="ce188" table:formula="of:=[.U9]*[.$B$6]" office:value-type="float" office:value="967.076759345484" calcext:value-type="float">
            <text:p>967,0767593455</text:p>
          </table:table-cell>
          <table:table-cell table:style-name="ce188" table:formula="of:=[.V9]*[.$B$7]" office:value-type="float" office:value="1089.58668341709" calcext:value-type="float">
            <text:p>1089,5866834171</text:p>
          </table:table-cell>
          <table:table-cell table:style-name="ce188" table:formula="of:=2*[.AA9]*[.AB9]*[.$B$5]/[.$G$4]" office:value-type="float" office:value="0.0131714244853124" calcext:value-type="float">
            <text:p>0,0131714245</text:p>
          </table:table-cell>
          <table:table-cell table:style-name="ce188" table:formula="of:=[.W9]-[.AC9]" office:value-type="float" office:value="0.986828575514688" calcext:value-type="float">
            <text:p>0,9868285755</text:p>
          </table:table-cell>
          <table:table-cell table:style-name="ce188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188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88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88" table:formula="of:=SQRT([.AG9]*[.AG9]+[.Z9]*[.Z9])" office:value-type="float" office:value="1.00000031989005" calcext:value-type="float">
            <text:p>1,0000003199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1298" calcext:value-type="float">
            <text:p>1298</text:p>
          </table:table-cell>
          <table:table-cell table:style-name="ce188" office:value-type="float" office:value="1559" calcext:value-type="float">
            <text:p>1559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formula="of:=SQRT([.AJ9])" office:value-type="float" office:value="36.0277670693036" calcext:value-type="float">
            <text:p>36,0277670693</text:p>
          </table:table-cell>
          <table:table-cell table:style-name="ce188" table:formula="of:=SQRT([.AK9])" office:value-type="float" office:value="39.4841740447993" calcext:value-type="float">
            <text:p>39,4841740448</text:p>
          </table:table-cell>
          <table:table-cell table:style-name="ce188" table:formula="of:=SQRT([.AL9])" office:value-type="float" office:value="1.73205080756888" calcext:value-type="float">
            <text:p>1,7320508076</text:p>
          </table:table-cell>
          <table:table-cell table:style-name="ce188" table:formula="of:=[.AJ9]*[.$B$6]" office:value-type="float" office:value="925.712119196488" calcext:value-type="float">
            <text:p>925,7121191965</text:p>
          </table:table-cell>
          <table:table-cell table:style-name="ce188" table:formula="of:=[.AK9]*[.$B$7]" office:value-type="float" office:value="1168.27072864322" calcext:value-type="float">
            <text:p>1168,2707286432</text:p>
          </table:table-cell>
          <table:table-cell table:style-name="ce188" table:formula="of:=2*[.AP9]*[.AQ9]*[.$B$5]/[.$G$4]" office:value-type="float" office:value="0.0135185296500942" calcext:value-type="float">
            <text:p>0,0135185297</text:p>
          </table:table-cell>
          <table:table-cell table:style-name="ce188" table:formula="of:=[.AL9]-[.AR9]" office:value-type="float" office:value="2.98648147034991" calcext:value-type="float">
            <text:p>2,9864814703</text:p>
          </table:table-cell>
          <table:table-cell table:style-name="ce188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188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88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88" table:formula="of:=SQRT([.AV9]*[.AV9]+[.AO9]*[.AO9])" office:value-type="float" office:value="1.73205102349943" calcext:value-type="float">
            <text:p>1,7320510235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821" calcext:value-type="float">
            <text:p>821</text:p>
          </table:table-cell>
          <table:table-cell table:style-name="ce188" office:value-type="float" office:value="892" calcext:value-type="float">
            <text:p>892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Y9])" office:value-type="float" office:value="28.6530975637888" calcext:value-type="float">
            <text:p>28,6530975638</text:p>
          </table:table-cell>
          <table:table-cell table:style-name="ce188" table:formula="of:=SQRT([.AZ9])" office:value-type="float" office:value="29.8663690461362" calcext:value-type="float">
            <text:p>29,8663690461</text:p>
          </table:table-cell>
          <table:table-cell table:style-name="ce188" table:formula="of:=SQRT([.BA9])" office:value-type="float" office:value="0" calcext:value-type="float">
            <text:p>0</text:p>
          </table:table-cell>
          <table:table-cell table:style-name="ce188" table:formula="of:=[.AY9]*[.$B$21]" office:value-type="float" office:value="311.772151898734" calcext:value-type="float">
            <text:p>311,7721518987</text:p>
          </table:table-cell>
          <table:table-cell table:style-name="ce188" table:formula="of:=[.AZ9]*[.$B$22]" office:value-type="float" office:value="297.450393700787" calcext:value-type="float">
            <text:p>297,4503937008</text:p>
          </table:table-cell>
          <table:table-cell table:style-name="ce188" table:formula="of:=2*[.BE9]*[.BF9]*[.$B$5]/[.$G$4]" office:value-type="float" office:value="0.00115920936659025" calcext:value-type="float">
            <text:p>0,0011592094</text:p>
          </table:table-cell>
          <table:table-cell table:style-name="ce188" table:formula="of:=[.BA9]-[.BG9]" office:value-type="float" office:value="-0.00115920936659025" calcext:value-type="float">
            <text:p>-0,0011592094</text:p>
          </table:table-cell>
          <table:table-cell table:style-name="ce188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188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88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88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81" office:value-type="float" office:value="87" calcext:value-type="float">
            <text:p>87</text:p>
          </table:table-cell>
          <table:table-cell table:style-name="ce183"/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1333" calcext:value-type="float">
            <text:p>1333</text:p>
          </table:table-cell>
          <table:table-cell table:style-name="ce188" office:value-type="float" office:value="1539" calcext:value-type="float">
            <text:p>1539</text:p>
          </table:table-cell>
          <table:table-cell table:style-name="ce188" office:value-type="float" office:value="217" calcext:value-type="float">
            <text:p>217</text:p>
          </table:table-cell>
          <table:table-cell table:style-name="ce188" table:formula="of:=SQRT([.F10])" office:value-type="float" office:value="36.5102725270574" calcext:value-type="float">
            <text:p>36,5102725271</text:p>
          </table:table-cell>
          <table:table-cell table:style-name="ce188" table:formula="of:=SQRT([.G10])" office:value-type="float" office:value="39.2300904918661" calcext:value-type="float">
            <text:p>39,2300904919</text:p>
          </table:table-cell>
          <table:table-cell table:style-name="ce188" table:formula="of:=SQRT([.H10])" office:value-type="float" office:value="14.7309198626562" calcext:value-type="float">
            <text:p>14,7309198627</text:p>
          </table:table-cell>
          <table:table-cell table:style-name="ce188" table:formula="of:=[.F10]*[.$B$6]" office:value-type="float" office:value="950.673539976054" calcext:value-type="float">
            <text:p>950,6735399761</text:p>
          </table:table-cell>
          <table:table-cell table:style-name="ce188" table:formula="of:=[.G10]*[.$B$7]" office:value-type="float" office:value="1153.28329145729" calcext:value-type="float">
            <text:p>1153,2832914573</text:p>
          </table:table-cell>
          <table:table-cell table:style-name="ce188" table:formula="of:=2*[.L10]*[.M10]*[.$B$5]/[.$G$4]" office:value-type="float" office:value="0.0137049488660617" calcext:value-type="float">
            <text:p>0,0137049489</text:p>
          </table:table-cell>
          <table:table-cell table:style-name="ce188" table:formula="of:=[.H10]-[.N10]" office:value-type="float" office:value="216.986295051134" calcext:value-type="float">
            <text:p>216,9862950511</text:p>
          </table:table-cell>
          <table:table-cell table:style-name="ce188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188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88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88" table:formula="of:=SQRT([.R10]*[.R10]+[.K10]*[.K10])" office:value-type="float" office:value="14.7309198876634" calcext:value-type="float">
            <text:p>14,7309198877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1345" calcext:value-type="float">
            <text:p>1345</text:p>
          </table:table-cell>
          <table:table-cell table:style-name="ce188" office:value-type="float" office:value="1590" calcext:value-type="float">
            <text:p>1590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table:formula="of:=SQRT([.U10])" office:value-type="float" office:value="36.6742416417845" calcext:value-type="float">
            <text:p>36,6742416418</text:p>
          </table:table-cell>
          <table:table-cell table:style-name="ce188" table:formula="of:=SQRT([.V10])" office:value-type="float" office:value="39.8748040747538" calcext:value-type="float">
            <text:p>39,8748040748</text:p>
          </table:table-cell>
          <table:table-cell table:style-name="ce188" table:formula="of:=SQRT([.W10])" office:value-type="float" office:value="3.46410161513775" calcext:value-type="float">
            <text:p>3,4641016151</text:p>
          </table:table-cell>
          <table:table-cell table:style-name="ce188" table:formula="of:=[.U10]*[.$B$6]" office:value-type="float" office:value="959.231741386191" calcext:value-type="float">
            <text:p>959,2317413862</text:p>
          </table:table-cell>
          <table:table-cell table:style-name="ce188" table:formula="of:=[.V10]*[.$B$7]" office:value-type="float" office:value="1191.50125628141" calcext:value-type="float">
            <text:p>1191,5012562814</text:p>
          </table:table-cell>
          <table:table-cell table:style-name="ce188" table:formula="of:=2*[.AA10]*[.AB10]*[.$B$5]/[.$G$4]" office:value-type="float" office:value="0.0142865728115831" calcext:value-type="float">
            <text:p>0,0142865728</text:p>
          </table:table-cell>
          <table:table-cell table:style-name="ce188" table:formula="of:=[.W10]-[.AC10]" office:value-type="float" office:value="11.9857134271884" calcext:value-type="float">
            <text:p>11,9857134272</text:p>
          </table:table-cell>
          <table:table-cell table:style-name="ce188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188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88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88" table:formula="of:=SQRT([.AG10]*[.AG10]+[.Z10]*[.Z10])" office:value-type="float" office:value="3.46410173246694" calcext:value-type="float">
            <text:p>3,4641017325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1229" calcext:value-type="float">
            <text:p>1229</text:p>
          </table:table-cell>
          <table:table-cell table:style-name="ce188" office:value-type="float" office:value="1670" calcext:value-type="float">
            <text:p>1670</text:p>
          </table:table-cell>
          <table:table-cell table:style-name="ce188" office:value-type="float" office:value="5" calcext:value-type="float">
            <text:p>5</text:p>
          </table:table-cell>
          <table:table-cell table:style-name="ce188" table:formula="of:=SQRT([.AJ10])" office:value-type="float" office:value="35.0570962859162" calcext:value-type="float">
            <text:p>35,0570962859</text:p>
          </table:table-cell>
          <table:table-cell table:style-name="ce188" table:formula="of:=SQRT([.AK10])" office:value-type="float" office:value="40.8656334834051" calcext:value-type="float">
            <text:p>40,8656334834</text:p>
          </table:table-cell>
          <table:table-cell table:style-name="ce188" table:formula="of:=SQRT([.AL10])" office:value-type="float" office:value="2.23606797749979" calcext:value-type="float">
            <text:p>2,2360679775</text:p>
          </table:table-cell>
          <table:table-cell table:style-name="ce188" table:formula="of:=[.AJ10]*[.$B$6]" office:value-type="float" office:value="876.5024610882" calcext:value-type="float">
            <text:p>876,5024610882</text:p>
          </table:table-cell>
          <table:table-cell table:style-name="ce188" table:formula="of:=[.AK10]*[.$B$7]" office:value-type="float" office:value="1251.45100502513" calcext:value-type="float">
            <text:p>1251,4510050251</text:p>
          </table:table-cell>
          <table:table-cell table:style-name="ce188" table:formula="of:=2*[.AP10]*[.AQ10]*[.$B$5]/[.$G$4]" office:value-type="float" office:value="0.0137112485729478" calcext:value-type="float">
            <text:p>0,0137112486</text:p>
          </table:table-cell>
          <table:table-cell table:style-name="ce188" table:formula="of:=[.AL10]-[.AR10]" office:value-type="float" office:value="4.98628875142705" calcext:value-type="float">
            <text:p>4,9862887514</text:p>
          </table:table-cell>
          <table:table-cell table:style-name="ce188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188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88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88" table:formula="of:=SQRT([.AV10]*[.AV10]+[.AO10]*[.AO10])" office:value-type="float" office:value="2.23606817370397" calcext:value-type="float">
            <text:p>2,2360681737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827" calcext:value-type="float">
            <text:p>827</text:p>
          </table:table-cell>
          <table:table-cell table:style-name="ce188" office:value-type="float" office:value="877" calcext:value-type="float">
            <text:p>877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Y10])" office:value-type="float" office:value="28.7576076890968" calcext:value-type="float">
            <text:p>28,7576076891</text:p>
          </table:table-cell>
          <table:table-cell table:style-name="ce188" table:formula="of:=SQRT([.AZ10])" office:value-type="float" office:value="29.6141857899217" calcext:value-type="float">
            <text:p>29,6141857899</text:p>
          </table:table-cell>
          <table:table-cell table:style-name="ce188" table:formula="of:=SQRT([.BA10])" office:value-type="float" office:value="1" calcext:value-type="float">
            <text:p>1</text:p>
          </table:table-cell>
          <table:table-cell table:style-name="ce188" table:formula="of:=[.AY10]*[.$B$21]" office:value-type="float" office:value="314.050632911392" calcext:value-type="float">
            <text:p>314,0506329114</text:p>
          </table:table-cell>
          <table:table-cell table:style-name="ce188" table:formula="of:=[.AZ10]*[.$B$22]" office:value-type="float" office:value="292.44842519685" calcext:value-type="float">
            <text:p>292,4484251969</text:p>
          </table:table-cell>
          <table:table-cell table:style-name="ce188" table:formula="of:=2*[.BE10]*[.BF10]*[.$B$5]/[.$G$4]" office:value-type="float" office:value="0.00114804516283764" calcext:value-type="float">
            <text:p>0,0011480452</text:p>
          </table:table-cell>
          <table:table-cell table:style-name="ce188" table:formula="of:=[.BA10]-[.BG10]" office:value-type="float" office:value="0.998851954837162" calcext:value-type="float">
            <text:p>0,9988519548</text:p>
          </table:table-cell>
          <table:table-cell table:style-name="ce188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188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88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88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81" office:value-type="float" office:value="167" calcext:value-type="float">
            <text:p>167</text:p>
          </table:table-cell>
          <table:table-cell table:style-name="ce183"/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1307" calcext:value-type="float">
            <text:p>1307</text:p>
          </table:table-cell>
          <table:table-cell table:style-name="ce188" office:value-type="float" office:value="1543" calcext:value-type="float">
            <text:p>1543</text:p>
          </table:table-cell>
          <table:table-cell table:style-name="ce188" office:value-type="float" office:value="235" calcext:value-type="float">
            <text:p>235</text:p>
          </table:table-cell>
          <table:table-cell table:style-name="ce188" table:formula="of:=SQRT([.F11])" office:value-type="float" office:value="36.1524549650504" calcext:value-type="float">
            <text:p>36,1524549651</text:p>
          </table:table-cell>
          <table:table-cell table:style-name="ce188" table:formula="of:=SQRT([.G11])" office:value-type="float" office:value="39.2810386828047" calcext:value-type="float">
            <text:p>39,2810386828</text:p>
          </table:table-cell>
          <table:table-cell table:style-name="ce188" table:formula="of:=SQRT([.H11])" office:value-type="float" office:value="15.3297097167559" calcext:value-type="float">
            <text:p>15,3297097168</text:p>
          </table:table-cell>
          <table:table-cell table:style-name="ce188" table:formula="of:=[.F11]*[.$B$6]" office:value-type="float" office:value="932.130770254091" calcext:value-type="float">
            <text:p>932,1307702541</text:p>
          </table:table-cell>
          <table:table-cell table:style-name="ce188" table:formula="of:=[.G11]*[.$B$7]" office:value-type="float" office:value="1156.28077889447" calcext:value-type="float">
            <text:p>1156,2807788945</text:p>
          </table:table-cell>
          <table:table-cell table:style-name="ce188" table:formula="of:=2*[.L11]*[.M11]*[.$B$5]/[.$G$4]" office:value-type="float" office:value="0.0134725611632613" calcext:value-type="float">
            <text:p>0,0134725612</text:p>
          </table:table-cell>
          <table:table-cell table:style-name="ce188" table:formula="of:=[.H11]-[.N11]" office:value-type="float" office:value="234.986527438837" calcext:value-type="float">
            <text:p>234,9865274388</text:p>
          </table:table-cell>
          <table:table-cell table:style-name="ce188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188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88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88" table:formula="of:=SQRT([.R11]*[.R11]+[.K11]*[.K11])" office:value-type="float" office:value="15.3297097405834" calcext:value-type="float">
            <text:p>15,3297097406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1241" calcext:value-type="float">
            <text:p>1241</text:p>
          </table:table-cell>
          <table:table-cell table:style-name="ce188" office:value-type="float" office:value="1643" calcext:value-type="float">
            <text:p>1643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table:formula="of:=SQRT([.U11])" office:value-type="float" office:value="35.2278299076171" calcext:value-type="float">
            <text:p>35,2278299076</text:p>
          </table:table-cell>
          <table:table-cell table:style-name="ce188" table:formula="of:=SQRT([.V11])" office:value-type="float" office:value="40.5339363990225" calcext:value-type="float">
            <text:p>40,533936399</text:p>
          </table:table-cell>
          <table:table-cell table:style-name="ce188" table:formula="of:=SQRT([.W11])" office:value-type="float" office:value="5.47722557505166" calcext:value-type="float">
            <text:p>5,4772255751</text:p>
          </table:table-cell>
          <table:table-cell table:style-name="ce188" table:formula="of:=[.U11]*[.$B$6]" office:value-type="float" office:value="885.060662498337" calcext:value-type="float">
            <text:p>885,0606624983</text:p>
          </table:table-cell>
          <table:table-cell table:style-name="ce188" table:formula="of:=[.V11]*[.$B$7]" office:value-type="float" office:value="1231.21796482412" calcext:value-type="float">
            <text:p>1231,2179648241</text:p>
          </table:table-cell>
          <table:table-cell table:style-name="ce188" table:formula="of:=2*[.AA11]*[.AB11]*[.$B$5]/[.$G$4]" office:value-type="float" office:value="0.0136212823453386" calcext:value-type="float">
            <text:p>0,0136212823</text:p>
          </table:table-cell>
          <table:table-cell table:style-name="ce188" table:formula="of:=[.W11]-[.AC11]" office:value-type="float" office:value="29.9863787176547" calcext:value-type="float">
            <text:p>29,9863787177</text:p>
          </table:table-cell>
          <table:table-cell table:style-name="ce188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188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88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88" table:formula="of:=SQRT([.AG11]*[.AG11]+[.Z11]*[.Z11])" office:value-type="float" office:value="5.47722565190415" calcext:value-type="float">
            <text:p>5,4772256519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1138" calcext:value-type="float">
            <text:p>1138</text:p>
          </table:table-cell>
          <table:table-cell table:style-name="ce188" office:value-type="float" office:value="1642" calcext:value-type="float">
            <text:p>1642</text:p>
          </table:table-cell>
          <table:table-cell table:style-name="ce188" office:value-type="float" office:value="2" calcext:value-type="float">
            <text:p>2</text:p>
          </table:table-cell>
          <table:table-cell table:style-name="ce188" table:formula="of:=SQRT([.AJ11])" office:value-type="float" office:value="33.734255586866" calcext:value-type="float">
            <text:p>33,7342555869</text:p>
          </table:table-cell>
          <table:table-cell table:style-name="ce188" table:formula="of:=SQRT([.AK11])" office:value-type="float" office:value="40.5215991787096" calcext:value-type="float">
            <text:p>40,5215991787</text:p>
          </table:table-cell>
          <table:table-cell table:style-name="ce188" table:formula="of:=SQRT([.AL11])" office:value-type="float" office:value="1.4142135623731" calcext:value-type="float">
            <text:p>1,4142135624</text:p>
          </table:table-cell>
          <table:table-cell table:style-name="ce188" table:formula="of:=[.AJ11]*[.$B$6]" office:value-type="float" office:value="811.602767061328" calcext:value-type="float">
            <text:p>811,6027670613</text:p>
          </table:table-cell>
          <table:table-cell table:style-name="ce188" table:formula="of:=[.AK11]*[.$B$7]" office:value-type="float" office:value="1230.46859296482" calcext:value-type="float">
            <text:p>1230,4685929648</text:p>
          </table:table-cell>
          <table:table-cell table:style-name="ce188" table:formula="of:=2*[.AP11]*[.AQ11]*[.$B$5]/[.$G$4]" office:value-type="float" office:value="0.0124831464354039" calcext:value-type="float">
            <text:p>0,0124831464</text:p>
          </table:table-cell>
          <table:table-cell table:style-name="ce188" table:formula="of:=[.AL11]-[.AR11]" office:value-type="float" office:value="1.9875168535646" calcext:value-type="float">
            <text:p>1,9875168536</text:p>
          </table:table-cell>
          <table:table-cell table:style-name="ce188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188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88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88" table:formula="of:=SQRT([.AV11]*[.AV11]+[.AO11]*[.AO11])" office:value-type="float" office:value="1.41421384337323" calcext:value-type="float">
            <text:p>1,4142138434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824" calcext:value-type="float">
            <text:p>824</text:p>
          </table:table-cell>
          <table:table-cell table:style-name="ce188" office:value-type="float" office:value="923" calcext:value-type="float">
            <text:p>923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formula="of:=SQRT([.AY11])" office:value-type="float" office:value="28.7054001888146" calcext:value-type="float">
            <text:p>28,7054001888</text:p>
          </table:table-cell>
          <table:table-cell table:style-name="ce188" table:formula="of:=SQRT([.AZ11])" office:value-type="float" office:value="30.3809150619266" calcext:value-type="float">
            <text:p>30,3809150619</text:p>
          </table:table-cell>
          <table:table-cell table:style-name="ce188" table:formula="of:=SQRT([.BA11])" office:value-type="float" office:value="2" calcext:value-type="float">
            <text:p>2</text:p>
          </table:table-cell>
          <table:table-cell table:style-name="ce188" table:formula="of:=[.AY11]*[.$B$21]" office:value-type="float" office:value="312.911392405063" calcext:value-type="float">
            <text:p>312,9113924051</text:p>
          </table:table-cell>
          <table:table-cell table:style-name="ce188" table:formula="of:=[.AZ11]*[.$B$22]" office:value-type="float" office:value="307.787795275591" calcext:value-type="float">
            <text:p>307,7877952756</text:p>
          </table:table-cell>
          <table:table-cell table:style-name="ce188" table:formula="of:=2*[.BE11]*[.BF11]*[.$B$5]/[.$G$4]" office:value-type="float" office:value="0.00120387884481212" calcext:value-type="float">
            <text:p>0,0012038788</text:p>
          </table:table-cell>
          <table:table-cell table:style-name="ce188" table:formula="of:=[.BA11]-[.BG11]" office:value-type="float" office:value="3.99879612115519" calcext:value-type="float">
            <text:p>3,9987961212</text:p>
          </table:table-cell>
          <table:table-cell table:style-name="ce188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188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88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88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154"/>
          <table:table-cell/>
          <table:table-cell table:style-name="ce181"/>
          <table:table-cell table:style-name="ce183"/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1305" calcext:value-type="float">
            <text:p>1305</text:p>
          </table:table-cell>
          <table:table-cell table:style-name="ce188" office:value-type="float" office:value="1568" calcext:value-type="float">
            <text:p>1568</text:p>
          </table:table-cell>
          <table:table-cell table:style-name="ce188" office:value-type="float" office:value="234" calcext:value-type="float">
            <text:p>234</text:p>
          </table:table-cell>
          <table:table-cell table:style-name="ce188" table:formula="of:=SQRT([.F12])" office:value-type="float" office:value="36.1247837363769" calcext:value-type="float">
            <text:p>36,1247837364</text:p>
          </table:table-cell>
          <table:table-cell table:style-name="ce188" table:formula="of:=SQRT([.G12])" office:value-type="float" office:value="39.5979797464467" calcext:value-type="float">
            <text:p>39,5979797464</text:p>
          </table:table-cell>
          <table:table-cell table:style-name="ce188" table:formula="of:=SQRT([.H12])" office:value-type="float" office:value="15.2970585407784" calcext:value-type="float">
            <text:p>15,2970585408</text:p>
          </table:table-cell>
          <table:table-cell table:style-name="ce188" table:formula="of:=[.F12]*[.$B$6]" office:value-type="float" office:value="930.704403352401" calcext:value-type="float">
            <text:p>930,7044033524</text:p>
          </table:table-cell>
          <table:table-cell table:style-name="ce188" table:formula="of:=[.G12]*[.$B$7]" office:value-type="float" office:value="1175.01507537688" calcext:value-type="float">
            <text:p>1175,0150753769</text:p>
          </table:table-cell>
          <table:table-cell table:style-name="ce188" table:formula="of:=2*[.L12]*[.M12]*[.$B$5]/[.$G$4]" office:value-type="float" office:value="0.013669896308234" calcext:value-type="float">
            <text:p>0,0136698963</text:p>
          </table:table-cell>
          <table:table-cell table:style-name="ce188" table:formula="of:=[.H12]-[.N12]" office:value-type="float" office:value="233.986330103692" calcext:value-type="float">
            <text:p>233,9863301037</text:p>
          </table:table-cell>
          <table:table-cell table:style-name="ce188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188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88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88" table:formula="of:=SQRT([.R12]*[.R12]+[.K12]*[.K12])" office:value-type="float" office:value="15.2970585657315" calcext:value-type="float">
            <text:p>15,2970585657</text:p>
          </table:table-cell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1267" calcext:value-type="float">
            <text:p>1267</text:p>
          </table:table-cell>
          <table:table-cell table:style-name="ce188" office:value-type="float" office:value="1657" calcext:value-type="float">
            <text:p>1657</text:p>
          </table:table-cell>
          <table:table-cell table:style-name="ce188" office:value-type="float" office:value="62" calcext:value-type="float">
            <text:p>62</text:p>
          </table:table-cell>
          <table:table-cell table:style-name="ce188" table:formula="of:=SQRT([.U12])" office:value-type="float" office:value="35.5949434611154" calcext:value-type="float">
            <text:p>35,5949434611</text:p>
          </table:table-cell>
          <table:table-cell table:style-name="ce188" table:formula="of:=SQRT([.V12])" office:value-type="float" office:value="40.7062648740952" calcext:value-type="float">
            <text:p>40,7062648741</text:p>
          </table:table-cell>
          <table:table-cell table:style-name="ce188" table:formula="of:=SQRT([.W12])" office:value-type="float" office:value="7.87400787401181" calcext:value-type="float">
            <text:p>7,874007874</text:p>
          </table:table-cell>
          <table:table-cell table:style-name="ce188" table:formula="of:=[.U12]*[.$B$6]" office:value-type="float" office:value="903.603432220301" calcext:value-type="float">
            <text:p>903,6034322203</text:p>
          </table:table-cell>
          <table:table-cell table:style-name="ce188" table:formula="of:=[.V12]*[.$B$7]" office:value-type="float" office:value="1241.70917085427" calcext:value-type="float">
            <text:p>1241,7091708543</text:p>
          </table:table-cell>
          <table:table-cell table:style-name="ce188" table:formula="of:=2*[.AA12]*[.AB12]*[.$B$5]/[.$G$4]" office:value-type="float" office:value="0.0140251583575418" calcext:value-type="float">
            <text:p>0,0140251584</text:p>
          </table:table-cell>
          <table:table-cell table:style-name="ce188" table:formula="of:=[.W12]-[.AC12]" office:value-type="float" office:value="61.9859748416425" calcext:value-type="float">
            <text:p>61,9859748416</text:p>
          </table:table-cell>
          <table:table-cell table:style-name="ce188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188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88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88" table:formula="of:=SQRT([.AG12]*[.AG12]+[.Z12]*[.Z12])" office:value-type="float" office:value="7.87400792959835" calcext:value-type="float">
            <text:p>7,8740079296</text:p>
          </table:table-cell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1113" calcext:value-type="float">
            <text:p>1113</text:p>
          </table:table-cell>
          <table:table-cell table:style-name="ce188" office:value-type="float" office:value="1704" calcext:value-type="float">
            <text:p>17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J12])" office:value-type="float" office:value="33.3616546352246" calcext:value-type="float">
            <text:p>33,3616546352</text:p>
          </table:table-cell>
          <table:table-cell table:style-name="ce188" table:formula="of:=SQRT([.AK12])" office:value-type="float" office:value="41.2795348811006" calcext:value-type="float">
            <text:p>41,2795348811</text:p>
          </table:table-cell>
          <table:table-cell table:style-name="ce188" table:formula="of:=SQRT([.AL12])" office:value-type="float" office:value="1" calcext:value-type="float">
            <text:p>1</text:p>
          </table:table-cell>
          <table:table-cell table:style-name="ce188" table:formula="of:=[.AJ12]*[.$B$6]" office:value-type="float" office:value="793.773180790209" calcext:value-type="float">
            <text:p>793,7731807902</text:p>
          </table:table-cell>
          <table:table-cell table:style-name="ce188" table:formula="of:=[.AK12]*[.$B$7]" office:value-type="float" office:value="1276.92964824121" calcext:value-type="float">
            <text:p>1276,9296482412</text:p>
          </table:table-cell>
          <table:table-cell table:style-name="ce188" table:formula="of:=2*[.AP12]*[.AQ12]*[.$B$5]/[.$G$4]" office:value-type="float" office:value="0.0126699063566218" calcext:value-type="float">
            <text:p>0,0126699064</text:p>
          </table:table-cell>
          <table:table-cell table:style-name="ce188" table:formula="of:=[.AL12]-[.AR12]" office:value-type="float" office:value="0.987330093643378" calcext:value-type="float">
            <text:p>0,9873300936</text:p>
          </table:table-cell>
          <table:table-cell table:style-name="ce188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188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88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88" table:formula="of:=SQRT([.AV12]*[.AV12]+[.AO12]*[.AO12])" office:value-type="float" office:value="1.00000043889837" calcext:value-type="float">
            <text:p>1,0000004389</text:p>
          </table:table-cell>
          <table:table-cell table:style-name="ce188" office:value-type="float" office:value="40" calcext:value-type="float">
            <text:p>40</text:p>
          </table:table-cell>
          <table:table-cell table:style-name="ce188" office:value-type="float" office:value="790" calcext:value-type="float">
            <text:p>790</text:p>
          </table:table-cell>
          <table:table-cell table:style-name="ce188" office:value-type="float" office:value="984" calcext:value-type="float">
            <text:p>984</text:p>
          </table:table-cell>
          <table:table-cell table:style-name="ce188" office:value-type="float" office:value="9" calcext:value-type="float">
            <text:p>9</text:p>
          </table:table-cell>
          <table:table-cell table:style-name="ce188" table:formula="of:=SQRT([.AY12])" office:value-type="float" office:value="28.1069386451104" calcext:value-type="float">
            <text:p>28,1069386451</text:p>
          </table:table-cell>
          <table:table-cell table:style-name="ce188" table:formula="of:=SQRT([.AZ12])" office:value-type="float" office:value="31.3687742827162" calcext:value-type="float">
            <text:p>31,3687742827</text:p>
          </table:table-cell>
          <table:table-cell table:style-name="ce188" table:formula="of:=SQRT([.BA12])" office:value-type="float" office:value="3" calcext:value-type="float">
            <text:p>3</text:p>
          </table:table-cell>
          <table:table-cell table:style-name="ce188" table:formula="of:=[.AY12]*[.$B$21]" office:value-type="float" office:value="300" calcext:value-type="float">
            <text:p>300</text:p>
          </table:table-cell>
          <table:table-cell table:style-name="ce188" table:formula="of:=[.AZ12]*[.$B$22]" office:value-type="float" office:value="328.129133858268" calcext:value-type="float">
            <text:p>328,1291338583</text:p>
          </table:table-cell>
          <table:table-cell table:style-name="ce188" table:formula="of:=2*[.BE12]*[.BF12]*[.$B$5]/[.$G$4]" office:value-type="float" office:value="0.0012304842519685" calcext:value-type="float">
            <text:p>0,0012304843</text:p>
          </table:table-cell>
          <table:table-cell table:style-name="ce188" table:formula="of:=[.BA12]-[.BG12]" office:value-type="float" office:value="8.99876951574803" calcext:value-type="float">
            <text:p>8,9987695157</text:p>
          </table:table-cell>
          <table:table-cell table:style-name="ce188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188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88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88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Detector B</text:p>
          </table:table-cell>
          <table:table-cell/>
          <table:table-cell table:style-name="ce181"/>
          <table:table-cell table:style-name="ce183"/>
          <table:table-cell table:style-name="ce188" office:value-type="float" office:value="50" calcext:value-type="float">
            <text:p>50</text:p>
          </table:table-cell>
          <table:table-cell table:style-name="ce188" office:value-type="float" office:value="1254" calcext:value-type="float">
            <text:p>1254</text:p>
          </table:table-cell>
          <table:table-cell table:style-name="ce188" office:value-type="float" office:value="1542" calcext:value-type="float">
            <text:p>1542</text:p>
          </table:table-cell>
          <table:table-cell table:style-name="ce188" office:value-type="float" office:value="269" calcext:value-type="float">
            <text:p>269</text:p>
          </table:table-cell>
          <table:table-cell table:style-name="ce188" table:formula="of:=SQRT([.F13])" office:value-type="float" office:value="35.4118624192515" calcext:value-type="float">
            <text:p>35,4118624193</text:p>
          </table:table-cell>
          <table:table-cell table:style-name="ce188" table:formula="of:=SQRT([.G13])" office:value-type="float" office:value="39.2683078321437" calcext:value-type="float">
            <text:p>39,2683078321</text:p>
          </table:table-cell>
          <table:table-cell table:style-name="ce188" table:formula="of:=SQRT([.H13])" office:value-type="float" office:value="16.4012194668567" calcext:value-type="float">
            <text:p>16,4012194669</text:p>
          </table:table-cell>
          <table:table-cell table:style-name="ce188" table:formula="of:=[.F13]*[.$B$6]" office:value-type="float" office:value="894.332047359319" calcext:value-type="float">
            <text:p>894,3320473593</text:p>
          </table:table-cell>
          <table:table-cell table:style-name="ce188" table:formula="of:=[.G13]*[.$B$7]" office:value-type="float" office:value="1155.53140703518" calcext:value-type="float">
            <text:p>1155,5314070352</text:p>
          </table:table-cell>
          <table:table-cell table:style-name="ce188" table:formula="of:=2*[.L13]*[.M13]*[.$B$5]/[.$G$4]" office:value-type="float" office:value="0.012917859613022" calcext:value-type="float">
            <text:p>0,0129178596</text:p>
          </table:table-cell>
          <table:table-cell table:style-name="ce188" table:formula="of:=[.H13]-[.N13]" office:value-type="float" office:value="268.987082140387" calcext:value-type="float">
            <text:p>268,9870821404</text:p>
          </table:table-cell>
          <table:table-cell table:style-name="ce188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188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88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88" table:formula="of:=SQRT([.R13]*[.R13]+[.K13]*[.K13])" office:value-type="float" office:value="16.4012194883908" calcext:value-type="float">
            <text:p>16,4012194884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float" office:value="1210" calcext:value-type="float">
            <text:p>1210</text:p>
          </table:table-cell>
          <table:table-cell table:style-name="ce188" office:value-type="float" office:value="1750" calcext:value-type="float">
            <text:p>1750</text:p>
          </table:table-cell>
          <table:table-cell table:style-name="ce188" office:value-type="float" office:value="116" calcext:value-type="float">
            <text:p>116</text:p>
          </table:table-cell>
          <table:table-cell table:style-name="ce188" table:formula="of:=SQRT([.U13])" office:value-type="float" office:value="34.7850542618522" calcext:value-type="float">
            <text:p>34,7850542619</text:p>
          </table:table-cell>
          <table:table-cell table:style-name="ce188" table:formula="of:=SQRT([.V13])" office:value-type="float" office:value="41.8330013267038" calcext:value-type="float">
            <text:p>41,8330013267</text:p>
          </table:table-cell>
          <table:table-cell table:style-name="ce188" table:formula="of:=SQRT([.W13])" office:value-type="float" office:value="10.770329614269" calcext:value-type="float">
            <text:p>10,7703296143</text:p>
          </table:table-cell>
          <table:table-cell table:style-name="ce188" table:formula="of:=[.U13]*[.$B$6]" office:value-type="float" office:value="862.95197552215" calcext:value-type="float">
            <text:p>862,9519755222</text:p>
          </table:table-cell>
          <table:table-cell table:style-name="ce188" table:formula="of:=[.V13]*[.$B$7]" office:value-type="float" office:value="1311.40075376884" calcext:value-type="float">
            <text:p>1311,4007537689</text:p>
          </table:table-cell>
          <table:table-cell table:style-name="ce188" table:formula="of:=2*[.AA13]*[.AB13]*[.$B$5]/[.$G$4]" office:value-type="float" office:value="0.0141459483895758" calcext:value-type="float">
            <text:p>0,0141459484</text:p>
          </table:table-cell>
          <table:table-cell table:style-name="ce188" table:formula="of:=[.W13]-[.AC13]" office:value-type="float" office:value="115.98585405161" calcext:value-type="float">
            <text:p>115,9858540516</text:p>
          </table:table-cell>
          <table:table-cell table:style-name="ce188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188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88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88" table:formula="of:=SQRT([.AG13]*[.AG13]+[.Z13]*[.Z13])" office:value-type="float" office:value="10.7703296606507" calcext:value-type="float">
            <text:p>10,7703296607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float" office:value="1112" calcext:value-type="float">
            <text:p>1112</text:p>
          </table:table-cell>
          <table:table-cell table:style-name="ce188" office:value-type="float" office:value="1876" calcext:value-type="float">
            <text:p>1876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table:formula="of:=SQRT([.AJ13])" office:value-type="float" office:value="33.3466640010661" calcext:value-type="float">
            <text:p>33,3466640011</text:p>
          </table:table-cell>
          <table:table-cell table:style-name="ce188" table:formula="of:=SQRT([.AK13])" office:value-type="float" office:value="43.3128156554154" calcext:value-type="float">
            <text:p>43,3128156554</text:p>
          </table:table-cell>
          <table:table-cell table:style-name="ce188" table:formula="of:=SQRT([.AL13])" office:value-type="float" office:value="3.16227766016838" calcext:value-type="float">
            <text:p>3,1622776602</text:p>
          </table:table-cell>
          <table:table-cell table:style-name="ce188" table:formula="of:=[.AJ13]*[.$B$6]" office:value-type="float" office:value="793.059997339364" calcext:value-type="float">
            <text:p>793,0599973394</text:p>
          </table:table-cell>
          <table:table-cell table:style-name="ce188" table:formula="of:=[.AK13]*[.$B$7]" office:value-type="float" office:value="1405.8216080402" calcext:value-type="float">
            <text:p>1405,8216080402</text:p>
          </table:table-cell>
          <table:table-cell table:style-name="ce188" table:formula="of:=2*[.AP13]*[.AQ13]*[.$B$5]/[.$G$4]" office:value-type="float" office:value="0.0139362610091498" calcext:value-type="float">
            <text:p>0,013936261</text:p>
          </table:table-cell>
          <table:table-cell table:style-name="ce188" table:formula="of:=[.AL13]-[.AR13]" office:value-type="float" office:value="9.98606373899085" calcext:value-type="float">
            <text:p>9,986063739</text:p>
          </table:table-cell>
          <table:table-cell table:style-name="ce188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188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88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88" table:formula="of:=SQRT([.AV13]*[.AV13]+[.AO13]*[.AO13])" office:value-type="float" office:value="3.16227784719652" calcext:value-type="float">
            <text:p>3,1622778472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float" office:value="779" calcext:value-type="float">
            <text:p>779</text:p>
          </table:table-cell>
          <table:table-cell table:style-name="ce188" office:value-type="float" office:value="982" calcext:value-type="float">
            <text:p>982</text:p>
          </table:table-cell>
          <table:table-cell table:style-name="ce188" office:value-type="float" office:value="23" calcext:value-type="float">
            <text:p>23</text:p>
          </table:table-cell>
          <table:table-cell table:style-name="ce188" table:formula="of:=SQRT([.AY13])" office:value-type="float" office:value="27.9105714739057" calcext:value-type="float">
            <text:p>27,9105714739</text:p>
          </table:table-cell>
          <table:table-cell table:style-name="ce188" table:formula="of:=SQRT([.AZ13])" office:value-type="float" office:value="31.3368792319848" calcext:value-type="float">
            <text:p>31,336879232</text:p>
          </table:table-cell>
          <table:table-cell table:style-name="ce188" table:formula="of:=SQRT([.BA13])" office:value-type="float" office:value="4.79583152331272" calcext:value-type="float">
            <text:p>4,7958315233</text:p>
          </table:table-cell>
          <table:table-cell table:style-name="ce188" table:formula="of:=[.AY13]*[.$B$21]" office:value-type="float" office:value="295.822784810127" calcext:value-type="float">
            <text:p>295,8227848101</text:p>
          </table:table-cell>
          <table:table-cell table:style-name="ce188" table:formula="of:=[.AZ13]*[.$B$22]" office:value-type="float" office:value="327.462204724409" calcext:value-type="float">
            <text:p>327,4622047244</text:p>
          </table:table-cell>
          <table:table-cell table:style-name="ce188" table:formula="of:=2*[.BE13]*[.BF13]*[.$B$5]/[.$G$4]" office:value-type="float" office:value="0.00121088476652048" calcext:value-type="float">
            <text:p>0,0012108848</text:p>
          </table:table-cell>
          <table:table-cell table:style-name="ce188" table:formula="of:=[.BA13]-[.BG13]" office:value-type="float" office:value="22.9987891152335" calcext:value-type="float">
            <text:p>22,9987891152</text:p>
          </table:table-cell>
          <table:table-cell table:style-name="ce188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188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88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88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81" office:value-type="float" office:value="89" calcext:value-type="float">
            <text:p>89</text:p>
          </table:table-cell>
          <table:table-cell table:style-name="ce183"/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1258" calcext:value-type="float">
            <text:p>1258</text:p>
          </table:table-cell>
          <table:table-cell table:style-name="ce188" office:value-type="float" office:value="1569" calcext:value-type="float">
            <text:p>1569</text:p>
          </table:table-cell>
          <table:table-cell table:style-name="ce188" office:value-type="float" office:value="302" calcext:value-type="float">
            <text:p>302</text:p>
          </table:table-cell>
          <table:table-cell table:style-name="ce188" table:formula="of:=SQRT([.F14])" office:value-type="float" office:value="35.4682957019364" calcext:value-type="float">
            <text:p>35,4682957019</text:p>
          </table:table-cell>
          <table:table-cell table:style-name="ce188" table:formula="of:=SQRT([.G14])" office:value-type="float" office:value="39.6106046406767" calcext:value-type="float">
            <text:p>39,6106046407</text:p>
          </table:table-cell>
          <table:table-cell table:style-name="ce188" table:formula="of:=SQRT([.H14])" office:value-type="float" office:value="17.3781471969828" calcext:value-type="float">
            <text:p>17,378147197</text:p>
          </table:table-cell>
          <table:table-cell table:style-name="ce188" table:formula="of:=[.F14]*[.$B$6]" office:value-type="float" office:value="897.184781162698" calcext:value-type="float">
            <text:p>897,1847811627</text:p>
          </table:table-cell>
          <table:table-cell table:style-name="ce188" table:formula="of:=[.G14]*[.$B$7]" office:value-type="float" office:value="1175.76444723618" calcext:value-type="float">
            <text:p>1175,7644472362</text:p>
          </table:table-cell>
          <table:table-cell table:style-name="ce188" table:formula="of:=2*[.L14]*[.M14]*[.$B$5]/[.$G$4]" office:value-type="float" office:value="0.0131859746036559" calcext:value-type="float">
            <text:p>0,0131859746</text:p>
          </table:table-cell>
          <table:table-cell table:style-name="ce188" table:formula="of:=[.H14]-[.N14]" office:value-type="float" office:value="301.986814025396" calcext:value-type="float">
            <text:p>301,9868140254</text:p>
          </table:table-cell>
          <table:table-cell table:style-name="ce188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188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88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88" table:formula="of:=SQRT([.R14]*[.R14]+[.K14]*[.K14])" office:value-type="float" office:value="17.3781472183877" calcext:value-type="float">
            <text:p>17,3781472184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1138" calcext:value-type="float">
            <text:p>1138</text:p>
          </table:table-cell>
          <table:table-cell table:style-name="ce188" office:value-type="float" office:value="1829" calcext:value-type="float">
            <text:p>1829</text:p>
          </table:table-cell>
          <table:table-cell table:style-name="ce188" office:value-type="float" office:value="163" calcext:value-type="float">
            <text:p>163</text:p>
          </table:table-cell>
          <table:table-cell table:style-name="ce188" table:formula="of:=SQRT([.U14])" office:value-type="float" office:value="33.734255586866" calcext:value-type="float">
            <text:p>33,7342555869</text:p>
          </table:table-cell>
          <table:table-cell table:style-name="ce188" table:formula="of:=SQRT([.V14])" office:value-type="float" office:value="42.7668095606862" calcext:value-type="float">
            <text:p>42,7668095607</text:p>
          </table:table-cell>
          <table:table-cell table:style-name="ce188" table:formula="of:=SQRT([.W14])" office:value-type="float" office:value="12.7671453348037" calcext:value-type="float">
            <text:p>12,7671453348</text:p>
          </table:table-cell>
          <table:table-cell table:style-name="ce188" table:formula="of:=[.U14]*[.$B$6]" office:value-type="float" office:value="811.602767061328" calcext:value-type="float">
            <text:p>811,6027670613</text:p>
          </table:table-cell>
          <table:table-cell table:style-name="ce188" table:formula="of:=[.V14]*[.$B$7]" office:value-type="float" office:value="1370.60113065327" calcext:value-type="float">
            <text:p>1370,6011306533</text:p>
          </table:table-cell>
          <table:table-cell table:style-name="ce188" table:formula="of:=2*[.AA14]*[.AB14]*[.$B$5]/[.$G$4]" office:value-type="float" office:value="0.0139047958771947" calcext:value-type="float">
            <text:p>0,0139047959</text:p>
          </table:table-cell>
          <table:table-cell table:style-name="ce188" table:formula="of:=[.W14]-[.AC14]" office:value-type="float" office:value="162.986095204123" calcext:value-type="float">
            <text:p>162,9860952041</text:p>
          </table:table-cell>
          <table:table-cell table:style-name="ce188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188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88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88" table:formula="of:=SQRT([.AG14]*[.AG14]+[.Z14]*[.Z14])" office:value-type="float" office:value="12.767145378086" calcext:value-type="float">
            <text:p>12,7671453781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1099" calcext:value-type="float">
            <text:p>1099</text:p>
          </table:table-cell>
          <table:table-cell table:style-name="ce188" office:value-type="float" office:value="2014" calcext:value-type="float">
            <text:p>2014</text:p>
          </table:table-cell>
          <table:table-cell table:style-name="ce188" office:value-type="float" office:value="68" calcext:value-type="float">
            <text:p>68</text:p>
          </table:table-cell>
          <table:table-cell table:style-name="ce188" table:formula="of:=SQRT([.AJ14])" office:value-type="float" office:value="33.1511689085016" calcext:value-type="float">
            <text:p>33,1511689085</text:p>
          </table:table-cell>
          <table:table-cell table:style-name="ce188" table:formula="of:=SQRT([.AK14])" office:value-type="float" office:value="44.8776113446337" calcext:value-type="float">
            <text:p>44,8776113446</text:p>
          </table:table-cell>
          <table:table-cell table:style-name="ce188" table:formula="of:=SQRT([.AL14])" office:value-type="float" office:value="8.24621125123532" calcext:value-type="float">
            <text:p>8,2462112512</text:p>
          </table:table-cell>
          <table:table-cell table:style-name="ce188" table:formula="of:=[.AJ14]*[.$B$6]" office:value-type="float" office:value="783.788612478382" calcext:value-type="float">
            <text:p>783,7886124784</text:p>
          </table:table-cell>
          <table:table-cell table:style-name="ce188" table:formula="of:=[.AK14]*[.$B$7]" office:value-type="float" office:value="1509.23492462312" calcext:value-type="float">
            <text:p>1509,2349246231</text:p>
          </table:table-cell>
          <table:table-cell table:style-name="ce188" table:formula="of:=2*[.AP14]*[.AQ14]*[.$B$5]/[.$G$4]" office:value-type="float" office:value="0.0147865143434284" calcext:value-type="float">
            <text:p>0,0147865143</text:p>
          </table:table-cell>
          <table:table-cell table:style-name="ce188" table:formula="of:=[.AL14]-[.AR14]" office:value-type="float" office:value="67.9852134856566" calcext:value-type="float">
            <text:p>67,9852134857</text:p>
          </table:table-cell>
          <table:table-cell table:style-name="ce188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188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88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88" table:formula="of:=SQRT([.AV14]*[.AV14]+[.AO14]*[.AO14])" office:value-type="float" office:value="8.24621134071866" calcext:value-type="float">
            <text:p>8,2462113407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785" calcext:value-type="float">
            <text:p>785</text:p>
          </table:table-cell>
          <table:table-cell table:style-name="ce188" office:value-type="float" office:value="1038" calcext:value-type="float">
            <text:p>1038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table:formula="of:=SQRT([.AY14])" office:value-type="float" office:value="28.0178514522438" calcext:value-type="float">
            <text:p>28,0178514522</text:p>
          </table:table-cell>
          <table:table-cell table:style-name="ce188" table:formula="of:=SQRT([.AZ14])" office:value-type="float" office:value="32.218007387174" calcext:value-type="float">
            <text:p>32,2180073872</text:p>
          </table:table-cell>
          <table:table-cell table:style-name="ce188" table:formula="of:=SQRT([.BA14])" office:value-type="float" office:value="5.56776436283002" calcext:value-type="float">
            <text:p>5,5677643628</text:p>
          </table:table-cell>
          <table:table-cell table:style-name="ce188" table:formula="of:=[.AY14]*[.$B$21]" office:value-type="float" office:value="298.101265822785" calcext:value-type="float">
            <text:p>298,1012658228</text:p>
          </table:table-cell>
          <table:table-cell table:style-name="ce188" table:formula="of:=[.AZ14]*[.$B$22]" office:value-type="float" office:value="346.136220472441" calcext:value-type="float">
            <text:p>346,1362204724</text:p>
          </table:table-cell>
          <table:table-cell table:style-name="ce188" table:formula="of:=2*[.BE14]*[.BF14]*[.$B$5]/[.$G$4]" office:value-type="float" office:value="0.00128979556837437" calcext:value-type="float">
            <text:p>0,0012897956</text:p>
          </table:table-cell>
          <table:table-cell table:style-name="ce188" table:formula="of:=[.BA14]-[.BG14]" office:value-type="float" office:value="30.9987102044316" calcext:value-type="float">
            <text:p>30,9987102044</text:p>
          </table:table-cell>
          <table:table-cell table:style-name="ce188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188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88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88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ROI net</text:p>
          </table:table-cell>
          <table:table-cell table:style-name="ce179" office:value-type="float" office:value="5965" calcext:value-type="float">
            <text:p>5965</text:p>
          </table:table-cell>
          <table:table-cell table:style-name="ce182" office:value-type="float" office:value="170" calcext:value-type="float">
            <text:p>170</text:p>
          </table:table-cell>
          <table:table-cell table:style-name="ce183"/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1256" calcext:value-type="float">
            <text:p>1256</text:p>
          </table:table-cell>
          <table:table-cell table:style-name="ce188" office:value-type="float" office:value="1669" calcext:value-type="float">
            <text:p>1669</text:p>
          </table:table-cell>
          <table:table-cell table:style-name="ce188" office:value-type="float" office:value="352" calcext:value-type="float">
            <text:p>352</text:p>
          </table:table-cell>
          <table:table-cell table:style-name="ce188" table:formula="of:=SQRT([.F15])" office:value-type="float" office:value="35.4400902933387" calcext:value-type="float">
            <text:p>35,4400902933</text:p>
          </table:table-cell>
          <table:table-cell table:style-name="ce188" table:formula="of:=SQRT([.G15])" office:value-type="float" office:value="40.853396431631" calcext:value-type="float">
            <text:p>40,8533964316</text:p>
          </table:table-cell>
          <table:table-cell table:style-name="ce188" table:formula="of:=SQRT([.H15])" office:value-type="float" office:value="18.7616630392937" calcext:value-type="float">
            <text:p>18,7616630393</text:p>
          </table:table-cell>
          <table:table-cell table:style-name="ce188" table:formula="of:=[.F15]*[.$B$6]" office:value-type="float" office:value="895.758414261008" calcext:value-type="float">
            <text:p>895,758414261</text:p>
          </table:table-cell>
          <table:table-cell table:style-name="ce188" table:formula="of:=[.G15]*[.$B$7]" office:value-type="float" office:value="1250.70163316583" calcext:value-type="float">
            <text:p>1250,7016331658</text:p>
          </table:table-cell>
          <table:table-cell table:style-name="ce188" table:formula="of:=2*[.L15]*[.M15]*[.$B$5]/[.$G$4]" office:value-type="float" office:value="0.0140040813954785" calcext:value-type="float">
            <text:p>0,0140040814</text:p>
          </table:table-cell>
          <table:table-cell table:style-name="ce188" table:formula="of:=[.H15]-[.N15]" office:value-type="float" office:value="351.985995918605" calcext:value-type="float">
            <text:p>351,9859959186</text:p>
          </table:table-cell>
          <table:table-cell table:style-name="ce188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188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88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88" table:formula="of:=SQRT([.R15]*[.R15]+[.K15]*[.K15])" office:value-type="float" office:value="18.7616630629781" calcext:value-type="float">
            <text:p>18,761663063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1194" calcext:value-type="float">
            <text:p>1194</text:p>
          </table:table-cell>
          <table:table-cell table:style-name="ce188" office:value-type="float" office:value="1749" calcext:value-type="float">
            <text:p>1749</text:p>
          </table:table-cell>
          <table:table-cell table:style-name="ce188" office:value-type="float" office:value="270" calcext:value-type="float">
            <text:p>270</text:p>
          </table:table-cell>
          <table:table-cell table:style-name="ce188" table:formula="of:=SQRT([.U15])" office:value-type="float" office:value="34.554305086342" calcext:value-type="float">
            <text:p>34,5543050863</text:p>
          </table:table-cell>
          <table:table-cell table:style-name="ce188" table:formula="of:=SQRT([.V15])" office:value-type="float" office:value="41.821047332653" calcext:value-type="float">
            <text:p>41,8210473327</text:p>
          </table:table-cell>
          <table:table-cell table:style-name="ce188" table:formula="of:=SQRT([.W15])" office:value-type="float" office:value="16.431676725155" calcext:value-type="float">
            <text:p>16,4316767252</text:p>
          </table:table-cell>
          <table:table-cell table:style-name="ce188" table:formula="of:=[.U15]*[.$B$6]" office:value-type="float" office:value="851.541040308634" calcext:value-type="float">
            <text:p>851,5410403086</text:p>
          </table:table-cell>
          <table:table-cell table:style-name="ce188" table:formula="of:=[.V15]*[.$B$7]" office:value-type="float" office:value="1310.65138190955" calcext:value-type="float">
            <text:p>1310,6513819096</text:p>
          </table:table-cell>
          <table:table-cell table:style-name="ce188" table:formula="of:=2*[.AA15]*[.AB15]*[.$B$5]/[.$G$4]" office:value-type="float" office:value="0.0139509180154151" calcext:value-type="float">
            <text:p>0,013950918</text:p>
          </table:table-cell>
          <table:table-cell table:style-name="ce188" table:formula="of:=[.W15]-[.AC15]" office:value-type="float" office:value="269.986049081985" calcext:value-type="float">
            <text:p>269,986049082</text:p>
          </table:table-cell>
          <table:table-cell table:style-name="ce188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188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88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88" table:formula="of:=SQRT([.AG15]*[.AG15]+[.Z15]*[.Z15])" office:value-type="float" office:value="16.4316767552629" calcext:value-type="float">
            <text:p>16,4316767553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1047" calcext:value-type="float">
            <text:p>1047</text:p>
          </table:table-cell>
          <table:table-cell table:style-name="ce188" office:value-type="float" office:value="1944" calcext:value-type="float">
            <text:p>1944</text:p>
          </table:table-cell>
          <table:table-cell table:style-name="ce188" office:value-type="float" office:value="163" calcext:value-type="float">
            <text:p>163</text:p>
          </table:table-cell>
          <table:table-cell table:style-name="ce188" table:formula="of:=SQRT([.AJ15])" office:value-type="float" office:value="32.3573793747269" calcext:value-type="float">
            <text:p>32,3573793747</text:p>
          </table:table-cell>
          <table:table-cell table:style-name="ce188" table:formula="of:=SQRT([.AK15])" office:value-type="float" office:value="44.0908153700972" calcext:value-type="float">
            <text:p>44,0908153701</text:p>
          </table:table-cell>
          <table:table-cell table:style-name="ce188" table:formula="of:=SQRT([.AL15])" office:value-type="float" office:value="12.7671453348037" calcext:value-type="float">
            <text:p>12,7671453348</text:p>
          </table:table-cell>
          <table:table-cell table:style-name="ce188" table:formula="of:=[.AJ15]*[.$B$6]" office:value-type="float" office:value="746.703073034455" calcext:value-type="float">
            <text:p>746,7030730345</text:p>
          </table:table-cell>
          <table:table-cell table:style-name="ce188" table:formula="of:=[.AK15]*[.$B$7]" office:value-type="float" office:value="1456.77889447236" calcext:value-type="float">
            <text:p>1456,7788944724</text:p>
          </table:table-cell>
          <table:table-cell table:style-name="ce188" table:formula="of:=2*[.AP15]*[.AQ15]*[.$B$5]/[.$G$4]" office:value-type="float" office:value="0.0135972659654281" calcext:value-type="float">
            <text:p>0,013597266</text:p>
          </table:table-cell>
          <table:table-cell table:style-name="ce188" table:formula="of:=[.AL15]-[.AR15]" office:value-type="float" office:value="162.986402734035" calcext:value-type="float">
            <text:p>162,986402734</text:p>
          </table:table-cell>
          <table:table-cell table:style-name="ce188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188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88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88" table:formula="of:=SQRT([.AV15]*[.AV15]+[.AO15]*[.AO15])" office:value-type="float" office:value="12.7671453853211" calcext:value-type="float">
            <text:p>12,7671453853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float" office:value="721" calcext:value-type="float">
            <text:p>721</text:p>
          </table:table-cell>
          <table:table-cell table:style-name="ce188" office:value-type="float" office:value="1004" calcext:value-type="float">
            <text:p>1004</text:p>
          </table:table-cell>
          <table:table-cell table:style-name="ce188" office:value-type="float" office:value="64" calcext:value-type="float">
            <text:p>64</text:p>
          </table:table-cell>
          <table:table-cell table:style-name="ce188" table:formula="of:=SQRT([.AY15])" office:value-type="float" office:value="26.8514431641951" calcext:value-type="float">
            <text:p>26,8514431642</text:p>
          </table:table-cell>
          <table:table-cell table:style-name="ce188" table:formula="of:=SQRT([.AZ15])" office:value-type="float" office:value="31.6859590355097" calcext:value-type="float">
            <text:p>31,6859590355</text:p>
          </table:table-cell>
          <table:table-cell table:style-name="ce188" table:formula="of:=SQRT([.BA15])" office:value-type="float" office:value="8" calcext:value-type="float">
            <text:p>8</text:p>
          </table:table-cell>
          <table:table-cell table:style-name="ce188" table:formula="of:=[.AY15]*[.$B$21]" office:value-type="float" office:value="273.79746835443" calcext:value-type="float">
            <text:p>273,7974683544</text:p>
          </table:table-cell>
          <table:table-cell table:style-name="ce188" table:formula="of:=[.AZ15]*[.$B$22]" office:value-type="float" office:value="334.79842519685" calcext:value-type="float">
            <text:p>334,7984251969</text:p>
          </table:table-cell>
          <table:table-cell table:style-name="ce188" table:formula="of:=2*[.BE15]*[.BF15]*[.$B$5]/[.$G$4]" office:value-type="float" office:value="0.00114583701534935" calcext:value-type="float">
            <text:p>0,001145837</text:p>
          </table:table-cell>
          <table:table-cell table:style-name="ce188" table:formula="of:=[.BA15]-[.BG15]" office:value-type="float" office:value="63.9988541629847" calcext:value-type="float">
            <text:p>63,998854163</text:p>
          </table:table-cell>
          <table:table-cell table:style-name="ce188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188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88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88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1309" calcext:value-type="float">
            <text:p>1309</text:p>
          </table:table-cell>
          <table:table-cell table:style-name="ce188" office:value-type="float" office:value="1708" calcext:value-type="float">
            <text:p>1708</text:p>
          </table:table-cell>
          <table:table-cell table:style-name="ce188" office:value-type="float" office:value="391" calcext:value-type="float">
            <text:p>391</text:p>
          </table:table-cell>
          <table:table-cell table:style-name="ce188" table:formula="of:=SQRT([.F16])" office:value-type="float" office:value="36.1801050302511" calcext:value-type="float">
            <text:p>36,1801050303</text:p>
          </table:table-cell>
          <table:table-cell table:style-name="ce188" table:formula="of:=SQRT([.G16])" office:value-type="float" office:value="41.3279566395437" calcext:value-type="float">
            <text:p>41,3279566395</text:p>
          </table:table-cell>
          <table:table-cell table:style-name="ce188" table:formula="of:=SQRT([.H16])" office:value-type="float" office:value="19.7737199332852" calcext:value-type="float">
            <text:p>19,7737199333</text:p>
          </table:table-cell>
          <table:table-cell table:style-name="ce188" table:formula="of:=[.F16]*[.$B$6]" office:value-type="float" office:value="933.55713715578" calcext:value-type="float">
            <text:p>933,5571371558</text:p>
          </table:table-cell>
          <table:table-cell table:style-name="ce188" table:formula="of:=[.G16]*[.$B$7]" office:value-type="float" office:value="1279.92713567839" calcext:value-type="float">
            <text:p>1279,9271356784</text:p>
          </table:table-cell>
          <table:table-cell table:style-name="ce188" table:formula="of:=2*[.L16]*[.M16]*[.$B$5]/[.$G$4]" office:value-type="float" office:value="0.014936063906899" calcext:value-type="float">
            <text:p>0,0149360639</text:p>
          </table:table-cell>
          <table:table-cell table:style-name="ce188" table:formula="of:=[.H16]-[.N16]" office:value-type="float" office:value="390.985063936093" calcext:value-type="float">
            <text:p>390,9850639361</text:p>
          </table:table-cell>
          <table:table-cell table:style-name="ce188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188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88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88" table:formula="of:=SQRT([.R16]*[.R16]+[.K16]*[.K16])" office:value-type="float" office:value="19.7737199580207" calcext:value-type="float">
            <text:p>19,773719958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1174" calcext:value-type="float">
            <text:p>1174</text:p>
          </table:table-cell>
          <table:table-cell table:style-name="ce188" office:value-type="float" office:value="1738" calcext:value-type="float">
            <text:p>1738</text:p>
          </table:table-cell>
          <table:table-cell table:style-name="ce188" office:value-type="float" office:value="326" calcext:value-type="float">
            <text:p>326</text:p>
          </table:table-cell>
          <table:table-cell table:style-name="ce188" table:formula="of:=SQRT([.U16])" office:value-type="float" office:value="34.2636833980236" calcext:value-type="float">
            <text:p>34,263683398</text:p>
          </table:table-cell>
          <table:table-cell table:style-name="ce188" table:formula="of:=SQRT([.V16])" office:value-type="float" office:value="41.6893271713517" calcext:value-type="float">
            <text:p>41,6893271714</text:p>
          </table:table-cell>
          <table:table-cell table:style-name="ce188" table:formula="of:=SQRT([.W16])" office:value-type="float" office:value="18.0554700852678" calcext:value-type="float">
            <text:p>18,0554700853</text:p>
          </table:table-cell>
          <table:table-cell table:style-name="ce188" table:formula="of:=[.U16]*[.$B$6]" office:value-type="float" office:value="837.277371291739" calcext:value-type="float">
            <text:p>837,2773712917</text:p>
          </table:table-cell>
          <table:table-cell table:style-name="ce188" table:formula="of:=[.V16]*[.$B$7]" office:value-type="float" office:value="1302.40829145729" calcext:value-type="float">
            <text:p>1302,4082914573</text:p>
          </table:table-cell>
          <table:table-cell table:style-name="ce188" table:formula="of:=2*[.AA16]*[.AB16]*[.$B$5]/[.$G$4]" office:value-type="float" office:value="0.013630962382749" calcext:value-type="float">
            <text:p>0,0136309624</text:p>
          </table:table-cell>
          <table:table-cell table:style-name="ce188" table:formula="of:=[.W16]-[.AC16]" office:value-type="float" office:value="325.986369037617" calcext:value-type="float">
            <text:p>325,9863690376</text:p>
          </table:table-cell>
          <table:table-cell table:style-name="ce188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188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88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88" table:formula="of:=SQRT([.AG16]*[.AG16]+[.Z16]*[.Z16])" office:value-type="float" office:value="18.0554701118827" calcext:value-type="float">
            <text:p>18,0554701119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1083" calcext:value-type="float">
            <text:p>1083</text:p>
          </table:table-cell>
          <table:table-cell table:style-name="ce188" office:value-type="float" office:value="2049" calcext:value-type="float">
            <text:p>2049</text:p>
          </table:table-cell>
          <table:table-cell table:style-name="ce188" office:value-type="float" office:value="302" calcext:value-type="float">
            <text:p>302</text:p>
          </table:table-cell>
          <table:table-cell table:style-name="ce188" table:formula="of:=SQRT([.AJ16])" office:value-type="float" office:value="32.9089653438087" calcext:value-type="float">
            <text:p>32,9089653438</text:p>
          </table:table-cell>
          <table:table-cell table:style-name="ce188" table:formula="of:=SQRT([.AK16])" office:value-type="float" office:value="45.2658811910251" calcext:value-type="float">
            <text:p>45,265881191</text:p>
          </table:table-cell>
          <table:table-cell table:style-name="ce188" table:formula="of:=SQRT([.AL16])" office:value-type="float" office:value="17.3781471969828" calcext:value-type="float">
            <text:p>17,378147197</text:p>
          </table:table-cell>
          <table:table-cell table:style-name="ce188" table:formula="of:=[.AJ16]*[.$B$6]" office:value-type="float" office:value="772.377677264866" calcext:value-type="float">
            <text:p>772,3776772649</text:p>
          </table:table-cell>
          <table:table-cell table:style-name="ce188" table:formula="of:=[.AK16]*[.$B$7]" office:value-type="float" office:value="1535.46293969849" calcext:value-type="float">
            <text:p>1535,4629396985</text:p>
          </table:table-cell>
          <table:table-cell table:style-name="ce188" table:formula="of:=2*[.AP16]*[.AQ16]*[.$B$5]/[.$G$4]" office:value-type="float" office:value="0.0148244662361326" calcext:value-type="float">
            <text:p>0,0148244662</text:p>
          </table:table-cell>
          <table:table-cell table:style-name="ce188" table:formula="of:=[.AL16]-[.AR16]" office:value-type="float" office:value="301.985175533764" calcext:value-type="float">
            <text:p>301,9851755338</text:p>
          </table:table-cell>
          <table:table-cell table:style-name="ce188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188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88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88" table:formula="of:=SQRT([.AV16]*[.AV16]+[.AO16]*[.AO16])" office:value-type="float" office:value="17.3781472416108" calcext:value-type="float">
            <text:p>17,3781472416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783" calcext:value-type="float">
            <text:p>783</text:p>
          </table:table-cell>
          <table:table-cell table:style-name="ce188" office:value-type="float" office:value="984" calcext:value-type="float">
            <text:p>984</text:p>
          </table:table-cell>
          <table:table-cell table:style-name="ce188" office:value-type="float" office:value="103" calcext:value-type="float">
            <text:p>103</text:p>
          </table:table-cell>
          <table:table-cell table:style-name="ce188" table:formula="of:=SQRT([.AY16])" office:value-type="float" office:value="27.9821371592664" calcext:value-type="float">
            <text:p>27,9821371593</text:p>
          </table:table-cell>
          <table:table-cell table:style-name="ce188" table:formula="of:=SQRT([.AZ16])" office:value-type="float" office:value="31.3687742827162" calcext:value-type="float">
            <text:p>31,3687742827</text:p>
          </table:table-cell>
          <table:table-cell table:style-name="ce188" table:formula="of:=SQRT([.BA16])" office:value-type="float" office:value="10.1488915650922" calcext:value-type="float">
            <text:p>10,1488915651</text:p>
          </table:table-cell>
          <table:table-cell table:style-name="ce188" table:formula="of:=[.AY16]*[.$B$21]" office:value-type="float" office:value="297.341772151899" calcext:value-type="float">
            <text:p>297,3417721519</text:p>
          </table:table-cell>
          <table:table-cell table:style-name="ce188" table:formula="of:=[.AZ16]*[.$B$22]" office:value-type="float" office:value="328.129133858268" calcext:value-type="float">
            <text:p>328,1291338583</text:p>
          </table:table-cell>
          <table:table-cell table:style-name="ce188" table:formula="of:=2*[.BE16]*[.BF16]*[.$B$5]/[.$G$4]" office:value-type="float" office:value="0.00121958122695106" calcext:value-type="float">
            <text:p>0,0012195812</text:p>
          </table:table-cell>
          <table:table-cell table:style-name="ce188" table:formula="of:=[.BA16]-[.BG16]" office:value-type="float" office:value="102.998780418773" calcext:value-type="float">
            <text:p>102,9987804188</text:p>
          </table:table-cell>
          <table:table-cell table:style-name="ce188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188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88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88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90" calcext:value-type="float">
            <text:p>90</text:p>
          </table:table-cell>
          <table:table-cell table:style-name="ce188" office:value-type="float" office:value="1288" calcext:value-type="float">
            <text:p>1288</text:p>
          </table:table-cell>
          <table:table-cell table:style-name="ce188" office:value-type="float" office:value="1692" calcext:value-type="float">
            <text:p>1692</text:p>
          </table:table-cell>
          <table:table-cell table:style-name="ce188" office:value-type="float" office:value="410" calcext:value-type="float">
            <text:p>410</text:p>
          </table:table-cell>
          <table:table-cell table:style-name="ce188" table:formula="of:=SQRT([.F17])" office:value-type="float" office:value="35.8887168898527" calcext:value-type="float">
            <text:p>35,8887168899</text:p>
          </table:table-cell>
          <table:table-cell table:style-name="ce188" table:formula="of:=SQRT([.G17])" office:value-type="float" office:value="41.1339276024063" calcext:value-type="float">
            <text:p>41,1339276024</text:p>
          </table:table-cell>
          <table:table-cell table:style-name="ce188" table:formula="of:=SQRT([.H17])" office:value-type="float" office:value="20.2484567313166" calcext:value-type="float">
            <text:p>20,2484567313</text:p>
          </table:table-cell>
          <table:table-cell table:style-name="ce188" table:formula="of:=[.F17]*[.$B$6]" office:value-type="float" office:value="918.58028468804" calcext:value-type="float">
            <text:p>918,580284688</text:p>
          </table:table-cell>
          <table:table-cell table:style-name="ce188" table:formula="of:=[.G17]*[.$B$7]" office:value-type="float" office:value="1267.93718592965" calcext:value-type="float">
            <text:p>1267,9371859297</text:p>
          </table:table-cell>
          <table:table-cell table:style-name="ce188" table:formula="of:=2*[.L17]*[.M17]*[.$B$5]/[.$G$4]" office:value-type="float" office:value="0.0145587762652226" calcext:value-type="float">
            <text:p>0,0145587763</text:p>
          </table:table-cell>
          <table:table-cell table:style-name="ce188" table:formula="of:=[.H17]-[.N17]" office:value-type="float" office:value="409.985441223735" calcext:value-type="float">
            <text:p>409,9854412237</text:p>
          </table:table-cell>
          <table:table-cell table:style-name="ce188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188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88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88" table:formula="of:=SQRT([.R17]*[.R17]+[.K17]*[.K17])" office:value-type="float" office:value="20.2484567545554" calcext:value-type="float">
            <text:p>20,2484567546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float" office:value="1125" calcext:value-type="float">
            <text:p>1125</text:p>
          </table:table-cell>
          <table:table-cell table:style-name="ce188" office:value-type="float" office:value="1793" calcext:value-type="float">
            <text:p>1793</text:p>
          </table:table-cell>
          <table:table-cell table:style-name="ce188" office:value-type="float" office:value="369" calcext:value-type="float">
            <text:p>369</text:p>
          </table:table-cell>
          <table:table-cell table:style-name="ce188" table:formula="of:=SQRT([.U17])" office:value-type="float" office:value="33.5410196624968" calcext:value-type="float">
            <text:p>33,5410196625</text:p>
          </table:table-cell>
          <table:table-cell table:style-name="ce188" table:formula="of:=SQRT([.V17])" office:value-type="float" office:value="42.3438307194803" calcext:value-type="float">
            <text:p>42,3438307195</text:p>
          </table:table-cell>
          <table:table-cell table:style-name="ce188" table:formula="of:=SQRT([.W17])" office:value-type="float" office:value="19.2093727122985" calcext:value-type="float">
            <text:p>19,2093727123</text:p>
          </table:table-cell>
          <table:table-cell table:style-name="ce188" table:formula="of:=[.U17]*[.$B$6]" office:value-type="float" office:value="802.331382200346" calcext:value-type="float">
            <text:p>802,3313822003</text:p>
          </table:table-cell>
          <table:table-cell table:style-name="ce188" table:formula="of:=[.V17]*[.$B$7]" office:value-type="float" office:value="1343.62374371859" calcext:value-type="float">
            <text:p>1343,6237437186</text:p>
          </table:table-cell>
          <table:table-cell table:style-name="ce188" table:formula="of:=2*[.AA17]*[.AB17]*[.$B$5]/[.$G$4]" office:value-type="float" office:value="0.0134753936931868" calcext:value-type="float">
            <text:p>0,0134753937</text:p>
          </table:table-cell>
          <table:table-cell table:style-name="ce188" table:formula="of:=[.W17]-[.AC17]" office:value-type="float" office:value="368.986524606307" calcext:value-type="float">
            <text:p>368,9865246063</text:p>
          </table:table-cell>
          <table:table-cell table:style-name="ce188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188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88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88" table:formula="of:=SQRT([.AG17]*[.AG17]+[.Z17]*[.Z17])" office:value-type="float" office:value="19.2093727391806" calcext:value-type="float">
            <text:p>19,2093727392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float" office:value="1055" calcext:value-type="float">
            <text:p>1055</text:p>
          </table:table-cell>
          <table:table-cell table:style-name="ce188" office:value-type="float" office:value="2029" calcext:value-type="float">
            <text:p>2029</text:p>
          </table:table-cell>
          <table:table-cell table:style-name="ce188" office:value-type="float" office:value="325" calcext:value-type="float">
            <text:p>325</text:p>
          </table:table-cell>
          <table:table-cell table:style-name="ce188" table:formula="of:=SQRT([.AJ17])" office:value-type="float" office:value="32.4807635378234" calcext:value-type="float">
            <text:p>32,4807635378</text:p>
          </table:table-cell>
          <table:table-cell table:style-name="ce188" table:formula="of:=SQRT([.AK17])" office:value-type="float" office:value="45.0444225182208" calcext:value-type="float">
            <text:p>45,0444225182</text:p>
          </table:table-cell>
          <table:table-cell table:style-name="ce188" table:formula="of:=SQRT([.AL17])" office:value-type="float" office:value="18.0277563773199" calcext:value-type="float">
            <text:p>18,0277563773</text:p>
          </table:table-cell>
          <table:table-cell table:style-name="ce188" table:formula="of:=[.AJ17]*[.$B$6]" office:value-type="float" office:value="752.408540641213" calcext:value-type="float">
            <text:p>752,4085406412</text:p>
          </table:table-cell>
          <table:table-cell table:style-name="ce188" table:formula="of:=[.AK17]*[.$B$7]" office:value-type="float" office:value="1520.47550251256" calcext:value-type="float">
            <text:p>1520,4755025126</text:p>
          </table:table-cell>
          <table:table-cell table:style-name="ce188" table:formula="of:=2*[.AP17]*[.AQ17]*[.$B$5]/[.$G$4]" office:value-type="float" office:value="0.0143002344240774" calcext:value-type="float">
            <text:p>0,0143002344</text:p>
          </table:table-cell>
          <table:table-cell table:style-name="ce188" table:formula="of:=[.AL17]-[.AR17]" office:value-type="float" office:value="324.985699765576" calcext:value-type="float">
            <text:p>324,9856997656</text:p>
          </table:table-cell>
          <table:table-cell table:style-name="ce188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188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88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88" table:formula="of:=SQRT([.AV17]*[.AV17]+[.AO17]*[.AO17])" office:value-type="float" office:value="18.0277564185541" calcext:value-type="float">
            <text:p>18,0277564186</text:p>
          </table:table-cell>
          <table:table-cell table:style-name="ce188" office:value-type="float" office:value="90" calcext:value-type="float">
            <text:p>90</text:p>
          </table:table-cell>
          <table:table-cell table:style-name="ce188" office:value-type="float" office:value="815" calcext:value-type="float">
            <text:p>815</text:p>
          </table:table-cell>
          <table:table-cell table:style-name="ce188" office:value-type="float" office:value="1059" calcext:value-type="float">
            <text:p>1059</text:p>
          </table:table-cell>
          <table:table-cell table:style-name="ce188" office:value-type="float" office:value="118" calcext:value-type="float">
            <text:p>118</text:p>
          </table:table-cell>
          <table:table-cell table:style-name="ce188" table:formula="of:=SQRT([.AY17])" office:value-type="float" office:value="28.5482048472404" calcext:value-type="float">
            <text:p>28,5482048472</text:p>
          </table:table-cell>
          <table:table-cell table:style-name="ce188" table:formula="of:=SQRT([.AZ17])" office:value-type="float" office:value="32.542280190546" calcext:value-type="float">
            <text:p>32,5422801905</text:p>
          </table:table-cell>
          <table:table-cell table:style-name="ce188" table:formula="of:=SQRT([.BA17])" office:value-type="float" office:value="10.8627804912002" calcext:value-type="float">
            <text:p>10,8627804912</text:p>
          </table:table-cell>
          <table:table-cell table:style-name="ce188" table:formula="of:=[.AY17]*[.$B$21]" office:value-type="float" office:value="309.493670886076" calcext:value-type="float">
            <text:p>309,4936708861</text:p>
          </table:table-cell>
          <table:table-cell table:style-name="ce188" table:formula="of:=[.AZ17]*[.$B$22]" office:value-type="float" office:value="353.138976377953" calcext:value-type="float">
            <text:p>353,138976378</text:p>
          </table:table-cell>
          <table:table-cell table:style-name="ce188" table:formula="of:=2*[.BE17]*[.BF17]*[.$B$5]/[.$G$4]" office:value-type="float" office:value="0.00136617847665205" calcext:value-type="float">
            <text:p>0,0013661785</text:p>
          </table:table-cell>
          <table:table-cell table:style-name="ce188" table:formula="of:=[.BA17]-[.BG17]" office:value-type="float" office:value="117.998633821523" calcext:value-type="float">
            <text:p>117,9986338215</text:p>
          </table:table-cell>
          <table:table-cell table:style-name="ce188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188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88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88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100" calcext:value-type="float">
            <text:p>100</text:p>
          </table:table-cell>
          <table:table-cell table:style-name="ce188" office:value-type="float" office:value="1253" calcext:value-type="float">
            <text:p>1253</text:p>
          </table:table-cell>
          <table:table-cell table:style-name="ce188" office:value-type="float" office:value="1668" calcext:value-type="float">
            <text:p>1668</text:p>
          </table:table-cell>
          <table:table-cell table:style-name="ce188" office:value-type="float" office:value="371" calcext:value-type="float">
            <text:p>371</text:p>
          </table:table-cell>
          <table:table-cell table:style-name="ce188" table:formula="of:=SQRT([.F18])" office:value-type="float" office:value="35.3977400408557" calcext:value-type="float">
            <text:p>35,3977400409</text:p>
          </table:table-cell>
          <table:table-cell table:style-name="ce188" table:formula="of:=SQRT([.G18])" office:value-type="float" office:value="40.8411557133243" calcext:value-type="float">
            <text:p>40,8411557133</text:p>
          </table:table-cell>
          <table:table-cell table:style-name="ce188" table:formula="of:=SQRT([.H18])" office:value-type="float" office:value="19.2613602842582" calcext:value-type="float">
            <text:p>19,2613602843</text:p>
          </table:table-cell>
          <table:table-cell table:style-name="ce188" table:formula="of:=[.F18]*[.$B$6]" office:value-type="float" office:value="893.618863908474" calcext:value-type="float">
            <text:p>893,6188639085</text:p>
          </table:table-cell>
          <table:table-cell table:style-name="ce188" table:formula="of:=[.G18]*[.$B$7]" office:value-type="float" office:value="1249.95226130653" calcext:value-type="float">
            <text:p>1249,9522613065</text:p>
          </table:table-cell>
          <table:table-cell table:style-name="ce188" table:formula="of:=2*[.L18]*[.M18]*[.$B$5]/[.$G$4]" office:value-type="float" office:value="0.0139622614961071" calcext:value-type="float">
            <text:p>0,0139622615</text:p>
          </table:table-cell>
          <table:table-cell table:style-name="ce188" table:formula="of:=[.H18]-[.N18]" office:value-type="float" office:value="370.986037738504" calcext:value-type="float">
            <text:p>370,9860377385</text:p>
          </table:table-cell>
          <table:table-cell table:style-name="ce188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188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88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88" table:formula="of:=SQRT([.R18]*[.R18]+[.K18]*[.K18])" office:value-type="float" office:value="19.2613603072504" calcext:value-type="float">
            <text:p>19,2613603073</text:p>
          </table:table-cell>
          <table:table-cell table:style-name="ce188" office:value-type="float" office:value="100" calcext:value-type="float">
            <text:p>100</text:p>
          </table:table-cell>
          <table:table-cell table:style-name="ce188" office:value-type="float" office:value="1110" calcext:value-type="float">
            <text:p>1110</text:p>
          </table:table-cell>
          <table:table-cell table:style-name="ce188" office:value-type="float" office:value="1855" calcext:value-type="float">
            <text:p>1855</text:p>
          </table:table-cell>
          <table:table-cell table:style-name="ce188" office:value-type="float" office:value="300" calcext:value-type="float">
            <text:p>300</text:p>
          </table:table-cell>
          <table:table-cell table:style-name="ce188" table:formula="of:=SQRT([.U18])" office:value-type="float" office:value="33.3166624979154" calcext:value-type="float">
            <text:p>33,3166624979</text:p>
          </table:table-cell>
          <table:table-cell table:style-name="ce188" table:formula="of:=SQRT([.V18])" office:value-type="float" office:value="43.0697109347161" calcext:value-type="float">
            <text:p>43,0697109347</text:p>
          </table:table-cell>
          <table:table-cell table:style-name="ce188" table:formula="of:=SQRT([.W18])" office:value-type="float" office:value="17.3205080756888" calcext:value-type="float">
            <text:p>17,3205080757</text:p>
          </table:table-cell>
          <table:table-cell table:style-name="ce188" table:formula="of:=[.U18]*[.$B$6]" office:value-type="float" office:value="791.633630437675" calcext:value-type="float">
            <text:p>791,6336304377</text:p>
          </table:table-cell>
          <table:table-cell table:style-name="ce188" table:formula="of:=[.V18]*[.$B$7]" office:value-type="float" office:value="1390.08479899497" calcext:value-type="float">
            <text:p>1390,084798995</text:p>
          </table:table-cell>
          <table:table-cell table:style-name="ce188" table:formula="of:=2*[.AA18]*[.AB18]*[.$B$5]/[.$G$4]" office:value-type="float" office:value="0.0137554734505577" calcext:value-type="float">
            <text:p>0,0137554735</text:p>
          </table:table-cell>
          <table:table-cell table:style-name="ce188" table:formula="of:=[.W18]-[.AC18]" office:value-type="float" office:value="299.986244526549" calcext:value-type="float">
            <text:p>299,9862445266</text:p>
          </table:table-cell>
          <table:table-cell table:style-name="ce188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188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88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88" table:formula="of:=SQRT([.AG18]*[.AG18]+[.Z18]*[.Z18])" office:value-type="float" office:value="17.3205081086169" calcext:value-type="float">
            <text:p>17,3205081086</text:p>
          </table:table-cell>
          <table:table-cell table:style-name="ce188" office:value-type="float" office:value="100" calcext:value-type="float">
            <text:p>100</text:p>
          </table:table-cell>
          <table:table-cell table:style-name="ce188" office:value-type="float" office:value="1020" calcext:value-type="float">
            <text:p>1020</text:p>
          </table:table-cell>
          <table:table-cell table:style-name="ce188" office:value-type="float" office:value="1987" calcext:value-type="float">
            <text:p>1987</text:p>
          </table:table-cell>
          <table:table-cell table:style-name="ce188" office:value-type="float" office:value="276" calcext:value-type="float">
            <text:p>276</text:p>
          </table:table-cell>
          <table:table-cell table:style-name="ce188" table:formula="of:=SQRT([.AJ18])" office:value-type="float" office:value="31.9374388453426" calcext:value-type="float">
            <text:p>31,9374388453</text:p>
          </table:table-cell>
          <table:table-cell table:style-name="ce188" table:formula="of:=SQRT([.AK18])" office:value-type="float" office:value="44.5757781760453" calcext:value-type="float">
            <text:p>44,575778176</text:p>
          </table:table-cell>
          <table:table-cell table:style-name="ce188" table:formula="of:=SQRT([.AL18])" office:value-type="float" office:value="16.6132477258361" calcext:value-type="float">
            <text:p>16,6132477258</text:p>
          </table:table-cell>
          <table:table-cell table:style-name="ce188" table:formula="of:=[.AJ18]*[.$B$6]" office:value-type="float" office:value="727.447119861647" calcext:value-type="float">
            <text:p>727,4471198616</text:p>
          </table:table-cell>
          <table:table-cell table:style-name="ce188" table:formula="of:=[.AK18]*[.$B$7]" office:value-type="float" office:value="1489.00188442211" calcext:value-type="float">
            <text:p>1489,0018844221</text:p>
          </table:table-cell>
          <table:table-cell table:style-name="ce188" table:formula="of:=2*[.AP18]*[.AQ18]*[.$B$5]/[.$G$4]" office:value-type="float" office:value="0.0135396266536429" calcext:value-type="float">
            <text:p>0,0135396267</text:p>
          </table:table-cell>
          <table:table-cell table:style-name="ce188" table:formula="of:=[.AL18]-[.AR18]" office:value-type="float" office:value="275.986460373346" calcext:value-type="float">
            <text:p>275,9864603733</text:p>
          </table:table-cell>
          <table:table-cell table:style-name="ce188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188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88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88" table:formula="of:=SQRT([.AV18]*[.AV18]+[.AO18]*[.AO18])" office:value-type="float" office:value="16.613247767083" calcext:value-type="float">
            <text:p>16,6132477671</text:p>
          </table:table-cell>
          <table:table-cell table:style-name="ce188" office:value-type="float" office:value="100" calcext:value-type="float">
            <text:p>100</text:p>
          </table:table-cell>
          <table:table-cell table:style-name="ce188" office:value-type="float" office:value="790" calcext:value-type="float">
            <text:p>790</text:p>
          </table:table-cell>
          <table:table-cell table:style-name="ce188" office:value-type="float" office:value="1027" calcext:value-type="float">
            <text:p>1027</text:p>
          </table:table-cell>
          <table:table-cell table:style-name="ce188" office:value-type="float" office:value="102" calcext:value-type="float">
            <text:p>102</text:p>
          </table:table-cell>
          <table:table-cell table:style-name="ce188" table:formula="of:=SQRT([.AY18])" office:value-type="float" office:value="28.1069386451104" calcext:value-type="float">
            <text:p>28,1069386451</text:p>
          </table:table-cell>
          <table:table-cell table:style-name="ce188" table:formula="of:=SQRT([.AZ18])" office:value-type="float" office:value="32.0468407179241" calcext:value-type="float">
            <text:p>32,0468407179</text:p>
          </table:table-cell>
          <table:table-cell table:style-name="ce188" table:formula="of:=SQRT([.BA18])" office:value-type="float" office:value="10.0995049383621" calcext:value-type="float">
            <text:p>10,0995049384</text:p>
          </table:table-cell>
          <table:table-cell table:style-name="ce188" table:formula="of:=[.AY18]*[.$B$21]" office:value-type="float" office:value="300" calcext:value-type="float">
            <text:p>300</text:p>
          </table:table-cell>
          <table:table-cell table:style-name="ce188" table:formula="of:=[.AZ18]*[.$B$22]" office:value-type="float" office:value="342.46811023622" calcext:value-type="float">
            <text:p>342,4681102362</text:p>
          </table:table-cell>
          <table:table-cell table:style-name="ce188" table:formula="of:=2*[.BE18]*[.BF18]*[.$B$5]/[.$G$4]" office:value-type="float" office:value="0.00128425541338583" calcext:value-type="float">
            <text:p>0,0012842554</text:p>
          </table:table-cell>
          <table:table-cell table:style-name="ce188" table:formula="of:=[.BA18]-[.BG18]" office:value-type="float" office:value="101.998715744587" calcext:value-type="float">
            <text:p>101,9987157446</text:p>
          </table:table-cell>
          <table:table-cell table:style-name="ce188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188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88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88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151" office:value-type="string" calcext:value-type="string">
            <text:p>Fonte 2 (Menor actividade)</text:p>
          </table:table-cell>
          <table:table-cell table:style-name="ce178"/>
          <table:table-cell table:style-name="ce180"/>
          <table:table-cell table:style-name="ce183"/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1328" calcext:value-type="float">
            <text:p>1328</text:p>
          </table:table-cell>
          <table:table-cell table:style-name="ce188" office:value-type="float" office:value="1700" calcext:value-type="float">
            <text:p>1700</text:p>
          </table:table-cell>
          <table:table-cell table:style-name="ce188" office:value-type="float" office:value="374" calcext:value-type="float">
            <text:p>374</text:p>
          </table:table-cell>
          <table:table-cell table:style-name="ce188" table:formula="of:=SQRT([.F19])" office:value-type="float" office:value="36.4417343165772" calcext:value-type="float">
            <text:p>36,4417343166</text:p>
          </table:table-cell>
          <table:table-cell table:style-name="ce188" table:formula="of:=SQRT([.G19])" office:value-type="float" office:value="41.2310562561766" calcext:value-type="float">
            <text:p>41,2310562562</text:p>
          </table:table-cell>
          <table:table-cell table:style-name="ce188" table:formula="of:=SQRT([.H19])" office:value-type="float" office:value="19.3390796058137" calcext:value-type="float">
            <text:p>19,3390796058</text:p>
          </table:table-cell>
          <table:table-cell table:style-name="ce188" table:formula="of:=[.F19]*[.$B$6]" office:value-type="float" office:value="947.10762272183" calcext:value-type="float">
            <text:p>947,1076227218</text:p>
          </table:table-cell>
          <table:table-cell table:style-name="ce188" table:formula="of:=[.G19]*[.$B$7]" office:value-type="float" office:value="1273.93216080402" calcext:value-type="float">
            <text:p>1273,932160804</text:p>
          </table:table-cell>
          <table:table-cell table:style-name="ce188" table:formula="of:=2*[.L19]*[.M19]*[.$B$5]/[.$G$4]" office:value-type="float" office:value="0.0150818857540998" calcext:value-type="float">
            <text:p>0,0150818858</text:p>
          </table:table-cell>
          <table:table-cell table:style-name="ce188" table:formula="of:=[.H19]-[.N19]" office:value-type="float" office:value="373.984918114246" calcext:value-type="float">
            <text:p>373,9849181142</text:p>
          </table:table-cell>
          <table:table-cell table:style-name="ce188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188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88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88" table:formula="of:=SQRT([.R19]*[.R19]+[.K19]*[.K19])" office:value-type="float" office:value="19.3390796310159" calcext:value-type="float">
            <text:p>19,339079631</text:p>
          </table:table-cell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1145" calcext:value-type="float">
            <text:p>1145</text:p>
          </table:table-cell>
          <table:table-cell table:style-name="ce188" office:value-type="float" office:value="1787" calcext:value-type="float">
            <text:p>1787</text:p>
          </table:table-cell>
          <table:table-cell table:style-name="ce188" office:value-type="float" office:value="257" calcext:value-type="float">
            <text:p>257</text:p>
          </table:table-cell>
          <table:table-cell table:style-name="ce188" table:formula="of:=SQRT([.U19])" office:value-type="float" office:value="33.8378486313773" calcext:value-type="float">
            <text:p>33,8378486314</text:p>
          </table:table-cell>
          <table:table-cell table:style-name="ce188" table:formula="of:=SQRT([.V19])" office:value-type="float" office:value="42.2729227756965" calcext:value-type="float">
            <text:p>42,2729227757</text:p>
          </table:table-cell>
          <table:table-cell table:style-name="ce188" table:formula="of:=SQRT([.W19])" office:value-type="float" office:value="16.0312195418814" calcext:value-type="float">
            <text:p>16,0312195419</text:p>
          </table:table-cell>
          <table:table-cell table:style-name="ce188" table:formula="of:=[.U19]*[.$B$6]" office:value-type="float" office:value="816.595051217241" calcext:value-type="float">
            <text:p>816,5950512172</text:p>
          </table:table-cell>
          <table:table-cell table:style-name="ce188" table:formula="of:=[.V19]*[.$B$7]" office:value-type="float" office:value="1339.12751256281" calcext:value-type="float">
            <text:p>1339,1275125628</text:p>
          </table:table-cell>
          <table:table-cell table:style-name="ce188" table:formula="of:=2*[.AA19]*[.AB19]*[.$B$5]/[.$G$4]" office:value-type="float" office:value="0.0136690612463456" calcext:value-type="float">
            <text:p>0,0136690612</text:p>
          </table:table-cell>
          <table:table-cell table:style-name="ce188" table:formula="of:=[.W19]-[.AC19]" office:value-type="float" office:value="256.986330938754" calcext:value-type="float">
            <text:p>256,9863309388</text:p>
          </table:table-cell>
          <table:table-cell table:style-name="ce188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188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88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88" table:formula="of:=SQRT([.AG19]*[.AG19]+[.Z19]*[.Z19])" office:value-type="float" office:value="16.0312195740619" calcext:value-type="float">
            <text:p>16,0312195741</text:p>
          </table:table-cell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1003" calcext:value-type="float">
            <text:p>1003</text:p>
          </table:table-cell>
          <table:table-cell table:style-name="ce188" office:value-type="float" office:value="2073" calcext:value-type="float">
            <text:p>2073</text:p>
          </table:table-cell>
          <table:table-cell table:style-name="ce188" office:value-type="float" office:value="169" calcext:value-type="float">
            <text:p>169</text:p>
          </table:table-cell>
          <table:table-cell table:style-name="ce188" table:formula="of:=SQRT([.AJ19])" office:value-type="float" office:value="31.6701752442262" calcext:value-type="float">
            <text:p>31,6701752442</text:p>
          </table:table-cell>
          <table:table-cell table:style-name="ce188" table:formula="of:=SQRT([.AK19])" office:value-type="float" office:value="45.5302097513288" calcext:value-type="float">
            <text:p>45,5302097513</text:p>
          </table:table-cell>
          <table:table-cell table:style-name="ce188" table:formula="of:=SQRT([.AL19])" office:value-type="float" office:value="13" calcext:value-type="float">
            <text:p>13</text:p>
          </table:table-cell>
          <table:table-cell table:style-name="ce188" table:formula="of:=[.AJ19]*[.$B$6]" office:value-type="float" office:value="715.323001197286" calcext:value-type="float">
            <text:p>715,3230011973</text:p>
          </table:table-cell>
          <table:table-cell table:style-name="ce188" table:formula="of:=[.AK19]*[.$B$7]" office:value-type="float" office:value="1553.44786432161" calcext:value-type="float">
            <text:p>1553,4478643216</text:p>
          </table:table-cell>
          <table:table-cell table:style-name="ce188" table:formula="of:=2*[.AP19]*[.AQ19]*[.$B$5]/[.$G$4]" office:value-type="float" office:value="0.0138902123563756" calcext:value-type="float">
            <text:p>0,0138902124</text:p>
          </table:table-cell>
          <table:table-cell table:style-name="ce188" table:formula="of:=[.AL19]-[.AR19]" office:value-type="float" office:value="168.986109787644" calcext:value-type="float">
            <text:p>168,9861097876</text:p>
          </table:table-cell>
          <table:table-cell table:style-name="ce188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188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88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88" table:formula="of:=SQRT([.AV19]*[.AV19]+[.AO19]*[.AO19])" office:value-type="float" office:value="13.0000000602178" calcext:value-type="float">
            <text:p>13,0000000602</text:p>
          </table:table-cell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781" calcext:value-type="float">
            <text:p>781</text:p>
          </table:table-cell>
          <table:table-cell table:style-name="ce188" office:value-type="float" office:value="991" calcext:value-type="float">
            <text:p>991</text:p>
          </table:table-cell>
          <table:table-cell table:style-name="ce188" office:value-type="float" office:value="83" calcext:value-type="float">
            <text:p>83</text:p>
          </table:table-cell>
          <table:table-cell table:style-name="ce188" table:formula="of:=SQRT([.AY19])" office:value-type="float" office:value="27.9463772249642" calcext:value-type="float">
            <text:p>27,946377225</text:p>
          </table:table-cell>
          <table:table-cell table:style-name="ce188" table:formula="of:=SQRT([.AZ19])" office:value-type="float" office:value="31.4801524773944" calcext:value-type="float">
            <text:p>31,4801524774</text:p>
          </table:table-cell>
          <table:table-cell table:style-name="ce188" table:formula="of:=SQRT([.BA19])" office:value-type="float" office:value="9.1104335791443" calcext:value-type="float">
            <text:p>9,1104335791</text:p>
          </table:table-cell>
          <table:table-cell table:style-name="ce188" table:formula="of:=[.AY19]*[.$B$21]" office:value-type="float" office:value="296.582278481013" calcext:value-type="float">
            <text:p>296,582278481</text:p>
          </table:table-cell>
          <table:table-cell table:style-name="ce188" table:formula="of:=[.AZ19]*[.$B$22]" office:value-type="float" office:value="330.463385826772" calcext:value-type="float">
            <text:p>330,4633858268</text:p>
          </table:table-cell>
          <table:table-cell table:style-name="ce188" table:formula="of:=2*[.BE19]*[.BF19]*[.$B$5]/[.$G$4]" office:value-type="float" office:value="0.00122511979903817" calcext:value-type="float">
            <text:p>0,0012251198</text:p>
          </table:table-cell>
          <table:table-cell table:style-name="ce188" table:formula="of:=[.BA19]-[.BG19]" office:value-type="float" office:value="82.998774880201" calcext:value-type="float">
            <text:p>82,9987748802</text:p>
          </table:table-cell>
          <table:table-cell table:style-name="ce188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188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88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88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153"/>
          <table:table-cell office:value-type="string" calcext:value-type="string">
            <text:p>valor</text:p>
          </table:table-cell>
          <table:table-cell table:style-name="ce181" office:value-type="string" calcext:value-type="string">
            <text:p>erro</text:p>
          </table:table-cell>
          <table:table-cell table:style-name="ce183"/>
          <table:table-cell table:style-name="ce188" office:value-type="float" office:value="120" calcext:value-type="float">
            <text:p>120</text:p>
          </table:table-cell>
          <table:table-cell table:style-name="ce188" office:value-type="float" office:value="1271" calcext:value-type="float">
            <text:p>1271</text:p>
          </table:table-cell>
          <table:table-cell table:style-name="ce188" office:value-type="float" office:value="1583" calcext:value-type="float">
            <text:p>1583</text:p>
          </table:table-cell>
          <table:table-cell table:style-name="ce188" office:value-type="float" office:value="332" calcext:value-type="float">
            <text:p>332</text:p>
          </table:table-cell>
          <table:table-cell table:style-name="ce188" table:formula="of:=SQRT([.F20])" office:value-type="float" office:value="35.6510869399518" calcext:value-type="float">
            <text:p>35,65108694</text:p>
          </table:table-cell>
          <table:table-cell table:style-name="ce188" table:formula="of:=SQRT([.G20])" office:value-type="float" office:value="39.7869325281555" calcext:value-type="float">
            <text:p>39,7869325282</text:p>
          </table:table-cell>
          <table:table-cell table:style-name="ce188" table:formula="of:=SQRT([.H20])" office:value-type="float" office:value="18.2208671582886" calcext:value-type="float">
            <text:p>18,2208671583</text:p>
          </table:table-cell>
          <table:table-cell table:style-name="ce188" table:formula="of:=[.F20]*[.$B$6]" office:value-type="float" office:value="906.45616602368" calcext:value-type="float">
            <text:p>906,4561660237</text:p>
          </table:table-cell>
          <table:table-cell table:style-name="ce188" table:formula="of:=[.G20]*[.$B$7]" office:value-type="float" office:value="1186.25565326633" calcext:value-type="float">
            <text:p>1186,2556532663</text:p>
          </table:table-cell>
          <table:table-cell table:style-name="ce188" table:formula="of:=2*[.L20]*[.M20]*[.$B$5]/[.$G$4]" office:value-type="float" office:value="0.0134411093922964" calcext:value-type="float">
            <text:p>0,0134411094</text:p>
          </table:table-cell>
          <table:table-cell table:style-name="ce188" table:formula="of:=[.H20]-[.N20]" office:value-type="float" office:value="331.986558890608" calcext:value-type="float">
            <text:p>331,9865588906</text:p>
          </table:table-cell>
          <table:table-cell table:style-name="ce188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188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88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88" table:formula="of:=SQRT([.R20]*[.R20]+[.K20]*[.K20])" office:value-type="float" office:value="18.220867179388" calcext:value-type="float">
            <text:p>18,2208671794</text:p>
          </table:table-cell>
          <table:table-cell table:style-name="ce188" office:value-type="float" office:value="120" calcext:value-type="float">
            <text:p>120</text:p>
          </table:table-cell>
          <table:table-cell table:style-name="ce188" office:value-type="float" office:value="1185" calcext:value-type="float">
            <text:p>1185</text:p>
          </table:table-cell>
          <table:table-cell table:style-name="ce188" office:value-type="float" office:value="1848" calcext:value-type="float">
            <text:p>1848</text:p>
          </table:table-cell>
          <table:table-cell table:style-name="ce188" office:value-type="float" office:value="178" calcext:value-type="float">
            <text:p>178</text:p>
          </table:table-cell>
          <table:table-cell table:style-name="ce188" table:formula="of:=SQRT([.U20])" office:value-type="float" office:value="34.423828956117" calcext:value-type="float">
            <text:p>34,4238289561</text:p>
          </table:table-cell>
          <table:table-cell table:style-name="ce188" table:formula="of:=SQRT([.V20])" office:value-type="float" office:value="42.9883705204094" calcext:value-type="float">
            <text:p>42,9883705204</text:p>
          </table:table-cell>
          <table:table-cell table:style-name="ce188" table:formula="of:=SQRT([.W20])" office:value-type="float" office:value="13.3416640641263" calcext:value-type="float">
            <text:p>13,3416640641</text:p>
          </table:table-cell>
          <table:table-cell table:style-name="ce188" table:formula="of:=[.U20]*[.$B$6]" office:value-type="float" office:value="845.122389251031" calcext:value-type="float">
            <text:p>845,122389251</text:p>
          </table:table-cell>
          <table:table-cell table:style-name="ce188" table:formula="of:=[.V20]*[.$B$7]" office:value-type="float" office:value="1384.8391959799" calcext:value-type="float">
            <text:p>1384,8391959799</text:p>
          </table:table-cell>
          <table:table-cell table:style-name="ce188" table:formula="of:=2*[.AA20]*[.AB20]*[.$B$5]/[.$G$4]" office:value-type="float" office:value="0.0146294826254376" calcext:value-type="float">
            <text:p>0,0146294826</text:p>
          </table:table-cell>
          <table:table-cell table:style-name="ce188" table:formula="of:=[.W20]-[.AC20]" office:value-type="float" office:value="177.985370517375" calcext:value-type="float">
            <text:p>177,9853705174</text:p>
          </table:table-cell>
          <table:table-cell table:style-name="ce188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188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88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88" table:formula="of:=SQRT([.AG20]*[.AG20]+[.Z20]*[.Z20])" office:value-type="float" office:value="13.341664107823" calcext:value-type="float">
            <text:p>13,3416641078</text:p>
          </table:table-cell>
          <table:table-cell table:style-name="ce188" office:value-type="float" office:value="120" calcext:value-type="float">
            <text:p>120</text:p>
          </table:table-cell>
          <table:table-cell table:style-name="ce188" office:value-type="float" office:value="1082" calcext:value-type="float">
            <text:p>1082</text:p>
          </table:table-cell>
          <table:table-cell table:style-name="ce188" office:value-type="float" office:value="1928" calcext:value-type="float">
            <text:p>1928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table:formula="of:=SQRT([.AJ20])" office:value-type="float" office:value="32.8937684067971" calcext:value-type="float">
            <text:p>32,8937684068</text:p>
          </table:table-cell>
          <table:table-cell table:style-name="ce188" table:formula="of:=SQRT([.AK20])" office:value-type="float" office:value="43.9089968002003" calcext:value-type="float">
            <text:p>43,9089968002</text:p>
          </table:table-cell>
          <table:table-cell table:style-name="ce188" table:formula="of:=SQRT([.AL20])" office:value-type="float" office:value="7.07106781186548" calcext:value-type="float">
            <text:p>7,0710678119</text:p>
          </table:table-cell>
          <table:table-cell table:style-name="ce188" table:formula="of:=[.AJ20]*[.$B$6]" office:value-type="float" office:value="771.664493814022" calcext:value-type="float">
            <text:p>771,664493814</text:p>
          </table:table-cell>
          <table:table-cell table:style-name="ce188" table:formula="of:=[.AK20]*[.$B$7]" office:value-type="float" office:value="1444.78894472362" calcext:value-type="float">
            <text:p>1444,7889447236</text:p>
          </table:table-cell>
          <table:table-cell table:style-name="ce188" table:formula="of:=2*[.AP20]*[.AQ20]*[.$B$5]/[.$G$4]" office:value-type="float" office:value="0.0139361541212281" calcext:value-type="float">
            <text:p>0,0139361541</text:p>
          </table:table-cell>
          <table:table-cell table:style-name="ce188" table:formula="of:=[.AL20]-[.AR20]" office:value-type="float" office:value="49.9860638458788" calcext:value-type="float">
            <text:p>49,9860638459</text:p>
          </table:table-cell>
          <table:table-cell table:style-name="ce188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188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88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88" table:formula="of:=SQRT([.AV20]*[.AV20]+[.AO20]*[.AO20])" office:value-type="float" office:value="7.07106790194998" calcext:value-type="float">
            <text:p>7,0710679019</text:p>
          </table:table-cell>
          <table:table-cell table:style-name="ce188" office:value-type="float" office:value="120" calcext:value-type="float">
            <text:p>120</text:p>
          </table:table-cell>
          <table:table-cell table:style-name="ce188" office:value-type="float" office:value="783" calcext:value-type="float">
            <text:p>783</text:p>
          </table:table-cell>
          <table:table-cell table:style-name="ce188" office:value-type="float" office:value="1025" calcext:value-type="float">
            <text:p>1025</text:p>
          </table:table-cell>
          <table:table-cell table:style-name="ce188" office:value-type="float" office:value="76" calcext:value-type="float">
            <text:p>76</text:p>
          </table:table-cell>
          <table:table-cell table:style-name="ce188" table:formula="of:=SQRT([.AY20])" office:value-type="float" office:value="27.9821371592664" calcext:value-type="float">
            <text:p>27,9821371593</text:p>
          </table:table-cell>
          <table:table-cell table:style-name="ce188" table:formula="of:=SQRT([.AZ20])" office:value-type="float" office:value="32.0156211871642" calcext:value-type="float">
            <text:p>32,0156211872</text:p>
          </table:table-cell>
          <table:table-cell table:style-name="ce188" table:formula="of:=SQRT([.BA20])" office:value-type="float" office:value="8.71779788708135" calcext:value-type="float">
            <text:p>8,7177978871</text:p>
          </table:table-cell>
          <table:table-cell table:style-name="ce188" table:formula="of:=[.AY20]*[.$B$21]" office:value-type="float" office:value="297.341772151899" calcext:value-type="float">
            <text:p>297,3417721519</text:p>
          </table:table-cell>
          <table:table-cell table:style-name="ce188" table:formula="of:=[.AZ20]*[.$B$22]" office:value-type="float" office:value="341.801181102362" calcext:value-type="float">
            <text:p>341,8011811024</text:p>
          </table:table-cell>
          <table:table-cell table:style-name="ce188" table:formula="of:=2*[.BE20]*[.BF20]*[.$B$5]/[.$G$4]" office:value-type="float" office:value="0.00127039711140736" calcext:value-type="float">
            <text:p>0,0012703971</text:p>
          </table:table-cell>
          <table:table-cell table:style-name="ce188" table:formula="of:=[.BA20]-[.BG20]" office:value-type="float" office:value="75.9987296028886" calcext:value-type="float">
            <text:p>75,9987296029</text:p>
          </table:table-cell>
          <table:table-cell table:style-name="ce188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188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88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88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81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83"/>
          <table:table-cell table:style-name="ce188" office:value-type="float" office:value="130" calcext:value-type="float">
            <text:p>130</text:p>
          </table:table-cell>
          <table:table-cell table:style-name="ce188" office:value-type="float" office:value="1315" calcext:value-type="float">
            <text:p>1315</text:p>
          </table:table-cell>
          <table:table-cell table:style-name="ce188" office:value-type="float" office:value="1575" calcext:value-type="float">
            <text:p>1575</text:p>
          </table:table-cell>
          <table:table-cell table:style-name="ce188" office:value-type="float" office:value="275" calcext:value-type="float">
            <text:p>275</text:p>
          </table:table-cell>
          <table:table-cell table:style-name="ce188" table:formula="of:=SQRT([.F21])" office:value-type="float" office:value="36.2629287289375" calcext:value-type="float">
            <text:p>36,2629287289</text:p>
          </table:table-cell>
          <table:table-cell table:style-name="ce188" table:formula="of:=SQRT([.G21])" office:value-type="float" office:value="39.6862696659689" calcext:value-type="float">
            <text:p>39,686269666</text:p>
          </table:table-cell>
          <table:table-cell table:style-name="ce188" table:formula="of:=SQRT([.H21])" office:value-type="float" office:value="16.583123951777" calcext:value-type="float">
            <text:p>16,5831239518</text:p>
          </table:table-cell>
          <table:table-cell table:style-name="ce188" table:formula="of:=[.F21]*[.$B$6]" office:value-type="float" office:value="937.836237860849" calcext:value-type="float">
            <text:p>937,8362378608</text:p>
          </table:table-cell>
          <table:table-cell table:style-name="ce188" table:formula="of:=[.G21]*[.$B$7]" office:value-type="float" office:value="1180.26067839196" calcext:value-type="float">
            <text:p>1180,260678392</text:p>
          </table:table-cell>
          <table:table-cell table:style-name="ce188" table:formula="of:=2*[.L21]*[.M21]*[.$B$5]/[.$G$4]" office:value-type="float" office:value="0.0138361404289776" calcext:value-type="float">
            <text:p>0,0138361404</text:p>
          </table:table-cell>
          <table:table-cell table:style-name="ce188" table:formula="of:=[.H21]-[.N21]" office:value-type="float" office:value="274.986163859571" calcext:value-type="float">
            <text:p>274,9861638596</text:p>
          </table:table-cell>
          <table:table-cell table:style-name="ce188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188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88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88" table:formula="of:=SQRT([.R21]*[.R21]+[.K21]*[.K21])" office:value-type="float" office:value="16.5831239752241" calcext:value-type="float">
            <text:p>16,5831239752</text:p>
          </table:table-cell>
          <table:table-cell table:style-name="ce188" office:value-type="float" office:value="130" calcext:value-type="float">
            <text:p>130</text:p>
          </table:table-cell>
          <table:table-cell table:style-name="ce188" office:value-type="float" office:value="1133" calcext:value-type="float">
            <text:p>1133</text:p>
          </table:table-cell>
          <table:table-cell table:style-name="ce188" office:value-type="float" office:value="1756" calcext:value-type="float">
            <text:p>1756</text:p>
          </table:table-cell>
          <table:table-cell table:style-name="ce188" office:value-type="float" office:value="100" calcext:value-type="float">
            <text:p>100</text:p>
          </table:table-cell>
          <table:table-cell table:style-name="ce188" table:formula="of:=SQRT([.U21])" office:value-type="float" office:value="33.6600653594137" calcext:value-type="float">
            <text:p>33,6600653594</text:p>
          </table:table-cell>
          <table:table-cell table:style-name="ce188" table:formula="of:=SQRT([.V21])" office:value-type="float" office:value="41.9046536795139" calcext:value-type="float">
            <text:p>41,9046536795</text:p>
          </table:table-cell>
          <table:table-cell table:style-name="ce188" table:formula="of:=SQRT([.W21])" office:value-type="float" office:value="10" calcext:value-type="float">
            <text:p>10</text:p>
          </table:table-cell>
          <table:table-cell table:style-name="ce188" table:formula="of:=[.U21]*[.$B$6]" office:value-type="float" office:value="808.036849807104" calcext:value-type="float">
            <text:p>808,0368498071</text:p>
          </table:table-cell>
          <table:table-cell table:style-name="ce188" table:formula="of:=[.V21]*[.$B$7]" office:value-type="float" office:value="1315.89698492462" calcext:value-type="float">
            <text:p>1315,8969849246</text:p>
          </table:table-cell>
          <table:table-cell table:style-name="ce188" table:formula="of:=2*[.AA21]*[.AB21]*[.$B$5]/[.$G$4]" office:value-type="float" office:value="0.0132911656796145" calcext:value-type="float">
            <text:p>0,0132911657</text:p>
          </table:table-cell>
          <table:table-cell table:style-name="ce188" table:formula="of:=[.W21]-[.AC21]" office:value-type="float" office:value="99.9867088343204" calcext:value-type="float">
            <text:p>99,9867088343</text:p>
          </table:table-cell>
          <table:table-cell table:style-name="ce188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188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88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88" table:formula="of:=SQRT([.AG21]*[.AG21]+[.Z21]*[.Z21])" office:value-type="float" office:value="10.0000000486031" calcext:value-type="float">
            <text:p>10,0000000486</text:p>
          </table:table-cell>
          <table:table-cell table:style-name="ce188" office:value-type="float" office:value="130" calcext:value-type="float">
            <text:p>130</text:p>
          </table:table-cell>
          <table:table-cell table:style-name="ce188" office:value-type="float" office:value="1129" calcext:value-type="float">
            <text:p>1129</text:p>
          </table:table-cell>
          <table:table-cell table:style-name="ce188" office:value-type="float" office:value="1843" calcext:value-type="float">
            <text:p>1843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formula="of:=SQRT([.AJ21])" office:value-type="float" office:value="33.6005952328229" calcext:value-type="float">
            <text:p>33,6005952328</text:p>
          </table:table-cell>
          <table:table-cell table:style-name="ce188" table:formula="of:=SQRT([.AK21])" office:value-type="float" office:value="42.9301758673314" calcext:value-type="float">
            <text:p>42,9301758673</text:p>
          </table:table-cell>
          <table:table-cell table:style-name="ce188" table:formula="of:=SQRT([.AL21])" office:value-type="float" office:value="2" calcext:value-type="float">
            <text:p>2</text:p>
          </table:table-cell>
          <table:table-cell table:style-name="ce188" table:formula="of:=[.AJ21]*[.$B$6]" office:value-type="float" office:value="805.184116003725" calcext:value-type="float">
            <text:p>805,1841160037</text:p>
          </table:table-cell>
          <table:table-cell table:style-name="ce188" table:formula="of:=[.AK21]*[.$B$7]" office:value-type="float" office:value="1381.09233668342" calcext:value-type="float">
            <text:p>1381,0923366834</text:p>
          </table:table-cell>
          <table:table-cell table:style-name="ce188" table:formula="of:=2*[.AP21]*[.AQ21]*[.$B$5]/[.$G$4]" office:value-type="float" office:value="0.0139004201528995" calcext:value-type="float">
            <text:p>0,0139004202</text:p>
          </table:table-cell>
          <table:table-cell table:style-name="ce188" table:formula="of:=[.AL21]-[.AR21]" office:value-type="float" office:value="3.9860995798471" calcext:value-type="float">
            <text:p>3,9860995798</text:p>
          </table:table-cell>
          <table:table-cell table:style-name="ce188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188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88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88" table:formula="of:=SQRT([.AV21]*[.AV21]+[.AO21]*[.AO21])" office:value-type="float" office:value="2.00000028179559" calcext:value-type="float">
            <text:p>2,0000002818</text:p>
          </table:table-cell>
          <table:table-cell table:style-name="ce188" office:value-type="float" office:value="130" calcext:value-type="float">
            <text:p>130</text:p>
          </table:table-cell>
          <table:table-cell table:style-name="ce188" office:value-type="float" office:value="803" calcext:value-type="float">
            <text:p>803</text:p>
          </table:table-cell>
          <table:table-cell table:style-name="ce188" office:value-type="float" office:value="1025" calcext:value-type="float">
            <text:p>1025</text:p>
          </table:table-cell>
          <table:table-cell table:style-name="ce188" office:value-type="float" office:value="43" calcext:value-type="float">
            <text:p>43</text:p>
          </table:table-cell>
          <table:table-cell table:style-name="ce188" table:formula="of:=SQRT([.AY21])" office:value-type="float" office:value="28.3372546306095" calcext:value-type="float">
            <text:p>28,3372546306</text:p>
          </table:table-cell>
          <table:table-cell table:style-name="ce188" table:formula="of:=SQRT([.AZ21])" office:value-type="float" office:value="32.0156211871642" calcext:value-type="float">
            <text:p>32,0156211872</text:p>
          </table:table-cell>
          <table:table-cell table:style-name="ce188" table:formula="of:=SQRT([.BA21])" office:value-type="float" office:value="6.557438524302" calcext:value-type="float">
            <text:p>6,5574385243</text:p>
          </table:table-cell>
          <table:table-cell table:style-name="ce188" table:formula="of:=[.AY21]*[.$B$21]" office:value-type="float" office:value="304.936708860759" calcext:value-type="float">
            <text:p>304,9367088608</text:p>
          </table:table-cell>
          <table:table-cell table:style-name="ce188" table:formula="of:=[.AZ21]*[.$B$22]" office:value-type="float" office:value="341.801181102362" calcext:value-type="float">
            <text:p>341,8011811024</text:p>
          </table:table-cell>
          <table:table-cell table:style-name="ce188" table:formula="of:=2*[.BE21]*[.BF21]*[.$B$5]/[.$G$4]" office:value-type="float" office:value="0.00130284659062593" calcext:value-type="float">
            <text:p>0,0013028466</text:p>
          </table:table-cell>
          <table:table-cell table:style-name="ce188" table:formula="of:=[.BA21]-[.BG21]" office:value-type="float" office:value="42.9986971534094" calcext:value-type="float">
            <text:p>42,9986971534</text:p>
          </table:table-cell>
          <table:table-cell table:style-name="ce188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188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88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88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81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83"/>
          <table:table-cell table:style-name="ce188" office:value-type="float" office:value="140" calcext:value-type="float">
            <text:p>140</text:p>
          </table:table-cell>
          <table:table-cell table:style-name="ce188" office:value-type="float" office:value="1287" calcext:value-type="float">
            <text:p>1287</text:p>
          </table:table-cell>
          <table:table-cell table:style-name="ce188" office:value-type="float" office:value="1557" calcext:value-type="float">
            <text:p>1557</text:p>
          </table:table-cell>
          <table:table-cell table:style-name="ce188" office:value-type="float" office:value="243" calcext:value-type="float">
            <text:p>243</text:p>
          </table:table-cell>
          <table:table-cell table:style-name="ce188" table:formula="of:=SQRT([.F22])" office:value-type="float" office:value="35.8747822293042" calcext:value-type="float">
            <text:p>35,8747822293</text:p>
          </table:table-cell>
          <table:table-cell table:style-name="ce188" table:formula="of:=SQRT([.G22])" office:value-type="float" office:value="39.4588393138977" calcext:value-type="float">
            <text:p>39,4588393139</text:p>
          </table:table-cell>
          <table:table-cell table:style-name="ce188" table:formula="of:=SQRT([.H22])" office:value-type="float" office:value="15.5884572681199" calcext:value-type="float">
            <text:p>15,5884572681</text:p>
          </table:table-cell>
          <table:table-cell table:style-name="ce188" table:formula="of:=[.F22]*[.$B$6]" office:value-type="float" office:value="917.867101237196" calcext:value-type="float">
            <text:p>917,8671012372</text:p>
          </table:table-cell>
          <table:table-cell table:style-name="ce188" table:formula="of:=[.G22]*[.$B$7]" office:value-type="float" office:value="1166.77198492462" calcext:value-type="float">
            <text:p>1166,7719849246</text:p>
          </table:table-cell>
          <table:table-cell table:style-name="ce188" table:formula="of:=2*[.L22]*[.M22]*[.$B$5]/[.$G$4]" office:value-type="float" office:value="0.0133867702450942" calcext:value-type="float">
            <text:p>0,0133867702</text:p>
          </table:table-cell>
          <table:table-cell table:style-name="ce188" table:formula="of:=[.H22]-[.N22]" office:value-type="float" office:value="242.986613229755" calcext:value-type="float">
            <text:p>242,9866132298</text:p>
          </table:table-cell>
          <table:table-cell table:style-name="ce188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188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88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88" table:formula="of:=SQRT([.R22]*[.R22]+[.K22]*[.K22])" office:value-type="float" office:value="15.5884572918696" calcext:value-type="float">
            <text:p>15,5884572919</text:p>
          </table:table-cell>
          <table:table-cell table:style-name="ce188" office:value-type="float" office:value="140" calcext:value-type="float">
            <text:p>140</text:p>
          </table:table-cell>
          <table:table-cell table:style-name="ce188" office:value-type="float" office:value="1258" calcext:value-type="float">
            <text:p>1258</text:p>
          </table:table-cell>
          <table:table-cell table:style-name="ce188" office:value-type="float" office:value="1723" calcext:value-type="float">
            <text:p>1723</text:p>
          </table:table-cell>
          <table:table-cell table:style-name="ce188" office:value-type="float" office:value="38" calcext:value-type="float">
            <text:p>38</text:p>
          </table:table-cell>
          <table:table-cell table:style-name="ce188" table:formula="of:=SQRT([.U22])" office:value-type="float" office:value="35.4682957019364" calcext:value-type="float">
            <text:p>35,4682957019</text:p>
          </table:table-cell>
          <table:table-cell table:style-name="ce188" table:formula="of:=SQRT([.V22])" office:value-type="float" office:value="41.5090351610345" calcext:value-type="float">
            <text:p>41,509035161</text:p>
          </table:table-cell>
          <table:table-cell table:style-name="ce188" table:formula="of:=SQRT([.W22])" office:value-type="float" office:value="6.16441400296898" calcext:value-type="float">
            <text:p>6,164414003</text:p>
          </table:table-cell>
          <table:table-cell table:style-name="ce188" table:formula="of:=[.U22]*[.$B$6]" office:value-type="float" office:value="897.184781162698" calcext:value-type="float">
            <text:p>897,1847811627</text:p>
          </table:table-cell>
          <table:table-cell table:style-name="ce188" table:formula="of:=[.V22]*[.$B$7]" office:value-type="float" office:value="1291.16771356784" calcext:value-type="float">
            <text:p>1291,1677135678</text:p>
          </table:table-cell>
          <table:table-cell table:style-name="ce188" table:formula="of:=2*[.AA22]*[.AB22]*[.$B$5]/[.$G$4]" office:value-type="float" office:value="0.0144802002817713" calcext:value-type="float">
            <text:p>0,0144802003</text:p>
          </table:table-cell>
          <table:table-cell table:style-name="ce188" table:formula="of:=[.W22]-[.AC22]" office:value-type="float" office:value="37.9855197997182" calcext:value-type="float">
            <text:p>37,9855197997</text:p>
          </table:table-cell>
          <table:table-cell table:style-name="ce188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188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88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88" table:formula="of:=SQRT([.AG22]*[.AG22]+[.Z22]*[.Z22])" office:value-type="float" office:value="6.16441408223465" calcext:value-type="float">
            <text:p>6,1644140822</text:p>
          </table:table-cell>
          <table:table-cell table:style-name="ce188" office:value-type="float" office:value="140" calcext:value-type="float">
            <text:p>140</text:p>
          </table:table-cell>
          <table:table-cell table:style-name="ce188" office:value-type="float" office:value="1103" calcext:value-type="float">
            <text:p>1103</text:p>
          </table:table-cell>
          <table:table-cell table:style-name="ce188" office:value-type="float" office:value="1731" calcext:value-type="float">
            <text:p>1731</text:p>
          </table:table-cell>
          <table:table-cell table:style-name="ce188" office:value-type="float" office:value="2" calcext:value-type="float">
            <text:p>2</text:p>
          </table:table-cell>
          <table:table-cell table:style-name="ce188" table:formula="of:=SQRT([.AJ22])" office:value-type="float" office:value="33.2114438108312" calcext:value-type="float">
            <text:p>33,2114438108</text:p>
          </table:table-cell>
          <table:table-cell table:style-name="ce188" table:formula="of:=SQRT([.AK22])" office:value-type="float" office:value="41.6052881254294" calcext:value-type="float">
            <text:p>41,6052881254</text:p>
          </table:table-cell>
          <table:table-cell table:style-name="ce188" table:formula="of:=SQRT([.AL22])" office:value-type="float" office:value="1.4142135623731" calcext:value-type="float">
            <text:p>1,4142135624</text:p>
          </table:table-cell>
          <table:table-cell table:style-name="ce188" table:formula="of:=[.AJ22]*[.$B$6]" office:value-type="float" office:value="786.641346281761" calcext:value-type="float">
            <text:p>786,6413462818</text:p>
          </table:table-cell>
          <table:table-cell table:style-name="ce188" table:formula="of:=[.AK22]*[.$B$7]" office:value-type="float" office:value="1297.16268844221" calcext:value-type="float">
            <text:p>1297,1626884422</text:p>
          </table:table-cell>
          <table:table-cell table:style-name="ce188" table:formula="of:=2*[.AP22]*[.AQ22]*[.$B$5]/[.$G$4]" office:value-type="float" office:value="0.0127550225447831" calcext:value-type="float">
            <text:p>0,0127550225</text:p>
          </table:table-cell>
          <table:table-cell table:style-name="ce188" table:formula="of:=[.AL22]-[.AR22]" office:value-type="float" office:value="1.98724497745522" calcext:value-type="float">
            <text:p>1,9872449775</text:p>
          </table:table-cell>
          <table:table-cell table:style-name="ce188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188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88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88" table:formula="of:=SQRT([.AV22]*[.AV22]+[.AO22]*[.AO22])" office:value-type="float" office:value="1.4142138864574" calcext:value-type="float">
            <text:p>1,4142138865</text:p>
          </table:table-cell>
          <table:table-cell table:style-name="ce188" office:value-type="float" office:value="140" calcext:value-type="float">
            <text:p>140</text:p>
          </table:table-cell>
          <table:table-cell table:style-name="ce188" office:value-type="float" office:value="801" calcext:value-type="float">
            <text:p>801</text:p>
          </table:table-cell>
          <table:table-cell table:style-name="ce188" office:value-type="float" office:value="970" calcext:value-type="float">
            <text:p>970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table:formula="of:=SQRT([.AY22])" office:value-type="float" office:value="28.3019433961698" calcext:value-type="float">
            <text:p>28,3019433962</text:p>
          </table:table-cell>
          <table:table-cell table:style-name="ce188" table:formula="of:=SQRT([.AZ22])" office:value-type="float" office:value="31.1448230047949" calcext:value-type="float">
            <text:p>31,1448230048</text:p>
          </table:table-cell>
          <table:table-cell table:style-name="ce188" table:formula="of:=SQRT([.BA22])" office:value-type="float" office:value="5.3851648071345" calcext:value-type="float">
            <text:p>5,3851648071</text:p>
          </table:table-cell>
          <table:table-cell table:style-name="ce188" table:formula="of:=[.AY22]*[.$B$21]" office:value-type="float" office:value="304.177215189873" calcext:value-type="float">
            <text:p>304,1772151899</text:p>
          </table:table-cell>
          <table:table-cell table:style-name="ce188" table:formula="of:=[.AZ22]*[.$B$22]" office:value-type="float" office:value="323.46062992126" calcext:value-type="float">
            <text:p>323,4606299213</text:p>
          </table:table-cell>
          <table:table-cell table:style-name="ce188" table:formula="of:=2*[.BE22]*[.BF22]*[.$B$5]/[.$G$4]" office:value-type="float" office:value="0.00122986692041264" calcext:value-type="float">
            <text:p>0,0012298669</text:p>
          </table:table-cell>
          <table:table-cell table:style-name="ce188" table:formula="of:=[.BA22]-[.BG22]" office:value-type="float" office:value="28.9987701330796" calcext:value-type="float">
            <text:p>28,9987701331</text:p>
          </table:table-cell>
          <table:table-cell table:style-name="ce188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188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88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88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154"/>
          <table:table-cell/>
          <table:table-cell table:style-name="ce181"/>
          <table:table-cell table:style-name="ce183"/>
          <table:table-cell table:style-name="ce188" office:value-type="float" office:value="150" calcext:value-type="float">
            <text:p>150</text:p>
          </table:table-cell>
          <table:table-cell table:style-name="ce188" office:value-type="float" office:value="1319" calcext:value-type="float">
            <text:p>1319</text:p>
          </table:table-cell>
          <table:table-cell table:style-name="ce188" office:value-type="float" office:value="1596" calcext:value-type="float">
            <text:p>1596</text:p>
          </table:table-cell>
          <table:table-cell table:style-name="ce188" office:value-type="float" office:value="209" calcext:value-type="float">
            <text:p>209</text:p>
          </table:table-cell>
          <table:table-cell table:style-name="ce188" table:formula="of:=SQRT([.F23])" office:value-type="float" office:value="36.3180395946698" calcext:value-type="float">
            <text:p>36,3180395947</text:p>
          </table:table-cell>
          <table:table-cell table:style-name="ce188" table:formula="of:=SQRT([.G23])" office:value-type="float" office:value="39.9499687108764" calcext:value-type="float">
            <text:p>39,9499687109</text:p>
          </table:table-cell>
          <table:table-cell table:style-name="ce188" table:formula="of:=SQRT([.H23])" office:value-type="float" office:value="14.456832294801" calcext:value-type="float">
            <text:p>14,4568322948</text:p>
          </table:table-cell>
          <table:table-cell table:style-name="ce188" table:formula="of:=[.F23]*[.$B$6]" office:value-type="float" office:value="940.688971664228" calcext:value-type="float">
            <text:p>940,6889716642</text:p>
          </table:table-cell>
          <table:table-cell table:style-name="ce188" table:formula="of:=[.G23]*[.$B$7]" office:value-type="float" office:value="1195.99748743719" calcext:value-type="float">
            <text:p>1195,9974874372</text:p>
          </table:table-cell>
          <table:table-cell table:style-name="ce188" table:formula="of:=2*[.L23]*[.M23]*[.$B$5]/[.$G$4]" office:value-type="float" office:value="0.0140632705821286" calcext:value-type="float">
            <text:p>0,0140632706</text:p>
          </table:table-cell>
          <table:table-cell table:style-name="ce188" table:formula="of:=[.H23]-[.N23]" office:value-type="float" office:value="208.985936729418" calcext:value-type="float">
            <text:p>208,9859367294</text:p>
          </table:table-cell>
          <table:table-cell table:style-name="ce188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188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88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88" table:formula="of:=SQRT([.R23]*[.R23]+[.K23]*[.K23])" office:value-type="float" office:value="14.4568323227887" calcext:value-type="float">
            <text:p>14,4568323228</text:p>
          </table:table-cell>
          <table:table-cell table:style-name="ce188" office:value-type="float" office:value="150" calcext:value-type="float">
            <text:p>150</text:p>
          </table:table-cell>
          <table:table-cell table:style-name="ce188" office:value-type="float" office:value="1230" calcext:value-type="float">
            <text:p>1230</text:p>
          </table:table-cell>
          <table:table-cell table:style-name="ce188" office:value-type="float" office:value="1616" calcext:value-type="float">
            <text:p>1616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table:formula="of:=SQRT([.U23])" office:value-type="float" office:value="35.0713558335004" calcext:value-type="float">
            <text:p>35,0713558335</text:p>
          </table:table-cell>
          <table:table-cell table:style-name="ce188" table:formula="of:=SQRT([.V23])" office:value-type="float" office:value="40.1995024844836" calcext:value-type="float">
            <text:p>40,1995024845</text:p>
          </table:table-cell>
          <table:table-cell table:style-name="ce188" table:formula="of:=SQRT([.W23])" office:value-type="float" office:value="4.47213595499958" calcext:value-type="float">
            <text:p>4,472135955</text:p>
          </table:table-cell>
          <table:table-cell table:style-name="ce188" table:formula="of:=[.U23]*[.$B$6]" office:value-type="float" office:value="877.215644539045" calcext:value-type="float">
            <text:p>877,215644539</text:p>
          </table:table-cell>
          <table:table-cell table:style-name="ce188" table:formula="of:=[.V23]*[.$B$7]" office:value-type="float" office:value="1210.98492462312" calcext:value-type="float">
            <text:p>1210,9849246231</text:p>
          </table:table-cell>
          <table:table-cell table:style-name="ce188" table:formula="of:=2*[.AA23]*[.AB23]*[.$B$5]/[.$G$4]" office:value-type="float" office:value="0.0132786865147542" calcext:value-type="float">
            <text:p>0,0132786865</text:p>
          </table:table-cell>
          <table:table-cell table:style-name="ce188" table:formula="of:=[.W23]-[.AC23]" office:value-type="float" office:value="19.9867213134852" calcext:value-type="float">
            <text:p>19,9867213135</text:p>
          </table:table-cell>
          <table:table-cell table:style-name="ce188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188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88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88" table:formula="of:=SQRT([.AG23]*[.AG23]+[.Z23]*[.Z23])" office:value-type="float" office:value="4.4721360441342" calcext:value-type="float">
            <text:p>4,4721360441</text:p>
          </table:table-cell>
          <table:table-cell table:style-name="ce188" office:value-type="float" office:value="150" calcext:value-type="float">
            <text:p>150</text:p>
          </table:table-cell>
          <table:table-cell table:style-name="ce188" office:value-type="float" office:value="1209" calcext:value-type="float">
            <text:p>1209</text:p>
          </table:table-cell>
          <table:table-cell table:style-name="ce188" office:value-type="float" office:value="1793" calcext:value-type="float">
            <text:p>1793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J23])" office:value-type="float" office:value="34.7706773014274" calcext:value-type="float">
            <text:p>34,7706773014</text:p>
          </table:table-cell>
          <table:table-cell table:style-name="ce188" table:formula="of:=SQRT([.AK23])" office:value-type="float" office:value="42.3438307194803" calcext:value-type="float">
            <text:p>42,3438307195</text:p>
          </table:table-cell>
          <table:table-cell table:style-name="ce188" table:formula="of:=SQRT([.AL23])" office:value-type="float" office:value="0" calcext:value-type="float">
            <text:p>0</text:p>
          </table:table-cell>
          <table:table-cell table:style-name="ce188" table:formula="of:=[.AJ23]*[.$B$6]" office:value-type="float" office:value="862.238792071305" calcext:value-type="float">
            <text:p>862,2387920713</text:p>
          </table:table-cell>
          <table:table-cell table:style-name="ce188" table:formula="of:=[.AK23]*[.$B$7]" office:value-type="float" office:value="1343.62374371859" calcext:value-type="float">
            <text:p>1343,6237437186</text:p>
          </table:table-cell>
          <table:table-cell table:style-name="ce188" table:formula="of:=2*[.AP23]*[.AQ23]*[.$B$5]/[.$G$4]" office:value-type="float" office:value="0.0144815564222781" calcext:value-type="float">
            <text:p>0,0144815564</text:p>
          </table:table-cell>
          <table:table-cell table:style-name="ce188" table:formula="of:=[.AL23]-[.AR23]" office:value-type="float" office:value="-0.0144815564222781" calcext:value-type="float">
            <text:p>-0,0144815564</text:p>
          </table:table-cell>
          <table:table-cell table:style-name="ce188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188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88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88" table:formula="of:=SQRT([.AV23]*[.AV23]+[.AO23]*[.AO23])" office:value-type="float" office:value="0.00103673832847924" calcext:value-type="float">
            <text:p>0,0010367383</text:p>
          </table:table-cell>
          <table:table-cell table:style-name="ce188" office:value-type="float" office:value="150" calcext:value-type="float">
            <text:p>150</text:p>
          </table:table-cell>
          <table:table-cell table:style-name="ce188" office:value-type="float" office:value="827" calcext:value-type="float">
            <text:p>827</text:p>
          </table:table-cell>
          <table:table-cell table:style-name="ce188" office:value-type="float" office:value="950" calcext:value-type="float">
            <text:p>950</text:p>
          </table:table-cell>
          <table:table-cell table:style-name="ce188" office:value-type="float" office:value="5" calcext:value-type="float">
            <text:p>5</text:p>
          </table:table-cell>
          <table:table-cell table:style-name="ce188" table:formula="of:=SQRT([.AY23])" office:value-type="float" office:value="28.7576076890968" calcext:value-type="float">
            <text:p>28,7576076891</text:p>
          </table:table-cell>
          <table:table-cell table:style-name="ce188" table:formula="of:=SQRT([.AZ23])" office:value-type="float" office:value="30.8220700148449" calcext:value-type="float">
            <text:p>30,8220700148</text:p>
          </table:table-cell>
          <table:table-cell table:style-name="ce188" table:formula="of:=SQRT([.BA23])" office:value-type="float" office:value="2.23606797749979" calcext:value-type="float">
            <text:p>2,2360679775</text:p>
          </table:table-cell>
          <table:table-cell table:style-name="ce188" table:formula="of:=[.AY23]*[.$B$21]" office:value-type="float" office:value="314.050632911392" calcext:value-type="float">
            <text:p>314,0506329114</text:p>
          </table:table-cell>
          <table:table-cell table:style-name="ce188" table:formula="of:=[.AZ23]*[.$B$22]" office:value-type="float" office:value="316.791338582677" calcext:value-type="float">
            <text:p>316,7913385827</text:p>
          </table:table-cell>
          <table:table-cell table:style-name="ce188" table:formula="of:=2*[.BE23]*[.BF23]*[.$B$5]/[.$G$4]" office:value-type="float" office:value="0.00124360650478421" calcext:value-type="float">
            <text:p>0,0012436065</text:p>
          </table:table-cell>
          <table:table-cell table:style-name="ce188" table:formula="of:=[.BA23]-[.BG23]" office:value-type="float" office:value="4.99875639349522" calcext:value-type="float">
            <text:p>4,9987563935</text:p>
          </table:table-cell>
          <table:table-cell table:style-name="ce188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188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88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88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154"/>
          <table:table-cell/>
          <table:table-cell table:style-name="ce181"/>
          <table:table-cell table:style-name="ce183"/>
          <table:table-cell table:style-name="ce188" office:value-type="float" office:value="160" calcext:value-type="float">
            <text:p>160</text:p>
          </table:table-cell>
          <table:table-cell table:style-name="ce188" office:value-type="float" office:value="1338" calcext:value-type="float">
            <text:p>1338</text:p>
          </table:table-cell>
          <table:table-cell table:style-name="ce188" office:value-type="float" office:value="1522" calcext:value-type="float">
            <text:p>1522</text:p>
          </table:table-cell>
          <table:table-cell table:style-name="ce188" office:value-type="float" office:value="194" calcext:value-type="float">
            <text:p>194</text:p>
          </table:table-cell>
          <table:table-cell table:style-name="ce188" table:formula="of:=SQRT([.F24])" office:value-type="float" office:value="36.5786823163438" calcext:value-type="float">
            <text:p>36,5786823163</text:p>
          </table:table-cell>
          <table:table-cell table:style-name="ce188" table:formula="of:=SQRT([.G24])" office:value-type="float" office:value="39.0128184062623" calcext:value-type="float">
            <text:p>39,0128184063</text:p>
          </table:table-cell>
          <table:table-cell table:style-name="ce188" table:formula="of:=SQRT([.H24])" office:value-type="float" office:value="13.9283882771841" calcext:value-type="float">
            <text:p>13,9283882772</text:p>
          </table:table-cell>
          <table:table-cell table:style-name="ce188" table:formula="of:=[.F24]*[.$B$6]" office:value-type="float" office:value="954.239457230278" calcext:value-type="float">
            <text:p>954,2394572303</text:p>
          </table:table-cell>
          <table:table-cell table:style-name="ce188" table:formula="of:=[.G24]*[.$B$7]" office:value-type="float" office:value="1140.54396984925" calcext:value-type="float">
            <text:p>1140,5439698493</text:p>
          </table:table-cell>
          <table:table-cell table:style-name="ce188" table:formula="of:=2*[.L24]*[.M24]*[.$B$5]/[.$G$4]" office:value-type="float" office:value="0.0136044007342026" calcext:value-type="float">
            <text:p>0,0136044007</text:p>
          </table:table-cell>
          <table:table-cell table:style-name="ce188" table:formula="of:=[.H24]-[.N24]" office:value-type="float" office:value="193.986395599266" calcext:value-type="float">
            <text:p>193,9863955993</text:p>
          </table:table-cell>
          <table:table-cell table:style-name="ce188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188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88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88" table:formula="of:=SQRT([.R24]*[.R24]+[.K24]*[.K24])" office:value-type="float" office:value="13.9283883029085" calcext:value-type="float">
            <text:p>13,9283883029</text:p>
          </table:table-cell>
          <table:table-cell table:style-name="ce188" office:value-type="float" office:value="160" calcext:value-type="float">
            <text:p>160</text:p>
          </table:table-cell>
          <table:table-cell table:style-name="ce188" office:value-type="float" office:value="1318" calcext:value-type="float">
            <text:p>1318</text:p>
          </table:table-cell>
          <table:table-cell table:style-name="ce188" office:value-type="float" office:value="1563" calcext:value-type="float">
            <text:p>1563</text:p>
          </table:table-cell>
          <table:table-cell table:style-name="ce188" office:value-type="float" office:value="9" calcext:value-type="float">
            <text:p>9</text:p>
          </table:table-cell>
          <table:table-cell table:style-name="ce188" table:formula="of:=SQRT([.U24])" office:value-type="float" office:value="36.3042697213427" calcext:value-type="float">
            <text:p>36,3042697213</text:p>
          </table:table-cell>
          <table:table-cell table:style-name="ce188" table:formula="of:=SQRT([.V24])" office:value-type="float" office:value="39.5347948015416" calcext:value-type="float">
            <text:p>39,5347948015</text:p>
          </table:table-cell>
          <table:table-cell table:style-name="ce188" table:formula="of:=SQRT([.W24])" office:value-type="float" office:value="3" calcext:value-type="float">
            <text:p>3</text:p>
          </table:table-cell>
          <table:table-cell table:style-name="ce188" table:formula="of:=[.U24]*[.$B$6]" office:value-type="float" office:value="939.975788213383" calcext:value-type="float">
            <text:p>939,9757882134</text:p>
          </table:table-cell>
          <table:table-cell table:style-name="ce188" table:formula="of:=[.V24]*[.$B$7]" office:value-type="float" office:value="1171.2682160804" calcext:value-type="float">
            <text:p>1171,2682160804</text:p>
          </table:table-cell>
          <table:table-cell table:style-name="ce188" table:formula="of:=2*[.AA24]*[.AB24]*[.$B$5]/[.$G$4]" office:value-type="float" office:value="0.0137620470577432" calcext:value-type="float">
            <text:p>0,0137620471</text:p>
          </table:table-cell>
          <table:table-cell table:style-name="ce188" table:formula="of:=[.W24]-[.AC24]" office:value-type="float" office:value="8.98623795294226" calcext:value-type="float">
            <text:p>8,9862379529</text:p>
          </table:table-cell>
          <table:table-cell table:style-name="ce188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188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88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88" table:formula="of:=SQRT([.AG24]*[.AG24]+[.Z24]*[.Z24])" office:value-type="float" office:value="3.00000012707224" calcext:value-type="float">
            <text:p>3,0000001271</text:p>
          </table:table-cell>
          <table:table-cell table:style-name="ce188" office:value-type="float" office:value="160" calcext:value-type="float">
            <text:p>160</text:p>
          </table:table-cell>
          <table:table-cell table:style-name="ce188" office:value-type="float" office:value="1163" calcext:value-type="float">
            <text:p>1163</text:p>
          </table:table-cell>
          <table:table-cell table:style-name="ce188" office:value-type="float" office:value="1564" calcext:value-type="float">
            <text:p>1564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J24])" office:value-type="float" office:value="34.1027858099599" calcext:value-type="float">
            <text:p>34,10278581</text:p>
          </table:table-cell>
          <table:table-cell table:style-name="ce188" table:formula="of:=SQRT([.AK24])" office:value-type="float" office:value="39.5474398665704" calcext:value-type="float">
            <text:p>39,5474398666</text:p>
          </table:table-cell>
          <table:table-cell table:style-name="ce188" table:formula="of:=SQRT([.AL24])" office:value-type="float" office:value="1" calcext:value-type="float">
            <text:p>1</text:p>
          </table:table-cell>
          <table:table-cell table:style-name="ce188" table:formula="of:=[.AJ24]*[.$B$6]" office:value-type="float" office:value="829.432353332446" calcext:value-type="float">
            <text:p>829,4323533324</text:p>
          </table:table-cell>
          <table:table-cell table:style-name="ce188" table:formula="of:=[.AK24]*[.$B$7]" office:value-type="float" office:value="1172.0175879397" calcext:value-type="float">
            <text:p>1172,0175879397</text:p>
          </table:table-cell>
          <table:table-cell table:style-name="ce188" table:formula="of:=2*[.AP24]*[.AQ24]*[.$B$5]/[.$G$4]" office:value-type="float" office:value="0.012151366326398" calcext:value-type="float">
            <text:p>0,0121513663</text:p>
          </table:table-cell>
          <table:table-cell table:style-name="ce188" table:formula="of:=[.AL24]-[.AR24]" office:value-type="float" office:value="0.987848633673602" calcext:value-type="float">
            <text:p>0,9878486337</text:p>
          </table:table-cell>
          <table:table-cell table:style-name="ce188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188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88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88" table:formula="of:=SQRT([.AV24]*[.AV24]+[.AO24]*[.AO24])" office:value-type="float" office:value="1.00000034880884" calcext:value-type="float">
            <text:p>1,0000003488</text:p>
          </table:table-cell>
          <table:table-cell table:style-name="ce188" office:value-type="float" office:value="160" calcext:value-type="float">
            <text:p>160</text:p>
          </table:table-cell>
          <table:table-cell table:style-name="ce188" office:value-type="float" office:value="768" calcext:value-type="float">
            <text:p>768</text:p>
          </table:table-cell>
          <table:table-cell table:style-name="ce188" office:value-type="float" office:value="910" calcext:value-type="float">
            <text:p>910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formula="of:=SQRT([.AY24])" office:value-type="float" office:value="27.712812921102" calcext:value-type="float">
            <text:p>27,7128129211</text:p>
          </table:table-cell>
          <table:table-cell table:style-name="ce188" table:formula="of:=SQRT([.AZ24])" office:value-type="float" office:value="30.1662062579967" calcext:value-type="float">
            <text:p>30,166206258</text:p>
          </table:table-cell>
          <table:table-cell table:style-name="ce188" table:formula="of:=SQRT([.BA24])" office:value-type="float" office:value="1.73205080756888" calcext:value-type="float">
            <text:p>1,7320508076</text:p>
          </table:table-cell>
          <table:table-cell table:style-name="ce188" table:formula="of:=[.AY24]*[.$B$21]" office:value-type="float" office:value="291.645569620253" calcext:value-type="float">
            <text:p>291,6455696203</text:p>
          </table:table-cell>
          <table:table-cell table:style-name="ce188" table:formula="of:=[.AZ24]*[.$B$22]" office:value-type="float" office:value="303.452755905512" calcext:value-type="float">
            <text:p>303,4527559055</text:p>
          </table:table-cell>
          <table:table-cell table:style-name="ce188" table:formula="of:=2*[.BE24]*[.BF24]*[.$B$5]/[.$G$4]" office:value-type="float" office:value="0.00110625814811123" calcext:value-type="float">
            <text:p>0,0011062581</text:p>
          </table:table-cell>
          <table:table-cell table:style-name="ce188" table:formula="of:=[.BA24]-[.BG24]" office:value-type="float" office:value="2.99889374185189" calcext:value-type="float">
            <text:p>2,9988937419</text:p>
          </table:table-cell>
          <table:table-cell table:style-name="ce188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188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88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88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154"/>
          <table:table-cell/>
          <table:table-cell table:style-name="ce181"/>
          <table:table-cell table:style-name="ce183"/>
          <table:table-cell table:style-name="ce188" office:value-type="float" office:value="170" calcext:value-type="float">
            <text:p>170</text:p>
          </table:table-cell>
          <table:table-cell table:style-name="ce188" office:value-type="float" office:value="1335" calcext:value-type="float">
            <text:p>1335</text:p>
          </table:table-cell>
          <table:table-cell table:style-name="ce188" office:value-type="float" office:value="1501" calcext:value-type="float">
            <text:p>1501</text:p>
          </table:table-cell>
          <table:table-cell table:style-name="ce188" office:value-type="float" office:value="185" calcext:value-type="float">
            <text:p>185</text:p>
          </table:table-cell>
          <table:table-cell table:style-name="ce188" table:formula="of:=SQRT([.F25])" office:value-type="float" office:value="36.5376518128902" calcext:value-type="float">
            <text:p>36,5376518129</text:p>
          </table:table-cell>
          <table:table-cell table:style-name="ce188" table:formula="of:=SQRT([.G25])" office:value-type="float" office:value="38.742741255621" calcext:value-type="float">
            <text:p>38,7427412556</text:p>
          </table:table-cell>
          <table:table-cell table:style-name="ce188" table:formula="of:=SQRT([.H25])" office:value-type="float" office:value="13.6014705087354" calcext:value-type="float">
            <text:p>13,6014705087</text:p>
          </table:table-cell>
          <table:table-cell table:style-name="ce188" table:formula="of:=[.F25]*[.$B$6]" office:value-type="float" office:value="952.099906877744" calcext:value-type="float">
            <text:p>952,0999068777</text:p>
          </table:table-cell>
          <table:table-cell table:style-name="ce188" table:formula="of:=[.G25]*[.$B$7]" office:value-type="float" office:value="1124.80716080402" calcext:value-type="float">
            <text:p>1124,807160804</text:p>
          </table:table-cell>
          <table:table-cell table:style-name="ce188" table:formula="of:=2*[.L25]*[.M25]*[.$B$5]/[.$G$4]" office:value-type="float" office:value="0.0133866099132116" calcext:value-type="float">
            <text:p>0,0133866099</text:p>
          </table:table-cell>
          <table:table-cell table:style-name="ce188" table:formula="of:=[.H25]-[.N25]" office:value-type="float" office:value="184.986613390087" calcext:value-type="float">
            <text:p>184,9866133901</text:p>
          </table:table-cell>
          <table:table-cell table:style-name="ce188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188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88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88" table:formula="of:=SQRT([.R25]*[.R25]+[.K25]*[.K25])" office:value-type="float" office:value="13.601470534041" calcext:value-type="float">
            <text:p>13,601470534</text:p>
          </table:table-cell>
          <table:table-cell table:style-name="ce188" office:value-type="float" office:value="170" calcext:value-type="float">
            <text:p>170</text:p>
          </table:table-cell>
          <table:table-cell table:style-name="ce188" office:value-type="float" office:value="1288" calcext:value-type="float">
            <text:p>1288</text:p>
          </table:table-cell>
          <table:table-cell table:style-name="ce188" office:value-type="float" office:value="1516" calcext:value-type="float">
            <text:p>1516</text:p>
          </table:table-cell>
          <table:table-cell table:style-name="ce188" office:value-type="float" office:value="6" calcext:value-type="float">
            <text:p>6</text:p>
          </table:table-cell>
          <table:table-cell table:style-name="ce188" table:formula="of:=SQRT([.U25])" office:value-type="float" office:value="35.8887168898527" calcext:value-type="float">
            <text:p>35,8887168899</text:p>
          </table:table-cell>
          <table:table-cell table:style-name="ce188" table:formula="of:=SQRT([.V25])" office:value-type="float" office:value="38.9358446678636" calcext:value-type="float">
            <text:p>38,9358446679</text:p>
          </table:table-cell>
          <table:table-cell table:style-name="ce188" table:formula="of:=SQRT([.W25])" office:value-type="float" office:value="2.44948974278318" calcext:value-type="float">
            <text:p>2,4494897428</text:p>
          </table:table-cell>
          <table:table-cell table:style-name="ce188" table:formula="of:=[.U25]*[.$B$6]" office:value-type="float" office:value="918.58028468804" calcext:value-type="float">
            <text:p>918,580284688</text:p>
          </table:table-cell>
          <table:table-cell table:style-name="ce188" table:formula="of:=[.V25]*[.$B$7]" office:value-type="float" office:value="1136.04773869347" calcext:value-type="float">
            <text:p>1136,0477386935</text:p>
          </table:table-cell>
          <table:table-cell table:style-name="ce188" table:formula="of:=2*[.AA25]*[.AB25]*[.$B$5]/[.$G$4]" office:value-type="float" office:value="0.0130443881903531" calcext:value-type="float">
            <text:p>0,0130443882</text:p>
          </table:table-cell>
          <table:table-cell table:style-name="ce188" table:formula="of:=[.W25]-[.AC25]" office:value-type="float" office:value="5.98695561180965" calcext:value-type="float">
            <text:p>5,9869556118</text:p>
          </table:table-cell>
          <table:table-cell table:style-name="ce188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188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88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88" table:formula="of:=SQRT([.AG25]*[.AG25]+[.Z25]*[.Z25])" office:value-type="float" office:value="2.44948988308121" calcext:value-type="float">
            <text:p>2,4494898831</text:p>
          </table:table-cell>
          <table:table-cell table:style-name="ce188" office:value-type="float" office:value="170" calcext:value-type="float">
            <text:p>170</text:p>
          </table:table-cell>
          <table:table-cell table:style-name="ce188" office:value-type="float" office:value="1257" calcext:value-type="float">
            <text:p>1257</text:p>
          </table:table-cell>
          <table:table-cell table:style-name="ce188" office:value-type="float" office:value="1537" calcext:value-type="float">
            <text:p>1537</text:p>
          </table:table-cell>
          <table:table-cell table:style-name="ce188" office:value-type="float" office:value="2" calcext:value-type="float">
            <text:p>2</text:p>
          </table:table-cell>
          <table:table-cell table:style-name="ce188" table:formula="of:=SQRT([.AJ25])" office:value-type="float" office:value="35.4541958024717" calcext:value-type="float">
            <text:p>35,4541958025</text:p>
          </table:table-cell>
          <table:table-cell table:style-name="ce188" table:formula="of:=SQRT([.AK25])" office:value-type="float" office:value="39.2045915678253" calcext:value-type="float">
            <text:p>39,2045915678</text:p>
          </table:table-cell>
          <table:table-cell table:style-name="ce188" table:formula="of:=SQRT([.AL25])" office:value-type="float" office:value="1.4142135623731" calcext:value-type="float">
            <text:p>1,4142135624</text:p>
          </table:table-cell>
          <table:table-cell table:style-name="ce188" table:formula="of:=[.AJ25]*[.$B$6]" office:value-type="float" office:value="896.471597711853" calcext:value-type="float">
            <text:p>896,4715977119</text:p>
          </table:table-cell>
          <table:table-cell table:style-name="ce188" table:formula="of:=[.AK25]*[.$B$7]" office:value-type="float" office:value="1151.78454773869" calcext:value-type="float">
            <text:p>1151,7845477387</text:p>
          </table:table-cell>
          <table:table-cell table:style-name="ce188" table:formula="of:=2*[.AP25]*[.AQ25]*[.$B$5]/[.$G$4]" office:value-type="float" office:value="0.0129067766716391" calcext:value-type="float">
            <text:p>0,0129067767</text:p>
          </table:table-cell>
          <table:table-cell table:style-name="ce188" table:formula="of:=[.AL25]-[.AR25]" office:value-type="float" office:value="1.98709322332836" calcext:value-type="float">
            <text:p>1,9870932233</text:p>
          </table:table-cell>
          <table:table-cell table:style-name="ce188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188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88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88" table:formula="of:=SQRT([.AV25]*[.AV25]+[.AO25]*[.AO25])" office:value-type="float" office:value="1.41421381026553" calcext:value-type="float">
            <text:p>1,4142138103</text:p>
          </table:table-cell>
          <table:table-cell table:style-name="ce188" office:value-type="float" office:value="170" calcext:value-type="float">
            <text:p>170</text:p>
          </table:table-cell>
          <table:table-cell table:style-name="ce188" office:value-type="float" office:value="813" calcext:value-type="float">
            <text:p>813</text:p>
          </table:table-cell>
          <table:table-cell table:style-name="ce188" office:value-type="float" office:value="947" calcext:value-type="float">
            <text:p>947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Y25])" office:value-type="float" office:value="28.5131548587665" calcext:value-type="float">
            <text:p>28,5131548588</text:p>
          </table:table-cell>
          <table:table-cell table:style-name="ce188" table:formula="of:=SQRT([.AZ25])" office:value-type="float" office:value="30.7733651068582" calcext:value-type="float">
            <text:p>30,7733651069</text:p>
          </table:table-cell>
          <table:table-cell table:style-name="ce188" table:formula="of:=SQRT([.BA25])" office:value-type="float" office:value="1" calcext:value-type="float">
            <text:p>1</text:p>
          </table:table-cell>
          <table:table-cell table:style-name="ce188" table:formula="of:=[.AY25]*[.$B$21]" office:value-type="float" office:value="308.73417721519" calcext:value-type="float">
            <text:p>308,7341772152</text:p>
          </table:table-cell>
          <table:table-cell table:style-name="ce188" table:formula="of:=[.AZ25]*[.$B$22]" office:value-type="float" office:value="315.79094488189" calcext:value-type="float">
            <text:p>315,7909448819</text:p>
          </table:table-cell>
          <table:table-cell table:style-name="ce188" table:formula="of:=2*[.BE25]*[.BF25]*[.$B$5]/[.$G$4]" office:value-type="float" office:value="0.00121869321925147" calcext:value-type="float">
            <text:p>0,0012186932</text:p>
          </table:table-cell>
          <table:table-cell table:style-name="ce188" table:formula="of:=[.BA25]-[.BG25]" office:value-type="float" office:value="0.998781306780749" calcext:value-type="float">
            <text:p>0,9987813068</text:p>
          </table:table-cell>
          <table:table-cell table:style-name="ce188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188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88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88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Detector A</text:p>
          </table:table-cell>
          <table:table-cell/>
          <table:table-cell table:style-name="ce181"/>
          <table:table-cell table:style-name="ce183"/>
          <table:table-cell table:style-name="ce188" office:value-type="float" office:value="180" calcext:value-type="float">
            <text:p>180</text:p>
          </table:table-cell>
          <table:table-cell table:style-name="ce188" office:value-type="float" office:value="1328" calcext:value-type="float">
            <text:p>1328</text:p>
          </table:table-cell>
          <table:table-cell table:style-name="ce188" office:value-type="float" office:value="1493" calcext:value-type="float">
            <text:p>1493</text:p>
          </table:table-cell>
          <table:table-cell table:style-name="ce188" office:value-type="float" office:value="173" calcext:value-type="float">
            <text:p>173</text:p>
          </table:table-cell>
          <table:table-cell table:style-name="ce188" table:formula="of:=SQRT([.F26])" office:value-type="float" office:value="36.4417343165772" calcext:value-type="float">
            <text:p>36,4417343166</text:p>
          </table:table-cell>
          <table:table-cell table:style-name="ce188" table:formula="of:=SQRT([.G26])" office:value-type="float" office:value="38.6393581727233" calcext:value-type="float">
            <text:p>38,6393581727</text:p>
          </table:table-cell>
          <table:table-cell table:style-name="ce188" table:formula="of:=SQRT([.H26])" office:value-type="float" office:value="13.1529464379659" calcext:value-type="float">
            <text:p>13,152946438</text:p>
          </table:table-cell>
          <table:table-cell table:style-name="ce188" table:formula="of:=[.F26]*[.$B$6]" office:value-type="float" office:value="947.10762272183" calcext:value-type="float">
            <text:p>947,1076227218</text:p>
          </table:table-cell>
          <table:table-cell table:style-name="ce188" table:formula="of:=[.G26]*[.$B$7]" office:value-type="float" office:value="1118.81218592965" calcext:value-type="float">
            <text:p>1118,8121859297</text:p>
          </table:table-cell>
          <table:table-cell table:style-name="ce188" table:formula="of:=2*[.L26]*[.M26]*[.$B$5]/[.$G$4]" office:value-type="float" office:value="0.0132454443711005" calcext:value-type="float">
            <text:p>0,0132454444</text:p>
          </table:table-cell>
          <table:table-cell table:style-name="ce188" table:formula="of:=[.H26]-[.N26]" office:value-type="float" office:value="172.986754555629" calcext:value-type="float">
            <text:p>172,9867545556</text:p>
          </table:table-cell>
          <table:table-cell table:style-name="ce188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188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88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88" table:formula="of:=SQRT([.R26]*[.R26]+[.K26]*[.K26])" office:value-type="float" office:value="13.1529464636398" calcext:value-type="float">
            <text:p>13,1529464636</text:p>
          </table:table-cell>
          <table:table-cell table:style-name="ce188" office:value-type="float" office:value="180" calcext:value-type="float">
            <text:p>180</text:p>
          </table:table-cell>
          <table:table-cell table:style-name="ce188" office:value-type="float" office:value="1266" calcext:value-type="float">
            <text:p>1266</text:p>
          </table:table-cell>
          <table:table-cell table:style-name="ce188" office:value-type="float" office:value="1494" calcext:value-type="float">
            <text:p>1494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formula="of:=SQRT([.U26])" office:value-type="float" office:value="35.5808937493144" calcext:value-type="float">
            <text:p>35,5808937493</text:p>
          </table:table-cell>
          <table:table-cell table:style-name="ce188" table:formula="of:=SQRT([.V26])" office:value-type="float" office:value="38.6522961801754" calcext:value-type="float">
            <text:p>38,6522961802</text:p>
          </table:table-cell>
          <table:table-cell table:style-name="ce188" table:formula="of:=SQRT([.W26])" office:value-type="float" office:value="2" calcext:value-type="float">
            <text:p>2</text:p>
          </table:table-cell>
          <table:table-cell table:style-name="ce188" table:formula="of:=[.U26]*[.$B$6]" office:value-type="float" office:value="902.890248769456" calcext:value-type="float">
            <text:p>902,8902487695</text:p>
          </table:table-cell>
          <table:table-cell table:style-name="ce188" table:formula="of:=[.V26]*[.$B$7]" office:value-type="float" office:value="1119.56155778894" calcext:value-type="float">
            <text:p>1119,561557789</text:p>
          </table:table-cell>
          <table:table-cell table:style-name="ce188" table:formula="of:=2*[.AA26]*[.AB26]*[.$B$5]/[.$G$4]" office:value-type="float" office:value="0.0126355151678098" calcext:value-type="float">
            <text:p>0,0126355152</text:p>
          </table:table-cell>
          <table:table-cell table:style-name="ce188" table:formula="of:=[.W26]-[.AC26]" office:value-type="float" office:value="3.98736448483219" calcext:value-type="float">
            <text:p>3,9873644848</text:p>
          </table:table-cell>
          <table:table-cell table:style-name="ce188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188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88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88" table:formula="of:=SQRT([.AG26]*[.AG26]+[.Z26]*[.Z26])" office:value-type="float" office:value="2.00000016272027" calcext:value-type="float">
            <text:p>2,0000001627</text:p>
          </table:table-cell>
          <table:table-cell table:style-name="ce188" office:value-type="float" office:value="180" calcext:value-type="float">
            <text:p>180</text:p>
          </table:table-cell>
          <table:table-cell table:style-name="ce188" office:value-type="float" office:value="1367" calcext:value-type="float">
            <text:p>1367</text:p>
          </table:table-cell>
          <table:table-cell table:style-name="ce188" office:value-type="float" office:value="1377" calcext:value-type="float">
            <text:p>1377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formula="of:=SQRT([.AJ26])" office:value-type="float" office:value="36.9729630946723" calcext:value-type="float">
            <text:p>36,9729630947</text:p>
          </table:table-cell>
          <table:table-cell table:style-name="ce188" table:formula="of:=SQRT([.AK26])" office:value-type="float" office:value="37.1079506305589" calcext:value-type="float">
            <text:p>37,1079506306</text:p>
          </table:table-cell>
          <table:table-cell table:style-name="ce188" table:formula="of:=SQRT([.AL26])" office:value-type="float" office:value="1.73205080756888" calcext:value-type="float">
            <text:p>1,7320508076</text:p>
          </table:table-cell>
          <table:table-cell table:style-name="ce188" table:formula="of:=[.AJ26]*[.$B$6]" office:value-type="float" office:value="974.921777304776" calcext:value-type="float">
            <text:p>974,9217773048</text:p>
          </table:table-cell>
          <table:table-cell table:style-name="ce188" table:formula="of:=[.AK26]*[.$B$7]" office:value-type="float" office:value="1031.88505025126" calcext:value-type="float">
            <text:p>1031,8850502513</text:p>
          </table:table-cell>
          <table:table-cell table:style-name="ce188" table:formula="of:=2*[.AP26]*[.AQ26]*[.$B$5]/[.$G$4]" office:value-type="float" office:value="0.0125750900895648" calcext:value-type="float">
            <text:p>0,0125750901</text:p>
          </table:table-cell>
          <table:table-cell table:style-name="ce188" table:formula="of:=[.AL26]-[.AR26]" office:value-type="float" office:value="2.98742490991044" calcext:value-type="float">
            <text:p>2,9874249099</text:p>
          </table:table-cell>
          <table:table-cell table:style-name="ce188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188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88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88" table:formula="of:=SQRT([.AV26]*[.AV26]+[.AO26]*[.AO26])" office:value-type="float" office:value="1.7320509685719" calcext:value-type="float">
            <text:p>1,7320509686</text:p>
          </table:table-cell>
          <table:table-cell table:style-name="ce188" office:value-type="float" office:value="180" calcext:value-type="float">
            <text:p>180</text:p>
          </table:table-cell>
          <table:table-cell table:style-name="ce188" office:value-type="float" office:value="863" calcext:value-type="float">
            <text:p>863</text:p>
          </table:table-cell>
          <table:table-cell table:style-name="ce188" office:value-type="float" office:value="894" calcext:value-type="float">
            <text:p>894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Y26])" office:value-type="float" office:value="29.3768616431368" calcext:value-type="float">
            <text:p>29,3768616431</text:p>
          </table:table-cell>
          <table:table-cell table:style-name="ce188" table:formula="of:=SQRT([.AZ26])" office:value-type="float" office:value="29.8998327754521" calcext:value-type="float">
            <text:p>29,8998327755</text:p>
          </table:table-cell>
          <table:table-cell table:style-name="ce188" table:formula="of:=SQRT([.BA26])" office:value-type="float" office:value="1" calcext:value-type="float">
            <text:p>1</text:p>
          </table:table-cell>
          <table:table-cell table:style-name="ce188" table:formula="of:=[.AY26]*[.$B$21]" office:value-type="float" office:value="327.721518987342" calcext:value-type="float">
            <text:p>327,7215189873</text:p>
          </table:table-cell>
          <table:table-cell table:style-name="ce188" table:formula="of:=[.AZ26]*[.$B$22]" office:value-type="float" office:value="298.117322834646" calcext:value-type="float">
            <text:p>298,1173228346</text:p>
          </table:table-cell>
          <table:table-cell table:style-name="ce188" table:formula="of:=2*[.BE26]*[.BF26]*[.$B$5]/[.$G$4]" office:value-type="float" office:value="0.00122124327344762" calcext:value-type="float">
            <text:p>0,0012212433</text:p>
          </table:table-cell>
          <table:table-cell table:style-name="ce188" table:formula="of:=[.BA26]-[.BG26]" office:value-type="float" office:value="0.998778756726552" calcext:value-type="float">
            <text:p>0,9987787567</text:p>
          </table:table-cell>
          <table:table-cell table:style-name="ce188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188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88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88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81" office:value-type="float" office:value="49" calcext:value-type="float">
            <text:p>49</text:p>
          </table:table-cell>
          <table:table-cell table:style-name="ce183"/>
          <table:table-cell table:style-name="ce188" office:value-type="float" office:value="190" calcext:value-type="float">
            <text:p>190</text:p>
          </table:table-cell>
          <table:table-cell table:style-name="ce188" office:value-type="float" office:value="1343" calcext:value-type="float">
            <text:p>1343</text:p>
          </table:table-cell>
          <table:table-cell table:style-name="ce188" office:value-type="float" office:value="1479" calcext:value-type="float">
            <text:p>1479</text:p>
          </table:table-cell>
          <table:table-cell table:style-name="ce188" office:value-type="float" office:value="181" calcext:value-type="float">
            <text:p>181</text:p>
          </table:table-cell>
          <table:table-cell table:style-name="ce188" table:formula="of:=SQRT([.F27])" office:value-type="float" office:value="36.6469644036174" calcext:value-type="float">
            <text:p>36,6469644036</text:p>
          </table:table-cell>
          <table:table-cell table:style-name="ce188" table:formula="of:=SQRT([.G27])" office:value-type="float" office:value="38.4577690460588" calcext:value-type="float">
            <text:p>38,4577690461</text:p>
          </table:table-cell>
          <table:table-cell table:style-name="ce188" table:formula="of:=SQRT([.H27])" office:value-type="float" office:value="13.4536240470737" calcext:value-type="float">
            <text:p>13,4536240471</text:p>
          </table:table-cell>
          <table:table-cell table:style-name="ce188" table:formula="of:=[.F27]*[.$B$6]" office:value-type="float" office:value="957.805374484502" calcext:value-type="float">
            <text:p>957,8053744845</text:p>
          </table:table-cell>
          <table:table-cell table:style-name="ce188" table:formula="of:=[.G27]*[.$B$7]" office:value-type="float" office:value="1108.3209798995" calcext:value-type="float">
            <text:p>1108,3209798995</text:p>
          </table:table-cell>
          <table:table-cell table:style-name="ce188" table:formula="of:=2*[.L27]*[.M27]*[.$B$5]/[.$G$4]" office:value-type="float" office:value="0.0132694473900209" calcext:value-type="float">
            <text:p>0,0132694474</text:p>
          </table:table-cell>
          <table:table-cell table:style-name="ce188" table:formula="of:=[.H27]-[.N27]" office:value-type="float" office:value="180.98673055261" calcext:value-type="float">
            <text:p>180,9867305526</text:p>
          </table:table-cell>
          <table:table-cell table:style-name="ce188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188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88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88" table:formula="of:=SQRT([.R27]*[.R27]+[.K27]*[.K27])" office:value-type="float" office:value="13.4536240717681" calcext:value-type="float">
            <text:p>13,4536240718</text:p>
          </table:table-cell>
          <table:table-cell table:style-name="ce188" office:value-type="float" office:value="190" calcext:value-type="float">
            <text:p>190</text:p>
          </table:table-cell>
          <table:table-cell table:style-name="ce188" office:value-type="float" office:value="1450" calcext:value-type="float">
            <text:p>1450</text:p>
          </table:table-cell>
          <table:table-cell table:style-name="ce188" office:value-type="float" office:value="1411" calcext:value-type="float">
            <text:p>1411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QRT([.U27])" office:value-type="float" office:value="38.0788655293195" calcext:value-type="float">
            <text:p>38,0788655293</text:p>
          </table:table-cell>
          <table:table-cell table:style-name="ce188" table:formula="of:=SQRT([.V27])" office:value-type="float" office:value="37.5632799419859" calcext:value-type="float">
            <text:p>37,563279942</text:p>
          </table:table-cell>
          <table:table-cell table:style-name="ce188" table:formula="of:=SQRT([.W27])" office:value-type="float" office:value="2.82842712474619" calcext:value-type="float">
            <text:p>2,8284271247</text:p>
          </table:table-cell>
          <table:table-cell table:style-name="ce188" table:formula="of:=[.U27]*[.$B$6]" office:value-type="float" office:value="1034.11600372489" calcext:value-type="float">
            <text:p>1034,1160037249</text:p>
          </table:table-cell>
          <table:table-cell table:style-name="ce188" table:formula="of:=[.V27]*[.$B$7]" office:value-type="float" office:value="1057.36369346734" calcext:value-type="float">
            <text:p>1057,3636934673</text:p>
          </table:table-cell>
          <table:table-cell table:style-name="ce188" table:formula="of:=2*[.AA27]*[.AB27]*[.$B$5]/[.$G$4]" office:value-type="float" office:value="0.0136679589646529" calcext:value-type="float">
            <text:p>0,013667959</text:p>
          </table:table-cell>
          <table:table-cell table:style-name="ce188" table:formula="of:=[.W27]-[.AC27]" office:value-type="float" office:value="7.98633204103535" calcext:value-type="float">
            <text:p>7,986332041</text:p>
          </table:table-cell>
          <table:table-cell table:style-name="ce188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188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88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88" table:formula="of:=SQRT([.AG27]*[.AG27]+[.Z27]*[.Z27])" office:value-type="float" office:value="2.82842723593037" calcext:value-type="float">
            <text:p>2,8284272359</text:p>
          </table:table-cell>
          <table:table-cell table:style-name="ce188" office:value-type="float" office:value="190" calcext:value-type="float">
            <text:p>190</text:p>
          </table:table-cell>
          <table:table-cell table:style-name="ce188" office:value-type="float" office:value="1389" calcext:value-type="float">
            <text:p>1389</text:p>
          </table:table-cell>
          <table:table-cell table:style-name="ce188" office:value-type="float" office:value="1361" calcext:value-type="float">
            <text:p>1361</text:p>
          </table:table-cell>
          <table:table-cell table:style-name="ce188" office:value-type="float" office:value="2" calcext:value-type="float">
            <text:p>2</text:p>
          </table:table-cell>
          <table:table-cell table:style-name="ce188" table:formula="of:=SQRT([.AJ27])" office:value-type="float" office:value="37.2692903071684" calcext:value-type="float">
            <text:p>37,2692903072</text:p>
          </table:table-cell>
          <table:table-cell table:style-name="ce188" table:formula="of:=SQRT([.AK27])" office:value-type="float" office:value="36.8917334913934" calcext:value-type="float">
            <text:p>36,8917334914</text:p>
          </table:table-cell>
          <table:table-cell table:style-name="ce188" table:formula="of:=SQRT([.AL27])" office:value-type="float" office:value="1.4142135623731" calcext:value-type="float">
            <text:p>1,4142135624</text:p>
          </table:table-cell>
          <table:table-cell table:style-name="ce188" table:formula="of:=[.AJ27]*[.$B$6]" office:value-type="float" office:value="990.611813223361" calcext:value-type="float">
            <text:p>990,6118132234</text:p>
          </table:table-cell>
          <table:table-cell table:style-name="ce188" table:formula="of:=[.AK27]*[.$B$7]" office:value-type="float" office:value="1019.89510050251" calcext:value-type="float">
            <text:p>1019,8951005025</text:p>
          </table:table-cell>
          <table:table-cell table:style-name="ce188" table:formula="of:=2*[.AP27]*[.AQ27]*[.$B$5]/[.$G$4]" office:value-type="float" office:value="0.0126290016850802" calcext:value-type="float">
            <text:p>0,0126290017</text:p>
          </table:table-cell>
          <table:table-cell table:style-name="ce188" table:formula="of:=[.AL27]-[.AR27]" office:value-type="float" office:value="1.98737099831492" calcext:value-type="float">
            <text:p>1,9873709983</text:p>
          </table:table-cell>
          <table:table-cell table:style-name="ce188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188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88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88" table:formula="of:=SQRT([.AV27]*[.AV27]+[.AO27]*[.AO27])" office:value-type="float" office:value="1.41421375659295" calcext:value-type="float">
            <text:p>1,4142137566</text:p>
          </table:table-cell>
          <table:table-cell table:style-name="ce188" office:value-type="float" office:value="190" calcext:value-type="float">
            <text:p>190</text:p>
          </table:table-cell>
          <table:table-cell table:style-name="ce188" office:value-type="float" office:value="827" calcext:value-type="float">
            <text:p>827</text:p>
          </table:table-cell>
          <table:table-cell table:style-name="ce188" office:value-type="float" office:value="863" calcext:value-type="float">
            <text:p>863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Y27])" office:value-type="float" office:value="28.7576076890968" calcext:value-type="float">
            <text:p>28,7576076891</text:p>
          </table:table-cell>
          <table:table-cell table:style-name="ce188" table:formula="of:=SQRT([.AZ27])" office:value-type="float" office:value="29.3768616431368" calcext:value-type="float">
            <text:p>29,3768616431</text:p>
          </table:table-cell>
          <table:table-cell table:style-name="ce188" table:formula="of:=SQRT([.BA27])" office:value-type="float" office:value="0" calcext:value-type="float">
            <text:p>0</text:p>
          </table:table-cell>
          <table:table-cell table:style-name="ce188" table:formula="of:=[.AY27]*[.$B$21]" office:value-type="float" office:value="314.050632911392" calcext:value-type="float">
            <text:p>314,0506329114</text:p>
          </table:table-cell>
          <table:table-cell table:style-name="ce188" table:formula="of:=[.AZ27]*[.$B$22]" office:value-type="float" office:value="287.779921259842" calcext:value-type="float">
            <text:p>287,7799212598</text:p>
          </table:table-cell>
          <table:table-cell table:style-name="ce188" table:formula="of:=2*[.BE27]*[.BF27]*[.$B$5]/[.$G$4]" office:value-type="float" office:value="0.00112971833013555" calcext:value-type="float">
            <text:p>0,0011297183</text:p>
          </table:table-cell>
          <table:table-cell table:style-name="ce188" table:formula="of:=[.BA27]-[.BG27]" office:value-type="float" office:value="-0.00112971833013555" calcext:value-type="float">
            <text:p>-0,0011297183</text:p>
          </table:table-cell>
          <table:table-cell table:style-name="ce188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188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88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88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81" office:value-type="float" office:value="120" calcext:value-type="float">
            <text:p>120</text:p>
          </table:table-cell>
          <table:table-cell table:style-name="ce183"/>
          <table:table-cell table:style-name="ce188" office:value-type="float" office:value="200" calcext:value-type="float">
            <text:p>200</text:p>
          </table:table-cell>
          <table:table-cell table:style-name="ce188" office:value-type="float" office:value="1419" calcext:value-type="float">
            <text:p>1419</text:p>
          </table:table-cell>
          <table:table-cell table:style-name="ce188" office:value-type="float" office:value="1437" calcext:value-type="float">
            <text:p>1437</text:p>
          </table:table-cell>
          <table:table-cell table:style-name="ce188" office:value-type="float" office:value="173" calcext:value-type="float">
            <text:p>173</text:p>
          </table:table-cell>
          <table:table-cell table:style-name="ce188" table:formula="of:=SQRT([.F28])" office:value-type="float" office:value="37.6696164036747" calcext:value-type="float">
            <text:p>37,6696164037</text:p>
          </table:table-cell>
          <table:table-cell table:style-name="ce188" table:formula="of:=SQRT([.G28])" office:value-type="float" office:value="37.9077828420497" calcext:value-type="float">
            <text:p>37,907782842</text:p>
          </table:table-cell>
          <table:table-cell table:style-name="ce188" table:formula="of:=SQRT([.H28])" office:value-type="float" office:value="13.1529464379659" calcext:value-type="float">
            <text:p>13,152946438</text:p>
          </table:table-cell>
          <table:table-cell table:style-name="ce188" table:formula="of:=[.F28]*[.$B$6]" office:value-type="float" office:value="1012.0073167487" calcext:value-type="float">
            <text:p>1012,0073167487</text:p>
          </table:table-cell>
          <table:table-cell table:style-name="ce188" table:formula="of:=[.G28]*[.$B$7]" office:value-type="float" office:value="1076.84736180905" calcext:value-type="float">
            <text:p>1076,8473618091</text:p>
          </table:table-cell>
          <table:table-cell table:style-name="ce188" table:formula="of:=2*[.L28]*[.M28]*[.$B$5]/[.$G$4]" office:value-type="float" office:value="0.0136222176146536" calcext:value-type="float">
            <text:p>0,0136222176</text:p>
          </table:table-cell>
          <table:table-cell table:style-name="ce188" table:formula="of:=[.H28]-[.N28]" office:value-type="float" office:value="172.986377782385" calcext:value-type="float">
            <text:p>172,9863777824</text:p>
          </table:table-cell>
          <table:table-cell table:style-name="ce188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188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88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88" table:formula="of:=SQRT([.R28]*[.R28]+[.K28]*[.K28])" office:value-type="float" office:value="13.15294646253" calcext:value-type="float">
            <text:p>13,1529464625</text:p>
          </table:table-cell>
          <table:table-cell table:style-name="ce188" office:value-type="float" office:value="200" calcext:value-type="float">
            <text:p>200</text:p>
          </table:table-cell>
          <table:table-cell table:style-name="ce188" office:value-type="float" office:value="1457" calcext:value-type="float">
            <text:p>1457</text:p>
          </table:table-cell>
          <table:table-cell table:style-name="ce188" office:value-type="float" office:value="1397" calcext:value-type="float">
            <text:p>1397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formula="of:=SQRT([.U28])" office:value-type="float" office:value="38.1706693679846" calcext:value-type="float">
            <text:p>38,170669368</text:p>
          </table:table-cell>
          <table:table-cell table:style-name="ce188" table:formula="of:=SQRT([.V28])" office:value-type="float" office:value="37.3764631820615" calcext:value-type="float">
            <text:p>37,3764631821</text:p>
          </table:table-cell>
          <table:table-cell table:style-name="ce188" table:formula="of:=SQRT([.W28])" office:value-type="float" office:value="2" calcext:value-type="float">
            <text:p>2</text:p>
          </table:table-cell>
          <table:table-cell table:style-name="ce188" table:formula="of:=[.U28]*[.$B$6]" office:value-type="float" office:value="1039.1082878808" calcext:value-type="float">
            <text:p>1039,1082878808</text:p>
          </table:table-cell>
          <table:table-cell table:style-name="ce188" table:formula="of:=[.V28]*[.$B$7]" office:value-type="float" office:value="1046.87248743719" calcext:value-type="float">
            <text:p>1046,8724874372</text:p>
          </table:table-cell>
          <table:table-cell table:style-name="ce188" table:formula="of:=2*[.AA28]*[.AB28]*[.$B$5]/[.$G$4]" office:value-type="float" office:value="0.0135976734756297" calcext:value-type="float">
            <text:p>0,0135976735</text:p>
          </table:table-cell>
          <table:table-cell table:style-name="ce188" table:formula="of:=[.W28]-[.AC28]" office:value-type="float" office:value="3.98640232652437" calcext:value-type="float">
            <text:p>3,9864023265</text:p>
          </table:table-cell>
          <table:table-cell table:style-name="ce188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188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88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88" table:formula="of:=SQRT([.AG28]*[.AG28]+[.Z28]*[.Z28])" office:value-type="float" office:value="2.00000015396868" calcext:value-type="float">
            <text:p>2,000000154</text:p>
          </table:table-cell>
          <table:table-cell table:style-name="ce188" office:value-type="float" office:value="200" calcext:value-type="float">
            <text:p>200</text:p>
          </table:table-cell>
          <table:table-cell table:style-name="ce188" office:value-type="float" office:value="1474" calcext:value-type="float">
            <text:p>1474</text:p>
          </table:table-cell>
          <table:table-cell table:style-name="ce188" office:value-type="float" office:value="1262" calcext:value-type="float">
            <text:p>1262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J28])" office:value-type="float" office:value="38.3927076409049" calcext:value-type="float">
            <text:p>38,3927076409</text:p>
          </table:table-cell>
          <table:table-cell table:style-name="ce188" table:formula="of:=SQRT([.AK28])" office:value-type="float" office:value="35.5246393366632" calcext:value-type="float">
            <text:p>35,5246393367</text:p>
          </table:table-cell>
          <table:table-cell table:style-name="ce188" table:formula="of:=SQRT([.AL28])" office:value-type="float" office:value="0" calcext:value-type="float">
            <text:p>0</text:p>
          </table:table-cell>
          <table:table-cell table:style-name="ce188" table:formula="of:=[.AJ28]*[.$B$6]" office:value-type="float" office:value="1051.23240654516" calcext:value-type="float">
            <text:p>1051,2324065452</text:p>
          </table:table-cell>
          <table:table-cell table:style-name="ce188" table:formula="of:=[.AK28]*[.$B$7]" office:value-type="float" office:value="945.707286432161" calcext:value-type="float">
            <text:p>945,7072864322</text:p>
          </table:table-cell>
          <table:table-cell table:style-name="ce188" table:formula="of:=2*[.AP28]*[.AQ28]*[.$B$5]/[.$G$4]" office:value-type="float" office:value="0.0124269768325422" calcext:value-type="float">
            <text:p>0,0124269768</text:p>
          </table:table-cell>
          <table:table-cell table:style-name="ce188" table:formula="of:=[.AL28]-[.AR28]" office:value-type="float" office:value="-0.0124269768325422" calcext:value-type="float">
            <text:p>-0,0124269768</text:p>
          </table:table-cell>
          <table:table-cell table:style-name="ce188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188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88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88" table:formula="of:=SQRT([.AV28]*[.AV28]+[.AO28]*[.AO28])" office:value-type="float" office:value="0.000695182848553578" calcext:value-type="float">
            <text:p>0,0006951828</text:p>
          </table:table-cell>
          <table:table-cell table:style-name="ce188" office:value-type="float" office:value="200" calcext:value-type="float">
            <text:p>200</text:p>
          </table:table-cell>
          <table:table-cell table:style-name="ce188" office:value-type="float" office:value="936" calcext:value-type="float">
            <text:p>936</text:p>
          </table:table-cell>
          <table:table-cell table:style-name="ce188" office:value-type="float" office:value="873" calcext:value-type="float">
            <text:p>873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Y28])" office:value-type="float" office:value="30.5941170815567" calcext:value-type="float">
            <text:p>30,5941170816</text:p>
          </table:table-cell>
          <table:table-cell table:style-name="ce188" table:formula="of:=SQRT([.AZ28])" office:value-type="float" office:value="29.5465734053883" calcext:value-type="float">
            <text:p>29,5465734054</text:p>
          </table:table-cell>
          <table:table-cell table:style-name="ce188" table:formula="of:=SQRT([.BA28])" office:value-type="float" office:value="1" calcext:value-type="float">
            <text:p>1</text:p>
          </table:table-cell>
          <table:table-cell table:style-name="ce188" table:formula="of:=[.AY28]*[.$B$21]" office:value-type="float" office:value="355.443037974684" calcext:value-type="float">
            <text:p>355,4430379747</text:p>
          </table:table-cell>
          <table:table-cell table:style-name="ce188" table:formula="of:=[.AZ28]*[.$B$22]" office:value-type="float" office:value="291.114566929134" calcext:value-type="float">
            <text:p>291,1145669291</text:p>
          </table:table-cell>
          <table:table-cell table:style-name="ce188" table:formula="of:=2*[.BE28]*[.BF28]*[.$B$5]/[.$G$4]" office:value-type="float" office:value="0.0012934330758497" calcext:value-type="float">
            <text:p>0,0012934331</text:p>
          </table:table-cell>
          <table:table-cell table:style-name="ce188" table:formula="of:=[.BA28]-[.BG28]" office:value-type="float" office:value="0.99870656692415" calcext:value-type="float">
            <text:p>0,9987065669</text:p>
          </table:table-cell>
          <table:table-cell table:style-name="ce188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188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88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88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154"/>
          <table:table-cell/>
          <table:table-cell table:style-name="ce181"/>
          <table:table-cell table:style-name="ce183"/>
          <table:table-cell table:style-name="ce188" office:value-type="float" office:value="210" calcext:value-type="float">
            <text:p>210</text:p>
          </table:table-cell>
          <table:table-cell table:style-name="ce188" office:value-type="float" office:value="1404" calcext:value-type="float">
            <text:p>1404</text:p>
          </table:table-cell>
          <table:table-cell table:style-name="ce188" office:value-type="float" office:value="1424" calcext:value-type="float">
            <text:p>1424</text:p>
          </table:table-cell>
          <table:table-cell table:style-name="ce188" office:value-type="float" office:value="203" calcext:value-type="float">
            <text:p>203</text:p>
          </table:table-cell>
          <table:table-cell table:style-name="ce188" table:formula="of:=SQRT([.F29])" office:value-type="float" office:value="37.4699879903904" calcext:value-type="float">
            <text:p>37,4699879904</text:p>
          </table:table-cell>
          <table:table-cell table:style-name="ce188" table:formula="of:=SQRT([.G29])" office:value-type="float" office:value="37.7359245282264" calcext:value-type="float">
            <text:p>37,7359245282</text:p>
          </table:table-cell>
          <table:table-cell table:style-name="ce188" table:formula="of:=SQRT([.H29])" office:value-type="float" office:value="14.247806848775" calcext:value-type="float">
            <text:p>14,2478068488</text:p>
          </table:table-cell>
          <table:table-cell table:style-name="ce188" table:formula="of:=[.F29]*[.$B$6]" office:value-type="float" office:value="1001.30956498603" calcext:value-type="float">
            <text:p>1001,309564986</text:p>
          </table:table-cell>
          <table:table-cell table:style-name="ce188" table:formula="of:=[.G29]*[.$B$7]" office:value-type="float" office:value="1067.10552763819" calcext:value-type="float">
            <text:p>1067,1055276382</text:p>
          </table:table-cell>
          <table:table-cell table:style-name="ce188" table:formula="of:=2*[.L29]*[.M29]*[.$B$5]/[.$G$4]" office:value-type="float" office:value="0.0133562871459198" calcext:value-type="float">
            <text:p>0,0133562871</text:p>
          </table:table-cell>
          <table:table-cell table:style-name="ce188" table:formula="of:=[.H29]-[.N29]" office:value-type="float" office:value="202.986643712854" calcext:value-type="float">
            <text:p>202,9866437129</text:p>
          </table:table-cell>
          <table:table-cell table:style-name="ce188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188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88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88" table:formula="of:=SQRT([.R29]*[.R29]+[.K29]*[.K29])" office:value-type="float" office:value="14.2478068706954" calcext:value-type="float">
            <text:p>14,2478068707</text:p>
          </table:table-cell>
          <table:table-cell table:style-name="ce188" office:value-type="float" office:value="210" calcext:value-type="float">
            <text:p>210</text:p>
          </table:table-cell>
          <table:table-cell table:style-name="ce188" office:value-type="float" office:value="1568" calcext:value-type="float">
            <text:p>1568</text:p>
          </table:table-cell>
          <table:table-cell table:style-name="ce188" office:value-type="float" office:value="1299" calcext:value-type="float">
            <text:p>1299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table:formula="of:=SQRT([.U29])" office:value-type="float" office:value="39.5979797464467" calcext:value-type="float">
            <text:p>39,5979797464</text:p>
          </table:table-cell>
          <table:table-cell table:style-name="ce188" table:formula="of:=SQRT([.V29])" office:value-type="float" office:value="36.0416425818802" calcext:value-type="float">
            <text:p>36,0416425819</text:p>
          </table:table-cell>
          <table:table-cell table:style-name="ce188" table:formula="of:=SQRT([.W29])" office:value-type="float" office:value="4.12310562561766" calcext:value-type="float">
            <text:p>4,1231056256</text:p>
          </table:table-cell>
          <table:table-cell table:style-name="ce188" table:formula="of:=[.U29]*[.$B$6]" office:value-type="float" office:value="1118.27165092457" calcext:value-type="float">
            <text:p>1118,2716509246</text:p>
          </table:table-cell>
          <table:table-cell table:style-name="ce188" table:formula="of:=[.V29]*[.$B$7]" office:value-type="float" office:value="973.434045226131" calcext:value-type="float">
            <text:p>973,4340452261</text:p>
          </table:table-cell>
          <table:table-cell table:style-name="ce188" table:formula="of:=2*[.AA29]*[.AB29]*[.$B$5]/[.$G$4]" office:value-type="float" office:value="0.0136070462102651" calcext:value-type="float">
            <text:p>0,0136070462</text:p>
          </table:table-cell>
          <table:table-cell table:style-name="ce188" table:formula="of:=[.W29]-[.AC29]" office:value-type="float" office:value="16.9863929537897" calcext:value-type="float">
            <text:p>16,9863929538</text:p>
          </table:table-cell>
          <table:table-cell table:style-name="ce188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188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88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88" table:formula="of:=SQRT([.AG29]*[.AG29]+[.Z29]*[.Z29])" office:value-type="float" office:value="4.12310569298918" calcext:value-type="float">
            <text:p>4,123105693</text:p>
          </table:table-cell>
          <table:table-cell table:style-name="ce188" office:value-type="float" office:value="210" calcext:value-type="float">
            <text:p>210</text:p>
          </table:table-cell>
          <table:table-cell table:style-name="ce188" office:value-type="float" office:value="1511" calcext:value-type="float">
            <text:p>1511</text:p>
          </table:table-cell>
          <table:table-cell table:style-name="ce188" office:value-type="float" office:value="1240" calcext:value-type="float">
            <text:p>1240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J29])" office:value-type="float" office:value="38.8715834511536" calcext:value-type="float">
            <text:p>38,8715834512</text:p>
          </table:table-cell>
          <table:table-cell table:style-name="ce188" table:formula="of:=SQRT([.AK29])" office:value-type="float" office:value="35.213633723318" calcext:value-type="float">
            <text:p>35,2136337233</text:p>
          </table:table-cell>
          <table:table-cell table:style-name="ce188" table:formula="of:=SQRT([.AL29])" office:value-type="float" office:value="1" calcext:value-type="float">
            <text:p>1</text:p>
          </table:table-cell>
          <table:table-cell table:style-name="ce188" table:formula="of:=[.AJ29]*[.$B$6]" office:value-type="float" office:value="1077.62019422642" calcext:value-type="float">
            <text:p>1077,6201942264</text:p>
          </table:table-cell>
          <table:table-cell table:style-name="ce188" table:formula="of:=[.AK29]*[.$B$7]" office:value-type="float" office:value="929.221105527638" calcext:value-type="float">
            <text:p>929,2211055276</text:p>
          </table:table-cell>
          <table:table-cell table:style-name="ce188" table:formula="of:=2*[.AP29]*[.AQ29]*[.$B$5]/[.$G$4]" office:value-type="float" office:value="0.0125168428527248" calcext:value-type="float">
            <text:p>0,0125168429</text:p>
          </table:table-cell>
          <table:table-cell table:style-name="ce188" table:formula="of:=[.AL29]-[.AR29]" office:value-type="float" office:value="0.987483157147275" calcext:value-type="float">
            <text:p>0,9874831571</text:p>
          </table:table-cell>
          <table:table-cell table:style-name="ce188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188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88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88" table:formula="of:=SQRT([.AV29]*[.AV29]+[.AO29]*[.AO29])" office:value-type="float" office:value="1.00000023815617" calcext:value-type="float">
            <text:p>1,0000002382</text:p>
          </table:table-cell>
          <table:table-cell table:style-name="ce188" office:value-type="float" office:value="210" calcext:value-type="float">
            <text:p>210</text:p>
          </table:table-cell>
          <table:table-cell table:style-name="ce188" office:value-type="float" office:value="943" calcext:value-type="float">
            <text:p>943</text:p>
          </table:table-cell>
          <table:table-cell table:style-name="ce188" office:value-type="float" office:value="830" calcext:value-type="float">
            <text:p>830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Y29])" office:value-type="float" office:value="30.7083050655682" calcext:value-type="float">
            <text:p>30,7083050656</text:p>
          </table:table-cell>
          <table:table-cell table:style-name="ce188" table:formula="of:=SQRT([.AZ29])" office:value-type="float" office:value="28.8097205817759" calcext:value-type="float">
            <text:p>28,8097205818</text:p>
          </table:table-cell>
          <table:table-cell table:style-name="ce188" table:formula="of:=SQRT([.BA29])" office:value-type="float" office:value="1" calcext:value-type="float">
            <text:p>1</text:p>
          </table:table-cell>
          <table:table-cell table:style-name="ce188" table:formula="of:=[.AY29]*[.$B$21]" office:value-type="float" office:value="358.101265822785" calcext:value-type="float">
            <text:p>358,1012658228</text:p>
          </table:table-cell>
          <table:table-cell table:style-name="ce188" table:formula="of:=[.AZ29]*[.$B$22]" office:value-type="float" office:value="276.775590551181" calcext:value-type="float">
            <text:p>276,7755905512</text:p>
          </table:table-cell>
          <table:table-cell table:style-name="ce188" table:formula="of:=2*[.BE29]*[.BF29]*[.$B$5]/[.$G$4]" office:value-type="float" office:value="0.00123892111656533" calcext:value-type="float">
            <text:p>0,0012389211</text:p>
          </table:table-cell>
          <table:table-cell table:style-name="ce188" table:formula="of:=[.BA29]-[.BG29]" office:value-type="float" office:value="0.998761078883435" calcext:value-type="float">
            <text:p>0,9987610789</text:p>
          </table:table-cell>
          <table:table-cell table:style-name="ce188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188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88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88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155" office:value-type="string" calcext:value-type="string">
            <text:p>Detector B</text:p>
          </table:table-cell>
          <table:table-cell/>
          <table:table-cell table:style-name="ce181"/>
          <table:table-cell table:style-name="ce183"/>
          <table:table-cell table:style-name="ce188" office:value-type="float" office:value="220" calcext:value-type="float">
            <text:p>220</text:p>
          </table:table-cell>
          <table:table-cell table:style-name="ce188" office:value-type="float" office:value="1474" calcext:value-type="float">
            <text:p>1474</text:p>
          </table:table-cell>
          <table:table-cell table:style-name="ce188" office:value-type="float" office:value="1386" calcext:value-type="float">
            <text:p>1386</text:p>
          </table:table-cell>
          <table:table-cell table:style-name="ce188" office:value-type="float" office:value="231" calcext:value-type="float">
            <text:p>231</text:p>
          </table:table-cell>
          <table:table-cell table:style-name="ce188" table:formula="of:=SQRT([.F30])" office:value-type="float" office:value="38.3927076409049" calcext:value-type="float">
            <text:p>38,3927076409</text:p>
          </table:table-cell>
          <table:table-cell table:style-name="ce188" table:formula="of:=SQRT([.G30])" office:value-type="float" office:value="37.2290209379726" calcext:value-type="float">
            <text:p>37,229020938</text:p>
          </table:table-cell>
          <table:table-cell table:style-name="ce188" table:formula="of:=SQRT([.H30])" office:value-type="float" office:value="15.1986841535707" calcext:value-type="float">
            <text:p>15,1986841536</text:p>
          </table:table-cell>
          <table:table-cell table:style-name="ce188" table:formula="of:=[.F30]*[.$B$6]" office:value-type="float" office:value="1051.23240654516" calcext:value-type="float">
            <text:p>1051,2324065452</text:p>
          </table:table-cell>
          <table:table-cell table:style-name="ce188" table:formula="of:=[.G30]*[.$B$7]" office:value-type="float" office:value="1038.62939698492" calcext:value-type="float">
            <text:p>1038,6293969849</text:p>
          </table:table-cell>
          <table:table-cell table:style-name="ce188" table:formula="of:=2*[.L30]*[.M30]*[.$B$5]/[.$G$4]" office:value-type="float" office:value="0.0136480110062627" calcext:value-type="float">
            <text:p>0,013648011</text:p>
          </table:table-cell>
          <table:table-cell table:style-name="ce188" table:formula="of:=[.H30]-[.N30]" office:value-type="float" office:value="230.986351988994" calcext:value-type="float">
            <text:p>230,986351989</text:p>
          </table:table-cell>
          <table:table-cell table:style-name="ce188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188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88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88" table:formula="of:=SQRT([.R30]*[.R30]+[.K30]*[.K30])" office:value-type="float" office:value="15.1986841736572" calcext:value-type="float">
            <text:p>15,1986841737</text:p>
          </table:table-cell>
          <table:table-cell table:style-name="ce188" office:value-type="float" office:value="220" calcext:value-type="float">
            <text:p>220</text:p>
          </table:table-cell>
          <table:table-cell table:style-name="ce188" office:value-type="float" office:value="1588" calcext:value-type="float">
            <text:p>1588</text:p>
          </table:table-cell>
          <table:table-cell table:style-name="ce188" office:value-type="float" office:value="1285" calcext:value-type="float">
            <text:p>1285</text:p>
          </table:table-cell>
          <table:table-cell table:style-name="ce188" office:value-type="float" office:value="43" calcext:value-type="float">
            <text:p>43</text:p>
          </table:table-cell>
          <table:table-cell table:style-name="ce188" table:formula="of:=SQRT([.U30])" office:value-type="float" office:value="39.8497176903426" calcext:value-type="float">
            <text:p>39,8497176903</text:p>
          </table:table-cell>
          <table:table-cell table:style-name="ce188" table:formula="of:=SQRT([.V30])" office:value-type="float" office:value="35.8468966578698" calcext:value-type="float">
            <text:p>35,8468966579</text:p>
          </table:table-cell>
          <table:table-cell table:style-name="ce188" table:formula="of:=SQRT([.W30])" office:value-type="float" office:value="6.557438524302" calcext:value-type="float">
            <text:p>6,5574385243</text:p>
          </table:table-cell>
          <table:table-cell table:style-name="ce188" table:formula="of:=[.U30]*[.$B$6]" office:value-type="float" office:value="1132.53531994147" calcext:value-type="float">
            <text:p>1132,5353199415</text:p>
          </table:table-cell>
          <table:table-cell table:style-name="ce188" table:formula="of:=[.V30]*[.$B$7]" office:value-type="float" office:value="962.94283919598" calcext:value-type="float">
            <text:p>962,942839196</text:p>
          </table:table-cell>
          <table:table-cell table:style-name="ce188" table:formula="of:=2*[.AA30]*[.AB30]*[.$B$5]/[.$G$4]" office:value-type="float" office:value="0.013632084705927" calcext:value-type="float">
            <text:p>0,0136320847</text:p>
          </table:table-cell>
          <table:table-cell table:style-name="ce188" table:formula="of:=[.W30]-[.AC30]" office:value-type="float" office:value="42.9863679152941" calcext:value-type="float">
            <text:p>42,9863679153</text:p>
          </table:table-cell>
          <table:table-cell table:style-name="ce188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188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88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88" table:formula="of:=SQRT([.AG30]*[.AG30]+[.Z30]*[.Z30])" office:value-type="float" office:value="6.55743856618196" calcext:value-type="float">
            <text:p>6,5574385662</text:p>
          </table:table-cell>
          <table:table-cell table:style-name="ce188" office:value-type="float" office:value="220" calcext:value-type="float">
            <text:p>220</text:p>
          </table:table-cell>
          <table:table-cell table:style-name="ce188" office:value-type="float" office:value="1568" calcext:value-type="float">
            <text:p>1568</text:p>
          </table:table-cell>
          <table:table-cell table:style-name="ce188" office:value-type="float" office:value="1187" calcext:value-type="float">
            <text:p>1187</text:p>
          </table:table-cell>
          <table:table-cell table:style-name="ce188" office:value-type="float" office:value="6" calcext:value-type="float">
            <text:p>6</text:p>
          </table:table-cell>
          <table:table-cell table:style-name="ce188" table:formula="of:=SQRT([.AJ30])" office:value-type="float" office:value="39.5979797464467" calcext:value-type="float">
            <text:p>39,5979797464</text:p>
          </table:table-cell>
          <table:table-cell table:style-name="ce188" table:formula="of:=SQRT([.AK30])" office:value-type="float" office:value="34.4528663539044" calcext:value-type="float">
            <text:p>34,4528663539</text:p>
          </table:table-cell>
          <table:table-cell table:style-name="ce188" table:formula="of:=SQRT([.AL30])" office:value-type="float" office:value="2.44948974278318" calcext:value-type="float">
            <text:p>2,4494897428</text:p>
          </table:table-cell>
          <table:table-cell table:style-name="ce188" table:formula="of:=[.AJ30]*[.$B$6]" office:value-type="float" office:value="1118.27165092457" calcext:value-type="float">
            <text:p>1118,2716509246</text:p>
          </table:table-cell>
          <table:table-cell table:style-name="ce188" table:formula="of:=[.AK30]*[.$B$7]" office:value-type="float" office:value="889.504396984925" calcext:value-type="float">
            <text:p>889,5043969849</text:p>
          </table:table-cell>
          <table:table-cell table:style-name="ce188" table:formula="of:=2*[.AP30]*[.AQ30]*[.$B$5]/[.$G$4]" office:value-type="float" office:value="0.0124338443815125" calcext:value-type="float">
            <text:p>0,0124338444</text:p>
          </table:table-cell>
          <table:table-cell table:style-name="ce188" table:formula="of:=[.AL30]-[.AR30]" office:value-type="float" office:value="5.98756615561849" calcext:value-type="float">
            <text:p>5,9875661556</text:p>
          </table:table-cell>
          <table:table-cell table:style-name="ce188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188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88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88" table:formula="of:=SQRT([.AV30]*[.AV30]+[.AO30]*[.AO30])" office:value-type="float" office:value="2.44948983448111" calcext:value-type="float">
            <text:p>2,4494898345</text:p>
          </table:table-cell>
          <table:table-cell table:style-name="ce188" office:value-type="float" office:value="220" calcext:value-type="float">
            <text:p>220</text:p>
          </table:table-cell>
          <table:table-cell table:style-name="ce188" office:value-type="float" office:value="953" calcext:value-type="float">
            <text:p>953</text:p>
          </table:table-cell>
          <table:table-cell table:style-name="ce188" office:value-type="float" office:value="812" calcext:value-type="float">
            <text:p>812</text:p>
          </table:table-cell>
          <table:table-cell table:style-name="ce188" office:value-type="float" office:value="7" calcext:value-type="float">
            <text:p>7</text:p>
          </table:table-cell>
          <table:table-cell table:style-name="ce188" table:formula="of:=SQRT([.AY30])" office:value-type="float" office:value="30.8706980808663" calcext:value-type="float">
            <text:p>30,8706980809</text:p>
          </table:table-cell>
          <table:table-cell table:style-name="ce188" table:formula="of:=SQRT([.AZ30])" office:value-type="float" office:value="28.49561369755" calcext:value-type="float">
            <text:p>28,4956136976</text:p>
          </table:table-cell>
          <table:table-cell table:style-name="ce188" table:formula="of:=SQRT([.BA30])" office:value-type="float" office:value="2.64575131106459" calcext:value-type="float">
            <text:p>2,6457513111</text:p>
          </table:table-cell>
          <table:table-cell table:style-name="ce188" table:formula="of:=[.AY30]*[.$B$21]" office:value-type="float" office:value="361.898734177215" calcext:value-type="float">
            <text:p>361,8987341772</text:p>
          </table:table-cell>
          <table:table-cell table:style-name="ce188" table:formula="of:=[.AZ30]*[.$B$22]" office:value-type="float" office:value="270.773228346457" calcext:value-type="float">
            <text:p>270,7732283465</text:p>
          </table:table-cell>
          <table:table-cell table:style-name="ce188" table:formula="of:=2*[.BE30]*[.BF30]*[.$B$5]/[.$G$4]" office:value-type="float" office:value="0.00122490610734576" calcext:value-type="float">
            <text:p>0,0012249061</text:p>
          </table:table-cell>
          <table:table-cell table:style-name="ce188" table:formula="of:=[.BA30]-[.BG30]" office:value-type="float" office:value="6.99877509389265" calcext:value-type="float">
            <text:p>6,9987750939</text:p>
          </table:table-cell>
          <table:table-cell table:style-name="ce188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188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88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88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15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81" office:value-type="float" office:value="51" calcext:value-type="float">
            <text:p>51</text:p>
          </table:table-cell>
          <table:table-cell table:style-name="ce183"/>
          <table:table-cell table:style-name="ce188" office:value-type="float" office:value="230" calcext:value-type="float">
            <text:p>230</text:p>
          </table:table-cell>
          <table:table-cell table:style-name="ce188" office:value-type="float" office:value="1479" calcext:value-type="float">
            <text:p>1479</text:p>
          </table:table-cell>
          <table:table-cell table:style-name="ce188" office:value-type="float" office:value="1378" calcext:value-type="float">
            <text:p>1378</text:p>
          </table:table-cell>
          <table:table-cell table:style-name="ce188" office:value-type="float" office:value="271" calcext:value-type="float">
            <text:p>271</text:p>
          </table:table-cell>
          <table:table-cell table:style-name="ce188" table:formula="of:=SQRT([.F31])" office:value-type="float" office:value="38.4577690460588" calcext:value-type="float">
            <text:p>38,4577690461</text:p>
          </table:table-cell>
          <table:table-cell table:style-name="ce188" table:formula="of:=SQRT([.G31])" office:value-type="float" office:value="37.1214223865412" calcext:value-type="float">
            <text:p>37,1214223865</text:p>
          </table:table-cell>
          <table:table-cell table:style-name="ce188" table:formula="of:=SQRT([.H31])" office:value-type="float" office:value="16.4620776331543" calcext:value-type="float">
            <text:p>16,4620776332</text:p>
          </table:table-cell>
          <table:table-cell table:style-name="ce188" table:formula="of:=[.F31]*[.$B$6]" office:value-type="float" office:value="1054.79832379939" calcext:value-type="float">
            <text:p>1054,7983237994</text:p>
          </table:table-cell>
          <table:table-cell table:style-name="ce188" table:formula="of:=[.G31]*[.$B$7]" office:value-type="float" office:value="1032.63442211055" calcext:value-type="float">
            <text:p>1032,6344221106</text:p>
          </table:table-cell>
          <table:table-cell table:style-name="ce188" table:formula="of:=2*[.L31]*[.M31]*[.$B$5]/[.$G$4]" office:value-type="float" office:value="0.013615263219247" calcext:value-type="float">
            <text:p>0,0136152632</text:p>
          </table:table-cell>
          <table:table-cell table:style-name="ce188" table:formula="of:=[.H31]-[.N31]" office:value-type="float" office:value="270.986384736781" calcext:value-type="float">
            <text:p>270,9863847368</text:p>
          </table:table-cell>
          <table:table-cell table:style-name="ce188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188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88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88" table:formula="of:=SQRT([.R31]*[.R31]+[.K31]*[.K31])" office:value-type="float" office:value="16.4620776514908" calcext:value-type="float">
            <text:p>16,4620776515</text:p>
          </table:table-cell>
          <table:table-cell table:style-name="ce188" office:value-type="float" office:value="230" calcext:value-type="float">
            <text:p>230</text:p>
          </table:table-cell>
          <table:table-cell table:style-name="ce188" office:value-type="float" office:value="1599" calcext:value-type="float">
            <text:p>1599</text:p>
          </table:table-cell>
          <table:table-cell table:style-name="ce188" office:value-type="float" office:value="1299" calcext:value-type="float">
            <text:p>1299</text:p>
          </table:table-cell>
          <table:table-cell table:style-name="ce188" office:value-type="float" office:value="105" calcext:value-type="float">
            <text:p>105</text:p>
          </table:table-cell>
          <table:table-cell table:style-name="ce188" table:formula="of:=SQRT([.U31])" office:value-type="float" office:value="39.9874980462644" calcext:value-type="float">
            <text:p>39,9874980463</text:p>
          </table:table-cell>
          <table:table-cell table:style-name="ce188" table:formula="of:=SQRT([.V31])" office:value-type="float" office:value="36.0416425818802" calcext:value-type="float">
            <text:p>36,0416425819</text:p>
          </table:table-cell>
          <table:table-cell table:style-name="ce188" table:formula="of:=SQRT([.W31])" office:value-type="float" office:value="10.2469507659596" calcext:value-type="float">
            <text:p>10,246950766</text:p>
          </table:table-cell>
          <table:table-cell table:style-name="ce188" table:formula="of:=[.U31]*[.$B$6]" office:value-type="float" office:value="1140.38033790076" calcext:value-type="float">
            <text:p>1140,3803379008</text:p>
          </table:table-cell>
          <table:table-cell table:style-name="ce188" table:formula="of:=[.V31]*[.$B$7]" office:value-type="float" office:value="973.434045226131" calcext:value-type="float">
            <text:p>973,4340452261</text:p>
          </table:table-cell>
          <table:table-cell table:style-name="ce188" table:formula="of:=2*[.AA31]*[.AB31]*[.$B$5]/[.$G$4]" office:value-type="float" office:value="0.0138760630677385" calcext:value-type="float">
            <text:p>0,0138760631</text:p>
          </table:table-cell>
          <table:table-cell table:style-name="ce188" table:formula="of:=[.W31]-[.AC31]" office:value-type="float" office:value="104.986123936932" calcext:value-type="float">
            <text:p>104,9861239369</text:p>
          </table:table-cell>
          <table:table-cell table:style-name="ce188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188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88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88" table:formula="of:=SQRT([.AG31]*[.AG31]+[.Z31]*[.Z31])" office:value-type="float" office:value="10.246950793684" calcext:value-type="float">
            <text:p>10,2469507937</text:p>
          </table:table-cell>
          <table:table-cell table:style-name="ce188" office:value-type="float" office:value="230" calcext:value-type="float">
            <text:p>230</text:p>
          </table:table-cell>
          <table:table-cell table:style-name="ce188" office:value-type="float" office:value="1756" calcext:value-type="float">
            <text:p>1756</text:p>
          </table:table-cell>
          <table:table-cell table:style-name="ce188" office:value-type="float" office:value="1167" calcext:value-type="float">
            <text:p>1167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formula="of:=SQRT([.AJ31])" office:value-type="float" office:value="41.9046536795139" calcext:value-type="float">
            <text:p>41,9046536795</text:p>
          </table:table-cell>
          <table:table-cell table:style-name="ce188" table:formula="of:=SQRT([.AK31])" office:value-type="float" office:value="34.1613817050774" calcext:value-type="float">
            <text:p>34,1613817051</text:p>
          </table:table-cell>
          <table:table-cell table:style-name="ce188" table:formula="of:=SQRT([.AL31])" office:value-type="float" office:value="2" calcext:value-type="float">
            <text:p>2</text:p>
          </table:table-cell>
          <table:table-cell table:style-name="ce188" table:formula="of:=[.AJ31]*[.$B$6]" office:value-type="float" office:value="1252.35013968338" calcext:value-type="float">
            <text:p>1252,3501396834</text:p>
          </table:table-cell>
          <table:table-cell table:style-name="ce188" table:formula="of:=[.AK31]*[.$B$7]" office:value-type="float" office:value="874.516959798995" calcext:value-type="float">
            <text:p>874,516959799</text:p>
          </table:table-cell>
          <table:table-cell table:style-name="ce188" table:formula="of:=2*[.AP31]*[.AQ31]*[.$B$5]/[.$G$4]" office:value-type="float" office:value="0.013690017959497" calcext:value-type="float">
            <text:p>0,013690018</text:p>
          </table:table-cell>
          <table:table-cell table:style-name="ce188" table:formula="of:=[.AL31]-[.AR31]" office:value-type="float" office:value="3.9863099820405" calcext:value-type="float">
            <text:p>3,986309982</text:p>
          </table:table-cell>
          <table:table-cell table:style-name="ce188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188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88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88" table:formula="of:=SQRT([.AV31]*[.AV31]+[.AO31]*[.AO31])" office:value-type="float" office:value="2.00000012505375" calcext:value-type="float">
            <text:p>2,0000001251</text:p>
          </table:table-cell>
          <table:table-cell table:style-name="ce188" office:value-type="float" office:value="230" calcext:value-type="float">
            <text:p>230</text:p>
          </table:table-cell>
          <table:table-cell table:style-name="ce188" office:value-type="float" office:value="999" calcext:value-type="float">
            <text:p>999</text:p>
          </table:table-cell>
          <table:table-cell table:style-name="ce188" office:value-type="float" office:value="799" calcext:value-type="float">
            <text:p>799</text:p>
          </table:table-cell>
          <table:table-cell table:style-name="ce188" office:value-type="float" office:value="21" calcext:value-type="float">
            <text:p>21</text:p>
          </table:table-cell>
          <table:table-cell table:style-name="ce188" table:formula="of:=SQRT([.AY31])" office:value-type="float" office:value="31.6069612585582" calcext:value-type="float">
            <text:p>31,6069612586</text:p>
          </table:table-cell>
          <table:table-cell table:style-name="ce188" table:formula="of:=SQRT([.AZ31])" office:value-type="float" office:value="28.2665880502051" calcext:value-type="float">
            <text:p>28,2665880502</text:p>
          </table:table-cell>
          <table:table-cell table:style-name="ce188" table:formula="of:=SQRT([.BA31])" office:value-type="float" office:value="4.58257569495584" calcext:value-type="float">
            <text:p>4,582575695</text:p>
          </table:table-cell>
          <table:table-cell table:style-name="ce188" table:formula="of:=[.AY31]*[.$B$21]" office:value-type="float" office:value="379.367088607595" calcext:value-type="float">
            <text:p>379,3670886076</text:p>
          </table:table-cell>
          <table:table-cell table:style-name="ce188" table:formula="of:=[.AZ31]*[.$B$22]" office:value-type="float" office:value="266.438188976378" calcext:value-type="float">
            <text:p>266,4381889764</text:p>
          </table:table-cell>
          <table:table-cell table:style-name="ce188" table:formula="of:=2*[.BE31]*[.BF31]*[.$B$5]/[.$G$4]" office:value-type="float" office:value="0.00126347350057311" calcext:value-type="float">
            <text:p>0,0012634735</text:p>
          </table:table-cell>
          <table:table-cell table:style-name="ce188" table:formula="of:=[.BA31]-[.BG31]" office:value-type="float" office:value="20.9987365264994" calcext:value-type="float">
            <text:p>20,9987365265</text:p>
          </table:table-cell>
          <table:table-cell table:style-name="ce188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188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88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88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156" office:value-type="string" calcext:value-type="string">
            <text:p>ROI net</text:p>
          </table:table-cell>
          <table:table-cell table:style-name="ce179" office:value-type="float" office:value="847" calcext:value-type="float">
            <text:p>847</text:p>
          </table:table-cell>
          <table:table-cell table:style-name="ce182" office:value-type="float" office:value="118" calcext:value-type="float">
            <text:p>118</text:p>
          </table:table-cell>
          <table:table-cell table:style-name="ce183"/>
          <table:table-cell table:style-name="ce188" office:value-type="float" office:value="240" calcext:value-type="float">
            <text:p>240</text:p>
          </table:table-cell>
          <table:table-cell table:style-name="ce188" office:value-type="float" office:value="1593" calcext:value-type="float">
            <text:p>1593</text:p>
          </table:table-cell>
          <table:table-cell table:style-name="ce188" office:value-type="float" office:value="1415" calcext:value-type="float">
            <text:p>1415</text:p>
          </table:table-cell>
          <table:table-cell table:style-name="ce188" office:value-type="float" office:value="328" calcext:value-type="float">
            <text:p>328</text:p>
          </table:table-cell>
          <table:table-cell table:style-name="ce188" table:formula="of:=SQRT([.F32])" office:value-type="float" office:value="39.9124040869502" calcext:value-type="float">
            <text:p>39,912404087</text:p>
          </table:table-cell>
          <table:table-cell table:style-name="ce188" table:formula="of:=SQRT([.G32])" office:value-type="float" office:value="37.6164857476081" calcext:value-type="float">
            <text:p>37,6164857476</text:p>
          </table:table-cell>
          <table:table-cell table:style-name="ce188" table:formula="of:=SQRT([.H32])" office:value-type="float" office:value="18.1107702762748" calcext:value-type="float">
            <text:p>18,1107702763</text:p>
          </table:table-cell>
          <table:table-cell table:style-name="ce188" table:formula="of:=[.F32]*[.$B$6]" office:value-type="float" office:value="1136.10123719569" calcext:value-type="float">
            <text:p>1136,1012371957</text:p>
          </table:table-cell>
          <table:table-cell table:style-name="ce188" table:formula="of:=[.G32]*[.$B$7]" office:value-type="float" office:value="1060.36118090452" calcext:value-type="float">
            <text:p>1060,3611809045</text:p>
          </table:table-cell>
          <table:table-cell table:style-name="ce188" table:formula="of:=2*[.L32]*[.M32]*[.$B$5]/[.$G$4]" office:value-type="float" office:value="0.0150584706187489" calcext:value-type="float">
            <text:p>0,0150584706</text:p>
          </table:table-cell>
          <table:table-cell table:style-name="ce188" table:formula="of:=[.H32]-[.N32]" office:value-type="float" office:value="327.984941529381" calcext:value-type="float">
            <text:p>327,9849415294</text:p>
          </table:table-cell>
          <table:table-cell table:style-name="ce188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188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88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88" table:formula="of:=SQRT([.R32]*[.R32]+[.K32]*[.K32])" office:value-type="float" office:value="18.1107702955316" calcext:value-type="float">
            <text:p>18,1107702955</text:p>
          </table:table-cell>
          <table:table-cell table:style-name="ce188" office:value-type="float" office:value="240" calcext:value-type="float">
            <text:p>240</text:p>
          </table:table-cell>
          <table:table-cell table:style-name="ce188" office:value-type="float" office:value="1703" calcext:value-type="float">
            <text:p>1703</text:p>
          </table:table-cell>
          <table:table-cell table:style-name="ce188" office:value-type="float" office:value="1231" calcext:value-type="float">
            <text:p>1231</text:p>
          </table:table-cell>
          <table:table-cell table:style-name="ce188" office:value-type="float" office:value="173" calcext:value-type="float">
            <text:p>173</text:p>
          </table:table-cell>
          <table:table-cell table:style-name="ce188" table:formula="of:=SQRT([.U32])" office:value-type="float" office:value="41.2674205639267" calcext:value-type="float">
            <text:p>41,2674205639</text:p>
          </table:table-cell>
          <table:table-cell table:style-name="ce188" table:formula="of:=SQRT([.V32])" office:value-type="float" office:value="35.0856095856977" calcext:value-type="float">
            <text:p>35,0856095857</text:p>
          </table:table-cell>
          <table:table-cell table:style-name="ce188" table:formula="of:=SQRT([.W32])" office:value-type="float" office:value="13.1529464379659" calcext:value-type="float">
            <text:p>13,152946438</text:p>
          </table:table-cell>
          <table:table-cell table:style-name="ce188" table:formula="of:=[.U32]*[.$B$6]" office:value-type="float" office:value="1214.55141678861" calcext:value-type="float">
            <text:p>1214,5514167886</text:p>
          </table:table-cell>
          <table:table-cell table:style-name="ce188" table:formula="of:=[.V32]*[.$B$7]" office:value-type="float" office:value="922.47675879397" calcext:value-type="float">
            <text:p>922,476758794</text:p>
          </table:table-cell>
          <table:table-cell table:style-name="ce188" table:formula="of:=2*[.AA32]*[.AB32]*[.$B$5]/[.$G$4]" office:value-type="float" office:value="0.0140049431793473" calcext:value-type="float">
            <text:p>0,0140049432</text:p>
          </table:table-cell>
          <table:table-cell table:style-name="ce188" table:formula="of:=[.W32]-[.AC32]" office:value-type="float" office:value="172.985995056821" calcext:value-type="float">
            <text:p>172,9859950568</text:p>
          </table:table-cell>
          <table:table-cell table:style-name="ce188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188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88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88" table:formula="of:=SQRT([.AG32]*[.AG32]+[.Z32]*[.Z32])" office:value-type="float" office:value="13.1529464585362" calcext:value-type="float">
            <text:p>13,1529464585</text:p>
          </table:table-cell>
          <table:table-cell table:style-name="ce188" office:value-type="float" office:value="240" calcext:value-type="float">
            <text:p>240</text:p>
          </table:table-cell>
          <table:table-cell table:style-name="ce188" office:value-type="float" office:value="1837" calcext:value-type="float">
            <text:p>1837</text:p>
          </table:table-cell>
          <table:table-cell table:style-name="ce188" office:value-type="float" office:value="1127" calcext:value-type="float">
            <text:p>1127</text:p>
          </table:table-cell>
          <table:table-cell table:style-name="ce188" office:value-type="float" office:value="53" calcext:value-type="float">
            <text:p>53</text:p>
          </table:table-cell>
          <table:table-cell table:style-name="ce188" table:formula="of:=SQRT([.AJ32])" office:value-type="float" office:value="42.8602379834737" calcext:value-type="float">
            <text:p>42,8602379835</text:p>
          </table:table-cell>
          <table:table-cell table:style-name="ce188" table:formula="of:=SQRT([.AK32])" office:value-type="float" office:value="33.570820663189" calcext:value-type="float">
            <text:p>33,5708206632</text:p>
          </table:table-cell>
          <table:table-cell table:style-name="ce188" table:formula="of:=SQRT([.AL32])" office:value-type="float" office:value="7.28010988928052" calcext:value-type="float">
            <text:p>7,2801098893</text:p>
          </table:table-cell>
          <table:table-cell table:style-name="ce188" table:formula="of:=[.AJ32]*[.$B$6]" office:value-type="float" office:value="1310.11799920181" calcext:value-type="float">
            <text:p>1310,1179992018</text:p>
          </table:table-cell>
          <table:table-cell table:style-name="ce188" table:formula="of:=[.AK32]*[.$B$7]" office:value-type="float" office:value="844.542085427136" calcext:value-type="float">
            <text:p>844,5420854271</text:p>
          </table:table-cell>
          <table:table-cell table:style-name="ce188" table:formula="of:=2*[.AP32]*[.AQ32]*[.$B$5]/[.$G$4]" office:value-type="float" office:value="0.013830622340019" calcext:value-type="float">
            <text:p>0,0138306223</text:p>
          </table:table-cell>
          <table:table-cell table:style-name="ce188" table:formula="of:=[.AL32]-[.AR32]" office:value-type="float" office:value="52.98616937766" calcext:value-type="float">
            <text:p>52,9861693777</text:p>
          </table:table-cell>
          <table:table-cell table:style-name="ce188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188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88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88" table:formula="of:=SQRT([.AV32]*[.AV32]+[.AO32]*[.AO32])" office:value-type="float" office:value="7.28010992321147" calcext:value-type="float">
            <text:p>7,2801099232</text:p>
          </table:table-cell>
          <table:table-cell table:style-name="ce188" office:value-type="float" office:value="240" calcext:value-type="float">
            <text:p>240</text:p>
          </table:table-cell>
          <table:table-cell table:style-name="ce188" office:value-type="float" office:value="933" calcext:value-type="float">
            <text:p>933</text:p>
          </table:table-cell>
          <table:table-cell table:style-name="ce188" office:value-type="float" office:value="850" calcext:value-type="float">
            <text:p>850</text:p>
          </table:table-cell>
          <table:table-cell table:style-name="ce188" office:value-type="float" office:value="32" calcext:value-type="float">
            <text:p>32</text:p>
          </table:table-cell>
          <table:table-cell table:style-name="ce188" table:formula="of:=SQRT([.AY32])" office:value-type="float" office:value="30.5450486986025" calcext:value-type="float">
            <text:p>30,5450486986</text:p>
          </table:table-cell>
          <table:table-cell table:style-name="ce188" table:formula="of:=SQRT([.AZ32])" office:value-type="float" office:value="29.1547594742265" calcext:value-type="float">
            <text:p>29,1547594742</text:p>
          </table:table-cell>
          <table:table-cell table:style-name="ce188" table:formula="of:=SQRT([.BA32])" office:value-type="float" office:value="5.65685424949238" calcext:value-type="float">
            <text:p>5,6568542495</text:p>
          </table:table-cell>
          <table:table-cell table:style-name="ce188" table:formula="of:=[.AY32]*[.$B$21]" office:value-type="float" office:value="354.303797468354" calcext:value-type="float">
            <text:p>354,3037974684</text:p>
          </table:table-cell>
          <table:table-cell table:style-name="ce188" table:formula="of:=[.AZ32]*[.$B$22]" office:value-type="float" office:value="283.444881889764" calcext:value-type="float">
            <text:p>283,4448818898</text:p>
          </table:table-cell>
          <table:table-cell table:style-name="ce188" table:formula="of:=2*[.BE32]*[.BF32]*[.$B$5]/[.$G$4]" office:value-type="float" office:value="0.00125531997533141" calcext:value-type="float">
            <text:p>0,00125532</text:p>
          </table:table-cell>
          <table:table-cell table:style-name="ce188" table:formula="of:=[.BA32]-[.BG32]" office:value-type="float" office:value="31.9987446800247" calcext:value-type="float">
            <text:p>31,99874468</text:p>
          </table:table-cell>
          <table:table-cell table:style-name="ce188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188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88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88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250" calcext:value-type="float">
            <text:p>250</text:p>
          </table:table-cell>
          <table:table-cell table:style-name="ce188" office:value-type="float" office:value="1467" calcext:value-type="float">
            <text:p>1467</text:p>
          </table:table-cell>
          <table:table-cell table:style-name="ce188" office:value-type="float" office:value="1283" calcext:value-type="float">
            <text:p>1283</text:p>
          </table:table-cell>
          <table:table-cell table:style-name="ce188" office:value-type="float" office:value="329" calcext:value-type="float">
            <text:p>329</text:p>
          </table:table-cell>
          <table:table-cell table:style-name="ce188" table:formula="of:=SQRT([.F33])" office:value-type="float" office:value="38.3014360044111" calcext:value-type="float">
            <text:p>38,3014360044</text:p>
          </table:table-cell>
          <table:table-cell table:style-name="ce188" table:formula="of:=SQRT([.G33])" office:value-type="float" office:value="35.8189893771446" calcext:value-type="float">
            <text:p>35,8189893771</text:p>
          </table:table-cell>
          <table:table-cell table:style-name="ce188" table:formula="of:=SQRT([.H33])" office:value-type="float" office:value="18.1383571472171" calcext:value-type="float">
            <text:p>18,1383571472</text:p>
          </table:table-cell>
          <table:table-cell table:style-name="ce188" table:formula="of:=[.F33]*[.$B$6]" office:value-type="float" office:value="1046.24012238925" calcext:value-type="float">
            <text:p>1046,2401223893</text:p>
          </table:table-cell>
          <table:table-cell table:style-name="ce188" table:formula="of:=[.G33]*[.$B$7]" office:value-type="float" office:value="961.444095477387" calcext:value-type="float">
            <text:p>961,4440954774</text:p>
          </table:table-cell>
          <table:table-cell table:style-name="ce188" table:formula="of:=2*[.L33]*[.M33]*[.$B$5]/[.$G$4]" office:value-type="float" office:value="0.0125737673515336" calcext:value-type="float">
            <text:p>0,0125737674</text:p>
          </table:table-cell>
          <table:table-cell table:style-name="ce188" table:formula="of:=[.H33]-[.N33]" office:value-type="float" office:value="328.987426232648" calcext:value-type="float">
            <text:p>328,9874262326</text:p>
          </table:table-cell>
          <table:table-cell table:style-name="ce188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188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88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88" table:formula="of:=SQRT([.R33]*[.R33]+[.K33]*[.K33])" office:value-type="float" office:value="18.1383571610164" calcext:value-type="float">
            <text:p>18,138357161</text:p>
          </table:table-cell>
          <table:table-cell table:style-name="ce188" office:value-type="float" office:value="250" calcext:value-type="float">
            <text:p>250</text:p>
          </table:table-cell>
          <table:table-cell table:style-name="ce188" office:value-type="float" office:value="1666" calcext:value-type="float">
            <text:p>1666</text:p>
          </table:table-cell>
          <table:table-cell table:style-name="ce188" office:value-type="float" office:value="1174" calcext:value-type="float">
            <text:p>1174</text:p>
          </table:table-cell>
          <table:table-cell table:style-name="ce188" office:value-type="float" office:value="245" calcext:value-type="float">
            <text:p>245</text:p>
          </table:table-cell>
          <table:table-cell table:style-name="ce188" table:formula="of:=SQRT([.U33])" office:value-type="float" office:value="40.8166632639171" calcext:value-type="float">
            <text:p>40,8166632639</text:p>
          </table:table-cell>
          <table:table-cell table:style-name="ce188" table:formula="of:=SQRT([.V33])" office:value-type="float" office:value="34.2636833980236" calcext:value-type="float">
            <text:p>34,263683398</text:p>
          </table:table-cell>
          <table:table-cell table:style-name="ce188" table:formula="of:=SQRT([.W33])" office:value-type="float" office:value="15.6524758424985" calcext:value-type="float">
            <text:p>15,6524758425</text:p>
          </table:table-cell>
          <table:table-cell table:style-name="ce188" table:formula="of:=[.U33]*[.$B$6]" office:value-type="float" office:value="1188.16362910736" calcext:value-type="float">
            <text:p>1188,1636291074</text:p>
          </table:table-cell>
          <table:table-cell table:style-name="ce188" table:formula="of:=[.V33]*[.$B$7]" office:value-type="float" office:value="879.76256281407" calcext:value-type="float">
            <text:p>879,7625628141</text:p>
          </table:table-cell>
          <table:table-cell table:style-name="ce188" table:formula="of:=2*[.AA33]*[.AB33]*[.$B$5]/[.$G$4]" office:value-type="float" office:value="0.0130662734923244" calcext:value-type="float">
            <text:p>0,0130662735</text:p>
          </table:table-cell>
          <table:table-cell table:style-name="ce188" table:formula="of:=[.W33]-[.AC33]" office:value-type="float" office:value="244.986933726508" calcext:value-type="float">
            <text:p>244,9869337265</text:p>
          </table:table-cell>
          <table:table-cell table:style-name="ce188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188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88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88" table:formula="of:=SQRT([.AG33]*[.AG33]+[.Z33]*[.Z33])" office:value-type="float" office:value="15.6524758576045" calcext:value-type="float">
            <text:p>15,6524758576</text:p>
          </table:table-cell>
          <table:table-cell table:style-name="ce188" office:value-type="float" office:value="250" calcext:value-type="float">
            <text:p>250</text:p>
          </table:table-cell>
          <table:table-cell table:style-name="ce188" office:value-type="float" office:value="1879" calcext:value-type="float">
            <text:p>1879</text:p>
          </table:table-cell>
          <table:table-cell table:style-name="ce188" office:value-type="float" office:value="1119" calcext:value-type="float">
            <text:p>1119</text:p>
          </table:table-cell>
          <table:table-cell table:style-name="ce188" office:value-type="float" office:value="167" calcext:value-type="float">
            <text:p>167</text:p>
          </table:table-cell>
          <table:table-cell table:style-name="ce188" table:formula="of:=SQRT([.AJ33])" office:value-type="float" office:value="43.3474336033865" calcext:value-type="float">
            <text:p>43,3474336034</text:p>
          </table:table-cell>
          <table:table-cell table:style-name="ce188" table:formula="of:=SQRT([.AK33])" office:value-type="float" office:value="33.4514573673555" calcext:value-type="float">
            <text:p>33,4514573674</text:p>
          </table:table-cell>
          <table:table-cell table:style-name="ce188" table:formula="of:=SQRT([.AL33])" office:value-type="float" office:value="12.9228479833201" calcext:value-type="float">
            <text:p>12,9228479833</text:p>
          </table:table-cell>
          <table:table-cell table:style-name="ce188" table:formula="of:=[.AJ33]*[.$B$6]" office:value-type="float" office:value="1340.07170413729" calcext:value-type="float">
            <text:p>1340,0717041373</text:p>
          </table:table-cell>
          <table:table-cell table:style-name="ce188" table:formula="of:=[.AK33]*[.$B$7]" office:value-type="float" office:value="838.547110552764" calcext:value-type="float">
            <text:p>838,5471105528</text:p>
          </table:table-cell>
          <table:table-cell table:style-name="ce188" table:formula="of:=2*[.AP33]*[.AQ33]*[.$B$5]/[.$G$4]" office:value-type="float" office:value="0.014046415692973" calcext:value-type="float">
            <text:p>0,0140464157</text:p>
          </table:table-cell>
          <table:table-cell table:style-name="ce188" table:formula="of:=[.AL33]-[.AR33]" office:value-type="float" office:value="166.985953584307" calcext:value-type="float">
            <text:p>166,9859535843</text:p>
          </table:table-cell>
          <table:table-cell table:style-name="ce188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188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88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88" table:formula="of:=SQRT([.AV33]*[.AV33]+[.AO33]*[.AO33])" office:value-type="float" office:value="12.9228480027696" calcext:value-type="float">
            <text:p>12,9228480028</text:p>
          </table:table-cell>
          <table:table-cell table:style-name="ce188" office:value-type="float" office:value="250" calcext:value-type="float">
            <text:p>250</text:p>
          </table:table-cell>
          <table:table-cell table:style-name="ce188" office:value-type="float" office:value="993" calcext:value-type="float">
            <text:p>993</text:p>
          </table:table-cell>
          <table:table-cell table:style-name="ce188" office:value-type="float" office:value="793" calcext:value-type="float">
            <text:p>793</text:p>
          </table:table-cell>
          <table:table-cell table:style-name="ce188" office:value-type="float" office:value="67" calcext:value-type="float">
            <text:p>67</text:p>
          </table:table-cell>
          <table:table-cell table:style-name="ce188" table:formula="of:=SQRT([.AY33])" office:value-type="float" office:value="31.5119025131775" calcext:value-type="float">
            <text:p>31,5119025132</text:p>
          </table:table-cell>
          <table:table-cell table:style-name="ce188" table:formula="of:=SQRT([.AZ33])" office:value-type="float" office:value="28.1602556806574" calcext:value-type="float">
            <text:p>28,1602556807</text:p>
          </table:table-cell>
          <table:table-cell table:style-name="ce188" table:formula="of:=SQRT([.BA33])" office:value-type="float" office:value="8.18535277187245" calcext:value-type="float">
            <text:p>8,1853527719</text:p>
          </table:table-cell>
          <table:table-cell table:style-name="ce188" table:formula="of:=[.AY33]*[.$B$21]" office:value-type="float" office:value="377.088607594937" calcext:value-type="float">
            <text:p>377,0886075949</text:p>
          </table:table-cell>
          <table:table-cell table:style-name="ce188" table:formula="of:=[.AZ33]*[.$B$22]" office:value-type="float" office:value="264.437401574803" calcext:value-type="float">
            <text:p>264,4374015748</text:p>
          </table:table-cell>
          <table:table-cell table:style-name="ce188" table:formula="of:=2*[.BE33]*[.BF33]*[.$B$5]/[.$G$4]" office:value-type="float" office:value="0.00124645414444832" calcext:value-type="float">
            <text:p>0,0012464541</text:p>
          </table:table-cell>
          <table:table-cell table:style-name="ce188" table:formula="of:=[.BA33]-[.BG33]" office:value-type="float" office:value="66.9987535458556" calcext:value-type="float">
            <text:p>66,9987535459</text:p>
          </table:table-cell>
          <table:table-cell table:style-name="ce188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188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88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88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260" calcext:value-type="float">
            <text:p>260</text:p>
          </table:table-cell>
          <table:table-cell table:style-name="ce188" office:value-type="float" office:value="1517" calcext:value-type="float">
            <text:p>1517</text:p>
          </table:table-cell>
          <table:table-cell table:style-name="ce188" office:value-type="float" office:value="1300" calcext:value-type="float">
            <text:p>1300</text:p>
          </table:table-cell>
          <table:table-cell table:style-name="ce188" office:value-type="float" office:value="382" calcext:value-type="float">
            <text:p>382</text:p>
          </table:table-cell>
          <table:table-cell table:style-name="ce188" table:formula="of:=SQRT([.F34])" office:value-type="float" office:value="38.9486841883009" calcext:value-type="float">
            <text:p>38,9486841883</text:p>
          </table:table-cell>
          <table:table-cell table:style-name="ce188" table:formula="of:=SQRT([.G34])" office:value-type="float" office:value="36.0555127546399" calcext:value-type="float">
            <text:p>36,0555127546</text:p>
          </table:table-cell>
          <table:table-cell table:style-name="ce188" table:formula="of:=SQRT([.H34])" office:value-type="float" office:value="19.5448202856921" calcext:value-type="float">
            <text:p>19,5448202857</text:p>
          </table:table-cell>
          <table:table-cell table:style-name="ce188" table:formula="of:=[.F34]*[.$B$6]" office:value-type="float" office:value="1081.89929493149" calcext:value-type="float">
            <text:p>1081,8992949315</text:p>
          </table:table-cell>
          <table:table-cell table:style-name="ce188" table:formula="of:=[.G34]*[.$B$7]" office:value-type="float" office:value="974.183417085427" calcext:value-type="float">
            <text:p>974,1834170854</text:p>
          </table:table-cell>
          <table:table-cell table:style-name="ce188" table:formula="of:=2*[.L34]*[.M34]*[.$B$5]/[.$G$4]" office:value-type="float" office:value="0.0131746044009834" calcext:value-type="float">
            <text:p>0,0131746044</text:p>
          </table:table-cell>
          <table:table-cell table:style-name="ce188" table:formula="of:=[.H34]-[.N34]" office:value-type="float" office:value="381.986825395599" calcext:value-type="float">
            <text:p>381,9868253956</text:p>
          </table:table-cell>
          <table:table-cell table:style-name="ce188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188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88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88" table:formula="of:=SQRT([.R34]*[.R34]+[.K34]*[.K34])" office:value-type="float" office:value="19.5448202994129" calcext:value-type="float">
            <text:p>19,5448202994</text:p>
          </table:table-cell>
          <table:table-cell table:style-name="ce188" office:value-type="float" office:value="260" calcext:value-type="float">
            <text:p>260</text:p>
          </table:table-cell>
          <table:table-cell table:style-name="ce188" office:value-type="float" office:value="1725" calcext:value-type="float">
            <text:p>1725</text:p>
          </table:table-cell>
          <table:table-cell table:style-name="ce188" office:value-type="float" office:value="1172" calcext:value-type="float">
            <text:p>1172</text:p>
          </table:table-cell>
          <table:table-cell table:style-name="ce188" office:value-type="float" office:value="320" calcext:value-type="float">
            <text:p>320</text:p>
          </table:table-cell>
          <table:table-cell table:style-name="ce188" table:formula="of:=SQRT([.U34])" office:value-type="float" office:value="41.5331193145904" calcext:value-type="float">
            <text:p>41,5331193146</text:p>
          </table:table-cell>
          <table:table-cell table:style-name="ce188" table:formula="of:=SQRT([.V34])" office:value-type="float" office:value="34.2344855372474" calcext:value-type="float">
            <text:p>34,2344855372</text:p>
          </table:table-cell>
          <table:table-cell table:style-name="ce188" table:formula="of:=SQRT([.W34])" office:value-type="float" office:value="17.8885438199983" calcext:value-type="float">
            <text:p>17,88854382</text:p>
          </table:table-cell>
          <table:table-cell table:style-name="ce188" table:formula="of:=[.U34]*[.$B$6]" office:value-type="float" office:value="1230.2414527072" calcext:value-type="float">
            <text:p>1230,2414527072</text:p>
          </table:table-cell>
          <table:table-cell table:style-name="ce188" table:formula="of:=[.V34]*[.$B$7]" office:value-type="float" office:value="878.263819095477" calcext:value-type="float">
            <text:p>878,2638190955</text:p>
          </table:table-cell>
          <table:table-cell table:style-name="ce188" table:formula="of:=2*[.AA34]*[.AB34]*[.$B$5]/[.$G$4]" office:value-type="float" office:value="0.0135059569583024" calcext:value-type="float">
            <text:p>0,013505957</text:p>
          </table:table-cell>
          <table:table-cell table:style-name="ce188" table:formula="of:=[.W34]-[.AC34]" office:value-type="float" office:value="319.986494043042" calcext:value-type="float">
            <text:p>319,986494043</text:p>
          </table:table-cell>
          <table:table-cell table:style-name="ce188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188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88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88" table:formula="of:=SQRT([.AG34]*[.AG34]+[.Z34]*[.Z34])" office:value-type="float" office:value="17.8885438337796" calcext:value-type="float">
            <text:p>17,8885438338</text:p>
          </table:table-cell>
          <table:table-cell table:style-name="ce188" office:value-type="float" office:value="260" calcext:value-type="float">
            <text:p>260</text:p>
          </table:table-cell>
          <table:table-cell table:style-name="ce188" office:value-type="float" office:value="1951" calcext:value-type="float">
            <text:p>1951</text:p>
          </table:table-cell>
          <table:table-cell table:style-name="ce188" office:value-type="float" office:value="1065" calcext:value-type="float">
            <text:p>1065</text:p>
          </table:table-cell>
          <table:table-cell table:style-name="ce188" office:value-type="float" office:value="283" calcext:value-type="float">
            <text:p>283</text:p>
          </table:table-cell>
          <table:table-cell table:style-name="ce188" table:formula="of:=SQRT([.AJ34])" office:value-type="float" office:value="44.1701256507156" calcext:value-type="float">
            <text:p>44,1701256507</text:p>
          </table:table-cell>
          <table:table-cell table:style-name="ce188" table:formula="of:=SQRT([.AK34])" office:value-type="float" office:value="32.6343377441614" calcext:value-type="float">
            <text:p>32,6343377442</text:p>
          </table:table-cell>
          <table:table-cell table:style-name="ce188" table:formula="of:=SQRT([.AL34])" office:value-type="float" office:value="16.8226038412607" calcext:value-type="float">
            <text:p>16,8226038413</text:p>
          </table:table-cell>
          <table:table-cell table:style-name="ce188" table:formula="of:=[.AJ34]*[.$B$6]" office:value-type="float" office:value="1391.42091259811" calcext:value-type="float">
            <text:p>1391,4209125981</text:p>
          </table:table-cell>
          <table:table-cell table:style-name="ce188" table:formula="of:=[.AK34]*[.$B$7]" office:value-type="float" office:value="798.081030150754" calcext:value-type="float">
            <text:p>798,0810301508</text:p>
          </table:table-cell>
          <table:table-cell table:style-name="ce188" table:formula="of:=2*[.AP34]*[.AQ34]*[.$B$5]/[.$G$4]" office:value-type="float" office:value="0.013880832941245" calcext:value-type="float">
            <text:p>0,0138808329</text:p>
          </table:table-cell>
          <table:table-cell table:style-name="ce188" table:formula="of:=[.AL34]-[.AR34]" office:value-type="float" office:value="282.986119167059" calcext:value-type="float">
            <text:p>282,9861191671</text:p>
          </table:table-cell>
          <table:table-cell table:style-name="ce188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188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88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88" table:formula="of:=SQRT([.AV34]*[.AV34]+[.AO34]*[.AO34])" office:value-type="float" office:value="16.8226038555401" calcext:value-type="float">
            <text:p>16,8226038555</text:p>
          </table:table-cell>
          <table:table-cell table:style-name="ce188" office:value-type="float" office:value="260" calcext:value-type="float">
            <text:p>260</text:p>
          </table:table-cell>
          <table:table-cell table:style-name="ce188" office:value-type="float" office:value="1012" calcext:value-type="float">
            <text:p>1012</text:p>
          </table:table-cell>
          <table:table-cell table:style-name="ce188" office:value-type="float" office:value="842" calcext:value-type="float">
            <text:p>842</text:p>
          </table:table-cell>
          <table:table-cell table:style-name="ce188" office:value-type="float" office:value="86" calcext:value-type="float">
            <text:p>86</text:p>
          </table:table-cell>
          <table:table-cell table:style-name="ce188" table:formula="of:=SQRT([.AY34])" office:value-type="float" office:value="31.8119474411737" calcext:value-type="float">
            <text:p>31,8119474412</text:p>
          </table:table-cell>
          <table:table-cell table:style-name="ce188" table:formula="of:=SQRT([.AZ34])" office:value-type="float" office:value="29.0172362570938" calcext:value-type="float">
            <text:p>29,0172362571</text:p>
          </table:table-cell>
          <table:table-cell table:style-name="ce188" table:formula="of:=SQRT([.BA34])" office:value-type="float" office:value="9.2736184954957" calcext:value-type="float">
            <text:p>9,2736184955</text:p>
          </table:table-cell>
          <table:table-cell table:style-name="ce188" table:formula="of:=[.AY34]*[.$B$21]" office:value-type="float" office:value="384.303797468354" calcext:value-type="float">
            <text:p>384,3037974684</text:p>
          </table:table-cell>
          <table:table-cell table:style-name="ce188" table:formula="of:=[.AZ34]*[.$B$22]" office:value-type="float" office:value="280.777165354331" calcext:value-type="float">
            <text:p>280,7771653543</text:p>
          </table:table-cell>
          <table:table-cell table:style-name="ce188" table:formula="of:=2*[.BE34]*[.BF34]*[.$B$5]/[.$G$4]" office:value-type="float" office:value="0.00134879663610087" calcext:value-type="float">
            <text:p>0,0013487966</text:p>
          </table:table-cell>
          <table:table-cell table:style-name="ce188" table:formula="of:=[.BA34]-[.BG34]" office:value-type="float" office:value="85.9986512033639" calcext:value-type="float">
            <text:p>85,9986512034</text:p>
          </table:table-cell>
          <table:table-cell table:style-name="ce188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188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88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88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270" calcext:value-type="float">
            <text:p>270</text:p>
          </table:table-cell>
          <table:table-cell table:style-name="ce188" office:value-type="float" office:value="1547" calcext:value-type="float">
            <text:p>1547</text:p>
          </table:table-cell>
          <table:table-cell table:style-name="ce188" office:value-type="float" office:value="1290" calcext:value-type="float">
            <text:p>1290</text:p>
          </table:table-cell>
          <table:table-cell table:style-name="ce188" office:value-type="float" office:value="362" calcext:value-type="float">
            <text:p>362</text:p>
          </table:table-cell>
          <table:table-cell table:style-name="ce188" table:formula="of:=SQRT([.F35])" office:value-type="float" office:value="39.3319208785943" calcext:value-type="float">
            <text:p>39,3319208786</text:p>
          </table:table-cell>
          <table:table-cell table:style-name="ce188" table:formula="of:=SQRT([.G35])" office:value-type="float" office:value="35.9165699921359" calcext:value-type="float">
            <text:p>35,9165699921</text:p>
          </table:table-cell>
          <table:table-cell table:style-name="ce188" table:formula="of:=SQRT([.H35])" office:value-type="float" office:value="19.0262975904404" calcext:value-type="float">
            <text:p>19,0262975904</text:p>
          </table:table-cell>
          <table:table-cell table:style-name="ce188" table:formula="of:=[.F35]*[.$B$6]" office:value-type="float" office:value="1103.29479845683" calcext:value-type="float">
            <text:p>1103,2947984568</text:p>
          </table:table-cell>
          <table:table-cell table:style-name="ce188" table:formula="of:=[.G35]*[.$B$7]" office:value-type="float" office:value="966.689698492462" calcext:value-type="float">
            <text:p>966,6896984925</text:p>
          </table:table-cell>
          <table:table-cell table:style-name="ce188" table:formula="of:=2*[.L35]*[.M35]*[.$B$5]/[.$G$4]" office:value-type="float" office:value="0.0133317964508567" calcext:value-type="float">
            <text:p>0,0133317965</text:p>
          </table:table-cell>
          <table:table-cell table:style-name="ce188" table:formula="of:=[.H35]-[.N35]" office:value-type="float" office:value="361.986668203549" calcext:value-type="float">
            <text:p>361,9866682036</text:p>
          </table:table-cell>
          <table:table-cell table:style-name="ce188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188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88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88" table:formula="of:=SQRT([.R35]*[.R35]+[.K35]*[.K35])" office:value-type="float" office:value="19.0262976045793" calcext:value-type="float">
            <text:p>19,0262976046</text:p>
          </table:table-cell>
          <table:table-cell table:style-name="ce188" office:value-type="float" office:value="270" calcext:value-type="float">
            <text:p>270</text:p>
          </table:table-cell>
          <table:table-cell table:style-name="ce188" office:value-type="float" office:value="1731" calcext:value-type="float">
            <text:p>1731</text:p>
          </table:table-cell>
          <table:table-cell table:style-name="ce188" office:value-type="float" office:value="1178" calcext:value-type="float">
            <text:p>1178</text:p>
          </table:table-cell>
          <table:table-cell table:style-name="ce188" office:value-type="float" office:value="359" calcext:value-type="float">
            <text:p>359</text:p>
          </table:table-cell>
          <table:table-cell table:style-name="ce188" table:formula="of:=SQRT([.U35])" office:value-type="float" office:value="41.6052881254294" calcext:value-type="float">
            <text:p>41,6052881254</text:p>
          </table:table-cell>
          <table:table-cell table:style-name="ce188" table:formula="of:=SQRT([.V35])" office:value-type="float" office:value="34.322004603461" calcext:value-type="float">
            <text:p>34,3220046035</text:p>
          </table:table-cell>
          <table:table-cell table:style-name="ce188" table:formula="of:=SQRT([.W35])" office:value-type="float" office:value="18.9472953214964" calcext:value-type="float">
            <text:p>18,9472953215</text:p>
          </table:table-cell>
          <table:table-cell table:style-name="ce188" table:formula="of:=[.U35]*[.$B$6]" office:value-type="float" office:value="1234.52055341227" calcext:value-type="float">
            <text:p>1234,5205534123</text:p>
          </table:table-cell>
          <table:table-cell table:style-name="ce188" table:formula="of:=[.V35]*[.$B$7]" office:value-type="float" office:value="882.760050251256" calcext:value-type="float">
            <text:p>882,7600502513</text:p>
          </table:table-cell>
          <table:table-cell table:style-name="ce188" table:formula="of:=2*[.AA35]*[.AB35]*[.$B$5]/[.$G$4]" office:value-type="float" office:value="0.0136223178220803" calcext:value-type="float">
            <text:p>0,0136223178</text:p>
          </table:table-cell>
          <table:table-cell table:style-name="ce188" table:formula="of:=[.W35]-[.AC35]" office:value-type="float" office:value="358.986377682178" calcext:value-type="float">
            <text:p>358,9863776822</text:p>
          </table:table-cell>
          <table:table-cell table:style-name="ce188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188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88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88" table:formula="of:=SQRT([.AG35]*[.AG35]+[.Z35]*[.Z35])" office:value-type="float" office:value="18.9472953347153" calcext:value-type="float">
            <text:p>18,9472953347</text:p>
          </table:table-cell>
          <table:table-cell table:style-name="ce188" office:value-type="float" office:value="270" calcext:value-type="float">
            <text:p>270</text:p>
          </table:table-cell>
          <table:table-cell table:style-name="ce188" office:value-type="float" office:value="1850" calcext:value-type="float">
            <text:p>1850</text:p>
          </table:table-cell>
          <table:table-cell table:style-name="ce188" office:value-type="float" office:value="1104" calcext:value-type="float">
            <text:p>1104</text:p>
          </table:table-cell>
          <table:table-cell table:style-name="ce188" office:value-type="float" office:value="311" calcext:value-type="float">
            <text:p>311</text:p>
          </table:table-cell>
          <table:table-cell table:style-name="ce188" table:formula="of:=SQRT([.AJ35])" office:value-type="float" office:value="43.0116263352131" calcext:value-type="float">
            <text:p>43,0116263352</text:p>
          </table:table-cell>
          <table:table-cell table:style-name="ce188" table:formula="of:=SQRT([.AK35])" office:value-type="float" office:value="33.2264954516723" calcext:value-type="float">
            <text:p>33,2264954517</text:p>
          </table:table-cell>
          <table:table-cell table:style-name="ce188" table:formula="of:=SQRT([.AL35])" office:value-type="float" office:value="17.6351920885484" calcext:value-type="float">
            <text:p>17,6351920885</text:p>
          </table:table-cell>
          <table:table-cell table:style-name="ce188" table:formula="of:=[.AJ35]*[.$B$6]" office:value-type="float" office:value="1319.38938406279" calcext:value-type="float">
            <text:p>1319,3893840628</text:p>
          </table:table-cell>
          <table:table-cell table:style-name="ce188" table:formula="of:=[.AK35]*[.$B$7]" office:value-type="float" office:value="827.306532663317" calcext:value-type="float">
            <text:p>827,3065326633</text:p>
          </table:table-cell>
          <table:table-cell table:style-name="ce188" table:formula="of:=2*[.AP35]*[.AQ35]*[.$B$5]/[.$G$4]" office:value-type="float" office:value="0.0136442432070222" calcext:value-type="float">
            <text:p>0,0136442432</text:p>
          </table:table-cell>
          <table:table-cell table:style-name="ce188" table:formula="of:=[.AL35]-[.AR35]" office:value-type="float" office:value="310.986355756793" calcext:value-type="float">
            <text:p>310,9863557568</text:p>
          </table:table-cell>
          <table:table-cell table:style-name="ce188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188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88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88" table:formula="of:=SQRT([.AV35]*[.AV35]+[.AO35]*[.AO35])" office:value-type="float" office:value="17.6351921021012" calcext:value-type="float">
            <text:p>17,6351921021</text:p>
          </table:table-cell>
          <table:table-cell table:style-name="ce188" office:value-type="float" office:value="270" calcext:value-type="float">
            <text:p>270</text:p>
          </table:table-cell>
          <table:table-cell table:style-name="ce188" office:value-type="float" office:value="1022" calcext:value-type="float">
            <text:p>1022</text:p>
          </table:table-cell>
          <table:table-cell table:style-name="ce188" office:value-type="float" office:value="732" calcext:value-type="float">
            <text:p>732</text:p>
          </table:table-cell>
          <table:table-cell table:style-name="ce188" office:value-type="float" office:value="102" calcext:value-type="float">
            <text:p>102</text:p>
          </table:table-cell>
          <table:table-cell table:style-name="ce188" table:formula="of:=SQRT([.AY35])" office:value-type="float" office:value="31.9687347262916" calcext:value-type="float">
            <text:p>31,9687347263</text:p>
          </table:table-cell>
          <table:table-cell table:style-name="ce188" table:formula="of:=SQRT([.AZ35])" office:value-type="float" office:value="27.0554985169374" calcext:value-type="float">
            <text:p>27,0554985169</text:p>
          </table:table-cell>
          <table:table-cell table:style-name="ce188" table:formula="of:=SQRT([.BA35])" office:value-type="float" office:value="10.0995049383621" calcext:value-type="float">
            <text:p>10,0995049384</text:p>
          </table:table-cell>
          <table:table-cell table:style-name="ce188" table:formula="of:=[.AY35]*[.$B$21]" office:value-type="float" office:value="388.101265822785" calcext:value-type="float">
            <text:p>388,1012658228</text:p>
          </table:table-cell>
          <table:table-cell table:style-name="ce188" table:formula="of:=[.AZ35]*[.$B$22]" office:value-type="float" office:value="244.096062992126" calcext:value-type="float">
            <text:p>244,0960629921</text:p>
          </table:table-cell>
          <table:table-cell table:style-name="ce188" table:formula="of:=2*[.BE35]*[.BF35]*[.$B$5]/[.$G$4]" office:value-type="float" office:value="0.00118417488787003" calcext:value-type="float">
            <text:p>0,0011841749</text:p>
          </table:table-cell>
          <table:table-cell table:style-name="ce188" table:formula="of:=[.BA35]-[.BG35]" office:value-type="float" office:value="101.998815825112" calcext:value-type="float">
            <text:p>101,9988158251</text:p>
          </table:table-cell>
          <table:table-cell table:style-name="ce188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188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88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88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280" calcext:value-type="float">
            <text:p>280</text:p>
          </table:table-cell>
          <table:table-cell table:style-name="ce188" office:value-type="float" office:value="1542" calcext:value-type="float">
            <text:p>1542</text:p>
          </table:table-cell>
          <table:table-cell table:style-name="ce188" office:value-type="float" office:value="1325" calcext:value-type="float">
            <text:p>1325</text:p>
          </table:table-cell>
          <table:table-cell table:style-name="ce188" office:value-type="float" office:value="376" calcext:value-type="float">
            <text:p>376</text:p>
          </table:table-cell>
          <table:table-cell table:style-name="ce188" table:formula="of:=SQRT([.F36])" office:value-type="float" office:value="39.2683078321437" calcext:value-type="float">
            <text:p>39,2683078321</text:p>
          </table:table-cell>
          <table:table-cell table:style-name="ce188" table:formula="of:=SQRT([.G36])" office:value-type="float" office:value="36.4005494464026" calcext:value-type="float">
            <text:p>36,4005494464</text:p>
          </table:table-cell>
          <table:table-cell table:style-name="ce188" table:formula="of:=SQRT([.H36])" office:value-type="float" office:value="19.3907194296653" calcext:value-type="float">
            <text:p>19,3907194297</text:p>
          </table:table-cell>
          <table:table-cell table:style-name="ce188" table:formula="of:=[.F36]*[.$B$6]" office:value-type="float" office:value="1099.72888120261" calcext:value-type="float">
            <text:p>1099,7288812026</text:p>
          </table:table-cell>
          <table:table-cell table:style-name="ce188" table:formula="of:=[.G36]*[.$B$7]" office:value-type="float" office:value="992.917713567839" calcext:value-type="float">
            <text:p>992,9177135678</text:p>
          </table:table-cell>
          <table:table-cell table:style-name="ce188" table:formula="of:=2*[.L36]*[.M36]*[.$B$5]/[.$G$4]" office:value-type="float" office:value="0.0136492535783526" calcext:value-type="float">
            <text:p>0,0136492536</text:p>
          </table:table-cell>
          <table:table-cell table:style-name="ce188" table:formula="of:=[.H36]-[.N36]" office:value-type="float" office:value="375.986350746422" calcext:value-type="float">
            <text:p>375,9863507464</text:p>
          </table:table-cell>
          <table:table-cell table:style-name="ce188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188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88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88" table:formula="of:=SQRT([.R36]*[.R36]+[.K36]*[.K36])" office:value-type="float" office:value="19.3907194444191" calcext:value-type="float">
            <text:p>19,3907194444</text:p>
          </table:table-cell>
          <table:table-cell table:style-name="ce188" office:value-type="float" office:value="280" calcext:value-type="float">
            <text:p>280</text:p>
          </table:table-cell>
          <table:table-cell table:style-name="ce188" office:value-type="float" office:value="1746" calcext:value-type="float">
            <text:p>1746</text:p>
          </table:table-cell>
          <table:table-cell table:style-name="ce188" office:value-type="float" office:value="1256" calcext:value-type="float">
            <text:p>1256</text:p>
          </table:table-cell>
          <table:table-cell table:style-name="ce188" office:value-type="float" office:value="366" calcext:value-type="float">
            <text:p>366</text:p>
          </table:table-cell>
          <table:table-cell table:style-name="ce188" table:formula="of:=SQRT([.U36])" office:value-type="float" office:value="41.7851648315524" calcext:value-type="float">
            <text:p>41,7851648316</text:p>
          </table:table-cell>
          <table:table-cell table:style-name="ce188" table:formula="of:=SQRT([.V36])" office:value-type="float" office:value="35.4400902933387" calcext:value-type="float">
            <text:p>35,4400902933</text:p>
          </table:table-cell>
          <table:table-cell table:style-name="ce188" table:formula="of:=SQRT([.W36])" office:value-type="float" office:value="19.131126469709" calcext:value-type="float">
            <text:p>19,1311264697</text:p>
          </table:table-cell>
          <table:table-cell table:style-name="ce188" table:formula="of:=[.U36]*[.$B$6]" office:value-type="float" office:value="1245.21830517494" calcext:value-type="float">
            <text:p>1245,2183051749</text:p>
          </table:table-cell>
          <table:table-cell table:style-name="ce188" table:formula="of:=[.V36]*[.$B$7]" office:value-type="float" office:value="941.211055276382" calcext:value-type="float">
            <text:p>941,2110552764</text:p>
          </table:table-cell>
          <table:table-cell table:style-name="ce188" table:formula="of:=2*[.AA36]*[.AB36]*[.$B$5]/[.$G$4]" office:value-type="float" office:value="0.0146501654382896" calcext:value-type="float">
            <text:p>0,0146501654</text:p>
          </table:table-cell>
          <table:table-cell table:style-name="ce188" table:formula="of:=[.W36]-[.AC36]" office:value-type="float" office:value="365.985349834562" calcext:value-type="float">
            <text:p>365,9853498346</text:p>
          </table:table-cell>
          <table:table-cell table:style-name="ce188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188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88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88" table:formula="of:=SQRT([.AG36]*[.AG36]+[.Z36]*[.Z36])" office:value-type="float" office:value="19.1311264849876" calcext:value-type="float">
            <text:p>19,131126485</text:p>
          </table:table-cell>
          <table:table-cell table:style-name="ce188" office:value-type="float" office:value="280" calcext:value-type="float">
            <text:p>280</text:p>
          </table:table-cell>
          <table:table-cell table:style-name="ce188" office:value-type="float" office:value="1850" calcext:value-type="float">
            <text:p>1850</text:p>
          </table:table-cell>
          <table:table-cell table:style-name="ce188" office:value-type="float" office:value="1104" calcext:value-type="float">
            <text:p>1104</text:p>
          </table:table-cell>
          <table:table-cell table:style-name="ce188" office:value-type="float" office:value="277" calcext:value-type="float">
            <text:p>277</text:p>
          </table:table-cell>
          <table:table-cell table:style-name="ce188" table:formula="of:=SQRT([.AJ36])" office:value-type="float" office:value="43.0116263352131" calcext:value-type="float">
            <text:p>43,0116263352</text:p>
          </table:table-cell>
          <table:table-cell table:style-name="ce188" table:formula="of:=SQRT([.AK36])" office:value-type="float" office:value="33.2264954516723" calcext:value-type="float">
            <text:p>33,2264954517</text:p>
          </table:table-cell>
          <table:table-cell table:style-name="ce188" table:formula="of:=SQRT([.AL36])" office:value-type="float" office:value="16.6433169770932" calcext:value-type="float">
            <text:p>16,6433169771</text:p>
          </table:table-cell>
          <table:table-cell table:style-name="ce188" table:formula="of:=[.AJ36]*[.$B$6]" office:value-type="float" office:value="1319.38938406279" calcext:value-type="float">
            <text:p>1319,3893840628</text:p>
          </table:table-cell>
          <table:table-cell table:style-name="ce188" table:formula="of:=[.AK36]*[.$B$7]" office:value-type="float" office:value="827.306532663317" calcext:value-type="float">
            <text:p>827,3065326633</text:p>
          </table:table-cell>
          <table:table-cell table:style-name="ce188" table:formula="of:=2*[.AP36]*[.AQ36]*[.$B$5]/[.$G$4]" office:value-type="float" office:value="0.0136442432070222" calcext:value-type="float">
            <text:p>0,0136442432</text:p>
          </table:table-cell>
          <table:table-cell table:style-name="ce188" table:formula="of:=[.AL36]-[.AR36]" office:value-type="float" office:value="276.986355756793" calcext:value-type="float">
            <text:p>276,9863557568</text:p>
          </table:table-cell>
          <table:table-cell table:style-name="ce188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188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88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88" table:formula="of:=SQRT([.AV36]*[.AV36]+[.AO36]*[.AO36])" office:value-type="float" office:value="16.6433169914537" calcext:value-type="float">
            <text:p>16,6433169915</text:p>
          </table:table-cell>
          <table:table-cell table:style-name="ce188" office:value-type="float" office:value="280" calcext:value-type="float">
            <text:p>280</text:p>
          </table:table-cell>
          <table:table-cell table:style-name="ce188" office:value-type="float" office:value="1033" calcext:value-type="float">
            <text:p>1033</text:p>
          </table:table-cell>
          <table:table-cell table:style-name="ce188" office:value-type="float" office:value="779" calcext:value-type="float">
            <text:p>779</text:p>
          </table:table-cell>
          <table:table-cell table:style-name="ce188" office:value-type="float" office:value="136" calcext:value-type="float">
            <text:p>136</text:p>
          </table:table-cell>
          <table:table-cell table:style-name="ce188" table:formula="of:=SQRT([.AY36])" office:value-type="float" office:value="32.1403173599764" calcext:value-type="float">
            <text:p>32,14031736</text:p>
          </table:table-cell>
          <table:table-cell table:style-name="ce188" table:formula="of:=SQRT([.AZ36])" office:value-type="float" office:value="27.9105714739057" calcext:value-type="float">
            <text:p>27,9105714739</text:p>
          </table:table-cell>
          <table:table-cell table:style-name="ce188" table:formula="of:=SQRT([.BA36])" office:value-type="float" office:value="11.6619037896906" calcext:value-type="float">
            <text:p>11,6619037897</text:p>
          </table:table-cell>
          <table:table-cell table:style-name="ce188" table:formula="of:=[.AY36]*[.$B$21]" office:value-type="float" office:value="392.278481012658" calcext:value-type="float">
            <text:p>392,2784810127</text:p>
          </table:table-cell>
          <table:table-cell table:style-name="ce188" table:formula="of:=[.AZ36]*[.$B$22]" office:value-type="float" office:value="259.768897637795" calcext:value-type="float">
            <text:p>259,7688976378</text:p>
          </table:table-cell>
          <table:table-cell table:style-name="ce188" table:formula="of:=2*[.BE36]*[.BF36]*[.$B$5]/[.$G$4]" office:value-type="float" office:value="0.00127377185724609" calcext:value-type="float">
            <text:p>0,0012737719</text:p>
          </table:table-cell>
          <table:table-cell table:style-name="ce188" table:formula="of:=[.BA36]-[.BG36]" office:value-type="float" office:value="135.998726228143" calcext:value-type="float">
            <text:p>135,9987262281</text:p>
          </table:table-cell>
          <table:table-cell table:style-name="ce188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188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88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88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290" calcext:value-type="float">
            <text:p>290</text:p>
          </table:table-cell>
          <table:table-cell table:style-name="ce188" office:value-type="float" office:value="1543" calcext:value-type="float">
            <text:p>1543</text:p>
          </table:table-cell>
          <table:table-cell table:style-name="ce188" office:value-type="float" office:value="1396" calcext:value-type="float">
            <text:p>1396</text:p>
          </table:table-cell>
          <table:table-cell table:style-name="ce188" office:value-type="float" office:value="411" calcext:value-type="float">
            <text:p>411</text:p>
          </table:table-cell>
          <table:table-cell table:style-name="ce188" table:formula="of:=SQRT([.F37])" office:value-type="float" office:value="39.2810386828047" calcext:value-type="float">
            <text:p>39,2810386828</text:p>
          </table:table-cell>
          <table:table-cell table:style-name="ce188" table:formula="of:=SQRT([.G37])" office:value-type="float" office:value="37.3630833845388" calcext:value-type="float">
            <text:p>37,3630833845</text:p>
          </table:table-cell>
          <table:table-cell table:style-name="ce188" table:formula="of:=SQRT([.H37])" office:value-type="float" office:value="20.2731349327133" calcext:value-type="float">
            <text:p>20,2731349327</text:p>
          </table:table-cell>
          <table:table-cell table:style-name="ce188" table:formula="of:=[.F37]*[.$B$6]" office:value-type="float" office:value="1100.44206465345" calcext:value-type="float">
            <text:p>1100,4420646535</text:p>
          </table:table-cell>
          <table:table-cell table:style-name="ce188" table:formula="of:=[.G37]*[.$B$7]" office:value-type="float" office:value="1046.12311557789" calcext:value-type="float">
            <text:p>1046,1231155779</text:p>
          </table:table-cell>
          <table:table-cell table:style-name="ce188" table:formula="of:=2*[.L37]*[.M37]*[.$B$5]/[.$G$4]" office:value-type="float" office:value="0.0143899735148529" calcext:value-type="float">
            <text:p>0,0143899735</text:p>
          </table:table-cell>
          <table:table-cell table:style-name="ce188" table:formula="of:=[.H37]-[.N37]" office:value-type="float" office:value="410.985610026485" calcext:value-type="float">
            <text:p>410,9856100265</text:p>
          </table:table-cell>
          <table:table-cell table:style-name="ce188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188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88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88" table:formula="of:=SQRT([.R37]*[.R37]+[.K37]*[.K37])" office:value-type="float" office:value="20.2731349487899" calcext:value-type="float">
            <text:p>20,2731349488</text:p>
          </table:table-cell>
          <table:table-cell table:style-name="ce188" office:value-type="float" office:value="290" calcext:value-type="float">
            <text:p>290</text:p>
          </table:table-cell>
          <table:table-cell table:style-name="ce188" office:value-type="float" office:value="1730" calcext:value-type="float">
            <text:p>1730</text:p>
          </table:table-cell>
          <table:table-cell table:style-name="ce188" office:value-type="float" office:value="1224" calcext:value-type="float">
            <text:p>1224</text:p>
          </table:table-cell>
          <table:table-cell table:style-name="ce188" office:value-type="float" office:value="280" calcext:value-type="float">
            <text:p>280</text:p>
          </table:table-cell>
          <table:table-cell table:style-name="ce188" table:formula="of:=SQRT([.U37])" office:value-type="float" office:value="41.5932686861708" calcext:value-type="float">
            <text:p>41,5932686862</text:p>
          </table:table-cell>
          <table:table-cell table:style-name="ce188" table:formula="of:=SQRT([.V37])" office:value-type="float" office:value="34.9857113690718" calcext:value-type="float">
            <text:p>34,9857113691</text:p>
          </table:table-cell>
          <table:table-cell table:style-name="ce188" table:formula="of:=SQRT([.W37])" office:value-type="float" office:value="16.7332005306815" calcext:value-type="float">
            <text:p>16,7332005307</text:p>
          </table:table-cell>
          <table:table-cell table:style-name="ce188" table:formula="of:=[.U37]*[.$B$6]" office:value-type="float" office:value="1233.80736996142" calcext:value-type="float">
            <text:p>1233,8073699614</text:p>
          </table:table-cell>
          <table:table-cell table:style-name="ce188" table:formula="of:=[.V37]*[.$B$7]" office:value-type="float" office:value="917.231155778894" calcext:value-type="float">
            <text:p>917,2311557789</text:p>
          </table:table-cell>
          <table:table-cell table:style-name="ce188" table:formula="of:=2*[.AA37]*[.AB37]*[.$B$5]/[.$G$4]" office:value-type="float" office:value="0.0141460819994779" calcext:value-type="float">
            <text:p>0,014146082</text:p>
          </table:table-cell>
          <table:table-cell table:style-name="ce188" table:formula="of:=[.W37]-[.AC37]" office:value-type="float" office:value="279.985853918001" calcext:value-type="float">
            <text:p>279,985853918</text:p>
          </table:table-cell>
          <table:table-cell table:style-name="ce188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188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88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88" table:formula="of:=SQRT([.AG37]*[.AG37]+[.Z37]*[.Z37])" office:value-type="float" office:value="16.733200546968" calcext:value-type="float">
            <text:p>16,733200547</text:p>
          </table:table-cell>
          <table:table-cell table:style-name="ce188" office:value-type="float" office:value="290" calcext:value-type="float">
            <text:p>290</text:p>
          </table:table-cell>
          <table:table-cell table:style-name="ce188" office:value-type="float" office:value="1929" calcext:value-type="float">
            <text:p>1929</text:p>
          </table:table-cell>
          <table:table-cell table:style-name="ce188" office:value-type="float" office:value="1041" calcext:value-type="float">
            <text:p>1041</text:p>
          </table:table-cell>
          <table:table-cell table:style-name="ce188" office:value-type="float" office:value="151" calcext:value-type="float">
            <text:p>151</text:p>
          </table:table-cell>
          <table:table-cell table:style-name="ce188" table:formula="of:=SQRT([.AJ37])" office:value-type="float" office:value="43.9203825119955" calcext:value-type="float">
            <text:p>43,920382512</text:p>
          </table:table-cell>
          <table:table-cell table:style-name="ce188" table:formula="of:=SQRT([.AK37])" office:value-type="float" office:value="32.2645316098034" calcext:value-type="float">
            <text:p>32,2645316098</text:p>
          </table:table-cell>
          <table:table-cell table:style-name="ce188" table:formula="of:=SQRT([.AL37])" office:value-type="float" office:value="12.2882057274445" calcext:value-type="float">
            <text:p>12,2882057274</text:p>
          </table:table-cell>
          <table:table-cell table:style-name="ce188" table:formula="of:=[.AJ37]*[.$B$6]" office:value-type="float" office:value="1375.73087667953" calcext:value-type="float">
            <text:p>1375,7308766795</text:p>
          </table:table-cell>
          <table:table-cell table:style-name="ce188" table:formula="of:=[.AK37]*[.$B$7]" office:value-type="float" office:value="780.096105527638" calcext:value-type="float">
            <text:p>780,0961055276</text:p>
          </table:table-cell>
          <table:table-cell table:style-name="ce188" table:formula="of:=2*[.AP37]*[.AQ37]*[.$B$5]/[.$G$4]" office:value-type="float" office:value="0.0134150287393978" calcext:value-type="float">
            <text:p>0,0134150287</text:p>
          </table:table-cell>
          <table:table-cell table:style-name="ce188" table:formula="of:=[.AL37]-[.AR37]" office:value-type="float" office:value="150.986584971261" calcext:value-type="float">
            <text:p>150,9865849713</text:p>
          </table:table-cell>
          <table:table-cell table:style-name="ce188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188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88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88" table:formula="of:=SQRT([.AV37]*[.AV37]+[.AO37]*[.AO37])" office:value-type="float" office:value="12.2882057458102" calcext:value-type="float">
            <text:p>12,2882057458</text:p>
          </table:table-cell>
          <table:table-cell table:style-name="ce188" office:value-type="float" office:value="290" calcext:value-type="float">
            <text:p>290</text:p>
          </table:table-cell>
          <table:table-cell table:style-name="ce188" office:value-type="float" office:value="1006" calcext:value-type="float">
            <text:p>1006</text:p>
          </table:table-cell>
          <table:table-cell table:style-name="ce188" office:value-type="float" office:value="815" calcext:value-type="float">
            <text:p>815</text:p>
          </table:table-cell>
          <table:table-cell table:style-name="ce188" office:value-type="float" office:value="107" calcext:value-type="float">
            <text:p>107</text:p>
          </table:table-cell>
          <table:table-cell table:style-name="ce188" table:formula="of:=SQRT([.AY37])" office:value-type="float" office:value="31.7175030543074" calcext:value-type="float">
            <text:p>31,7175030543</text:p>
          </table:table-cell>
          <table:table-cell table:style-name="ce188" table:formula="of:=SQRT([.AZ37])" office:value-type="float" office:value="28.5482048472404" calcext:value-type="float">
            <text:p>28,5482048472</text:p>
          </table:table-cell>
          <table:table-cell table:style-name="ce188" table:formula="of:=SQRT([.BA37])" office:value-type="float" office:value="10.3440804327886" calcext:value-type="float">
            <text:p>10,3440804328</text:p>
          </table:table-cell>
          <table:table-cell table:style-name="ce188" table:formula="of:=[.AY37]*[.$B$21]" office:value-type="float" office:value="382.025316455696" calcext:value-type="float">
            <text:p>382,0253164557</text:p>
          </table:table-cell>
          <table:table-cell table:style-name="ce188" table:formula="of:=[.AZ37]*[.$B$22]" office:value-type="float" office:value="271.773622047244" calcext:value-type="float">
            <text:p>271,7736220472</text:p>
          </table:table-cell>
          <table:table-cell table:style-name="ce188" table:formula="of:=2*[.BE37]*[.BF37]*[.$B$5]/[.$G$4]" office:value-type="float" office:value="0.00129780504958637" calcext:value-type="float">
            <text:p>0,001297805</text:p>
          </table:table-cell>
          <table:table-cell table:style-name="ce188" table:formula="of:=[.BA37]-[.BG37]" office:value-type="float" office:value="106.99870219495" calcext:value-type="float">
            <text:p>106,998702195</text:p>
          </table:table-cell>
          <table:table-cell table:style-name="ce188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188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88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88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00" calcext:value-type="float">
            <text:p>300</text:p>
          </table:table-cell>
          <table:table-cell table:style-name="ce188" office:value-type="float" office:value="1591" calcext:value-type="float">
            <text:p>1591</text:p>
          </table:table-cell>
          <table:table-cell table:style-name="ce188" office:value-type="float" office:value="1368" calcext:value-type="float">
            <text:p>1368</text:p>
          </table:table-cell>
          <table:table-cell table:style-name="ce188" office:value-type="float" office:value="358" calcext:value-type="float">
            <text:p>358</text:p>
          </table:table-cell>
          <table:table-cell table:style-name="ce188" table:formula="of:=SQRT([.F38])" office:value-type="float" office:value="39.8873413503583" calcext:value-type="float">
            <text:p>39,8873413504</text:p>
          </table:table-cell>
          <table:table-cell table:style-name="ce188" table:formula="of:=SQRT([.G38])" office:value-type="float" office:value="36.9864840178139" calcext:value-type="float">
            <text:p>36,9864840178</text:p>
          </table:table-cell>
          <table:table-cell table:style-name="ce188" table:formula="of:=SQRT([.H38])" office:value-type="float" office:value="18.9208879284245" calcext:value-type="float">
            <text:p>18,9208879284</text:p>
          </table:table-cell>
          <table:table-cell table:style-name="ce188" table:formula="of:=[.F38]*[.$B$6]" office:value-type="float" office:value="1134.674870294" calcext:value-type="float">
            <text:p>1134,674870294</text:p>
          </table:table-cell>
          <table:table-cell table:style-name="ce188" table:formula="of:=[.G38]*[.$B$7]" office:value-type="float" office:value="1025.14070351759" calcext:value-type="float">
            <text:p>1025,1407035176</text:p>
          </table:table-cell>
          <table:table-cell table:style-name="ce188" table:formula="of:=2*[.L38]*[.M38]*[.$B$5]/[.$G$4]" office:value-type="float" office:value="0.0145400174349615" calcext:value-type="float">
            <text:p>0,0145400174</text:p>
          </table:table-cell>
          <table:table-cell table:style-name="ce188" table:formula="of:=[.H38]-[.N38]" office:value-type="float" office:value="357.985459982565" calcext:value-type="float">
            <text:p>357,9854599826</text:p>
          </table:table-cell>
          <table:table-cell table:style-name="ce188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188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88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88" table:formula="of:=SQRT([.R38]*[.R38]+[.K38]*[.K38])" office:value-type="float" office:value="18.9208879453519" calcext:value-type="float">
            <text:p>18,9208879454</text:p>
          </table:table-cell>
          <table:table-cell table:style-name="ce188" office:value-type="float" office:value="300" calcext:value-type="float">
            <text:p>300</text:p>
          </table:table-cell>
          <table:table-cell table:style-name="ce188" office:value-type="float" office:value="1713" calcext:value-type="float">
            <text:p>1713</text:p>
          </table:table-cell>
          <table:table-cell table:style-name="ce188" office:value-type="float" office:value="1226" calcext:value-type="float">
            <text:p>1226</text:p>
          </table:table-cell>
          <table:table-cell table:style-name="ce188" office:value-type="float" office:value="183" calcext:value-type="float">
            <text:p>183</text:p>
          </table:table-cell>
          <table:table-cell table:style-name="ce188" table:formula="of:=SQRT([.U38])" office:value-type="float" office:value="41.3884041731498" calcext:value-type="float">
            <text:p>41,3884041731</text:p>
          </table:table-cell>
          <table:table-cell table:style-name="ce188" table:formula="of:=SQRT([.V38])" office:value-type="float" office:value="35.0142828000232" calcext:value-type="float">
            <text:p>35,0142828</text:p>
          </table:table-cell>
          <table:table-cell table:style-name="ce188" table:formula="of:=SQRT([.W38])" office:value-type="float" office:value="13.5277492584687" calcext:value-type="float">
            <text:p>13,5277492585</text:p>
          </table:table-cell>
          <table:table-cell table:style-name="ce188" table:formula="of:=[.U38]*[.$B$6]" office:value-type="float" office:value="1221.68325129706" calcext:value-type="float">
            <text:p>1221,6832512971</text:p>
          </table:table-cell>
          <table:table-cell table:style-name="ce188" table:formula="of:=[.V38]*[.$B$7]" office:value-type="float" office:value="918.729899497487" calcext:value-type="float">
            <text:p>918,7298994975</text:p>
          </table:table-cell>
          <table:table-cell table:style-name="ce188" table:formula="of:=2*[.AA38]*[.AB38]*[.$B$5]/[.$G$4]" office:value-type="float" office:value="0.0140299616335239" calcext:value-type="float">
            <text:p>0,0140299616</text:p>
          </table:table-cell>
          <table:table-cell table:style-name="ce188" table:formula="of:=[.W38]-[.AC38]" office:value-type="float" office:value="182.985970038366" calcext:value-type="float">
            <text:p>182,9859700384</text:p>
          </table:table-cell>
          <table:table-cell table:style-name="ce188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188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88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88" table:formula="of:=SQRT([.AG38]*[.AG38]+[.Z38]*[.Z38])" office:value-type="float" office:value="13.527749278434" calcext:value-type="float">
            <text:p>13,5277492784</text:p>
          </table:table-cell>
          <table:table-cell table:style-name="ce188" office:value-type="float" office:value="300" calcext:value-type="float">
            <text:p>300</text:p>
          </table:table-cell>
          <table:table-cell table:style-name="ce188" office:value-type="float" office:value="1812" calcext:value-type="float">
            <text:p>1812</text:p>
          </table:table-cell>
          <table:table-cell table:style-name="ce188" office:value-type="float" office:value="1151" calcext:value-type="float">
            <text:p>1151</text:p>
          </table:table-cell>
          <table:table-cell table:style-name="ce188" office:value-type="float" office:value="59" calcext:value-type="float">
            <text:p>59</text:p>
          </table:table-cell>
          <table:table-cell table:style-name="ce188" table:formula="of:=SQRT([.AJ38])" office:value-type="float" office:value="42.5675933075855" calcext:value-type="float">
            <text:p>42,5675933076</text:p>
          </table:table-cell>
          <table:table-cell table:style-name="ce188" table:formula="of:=SQRT([.AK38])" office:value-type="float" office:value="33.9263909073747" calcext:value-type="float">
            <text:p>33,9263909074</text:p>
          </table:table-cell>
          <table:table-cell table:style-name="ce188" table:formula="of:=SQRT([.AL38])" office:value-type="float" office:value="7.68114574786861" calcext:value-type="float">
            <text:p>7,6811457479</text:p>
          </table:table-cell>
          <table:table-cell table:style-name="ce188" table:formula="of:=[.AJ38]*[.$B$6]" office:value-type="float" office:value="1292.28841293069" calcext:value-type="float">
            <text:p>1292,2884129307</text:p>
          </table:table-cell>
          <table:table-cell table:style-name="ce188" table:formula="of:=[.AK38]*[.$B$7]" office:value-type="float" office:value="862.527010050251" calcext:value-type="float">
            <text:p>862,5270100503</text:p>
          </table:table-cell>
          <table:table-cell table:style-name="ce188" table:formula="of:=2*[.AP38]*[.AQ38]*[.$B$5]/[.$G$4]" office:value-type="float" office:value="0.0139329207615962" calcext:value-type="float">
            <text:p>0,0139329208</text:p>
          </table:table-cell>
          <table:table-cell table:style-name="ce188" table:formula="of:=[.AL38]-[.AR38]" office:value-type="float" office:value="58.9860670792384" calcext:value-type="float">
            <text:p>58,9860670792</text:p>
          </table:table-cell>
          <table:table-cell table:style-name="ce188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188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88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88" table:formula="of:=SQRT([.AV38]*[.AV38]+[.AO38]*[.AO38])" office:value-type="float" office:value="7.68114578085762" calcext:value-type="float">
            <text:p>7,6811457809</text:p>
          </table:table-cell>
          <table:table-cell table:style-name="ce188" office:value-type="float" office:value="300" calcext:value-type="float">
            <text:p>300</text:p>
          </table:table-cell>
          <table:table-cell table:style-name="ce188" office:value-type="float" office:value="939" calcext:value-type="float">
            <text:p>939</text:p>
          </table:table-cell>
          <table:table-cell table:style-name="ce188" office:value-type="float" office:value="764" calcext:value-type="float">
            <text:p>764</text:p>
          </table:table-cell>
          <table:table-cell table:style-name="ce188" office:value-type="float" office:value="68" calcext:value-type="float">
            <text:p>68</text:p>
          </table:table-cell>
          <table:table-cell table:style-name="ce188" table:formula="of:=SQRT([.AY38])" office:value-type="float" office:value="30.6431068920891" calcext:value-type="float">
            <text:p>30,6431068921</text:p>
          </table:table-cell>
          <table:table-cell table:style-name="ce188" table:formula="of:=SQRT([.AZ38])" office:value-type="float" office:value="27.6405499221705" calcext:value-type="float">
            <text:p>27,6405499222</text:p>
          </table:table-cell>
          <table:table-cell table:style-name="ce188" table:formula="of:=SQRT([.BA38])" office:value-type="float" office:value="8.24621125123532" calcext:value-type="float">
            <text:p>8,2462112512</text:p>
          </table:table-cell>
          <table:table-cell table:style-name="ce188" table:formula="of:=[.AY38]*[.$B$21]" office:value-type="float" office:value="356.582278481013" calcext:value-type="float">
            <text:p>356,582278481</text:p>
          </table:table-cell>
          <table:table-cell table:style-name="ce188" table:formula="of:=[.AZ38]*[.$B$22]" office:value-type="float" office:value="254.766929133858" calcext:value-type="float">
            <text:p>254,7669291339</text:p>
          </table:table-cell>
          <table:table-cell table:style-name="ce188" table:formula="of:=2*[.BE38]*[.BF38]*[.$B$5]/[.$G$4]" office:value-type="float" office:value="0.00113556715090202" calcext:value-type="float">
            <text:p>0,0011355672</text:p>
          </table:table-cell>
          <table:table-cell table:style-name="ce188" table:formula="of:=[.BA38]-[.BG38]" office:value-type="float" office:value="67.9988644328491" calcext:value-type="float">
            <text:p>67,9988644328</text:p>
          </table:table-cell>
          <table:table-cell table:style-name="ce188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188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88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88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10" calcext:value-type="float">
            <text:p>310</text:p>
          </table:table-cell>
          <table:table-cell table:style-name="ce188" office:value-type="float" office:value="1510" calcext:value-type="float">
            <text:p>1510</text:p>
          </table:table-cell>
          <table:table-cell table:style-name="ce188" office:value-type="float" office:value="1268" calcext:value-type="float">
            <text:p>1268</text:p>
          </table:table-cell>
          <table:table-cell table:style-name="ce188" office:value-type="float" office:value="283" calcext:value-type="float">
            <text:p>283</text:p>
          </table:table-cell>
          <table:table-cell table:style-name="ce188" table:formula="of:=SQRT([.F39])" office:value-type="float" office:value="38.8587184554509" calcext:value-type="float">
            <text:p>38,8587184555</text:p>
          </table:table-cell>
          <table:table-cell table:style-name="ce188" table:formula="of:=SQRT([.G39])" office:value-type="float" office:value="35.6089876295297" calcext:value-type="float">
            <text:p>35,6089876295</text:p>
          </table:table-cell>
          <table:table-cell table:style-name="ce188" table:formula="of:=SQRT([.H39])" office:value-type="float" office:value="16.8226038412607" calcext:value-type="float">
            <text:p>16,8226038413</text:p>
          </table:table-cell>
          <table:table-cell table:style-name="ce188" table:formula="of:=[.F39]*[.$B$6]" office:value-type="float" office:value="1076.90701077558" calcext:value-type="float">
            <text:p>1076,9070107756</text:p>
          </table:table-cell>
          <table:table-cell table:style-name="ce188" table:formula="of:=[.G39]*[.$B$7]" office:value-type="float" office:value="950.20351758794" calcext:value-type="float">
            <text:p>950,2035175879</text:p>
          </table:table-cell>
          <table:table-cell table:style-name="ce188" table:formula="of:=2*[.L39]*[.M39]*[.$B$5]/[.$G$4]" office:value-type="float" office:value="0.0127910103719258" calcext:value-type="float">
            <text:p>0,0127910104</text:p>
          </table:table-cell>
          <table:table-cell table:style-name="ce188" table:formula="of:=[.H39]-[.N39]" office:value-type="float" office:value="282.987208989628" calcext:value-type="float">
            <text:p>282,9872089896</text:p>
          </table:table-cell>
          <table:table-cell table:style-name="ce188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188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88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88" table:formula="of:=SQRT([.R39]*[.R39]+[.K39]*[.K39])" office:value-type="float" office:value="16.8226038561873" calcext:value-type="float">
            <text:p>16,8226038562</text:p>
          </table:table-cell>
          <table:table-cell table:style-name="ce188" office:value-type="float" office:value="310" calcext:value-type="float">
            <text:p>310</text:p>
          </table:table-cell>
          <table:table-cell table:style-name="ce188" office:value-type="float" office:value="1631" calcext:value-type="float">
            <text:p>1631</text:p>
          </table:table-cell>
          <table:table-cell table:style-name="ce188" office:value-type="float" office:value="1294" calcext:value-type="float">
            <text:p>1294</text:p>
          </table:table-cell>
          <table:table-cell table:style-name="ce188" office:value-type="float" office:value="111" calcext:value-type="float">
            <text:p>111</text:p>
          </table:table-cell>
          <table:table-cell table:style-name="ce188" table:formula="of:=SQRT([.U39])" office:value-type="float" office:value="40.3856410126173" calcext:value-type="float">
            <text:p>40,3856410126</text:p>
          </table:table-cell>
          <table:table-cell table:style-name="ce188" table:formula="of:=SQRT([.V39])" office:value-type="float" office:value="35.9722114972099" calcext:value-type="float">
            <text:p>35,9722114972</text:p>
          </table:table-cell>
          <table:table-cell table:style-name="ce188" table:formula="of:=SQRT([.W39])" office:value-type="float" office:value="10.5356537528527" calcext:value-type="float">
            <text:p>10,5356537529</text:p>
          </table:table-cell>
          <table:table-cell table:style-name="ce188" table:formula="of:=[.U39]*[.$B$6]" office:value-type="float" office:value="1163.20220832779" calcext:value-type="float">
            <text:p>1163,2022083278</text:p>
          </table:table-cell>
          <table:table-cell table:style-name="ce188" table:formula="of:=[.V39]*[.$B$7]" office:value-type="float" office:value="969.687185929648" calcext:value-type="float">
            <text:p>969,6871859296</text:p>
          </table:table-cell>
          <table:table-cell table:style-name="ce188" table:formula="of:=2*[.AA39]*[.AB39]*[.$B$5]/[.$G$4]" office:value-type="float" office:value="0.0140992784507566" calcext:value-type="float">
            <text:p>0,0140992785</text:p>
          </table:table-cell>
          <table:table-cell table:style-name="ce188" table:formula="of:=[.W39]-[.AC39]" office:value-type="float" office:value="110.985900721549" calcext:value-type="float">
            <text:p>110,9859007216</text:p>
          </table:table-cell>
          <table:table-cell table:style-name="ce188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188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88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88" table:formula="of:=SQRT([.AG39]*[.AG39]+[.Z39]*[.Z39])" office:value-type="float" office:value="10.5356537801969" calcext:value-type="float">
            <text:p>10,5356537802</text:p>
          </table:table-cell>
          <table:table-cell table:style-name="ce188" office:value-type="float" office:value="310" calcext:value-type="float">
            <text:p>310</text:p>
          </table:table-cell>
          <table:table-cell table:style-name="ce188" office:value-type="float" office:value="1812" calcext:value-type="float">
            <text:p>1812</text:p>
          </table:table-cell>
          <table:table-cell table:style-name="ce188" office:value-type="float" office:value="1154" calcext:value-type="float">
            <text:p>1154</text:p>
          </table:table-cell>
          <table:table-cell table:style-name="ce188" office:value-type="float" office:value="8" calcext:value-type="float">
            <text:p>8</text:p>
          </table:table-cell>
          <table:table-cell table:style-name="ce188" table:formula="of:=SQRT([.AJ39])" office:value-type="float" office:value="42.5675933075855" calcext:value-type="float">
            <text:p>42,5675933076</text:p>
          </table:table-cell>
          <table:table-cell table:style-name="ce188" table:formula="of:=SQRT([.AK39])" office:value-type="float" office:value="33.9705755029261" calcext:value-type="float">
            <text:p>33,9705755029</text:p>
          </table:table-cell>
          <table:table-cell table:style-name="ce188" table:formula="of:=SQRT([.AL39])" office:value-type="float" office:value="2.82842712474619" calcext:value-type="float">
            <text:p>2,8284271247</text:p>
          </table:table-cell>
          <table:table-cell table:style-name="ce188" table:formula="of:=[.AJ39]*[.$B$6]" office:value-type="float" office:value="1292.28841293069" calcext:value-type="float">
            <text:p>1292,2884129307</text:p>
          </table:table-cell>
          <table:table-cell table:style-name="ce188" table:formula="of:=[.AK39]*[.$B$7]" office:value-type="float" office:value="864.775125628141" calcext:value-type="float">
            <text:p>864,7751256281</text:p>
          </table:table-cell>
          <table:table-cell table:style-name="ce188" table:formula="of:=2*[.AP39]*[.AQ39]*[.$B$5]/[.$G$4]" office:value-type="float" office:value="0.0139692359329991" calcext:value-type="float">
            <text:p>0,0139692359</text:p>
          </table:table-cell>
          <table:table-cell table:style-name="ce188" table:formula="of:=[.AL39]-[.AR39]" office:value-type="float" office:value="7.986030764067" calcext:value-type="float">
            <text:p>7,9860307641</text:p>
          </table:table-cell>
          <table:table-cell table:style-name="ce188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188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88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88" table:formula="of:=SQRT([.AV39]*[.AV39]+[.AO39]*[.AO39])" office:value-type="float" office:value="2.82842721483397" calcext:value-type="float">
            <text:p>2,8284272148</text:p>
          </table:table-cell>
          <table:table-cell table:style-name="ce188" office:value-type="float" office:value="310" calcext:value-type="float">
            <text:p>310</text:p>
          </table:table-cell>
          <table:table-cell table:style-name="ce188" office:value-type="float" office:value="951" calcext:value-type="float">
            <text:p>951</text:p>
          </table:table-cell>
          <table:table-cell table:style-name="ce188" office:value-type="float" office:value="798" calcext:value-type="float">
            <text:p>798</text:p>
          </table:table-cell>
          <table:table-cell table:style-name="ce188" office:value-type="float" office:value="31" calcext:value-type="float">
            <text:p>31</text:p>
          </table:table-cell>
          <table:table-cell table:style-name="ce188" table:formula="of:=SQRT([.AY39])" office:value-type="float" office:value="30.8382878902185" calcext:value-type="float">
            <text:p>30,8382878902</text:p>
          </table:table-cell>
          <table:table-cell table:style-name="ce188" table:formula="of:=SQRT([.AZ39])" office:value-type="float" office:value="28.2488937836511" calcext:value-type="float">
            <text:p>28,2488937837</text:p>
          </table:table-cell>
          <table:table-cell table:style-name="ce188" table:formula="of:=SQRT([.BA39])" office:value-type="float" office:value="5.56776436283002" calcext:value-type="float">
            <text:p>5,5677643628</text:p>
          </table:table-cell>
          <table:table-cell table:style-name="ce188" table:formula="of:=[.AY39]*[.$B$21]" office:value-type="float" office:value="361.139240506329" calcext:value-type="float">
            <text:p>361,1392405063</text:p>
          </table:table-cell>
          <table:table-cell table:style-name="ce188" table:formula="of:=[.AZ39]*[.$B$22]" office:value-type="float" office:value="266.104724409449" calcext:value-type="float">
            <text:p>266,1047244094</text:p>
          </table:table-cell>
          <table:table-cell table:style-name="ce188" table:formula="of:=2*[.BE39]*[.BF39]*[.$B$5]/[.$G$4]" office:value-type="float" office:value="0.00120126072585468" calcext:value-type="float">
            <text:p>0,0012012607</text:p>
          </table:table-cell>
          <table:table-cell table:style-name="ce188" table:formula="of:=[.BA39]-[.BG39]" office:value-type="float" office:value="30.9987987392741" calcext:value-type="float">
            <text:p>30,9987987393</text:p>
          </table:table-cell>
          <table:table-cell table:style-name="ce188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188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88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88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20" calcext:value-type="float">
            <text:p>320</text:p>
          </table:table-cell>
          <table:table-cell table:style-name="ce188" office:value-type="float" office:value="1479" calcext:value-type="float">
            <text:p>1479</text:p>
          </table:table-cell>
          <table:table-cell table:style-name="ce188" office:value-type="float" office:value="1338" calcext:value-type="float">
            <text:p>1338</text:p>
          </table:table-cell>
          <table:table-cell table:style-name="ce188" office:value-type="float" office:value="245" calcext:value-type="float">
            <text:p>245</text:p>
          </table:table-cell>
          <table:table-cell table:style-name="ce188" table:formula="of:=SQRT([.F40])" office:value-type="float" office:value="38.4577690460588" calcext:value-type="float">
            <text:p>38,4577690461</text:p>
          </table:table-cell>
          <table:table-cell table:style-name="ce188" table:formula="of:=SQRT([.G40])" office:value-type="float" office:value="36.5786823163438" calcext:value-type="float">
            <text:p>36,5786823163</text:p>
          </table:table-cell>
          <table:table-cell table:style-name="ce188" table:formula="of:=SQRT([.H40])" office:value-type="float" office:value="15.6524758424985" calcext:value-type="float">
            <text:p>15,6524758425</text:p>
          </table:table-cell>
          <table:table-cell table:style-name="ce188" table:formula="of:=[.F40]*[.$B$6]" office:value-type="float" office:value="1054.79832379939" calcext:value-type="float">
            <text:p>1054,7983237994</text:p>
          </table:table-cell>
          <table:table-cell table:style-name="ce188" table:formula="of:=[.G40]*[.$B$7]" office:value-type="float" office:value="1002.65954773869" calcext:value-type="float">
            <text:p>1002,6595477387</text:p>
          </table:table-cell>
          <table:table-cell table:style-name="ce188" table:formula="of:=2*[.L40]*[.M40]*[.$B$5]/[.$G$4]" office:value-type="float" office:value="0.0132200451287028" calcext:value-type="float">
            <text:p>0,0132200451</text:p>
          </table:table-cell>
          <table:table-cell table:style-name="ce188" table:formula="of:=[.H40]-[.N40]" office:value-type="float" office:value="244.986779954871" calcext:value-type="float">
            <text:p>244,9867799549</text:p>
          </table:table-cell>
          <table:table-cell table:style-name="ce188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188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88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88" table:formula="of:=SQRT([.R40]*[.R40]+[.K40]*[.K40])" office:value-type="float" office:value="15.6524758604016" calcext:value-type="float">
            <text:p>15,6524758604</text:p>
          </table:table-cell>
          <table:table-cell table:style-name="ce188" office:value-type="float" office:value="320" calcext:value-type="float">
            <text:p>320</text:p>
          </table:table-cell>
          <table:table-cell table:style-name="ce188" office:value-type="float" office:value="1587" calcext:value-type="float">
            <text:p>1587</text:p>
          </table:table-cell>
          <table:table-cell table:style-name="ce188" office:value-type="float" office:value="1287" calcext:value-type="float">
            <text:p>1287</text:p>
          </table:table-cell>
          <table:table-cell table:style-name="ce188" office:value-type="float" office:value="65" calcext:value-type="float">
            <text:p>65</text:p>
          </table:table-cell>
          <table:table-cell table:style-name="ce188" table:formula="of:=SQRT([.U40])" office:value-type="float" office:value="39.8371685740842" calcext:value-type="float">
            <text:p>39,8371685741</text:p>
          </table:table-cell>
          <table:table-cell table:style-name="ce188" table:formula="of:=SQRT([.V40])" office:value-type="float" office:value="35.8747822293042" calcext:value-type="float">
            <text:p>35,8747822293</text:p>
          </table:table-cell>
          <table:table-cell table:style-name="ce188" table:formula="of:=SQRT([.W40])" office:value-type="float" office:value="8.06225774829855" calcext:value-type="float">
            <text:p>8,0622577483</text:p>
          </table:table-cell>
          <table:table-cell table:style-name="ce188" table:formula="of:=[.U40]*[.$B$6]" office:value-type="float" office:value="1131.82213649062" calcext:value-type="float">
            <text:p>1131,8221364906</text:p>
          </table:table-cell>
          <table:table-cell table:style-name="ce188" table:formula="of:=[.V40]*[.$B$7]" office:value-type="float" office:value="964.441582914573" calcext:value-type="float">
            <text:p>964,4415829146</text:p>
          </table:table-cell>
          <table:table-cell table:style-name="ce188" table:formula="of:=2*[.AA40]*[.AB40]*[.$B$5]/[.$G$4]" office:value-type="float" office:value="0.0136447041611846" calcext:value-type="float">
            <text:p>0,0136447042</text:p>
          </table:table-cell>
          <table:table-cell table:style-name="ce188" table:formula="of:=[.W40]-[.AC40]" office:value-type="float" office:value="64.9863552958388" calcext:value-type="float">
            <text:p>64,9863552958</text:p>
          </table:table-cell>
          <table:table-cell table:style-name="ce188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188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88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88" table:formula="of:=SQRT([.AG40]*[.AG40]+[.Z40]*[.Z40])" office:value-type="float" office:value="8.06225778246333" calcext:value-type="float">
            <text:p>8,0622577825</text:p>
          </table:table-cell>
          <table:table-cell table:style-name="ce188" office:value-type="float" office:value="320" calcext:value-type="float">
            <text:p>320</text:p>
          </table:table-cell>
          <table:table-cell table:style-name="ce188" office:value-type="float" office:value="1693" calcext:value-type="float">
            <text:p>1693</text:p>
          </table:table-cell>
          <table:table-cell table:style-name="ce188" office:value-type="float" office:value="1188" calcext:value-type="float">
            <text:p>1188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formula="of:=SQRT([.AJ40])" office:value-type="float" office:value="41.146081222882" calcext:value-type="float">
            <text:p>41,1460812229</text:p>
          </table:table-cell>
          <table:table-cell table:style-name="ce188" table:formula="of:=SQRT([.AK40])" office:value-type="float" office:value="34.4673758792282" calcext:value-type="float">
            <text:p>34,4673758792</text:p>
          </table:table-cell>
          <table:table-cell table:style-name="ce188" table:formula="of:=SQRT([.AL40])" office:value-type="float" office:value="1.73205080756888" calcext:value-type="float">
            <text:p>1,7320508076</text:p>
          </table:table-cell>
          <table:table-cell table:style-name="ce188" table:formula="of:=[.AJ40]*[.$B$6]" office:value-type="float" office:value="1207.41958228016" calcext:value-type="float">
            <text:p>1207,4195822802</text:p>
          </table:table-cell>
          <table:table-cell table:style-name="ce188" table:formula="of:=[.AK40]*[.$B$7]" office:value-type="float" office:value="890.253768844221" calcext:value-type="float">
            <text:p>890,2537688442</text:p>
          </table:table-cell>
          <table:table-cell table:style-name="ce188" table:formula="of:=2*[.AP40]*[.AQ40]*[.$B$5]/[.$G$4]" office:value-type="float" office:value="0.0134363729212654" calcext:value-type="float">
            <text:p>0,0134363729</text:p>
          </table:table-cell>
          <table:table-cell table:style-name="ce188" table:formula="of:=[.AL40]-[.AR40]" office:value-type="float" office:value="2.98656362707873" calcext:value-type="float">
            <text:p>2,9865636271</text:p>
          </table:table-cell>
          <table:table-cell table:style-name="ce188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188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88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88" table:formula="of:=SQRT([.AV40]*[.AV40]+[.AO40]*[.AO40])" office:value-type="float" office:value="1.7320509506864" calcext:value-type="float">
            <text:p>1,7320509507</text:p>
          </table:table-cell>
          <table:table-cell table:style-name="ce188" office:value-type="float" office:value="320" calcext:value-type="float">
            <text:p>320</text:p>
          </table:table-cell>
          <table:table-cell table:style-name="ce188" office:value-type="float" office:value="939" calcext:value-type="float">
            <text:p>939</text:p>
          </table:table-cell>
          <table:table-cell table:style-name="ce188" office:value-type="float" office:value="766" calcext:value-type="float">
            <text:p>766</text:p>
          </table:table-cell>
          <table:table-cell table:style-name="ce188" office:value-type="float" office:value="17" calcext:value-type="float">
            <text:p>17</text:p>
          </table:table-cell>
          <table:table-cell table:style-name="ce188" table:formula="of:=SQRT([.AY40])" office:value-type="float" office:value="30.6431068920891" calcext:value-type="float">
            <text:p>30,6431068921</text:p>
          </table:table-cell>
          <table:table-cell table:style-name="ce188" table:formula="of:=SQRT([.AZ40])" office:value-type="float" office:value="27.6767050061961" calcext:value-type="float">
            <text:p>27,6767050062</text:p>
          </table:table-cell>
          <table:table-cell table:style-name="ce188" table:formula="of:=SQRT([.BA40])" office:value-type="float" office:value="4.12310562561766" calcext:value-type="float">
            <text:p>4,1231056256</text:p>
          </table:table-cell>
          <table:table-cell table:style-name="ce188" table:formula="of:=[.AY40]*[.$B$21]" office:value-type="float" office:value="356.582278481013" calcext:value-type="float">
            <text:p>356,582278481</text:p>
          </table:table-cell>
          <table:table-cell table:style-name="ce188" table:formula="of:=[.AZ40]*[.$B$22]" office:value-type="float" office:value="255.433858267717" calcext:value-type="float">
            <text:p>255,4338582677</text:p>
          </table:table-cell>
          <table:table-cell table:style-name="ce188" table:formula="of:=2*[.BE40]*[.BF40]*[.$B$5]/[.$G$4]" office:value-type="float" office:value="0.00113853983977873" calcext:value-type="float">
            <text:p>0,0011385398</text:p>
          </table:table-cell>
          <table:table-cell table:style-name="ce188" table:formula="of:=[.BA40]-[.BG40]" office:value-type="float" office:value="16.9988614601602" calcext:value-type="float">
            <text:p>16,9988614602</text:p>
          </table:table-cell>
          <table:table-cell table:style-name="ce188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188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88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88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30" calcext:value-type="float">
            <text:p>330</text:p>
          </table:table-cell>
          <table:table-cell table:style-name="ce188" office:value-type="float" office:value="1507" calcext:value-type="float">
            <text:p>1507</text:p>
          </table:table-cell>
          <table:table-cell table:style-name="ce188" office:value-type="float" office:value="1348" calcext:value-type="float">
            <text:p>1348</text:p>
          </table:table-cell>
          <table:table-cell table:style-name="ce188" office:value-type="float" office:value="238" calcext:value-type="float">
            <text:p>238</text:p>
          </table:table-cell>
          <table:table-cell table:style-name="ce188" table:formula="of:=SQRT([.F41])" office:value-type="float" office:value="38.8200978875633" calcext:value-type="float">
            <text:p>38,8200978876</text:p>
          </table:table-cell>
          <table:table-cell table:style-name="ce188" table:formula="of:=SQRT([.G41])" office:value-type="float" office:value="36.7151195013716" calcext:value-type="float">
            <text:p>36,7151195014</text:p>
          </table:table-cell>
          <table:table-cell table:style-name="ce188" table:formula="of:=SQRT([.H41])" office:value-type="float" office:value="15.4272486205415" calcext:value-type="float">
            <text:p>15,4272486205</text:p>
          </table:table-cell>
          <table:table-cell table:style-name="ce188" table:formula="of:=[.F41]*[.$B$6]" office:value-type="float" office:value="1074.76746042304" calcext:value-type="float">
            <text:p>1074,7674604231</text:p>
          </table:table-cell>
          <table:table-cell table:style-name="ce188" table:formula="of:=[.G41]*[.$B$7]" office:value-type="float" office:value="1010.15326633166" calcext:value-type="float">
            <text:p>1010,1532663317</text:p>
          </table:table-cell>
          <table:table-cell table:style-name="ce188" table:formula="of:=2*[.L41]*[.M41]*[.$B$5]/[.$G$4]" office:value-type="float" office:value="0.0135709982586665" calcext:value-type="float">
            <text:p>0,0135709983</text:p>
          </table:table-cell>
          <table:table-cell table:style-name="ce188" table:formula="of:=[.H41]-[.N41]" office:value-type="float" office:value="237.986429001741" calcext:value-type="float">
            <text:p>237,9864290017</text:p>
          </table:table-cell>
          <table:table-cell table:style-name="ce188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188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88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88" table:formula="of:=SQRT([.R41]*[.R41]+[.K41]*[.K41])" office:value-type="float" office:value="15.4272486394176" calcext:value-type="float">
            <text:p>15,4272486394</text:p>
          </table:table-cell>
          <table:table-cell table:style-name="ce188" office:value-type="float" office:value="330" calcext:value-type="float">
            <text:p>330</text:p>
          </table:table-cell>
          <table:table-cell table:style-name="ce188" office:value-type="float" office:value="1551" calcext:value-type="float">
            <text:p>1551</text:p>
          </table:table-cell>
          <table:table-cell table:style-name="ce188" office:value-type="float" office:value="1331" calcext:value-type="float">
            <text:p>1331</text:p>
          </table:table-cell>
          <table:table-cell table:style-name="ce188" office:value-type="float" office:value="29" calcext:value-type="float">
            <text:p>29</text:p>
          </table:table-cell>
          <table:table-cell table:style-name="ce188" table:formula="of:=SQRT([.U41])" office:value-type="float" office:value="39.3827373350304" calcext:value-type="float">
            <text:p>39,382737335</text:p>
          </table:table-cell>
          <table:table-cell table:style-name="ce188" table:formula="of:=SQRT([.V41])" office:value-type="float" office:value="36.4828726939094" calcext:value-type="float">
            <text:p>36,4828726939</text:p>
          </table:table-cell>
          <table:table-cell table:style-name="ce188" table:formula="of:=SQRT([.W41])" office:value-type="float" office:value="5.3851648071345" calcext:value-type="float">
            <text:p>5,3851648071</text:p>
          </table:table-cell>
          <table:table-cell table:style-name="ce188" table:formula="of:=[.U41]*[.$B$6]" office:value-type="float" office:value="1106.14753226021" calcext:value-type="float">
            <text:p>1106,1475322602</text:p>
          </table:table-cell>
          <table:table-cell table:style-name="ce188" table:formula="of:=[.V41]*[.$B$7]" office:value-type="float" office:value="997.413944723618" calcext:value-type="float">
            <text:p>997,4139447236</text:p>
          </table:table-cell>
          <table:table-cell table:style-name="ce188" table:formula="of:=2*[.AA41]*[.AB41]*[.$B$5]/[.$G$4]" office:value-type="float" office:value="0.0137910871699744" calcext:value-type="float">
            <text:p>0,0137910872</text:p>
          </table:table-cell>
          <table:table-cell table:style-name="ce188" table:formula="of:=[.W41]-[.AC41]" office:value-type="float" office:value="28.98620891283" calcext:value-type="float">
            <text:p>28,9862089128</text:p>
          </table:table-cell>
          <table:table-cell table:style-name="ce188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188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88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88" table:formula="of:=SQRT([.AG41]*[.AG41]+[.Z41]*[.Z41])" office:value-type="float" office:value="5.38516486119699" calcext:value-type="float">
            <text:p>5,3851648612</text:p>
          </table:table-cell>
          <table:table-cell table:style-name="ce188" office:value-type="float" office:value="330" calcext:value-type="float">
            <text:p>330</text:p>
          </table:table-cell>
          <table:table-cell table:style-name="ce188" office:value-type="float" office:value="1610" calcext:value-type="float">
            <text:p>1610</text:p>
          </table:table-cell>
          <table:table-cell table:style-name="ce188" office:value-type="float" office:value="1231" calcext:value-type="float">
            <text:p>1231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formula="of:=SQRT([.AJ41])" office:value-type="float" office:value="40.1248052954778" calcext:value-type="float">
            <text:p>40,1248052955</text:p>
          </table:table-cell>
          <table:table-cell table:style-name="ce188" table:formula="of:=SQRT([.AK41])" office:value-type="float" office:value="35.0856095856977" calcext:value-type="float">
            <text:p>35,0856095857</text:p>
          </table:table-cell>
          <table:table-cell table:style-name="ce188" table:formula="of:=SQRT([.AL41])" office:value-type="float" office:value="1.73205080756888" calcext:value-type="float">
            <text:p>1,7320508076</text:p>
          </table:table-cell>
          <table:table-cell table:style-name="ce188" table:formula="of:=[.AJ41]*[.$B$6]" office:value-type="float" office:value="1148.22535586005" calcext:value-type="float">
            <text:p>1148,2253558601</text:p>
          </table:table-cell>
          <table:table-cell table:style-name="ce188" table:formula="of:=[.AK41]*[.$B$7]" office:value-type="float" office:value="922.47675879397" calcext:value-type="float">
            <text:p>922,476758794</text:p>
          </table:table-cell>
          <table:table-cell table:style-name="ce188" table:formula="of:=2*[.AP41]*[.AQ41]*[.$B$5]/[.$G$4]" office:value-type="float" office:value="0.0132401400579854" calcext:value-type="float">
            <text:p>0,0132401401</text:p>
          </table:table-cell>
          <table:table-cell table:style-name="ce188" table:formula="of:=[.AL41]-[.AR41]" office:value-type="float" office:value="2.98675985994201" calcext:value-type="float">
            <text:p>2,9867598599</text:p>
          </table:table-cell>
          <table:table-cell table:style-name="ce188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188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88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88" table:formula="of:=SQRT([.AV41]*[.AV41]+[.AO41]*[.AO41])" office:value-type="float" office:value="1.73205095325301" calcext:value-type="float">
            <text:p>1,7320509533</text:p>
          </table:table-cell>
          <table:table-cell table:style-name="ce188" office:value-type="float" office:value="330" calcext:value-type="float">
            <text:p>330</text:p>
          </table:table-cell>
          <table:table-cell table:style-name="ce188" office:value-type="float" office:value="940" calcext:value-type="float">
            <text:p>940</text:p>
          </table:table-cell>
          <table:table-cell table:style-name="ce188" office:value-type="float" office:value="833" calcext:value-type="float">
            <text:p>833</text:p>
          </table:table-cell>
          <table:table-cell table:style-name="ce188" office:value-type="float" office:value="6" calcext:value-type="float">
            <text:p>6</text:p>
          </table:table-cell>
          <table:table-cell table:style-name="ce188" table:formula="of:=SQRT([.AY41])" office:value-type="float" office:value="30.6594194335118" calcext:value-type="float">
            <text:p>30,6594194335</text:p>
          </table:table-cell>
          <table:table-cell table:style-name="ce188" table:formula="of:=SQRT([.AZ41])" office:value-type="float" office:value="28.8617393793236" calcext:value-type="float">
            <text:p>28,8617393793</text:p>
          </table:table-cell>
          <table:table-cell table:style-name="ce188" table:formula="of:=SQRT([.BA41])" office:value-type="float" office:value="2.44948974278318" calcext:value-type="float">
            <text:p>2,4494897428</text:p>
          </table:table-cell>
          <table:table-cell table:style-name="ce188" table:formula="of:=[.AY41]*[.$B$21]" office:value-type="float" office:value="356.962025316456" calcext:value-type="float">
            <text:p>356,9620253165</text:p>
          </table:table-cell>
          <table:table-cell table:style-name="ce188" table:formula="of:=[.AZ41]*[.$B$22]" office:value-type="float" office:value="277.775984251969" calcext:value-type="float">
            <text:p>277,775984252</text:p>
          </table:table-cell>
          <table:table-cell table:style-name="ce188" table:formula="of:=2*[.BE41]*[.BF41]*[.$B$5]/[.$G$4]" office:value-type="float" office:value="0.00123944347403568" calcext:value-type="float">
            <text:p>0,0012394435</text:p>
          </table:table-cell>
          <table:table-cell table:style-name="ce188" table:formula="of:=[.BA41]-[.BG41]" office:value-type="float" office:value="5.99876055652597" calcext:value-type="float">
            <text:p>5,9987605565</text:p>
          </table:table-cell>
          <table:table-cell table:style-name="ce188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188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88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88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40" calcext:value-type="float">
            <text:p>340</text:p>
          </table:table-cell>
          <table:table-cell table:style-name="ce188" office:value-type="float" office:value="1462" calcext:value-type="float">
            <text:p>1462</text:p>
          </table:table-cell>
          <table:table-cell table:style-name="ce188" office:value-type="float" office:value="1377" calcext:value-type="float">
            <text:p>1377</text:p>
          </table:table-cell>
          <table:table-cell table:style-name="ce188" office:value-type="float" office:value="218" calcext:value-type="float">
            <text:p>218</text:p>
          </table:table-cell>
          <table:table-cell table:style-name="ce188" table:formula="of:=SQRT([.F42])" office:value-type="float" office:value="38.2361085886103" calcext:value-type="float">
            <text:p>38,2361085886</text:p>
          </table:table-cell>
          <table:table-cell table:style-name="ce188" table:formula="of:=SQRT([.G42])" office:value-type="float" office:value="37.1079506305589" calcext:value-type="float">
            <text:p>37,1079506306</text:p>
          </table:table-cell>
          <table:table-cell table:style-name="ce188" table:formula="of:=SQRT([.H42])" office:value-type="float" office:value="14.7648230602334" calcext:value-type="float">
            <text:p>14,7648230602</text:p>
          </table:table-cell>
          <table:table-cell table:style-name="ce188" table:formula="of:=[.F42]*[.$B$6]" office:value-type="float" office:value="1042.67420513503" calcext:value-type="float">
            <text:p>1042,674205135</text:p>
          </table:table-cell>
          <table:table-cell table:style-name="ce188" table:formula="of:=[.G42]*[.$B$7]" office:value-type="float" office:value="1031.88505025126" calcext:value-type="float">
            <text:p>1031,8850502513</text:p>
          </table:table-cell>
          <table:table-cell table:style-name="ce188" table:formula="of:=2*[.L42]*[.M42]*[.$B$5]/[.$G$4]" office:value-type="float" office:value="0.0134489990570181" calcext:value-type="float">
            <text:p>0,0134489991</text:p>
          </table:table-cell>
          <table:table-cell table:style-name="ce188" table:formula="of:=[.H42]-[.N42]" office:value-type="float" office:value="217.986551000943" calcext:value-type="float">
            <text:p>217,9865510009</text:p>
          </table:table-cell>
          <table:table-cell table:style-name="ce188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188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88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88" table:formula="of:=SQRT([.R42]*[.R42]+[.K42]*[.K42])" office:value-type="float" office:value="14.7648230804017" calcext:value-type="float">
            <text:p>14,7648230804</text:p>
          </table:table-cell>
          <table:table-cell table:style-name="ce188" office:value-type="float" office:value="340" calcext:value-type="float">
            <text:p>340</text:p>
          </table:table-cell>
          <table:table-cell table:style-name="ce188" office:value-type="float" office:value="1453" calcext:value-type="float">
            <text:p>1453</text:p>
          </table:table-cell>
          <table:table-cell table:style-name="ce188" office:value-type="float" office:value="1350" calcext:value-type="float">
            <text:p>1350</text:p>
          </table:table-cell>
          <table:table-cell table:style-name="ce188" office:value-type="float" office:value="12" calcext:value-type="float">
            <text:p>12</text:p>
          </table:table-cell>
          <table:table-cell table:style-name="ce188" table:formula="of:=SQRT([.U42])" office:value-type="float" office:value="38.1182371050918" calcext:value-type="float">
            <text:p>38,1182371051</text:p>
          </table:table-cell>
          <table:table-cell table:style-name="ce188" table:formula="of:=SQRT([.V42])" office:value-type="float" office:value="36.7423461417477" calcext:value-type="float">
            <text:p>36,7423461417</text:p>
          </table:table-cell>
          <table:table-cell table:style-name="ce188" table:formula="of:=SQRT([.W42])" office:value-type="float" office:value="3.46410161513775" calcext:value-type="float">
            <text:p>3,4641016151</text:p>
          </table:table-cell>
          <table:table-cell table:style-name="ce188" table:formula="of:=[.U42]*[.$B$6]" office:value-type="float" office:value="1036.25555407742" calcext:value-type="float">
            <text:p>1036,2555540774</text:p>
          </table:table-cell>
          <table:table-cell table:style-name="ce188" table:formula="of:=[.V42]*[.$B$7]" office:value-type="float" office:value="1011.65201005025" calcext:value-type="float">
            <text:p>1011,6520100503</text:p>
          </table:table-cell>
          <table:table-cell table:style-name="ce188" table:formula="of:=2*[.AA42]*[.AB42]*[.$B$5]/[.$G$4]" office:value-type="float" office:value="0.013104125177602" calcext:value-type="float">
            <text:p>0,0131041252</text:p>
          </table:table-cell>
          <table:table-cell table:style-name="ce188" table:formula="of:=[.W42]-[.AC42]" office:value-type="float" office:value="11.9868958748224" calcext:value-type="float">
            <text:p>11,9868958748</text:p>
          </table:table-cell>
          <table:table-cell table:style-name="ce188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188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88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88" table:formula="of:=SQRT([.AG42]*[.AG42]+[.Z42]*[.Z42])" office:value-type="float" office:value="3.464101696365" calcext:value-type="float">
            <text:p>3,4641016964</text:p>
          </table:table-cell>
          <table:table-cell table:style-name="ce188" office:value-type="float" office:value="340" calcext:value-type="float">
            <text:p>340</text:p>
          </table:table-cell>
          <table:table-cell table:style-name="ce188" office:value-type="float" office:value="1534" calcext:value-type="float">
            <text:p>1534</text:p>
          </table:table-cell>
          <table:table-cell table:style-name="ce188" office:value-type="float" office:value="1216" calcext:value-type="float">
            <text:p>1216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J42])" office:value-type="float" office:value="39.1663120551323" calcext:value-type="float">
            <text:p>39,1663120551</text:p>
          </table:table-cell>
          <table:table-cell table:style-name="ce188" table:formula="of:=SQRT([.AK42])" office:value-type="float" office:value="34.8711915483254" calcext:value-type="float">
            <text:p>34,8711915483</text:p>
          </table:table-cell>
          <table:table-cell table:style-name="ce188" table:formula="of:=SQRT([.AL42])" office:value-type="float" office:value="0" calcext:value-type="float">
            <text:p>0</text:p>
          </table:table-cell>
          <table:table-cell table:style-name="ce188" table:formula="of:=[.AJ42]*[.$B$6]" office:value-type="float" office:value="1094.02341359585" calcext:value-type="float">
            <text:p>1094,0234135959</text:p>
          </table:table-cell>
          <table:table-cell table:style-name="ce188" table:formula="of:=[.AK42]*[.$B$7]" office:value-type="float" office:value="911.236180904523" calcext:value-type="float">
            <text:p>911,2361809045</text:p>
          </table:table-cell>
          <table:table-cell table:style-name="ce188" table:formula="of:=2*[.AP42]*[.AQ42]*[.$B$5]/[.$G$4]" office:value-type="float" office:value="0.0124614214653151" calcext:value-type="float">
            <text:p>0,0124614215</text:p>
          </table:table-cell>
          <table:table-cell table:style-name="ce188" table:formula="of:=[.AL42]-[.AR42]" office:value-type="float" office:value="-0.0124614214653151" calcext:value-type="float">
            <text:p>-0,0124614215</text:p>
          </table:table-cell>
          <table:table-cell table:style-name="ce188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188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88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88" table:formula="of:=SQRT([.AV42]*[.AV42]+[.AO42]*[.AO42])" office:value-type="float" office:value="0.00068030123969954" calcext:value-type="float">
            <text:p>0,0006803012</text:p>
          </table:table-cell>
          <table:table-cell table:style-name="ce188" office:value-type="float" office:value="340" calcext:value-type="float">
            <text:p>340</text:p>
          </table:table-cell>
          <table:table-cell table:style-name="ce188" office:value-type="float" office:value="852" calcext:value-type="float">
            <text:p>852</text:p>
          </table:table-cell>
          <table:table-cell table:style-name="ce188" office:value-type="float" office:value="809" calcext:value-type="float">
            <text:p>809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Y42])" office:value-type="float" office:value="29.1890390386528" calcext:value-type="float">
            <text:p>29,1890390387</text:p>
          </table:table-cell>
          <table:table-cell table:style-name="ce188" table:formula="of:=SQRT([.AZ42])" office:value-type="float" office:value="28.4429253066558" calcext:value-type="float">
            <text:p>28,4429253067</text:p>
          </table:table-cell>
          <table:table-cell table:style-name="ce188" table:formula="of:=SQRT([.BA42])" office:value-type="float" office:value="0" calcext:value-type="float">
            <text:p>0</text:p>
          </table:table-cell>
          <table:table-cell table:style-name="ce188" table:formula="of:=[.AY42]*[.$B$21]" office:value-type="float" office:value="323.544303797468" calcext:value-type="float">
            <text:p>323,5443037975</text:p>
          </table:table-cell>
          <table:table-cell table:style-name="ce188" table:formula="of:=[.AZ42]*[.$B$22]" office:value-type="float" office:value="269.772834645669" calcext:value-type="float">
            <text:p>269,7728346457</text:p>
          </table:table-cell>
          <table:table-cell table:style-name="ce188" table:formula="of:=2*[.BE42]*[.BF42]*[.$B$5]/[.$G$4]" office:value-type="float" office:value="0.00109104329961128" calcext:value-type="float">
            <text:p>0,0010910433</text:p>
          </table:table-cell>
          <table:table-cell table:style-name="ce188" table:formula="of:=[.BA42]-[.BG42]" office:value-type="float" office:value="-0.00109104329961128" calcext:value-type="float">
            <text:p>-0,0010910433</text:p>
          </table:table-cell>
          <table:table-cell table:style-name="ce188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188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88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88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50" calcext:value-type="float">
            <text:p>350</text:p>
          </table:table-cell>
          <table:table-cell table:style-name="ce188" office:value-type="float" office:value="1458" calcext:value-type="float">
            <text:p>1458</text:p>
          </table:table-cell>
          <table:table-cell table:style-name="ce188" office:value-type="float" office:value="1434" calcext:value-type="float">
            <text:p>1434</text:p>
          </table:table-cell>
          <table:table-cell table:style-name="ce188" office:value-type="float" office:value="201" calcext:value-type="float">
            <text:p>201</text:p>
          </table:table-cell>
          <table:table-cell table:style-name="ce188" table:formula="of:=SQRT([.F43])" office:value-type="float" office:value="38.1837661840736" calcext:value-type="float">
            <text:p>38,1837661841</text:p>
          </table:table-cell>
          <table:table-cell table:style-name="ce188" table:formula="of:=SQRT([.G43])" office:value-type="float" office:value="37.868192457523" calcext:value-type="float">
            <text:p>37,8681924575</text:p>
          </table:table-cell>
          <table:table-cell table:style-name="ce188" table:formula="of:=SQRT([.H43])" office:value-type="float" office:value="14.1774468787578" calcext:value-type="float">
            <text:p>14,1774468788</text:p>
          </table:table-cell>
          <table:table-cell table:style-name="ce188" table:formula="of:=[.F43]*[.$B$6]" office:value-type="float" office:value="1039.82147133165" calcext:value-type="float">
            <text:p>1039,8214713317</text:p>
          </table:table-cell>
          <table:table-cell table:style-name="ce188" table:formula="of:=[.G43]*[.$B$7]" office:value-type="float" office:value="1074.59924623116" calcext:value-type="float">
            <text:p>1074,5992462312</text:p>
          </table:table-cell>
          <table:table-cell table:style-name="ce188" table:formula="of:=2*[.L43]*[.M43]*[.$B$5]/[.$G$4]" office:value-type="float" office:value="0.0139673921163495" calcext:value-type="float">
            <text:p>0,0139673921</text:p>
          </table:table-cell>
          <table:table-cell table:style-name="ce188" table:formula="of:=[.H43]-[.N43]" office:value-type="float" office:value="200.986032607884" calcext:value-type="float">
            <text:p>200,9860326079</text:p>
          </table:table-cell>
          <table:table-cell table:style-name="ce188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188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88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88" table:formula="of:=SQRT([.R43]*[.R43]+[.K43]*[.K43])" office:value-type="float" office:value="14.1774469020154" calcext:value-type="float">
            <text:p>14,177446902</text:p>
          </table:table-cell>
          <table:table-cell table:style-name="ce188" office:value-type="float" office:value="350" calcext:value-type="float">
            <text:p>350</text:p>
          </table:table-cell>
          <table:table-cell table:style-name="ce188" office:value-type="float" office:value="1442" calcext:value-type="float">
            <text:p>1442</text:p>
          </table:table-cell>
          <table:table-cell table:style-name="ce188" office:value-type="float" office:value="1392" calcext:value-type="float">
            <text:p>1392</text:p>
          </table:table-cell>
          <table:table-cell table:style-name="ce188" office:value-type="float" office:value="7" calcext:value-type="float">
            <text:p>7</text:p>
          </table:table-cell>
          <table:table-cell table:style-name="ce188" table:formula="of:=SQRT([.U43])" office:value-type="float" office:value="37.9736750920951" calcext:value-type="float">
            <text:p>37,9736750921</text:p>
          </table:table-cell>
          <table:table-cell table:style-name="ce188" table:formula="of:=SQRT([.V43])" office:value-type="float" office:value="37.3095162123553" calcext:value-type="float">
            <text:p>37,3095162124</text:p>
          </table:table-cell>
          <table:table-cell table:style-name="ce188" table:formula="of:=SQRT([.W43])" office:value-type="float" office:value="2.64575131106459" calcext:value-type="float">
            <text:p>2,6457513111</text:p>
          </table:table-cell>
          <table:table-cell table:style-name="ce188" table:formula="of:=[.U43]*[.$B$6]" office:value-type="float" office:value="1028.41053611813" calcext:value-type="float">
            <text:p>1028,4105361181</text:p>
          </table:table-cell>
          <table:table-cell table:style-name="ce188" table:formula="of:=[.V43]*[.$B$7]" office:value-type="float" office:value="1043.1256281407" calcext:value-type="float">
            <text:p>1043,1256281407</text:p>
          </table:table-cell>
          <table:table-cell table:style-name="ce188" table:formula="of:=2*[.AA43]*[.AB43]*[.$B$5]/[.$G$4]" office:value-type="float" office:value="0.0134095173309343" calcext:value-type="float">
            <text:p>0,0134095173</text:p>
          </table:table-cell>
          <table:table-cell table:style-name="ce188" table:formula="of:=[.W43]-[.AC43]" office:value-type="float" office:value="6.98659048266907" calcext:value-type="float">
            <text:p>6,9865904827</text:p>
          </table:table-cell>
          <table:table-cell table:style-name="ce188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188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88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88" table:formula="of:=SQRT([.AG43]*[.AG43]+[.Z43]*[.Z43])" office:value-type="float" office:value="2.64575142520892" calcext:value-type="float">
            <text:p>2,6457514252</text:p>
          </table:table-cell>
          <table:table-cell table:style-name="ce188" office:value-type="float" office:value="350" calcext:value-type="float">
            <text:p>350</text:p>
          </table:table-cell>
          <table:table-cell table:style-name="ce188" office:value-type="float" office:value="1450" calcext:value-type="float">
            <text:p>1450</text:p>
          </table:table-cell>
          <table:table-cell table:style-name="ce188" office:value-type="float" office:value="1372" calcext:value-type="float">
            <text:p>1372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J43])" office:value-type="float" office:value="38.0788655293195" calcext:value-type="float">
            <text:p>38,0788655293</text:p>
          </table:table-cell>
          <table:table-cell table:style-name="ce188" table:formula="of:=SQRT([.AK43])" office:value-type="float" office:value="37.0405183549043" calcext:value-type="float">
            <text:p>37,0405183549</text:p>
          </table:table-cell>
          <table:table-cell table:style-name="ce188" table:formula="of:=SQRT([.AL43])" office:value-type="float" office:value="1" calcext:value-type="float">
            <text:p>1</text:p>
          </table:table-cell>
          <table:table-cell table:style-name="ce188" table:formula="of:=[.AJ43]*[.$B$6]" office:value-type="float" office:value="1034.11600372489" calcext:value-type="float">
            <text:p>1034,1160037249</text:p>
          </table:table-cell>
          <table:table-cell table:style-name="ce188" table:formula="of:=[.AK43]*[.$B$7]" office:value-type="float" office:value="1028.13819095477" calcext:value-type="float">
            <text:p>1028,1381909548</text:p>
          </table:table-cell>
          <table:table-cell table:style-name="ce188" table:formula="of:=2*[.AP43]*[.AQ43]*[.$B$5]/[.$G$4]" office:value-type="float" office:value="0.0132901769663386" calcext:value-type="float">
            <text:p>0,013290177</text:p>
          </table:table-cell>
          <table:table-cell table:style-name="ce188" table:formula="of:=[.AL43]-[.AR43]" office:value-type="float" office:value="0.986709823033661" calcext:value-type="float">
            <text:p>0,986709823</text:p>
          </table:table-cell>
          <table:table-cell table:style-name="ce188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188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88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88" table:formula="of:=SQRT([.AV43]*[.AV43]+[.AO43]*[.AO43])" office:value-type="float" office:value="1.0000002925853" calcext:value-type="float">
            <text:p>1,0000002926</text:p>
          </table:table-cell>
          <table:table-cell table:style-name="ce188" office:value-type="float" office:value="350" calcext:value-type="float">
            <text:p>350</text:p>
          </table:table-cell>
          <table:table-cell table:style-name="ce188" office:value-type="float" office:value="887" calcext:value-type="float">
            <text:p>887</text:p>
          </table:table-cell>
          <table:table-cell table:style-name="ce188" office:value-type="float" office:value="809" calcext:value-type="float">
            <text:p>809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formula="of:=SQRT([.AY43])" office:value-type="float" office:value="29.7825452236709" calcext:value-type="float">
            <text:p>29,7825452237</text:p>
          </table:table-cell>
          <table:table-cell table:style-name="ce188" table:formula="of:=SQRT([.AZ43])" office:value-type="float" office:value="28.4429253066558" calcext:value-type="float">
            <text:p>28,4429253067</text:p>
          </table:table-cell>
          <table:table-cell table:style-name="ce188" table:formula="of:=SQRT([.BA43])" office:value-type="float" office:value="1.73205080756888" calcext:value-type="float">
            <text:p>1,7320508076</text:p>
          </table:table-cell>
          <table:table-cell table:style-name="ce188" table:formula="of:=[.AY43]*[.$B$21]" office:value-type="float" office:value="336.835443037975" calcext:value-type="float">
            <text:p>336,835443038</text:p>
          </table:table-cell>
          <table:table-cell table:style-name="ce188" table:formula="of:=[.AZ43]*[.$B$22]" office:value-type="float" office:value="269.772834645669" calcext:value-type="float">
            <text:p>269,7728346457</text:p>
          </table:table-cell>
          <table:table-cell table:style-name="ce188" table:formula="of:=2*[.BE43]*[.BF43]*[.$B$5]/[.$G$4]" office:value-type="float" office:value="0.00113586315346855" calcext:value-type="float">
            <text:p>0,0011358632</text:p>
          </table:table-cell>
          <table:table-cell table:style-name="ce188" table:formula="of:=[.BA43]-[.BG43]" office:value-type="float" office:value="2.99886413684653" calcext:value-type="float">
            <text:p>2,9988641368</text:p>
          </table:table-cell>
          <table:table-cell table:style-name="ce188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188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88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88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3"/>
          <table:table-cell table:style-name="ce188" office:value-type="float" office:value="360" calcext:value-type="float">
            <text:p>360</text:p>
          </table:table-cell>
          <table:table-cell table:style-name="ce188" office:value-type="float" office:value="1390" calcext:value-type="float">
            <text:p>1390</text:p>
          </table:table-cell>
          <table:table-cell table:style-name="ce188" office:value-type="float" office:value="1514" calcext:value-type="float">
            <text:p>1514</text:p>
          </table:table-cell>
          <table:table-cell table:style-name="ce188" office:value-type="float" office:value="198" calcext:value-type="float">
            <text:p>198</text:p>
          </table:table-cell>
          <table:table-cell table:style-name="ce188" table:formula="of:=SQRT([.F44])" office:value-type="float" office:value="37.2827037646145" calcext:value-type="float">
            <text:p>37,2827037646</text:p>
          </table:table-cell>
          <table:table-cell table:style-name="ce188" table:formula="of:=SQRT([.G44])" office:value-type="float" office:value="38.9101529166874" calcext:value-type="float">
            <text:p>38,9101529167</text:p>
          </table:table-cell>
          <table:table-cell table:style-name="ce188" table:formula="of:=SQRT([.H44])" office:value-type="float" office:value="14.0712472794703" calcext:value-type="float">
            <text:p>14,0712472795</text:p>
          </table:table-cell>
          <table:table-cell table:style-name="ce188" table:formula="of:=[.F44]*[.$B$6]" office:value-type="float" office:value="991.324996674205" calcext:value-type="float">
            <text:p>991,3249966742</text:p>
          </table:table-cell>
          <table:table-cell table:style-name="ce188" table:formula="of:=[.G44]*[.$B$7]" office:value-type="float" office:value="1134.54899497487" calcext:value-type="float">
            <text:p>1134,5489949749</text:p>
          </table:table-cell>
          <table:table-cell table:style-name="ce188" table:formula="of:=2*[.L44]*[.M44]*[.$B$5]/[.$G$4]" office:value-type="float" office:value="0.0140588347333774" calcext:value-type="float">
            <text:p>0,0140588347</text:p>
          </table:table-cell>
          <table:table-cell table:style-name="ce188" table:formula="of:=[.H44]-[.N44]" office:value-type="float" office:value="197.985941165267" calcext:value-type="float">
            <text:p>197,9859411653</text:p>
          </table:table-cell>
          <table:table-cell table:style-name="ce188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88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88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88" table:formula="of:=SQRT([.R44]*[.R44]+[.K44]*[.K44])" office:value-type="float" office:value="14.0712473053895" calcext:value-type="float">
            <text:p>14,0712473054</text:p>
          </table:table-cell>
          <table:table-cell table:style-name="ce188" office:value-type="float" office:value="360" calcext:value-type="float">
            <text:p>360</text:p>
          </table:table-cell>
          <table:table-cell table:style-name="ce188" office:value-type="float" office:value="1341" calcext:value-type="float">
            <text:p>1341</text:p>
          </table:table-cell>
          <table:table-cell table:style-name="ce188" office:value-type="float" office:value="1467" calcext:value-type="float">
            <text:p>1467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formula="of:=SQRT([.U44])" office:value-type="float" office:value="36.6196668472011" calcext:value-type="float">
            <text:p>36,6196668472</text:p>
          </table:table-cell>
          <table:table-cell table:style-name="ce188" table:formula="of:=SQRT([.V44])" office:value-type="float" office:value="38.3014360044111" calcext:value-type="float">
            <text:p>38,3014360044</text:p>
          </table:table-cell>
          <table:table-cell table:style-name="ce188" table:formula="of:=SQRT([.W44])" office:value-type="float" office:value="2" calcext:value-type="float">
            <text:p>2</text:p>
          </table:table-cell>
          <table:table-cell table:style-name="ce188" table:formula="of:=[.U44]*[.$B$6]" office:value-type="float" office:value="956.379007582812" calcext:value-type="float">
            <text:p>956,3790075828</text:p>
          </table:table-cell>
          <table:table-cell table:style-name="ce188" table:formula="of:=[.V44]*[.$B$7]" office:value-type="float" office:value="1099.32851758794" calcext:value-type="float">
            <text:p>1099,3285175879</text:p>
          </table:table-cell>
          <table:table-cell table:style-name="ce188" table:formula="of:=2*[.AA44]*[.AB44]*[.$B$5]/[.$G$4]" office:value-type="float" office:value="0.013142183958228" calcext:value-type="float">
            <text:p>0,013142184</text:p>
          </table:table-cell>
          <table:table-cell table:style-name="ce188" table:formula="of:=[.W44]-[.AC44]" office:value-type="float" office:value="3.98685781604177" calcext:value-type="float">
            <text:p>3,986857816</text:p>
          </table:table-cell>
          <table:table-cell table:style-name="ce188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88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88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88" table:formula="of:=SQRT([.AG44]*[.AG44]+[.Z44]*[.Z44])" office:value-type="float" office:value="2.00000016226438" calcext:value-type="float">
            <text:p>2,0000001623</text:p>
          </table:table-cell>
          <table:table-cell table:style-name="ce188" office:value-type="float" office:value="360" calcext:value-type="float">
            <text:p>360</text:p>
          </table:table-cell>
          <table:table-cell table:style-name="ce188" office:value-type="float" office:value="1371" calcext:value-type="float">
            <text:p>1371</text:p>
          </table:table-cell>
          <table:table-cell table:style-name="ce188" office:value-type="float" office:value="1404" calcext:value-type="float">
            <text:p>14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table:formula="of:=SQRT([.AJ44])" office:value-type="float" office:value="37.0270171631472" calcext:value-type="float">
            <text:p>37,0270171631</text:p>
          </table:table-cell>
          <table:table-cell table:style-name="ce188" table:formula="of:=SQRT([.AK44])" office:value-type="float" office:value="37.4699879903904" calcext:value-type="float">
            <text:p>37,4699879904</text:p>
          </table:table-cell>
          <table:table-cell table:style-name="ce188" table:formula="of:=SQRT([.AL44])" office:value-type="float" office:value="1" calcext:value-type="float">
            <text:p>1</text:p>
          </table:table-cell>
          <table:table-cell table:style-name="ce188" table:formula="of:=[.AJ44]*[.$B$6]" office:value-type="float" office:value="977.774511108155" calcext:value-type="float">
            <text:p>977,7745111082</text:p>
          </table:table-cell>
          <table:table-cell table:style-name="ce188" table:formula="of:=[.AK44]*[.$B$7]" office:value-type="float" office:value="1052.11809045226" calcext:value-type="float">
            <text:p>1052,1180904523</text:p>
          </table:table-cell>
          <table:table-cell table:style-name="ce188" table:formula="of:=2*[.AP44]*[.AQ44]*[.$B$5]/[.$G$4]" office:value-type="float" office:value="0.0128591781440001" calcext:value-type="float">
            <text:p>0,0128591781</text:p>
          </table:table-cell>
          <table:table-cell table:style-name="ce188" table:formula="of:=[.AL44]-[.AR44]" office:value-type="float" office:value="0.987140821856" calcext:value-type="float">
            <text:p>0,9871408219</text:p>
          </table:table-cell>
          <table:table-cell table:style-name="ce188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88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88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88" table:formula="of:=SQRT([.AV44]*[.AV44]+[.AO44]*[.AO44])" office:value-type="float" office:value="1.00000029428407" calcext:value-type="float">
            <text:p>1,0000002943</text:p>
          </table:table-cell>
          <table:table-cell table:style-name="ce188" office:value-type="float" office:value="360" calcext:value-type="float">
            <text:p>360</text:p>
          </table:table-cell>
          <table:table-cell table:style-name="ce188" office:value-type="float" office:value="897" calcext:value-type="float">
            <text:p>897</text:p>
          </table:table-cell>
          <table:table-cell table:style-name="ce188" office:value-type="float" office:value="798" calcext:value-type="float">
            <text:p>798</text:p>
          </table:table-cell>
          <table:table-cell table:style-name="ce188" office:value-type="float" office:value="0" calcext:value-type="float">
            <text:p>0</text:p>
          </table:table-cell>
          <table:table-cell table:style-name="ce188" table:formula="of:=SQRT([.AY44])" office:value-type="float" office:value="29.9499582637439" calcext:value-type="float">
            <text:p>29,9499582637</text:p>
          </table:table-cell>
          <table:table-cell table:style-name="ce188" table:formula="of:=SQRT([.AZ44])" office:value-type="float" office:value="28.2488937836511" calcext:value-type="float">
            <text:p>28,2488937837</text:p>
          </table:table-cell>
          <table:table-cell table:style-name="ce188" table:formula="of:=SQRT([.BA44])" office:value-type="float" office:value="0" calcext:value-type="float">
            <text:p>0</text:p>
          </table:table-cell>
          <table:table-cell table:style-name="ce188" table:formula="of:=[.AY44]*[.$B$21]" office:value-type="float" office:value="340.632911392405" calcext:value-type="float">
            <text:p>340,6329113924</text:p>
          </table:table-cell>
          <table:table-cell table:style-name="ce188" table:formula="of:=[.AZ44]*[.$B$22]" office:value-type="float" office:value="266.104724409449" calcext:value-type="float">
            <text:p>266,1047244094</text:p>
          </table:table-cell>
          <table:table-cell table:style-name="ce188" table:formula="of:=2*[.BE44]*[.BF44]*[.$B$5]/[.$G$4]" office:value-type="float" office:value="0.0011330503376358" calcext:value-type="float">
            <text:p>0,0011330503</text:p>
          </table:table-cell>
          <table:table-cell table:style-name="ce188" table:formula="of:=[.BA44]-[.BG44]" office:value-type="float" office:value="-0.0011330503376358" calcext:value-type="float">
            <text:p>-0,0011330503</text:p>
          </table:table-cell>
          <table:table-cell table:style-name="ce188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88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88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88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33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20" office:value-type="string" calcext:value-type="string" table:number-columns-spanned="7" table:number-rows-spanned="1">
            <text:p>TABELA 5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6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7</text:p>
          </table:table-cell>
          <table:covered-table-cell table:number-columns-repeated="6"/>
          <table:table-cell table:number-columns-repeated="4"/>
          <table:table-cell table:style-name="ce120" office:value-type="string" calcext:value-type="string" table:number-columns-spanned="7" table:number-rows-spanned="1">
            <text:p>TABELA 8</text:p>
          </table:table-cell>
          <table:covered-table-cell table:number-columns-repeated="6"/>
          <table:table-cell table:number-columns-repeated="980"/>
        </table:table-row>
        <table:table-row table:style-name="ro6">
          <table:table-cell table:number-columns-repeated="4"/>
          <table:table-cell table:style-name="ce185" office:value-type="string" calcext:value-type="string">
            <text:p>Posiçao 1 – 1.27cm</text:p>
          </table:table-cell>
          <table:table-cell table:number-columns-repeated="6"/>
          <table:table-cell table:style-name="Default" table:number-columns-repeated="4"/>
          <table:table-cell table:style-name="ce185" office:value-type="string" calcext:value-type="string">
            <text:p>Posiçao 2 – 2.54cm</text:p>
          </table:table-cell>
          <table:table-cell table:number-columns-repeated="6"/>
          <table:table-cell table:style-name="Default" table:number-columns-repeated="4"/>
          <table:table-cell table:style-name="ce185" office:value-type="string" calcext:value-type="string">
            <text:p>Posiçao 3 – 3.81cm</text:p>
          </table:table-cell>
          <table:table-cell table:number-columns-repeated="6"/>
          <table:table-cell table:style-name="Default" table:number-columns-repeated="4"/>
          <table:table-cell table:style-name="ce185" office:value-type="string" calcext:value-type="string">
            <text:p>Fonte fraca: Posiçao 2 – 2.54cm</text:p>
          </table:table-cell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89"/>
          <table:table-cell table:style-name="ce193" office:value-type="string" calcext:value-type="string" table:number-columns-spanned="6" table:number-rows-spanned="1">
            <text:p>Rates</text:p>
          </table:table-cell>
          <table:covered-table-cell table:number-columns-repeated="5" table:style-name="ce197"/>
          <table:table-cell table:style-name="Default" table:number-columns-spanned="4" table:number-rows-spanned="1"/>
          <table:covered-table-cell table:number-columns-repeated="3" table:style-name="Default"/>
          <table:table-cell table:style-name="ce208"/>
          <table:table-cell table:style-name="ce213" office:value-type="string" calcext:value-type="string" table:number-columns-spanned="6" table:number-rows-spanned="1">
            <text:p>Rates</text:p>
          </table:table-cell>
          <table:covered-table-cell table:number-columns-repeated="5" table:style-name="ce215"/>
          <table:table-cell table:style-name="Default" table:number-columns-spanned="4" table:number-rows-spanned="1"/>
          <table:covered-table-cell table:number-columns-repeated="3" table:style-name="Default"/>
          <table:table-cell table:style-name="ce208"/>
          <table:table-cell table:style-name="ce224" office:value-type="string" calcext:value-type="string" table:number-columns-spanned="6" table:number-rows-spanned="1">
            <text:p>Rates</text:p>
          </table:table-cell>
          <table:covered-table-cell table:number-columns-repeated="5" table:style-name="ce215"/>
          <table:table-cell table:style-name="Default" table:number-columns-spanned="4" table:number-rows-spanned="1"/>
          <table:covered-table-cell table:number-columns-repeated="3" table:style-name="Default"/>
          <table:table-cell table:style-name="ce208"/>
          <table:table-cell table:style-name="ce234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76"/>
        </table:table-row>
        <table:table-row table:style-name="ro12">
          <table:table-cell table:number-columns-repeated="4"/>
          <table:table-cell table:style-name="ce190" office:value-type="string" calcext:value-type="string">
            <text:p>Φ (˚)</text:p>
          </table:table-cell>
          <table:table-cell table:style-name="ce194" office:value-type="string" calcext:value-type="string">
            <text:p>RA (s^-1)</text:p>
          </table:table-cell>
          <table:table-cell table:style-name="ce198" office:value-type="string" calcext:value-type="string">
            <text:p>RB (s^-1)</text:p>
          </table:table-cell>
          <table:table-cell table:style-name="ce198" office:value-type="string" calcext:value-type="string">
            <text:p>RC (s^-1)</text:p>
          </table:table-cell>
          <table:table-cell table:style-name="ce198" office:value-type="string" calcext:value-type="string">
            <text:p>eRA (s^-1)</text:p>
          </table:table-cell>
          <table:table-cell table:style-name="ce198" office:value-type="string" calcext:value-type="string">
            <text:p>eRB (s^-1)</text:p>
          </table:table-cell>
          <table:table-cell table:style-name="ce204" office:value-type="string" calcext:value-type="string">
            <text:p>eRC (s^-1)</text:p>
          </table:table-cell>
          <table:table-cell table:style-name="Default" table:number-columns-repeated="4"/>
          <table:table-cell table:style-name="ce209" office:value-type="string" calcext:value-type="string">
            <text:p>Φ (˚)</text:p>
          </table:table-cell>
          <table:table-cell table:style-name="ce214" office:value-type="string" calcext:value-type="string">
            <text:p>RA (s^-1)</text:p>
          </table:table-cell>
          <table:table-cell table:style-name="ce214" office:value-type="string" calcext:value-type="string">
            <text:p>RB (s^-1)</text:p>
          </table:table-cell>
          <table:table-cell table:style-name="ce214" office:value-type="string" calcext:value-type="string">
            <text:p>RC (s^-1)</text:p>
          </table:table-cell>
          <table:table-cell table:style-name="ce214" office:value-type="string" calcext:value-type="string">
            <text:p>eRA (s^-1)</text:p>
          </table:table-cell>
          <table:table-cell table:style-name="ce214" office:value-type="string" calcext:value-type="string">
            <text:p>eRB (s^-1)</text:p>
          </table:table-cell>
          <table:table-cell table:style-name="ce214" office:value-type="string" calcext:value-type="string">
            <text:p>eRC (s^-1)</text:p>
          </table:table-cell>
          <table:table-cell table:style-name="Default" table:number-columns-repeated="4"/>
          <table:table-cell table:style-name="ce219" office:value-type="string" calcext:value-type="string">
            <text:p>Φ (˚)</text:p>
          </table:table-cell>
          <table:table-cell table:style-name="ce225" office:value-type="string" calcext:value-type="string">
            <text:p>RA (s^-1)</text:p>
          </table:table-cell>
          <table:table-cell table:style-name="ce225" office:value-type="string" calcext:value-type="string">
            <text:p>RB (s^-1)</text:p>
          </table:table-cell>
          <table:table-cell table:style-name="ce225" office:value-type="string" calcext:value-type="string">
            <text:p>RC (s^-1)</text:p>
          </table:table-cell>
          <table:table-cell table:style-name="ce225" office:value-type="string" calcext:value-type="string">
            <text:p>eRA (s^-1)</text:p>
          </table:table-cell>
          <table:table-cell table:style-name="ce225" office:value-type="string" calcext:value-type="string">
            <text:p>eRB (s^-1)</text:p>
          </table:table-cell>
          <table:table-cell table:style-name="ce229" office:value-type="string" calcext:value-type="string">
            <text:p>eRC (s^-1)</text:p>
          </table:table-cell>
          <table:table-cell table:style-name="Default" table:number-columns-repeated="4"/>
          <table:table-cell table:style-name="ce230" office:value-type="string" calcext:value-type="string">
            <text:p>Φ (˚)</text:p>
          </table:table-cell>
          <table:table-cell table:style-name="ce235" office:value-type="string" calcext:value-type="string">
            <text:p>RA (s^-1)</text:p>
          </table:table-cell>
          <table:table-cell table:style-name="ce235" office:value-type="string" calcext:value-type="string">
            <text:p>RB (s^-1)</text:p>
          </table:table-cell>
          <table:table-cell table:style-name="ce235" office:value-type="string" calcext:value-type="string">
            <text:p>RC (s^-1)</text:p>
          </table:table-cell>
          <table:table-cell table:style-name="ce235" office:value-type="string" calcext:value-type="string">
            <text:p>eRA (s^-1)</text:p>
          </table:table-cell>
          <table:table-cell table:style-name="ce235" office:value-type="string" calcext:value-type="string">
            <text:p>eRB (s^-1)</text:p>
          </table:table-cell>
          <table:table-cell table:style-name="ce238" office:value-type="string" calcext:value-type="string">
            <text:p>eRC (s^-1)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0" calcext:value-type="float">
            <text:p>0</text:p>
          </table:table-cell>
          <table:table-cell table:style-name="ce195" table:formula="of:=[.L8]/[.$G$4]" office:value-type="float" office:value="25.6746042304111" calcext:value-type="float">
            <text:p>25,6746042304</text:p>
          </table:table-cell>
          <table:table-cell table:style-name="ce197" table:formula="of:=[.M8]/[.$G$4]" office:value-type="float" office:value="26.9211840452261" calcext:value-type="float">
            <text:p>26,9211840452</text:p>
          </table:table-cell>
          <table:table-cell table:style-name="ce197" table:formula="of:=[.O8]/[.$G$4]" office:value-type="float" office:value="4.82465440462711" calcext:value-type="float">
            <text:p>4,8246544046</text:p>
          </table:table-cell>
          <table:table-cell table:style-name="ce197" table:formula="of:=[.P8]/[.$G$4]" office:value-type="float" office:value="1.08891059586891" calcext:value-type="float">
            <text:p>1,0889105959</text:p>
          </table:table-cell>
          <table:table-cell table:style-name="ce197" table:formula="of:=[.Q8]/[.$G$4]" office:value-type="float" office:value="1.08793996111414" calcext:value-type="float">
            <text:p>1,0879399611</text:p>
          </table:table-cell>
          <table:table-cell table:style-name="ce205" table:formula="of:=[.S8]/[.$G$4]" office:value-type="float" office:value="0.34731110032579" calcext:value-type="float">
            <text:p>0,3473111003</text:p>
          </table:table-cell>
          <table:table-cell table:style-name="Default" table:number-columns-repeated="4"/>
          <table:table-cell table:style-name="ce210" office:value-type="float" office:value="0" calcext:value-type="float">
            <text:p>0</text:p>
          </table:table-cell>
          <table:table-cell table:style-name="ce215" table:formula="of:=[.AA8]/[.$G$4]" office:value-type="float" office:value="25.1040574697353" calcext:value-type="float">
            <text:p>25,1040574697</text:p>
          </table:table-cell>
          <table:table-cell table:style-name="ce215" table:formula="of:=[.AB8]/[.$G$4]" office:value-type="float" office:value="28.4386620603015" calcext:value-type="float">
            <text:p>28,4386620603</text:p>
          </table:table-cell>
          <table:table-cell table:style-name="ce215" table:formula="of:=[.AD8]/[.$G$4]" office:value-type="float" office:value="0.0246430370966379" calcext:value-type="float">
            <text:p>0,0246430371</text:p>
          </table:table-cell>
          <table:table-cell table:style-name="ce215" table:formula="of:=[.AE8]/[.$G$4]" office:value-type="float" office:value="1.06937338579022" calcext:value-type="float">
            <text:p>1,0693733858</text:p>
          </table:table-cell>
          <table:table-cell table:style-name="ce215" table:formula="of:=[.AF8]/[.$G$4]" office:value-type="float" office:value="1.13612375384188" calcext:value-type="float">
            <text:p>1,1361237538</text:p>
          </table:table-cell>
          <table:table-cell table:style-name="ce215" table:formula="of:=[.AH8]/[.$G$4]" office:value-type="float" office:value="0.0250000092869542" calcext:value-type="float">
            <text:p>0,0250000093</text:p>
          </table:table-cell>
          <table:table-cell table:style-name="Default" table:number-columns-repeated="4"/>
          <table:table-cell table:style-name="ce220" office:value-type="float" office:value="0" calcext:value-type="float">
            <text:p>0</text:p>
          </table:table-cell>
          <table:table-cell table:style-name="ce226" table:formula="of:=[.AP8]/[.$G$4]" office:value-type="float" office:value="24.016452707197" calcext:value-type="float">
            <text:p>24,0164527072</text:p>
          </table:table-cell>
          <table:table-cell table:style-name="ce226" table:formula="of:=[.AQ8]/[.$G$4]" office:value-type="float" office:value="27.0335898241206" calcext:value-type="float">
            <text:p>27,0335898241</text:p>
          </table:table-cell>
          <table:table-cell table:style-name="ce226" table:formula="of:=[.AS8]/[.$G$4]" office:value-type="float" office:value="0.0246753745342416" calcext:value-type="float">
            <text:p>0,0246753745</text:p>
          </table:table-cell>
          <table:table-cell table:style-name="ce226" table:formula="of:=[.AT8]/[.$G$4]" office:value-type="float" office:value="1.03207095219675" calcext:value-type="float">
            <text:p>1,0320709522</text:p>
          </table:table-cell>
          <table:table-cell table:style-name="ce226" table:formula="of:=[.AU8]/[.$G$4]" office:value-type="float" office:value="1.09151426663534" calcext:value-type="float">
            <text:p>1,0915142666</text:p>
          </table:table-cell>
          <table:table-cell table:style-name="ce226" table:formula="of:=[.AW8]/[.$G$4]" office:value-type="float" office:value="0.0250000077894238" calcext:value-type="float">
            <text:p>0,0250000078</text:p>
          </table:table-cell>
          <table:table-cell table:style-name="Default" table:number-columns-repeated="4"/>
          <table:table-cell table:style-name="ce231" office:value-type="float" office:value="0" calcext:value-type="float">
            <text:p>0</text:p>
          </table:table-cell>
          <table:table-cell table:style-name="ce236" table:formula="of:=[.BE8]/[.$AY$5]" office:value-type="float" office:value="3.55696202531646" calcext:value-type="float">
            <text:p>3,5569620253</text:p>
          </table:table-cell>
          <table:table-cell table:style-name="ce236" table:formula="of:=[.BF8]/[.$AY$5]" office:value-type="float" office:value="3.13086176727909" calcext:value-type="float">
            <text:p>3,1308617673</text:p>
          </table:table-cell>
          <table:table-cell table:style-name="ce236" table:formula="of:=[.BH8]/[.$AY$5]" office:value-type="float" office:value="-0.0000125284009643178" calcext:value-type="float">
            <text:p>-1,25284009643178E-005</text:p>
          </table:table-cell>
          <table:table-cell table:style-name="ce236" table:formula="of:=[.BI8]/[.$AY$5]" office:value-type="float" office:value="0.319711426356666" calcext:value-type="float">
            <text:p>0,3197114264</text:p>
          </table:table-cell>
          <table:table-cell table:style-name="ce236" table:formula="of:=[.BJ8]/[.$AY$5]" office:value-type="float" office:value="0.324002377266015" calcext:value-type="float">
            <text:p>0,3240023773</text:p>
          </table:table-cell>
          <table:table-cell table:style-name="ce236" table:formula="of:=[.BL8]/[.$AY$5]" office:value-type="float" office:value="0.00000172723023056858" calcext:value-type="float">
            <text:p>1,7272302305685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0" calcext:value-type="float">
            <text:p>10</text:p>
          </table:table-cell>
          <table:table-cell table:style-name="ce195" table:formula="of:=[.L9]/[.$G$4]" office:value-type="float" office:value="24.7474657443129" calcext:value-type="float">
            <text:p>24,7474657443</text:p>
          </table:table-cell>
          <table:table-cell table:style-name="ce197" table:formula="of:=[.M9]/[.$G$4]" office:value-type="float" office:value="27.5394158291457" calcext:value-type="float">
            <text:p>27,5394158291</text:p>
          </table:table-cell>
          <table:table-cell table:style-name="ce197" table:formula="of:=[.O9]/[.$G$4]" office:value-type="float" office:value="5.44965923462508" calcext:value-type="float">
            <text:p>5,4496592346</text:p>
          </table:table-cell>
          <table:table-cell table:style-name="ce197" table:formula="of:=[.P9]/[.$G$4]" office:value-type="float" office:value="1.05715195750772" calcext:value-type="float">
            <text:p>1,0571519575</text:p>
          </table:table-cell>
          <table:table-cell table:style-name="ce197" table:formula="of:=[.Q9]/[.$G$4]" office:value-type="float" office:value="1.10758821056417" calcext:value-type="float">
            <text:p>1,1075882106</text:p>
          </table:table-cell>
          <table:table-cell table:style-name="ce205" table:formula="of:=[.S9]/[.$G$4]" office:value-type="float" office:value="0.369120577075331" calcext:value-type="float">
            <text:p>0,3691205771</text:p>
          </table:table-cell>
          <table:table-cell table:style-name="Default" table:number-columns-repeated="4"/>
          <table:table-cell table:style-name="ce211" office:value-type="float" office:value="10" calcext:value-type="float">
            <text:p>10</text:p>
          </table:table-cell>
          <table:table-cell table:style-name="ce215" table:formula="of:=[.AA9]/[.$G$4]" office:value-type="float" office:value="24.1769189836371" calcext:value-type="float">
            <text:p>24,1769189836</text:p>
          </table:table-cell>
          <table:table-cell table:style-name="ce215" table:formula="of:=[.AB9]/[.$G$4]" office:value-type="float" office:value="27.2396670854271" calcext:value-type="float">
            <text:p>27,2396670854</text:p>
          </table:table-cell>
          <table:table-cell table:style-name="ce215" table:formula="of:=[.AD9]/[.$G$4]" office:value-type="float" office:value="0.0246707143878672" calcext:value-type="float">
            <text:p>0,0246707144</text:p>
          </table:table-cell>
          <table:table-cell table:style-name="ce215" table:formula="of:=[.AE9]/[.$G$4]" office:value-type="float" office:value="1.03757975235864" calcext:value-type="float">
            <text:p>1,0375797524</text:p>
          </table:table-cell>
          <table:table-cell table:style-name="ce215" table:formula="of:=[.AF9]/[.$G$4]" office:value-type="float" office:value="1.09806495189153" calcext:value-type="float">
            <text:p>1,0980649519</text:p>
          </table:table-cell>
          <table:table-cell table:style-name="ce215" table:formula="of:=[.AH9]/[.$G$4]" office:value-type="float" office:value="0.0250000079972512" calcext:value-type="float">
            <text:p>0,025000008</text:p>
          </table:table-cell>
          <table:table-cell table:style-name="Default" table:number-columns-repeated="4"/>
          <table:table-cell table:style-name="ce221" office:value-type="float" office:value="10" calcext:value-type="float">
            <text:p>10</text:p>
          </table:table-cell>
          <table:table-cell table:style-name="ce225" table:formula="of:=[.AP9]/[.$G$4]" office:value-type="float" office:value="23.1428029799122" calcext:value-type="float">
            <text:p>23,1428029799</text:p>
          </table:table-cell>
          <table:table-cell table:style-name="ce225" table:formula="of:=[.AQ9]/[.$G$4]" office:value-type="float" office:value="29.2067682160804" calcext:value-type="float">
            <text:p>29,2067682161</text:p>
          </table:table-cell>
          <table:table-cell table:style-name="ce225" table:formula="of:=[.AS9]/[.$G$4]" office:value-type="float" office:value="0.0746620367587476" calcext:value-type="float">
            <text:p>0,0746620368</text:p>
          </table:table-cell>
          <table:table-cell table:style-name="ce225" table:formula="of:=[.AT9]/[.$G$4]" office:value-type="float" office:value="1.00204513980907" calcext:value-type="float">
            <text:p>1,0020451398</text:p>
          </table:table-cell>
          <table:table-cell table:style-name="ce225" table:formula="of:=[.AU9]/[.$G$4]" office:value-type="float" office:value="1.1604593879428" calcext:value-type="float">
            <text:p>1,1604593879</text:p>
          </table:table-cell>
          <table:table-cell table:style-name="ce225" table:formula="of:=[.AW9]/[.$G$4]" office:value-type="float" office:value="0.0433012755874858" calcext:value-type="float">
            <text:p>0,0433012756</text:p>
          </table:table-cell>
          <table:table-cell table:style-name="Default" table:number-columns-repeated="4"/>
          <table:table-cell table:style-name="ce232" office:value-type="float" office:value="10" calcext:value-type="float">
            <text:p>10</text:p>
          </table:table-cell>
          <table:table-cell table:style-name="ce235" table:formula="of:=[.BE9]/[.$AY$5]" office:value-type="float" office:value="3.46413502109705" calcext:value-type="float">
            <text:p>3,4641350211</text:p>
          </table:table-cell>
          <table:table-cell table:style-name="ce235" table:formula="of:=[.BF9]/[.$AY$5]" office:value-type="float" office:value="3.30500437445319" calcext:value-type="float">
            <text:p>3,3050043745</text:p>
          </table:table-cell>
          <table:table-cell table:style-name="ce235" table:formula="of:=[.BH9]/[.$AY$5]" office:value-type="float" office:value="-0.000012880104073225" calcext:value-type="float">
            <text:p>-1,2880104073225E-005</text:p>
          </table:table-cell>
          <table:table-cell table:style-name="ce235" table:formula="of:=[.BI9]/[.$AY$5]" office:value-type="float" office:value="0.313520875295726" calcext:value-type="float">
            <text:p>0,3135208753</text:p>
          </table:table-cell>
          <table:table-cell table:style-name="ce235" table:formula="of:=[.BJ9]/[.$AY$5]" office:value-type="float" office:value="0.336957898943236" calcext:value-type="float">
            <text:p>0,3369578989</text:p>
          </table:table-cell>
          <table:table-cell table:style-name="ce235" table:formula="of:=[.BL9]/[.$AY$5]" office:value-type="float" office:value="0.00000181495806216526" calcext:value-type="float">
            <text:p>0,0000018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0" calcext:value-type="float">
            <text:p>20</text:p>
          </table:table-cell>
          <table:table-cell table:style-name="ce195" table:formula="of:=[.L10]/[.$G$4]" office:value-type="float" office:value="23.7668384994014" calcext:value-type="float">
            <text:p>23,7668384994</text:p>
          </table:table-cell>
          <table:table-cell table:style-name="ce197" table:formula="of:=[.M10]/[.$G$4]" office:value-type="float" office:value="28.8320822864322" calcext:value-type="float">
            <text:p>28,8320822864</text:p>
          </table:table-cell>
          <table:table-cell table:style-name="ce197" table:formula="of:=[.O10]/[.$G$4]" office:value-type="float" office:value="5.42465737627835" calcext:value-type="float">
            <text:p>5,4246573763</text:p>
          </table:table-cell>
          <table:table-cell table:style-name="ce197" table:formula="of:=[.P10]/[.$G$4]" office:value-type="float" office:value="1.02349799632128" calcext:value-type="float">
            <text:p>1,0234979963</text:p>
          </table:table-cell>
          <table:table-cell table:style-name="ce197" table:formula="of:=[.Q10]/[.$G$4]" office:value-type="float" office:value="1.14859261747794" calcext:value-type="float">
            <text:p>1,1485926175</text:p>
          </table:table-cell>
          <table:table-cell table:style-name="ce205" table:formula="of:=[.S10]/[.$G$4]" office:value-type="float" office:value="0.368272997191585" calcext:value-type="float">
            <text:p>0,3682729972</text:p>
          </table:table-cell>
          <table:table-cell table:style-name="Default" table:number-columns-repeated="4"/>
          <table:table-cell table:style-name="ce211" office:value-type="float" office:value="20" calcext:value-type="float">
            <text:p>20</text:p>
          </table:table-cell>
          <table:table-cell table:style-name="ce215" table:formula="of:=[.AA10]/[.$G$4]" office:value-type="float" office:value="23.9807935346548" calcext:value-type="float">
            <text:p>23,9807935347</text:p>
          </table:table-cell>
          <table:table-cell table:style-name="ce215" table:formula="of:=[.AB10]/[.$G$4]" office:value-type="float" office:value="29.7875314070352" calcext:value-type="float">
            <text:p>29,787531407</text:p>
          </table:table-cell>
          <table:table-cell table:style-name="ce215" table:formula="of:=[.AD10]/[.$G$4]" office:value-type="float" office:value="0.29964283567971" calcext:value-type="float">
            <text:p>0,2996428357</text:p>
          </table:table-cell>
          <table:table-cell table:style-name="ce215" table:formula="of:=[.AE10]/[.$G$4]" office:value-type="float" office:value="1.03084652263128" calcext:value-type="float">
            <text:p>1,0308465226</text:p>
          </table:table-cell>
          <table:table-cell table:style-name="ce215" table:formula="of:=[.AF10]/[.$G$4]" office:value-type="float" office:value="1.17883738907619" calcext:value-type="float">
            <text:p>1,1788373891</text:p>
          </table:table-cell>
          <table:table-cell table:style-name="ce215" table:formula="of:=[.AH10]/[.$G$4]" office:value-type="float" office:value="0.0866025433116736" calcext:value-type="float">
            <text:p>0,0866025433</text:p>
          </table:table-cell>
          <table:table-cell table:style-name="Default" table:number-columns-repeated="4"/>
          <table:table-cell table:style-name="ce221" office:value-type="float" office:value="20" calcext:value-type="float">
            <text:p>20</text:p>
          </table:table-cell>
          <table:table-cell table:style-name="ce225" table:formula="of:=[.AP10]/[.$G$4]" office:value-type="float" office:value="21.912561527205" calcext:value-type="float">
            <text:p>21,9125615272</text:p>
          </table:table-cell>
          <table:table-cell table:style-name="ce225" table:formula="of:=[.AQ10]/[.$G$4]" office:value-type="float" office:value="31.2862751256281" calcext:value-type="float">
            <text:p>31,2862751256</text:p>
          </table:table-cell>
          <table:table-cell table:style-name="ce225" table:formula="of:=[.AS10]/[.$G$4]" office:value-type="float" office:value="0.124657218785676" calcext:value-type="float">
            <text:p>0,1246572188</text:p>
          </table:table-cell>
          <table:table-cell table:style-name="ce225" table:formula="of:=[.AT10]/[.$G$4]" office:value-type="float" office:value="0.959660269349831" calcext:value-type="float">
            <text:p>0,9596602693</text:p>
          </table:table-cell>
          <table:table-cell table:style-name="ce225" table:formula="of:=[.AU10]/[.$G$4]" office:value-type="float" office:value="1.22618297758182" calcext:value-type="float">
            <text:p>1,2261829776</text:p>
          </table:table-cell>
          <table:table-cell table:style-name="ce225" table:formula="of:=[.AW10]/[.$G$4]" office:value-type="float" office:value="0.0559017043425993" calcext:value-type="float">
            <text:p>0,0559017043</text:p>
          </table:table-cell>
          <table:table-cell table:style-name="Default" table:number-columns-repeated="4"/>
          <table:table-cell table:style-name="ce232" office:value-type="float" office:value="20" calcext:value-type="float">
            <text:p>20</text:p>
          </table:table-cell>
          <table:table-cell table:style-name="ce235" table:formula="of:=[.BE10]/[.$AY$5]" office:value-type="float" office:value="3.48945147679325" calcext:value-type="float">
            <text:p>3,4894514768</text:p>
          </table:table-cell>
          <table:table-cell table:style-name="ce235" table:formula="of:=[.BF10]/[.$AY$5]" office:value-type="float" office:value="3.24942694663167" calcext:value-type="float">
            <text:p>3,2494269466</text:p>
          </table:table-cell>
          <table:table-cell table:style-name="ce235" table:formula="of:=[.BH10]/[.$AY$5]" office:value-type="float" office:value="0.0110983550537463" calcext:value-type="float">
            <text:p>0,0110983551</text:p>
          </table:table-cell>
          <table:table-cell table:style-name="ce235" table:formula="of:=[.BI10]/[.$AY$5]" office:value-type="float" office:value="0.315210704971191" calcext:value-type="float">
            <text:p>0,315210705</text:p>
          </table:table-cell>
          <table:table-cell table:style-name="ce235" table:formula="of:=[.BJ10]/[.$AY$5]" office:value-type="float" office:value="0.332831094025269" calcext:value-type="float">
            <text:p>0,332831094</text:p>
          </table:table-cell>
          <table:table-cell table:style-name="ce235" table:formula="of:=[.BL10]/[.$AY$5]" office:value-type="float" office:value="0.011111111254548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0" calcext:value-type="float">
            <text:p>30</text:p>
          </table:table-cell>
          <table:table-cell table:style-name="ce195" table:formula="of:=[.L11]/[.$G$4]" office:value-type="float" office:value="23.3032692563523" calcext:value-type="float">
            <text:p>23,3032692564</text:p>
          </table:table-cell>
          <table:table-cell table:style-name="ce197" table:formula="of:=[.M11]/[.$G$4]" office:value-type="float" office:value="28.9070194723618" calcext:value-type="float">
            <text:p>28,9070194724</text:p>
          </table:table-cell>
          <table:table-cell table:style-name="ce197" table:formula="of:=[.O11]/[.$G$4]" office:value-type="float" office:value="5.87466318597092" calcext:value-type="float">
            <text:p>5,874663186</text:p>
          </table:table-cell>
          <table:table-cell table:style-name="ce197" table:formula="of:=[.P11]/[.$G$4]" office:value-type="float" office:value="1.00756444912178" calcext:value-type="float">
            <text:p>1,0075644491</text:p>
          </table:table-cell>
          <table:table-cell table:style-name="ce197" table:formula="of:=[.Q11]/[.$G$4]" office:value-type="float" office:value="1.15096661393347" calcext:value-type="float">
            <text:p>1,1509666139</text:p>
          </table:table-cell>
          <table:table-cell table:style-name="ce205" table:formula="of:=[.S11]/[.$G$4]" office:value-type="float" office:value="0.383242743514584" calcext:value-type="float">
            <text:p>0,3832427435</text:p>
          </table:table-cell>
          <table:table-cell table:style-name="Default" table:number-columns-repeated="4"/>
          <table:table-cell table:style-name="ce211" office:value-type="float" office:value="30" calcext:value-type="float">
            <text:p>30</text:p>
          </table:table-cell>
          <table:table-cell table:style-name="ce215" table:formula="of:=[.AA11]/[.$G$4]" office:value-type="float" office:value="22.1265165624584" calcext:value-type="float">
            <text:p>22,1265165625</text:p>
          </table:table-cell>
          <table:table-cell table:style-name="ce215" table:formula="of:=[.AB11]/[.$G$4]" office:value-type="float" office:value="30.780449120603" calcext:value-type="float">
            <text:p>30,7804491206</text:p>
          </table:table-cell>
          <table:table-cell table:style-name="ce215" table:formula="of:=[.AD11]/[.$G$4]" office:value-type="float" office:value="0.749659467941367" calcext:value-type="float">
            <text:p>0,7496594679</text:p>
          </table:table-cell>
          <table:table-cell table:style-name="ce215" table:formula="of:=[.AE11]/[.$G$4]" office:value-type="float" office:value="0.967040842319951" calcext:value-type="float">
            <text:p>0,9670408423</text:p>
          </table:table-cell>
          <table:table-cell table:style-name="ce215" table:formula="of:=[.AF11]/[.$G$4]" office:value-type="float" office:value="1.21021643706491" calcext:value-type="float">
            <text:p>1,2102164371</text:p>
          </table:table-cell>
          <table:table-cell table:style-name="ce215" table:formula="of:=[.AH11]/[.$G$4]" office:value-type="float" office:value="0.136930641297604" calcext:value-type="float">
            <text:p>0,1369306413</text:p>
          </table:table-cell>
          <table:table-cell table:style-name="Default" table:number-columns-repeated="4"/>
          <table:table-cell table:style-name="ce221" office:value-type="float" office:value="30" calcext:value-type="float">
            <text:p>30</text:p>
          </table:table-cell>
          <table:table-cell table:style-name="ce225" table:formula="of:=[.AP11]/[.$G$4]" office:value-type="float" office:value="20.2900691765332" calcext:value-type="float">
            <text:p>20,2900691765</text:p>
          </table:table-cell>
          <table:table-cell table:style-name="ce225" table:formula="of:=[.AQ11]/[.$G$4]" office:value-type="float" office:value="30.7617148241206" calcext:value-type="float">
            <text:p>30,7617148241</text:p>
          </table:table-cell>
          <table:table-cell table:style-name="ce225" table:formula="of:=[.AS11]/[.$G$4]" office:value-type="float" office:value="0.0496879213391149" calcext:value-type="float">
            <text:p>0,0496879213</text:p>
          </table:table-cell>
          <table:table-cell table:style-name="ce225" table:formula="of:=[.AT11]/[.$G$4]" office:value-type="float" office:value="0.903549734010669" calcext:value-type="float">
            <text:p>0,903549734</text:p>
          </table:table-cell>
          <table:table-cell table:style-name="ce225" table:formula="of:=[.AU11]/[.$G$4]" office:value-type="float" office:value="1.20962484352658" calcext:value-type="float">
            <text:p>1,2096248435</text:p>
          </table:table-cell>
          <table:table-cell table:style-name="ce225" table:formula="of:=[.AW11]/[.$G$4]" office:value-type="float" office:value="0.0353553460843307" calcext:value-type="float">
            <text:p>0,0353553461</text:p>
          </table:table-cell>
          <table:table-cell table:style-name="Default" table:number-columns-repeated="4"/>
          <table:table-cell table:style-name="ce232" office:value-type="float" office:value="30" calcext:value-type="float">
            <text:p>30</text:p>
          </table:table-cell>
          <table:table-cell table:style-name="ce235" table:formula="of:=[.BE11]/[.$AY$5]" office:value-type="float" office:value="3.47679324894515" calcext:value-type="float">
            <text:p>3,4767932489</text:p>
          </table:table-cell>
          <table:table-cell table:style-name="ce235" table:formula="of:=[.BF11]/[.$AY$5]" office:value-type="float" office:value="3.41986439195101" calcext:value-type="float">
            <text:p>3,419864392</text:p>
          </table:table-cell>
          <table:table-cell table:style-name="ce235" table:formula="of:=[.BH11]/[.$AY$5]" office:value-type="float" office:value="0.0444310680128354" calcext:value-type="float">
            <text:p>0,044431068</text:p>
          </table:table-cell>
          <table:table-cell table:style-name="ce235" table:formula="of:=[.BI11]/[.$AY$5]" office:value-type="float" office:value="0.314365932919029" calcext:value-type="float">
            <text:p>0,3143659329</text:p>
          </table:table-cell>
          <table:table-cell table:style-name="ce235" table:formula="of:=[.BJ11]/[.$AY$5]" office:value-type="float" office:value="0.345464517016285" calcext:value-type="float">
            <text:p>0,345464517</text:p>
          </table:table-cell>
          <table:table-cell table:style-name="ce235" table:formula="of:=[.BL11]/[.$AY$5]" office:value-type="float" office:value="0.022222222303052" calcext:value-type="float">
            <text:p>0,022222222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40" calcext:value-type="float">
            <text:p>40</text:p>
          </table:table-cell>
          <table:table-cell table:style-name="ce195" table:formula="of:=[.L12]/[.$G$4]" office:value-type="float" office:value="23.26761008381" calcext:value-type="float">
            <text:p>23,2676100838</text:p>
          </table:table-cell>
          <table:table-cell table:style-name="ce197" table:formula="of:=[.M12]/[.$G$4]" office:value-type="float" office:value="29.3753768844221" calcext:value-type="float">
            <text:p>29,3753768844</text:p>
          </table:table-cell>
          <table:table-cell table:style-name="ce197" table:formula="of:=[.O12]/[.$G$4]" office:value-type="float" office:value="5.84965825259229" calcext:value-type="float">
            <text:p>5,8496582526</text:p>
          </table:table-cell>
          <table:table-cell table:style-name="ce197" table:formula="of:=[.P12]/[.$G$4]" office:value-type="float" office:value="1.00633811000114" calcext:value-type="float">
            <text:p>1,00633811</text:p>
          </table:table-cell>
          <table:table-cell table:style-name="ce197" table:formula="of:=[.Q12]/[.$G$4]" office:value-type="float" office:value="1.16579684834544" calcext:value-type="float">
            <text:p>1,1657968483</text:p>
          </table:table-cell>
          <table:table-cell table:style-name="ce205" table:formula="of:=[.S12]/[.$G$4]" office:value-type="float" office:value="0.382426464143288" calcext:value-type="float">
            <text:p>0,3824264641</text:p>
          </table:table-cell>
          <table:table-cell table:style-name="Default" table:number-columns-repeated="4"/>
          <table:table-cell table:style-name="ce211" office:value-type="float" office:value="40" calcext:value-type="float">
            <text:p>40</text:p>
          </table:table-cell>
          <table:table-cell table:style-name="ce215" table:formula="of:=[.AA12]/[.$G$4]" office:value-type="float" office:value="22.5900858055075" calcext:value-type="float">
            <text:p>22,5900858055</text:p>
          </table:table-cell>
          <table:table-cell table:style-name="ce215" table:formula="of:=[.AB12]/[.$G$4]" office:value-type="float" office:value="31.0427292713568" calcext:value-type="float">
            <text:p>31,0427292714</text:p>
          </table:table-cell>
          <table:table-cell table:style-name="ce215" table:formula="of:=[.AD12]/[.$G$4]" office:value-type="float" office:value="1.54964937104106" calcext:value-type="float">
            <text:p>1,549649371</text:p>
          </table:table-cell>
          <table:table-cell table:style-name="ce215" table:formula="of:=[.AE12]/[.$G$4]" office:value-type="float" office:value="0.983018403173654" calcext:value-type="float">
            <text:p>0,9830184032</text:p>
          </table:table-cell>
          <table:table-cell table:style-name="ce215" table:formula="of:=[.AF12]/[.$G$4]" office:value-type="float" office:value="1.21849693384135" calcext:value-type="float">
            <text:p>1,2184969338</text:p>
          </table:table-cell>
          <table:table-cell table:style-name="ce215" table:formula="of:=[.AH12]/[.$G$4]" office:value-type="float" office:value="0.196850198239959" calcext:value-type="float">
            <text:p>0,1968501982</text:p>
          </table:table-cell>
          <table:table-cell table:style-name="Default" table:number-columns-repeated="4"/>
          <table:table-cell table:style-name="ce221" office:value-type="float" office:value="40" calcext:value-type="float">
            <text:p>40</text:p>
          </table:table-cell>
          <table:table-cell table:style-name="ce225" table:formula="of:=[.AP12]/[.$G$4]" office:value-type="float" office:value="19.8443295197552" calcext:value-type="float">
            <text:p>19,8443295198</text:p>
          </table:table-cell>
          <table:table-cell table:style-name="ce225" table:formula="of:=[.AQ12]/[.$G$4]" office:value-type="float" office:value="31.9232412060301" calcext:value-type="float">
            <text:p>31,923241206</text:p>
          </table:table-cell>
          <table:table-cell table:style-name="ce225" table:formula="of:=[.AS12]/[.$G$4]" office:value-type="float" office:value="0.0246832523410845" calcext:value-type="float">
            <text:p>0,0246832523</text:p>
          </table:table-cell>
          <table:table-cell table:style-name="ce225" table:formula="of:=[.AT12]/[.$G$4]" office:value-type="float" office:value="0.888087184742632" calcext:value-type="float">
            <text:p>0,8880871847</text:p>
          </table:table-cell>
          <table:table-cell table:style-name="ce225" table:formula="of:=[.AU12]/[.$G$4]" office:value-type="float" office:value="1.24627172392019" calcext:value-type="float">
            <text:p>1,2462717239</text:p>
          </table:table-cell>
          <table:table-cell table:style-name="ce225" table:formula="of:=[.AW12]/[.$G$4]" office:value-type="float" office:value="0.0250000109724591" calcext:value-type="float">
            <text:p>0,025000011</text:p>
          </table:table-cell>
          <table:table-cell table:style-name="Default" table:number-columns-repeated="4"/>
          <table:table-cell table:style-name="ce232" office:value-type="float" office:value="40" calcext:value-type="float">
            <text:p>40</text:p>
          </table:table-cell>
          <table:table-cell table:style-name="ce235" table:formula="of:=[.BE12]/[.$AY$5]" office:value-type="float" office:value="3.33333333333333" calcext:value-type="float">
            <text:p>3,3333333333</text:p>
          </table:table-cell>
          <table:table-cell table:style-name="ce235" table:formula="of:=[.BF12]/[.$AY$5]" office:value-type="float" office:value="3.64587926509186" calcext:value-type="float">
            <text:p>3,6458792651</text:p>
          </table:table-cell>
          <table:table-cell table:style-name="ce235" table:formula="of:=[.BH12]/[.$AY$5]" office:value-type="float" office:value="0.0999863279527559" calcext:value-type="float">
            <text:p>0,099986328</text:p>
          </table:table-cell>
          <table:table-cell table:style-name="ce235" table:formula="of:=[.BI12]/[.$AY$5]" office:value-type="float" office:value="0.304771319120402" calcext:value-type="float">
            <text:p>0,3047713191</text:p>
          </table:table-cell>
          <table:table-cell table:style-name="ce235" table:formula="of:=[.BJ12]/[.$AY$5]" office:value-type="float" office:value="0.362123371116692" calcext:value-type="float">
            <text:p>0,3621233711</text:p>
          </table:table-cell>
          <table:table-cell table:style-name="ce235" table:formula="of:=[.BL12]/[.$AY$5]" office:value-type="float" office:value="0.0333333333940856" calcext:value-type="float">
            <text:p>0,0333333334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50" calcext:value-type="float">
            <text:p>50</text:p>
          </table:table-cell>
          <table:table-cell table:style-name="ce195" table:formula="of:=[.L13]/[.$G$4]" office:value-type="float" office:value="22.358301183983" calcext:value-type="float">
            <text:p>22,358301184</text:p>
          </table:table-cell>
          <table:table-cell table:style-name="ce197" table:formula="of:=[.M13]/[.$G$4]" office:value-type="float" office:value="28.8882851758794" calcext:value-type="float">
            <text:p>28,8882851759</text:p>
          </table:table-cell>
          <table:table-cell table:style-name="ce197" table:formula="of:=[.O13]/[.$G$4]" office:value-type="float" office:value="6.72467705350968" calcext:value-type="float">
            <text:p>6,7246770535</text:p>
          </table:table-cell>
          <table:table-cell table:style-name="ce197" table:formula="of:=[.P13]/[.$G$4]" office:value-type="float" office:value="0.97503192596424" calcext:value-type="float">
            <text:p>0,975031926</text:p>
          </table:table-cell>
          <table:table-cell table:style-name="ce197" table:formula="of:=[.Q13]/[.$G$4]" office:value-type="float" office:value="1.15037314519438" calcext:value-type="float">
            <text:p>1,1503731452</text:p>
          </table:table-cell>
          <table:table-cell table:style-name="ce205" table:formula="of:=[.S13]/[.$G$4]" office:value-type="float" office:value="0.41003048720977" calcext:value-type="float">
            <text:p>0,4100304872</text:p>
          </table:table-cell>
          <table:table-cell table:style-name="Default" table:number-columns-repeated="4"/>
          <table:table-cell table:style-name="ce211" office:value-type="float" office:value="50" calcext:value-type="float">
            <text:p>50</text:p>
          </table:table-cell>
          <table:table-cell table:style-name="ce215" table:formula="of:=[.AA13]/[.$G$4]" office:value-type="float" office:value="21.5737993880537" calcext:value-type="float">
            <text:p>21,5737993881</text:p>
          </table:table-cell>
          <table:table-cell table:style-name="ce215" table:formula="of:=[.AB13]/[.$G$4]" office:value-type="float" office:value="32.7850188442211" calcext:value-type="float">
            <text:p>32,7850188442</text:p>
          </table:table-cell>
          <table:table-cell table:style-name="ce215" table:formula="of:=[.AD13]/[.$G$4]" office:value-type="float" office:value="2.89964635129026" calcext:value-type="float">
            <text:p>2,8996463513</text:p>
          </table:table-cell>
          <table:table-cell table:style-name="ce215" table:formula="of:=[.AE13]/[.$G$4]" office:value-type="float" office:value="0.947965904823985" calcext:value-type="float">
            <text:p>0,9479659048</text:p>
          </table:table-cell>
          <table:table-cell table:style-name="ce215" table:formula="of:=[.AF13]/[.$G$4]" office:value-type="float" office:value="1.27342149809051" calcext:value-type="float">
            <text:p>1,2734214981</text:p>
          </table:table-cell>
          <table:table-cell table:style-name="ce215" table:formula="of:=[.AH13]/[.$G$4]" office:value-type="float" office:value="0.269258241516268" calcext:value-type="float">
            <text:p>0,2692582415</text:p>
          </table:table-cell>
          <table:table-cell table:style-name="Default" table:number-columns-repeated="4"/>
          <table:table-cell table:style-name="ce221" office:value-type="float" office:value="50" calcext:value-type="float">
            <text:p>50</text:p>
          </table:table-cell>
          <table:table-cell table:style-name="ce225" table:formula="of:=[.AP13]/[.$G$4]" office:value-type="float" office:value="19.8264999334841" calcext:value-type="float">
            <text:p>19,8264999335</text:p>
          </table:table-cell>
          <table:table-cell table:style-name="ce225" table:formula="of:=[.AQ13]/[.$G$4]" office:value-type="float" office:value="35.145540201005" calcext:value-type="float">
            <text:p>35,145540201</text:p>
          </table:table-cell>
          <table:table-cell table:style-name="ce225" table:formula="of:=[.AS13]/[.$G$4]" office:value-type="float" office:value="0.249651593474771" calcext:value-type="float">
            <text:p>0,2496515935</text:p>
          </table:table-cell>
          <table:table-cell table:style-name="ce225" table:formula="of:=[.AT13]/[.$G$4]" office:value-type="float" office:value="0.887468221576293" calcext:value-type="float">
            <text:p>0,8874682216</text:p>
          </table:table-cell>
          <table:table-cell table:style-name="ce225" table:formula="of:=[.AU13]/[.$G$4]" office:value-type="float" office:value="1.3476322529648" calcext:value-type="float">
            <text:p>1,347632253</text:p>
          </table:table-cell>
          <table:table-cell table:style-name="ce225" table:formula="of:=[.AW13]/[.$G$4]" office:value-type="float" office:value="0.079056946179913" calcext:value-type="float">
            <text:p>0,0790569462</text:p>
          </table:table-cell>
          <table:table-cell table:style-name="Default" table:number-columns-repeated="4"/>
          <table:table-cell table:style-name="ce232" office:value-type="float" office:value="50" calcext:value-type="float">
            <text:p>50</text:p>
          </table:table-cell>
          <table:table-cell table:style-name="ce235" table:formula="of:=[.BE13]/[.$AY$5]" office:value-type="float" office:value="3.28691983122363" calcext:value-type="float">
            <text:p>3,2869198312</text:p>
          </table:table-cell>
          <table:table-cell table:style-name="ce235" table:formula="of:=[.BF13]/[.$AY$5]" office:value-type="float" office:value="3.63846894138233" calcext:value-type="float">
            <text:p>3,6384689414</text:p>
          </table:table-cell>
          <table:table-cell table:style-name="ce235" table:formula="of:=[.BH13]/[.$AY$5]" office:value-type="float" office:value="0.255542101280372" calcext:value-type="float">
            <text:p>0,2555421013</text:p>
          </table:table-cell>
          <table:table-cell table:style-name="ce235" table:formula="of:=[.BI13]/[.$AY$5]" office:value-type="float" office:value="0.301658738143043" calcext:value-type="float">
            <text:p>0,3016587381</text:p>
          </table:table-cell>
          <table:table-cell table:style-name="ce235" table:formula="of:=[.BJ13]/[.$AY$5]" office:value-type="float" office:value="0.361578746357719" calcext:value-type="float">
            <text:p>0,3615787464</text:p>
          </table:table-cell>
          <table:table-cell table:style-name="ce235" table:formula="of:=[.BL13]/[.$AY$5]" office:value-type="float" office:value="0.0532870169630249" calcext:value-type="float">
            <text:p>0,05328701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60" calcext:value-type="float">
            <text:p>60</text:p>
          </table:table-cell>
          <table:table-cell table:style-name="ce195" table:formula="of:=[.L14]/[.$G$4]" office:value-type="float" office:value="22.4296195290674" calcext:value-type="float">
            <text:p>22,4296195291</text:p>
          </table:table-cell>
          <table:table-cell table:style-name="ce197" table:formula="of:=[.M14]/[.$G$4]" office:value-type="float" office:value="29.3941111809045" calcext:value-type="float">
            <text:p>29,3941111809</text:p>
          </table:table-cell>
          <table:table-cell table:style-name="ce197" table:formula="of:=[.O14]/[.$G$4]" office:value-type="float" office:value="7.54967035063491" calcext:value-type="float">
            <text:p>7,5496703506</text:p>
          </table:table-cell>
          <table:table-cell table:style-name="ce197" table:formula="of:=[.P14]/[.$G$4]" office:value-type="float" office:value="0.97748978895003" calcext:value-type="float">
            <text:p>0,977489789</text:p>
          </table:table-cell>
          <table:table-cell table:style-name="ce197" table:formula="of:=[.Q14]/[.$G$4]" office:value-type="float" office:value="1.16638980192083" calcext:value-type="float">
            <text:p>1,1663898019</text:p>
          </table:table-cell>
          <table:table-cell table:style-name="ce205" table:formula="of:=[.S14]/[.$G$4]" office:value-type="float" office:value="0.434453680459694" calcext:value-type="float">
            <text:p>0,4344536805</text:p>
          </table:table-cell>
          <table:table-cell table:style-name="Default" table:number-columns-repeated="4"/>
          <table:table-cell table:style-name="ce211" office:value-type="float" office:value="60" calcext:value-type="float">
            <text:p>60</text:p>
          </table:table-cell>
          <table:table-cell table:style-name="ce215" table:formula="of:=[.AA14]/[.$G$4]" office:value-type="float" office:value="20.2900691765332" calcext:value-type="float">
            <text:p>20,2900691765</text:p>
          </table:table-cell>
          <table:table-cell table:style-name="ce215" table:formula="of:=[.AB14]/[.$G$4]" office:value-type="float" office:value="34.2650282663317" calcext:value-type="float">
            <text:p>34,2650282663</text:p>
          </table:table-cell>
          <table:table-cell table:style-name="ce215" table:formula="of:=[.AD14]/[.$G$4]" office:value-type="float" office:value="4.07465238010307" calcext:value-type="float">
            <text:p>4,0746523801</text:p>
          </table:table-cell>
          <table:table-cell table:style-name="ce215" table:formula="of:=[.AE14]/[.$G$4]" office:value-type="float" office:value="0.903549734010669" calcext:value-type="float">
            <text:p>0,903549734</text:p>
          </table:table-cell>
          <table:table-cell table:style-name="ce215" table:formula="of:=[.AF14]/[.$G$4]" office:value-type="float" office:value="1.31997570180849" calcext:value-type="float">
            <text:p>1,3199757018</text:p>
          </table:table-cell>
          <table:table-cell table:style-name="ce215" table:formula="of:=[.AH14]/[.$G$4]" office:value-type="float" office:value="0.319178634452151" calcext:value-type="float">
            <text:p>0,3191786345</text:p>
          </table:table-cell>
          <table:table-cell table:style-name="Default" table:number-columns-repeated="4"/>
          <table:table-cell table:style-name="ce221" office:value-type="float" office:value="60" calcext:value-type="float">
            <text:p>60</text:p>
          </table:table-cell>
          <table:table-cell table:style-name="ce225" table:formula="of:=[.AP14]/[.$G$4]" office:value-type="float" office:value="19.5947153119596" calcext:value-type="float">
            <text:p>19,594715312</text:p>
          </table:table-cell>
          <table:table-cell table:style-name="ce225" table:formula="of:=[.AQ14]/[.$G$4]" office:value-type="float" office:value="37.7308731155779" calcext:value-type="float">
            <text:p>37,7308731156</text:p>
          </table:table-cell>
          <table:table-cell table:style-name="ce225" table:formula="of:=[.AS14]/[.$G$4]" office:value-type="float" office:value="1.69963033714141" calcext:value-type="float">
            <text:p>1,6996303371</text:p>
          </table:table-cell>
          <table:table-cell table:style-name="ce225" table:formula="of:=[.AT14]/[.$G$4]" office:value-type="float" office:value="0.879418383442795" calcext:value-type="float">
            <text:p>0,8794183834</text:p>
          </table:table-cell>
          <table:table-cell table:style-name="ce225" table:formula="of:=[.AU14]/[.$G$4]" office:value-type="float" office:value="1.42868192267304" calcext:value-type="float">
            <text:p>1,4286819227</text:p>
          </table:table-cell>
          <table:table-cell table:style-name="ce225" table:formula="of:=[.AW14]/[.$G$4]" office:value-type="float" office:value="0.206155283517966" calcext:value-type="float">
            <text:p>0,2061552835</text:p>
          </table:table-cell>
          <table:table-cell table:style-name="Default" table:number-columns-repeated="4"/>
          <table:table-cell table:style-name="ce232" office:value-type="float" office:value="60" calcext:value-type="float">
            <text:p>60</text:p>
          </table:table-cell>
          <table:table-cell table:style-name="ce235" table:formula="of:=[.BE14]/[.$AY$5]" office:value-type="float" office:value="3.31223628691983" calcext:value-type="float">
            <text:p>3,3122362869</text:p>
          </table:table-cell>
          <table:table-cell table:style-name="ce235" table:formula="of:=[.BF14]/[.$AY$5]" office:value-type="float" office:value="3.84595800524934" calcext:value-type="float">
            <text:p>3,8459580052</text:p>
          </table:table-cell>
          <table:table-cell table:style-name="ce235" table:formula="of:=[.BH14]/[.$AY$5]" office:value-type="float" office:value="0.344430113382574" calcext:value-type="float">
            <text:p>0,3444301134</text:p>
          </table:table-cell>
          <table:table-cell table:style-name="ce235" table:formula="of:=[.BI14]/[.$AY$5]" office:value-type="float" office:value="0.303357039762409" calcext:value-type="float">
            <text:p>0,3033570398</text:p>
          </table:table-cell>
          <table:table-cell table:style-name="ce235" table:formula="of:=[.BJ14]/[.$AY$5]" office:value-type="float" office:value="0.37679141572596" calcext:value-type="float">
            <text:p>0,3767914157</text:p>
          </table:table-cell>
          <table:table-cell table:style-name="ce235" table:formula="of:=[.BL14]/[.$AY$5]" office:value-type="float" office:value="0.0618640485133022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70" calcext:value-type="float">
            <text:p>70</text:p>
          </table:table-cell>
          <table:table-cell table:style-name="ce195" table:formula="of:=[.L15]/[.$G$4]" office:value-type="float" office:value="22.3939603565252" calcext:value-type="float">
            <text:p>22,3939603565</text:p>
          </table:table-cell>
          <table:table-cell table:style-name="ce197" table:formula="of:=[.M15]/[.$G$4]" office:value-type="float" office:value="31.2675408291457" calcext:value-type="float">
            <text:p>31,2675408291</text:p>
          </table:table-cell>
          <table:table-cell table:style-name="ce197" table:formula="of:=[.O15]/[.$G$4]" office:value-type="float" office:value="8.79964989796511" calcext:value-type="float">
            <text:p>8,799649898</text:p>
          </table:table-cell>
          <table:table-cell table:style-name="ce197" table:formula="of:=[.P15]/[.$G$4]" office:value-type="float" office:value="0.976260911761916" calcext:value-type="float">
            <text:p>0,9762609118</text:p>
          </table:table-cell>
          <table:table-cell table:style-name="ce197" table:formula="of:=[.Q15]/[.$G$4]" office:value-type="float" office:value="1.22559184435347" calcext:value-type="float">
            <text:p>1,2255918444</text:p>
          </table:table-cell>
          <table:table-cell table:style-name="ce205" table:formula="of:=[.S15]/[.$G$4]" office:value-type="float" office:value="0.469041576574453" calcext:value-type="float">
            <text:p>0,4690415766</text:p>
          </table:table-cell>
          <table:table-cell table:style-name="Default" table:number-columns-repeated="4"/>
          <table:table-cell table:style-name="ce211" office:value-type="float" office:value="70" calcext:value-type="float">
            <text:p>70</text:p>
          </table:table-cell>
          <table:table-cell table:style-name="ce215" table:formula="of:=[.AA15]/[.$G$4]" office:value-type="float" office:value="21.2885260077158" calcext:value-type="float">
            <text:p>21,2885260077</text:p>
          </table:table-cell>
          <table:table-cell table:style-name="ce215" table:formula="of:=[.AB15]/[.$G$4]" office:value-type="float" office:value="32.7662845477387" calcext:value-type="float">
            <text:p>32,7662845477</text:p>
          </table:table-cell>
          <table:table-cell table:style-name="ce215" table:formula="of:=[.AD15]/[.$G$4]" office:value-type="float" office:value="6.74965122704961" calcext:value-type="float">
            <text:p>6,749651227</text:p>
          </table:table-cell>
          <table:table-cell table:style-name="ce215" table:formula="of:=[.AE15]/[.$G$4]" office:value-type="float" office:value="0.938109730022481" calcext:value-type="float">
            <text:p>0,93810973</text:p>
          </table:table-cell>
          <table:table-cell table:style-name="ce215" table:formula="of:=[.AF15]/[.$G$4]" office:value-type="float" office:value="1.27283162862382" calcext:value-type="float">
            <text:p>1,2728316286</text:p>
          </table:table-cell>
          <table:table-cell table:style-name="ce215" table:formula="of:=[.AH15]/[.$G$4]" office:value-type="float" office:value="0.410791918881573" calcext:value-type="float">
            <text:p>0,4107919189</text:p>
          </table:table-cell>
          <table:table-cell table:style-name="Default" table:number-columns-repeated="4"/>
          <table:table-cell table:style-name="ce221" office:value-type="float" office:value="70" calcext:value-type="float">
            <text:p>70</text:p>
          </table:table-cell>
          <table:table-cell table:style-name="ce225" table:formula="of:=[.AP15]/[.$G$4]" office:value-type="float" office:value="18.6675768258614" calcext:value-type="float">
            <text:p>18,6675768259</text:p>
          </table:table-cell>
          <table:table-cell table:style-name="ce225" table:formula="of:=[.AQ15]/[.$G$4]" office:value-type="float" office:value="36.419472361809" calcext:value-type="float">
            <text:p>36,4194723618</text:p>
          </table:table-cell>
          <table:table-cell table:style-name="ce225" table:formula="of:=[.AS15]/[.$G$4]" office:value-type="float" office:value="4.07466006835086" calcext:value-type="float">
            <text:p>4,0746600684</text:p>
          </table:table-cell>
          <table:table-cell table:style-name="ce225" table:formula="of:=[.AT15]/[.$G$4]" office:value-type="float" office:value="0.847154456042948" calcext:value-type="float">
            <text:p>0,847154456</text:p>
          </table:table-cell>
          <table:table-cell table:style-name="ce225" table:formula="of:=[.AU15]/[.$G$4]" office:value-type="float" office:value="1.38759720500169" calcext:value-type="float">
            <text:p>1,387597205</text:p>
          </table:table-cell>
          <table:table-cell table:style-name="ce225" table:formula="of:=[.AW15]/[.$G$4]" office:value-type="float" office:value="0.319178634633026" calcext:value-type="float">
            <text:p>0,3191786346</text:p>
          </table:table-cell>
          <table:table-cell table:style-name="Default" table:number-columns-repeated="4"/>
          <table:table-cell table:style-name="ce232" office:value-type="float" office:value="70" calcext:value-type="float">
            <text:p>70</text:p>
          </table:table-cell>
          <table:table-cell table:style-name="ce235" table:formula="of:=[.BE15]/[.$AY$5]" office:value-type="float" office:value="3.042194092827" calcext:value-type="float">
            <text:p>3,0421940928</text:p>
          </table:table-cell>
          <table:table-cell table:style-name="ce235" table:formula="of:=[.BF15]/[.$AY$5]" office:value-type="float" office:value="3.71998250218723" calcext:value-type="float">
            <text:p>3,7199825022</text:p>
          </table:table-cell>
          <table:table-cell table:style-name="ce235" table:formula="of:=[.BH15]/[.$AY$5]" office:value-type="float" office:value="0.711098379588718" calcext:value-type="float">
            <text:p>0,7110983796</text:p>
          </table:table-cell>
          <table:table-cell table:style-name="ce235" table:formula="of:=[.BI15]/[.$AY$5]" office:value-type="float" office:value="0.285171721735146" calcext:value-type="float">
            <text:p>0,2851717217</text:p>
          </table:table-cell>
          <table:table-cell table:style-name="ce235" table:formula="of:=[.BJ15]/[.$AY$5]" office:value-type="float" office:value="0.367564126000725" calcext:value-type="float">
            <text:p>0,367564126</text:p>
          </table:table-cell>
          <table:table-cell table:style-name="ce235" table:formula="of:=[.BL15]/[.$AY$5]" office:value-type="float" office:value="0.0888888889111004" calcext:value-type="float">
            <text:p>0,088888888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80" calcext:value-type="float">
            <text:p>80</text:p>
          </table:table-cell>
          <table:table-cell table:style-name="ce195" table:formula="of:=[.L16]/[.$G$4]" office:value-type="float" office:value="23.3389284288945" calcext:value-type="float">
            <text:p>23,3389284289</text:p>
          </table:table-cell>
          <table:table-cell table:style-name="ce197" table:formula="of:=[.M16]/[.$G$4]" office:value-type="float" office:value="31.9981783919598" calcext:value-type="float">
            <text:p>31,998178392</text:p>
          </table:table-cell>
          <table:table-cell table:style-name="ce197" table:formula="of:=[.O16]/[.$G$4]" office:value-type="float" office:value="9.77462659840233" calcext:value-type="float">
            <text:p>9,7746265984</text:p>
          </table:table-cell>
          <table:table-cell table:style-name="ce197" table:formula="of:=[.P16]/[.$G$4]" office:value-type="float" office:value="1.00879068944464" calcext:value-type="float">
            <text:p>1,0087906894</text:p>
          </table:table-cell>
          <table:table-cell table:style-name="ce197" table:formula="of:=[.Q16]/[.$G$4]" office:value-type="float" office:value="1.24863387925594" calcext:value-type="float">
            <text:p>1,2486338793</text:p>
          </table:table-cell>
          <table:table-cell table:style-name="ce205" table:formula="of:=[.S16]/[.$G$4]" office:value-type="float" office:value="0.494342998950518" calcext:value-type="float">
            <text:p>0,494342999</text:p>
          </table:table-cell>
          <table:table-cell table:style-name="Default" table:number-columns-repeated="4"/>
          <table:table-cell table:style-name="ce211" office:value-type="float" office:value="80" calcext:value-type="float">
            <text:p>80</text:p>
          </table:table-cell>
          <table:table-cell table:style-name="ce215" table:formula="of:=[.AA16]/[.$G$4]" office:value-type="float" office:value="20.9319342822935" calcext:value-type="float">
            <text:p>20,9319342823</text:p>
          </table:table-cell>
          <table:table-cell table:style-name="ce215" table:formula="of:=[.AB16]/[.$G$4]" office:value-type="float" office:value="32.5602072864322" calcext:value-type="float">
            <text:p>32,5602072864</text:p>
          </table:table-cell>
          <table:table-cell table:style-name="ce215" table:formula="of:=[.AD16]/[.$G$4]" office:value-type="float" office:value="8.14965922594043" calcext:value-type="float">
            <text:p>8,1496592259</text:p>
          </table:table-cell>
          <table:table-cell table:style-name="ce215" table:formula="of:=[.AE16]/[.$G$4]" office:value-type="float" office:value="0.925778464360168" calcext:value-type="float">
            <text:p>0,9257784644</text:p>
          </table:table-cell>
          <table:table-cell table:style-name="ce215" table:formula="of:=[.AF16]/[.$G$4]" office:value-type="float" office:value="1.26634207425318" calcext:value-type="float">
            <text:p>1,2663420743</text:p>
          </table:table-cell>
          <table:table-cell table:style-name="ce215" table:formula="of:=[.AH16]/[.$G$4]" office:value-type="float" office:value="0.451386752797069" calcext:value-type="float">
            <text:p>0,4513867528</text:p>
          </table:table-cell>
          <table:table-cell table:style-name="Default" table:number-columns-repeated="4"/>
          <table:table-cell table:style-name="ce221" office:value-type="float" office:value="80" calcext:value-type="float">
            <text:p>80</text:p>
          </table:table-cell>
          <table:table-cell table:style-name="ce225" table:formula="of:=[.AP16]/[.$G$4]" office:value-type="float" office:value="19.3094419316217" calcext:value-type="float">
            <text:p>19,3094419316</text:p>
          </table:table-cell>
          <table:table-cell table:style-name="ce225" table:formula="of:=[.AQ16]/[.$G$4]" office:value-type="float" office:value="38.3865734924623" calcext:value-type="float">
            <text:p>38,3865734925</text:p>
          </table:table-cell>
          <table:table-cell table:style-name="ce225" table:formula="of:=[.AS16]/[.$G$4]" office:value-type="float" office:value="7.5496293883441" calcext:value-type="float">
            <text:p>7,5496293883</text:p>
          </table:table-cell>
          <table:table-cell table:style-name="ce225" table:formula="of:=[.AT16]/[.$G$4]" office:value-type="float" office:value="0.86950225319321" calcext:value-type="float">
            <text:p>0,8695022532</text:p>
          </table:table-cell>
          <table:table-cell table:style-name="ce225" table:formula="of:=[.AU16]/[.$G$4]" office:value-type="float" office:value="1.44920458536852" calcext:value-type="float">
            <text:p>1,4492045854</text:p>
          </table:table-cell>
          <table:table-cell table:style-name="ce225" table:formula="of:=[.AW16]/[.$G$4]" office:value-type="float" office:value="0.43445368104027" calcext:value-type="float">
            <text:p>0,434453681</text:p>
          </table:table-cell>
          <table:table-cell table:style-name="Default" table:number-columns-repeated="4"/>
          <table:table-cell table:style-name="ce232" office:value-type="float" office:value="80" calcext:value-type="float">
            <text:p>80</text:p>
          </table:table-cell>
          <table:table-cell table:style-name="ce235" table:formula="of:=[.BE16]/[.$AY$5]" office:value-type="float" office:value="3.30379746835443" calcext:value-type="float">
            <text:p>3,3037974684</text:p>
          </table:table-cell>
          <table:table-cell table:style-name="ce235" table:formula="of:=[.BF16]/[.$AY$5]" office:value-type="float" office:value="3.64587926509186" calcext:value-type="float">
            <text:p>3,6458792651</text:p>
          </table:table-cell>
          <table:table-cell table:style-name="ce235" table:formula="of:=[.BH16]/[.$AY$5]" office:value-type="float" office:value="1.14443089354192" calcext:value-type="float">
            <text:p>1,1444308935</text:p>
          </table:table-cell>
          <table:table-cell table:style-name="ce235" table:formula="of:=[.BI16]/[.$AY$5]" office:value-type="float" office:value="0.302791081528081" calcext:value-type="float">
            <text:p>0,3027910815</text:p>
          </table:table-cell>
          <table:table-cell table:style-name="ce235" table:formula="of:=[.BJ16]/[.$AY$5]" office:value-type="float" office:value="0.362123371116692" calcext:value-type="float">
            <text:p>0,3621233711</text:p>
          </table:table-cell>
          <table:table-cell table:style-name="ce235" table:formula="of:=[.BL16]/[.$AY$5]" office:value-type="float" office:value="0.112765461852172" calcext:value-type="float">
            <text:p>0,112765461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90" calcext:value-type="float">
            <text:p>90</text:p>
          </table:table-cell>
          <table:table-cell table:style-name="ce195" table:formula="of:=[.L17]/[.$G$4]" office:value-type="float" office:value="22.964507117201" calcext:value-type="float">
            <text:p>22,9645071172</text:p>
          </table:table-cell>
          <table:table-cell table:style-name="ce197" table:formula="of:=[.M17]/[.$G$4]" office:value-type="float" office:value="31.6984296482412" calcext:value-type="float">
            <text:p>31,6984296482</text:p>
          </table:table-cell>
          <table:table-cell table:style-name="ce197" table:formula="of:=[.O17]/[.$G$4]" office:value-type="float" office:value="10.2496360305934" calcext:value-type="float">
            <text:p>10,2496360306</text:p>
          </table:table-cell>
          <table:table-cell table:style-name="ce197" table:formula="of:=[.P17]/[.$G$4]" office:value-type="float" office:value="0.995910186932306" calcext:value-type="float">
            <text:p>0,9959101869</text:p>
          </table:table-cell>
          <table:table-cell table:style-name="ce197" table:formula="of:=[.Q17]/[.$G$4]" office:value-type="float" office:value="1.23918372479012" calcext:value-type="float">
            <text:p>1,2391837248</text:p>
          </table:table-cell>
          <table:table-cell table:style-name="ce205" table:formula="of:=[.S17]/[.$G$4]" office:value-type="float" office:value="0.506211418863884" calcext:value-type="float">
            <text:p>0,5062114189</text:p>
          </table:table-cell>
          <table:table-cell table:style-name="Default" table:number-columns-repeated="4"/>
          <table:table-cell table:style-name="ce211" office:value-type="float" office:value="90" calcext:value-type="float">
            <text:p>90</text:p>
          </table:table-cell>
          <table:table-cell table:style-name="ce215" table:formula="of:=[.AA17]/[.$G$4]" office:value-type="float" office:value="20.0582845550086" calcext:value-type="float">
            <text:p>20,058284555</text:p>
          </table:table-cell>
          <table:table-cell table:style-name="ce215" table:formula="of:=[.AB17]/[.$G$4]" office:value-type="float" office:value="33.5905935929648" calcext:value-type="float">
            <text:p>33,590593593</text:p>
          </table:table-cell>
          <table:table-cell table:style-name="ce215" table:formula="of:=[.AD17]/[.$G$4]" office:value-type="float" office:value="9.22466311515767" calcext:value-type="float">
            <text:p>9,2246631152</text:p>
          </table:table-cell>
          <table:table-cell table:style-name="ce215" table:formula="of:=[.AE17]/[.$G$4]" office:value-type="float" office:value="0.895511950714409" calcext:value-type="float">
            <text:p>0,8955119507</text:p>
          </table:table-cell>
          <table:table-cell table:style-name="ce215" table:formula="of:=[.AF17]/[.$G$4]" office:value-type="float" office:value="1.29877204623454" calcext:value-type="float">
            <text:p>1,2987720462</text:p>
          </table:table-cell>
          <table:table-cell table:style-name="ce215" table:formula="of:=[.AH17]/[.$G$4]" office:value-type="float" office:value="0.480234318479515" calcext:value-type="float">
            <text:p>0,4802343185</text:p>
          </table:table-cell>
          <table:table-cell table:style-name="Default" table:number-columns-repeated="4"/>
          <table:table-cell table:style-name="ce221" office:value-type="float" office:value="90" calcext:value-type="float">
            <text:p>90</text:p>
          </table:table-cell>
          <table:table-cell table:style-name="ce225" table:formula="of:=[.AP17]/[.$G$4]" office:value-type="float" office:value="18.8102135160303" calcext:value-type="float">
            <text:p>18,810213516</text:p>
          </table:table-cell>
          <table:table-cell table:style-name="ce225" table:formula="of:=[.AQ17]/[.$G$4]" office:value-type="float" office:value="38.0118875628141" calcext:value-type="float">
            <text:p>38,0118875628</text:p>
          </table:table-cell>
          <table:table-cell table:style-name="ce225" table:formula="of:=[.AS17]/[.$G$4]" office:value-type="float" office:value="8.1246424941394" calcext:value-type="float">
            <text:p>8,1246424941</text:p>
          </table:table-cell>
          <table:table-cell table:style-name="ce225" table:formula="of:=[.AT17]/[.$G$4]" office:value-type="float" office:value="0.852125141157279" calcext:value-type="float">
            <text:p>0,8521251412</text:p>
          </table:table-cell>
          <table:table-cell table:style-name="ce225" table:formula="of:=[.AU17]/[.$G$4]" office:value-type="float" office:value="1.43747890161993" calcext:value-type="float">
            <text:p>1,4374789016</text:p>
          </table:table-cell>
          <table:table-cell table:style-name="ce225" table:formula="of:=[.AW17]/[.$G$4]" office:value-type="float" office:value="0.450693910463852" calcext:value-type="float">
            <text:p>0,4506939105</text:p>
          </table:table-cell>
          <table:table-cell table:style-name="Default" table:number-columns-repeated="4"/>
          <table:table-cell table:style-name="ce232" office:value-type="float" office:value="90" calcext:value-type="float">
            <text:p>90</text:p>
          </table:table-cell>
          <table:table-cell table:style-name="ce235" table:formula="of:=[.BE17]/[.$AY$5]" office:value-type="float" office:value="3.43881856540084" calcext:value-type="float">
            <text:p>3,4388185654</text:p>
          </table:table-cell>
          <table:table-cell table:style-name="ce235" table:formula="of:=[.BF17]/[.$AY$5]" office:value-type="float" office:value="3.92376640419948" calcext:value-type="float">
            <text:p>3,9237664042</text:p>
          </table:table-cell>
          <table:table-cell table:style-name="ce235" table:formula="of:=[.BH17]/[.$AY$5]" office:value-type="float" office:value="1.31109593135026" calcext:value-type="float">
            <text:p>1,3110959314</text:p>
          </table:table-cell>
          <table:table-cell table:style-name="ce235" table:formula="of:=[.BI17]/[.$AY$5]" office:value-type="float" office:value="0.311829894048161" calcext:value-type="float">
            <text:p>0,311829894</text:p>
          </table:table-cell>
          <table:table-cell table:style-name="ce235" table:formula="of:=[.BJ17]/[.$AY$5]" office:value-type="float" office:value="0.382477524542711" calcext:value-type="float">
            <text:p>0,3824775245</text:p>
          </table:table-cell>
          <table:table-cell table:style-name="ce235" table:formula="of:=[.BL17]/[.$AY$5]" office:value-type="float" office:value="0.120697561034214" calcext:value-type="float">
            <text:p>0,1206975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00" calcext:value-type="float">
            <text:p>100</text:p>
          </table:table-cell>
          <table:table-cell table:style-name="ce195" table:formula="of:=[.L18]/[.$G$4]" office:value-type="float" office:value="22.3404715977118" calcext:value-type="float">
            <text:p>22,3404715977</text:p>
          </table:table-cell>
          <table:table-cell table:style-name="ce197" table:formula="of:=[.M18]/[.$G$4]" office:value-type="float" office:value="31.2488065326633" calcext:value-type="float">
            <text:p>31,2488065327</text:p>
          </table:table-cell>
          <table:table-cell table:style-name="ce197" table:formula="of:=[.O18]/[.$G$4]" office:value-type="float" office:value="9.2746509434626" calcext:value-type="float">
            <text:p>9,2746509435</text:p>
          </table:table-cell>
          <table:table-cell table:style-name="ce197" table:formula="of:=[.P18]/[.$G$4]" office:value-type="float" office:value="0.974417392208397" calcext:value-type="float">
            <text:p>0,9744173922</text:p>
          </table:table-cell>
          <table:table-cell table:style-name="ce197" table:formula="of:=[.Q18]/[.$G$4]" office:value-type="float" office:value="1.22500069439682" calcext:value-type="float">
            <text:p>1,2250006944</text:p>
          </table:table-cell>
          <table:table-cell table:style-name="ce205" table:formula="of:=[.S18]/[.$G$4]" office:value-type="float" office:value="0.48153400768126" calcext:value-type="float">
            <text:p>0,4815340077</text:p>
          </table:table-cell>
          <table:table-cell table:style-name="Default" table:number-columns-repeated="4"/>
          <table:table-cell table:style-name="ce211" office:value-type="float" office:value="100" calcext:value-type="float">
            <text:p>100</text:p>
          </table:table-cell>
          <table:table-cell table:style-name="ce215" table:formula="of:=[.AA18]/[.$G$4]" office:value-type="float" office:value="19.7908407609419" calcext:value-type="float">
            <text:p>19,7908407609</text:p>
          </table:table-cell>
          <table:table-cell table:style-name="ce215" table:formula="of:=[.AB18]/[.$G$4]" office:value-type="float" office:value="34.7521199748744" calcext:value-type="float">
            <text:p>34,7521199749</text:p>
          </table:table-cell>
          <table:table-cell table:style-name="ce215" table:formula="of:=[.AD18]/[.$G$4]" office:value-type="float" office:value="7.49965611316374" calcext:value-type="float">
            <text:p>7,4996561132</text:p>
          </table:table-cell>
          <table:table-cell table:style-name="ce215" table:formula="of:=[.AE18]/[.$G$4]" office:value-type="float" office:value="0.886230186733221" calcext:value-type="float">
            <text:p>0,8862301867</text:p>
          </table:table-cell>
          <table:table-cell table:style-name="ce215" table:formula="of:=[.AF18]/[.$G$4]" office:value-type="float" office:value="1.33527861002764" calcext:value-type="float">
            <text:p>1,33527861</text:p>
          </table:table-cell>
          <table:table-cell table:style-name="ce215" table:formula="of:=[.AH18]/[.$G$4]" office:value-type="float" office:value="0.433012702715422" calcext:value-type="float">
            <text:p>0,4330127027</text:p>
          </table:table-cell>
          <table:table-cell table:style-name="Default" table:number-columns-repeated="4"/>
          <table:table-cell table:style-name="ce221" office:value-type="float" office:value="100" calcext:value-type="float">
            <text:p>100</text:p>
          </table:table-cell>
          <table:table-cell table:style-name="ce225" table:formula="of:=[.AP18]/[.$G$4]" office:value-type="float" office:value="18.1861779965412" calcext:value-type="float">
            <text:p>18,1861779965</text:p>
          </table:table-cell>
          <table:table-cell table:style-name="ce225" table:formula="of:=[.AQ18]/[.$G$4]" office:value-type="float" office:value="37.2250471105528" calcext:value-type="float">
            <text:p>37,2250471106</text:p>
          </table:table-cell>
          <table:table-cell table:style-name="ce225" table:formula="of:=[.AS18]/[.$G$4]" office:value-type="float" office:value="6.89966150933366" calcext:value-type="float">
            <text:p>6,8996615093</text:p>
          </table:table-cell>
          <table:table-cell table:style-name="ce225" table:formula="of:=[.AT18]/[.$G$4]" office:value-type="float" office:value="0.830358479266988" calcext:value-type="float">
            <text:p>0,8303584793</text:p>
          </table:table-cell>
          <table:table-cell table:style-name="ce225" table:formula="of:=[.AU18]/[.$G$4]" office:value-type="float" office:value="1.41284134272226" calcext:value-type="float">
            <text:p>1,4128413427</text:p>
          </table:table-cell>
          <table:table-cell table:style-name="ce225" table:formula="of:=[.AW18]/[.$G$4]" office:value-type="float" office:value="0.415331194177076" calcext:value-type="float">
            <text:p>0,4153311942</text:p>
          </table:table-cell>
          <table:table-cell table:style-name="Default" table:number-columns-repeated="4"/>
          <table:table-cell table:style-name="ce232" office:value-type="float" office:value="100" calcext:value-type="float">
            <text:p>100</text:p>
          </table:table-cell>
          <table:table-cell table:style-name="ce235" table:formula="of:=[.BE18]/[.$AY$5]" office:value-type="float" office:value="3.33333333333333" calcext:value-type="float">
            <text:p>3,3333333333</text:p>
          </table:table-cell>
          <table:table-cell table:style-name="ce235" table:formula="of:=[.BF18]/[.$AY$5]" office:value-type="float" office:value="3.80520122484689" calcext:value-type="float">
            <text:p>3,8052012248</text:p>
          </table:table-cell>
          <table:table-cell table:style-name="ce235" table:formula="of:=[.BH18]/[.$AY$5]" office:value-type="float" office:value="1.13331906382874" calcext:value-type="float">
            <text:p>1,1333190638</text:p>
          </table:table-cell>
          <table:table-cell table:style-name="ce235" table:formula="of:=[.BI18]/[.$AY$5]" office:value-type="float" office:value="0.304771319120402" calcext:value-type="float">
            <text:p>0,3047713191</text:p>
          </table:table-cell>
          <table:table-cell table:style-name="ce235" table:formula="of:=[.BJ18]/[.$AY$5]" office:value-type="float" office:value="0.373809052135185" calcext:value-type="float">
            <text:p>0,3738090521</text:p>
          </table:table-cell>
          <table:table-cell table:style-name="ce235" table:formula="of:=[.BL18]/[.$AY$5]" office:value-type="float" office:value="0.112216721557521" calcext:value-type="float">
            <text:p>0,112216721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10" calcext:value-type="float">
            <text:p>110</text:p>
          </table:table-cell>
          <table:table-cell table:style-name="ce195" table:formula="of:=[.L19]/[.$G$4]" office:value-type="float" office:value="23.6776905680458" calcext:value-type="float">
            <text:p>23,677690568</text:p>
          </table:table-cell>
          <table:table-cell table:style-name="ce197" table:formula="of:=[.M19]/[.$G$4]" office:value-type="float" office:value="31.8483040201005" calcext:value-type="float">
            <text:p>31,8483040201</text:p>
          </table:table-cell>
          <table:table-cell table:style-name="ce197" table:formula="of:=[.O19]/[.$G$4]" office:value-type="float" office:value="9.34962295285615" calcext:value-type="float">
            <text:p>9,3496229529</text:p>
          </table:table-cell>
          <table:table-cell table:style-name="ce197" table:formula="of:=[.P19]/[.$G$4]" office:value-type="float" office:value="1.020435113056" calcext:value-type="float">
            <text:p>1,0204351131</text:p>
          </table:table-cell>
          <table:table-cell table:style-name="ce197" table:formula="of:=[.Q19]/[.$G$4]" office:value-type="float" office:value="1.24390931403456" calcext:value-type="float">
            <text:p>1,243909314</text:p>
          </table:table-cell>
          <table:table-cell table:style-name="ce205" table:formula="of:=[.S19]/[.$G$4]" office:value-type="float" office:value="0.483476990775397" calcext:value-type="float">
            <text:p>0,4834769908</text:p>
          </table:table-cell>
          <table:table-cell table:style-name="Default" table:number-columns-repeated="4"/>
          <table:table-cell table:style-name="ce211" office:value-type="float" office:value="110" calcext:value-type="float">
            <text:p>110</text:p>
          </table:table-cell>
          <table:table-cell table:style-name="ce215" table:formula="of:=[.AA19]/[.$G$4]" office:value-type="float" office:value="20.414876280431" calcext:value-type="float">
            <text:p>20,4148762804</text:p>
          </table:table-cell>
          <table:table-cell table:style-name="ce215" table:formula="of:=[.AB19]/[.$G$4]" office:value-type="float" office:value="33.4781878140704" calcext:value-type="float">
            <text:p>33,4781878141</text:p>
          </table:table-cell>
          <table:table-cell table:style-name="ce215" table:formula="of:=[.AD19]/[.$G$4]" office:value-type="float" office:value="6.42465827346884" calcext:value-type="float">
            <text:p>6,4246582735</text:p>
          </table:table-cell>
          <table:table-cell table:style-name="ce215" table:formula="of:=[.AE19]/[.$G$4]" office:value-type="float" office:value="0.907875363748621" calcext:value-type="float">
            <text:p>0,9078753637</text:p>
          </table:table-cell>
          <table:table-cell table:style-name="ce215" table:formula="of:=[.AF19]/[.$G$4]" office:value-type="float" office:value="1.295236356166" calcext:value-type="float">
            <text:p>1,2952363562</text:p>
          </table:table-cell>
          <table:table-cell table:style-name="ce215" table:formula="of:=[.AH19]/[.$G$4]" office:value-type="float" office:value="0.400780489351547" calcext:value-type="float">
            <text:p>0,4007804894</text:p>
          </table:table-cell>
          <table:table-cell table:style-name="Default" table:number-columns-repeated="4"/>
          <table:table-cell table:style-name="ce221" office:value-type="float" office:value="110" calcext:value-type="float">
            <text:p>110</text:p>
          </table:table-cell>
          <table:table-cell table:style-name="ce225" table:formula="of:=[.AP19]/[.$G$4]" office:value-type="float" office:value="17.8830750299322" calcext:value-type="float">
            <text:p>17,8830750299</text:p>
          </table:table-cell>
          <table:table-cell table:style-name="ce225" table:formula="of:=[.AQ19]/[.$G$4]" office:value-type="float" office:value="38.8361966080402" calcext:value-type="float">
            <text:p>38,836196608</text:p>
          </table:table-cell>
          <table:table-cell table:style-name="ce225" table:formula="of:=[.AS19]/[.$G$4]" office:value-type="float" office:value="4.22465274469109" calcext:value-type="float">
            <text:p>4,2246527447</text:p>
          </table:table-cell>
          <table:table-cell table:style-name="ce225" table:formula="of:=[.AT19]/[.$G$4]" office:value-type="float" office:value="0.819766849506897" calcext:value-type="float">
            <text:p>0,8197668495</text:p>
          </table:table-cell>
          <table:table-cell table:style-name="ce225" table:formula="of:=[.AU19]/[.$G$4]" office:value-type="float" office:value="1.46327007169848" calcext:value-type="float">
            <text:p>1,4632700717</text:p>
          </table:table-cell>
          <table:table-cell table:style-name="ce225" table:formula="of:=[.AW19]/[.$G$4]" office:value-type="float" office:value="0.325000001505445" calcext:value-type="float">
            <text:p>0,3250000015</text:p>
          </table:table-cell>
          <table:table-cell table:style-name="Default" table:number-columns-repeated="4"/>
          <table:table-cell table:style-name="ce232" office:value-type="float" office:value="110" calcext:value-type="float">
            <text:p>110</text:p>
          </table:table-cell>
          <table:table-cell table:style-name="ce235" table:formula="of:=[.BE19]/[.$AY$5]" office:value-type="float" office:value="3.29535864978903" calcext:value-type="float">
            <text:p>3,2953586498</text:p>
          </table:table-cell>
          <table:table-cell table:style-name="ce235" table:formula="of:=[.BF19]/[.$AY$5]" office:value-type="float" office:value="3.67181539807524" calcext:value-type="float">
            <text:p>3,6718153981</text:p>
          </table:table-cell>
          <table:table-cell table:style-name="ce235" table:formula="of:=[.BH19]/[.$AY$5]" office:value-type="float" office:value="0.922208609780011" calcext:value-type="float">
            <text:p>0,9222086098</text:p>
          </table:table-cell>
          <table:table-cell table:style-name="ce235" table:formula="of:=[.BI19]/[.$AY$5]" office:value-type="float" office:value="0.302224981254846" calcext:value-type="float">
            <text:p>0,3022249813</text:p>
          </table:table-cell>
          <table:table-cell table:style-name="ce235" table:formula="of:=[.BJ19]/[.$AY$5]" office:value-type="float" office:value="0.36402876367457" calcext:value-type="float">
            <text:p>0,3640287637</text:p>
          </table:table-cell>
          <table:table-cell table:style-name="ce235" table:formula="of:=[.BL19]/[.$AY$5]" office:value-type="float" office:value="0.101227039788435" calcext:value-type="float">
            <text:p>0,10122703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20" calcext:value-type="float">
            <text:p>120</text:p>
          </table:table-cell>
          <table:table-cell table:style-name="ce195" table:formula="of:=[.L20]/[.$G$4]" office:value-type="float" office:value="22.661404150592" calcext:value-type="float">
            <text:p>22,6614041506</text:p>
          </table:table-cell>
          <table:table-cell table:style-name="ce197" table:formula="of:=[.M20]/[.$G$4]" office:value-type="float" office:value="29.6563913316583" calcext:value-type="float">
            <text:p>29,6563913317</text:p>
          </table:table-cell>
          <table:table-cell table:style-name="ce197" table:formula="of:=[.O20]/[.$G$4]" office:value-type="float" office:value="8.29966397226519" calcext:value-type="float">
            <text:p>8,2996639723</text:p>
          </table:table-cell>
          <table:table-cell table:style-name="ce197" table:formula="of:=[.P20]/[.$G$4]" office:value-type="float" office:value="0.985474871371747" calcext:value-type="float">
            <text:p>0,9854748714</text:p>
          </table:table-cell>
          <table:table-cell table:style-name="ce197" table:formula="of:=[.Q20]/[.$G$4]" office:value-type="float" office:value="1.17468912761068" calcext:value-type="float">
            <text:p>1,1746891276</text:p>
          </table:table-cell>
          <table:table-cell table:style-name="ce205" table:formula="of:=[.S20]/[.$G$4]" office:value-type="float" office:value="0.455521679484701" calcext:value-type="float">
            <text:p>0,4555216795</text:p>
          </table:table-cell>
          <table:table-cell table:style-name="Default" table:number-columns-repeated="4"/>
          <table:table-cell table:style-name="ce211" office:value-type="float" office:value="120" calcext:value-type="float">
            <text:p>120</text:p>
          </table:table-cell>
          <table:table-cell table:style-name="ce215" table:formula="of:=[.AA20]/[.$G$4]" office:value-type="float" office:value="21.1280597312758" calcext:value-type="float">
            <text:p>21,1280597313</text:p>
          </table:table-cell>
          <table:table-cell table:style-name="ce215" table:formula="of:=[.AB20]/[.$G$4]" office:value-type="float" office:value="34.6209798994975" calcext:value-type="float">
            <text:p>34,6209798995</text:p>
          </table:table-cell>
          <table:table-cell table:style-name="ce215" table:formula="of:=[.AD20]/[.$G$4]" office:value-type="float" office:value="4.44963426293436" calcext:value-type="float">
            <text:p>4,4496342629</text:p>
          </table:table-cell>
          <table:table-cell table:style-name="ce215" table:formula="of:=[.AE20]/[.$G$4]" office:value-type="float" office:value="0.932562204557472" calcext:value-type="float">
            <text:p>0,9325622046</text:p>
          </table:table-cell>
          <table:table-cell table:style-name="ce215" table:formula="of:=[.AF20]/[.$G$4]" office:value-type="float" office:value="1.33115946913255" calcext:value-type="float">
            <text:p>1,3311594691</text:p>
          </table:table-cell>
          <table:table-cell table:style-name="ce215" table:formula="of:=[.AH20]/[.$G$4]" office:value-type="float" office:value="0.333541602695574" calcext:value-type="float">
            <text:p>0,3335416027</text:p>
          </table:table-cell>
          <table:table-cell table:style-name="Default" table:number-columns-repeated="4"/>
          <table:table-cell table:style-name="ce221" office:value-type="float" office:value="120" calcext:value-type="float">
            <text:p>120</text:p>
          </table:table-cell>
          <table:table-cell table:style-name="ce225" table:formula="of:=[.AP20]/[.$G$4]" office:value-type="float" office:value="19.2916123453505" calcext:value-type="float">
            <text:p>19,2916123454</text:p>
          </table:table-cell>
          <table:table-cell table:style-name="ce225" table:formula="of:=[.AQ20]/[.$G$4]" office:value-type="float" office:value="36.1197236180905" calcext:value-type="float">
            <text:p>36,1197236181</text:p>
          </table:table-cell>
          <table:table-cell table:style-name="ce225" table:formula="of:=[.AS20]/[.$G$4]" office:value-type="float" office:value="1.24965159614697" calcext:value-type="float">
            <text:p>1,2496515961</text:p>
          </table:table-cell>
          <table:table-cell table:style-name="ce225" table:formula="of:=[.AT20]/[.$G$4]" office:value-type="float" office:value="0.868882171834582" calcext:value-type="float">
            <text:p>0,8688821718</text:p>
          </table:table-cell>
          <table:table-cell table:style-name="ce225" table:formula="of:=[.AU20]/[.$G$4]" office:value-type="float" office:value="1.37819865774783" calcext:value-type="float">
            <text:p>1,3781986577</text:p>
          </table:table-cell>
          <table:table-cell table:style-name="ce225" table:formula="of:=[.AW20]/[.$G$4]" office:value-type="float" office:value="0.17677669754875" calcext:value-type="float">
            <text:p>0,1767766975</text:p>
          </table:table-cell>
          <table:table-cell table:style-name="Default" table:number-columns-repeated="4"/>
          <table:table-cell table:style-name="ce232" office:value-type="float" office:value="120" calcext:value-type="float">
            <text:p>120</text:p>
          </table:table-cell>
          <table:table-cell table:style-name="ce235" table:formula="of:=[.BE20]/[.$AY$5]" office:value-type="float" office:value="3.30379746835443" calcext:value-type="float">
            <text:p>3,3037974684</text:p>
          </table:table-cell>
          <table:table-cell table:style-name="ce235" table:formula="of:=[.BF20]/[.$AY$5]" office:value-type="float" office:value="3.79779090113736" calcext:value-type="float">
            <text:p>3,7977909011</text:p>
          </table:table-cell>
          <table:table-cell table:style-name="ce235" table:formula="of:=[.BH20]/[.$AY$5]" office:value-type="float" office:value="0.844430328920984" calcext:value-type="float">
            <text:p>0,8444303289</text:p>
          </table:table-cell>
          <table:table-cell table:style-name="ce235" table:formula="of:=[.BI20]/[.$AY$5]" office:value-type="float" office:value="0.302791081528081" calcext:value-type="float">
            <text:p>0,3027910815</text:p>
          </table:table-cell>
          <table:table-cell table:style-name="ce235" table:formula="of:=[.BJ20]/[.$AY$5]" office:value-type="float" office:value="0.373266507089485" calcext:value-type="float">
            <text:p>0,3732665071</text:p>
          </table:table-cell>
          <table:table-cell table:style-name="ce235" table:formula="of:=[.BL20]/[.$AY$5]" office:value-type="float" office:value="0.0968644209906341" calcext:value-type="float">
            <text:p>0,09686442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30" calcext:value-type="float">
            <text:p>130</text:p>
          </table:table-cell>
          <table:table-cell table:style-name="ce195" table:formula="of:=[.L21]/[.$G$4]" office:value-type="float" office:value="23.4459059465212" calcext:value-type="float">
            <text:p>23,4459059465</text:p>
          </table:table-cell>
          <table:table-cell table:style-name="ce197" table:formula="of:=[.M21]/[.$G$4]" office:value-type="float" office:value="29.506516959799" calcext:value-type="float">
            <text:p>29,5065169598</text:p>
          </table:table-cell>
          <table:table-cell table:style-name="ce197" table:formula="of:=[.O21]/[.$G$4]" office:value-type="float" office:value="6.87465409648928" calcext:value-type="float">
            <text:p>6,8746540965</text:p>
          </table:table-cell>
          <table:table-cell table:style-name="ce197" table:formula="of:=[.P21]/[.$G$4]" office:value-type="float" office:value="1.01246882121608" calcext:value-type="float">
            <text:p>1,0124688212</text:p>
          </table:table-cell>
          <table:table-cell table:style-name="ce197" table:formula="of:=[.Q21]/[.$G$4]" office:value-type="float" office:value="1.16994711685874" calcext:value-type="float">
            <text:p>1,1699471169</text:p>
          </table:table-cell>
          <table:table-cell table:style-name="ce205" table:formula="of:=[.S21]/[.$G$4]" office:value-type="float" office:value="0.414578099380604" calcext:value-type="float">
            <text:p>0,4145780994</text:p>
          </table:table-cell>
          <table:table-cell table:style-name="Default" table:number-columns-repeated="4"/>
          <table:table-cell table:style-name="ce211" office:value-type="float" office:value="130" calcext:value-type="float">
            <text:p>130</text:p>
          </table:table-cell>
          <table:table-cell table:style-name="ce215" table:formula="of:=[.AA21]/[.$G$4]" office:value-type="float" office:value="20.2009212451776" calcext:value-type="float">
            <text:p>20,2009212452</text:p>
          </table:table-cell>
          <table:table-cell table:style-name="ce215" table:formula="of:=[.AB21]/[.$G$4]" office:value-type="float" office:value="32.8974246231156" calcext:value-type="float">
            <text:p>32,8974246231</text:p>
          </table:table-cell>
          <table:table-cell table:style-name="ce215" table:formula="of:=[.AD21]/[.$G$4]" office:value-type="float" office:value="2.49966772085801" calcext:value-type="float">
            <text:p>2,4996677209</text:p>
          </table:table-cell>
          <table:table-cell table:style-name="ce215" table:formula="of:=[.AE21]/[.$G$4]" office:value-type="float" office:value="0.900458972397813" calcext:value-type="float">
            <text:p>0,9004589724</text:p>
          </table:table-cell>
          <table:table-cell table:style-name="ce215" table:formula="of:=[.AF21]/[.$G$4]" office:value-type="float" office:value="1.27696040243512" calcext:value-type="float">
            <text:p>1,2769604024</text:p>
          </table:table-cell>
          <table:table-cell table:style-name="ce215" table:formula="of:=[.AH21]/[.$G$4]" office:value-type="float" office:value="0.250000001215077" calcext:value-type="float">
            <text:p>0,2500000012</text:p>
          </table:table-cell>
          <table:table-cell table:style-name="Default" table:number-columns-repeated="4"/>
          <table:table-cell table:style-name="ce221" office:value-type="float" office:value="130" calcext:value-type="float">
            <text:p>130</text:p>
          </table:table-cell>
          <table:table-cell table:style-name="ce225" table:formula="of:=[.AP21]/[.$G$4]" office:value-type="float" office:value="20.1296029000931" calcext:value-type="float">
            <text:p>20,1296029001</text:p>
          </table:table-cell>
          <table:table-cell table:style-name="ce225" table:formula="of:=[.AQ21]/[.$G$4]" office:value-type="float" office:value="34.5273084170854" calcext:value-type="float">
            <text:p>34,5273084171</text:p>
          </table:table-cell>
          <table:table-cell table:style-name="ce225" table:formula="of:=[.AS21]/[.$G$4]" office:value-type="float" office:value="0.0996524894961775" calcext:value-type="float">
            <text:p>0,0996524895</text:p>
          </table:table-cell>
          <table:table-cell table:style-name="ce225" table:formula="of:=[.AT21]/[.$G$4]" office:value-type="float" office:value="0.89798574067556" calcext:value-type="float">
            <text:p>0,8979857407</text:p>
          </table:table-cell>
          <table:table-cell table:style-name="ce225" table:formula="of:=[.AU21]/[.$G$4]" office:value-type="float" office:value="1.32821683430912" calcext:value-type="float">
            <text:p>1,3282168343</text:p>
          </table:table-cell>
          <table:table-cell table:style-name="ce225" table:formula="of:=[.AW21]/[.$G$4]" office:value-type="float" office:value="0.0500000070448898" calcext:value-type="float">
            <text:p>0,050000007</text:p>
          </table:table-cell>
          <table:table-cell table:style-name="Default" table:number-columns-repeated="4"/>
          <table:table-cell table:style-name="ce232" office:value-type="float" office:value="130" calcext:value-type="float">
            <text:p>130</text:p>
          </table:table-cell>
          <table:table-cell table:style-name="ce235" table:formula="of:=[.BE21]/[.$AY$5]" office:value-type="float" office:value="3.38818565400844" calcext:value-type="float">
            <text:p>3,388185654</text:p>
          </table:table-cell>
          <table:table-cell table:style-name="ce235" table:formula="of:=[.BF21]/[.$AY$5]" office:value-type="float" office:value="3.79779090113736" calcext:value-type="float">
            <text:p>3,7977909011</text:p>
          </table:table-cell>
          <table:table-cell table:style-name="ce235" table:formula="of:=[.BH21]/[.$AY$5]" office:value-type="float" office:value="0.477763301704549" calcext:value-type="float">
            <text:p>0,4777633017</text:p>
          </table:table-cell>
          <table:table-cell table:style-name="ce235" table:formula="of:=[.BI21]/[.$AY$5]" office:value-type="float" office:value="0.308444401064828" calcext:value-type="float">
            <text:p>0,3084444011</text:p>
          </table:table-cell>
          <table:table-cell table:style-name="ce235" table:formula="of:=[.BJ21]/[.$AY$5]" office:value-type="float" office:value="0.373266507089485" calcext:value-type="float">
            <text:p>0,3732665071</text:p>
          </table:table-cell>
          <table:table-cell table:style-name="ce235" table:formula="of:=[.BL21]/[.$AY$5]" office:value-type="float" office:value="0.0728604280791453" calcext:value-type="float">
            <text:p>0,072860428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40" calcext:value-type="float">
            <text:p>140</text:p>
          </table:table-cell>
          <table:table-cell table:style-name="ce195" table:formula="of:=[.L22]/[.$G$4]" office:value-type="float" office:value="22.9466775309299" calcext:value-type="float">
            <text:p>22,9466775309</text:p>
          </table:table-cell>
          <table:table-cell table:style-name="ce197" table:formula="of:=[.M22]/[.$G$4]" office:value-type="float" office:value="29.1692996231156" calcext:value-type="float">
            <text:p>29,1692996231</text:p>
          </table:table-cell>
          <table:table-cell table:style-name="ce197" table:formula="of:=[.O22]/[.$G$4]" office:value-type="float" office:value="6.07466533074387" calcext:value-type="float">
            <text:p>6,0746653307</text:p>
          </table:table-cell>
          <table:table-cell table:style-name="ce197" table:formula="of:=[.P22]/[.$G$4]" office:value-type="float" office:value="0.995296551747921" calcext:value-type="float">
            <text:p>0,9952965517</text:p>
          </table:table-cell>
          <table:table-cell table:style-name="ce197" table:formula="of:=[.Q22]/[.$G$4]" office:value-type="float" office:value="1.1592730696362" calcext:value-type="float">
            <text:p>1,1592730696</text:p>
          </table:table-cell>
          <table:table-cell table:style-name="ce205" table:formula="of:=[.S22]/[.$G$4]" office:value-type="float" office:value="0.389711432296739" calcext:value-type="float">
            <text:p>0,3897114323</text:p>
          </table:table-cell>
          <table:table-cell table:style-name="Default" table:number-columns-repeated="4"/>
          <table:table-cell table:style-name="ce211" office:value-type="float" office:value="140" calcext:value-type="float">
            <text:p>140</text:p>
          </table:table-cell>
          <table:table-cell table:style-name="ce215" table:formula="of:=[.AA22]/[.$G$4]" office:value-type="float" office:value="22.4296195290674" calcext:value-type="float">
            <text:p>22,4296195291</text:p>
          </table:table-cell>
          <table:table-cell table:style-name="ce215" table:formula="of:=[.AB22]/[.$G$4]" office:value-type="float" office:value="32.279192839196" calcext:value-type="float">
            <text:p>32,2791928392</text:p>
          </table:table-cell>
          <table:table-cell table:style-name="ce215" table:formula="of:=[.AD22]/[.$G$4]" office:value-type="float" office:value="0.949637994992956" calcext:value-type="float">
            <text:p>0,949637995</text:p>
          </table:table-cell>
          <table:table-cell table:style-name="ce215" table:formula="of:=[.AE22]/[.$G$4]" office:value-type="float" office:value="0.97748978895003" calcext:value-type="float">
            <text:p>0,977489789</text:p>
          </table:table-cell>
          <table:table-cell table:style-name="ce215" table:formula="of:=[.AF22]/[.$G$4]" office:value-type="float" office:value="1.2574897191655" calcext:value-type="float">
            <text:p>1,2574897192</text:p>
          </table:table-cell>
          <table:table-cell table:style-name="ce215" table:formula="of:=[.AH22]/[.$G$4]" office:value-type="float" office:value="0.154110352055866" calcext:value-type="float">
            <text:p>0,1541103521</text:p>
          </table:table-cell>
          <table:table-cell table:style-name="Default" table:number-columns-repeated="4"/>
          <table:table-cell table:style-name="ce221" office:value-type="float" office:value="140" calcext:value-type="float">
            <text:p>140</text:p>
          </table:table-cell>
          <table:table-cell table:style-name="ce225" table:formula="of:=[.AP22]/[.$G$4]" office:value-type="float" office:value="19.666033657044" calcext:value-type="float">
            <text:p>19,666033657</text:p>
          </table:table-cell>
          <table:table-cell table:style-name="ce225" table:formula="of:=[.AQ22]/[.$G$4]" office:value-type="float" office:value="32.4290672110553" calcext:value-type="float">
            <text:p>32,4290672111</text:p>
          </table:table-cell>
          <table:table-cell table:style-name="ce225" table:formula="of:=[.AS22]/[.$G$4]" office:value-type="float" office:value="0.0496811244363804" calcext:value-type="float">
            <text:p>0,0496811244</text:p>
          </table:table-cell>
          <table:table-cell table:style-name="ce225" table:formula="of:=[.AT22]/[.$G$4]" office:value-type="float" office:value="0.881895917425272" calcext:value-type="float">
            <text:p>0,8818959174</text:p>
          </table:table-cell>
          <table:table-cell table:style-name="ce225" table:formula="of:=[.AU22]/[.$G$4]" office:value-type="float" office:value="1.26221140421473" calcext:value-type="float">
            <text:p>1,2622114042</text:p>
          </table:table-cell>
          <table:table-cell table:style-name="ce225" table:formula="of:=[.AW22]/[.$G$4]" office:value-type="float" office:value="0.035355347161435" calcext:value-type="float">
            <text:p>0,0353553472</text:p>
          </table:table-cell>
          <table:table-cell table:style-name="Default" table:number-columns-repeated="4"/>
          <table:table-cell table:style-name="ce232" office:value-type="float" office:value="140" calcext:value-type="float">
            <text:p>140</text:p>
          </table:table-cell>
          <table:table-cell table:style-name="ce235" table:formula="of:=[.BE22]/[.$AY$5]" office:value-type="float" office:value="3.37974683544304" calcext:value-type="float">
            <text:p>3,3797468354</text:p>
          </table:table-cell>
          <table:table-cell table:style-name="ce235" table:formula="of:=[.BF22]/[.$AY$5]" office:value-type="float" office:value="3.59400699912511" calcext:value-type="float">
            <text:p>3,5940069991</text:p>
          </table:table-cell>
          <table:table-cell table:style-name="ce235" table:formula="of:=[.BH22]/[.$AY$5]" office:value-type="float" office:value="0.322208557034218" calcext:value-type="float">
            <text:p>0,322208557</text:p>
          </table:table-cell>
          <table:table-cell table:style-name="ce235" table:formula="of:=[.BI22]/[.$AY$5]" office:value-type="float" office:value="0.307879686191941" calcext:value-type="float">
            <text:p>0,3078796862</text:p>
          </table:table-cell>
          <table:table-cell table:style-name="ce235" table:formula="of:=[.BJ22]/[.$AY$5]" office:value-type="float" office:value="0.35830884640735" calcext:value-type="float">
            <text:p>0,3583088464</text:p>
          </table:table-cell>
          <table:table-cell table:style-name="ce235" table:formula="of:=[.BL22]/[.$AY$5]" office:value-type="float" office:value="0.0598351645567648" calcext:value-type="float">
            <text:p>0,059835164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50" calcext:value-type="float">
            <text:p>150</text:p>
          </table:table-cell>
          <table:table-cell table:style-name="ce195" table:formula="of:=[.L23]/[.$G$4]" office:value-type="float" office:value="23.5172242916057" calcext:value-type="float">
            <text:p>23,5172242916</text:p>
          </table:table-cell>
          <table:table-cell table:style-name="ce197" table:formula="of:=[.M23]/[.$G$4]" office:value-type="float" office:value="29.8999371859297" calcext:value-type="float">
            <text:p>29,8999371859</text:p>
          </table:table-cell>
          <table:table-cell table:style-name="ce197" table:formula="of:=[.O23]/[.$G$4]" office:value-type="float" office:value="5.22464841823545" calcext:value-type="float">
            <text:p>5,2246484182</text:p>
          </table:table-cell>
          <table:table-cell table:style-name="ce197" table:formula="of:=[.P23]/[.$G$4]" office:value-type="float" office:value="1.01492042162484" calcext:value-type="float">
            <text:p>1,0149204216</text:p>
          </table:table-cell>
          <table:table-cell table:style-name="ce197" table:formula="of:=[.Q23]/[.$G$4]" office:value-type="float" office:value="1.18239230823493" calcext:value-type="float">
            <text:p>1,1823923082</text:p>
          </table:table-cell>
          <table:table-cell table:style-name="ce205" table:formula="of:=[.S23]/[.$G$4]" office:value-type="float" office:value="0.361420808069718" calcext:value-type="float">
            <text:p>0,3614208081</text:p>
          </table:table-cell>
          <table:table-cell table:style-name="Default" table:number-columns-repeated="4"/>
          <table:table-cell table:style-name="ce211" office:value-type="float" office:value="150" calcext:value-type="float">
            <text:p>150</text:p>
          </table:table-cell>
          <table:table-cell table:style-name="ce215" table:formula="of:=[.AA23]/[.$G$4]" office:value-type="float" office:value="21.9303911134761" calcext:value-type="float">
            <text:p>21,9303911135</text:p>
          </table:table-cell>
          <table:table-cell table:style-name="ce215" table:formula="of:=[.AB23]/[.$G$4]" office:value-type="float" office:value="30.2746231155779" calcext:value-type="float">
            <text:p>30,2746231156</text:p>
          </table:table-cell>
          <table:table-cell table:style-name="ce215" table:formula="of:=[.AD23]/[.$G$4]" office:value-type="float" office:value="0.499668032837131" calcext:value-type="float">
            <text:p>0,4996680328</text:p>
          </table:table-cell>
          <table:table-cell table:style-name="ce215" table:formula="of:=[.AE23]/[.$G$4]" office:value-type="float" office:value="0.960275473019977" calcext:value-type="float">
            <text:p>0,960275473</text:p>
          </table:table-cell>
          <table:table-cell table:style-name="ce215" table:formula="of:=[.AF23]/[.$G$4]" office:value-type="float" office:value="1.19423722864449" calcext:value-type="float">
            <text:p>1,1942372286</text:p>
          </table:table-cell>
          <table:table-cell table:style-name="ce215" table:formula="of:=[.AH23]/[.$G$4]" office:value-type="float" office:value="0.111803401103355" calcext:value-type="float">
            <text:p>0,1118034011</text:p>
          </table:table-cell>
          <table:table-cell table:style-name="Default" table:number-columns-repeated="4"/>
          <table:table-cell table:style-name="ce221" office:value-type="float" office:value="150" calcext:value-type="float">
            <text:p>150</text:p>
          </table:table-cell>
          <table:table-cell table:style-name="ce225" table:formula="of:=[.AP23]/[.$G$4]" office:value-type="float" office:value="21.5559698017826" calcext:value-type="float">
            <text:p>21,5559698018</text:p>
          </table:table-cell>
          <table:table-cell table:style-name="ce225" table:formula="of:=[.AQ23]/[.$G$4]" office:value-type="float" office:value="33.5905935929648" calcext:value-type="float">
            <text:p>33,590593593</text:p>
          </table:table-cell>
          <table:table-cell table:style-name="ce225" table:formula="of:=[.AS23]/[.$G$4]" office:value-type="float" office:value="-0.000362038910556951" calcext:value-type="float">
            <text:p>-0,0003620389</text:p>
          </table:table-cell>
          <table:table-cell table:style-name="ce225" table:formula="of:=[.AT23]/[.$G$4]" office:value-type="float" office:value="0.947350118808819" calcext:value-type="float">
            <text:p>0,9473501188</text:p>
          </table:table-cell>
          <table:table-cell table:style-name="ce225" table:formula="of:=[.AU23]/[.$G$4]" office:value-type="float" office:value="1.29877204623454" calcext:value-type="float">
            <text:p>1,2987720462</text:p>
          </table:table-cell>
          <table:table-cell table:style-name="ce225" table:formula="of:=[.AW23]/[.$G$4]" office:value-type="float" office:value="0.000025918458211981" calcext:value-type="float">
            <text:p>2,5918458211981E-005</text:p>
          </table:table-cell>
          <table:table-cell table:style-name="Default" table:number-columns-repeated="4"/>
          <table:table-cell table:style-name="ce232" office:value-type="float" office:value="150" calcext:value-type="float">
            <text:p>150</text:p>
          </table:table-cell>
          <table:table-cell table:style-name="ce235" table:formula="of:=[.BE23]/[.$AY$5]" office:value-type="float" office:value="3.48945147679325" calcext:value-type="float">
            <text:p>3,4894514768</text:p>
          </table:table-cell>
          <table:table-cell table:style-name="ce235" table:formula="of:=[.BF23]/[.$AY$5]" office:value-type="float" office:value="3.51990376202975" calcext:value-type="float">
            <text:p>3,519903762</text:p>
          </table:table-cell>
          <table:table-cell table:style-name="ce235" table:formula="of:=[.BH23]/[.$AY$5]" office:value-type="float" office:value="0.0555417377055024" calcext:value-type="float">
            <text:p>0,0555417377</text:p>
          </table:table-cell>
          <table:table-cell table:style-name="ce235" table:formula="of:=[.BI23]/[.$AY$5]" office:value-type="float" office:value="0.315210704971191" calcext:value-type="float">
            <text:p>0,315210705</text:p>
          </table:table-cell>
          <table:table-cell table:style-name="ce235" table:formula="of:=[.BJ23]/[.$AY$5]" office:value-type="float" office:value="0.352850602074353" calcext:value-type="float">
            <text:p>0,3528506021</text:p>
          </table:table-cell>
          <table:table-cell table:style-name="ce235" table:formula="of:=[.BL23]/[.$AY$5]" office:value-type="float" office:value="0.0248451998278997" calcext:value-type="float">
            <text:p>0,024845199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60" calcext:value-type="float">
            <text:p>160</text:p>
          </table:table-cell>
          <table:table-cell table:style-name="ce195" table:formula="of:=[.L24]/[.$G$4]" office:value-type="float" office:value="23.8559864307569" calcext:value-type="float">
            <text:p>23,8559864308</text:p>
          </table:table-cell>
          <table:table-cell table:style-name="ce197" table:formula="of:=[.M24]/[.$G$4]" office:value-type="float" office:value="28.5135992462312" calcext:value-type="float">
            <text:p>28,5135992462</text:p>
          </table:table-cell>
          <table:table-cell table:style-name="ce197" table:formula="of:=[.O24]/[.$G$4]" office:value-type="float" office:value="4.84965988998165" calcext:value-type="float">
            <text:p>4,84965989</text:p>
          </table:table-cell>
          <table:table-cell table:style-name="ce197" table:formula="of:=[.P24]/[.$G$4]" office:value-type="float" office:value="1.0265602904879" calcext:value-type="float">
            <text:p>1,0265602905</text:p>
          </table:table-cell>
          <table:table-cell table:style-name="ce197" table:formula="of:=[.Q24]/[.$G$4]" office:value-type="float" office:value="1.1384994802501" calcext:value-type="float">
            <text:p>1,1384994803</text:p>
          </table:table-cell>
          <table:table-cell table:style-name="ce205" table:formula="of:=[.S24]/[.$G$4]" office:value-type="float" office:value="0.348209707572712" calcext:value-type="float">
            <text:p>0,3482097076</text:p>
          </table:table-cell>
          <table:table-cell table:style-name="Default" table:number-columns-repeated="4"/>
          <table:table-cell table:style-name="ce211" office:value-type="float" office:value="160" calcext:value-type="float">
            <text:p>160</text:p>
          </table:table-cell>
          <table:table-cell table:style-name="ce215" table:formula="of:=[.AA24]/[.$G$4]" office:value-type="float" office:value="23.4993947053346" calcext:value-type="float">
            <text:p>23,4993947053</text:p>
          </table:table-cell>
          <table:table-cell table:style-name="ce215" table:formula="of:=[.AB24]/[.$G$4]" office:value-type="float" office:value="29.28170540201" calcext:value-type="float">
            <text:p>29,281705402</text:p>
          </table:table-cell>
          <table:table-cell table:style-name="ce215" table:formula="of:=[.AD24]/[.$G$4]" office:value-type="float" office:value="0.224655948823556" calcext:value-type="float">
            <text:p>0,2246559488</text:p>
          </table:table-cell>
          <table:table-cell table:style-name="ce215" table:formula="of:=[.AE24]/[.$G$4]" office:value-type="float" office:value="1.01430755788174" calcext:value-type="float">
            <text:p>1,0143075579</text:p>
          </table:table-cell>
          <table:table-cell table:style-name="ce215" table:formula="of:=[.AF24]/[.$G$4]" office:value-type="float" office:value="1.16283178832429" calcext:value-type="float">
            <text:p>1,1628317883</text:p>
          </table:table-cell>
          <table:table-cell table:style-name="ce215" table:formula="of:=[.AH24]/[.$G$4]" office:value-type="float" office:value="0.075000003176806" calcext:value-type="float">
            <text:p>0,0750000032</text:p>
          </table:table-cell>
          <table:table-cell table:style-name="Default" table:number-columns-repeated="4"/>
          <table:table-cell table:style-name="ce221" office:value-type="float" office:value="160" calcext:value-type="float">
            <text:p>160</text:p>
          </table:table-cell>
          <table:table-cell table:style-name="ce225" table:formula="of:=[.AP24]/[.$G$4]" office:value-type="float" office:value="20.7358088333112" calcext:value-type="float">
            <text:p>20,7358088333</text:p>
          </table:table-cell>
          <table:table-cell table:style-name="ce225" table:formula="of:=[.AQ24]/[.$G$4]" office:value-type="float" office:value="29.3004396984925" calcext:value-type="float">
            <text:p>29,3004396985</text:p>
          </table:table-cell>
          <table:table-cell table:style-name="ce225" table:formula="of:=[.AS24]/[.$G$4]" office:value-type="float" office:value="0.02469621584184" calcext:value-type="float">
            <text:p>0,0246962158</text:p>
          </table:table-cell>
          <table:table-cell table:style-name="ce225" table:formula="of:=[.AT24]/[.$G$4]" office:value-type="float" office:value="0.918990871216135" calcext:value-type="float">
            <text:p>0,9189908712</text:p>
          </table:table-cell>
          <table:table-cell table:style-name="ce225" table:formula="of:=[.AU24]/[.$G$4]" office:value-type="float" office:value="1.16342483938036" calcext:value-type="float">
            <text:p>1,1634248394</text:p>
          </table:table-cell>
          <table:table-cell table:style-name="ce225" table:formula="of:=[.AW24]/[.$G$4]" office:value-type="float" office:value="0.0250000087202209" calcext:value-type="float">
            <text:p>0,0250000087</text:p>
          </table:table-cell>
          <table:table-cell table:style-name="Default" table:number-columns-repeated="4"/>
          <table:table-cell table:style-name="ce232" office:value-type="float" office:value="160" calcext:value-type="float">
            <text:p>160</text:p>
          </table:table-cell>
          <table:table-cell table:style-name="ce235" table:formula="of:=[.BE24]/[.$AY$5]" office:value-type="float" office:value="3.24050632911392" calcext:value-type="float">
            <text:p>3,2405063291</text:p>
          </table:table-cell>
          <table:table-cell table:style-name="ce235" table:formula="of:=[.BF24]/[.$AY$5]" office:value-type="float" office:value="3.37169728783902" calcext:value-type="float">
            <text:p>3,3716972878</text:p>
          </table:table-cell>
          <table:table-cell table:style-name="ce235" table:formula="of:=[.BH24]/[.$AY$5]" office:value-type="float" office:value="0.0333210415761321" calcext:value-type="float">
            <text:p>0,0333210416</text:p>
          </table:table-cell>
          <table:table-cell table:style-name="ce235" table:formula="of:=[.BI24]/[.$AY$5]" office:value-type="float" office:value="0.298541811458023" calcext:value-type="float">
            <text:p>0,2985418115</text:p>
          </table:table-cell>
          <table:table-cell table:style-name="ce235" table:formula="of:=[.BJ24]/[.$AY$5]" office:value-type="float" office:value="0.341900757879405" calcext:value-type="float">
            <text:p>0,3419007579</text:p>
          </table:table-cell>
          <table:table-cell table:style-name="ce235" table:formula="of:=[.BL24]/[.$AY$5]" office:value-type="float" office:value="0.0192450090570477" calcext:value-type="float">
            <text:p>0,019245009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70" calcext:value-type="float">
            <text:p>170</text:p>
          </table:table-cell>
          <table:table-cell table:style-name="ce195" table:formula="of:=[.L25]/[.$G$4]" office:value-type="float" office:value="23.8024976719436" calcext:value-type="float">
            <text:p>23,8024976719</text:p>
          </table:table-cell>
          <table:table-cell table:style-name="ce197" table:formula="of:=[.M25]/[.$G$4]" office:value-type="float" office:value="28.1201790201005" calcext:value-type="float">
            <text:p>28,1201790201</text:p>
          </table:table-cell>
          <table:table-cell table:style-name="ce197" table:formula="of:=[.O25]/[.$G$4]" office:value-type="float" office:value="4.62466533475217" calcext:value-type="float">
            <text:p>4,6246653348</text:p>
          </table:table-cell>
          <table:table-cell table:style-name="ce197" table:formula="of:=[.P25]/[.$G$4]" office:value-type="float" office:value="1.02472298438399" calcext:value-type="float">
            <text:p>1,0247229844</text:p>
          </table:table-cell>
          <table:table-cell table:style-name="ce197" table:formula="of:=[.Q25]/[.$G$4]" office:value-type="float" office:value="1.12602314243892" calcext:value-type="float">
            <text:p>1,1260231424</text:p>
          </table:table-cell>
          <table:table-cell table:style-name="ce205" table:formula="of:=[.S25]/[.$G$4]" office:value-type="float" office:value="0.340036763351025" calcext:value-type="float">
            <text:p>0,3400367634</text:p>
          </table:table-cell>
          <table:table-cell table:style-name="Default" table:number-columns-repeated="4"/>
          <table:table-cell table:style-name="ce211" office:value-type="float" office:value="170" calcext:value-type="float">
            <text:p>170</text:p>
          </table:table-cell>
          <table:table-cell table:style-name="ce215" table:formula="of:=[.AA25]/[.$G$4]" office:value-type="float" office:value="22.964507117201" calcext:value-type="float">
            <text:p>22,9645071172</text:p>
          </table:table-cell>
          <table:table-cell table:style-name="ce215" table:formula="of:=[.AB25]/[.$G$4]" office:value-type="float" office:value="28.4011934673367" calcext:value-type="float">
            <text:p>28,4011934673</text:p>
          </table:table-cell>
          <table:table-cell table:style-name="ce215" table:formula="of:=[.AD25]/[.$G$4]" office:value-type="float" office:value="0.149673890295241" calcext:value-type="float">
            <text:p>0,1496738903</text:p>
          </table:table-cell>
          <table:table-cell table:style-name="ce215" table:formula="of:=[.AE25]/[.$G$4]" office:value-type="float" office:value="0.995910186932306" calcext:value-type="float">
            <text:p>0,9959101869</text:p>
          </table:table-cell>
          <table:table-cell table:style-name="ce215" table:formula="of:=[.AF25]/[.$G$4]" office:value-type="float" office:value="1.13493576477103" calcext:value-type="float">
            <text:p>1,1349357648</text:p>
          </table:table-cell>
          <table:table-cell table:style-name="ce215" table:formula="of:=[.AH25]/[.$G$4]" office:value-type="float" office:value="0.0612372470770302" calcext:value-type="float">
            <text:p>0,0612372471</text:p>
          </table:table-cell>
          <table:table-cell table:style-name="Default" table:number-columns-repeated="4"/>
          <table:table-cell table:style-name="ce221" office:value-type="float" office:value="170" calcext:value-type="float">
            <text:p>170</text:p>
          </table:table-cell>
          <table:table-cell table:style-name="ce225" table:formula="of:=[.AP25]/[.$G$4]" office:value-type="float" office:value="22.4117899427963" calcext:value-type="float">
            <text:p>22,4117899428</text:p>
          </table:table-cell>
          <table:table-cell table:style-name="ce225" table:formula="of:=[.AQ25]/[.$G$4]" office:value-type="float" office:value="28.7946136934673" calcext:value-type="float">
            <text:p>28,7946136935</text:p>
          </table:table-cell>
          <table:table-cell table:style-name="ce225" table:formula="of:=[.AS25]/[.$G$4]" office:value-type="float" office:value="0.049677330583209" calcext:value-type="float">
            <text:p>0,0496773306</text:p>
          </table:table-cell>
          <table:table-cell table:style-name="ce225" table:formula="of:=[.AT25]/[.$G$4]" office:value-type="float" office:value="0.97687536390655" calcext:value-type="float">
            <text:p>0,9768753639</text:p>
          </table:table-cell>
          <table:table-cell table:style-name="ce225" table:formula="of:=[.AU25]/[.$G$4]" office:value-type="float" office:value="1.14740549743677" calcext:value-type="float">
            <text:p>1,1474054974</text:p>
          </table:table-cell>
          <table:table-cell table:style-name="ce225" table:formula="of:=[.AW25]/[.$G$4]" office:value-type="float" office:value="0.0353553452566382" calcext:value-type="float">
            <text:p>0,0353553453</text:p>
          </table:table-cell>
          <table:table-cell table:style-name="Default" table:number-columns-repeated="4"/>
          <table:table-cell table:style-name="ce232" office:value-type="float" office:value="170" calcext:value-type="float">
            <text:p>170</text:p>
          </table:table-cell>
          <table:table-cell table:style-name="ce235" table:formula="of:=[.BE25]/[.$AY$5]" office:value-type="float" office:value="3.43037974683544" calcext:value-type="float">
            <text:p>3,4303797468</text:p>
          </table:table-cell>
          <table:table-cell table:style-name="ce235" table:formula="of:=[.BF25]/[.$AY$5]" office:value-type="float" office:value="3.50878827646544" calcext:value-type="float">
            <text:p>3,5087882765</text:p>
          </table:table-cell>
          <table:table-cell table:style-name="ce235" table:formula="of:=[.BH25]/[.$AY$5]" office:value-type="float" office:value="0.0110975700753417" calcext:value-type="float">
            <text:p>0,0110975701</text:p>
          </table:table-cell>
          <table:table-cell table:style-name="ce235" table:formula="of:=[.BI25]/[.$AY$5]" office:value-type="float" office:value="0.311265974483899" calcext:value-type="float">
            <text:p>0,3112659745</text:p>
          </table:table-cell>
          <table:table-cell table:style-name="ce235" table:formula="of:=[.BJ25]/[.$AY$5]" office:value-type="float" office:value="0.352030934004474" calcext:value-type="float">
            <text:p>0,352030934</text:p>
          </table:table-cell>
          <table:table-cell table:style-name="ce235" table:formula="of:=[.BL25]/[.$AY$5]" office:value-type="float" office:value="0.0111111112810604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80" calcext:value-type="float">
            <text:p>180</text:p>
          </table:table-cell>
          <table:table-cell table:style-name="ce195" table:formula="of:=[.L26]/[.$G$4]" office:value-type="float" office:value="23.6776905680458" calcext:value-type="float">
            <text:p>23,677690568</text:p>
          </table:table-cell>
          <table:table-cell table:style-name="ce197" table:formula="of:=[.M26]/[.$G$4]" office:value-type="float" office:value="27.9703046482412" calcext:value-type="float">
            <text:p>27,9703046482</text:p>
          </table:table-cell>
          <table:table-cell table:style-name="ce197" table:formula="of:=[.O26]/[.$G$4]" office:value-type="float" office:value="4.32466886389072" calcext:value-type="float">
            <text:p>4,3246688639</text:p>
          </table:table-cell>
          <table:table-cell table:style-name="ce197" table:formula="of:=[.P26]/[.$G$4]" office:value-type="float" office:value="1.020435113056" calcext:value-type="float">
            <text:p>1,0204351131</text:p>
          </table:table-cell>
          <table:table-cell table:style-name="ce197" table:formula="of:=[.Q26]/[.$G$4]" office:value-type="float" office:value="1.12126776667085" calcext:value-type="float">
            <text:p>1,1212677667</text:p>
          </table:table-cell>
          <table:table-cell table:style-name="ce205" table:formula="of:=[.S26]/[.$G$4]" office:value-type="float" office:value="0.328823661590996" calcext:value-type="float">
            <text:p>0,3288236616</text:p>
          </table:table-cell>
          <table:table-cell table:style-name="Default" table:number-columns-repeated="4"/>
          <table:table-cell table:style-name="ce211" office:value-type="float" office:value="180" calcext:value-type="float">
            <text:p>180</text:p>
          </table:table-cell>
          <table:table-cell table:style-name="ce215" table:formula="of:=[.AA26]/[.$G$4]" office:value-type="float" office:value="22.5722562192364" calcext:value-type="float">
            <text:p>22,5722562192</text:p>
          </table:table-cell>
          <table:table-cell table:style-name="ce215" table:formula="of:=[.AB26]/[.$G$4]" office:value-type="float" office:value="27.9890389447236" calcext:value-type="float">
            <text:p>27,9890389447</text:p>
          </table:table-cell>
          <table:table-cell table:style-name="ce215" table:formula="of:=[.AD26]/[.$G$4]" office:value-type="float" office:value="0.0996841121208048" calcext:value-type="float">
            <text:p>0,0996841121</text:p>
          </table:table-cell>
          <table:table-cell table:style-name="ce215" table:formula="of:=[.AE26]/[.$G$4]" office:value-type="float" office:value="0.982404219757832" calcext:value-type="float">
            <text:p>0,9824042198</text:p>
          </table:table-cell>
          <table:table-cell table:style-name="ce215" table:formula="of:=[.AF26]/[.$G$4]" office:value-type="float" office:value="1.12186226473776" calcext:value-type="float">
            <text:p>1,1218622647</text:p>
          </table:table-cell>
          <table:table-cell table:style-name="ce215" table:formula="of:=[.AH26]/[.$G$4]" office:value-type="float" office:value="0.0500000040680068" calcext:value-type="float">
            <text:p>0,0500000041</text:p>
          </table:table-cell>
          <table:table-cell table:style-name="Default" table:number-columns-repeated="4"/>
          <table:table-cell table:style-name="ce221" office:value-type="float" office:value="180" calcext:value-type="float">
            <text:p>180</text:p>
          </table:table-cell>
          <table:table-cell table:style-name="ce225" table:formula="of:=[.AP26]/[.$G$4]" office:value-type="float" office:value="24.3730444326194" calcext:value-type="float">
            <text:p>24,3730444326</text:p>
          </table:table-cell>
          <table:table-cell table:style-name="ce225" table:formula="of:=[.AQ26]/[.$G$4]" office:value-type="float" office:value="25.7971262562814" calcext:value-type="float">
            <text:p>25,7971262563</text:p>
          </table:table-cell>
          <table:table-cell table:style-name="ce225" table:formula="of:=[.AS26]/[.$G$4]" office:value-type="float" office:value="0.0746856227477609" calcext:value-type="float">
            <text:p>0,0746856227</text:p>
          </table:table-cell>
          <table:table-cell table:style-name="ce225" table:formula="of:=[.AT26]/[.$G$4]" office:value-type="float" office:value="1.04431024527664" calcext:value-type="float">
            <text:p>1,0443102453</text:p>
          </table:table-cell>
          <table:table-cell table:style-name="ce225" table:formula="of:=[.AU26]/[.$G$4]" office:value-type="float" office:value="1.0521481043792" calcext:value-type="float">
            <text:p>1,0521481044</text:p>
          </table:table-cell>
          <table:table-cell table:style-name="ce225" table:formula="of:=[.AW26]/[.$G$4]" office:value-type="float" office:value="0.0433012742142976" calcext:value-type="float">
            <text:p>0,0433012742</text:p>
          </table:table-cell>
          <table:table-cell table:style-name="Default" table:number-columns-repeated="4"/>
          <table:table-cell table:style-name="ce232" office:value-type="float" office:value="180" calcext:value-type="float">
            <text:p>180</text:p>
          </table:table-cell>
          <table:table-cell table:style-name="ce235" table:formula="of:=[.BE26]/[.$AY$5]" office:value-type="float" office:value="3.64135021097046" calcext:value-type="float">
            <text:p>3,641350211</text:p>
          </table:table-cell>
          <table:table-cell table:style-name="ce235" table:formula="of:=[.BF26]/[.$AY$5]" office:value-type="float" office:value="3.31241469816273" calcext:value-type="float">
            <text:p>3,3124146982</text:p>
          </table:table-cell>
          <table:table-cell table:style-name="ce235" table:formula="of:=[.BH26]/[.$AY$5]" office:value-type="float" office:value="0.0110975417414061" calcext:value-type="float">
            <text:p>0,0110975417</text:p>
          </table:table-cell>
          <table:table-cell table:style-name="ce235" table:formula="of:=[.BI26]/[.$AY$5]" office:value-type="float" office:value="0.325326504057834" calcext:value-type="float">
            <text:p>0,3253265041</text:p>
          </table:table-cell>
          <table:table-cell table:style-name="ce235" table:formula="of:=[.BJ26]/[.$AY$5]" office:value-type="float" office:value="0.337507599935967" calcext:value-type="float">
            <text:p>0,3375075999</text:p>
          </table:table-cell>
          <table:table-cell table:style-name="ce235" table:formula="of:=[.BL26]/[.$AY$5]" office:value-type="float" office:value="0.0111111112683158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190" calcext:value-type="float">
            <text:p>190</text:p>
          </table:table-cell>
          <table:table-cell table:style-name="ce195" table:formula="of:=[.L27]/[.$G$4]" office:value-type="float" office:value="23.9451343621125" calcext:value-type="float">
            <text:p>23,9451343621</text:p>
          </table:table-cell>
          <table:table-cell table:style-name="ce197" table:formula="of:=[.M27]/[.$G$4]" office:value-type="float" office:value="27.7080244974874" calcext:value-type="float">
            <text:p>27,7080244975</text:p>
          </table:table-cell>
          <table:table-cell table:style-name="ce197" table:formula="of:=[.O27]/[.$G$4]" office:value-type="float" office:value="4.52466826381525" calcext:value-type="float">
            <text:p>4,5246682638</text:p>
          </table:table-cell>
          <table:table-cell table:style-name="ce197" table:formula="of:=[.P27]/[.$G$4]" office:value-type="float" office:value="1.02962200081213" calcext:value-type="float">
            <text:p>1,0296220008</text:p>
          </table:table-cell>
          <table:table-cell table:style-name="ce197" table:formula="of:=[.Q27]/[.$G$4]" office:value-type="float" office:value="1.11294248402745" calcext:value-type="float">
            <text:p>1,112942484</text:p>
          </table:table-cell>
          <table:table-cell table:style-name="ce205" table:formula="of:=[.S27]/[.$G$4]" office:value-type="float" office:value="0.336340601794203" calcext:value-type="float">
            <text:p>0,3363406018</text:p>
          </table:table-cell>
          <table:table-cell table:style-name="Default" table:number-columns-repeated="4"/>
          <table:table-cell table:style-name="ce211" office:value-type="float" office:value="190" calcext:value-type="float">
            <text:p>190</text:p>
          </table:table-cell>
          <table:table-cell table:style-name="ce215" table:formula="of:=[.AA27]/[.$G$4]" office:value-type="float" office:value="25.8529000931223" calcext:value-type="float">
            <text:p>25,8529000931</text:p>
          </table:table-cell>
          <table:table-cell table:style-name="ce215" table:formula="of:=[.AB27]/[.$G$4]" office:value-type="float" office:value="26.4340923366834" calcext:value-type="float">
            <text:p>26,4340923367</text:p>
          </table:table-cell>
          <table:table-cell table:style-name="ce215" table:formula="of:=[.AD27]/[.$G$4]" office:value-type="float" office:value="0.199658301025884" calcext:value-type="float">
            <text:p>0,199658301</text:p>
          </table:table-cell>
          <table:table-cell table:style-name="ce215" table:formula="of:=[.AE27]/[.$G$4]" office:value-type="float" office:value="1.09501181317799" calcext:value-type="float">
            <text:p>1,0950118132</text:p>
          </table:table-cell>
          <table:table-cell table:style-name="ce215" table:formula="of:=[.AF27]/[.$G$4]" office:value-type="float" office:value="1.07244124443609" calcext:value-type="float">
            <text:p>1,0724412444</text:p>
          </table:table-cell>
          <table:table-cell table:style-name="ce215" table:formula="of:=[.AH27]/[.$G$4]" office:value-type="float" office:value="0.0707106808982592" calcext:value-type="float">
            <text:p>0,0707106809</text:p>
          </table:table-cell>
          <table:table-cell table:style-name="Default" table:number-columns-repeated="4"/>
          <table:table-cell table:style-name="ce221" office:value-type="float" office:value="190" calcext:value-type="float">
            <text:p>190</text:p>
          </table:table-cell>
          <table:table-cell table:style-name="ce225" table:formula="of:=[.AP27]/[.$G$4]" office:value-type="float" office:value="24.765295330584" calcext:value-type="float">
            <text:p>24,7652953306</text:p>
          </table:table-cell>
          <table:table-cell table:style-name="ce225" table:formula="of:=[.AQ27]/[.$G$4]" office:value-type="float" office:value="25.4973775125628" calcext:value-type="float">
            <text:p>25,4973775126</text:p>
          </table:table-cell>
          <table:table-cell table:style-name="ce225" table:formula="of:=[.AS27]/[.$G$4]" office:value-type="float" office:value="0.049684274957873" calcext:value-type="float">
            <text:p>0,049684275</text:p>
          </table:table-cell>
          <table:table-cell table:style-name="ce225" table:formula="of:=[.AT27]/[.$G$4]" office:value-type="float" office:value="1.0577632296335" calcext:value-type="float">
            <text:p>1,0577632296</text:p>
          </table:table-cell>
          <table:table-cell table:style-name="ce225" table:formula="of:=[.AU27]/[.$G$4]" office:value-type="float" office:value="1.04258792057747" calcext:value-type="float">
            <text:p>1,0425879206</text:p>
          </table:table-cell>
          <table:table-cell table:style-name="ce225" table:formula="of:=[.AW27]/[.$G$4]" office:value-type="float" office:value="0.0353553439148238" calcext:value-type="float">
            <text:p>0,0353553439</text:p>
          </table:table-cell>
          <table:table-cell table:style-name="Default" table:number-columns-repeated="4"/>
          <table:table-cell table:style-name="ce232" office:value-type="float" office:value="190" calcext:value-type="float">
            <text:p>190</text:p>
          </table:table-cell>
          <table:table-cell table:style-name="ce235" table:formula="of:=[.BE27]/[.$AY$5]" office:value-type="float" office:value="3.48945147679325" calcext:value-type="float">
            <text:p>3,4894514768</text:p>
          </table:table-cell>
          <table:table-cell table:style-name="ce235" table:formula="of:=[.BF27]/[.$AY$5]" office:value-type="float" office:value="3.19755468066492" calcext:value-type="float">
            <text:p>3,1975546807</text:p>
          </table:table-cell>
          <table:table-cell table:style-name="ce235" table:formula="of:=[.BH27]/[.$AY$5]" office:value-type="float" office:value="-0.000012552425890395" calcext:value-type="float">
            <text:p>-1,2552425890395E-005</text:p>
          </table:table-cell>
          <table:table-cell table:style-name="ce235" table:formula="of:=[.BI27]/[.$AY$5]" office:value-type="float" office:value="0.315210704971191" calcext:value-type="float">
            <text:p>0,315210705</text:p>
          </table:table-cell>
          <table:table-cell table:style-name="ce235" table:formula="of:=[.BJ27]/[.$AY$5]" office:value-type="float" office:value="0.328972798097949" calcext:value-type="float">
            <text:p>0,3289727981</text:p>
          </table:table-cell>
          <table:table-cell table:style-name="ce235" table:formula="of:=[.BL27]/[.$AY$5]" office:value-type="float" office:value="0.00000175163092381152" calcext:value-type="float">
            <text:p>1,75163092381152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00" calcext:value-type="float">
            <text:p>200</text:p>
          </table:table-cell>
          <table:table-cell table:style-name="ce195" table:formula="of:=[.L28]/[.$G$4]" office:value-type="float" office:value="25.3001829187176" calcext:value-type="float">
            <text:p>25,3001829187</text:p>
          </table:table-cell>
          <table:table-cell table:style-name="ce197" table:formula="of:=[.M28]/[.$G$4]" office:value-type="float" office:value="26.9211840452261" calcext:value-type="float">
            <text:p>26,9211840452</text:p>
          </table:table-cell>
          <table:table-cell table:style-name="ce197" table:formula="of:=[.O28]/[.$G$4]" office:value-type="float" office:value="4.32465944455963" calcext:value-type="float">
            <text:p>4,3246594446</text:p>
          </table:table-cell>
          <table:table-cell table:style-name="ce197" table:formula="of:=[.P28]/[.$G$4]" office:value-type="float" office:value="1.07609163046047" calcext:value-type="float">
            <text:p>1,0760916305</text:p>
          </table:table-cell>
          <table:table-cell table:style-name="ce197" table:formula="of:=[.Q28]/[.$G$4]" office:value-type="float" office:value="1.08793996111414" calcext:value-type="float">
            <text:p>1,0879399611</text:p>
          </table:table-cell>
          <table:table-cell table:style-name="ce205" table:formula="of:=[.S28]/[.$G$4]" office:value-type="float" office:value="0.328823661563251" calcext:value-type="float">
            <text:p>0,3288236616</text:p>
          </table:table-cell>
          <table:table-cell table:style-name="Default" table:number-columns-repeated="4"/>
          <table:table-cell table:style-name="ce211" office:value-type="float" office:value="200" calcext:value-type="float">
            <text:p>200</text:p>
          </table:table-cell>
          <table:table-cell table:style-name="ce215" table:formula="of:=[.AA28]/[.$G$4]" office:value-type="float" office:value="25.9777071970201" calcext:value-type="float">
            <text:p>25,977707197</text:p>
          </table:table-cell>
          <table:table-cell table:style-name="ce215" table:formula="of:=[.AB28]/[.$G$4]" office:value-type="float" office:value="26.1718121859296" calcext:value-type="float">
            <text:p>26,1718121859</text:p>
          </table:table-cell>
          <table:table-cell table:style-name="ce215" table:formula="of:=[.AD28]/[.$G$4]" office:value-type="float" office:value="0.0996600581631093" calcext:value-type="float">
            <text:p>0,0996600582</text:p>
          </table:table-cell>
          <table:table-cell table:style-name="ce215" table:formula="of:=[.AE28]/[.$G$4]" office:value-type="float" office:value="1.09928151845743" calcext:value-type="float">
            <text:p>1,0992815185</text:p>
          </table:table-cell>
          <table:table-cell table:style-name="ce215" table:formula="of:=[.AF28]/[.$G$4]" office:value-type="float" office:value="1.06408883635448" calcext:value-type="float">
            <text:p>1,0640888364</text:p>
          </table:table-cell>
          <table:table-cell table:style-name="ce215" table:formula="of:=[.AH28]/[.$G$4]" office:value-type="float" office:value="0.0500000038492171" calcext:value-type="float">
            <text:p>0,0500000038</text:p>
          </table:table-cell>
          <table:table-cell table:style-name="Default" table:number-columns-repeated="4"/>
          <table:table-cell table:style-name="ce221" office:value-type="float" office:value="200" calcext:value-type="float">
            <text:p>200</text:p>
          </table:table-cell>
          <table:table-cell table:style-name="ce225" table:formula="of:=[.AP28]/[.$G$4]" office:value-type="float" office:value="26.2808101636291" calcext:value-type="float">
            <text:p>26,2808101636</text:p>
          </table:table-cell>
          <table:table-cell table:style-name="ce225" table:formula="of:=[.AQ28]/[.$G$4]" office:value-type="float" office:value="23.642682160804" calcext:value-type="float">
            <text:p>23,6426821608</text:p>
          </table:table-cell>
          <table:table-cell table:style-name="ce225" table:formula="of:=[.AS28]/[.$G$4]" office:value-type="float" office:value="-0.000310674420813555" calcext:value-type="float">
            <text:p>-0,0003106744</text:p>
          </table:table-cell>
          <table:table-cell table:style-name="ce225" table:formula="of:=[.AT28]/[.$G$4]" office:value-type="float" office:value="1.10964694417788" calcext:value-type="float">
            <text:p>1,1096469442</text:p>
          </table:table-cell>
          <table:table-cell table:style-name="ce225" table:formula="of:=[.AU28]/[.$G$4]" office:value-type="float" office:value="0.983271768522901" calcext:value-type="float">
            <text:p>0,9832717685</text:p>
          </table:table-cell>
          <table:table-cell table:style-name="ce225" table:formula="of:=[.AW28]/[.$G$4]" office:value-type="float" office:value="0.0000173795712138395" calcext:value-type="float">
            <text:p>1,73795712138395E-005</text:p>
          </table:table-cell>
          <table:table-cell table:style-name="Default" table:number-columns-repeated="4"/>
          <table:table-cell table:style-name="ce232" office:value-type="float" office:value="200" calcext:value-type="float">
            <text:p>200</text:p>
          </table:table-cell>
          <table:table-cell table:style-name="ce235" table:formula="of:=[.BE28]/[.$AY$5]" office:value-type="float" office:value="3.9493670886076" calcext:value-type="float">
            <text:p>3,9493670886</text:p>
          </table:table-cell>
          <table:table-cell table:style-name="ce235" table:formula="of:=[.BF28]/[.$AY$5]" office:value-type="float" office:value="3.2346062992126" calcext:value-type="float">
            <text:p>3,2346062992</text:p>
          </table:table-cell>
          <table:table-cell table:style-name="ce235" table:formula="of:=[.BH28]/[.$AY$5]" office:value-type="float" office:value="0.0110967396324906" calcext:value-type="float">
            <text:p>0,0110967396</text:p>
          </table:table-cell>
          <table:table-cell table:style-name="ce235" table:formula="of:=[.BI28]/[.$AY$5]" office:value-type="float" office:value="0.345728496395171" calcext:value-type="float">
            <text:p>0,3457284964</text:p>
          </table:table-cell>
          <table:table-cell table:style-name="ce235" table:formula="of:=[.BJ28]/[.$AY$5]" office:value-type="float" office:value="0.331729385397593" calcext:value-type="float">
            <text:p>0,3317293854</text:p>
          </table:table-cell>
          <table:table-cell table:style-name="ce235" table:formula="of:=[.BL28]/[.$AY$5]" office:value-type="float" office:value="0.0111111112744399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10" calcext:value-type="float">
            <text:p>210</text:p>
          </table:table-cell>
          <table:table-cell table:style-name="ce195" table:formula="of:=[.L29]/[.$G$4]" office:value-type="float" office:value="25.0327391246508" calcext:value-type="float">
            <text:p>25,0327391247</text:p>
          </table:table-cell>
          <table:table-cell table:style-name="ce197" table:formula="of:=[.M29]/[.$G$4]" office:value-type="float" office:value="26.6776381909548" calcext:value-type="float">
            <text:p>26,677638191</text:p>
          </table:table-cell>
          <table:table-cell table:style-name="ce197" table:formula="of:=[.O29]/[.$G$4]" office:value-type="float" office:value="5.07466609282135" calcext:value-type="float">
            <text:p>5,0746660928</text:p>
          </table:table-cell>
          <table:table-cell table:style-name="ce197" table:formula="of:=[.P29]/[.$G$4]" office:value-type="float" office:value="1.06692977040669" calcext:value-type="float">
            <text:p>1,0669297704</text:p>
          </table:table-cell>
          <table:table-cell table:style-name="ce197" table:formula="of:=[.Q29]/[.$G$4]" office:value-type="float" office:value="1.08019266751509" calcext:value-type="float">
            <text:p>1,0801926675</text:p>
          </table:table-cell>
          <table:table-cell table:style-name="ce205" table:formula="of:=[.S29]/[.$G$4]" office:value-type="float" office:value="0.356195171767386" calcext:value-type="float">
            <text:p>0,3561951718</text:p>
          </table:table-cell>
          <table:table-cell table:style-name="Default" table:number-columns-repeated="4"/>
          <table:table-cell table:style-name="ce211" office:value-type="float" office:value="210" calcext:value-type="float">
            <text:p>210</text:p>
          </table:table-cell>
          <table:table-cell table:style-name="ce215" table:formula="of:=[.AA29]/[.$G$4]" office:value-type="float" office:value="27.9567912731143" calcext:value-type="float">
            <text:p>27,9567912731</text:p>
          </table:table-cell>
          <table:table-cell table:style-name="ce215" table:formula="of:=[.AB29]/[.$G$4]" office:value-type="float" office:value="24.3358511306533" calcext:value-type="float">
            <text:p>24,3358511307</text:p>
          </table:table-cell>
          <table:table-cell table:style-name="ce215" table:formula="of:=[.AD29]/[.$G$4]" office:value-type="float" office:value="0.424659823844743" calcext:value-type="float">
            <text:p>0,4246598238</text:p>
          </table:table-cell>
          <table:table-cell table:style-name="ce215" table:formula="of:=[.AE29]/[.$G$4]" office:value-type="float" office:value="1.16686905509267" calcext:value-type="float">
            <text:p>1,1668690551</text:p>
          </table:table-cell>
          <table:table-cell table:style-name="ce215" table:formula="of:=[.AF29]/[.$G$4]" office:value-type="float" office:value="1.00547469807379" calcext:value-type="float">
            <text:p>1,0054746981</text:p>
          </table:table-cell>
          <table:table-cell table:style-name="ce215" table:formula="of:=[.AH29]/[.$G$4]" office:value-type="float" office:value="0.10307764232473" calcext:value-type="float">
            <text:p>0,1030776423</text:p>
          </table:table-cell>
          <table:table-cell table:style-name="Default" table:number-columns-repeated="4"/>
          <table:table-cell table:style-name="ce221" office:value-type="float" office:value="210" calcext:value-type="float">
            <text:p>210</text:p>
          </table:table-cell>
          <table:table-cell table:style-name="ce225" table:formula="of:=[.AP29]/[.$G$4]" office:value-type="float" office:value="26.9405048556605" calcext:value-type="float">
            <text:p>26,9405048557</text:p>
          </table:table-cell>
          <table:table-cell table:style-name="ce225" table:formula="of:=[.AQ29]/[.$G$4]" office:value-type="float" office:value="23.230527638191" calcext:value-type="float">
            <text:p>23,2305276382</text:p>
          </table:table-cell>
          <table:table-cell table:style-name="ce225" table:formula="of:=[.AS29]/[.$G$4]" office:value-type="float" office:value="0.0246870789286819" calcext:value-type="float">
            <text:p>0,0246870789</text:p>
          </table:table-cell>
          <table:table-cell table:style-name="ce225" table:formula="of:=[.AT29]/[.$G$4]" office:value-type="float" office:value="1.13218871353743" calcext:value-type="float">
            <text:p>1,1321887135</text:p>
          </table:table-cell>
          <table:table-cell table:style-name="ce225" table:formula="of:=[.AU29]/[.$G$4]" office:value-type="float" office:value="0.970049187168755" calcext:value-type="float">
            <text:p>0,9700491872</text:p>
          </table:table-cell>
          <table:table-cell table:style-name="ce225" table:formula="of:=[.AW29]/[.$G$4]" office:value-type="float" office:value="0.0250000059539042" calcext:value-type="float">
            <text:p>0,025000006</text:p>
          </table:table-cell>
          <table:table-cell table:style-name="Default" table:number-columns-repeated="4"/>
          <table:table-cell table:style-name="ce232" office:value-type="float" office:value="210" calcext:value-type="float">
            <text:p>210</text:p>
          </table:table-cell>
          <table:table-cell table:style-name="ce235" table:formula="of:=[.BE29]/[.$AY$5]" office:value-type="float" office:value="3.9789029535865" calcext:value-type="float">
            <text:p>3,9789029536</text:p>
          </table:table-cell>
          <table:table-cell table:style-name="ce235" table:formula="of:=[.BF29]/[.$AY$5]" office:value-type="float" office:value="3.07528433945757" calcext:value-type="float">
            <text:p>3,0752843395</text:p>
          </table:table-cell>
          <table:table-cell table:style-name="ce235" table:formula="of:=[.BH29]/[.$AY$5]" office:value-type="float" office:value="0.0110973453209271" calcext:value-type="float">
            <text:p>0,0110973453</text:p>
          </table:table-cell>
          <table:table-cell table:style-name="ce235" table:formula="of:=[.BI29]/[.$AY$5]" office:value-type="float" office:value="0.347677794307234" calcext:value-type="float">
            <text:p>0,3476777943</text:p>
          </table:table-cell>
          <table:table-cell table:style-name="ce235" table:formula="of:=[.BJ29]/[.$AY$5]" office:value-type="float" office:value="0.319851636857519" calcext:value-type="float">
            <text:p>0,3198516369</text:p>
          </table:table-cell>
          <table:table-cell table:style-name="ce235" table:formula="of:=[.BL29]/[.$AY$5]" office:value-type="float" office:value="0.0111111112584601" calcext:value-type="float">
            <text:p>0,0111111113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20" calcext:value-type="float">
            <text:p>220</text:p>
          </table:table-cell>
          <table:table-cell table:style-name="ce195" table:formula="of:=[.L30]/[.$G$4]" office:value-type="float" office:value="26.2808101636291" calcext:value-type="float">
            <text:p>26,2808101636</text:p>
          </table:table-cell>
          <table:table-cell table:style-name="ce197" table:formula="of:=[.M30]/[.$G$4]" office:value-type="float" office:value="25.9657349246231" calcext:value-type="float">
            <text:p>25,9657349246</text:p>
          </table:table-cell>
          <table:table-cell table:style-name="ce197" table:formula="of:=[.O30]/[.$G$4]" office:value-type="float" office:value="5.77465879972484" calcext:value-type="float">
            <text:p>5,7746587997</text:p>
          </table:table-cell>
          <table:table-cell table:style-name="ce197" table:formula="of:=[.P30]/[.$G$4]" office:value-type="float" office:value="1.10964694417788" calcext:value-type="float">
            <text:p>1,1096469442</text:p>
          </table:table-cell>
          <table:table-cell table:style-name="ce197" table:formula="of:=[.Q30]/[.$G$4]" office:value-type="float" office:value="1.05752272127475" calcext:value-type="float">
            <text:p>1,0575227213</text:p>
          </table:table-cell>
          <table:table-cell table:style-name="ce205" table:formula="of:=[.S30]/[.$G$4]" office:value-type="float" office:value="0.379967104341429" calcext:value-type="float">
            <text:p>0,3799671043</text:p>
          </table:table-cell>
          <table:table-cell table:style-name="Default" table:number-columns-repeated="4"/>
          <table:table-cell table:style-name="ce211" office:value-type="float" office:value="220" calcext:value-type="float">
            <text:p>220</text:p>
          </table:table-cell>
          <table:table-cell table:style-name="ce215" table:formula="of:=[.AA30]/[.$G$4]" office:value-type="float" office:value="28.3133829985366" calcext:value-type="float">
            <text:p>28,3133829985</text:p>
          </table:table-cell>
          <table:table-cell table:style-name="ce215" table:formula="of:=[.AB30]/[.$G$4]" office:value-type="float" office:value="24.0735709798995" calcext:value-type="float">
            <text:p>24,0735709799</text:p>
          </table:table-cell>
          <table:table-cell table:style-name="ce215" table:formula="of:=[.AD30]/[.$G$4]" office:value-type="float" office:value="1.07465919788235" calcext:value-type="float">
            <text:p>1,0746591979</text:p>
          </table:table-cell>
          <table:table-cell table:style-name="ce215" table:formula="of:=[.AE30]/[.$G$4]" office:value-type="float" office:value="1.17902510708336" calcext:value-type="float">
            <text:p>1,1790251071</text:p>
          </table:table-cell>
          <table:table-cell table:style-name="ce215" table:formula="of:=[.AF30]/[.$G$4]" office:value-type="float" office:value="0.997078619244704" calcext:value-type="float">
            <text:p>0,9970786192</text:p>
          </table:table-cell>
          <table:table-cell table:style-name="ce215" table:formula="of:=[.AH30]/[.$G$4]" office:value-type="float" office:value="0.163935964154549" calcext:value-type="float">
            <text:p>0,1639359642</text:p>
          </table:table-cell>
          <table:table-cell table:style-name="Default" table:number-columns-repeated="4"/>
          <table:table-cell table:style-name="ce221" office:value-type="float" office:value="220" calcext:value-type="float">
            <text:p>220</text:p>
          </table:table-cell>
          <table:table-cell table:style-name="ce225" table:formula="of:=[.AP30]/[.$G$4]" office:value-type="float" office:value="27.9567912731143" calcext:value-type="float">
            <text:p>27,9567912731</text:p>
          </table:table-cell>
          <table:table-cell table:style-name="ce225" table:formula="of:=[.AQ30]/[.$G$4]" office:value-type="float" office:value="22.2376099246231" calcext:value-type="float">
            <text:p>22,2376099246</text:p>
          </table:table-cell>
          <table:table-cell table:style-name="ce225" table:formula="of:=[.AS30]/[.$G$4]" office:value-type="float" office:value="0.149689153890462" calcext:value-type="float">
            <text:p>0,1496891539</text:p>
          </table:table-cell>
          <table:table-cell table:style-name="ce225" table:formula="of:=[.AT30]/[.$G$4]" office:value-type="float" office:value="1.16686905509267" calcext:value-type="float">
            <text:p>1,1668690551</text:p>
          </table:table-cell>
          <table:table-cell table:style-name="ce225" table:formula="of:=[.AU30]/[.$G$4]" office:value-type="float" office:value="0.938126387529716" calcext:value-type="float">
            <text:p>0,9381263875</text:p>
          </table:table-cell>
          <table:table-cell table:style-name="ce225" table:formula="of:=[.AW30]/[.$G$4]" office:value-type="float" office:value="0.0612372458620278" calcext:value-type="float">
            <text:p>0,0612372459</text:p>
          </table:table-cell>
          <table:table-cell table:style-name="Default" table:number-columns-repeated="4"/>
          <table:table-cell table:style-name="ce232" office:value-type="float" office:value="220" calcext:value-type="float">
            <text:p>220</text:p>
          </table:table-cell>
          <table:table-cell table:style-name="ce235" table:formula="of:=[.BE30]/[.$AY$5]" office:value-type="float" office:value="4.0210970464135" calcext:value-type="float">
            <text:p>4,0210970464</text:p>
          </table:table-cell>
          <table:table-cell table:style-name="ce235" table:formula="of:=[.BF30]/[.$AY$5]" office:value-type="float" office:value="3.00859142607174" calcext:value-type="float">
            <text:p>3,0085914261</text:p>
          </table:table-cell>
          <table:table-cell table:style-name="ce235" table:formula="of:=[.BH30]/[.$AY$5]" office:value-type="float" office:value="0.0777641677099184" calcext:value-type="float">
            <text:p>0,0777641677</text:p>
          </table:table-cell>
          <table:table-cell table:style-name="ce235" table:formula="of:=[.BI30]/[.$AY$5]" office:value-type="float" office:value="0.350460516581245" calcext:value-type="float">
            <text:p>0,3504605166</text:p>
          </table:table-cell>
          <table:table-cell table:style-name="ce235" table:formula="of:=[.BJ30]/[.$AY$5]" office:value-type="float" office:value="0.314859811532328" calcext:value-type="float">
            <text:p>0,3148598115</text:p>
          </table:table-cell>
          <table:table-cell table:style-name="ce235" table:formula="of:=[.BL30]/[.$AY$5]" office:value-type="float" office:value="0.0293972368434289" calcext:value-type="float">
            <text:p>0,029397236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30" calcext:value-type="float">
            <text:p>230</text:p>
          </table:table-cell>
          <table:table-cell table:style-name="ce195" table:formula="of:=[.L31]/[.$G$4]" office:value-type="float" office:value="26.3699580949847" calcext:value-type="float">
            <text:p>26,369958095</text:p>
          </table:table-cell>
          <table:table-cell table:style-name="ce197" table:formula="of:=[.M31]/[.$G$4]" office:value-type="float" office:value="25.8158605527638" calcext:value-type="float">
            <text:p>25,8158605528</text:p>
          </table:table-cell>
          <table:table-cell table:style-name="ce197" table:formula="of:=[.O31]/[.$G$4]" office:value-type="float" office:value="6.77465961841952" calcext:value-type="float">
            <text:p>6,7746596184</text:p>
          </table:table-cell>
          <table:table-cell table:style-name="ce197" table:formula="of:=[.P31]/[.$G$4]" office:value-type="float" office:value="1.11269457504353" calcext:value-type="float">
            <text:p>1,112694575</text:p>
          </table:table-cell>
          <table:table-cell table:style-name="ce197" table:formula="of:=[.Q31]/[.$G$4]" office:value-type="float" office:value="1.0527453891964" calcext:value-type="float">
            <text:p>1,0527453892</text:p>
          </table:table-cell>
          <table:table-cell table:style-name="ce205" table:formula="of:=[.S31]/[.$G$4]" office:value-type="float" office:value="0.41155194128727" calcext:value-type="float">
            <text:p>0,4115519413</text:p>
          </table:table-cell>
          <table:table-cell table:style-name="Default" table:number-columns-repeated="4"/>
          <table:table-cell table:style-name="ce211" office:value-type="float" office:value="230" calcext:value-type="float">
            <text:p>230</text:p>
          </table:table-cell>
          <table:table-cell table:style-name="ce215" table:formula="of:=[.AA31]/[.$G$4]" office:value-type="float" office:value="28.5095084475189" calcext:value-type="float">
            <text:p>28,5095084475</text:p>
          </table:table-cell>
          <table:table-cell table:style-name="ce215" table:formula="of:=[.AB31]/[.$G$4]" office:value-type="float" office:value="24.3358511306533" calcext:value-type="float">
            <text:p>24,3358511307</text:p>
          </table:table-cell>
          <table:table-cell table:style-name="ce215" table:formula="of:=[.AD31]/[.$G$4]" office:value-type="float" office:value="2.62465309842331" calcext:value-type="float">
            <text:p>2,6246530984</text:p>
          </table:table-cell>
          <table:table-cell table:style-name="ce215" table:formula="of:=[.AE31]/[.$G$4]" office:value-type="float" office:value="1.18570829506159" calcext:value-type="float">
            <text:p>1,1857082951</text:p>
          </table:table-cell>
          <table:table-cell table:style-name="ce215" table:formula="of:=[.AF31]/[.$G$4]" office:value-type="float" office:value="1.00547469807379" calcext:value-type="float">
            <text:p>1,0054746981</text:p>
          </table:table-cell>
          <table:table-cell table:style-name="ce215" table:formula="of:=[.AH31]/[.$G$4]" office:value-type="float" office:value="0.2561737698421" calcext:value-type="float">
            <text:p>0,2561737698</text:p>
          </table:table-cell>
          <table:table-cell table:style-name="Default" table:number-columns-repeated="4"/>
          <table:table-cell table:style-name="ce221" office:value-type="float" office:value="230" calcext:value-type="float">
            <text:p>230</text:p>
          </table:table-cell>
          <table:table-cell table:style-name="ce225" table:formula="of:=[.AP31]/[.$G$4]" office:value-type="float" office:value="31.3087534920846" calcext:value-type="float">
            <text:p>31,3087534921</text:p>
          </table:table-cell>
          <table:table-cell table:style-name="ce225" table:formula="of:=[.AQ31]/[.$G$4]" office:value-type="float" office:value="21.8629239949749" calcext:value-type="float">
            <text:p>21,862923995</text:p>
          </table:table-cell>
          <table:table-cell table:style-name="ce225" table:formula="of:=[.AS31]/[.$G$4]" office:value-type="float" office:value="0.0996577495510126" calcext:value-type="float">
            <text:p>0,0996577496</text:p>
          </table:table-cell>
          <table:table-cell table:style-name="ce225" table:formula="of:=[.AT31]/[.$G$4]" office:value-type="float" office:value="1.28090956299637" calcext:value-type="float">
            <text:p>1,280909563</text:p>
          </table:table-cell>
          <table:table-cell table:style-name="ce225" table:formula="of:=[.AU31]/[.$G$4]" office:value-type="float" office:value="0.926053373087821" calcext:value-type="float">
            <text:p>0,9260533731</text:p>
          </table:table-cell>
          <table:table-cell table:style-name="ce225" table:formula="of:=[.AW31]/[.$G$4]" office:value-type="float" office:value="0.0500000031263437" calcext:value-type="float">
            <text:p>0,0500000031</text:p>
          </table:table-cell>
          <table:table-cell table:style-name="Default" table:number-columns-repeated="4"/>
          <table:table-cell table:style-name="ce232" office:value-type="float" office:value="230" calcext:value-type="float">
            <text:p>230</text:p>
          </table:table-cell>
          <table:table-cell table:style-name="ce235" table:formula="of:=[.BE31]/[.$AY$5]" office:value-type="float" office:value="4.21518987341772" calcext:value-type="float">
            <text:p>4,2151898734</text:p>
          </table:table-cell>
          <table:table-cell table:style-name="ce235" table:formula="of:=[.BF31]/[.$AY$5]" office:value-type="float" office:value="2.96042432195975" calcext:value-type="float">
            <text:p>2,960424322</text:p>
          </table:table-cell>
          <table:table-cell table:style-name="ce235" table:formula="of:=[.BH31]/[.$AY$5]" office:value-type="float" office:value="0.233319294738882" calcext:value-type="float">
            <text:p>0,2333192947</text:p>
          </table:table-cell>
          <table:table-cell table:style-name="ce235" table:formula="of:=[.BI31]/[.$AY$5]" office:value-type="float" office:value="0.36323235288161" calcext:value-type="float">
            <text:p>0,3632323529</text:p>
          </table:table-cell>
          <table:table-cell table:style-name="ce235" table:formula="of:=[.BJ31]/[.$AY$5]" office:value-type="float" office:value="0.311246880141285" calcext:value-type="float">
            <text:p>0,3112468801</text:p>
          </table:table-cell>
          <table:table-cell table:style-name="ce235" table:formula="of:=[.BL31]/[.$AY$5]" office:value-type="float" office:value="0.0509175077536754" calcext:value-type="float">
            <text:p>0,050917507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40" calcext:value-type="float">
            <text:p>240</text:p>
          </table:table-cell>
          <table:table-cell table:style-name="ce195" table:formula="of:=[.L32]/[.$G$4]" office:value-type="float" office:value="28.4025309298922" calcext:value-type="float">
            <text:p>28,4025309299</text:p>
          </table:table-cell>
          <table:table-cell table:style-name="ce197" table:formula="of:=[.M32]/[.$G$4]" office:value-type="float" office:value="26.5090295226131" calcext:value-type="float">
            <text:p>26,5090295226</text:p>
          </table:table-cell>
          <table:table-cell table:style-name="ce197" table:formula="of:=[.O32]/[.$G$4]" office:value-type="float" office:value="8.19962353823453" calcext:value-type="float">
            <text:p>8,1996235382</text:p>
          </table:table-cell>
          <table:table-cell table:style-name="ce197" table:formula="of:=[.P32]/[.$G$4]" office:value-type="float" office:value="1.18206314912743" calcext:value-type="float">
            <text:p>1,1820631491</text:p>
          </table:table-cell>
          <table:table-cell table:style-name="ce197" table:formula="of:=[.Q32]/[.$G$4]" office:value-type="float" office:value="1.07482674288439" calcext:value-type="float">
            <text:p>1,0748267429</text:p>
          </table:table-cell>
          <table:table-cell table:style-name="ce205" table:formula="of:=[.S32]/[.$G$4]" office:value-type="float" office:value="0.45276925738829" calcext:value-type="float">
            <text:p>0,4527692574</text:p>
          </table:table-cell>
          <table:table-cell table:style-name="Default" table:number-columns-repeated="4"/>
          <table:table-cell table:style-name="ce211" office:value-type="float" office:value="240" calcext:value-type="float">
            <text:p>240</text:p>
          </table:table-cell>
          <table:table-cell table:style-name="ce215" table:formula="of:=[.AA32]/[.$G$4]" office:value-type="float" office:value="30.3637854197153" calcext:value-type="float">
            <text:p>30,3637854197</text:p>
          </table:table-cell>
          <table:table-cell table:style-name="ce215" table:formula="of:=[.AB32]/[.$G$4]" office:value-type="float" office:value="23.0619189698492" calcext:value-type="float">
            <text:p>23,0619189698</text:p>
          </table:table-cell>
          <table:table-cell table:style-name="ce215" table:formula="of:=[.AD32]/[.$G$4]" office:value-type="float" office:value="4.32464987642052" calcext:value-type="float">
            <text:p>4,3246498764</text:p>
          </table:table-cell>
          <table:table-cell table:style-name="ce215" table:formula="of:=[.AE32]/[.$G$4]" office:value-type="float" office:value="1.24880826407194" calcext:value-type="float">
            <text:p>1,2488082641</text:p>
          </table:table-cell>
          <table:table-cell table:style-name="ce215" table:formula="of:=[.AF32]/[.$G$4]" office:value-type="float" office:value="0.964635280271097" calcext:value-type="float">
            <text:p>0,9646352803</text:p>
          </table:table-cell>
          <table:table-cell table:style-name="ce215" table:formula="of:=[.AH32]/[.$G$4]" office:value-type="float" office:value="0.328823661463406" calcext:value-type="float">
            <text:p>0,3288236615</text:p>
          </table:table-cell>
          <table:table-cell table:style-name="Default" table:number-columns-repeated="4"/>
          <table:table-cell table:style-name="ce221" office:value-type="float" office:value="240" calcext:value-type="float">
            <text:p>240</text:p>
          </table:table-cell>
          <table:table-cell table:style-name="ce225" table:formula="of:=[.AP32]/[.$G$4]" office:value-type="float" office:value="32.7529499800452" calcext:value-type="float">
            <text:p>32,75294998</text:p>
          </table:table-cell>
          <table:table-cell table:style-name="ce225" table:formula="of:=[.AQ32]/[.$G$4]" office:value-type="float" office:value="21.1135521356784" calcext:value-type="float">
            <text:p>21,1135521357</text:p>
          </table:table-cell>
          <table:table-cell table:style-name="ce225" table:formula="of:=[.AS32]/[.$G$4]" office:value-type="float" office:value="1.3246542344415" calcext:value-type="float">
            <text:p>1,3246542344</text:p>
          </table:table-cell>
          <table:table-cell table:style-name="ce225" table:formula="of:=[.AT32]/[.$G$4]" office:value-type="float" office:value="1.3299055896915" calcext:value-type="float">
            <text:p>1,3299055897</text:p>
          </table:table-cell>
          <table:table-cell table:style-name="ce225" table:formula="of:=[.AU32]/[.$G$4]" office:value-type="float" office:value="0.901860179066953" calcext:value-type="float">
            <text:p>0,9018601791</text:p>
          </table:table-cell>
          <table:table-cell table:style-name="ce225" table:formula="of:=[.AW32]/[.$G$4]" office:value-type="float" office:value="0.182002748080287" calcext:value-type="float">
            <text:p>0,1820027481</text:p>
          </table:table-cell>
          <table:table-cell table:style-name="Default" table:number-columns-repeated="4"/>
          <table:table-cell table:style-name="ce232" office:value-type="float" office:value="240" calcext:value-type="float">
            <text:p>240</text:p>
          </table:table-cell>
          <table:table-cell table:style-name="ce235" table:formula="of:=[.BE32]/[.$AY$5]" office:value-type="float" office:value="3.93670886075949" calcext:value-type="float">
            <text:p>3,9367088608</text:p>
          </table:table-cell>
          <table:table-cell table:style-name="ce235" table:formula="of:=[.BF32]/[.$AY$5]" office:value-type="float" office:value="3.14938757655293" calcext:value-type="float">
            <text:p>3,1493875766</text:p>
          </table:table-cell>
          <table:table-cell table:style-name="ce235" table:formula="of:=[.BH32]/[.$AY$5]" office:value-type="float" office:value="0.35554160755583" calcext:value-type="float">
            <text:p>0,3555416076</text:p>
          </table:table-cell>
          <table:table-cell table:style-name="ce235" table:formula="of:=[.BI32]/[.$AY$5]" office:value-type="float" office:value="0.344892726331887" calcext:value-type="float">
            <text:p>0,3448927263</text:p>
          </table:table-cell>
          <table:table-cell table:style-name="ce235" table:formula="of:=[.BJ32]/[.$AY$5]" office:value-type="float" office:value="0.32538417571124" calcext:value-type="float">
            <text:p>0,3253841757</text:p>
          </table:table-cell>
          <table:table-cell table:style-name="ce235" table:formula="of:=[.BL32]/[.$AY$5]" office:value-type="float" office:value="0.0628539361325633" calcext:value-type="float">
            <text:p>0,062853936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50" calcext:value-type="float">
            <text:p>250</text:p>
          </table:table-cell>
          <table:table-cell table:style-name="ce195" table:formula="of:=[.L33]/[.$G$4]" office:value-type="float" office:value="26.1560030597313" calcext:value-type="float">
            <text:p>26,1560030597</text:p>
          </table:table-cell>
          <table:table-cell table:style-name="ce197" table:formula="of:=[.M33]/[.$G$4]" office:value-type="float" office:value="24.0361023869347" calcext:value-type="float">
            <text:p>24,0361023869</text:p>
          </table:table-cell>
          <table:table-cell table:style-name="ce197" table:formula="of:=[.O33]/[.$G$4]" office:value-type="float" office:value="8.22468565581621" calcext:value-type="float">
            <text:p>8,2246856558</text:p>
          </table:table-cell>
          <table:table-cell table:style-name="ce197" table:formula="of:=[.P33]/[.$G$4]" office:value-type="float" office:value="1.10537948349894" calcext:value-type="float">
            <text:p>1,1053794835</text:p>
          </table:table-cell>
          <table:table-cell table:style-name="ce197" table:formula="of:=[.Q33]/[.$G$4]" office:value-type="float" office:value="0.995878685895339" calcext:value-type="float">
            <text:p>0,9958786859</text:p>
          </table:table-cell>
          <table:table-cell table:style-name="ce205" table:formula="of:=[.S33]/[.$G$4]" office:value-type="float" office:value="0.453458929025411" calcext:value-type="float">
            <text:p>0,453458929</text:p>
          </table:table-cell>
          <table:table-cell table:style-name="Default" table:number-columns-repeated="4"/>
          <table:table-cell table:style-name="ce211" office:value-type="float" office:value="250" calcext:value-type="float">
            <text:p>250</text:p>
          </table:table-cell>
          <table:table-cell table:style-name="ce215" table:formula="of:=[.AA33]/[.$G$4]" office:value-type="float" office:value="29.7040907276839" calcext:value-type="float">
            <text:p>29,7040907277</text:p>
          </table:table-cell>
          <table:table-cell table:style-name="ce215" table:formula="of:=[.AB33]/[.$G$4]" office:value-type="float" office:value="21.9940640703518" calcext:value-type="float">
            <text:p>21,9940640704</text:p>
          </table:table-cell>
          <table:table-cell table:style-name="ce215" table:formula="of:=[.AD33]/[.$G$4]" office:value-type="float" office:value="6.12467334316269" calcext:value-type="float">
            <text:p>6,1246733432</text:p>
          </table:table-cell>
          <table:table-cell table:style-name="ce215" table:formula="of:=[.AE33]/[.$G$4]" office:value-type="float" office:value="1.2263764808609" calcext:value-type="float">
            <text:p>1,2263764809</text:p>
          </table:table-cell>
          <table:table-cell table:style-name="ce215" table:formula="of:=[.AF33]/[.$G$4]" office:value-type="float" office:value="0.930280661899496" calcext:value-type="float">
            <text:p>0,9302806619</text:p>
          </table:table-cell>
          <table:table-cell table:style-name="ce215" table:formula="of:=[.AH33]/[.$G$4]" office:value-type="float" office:value="0.391311896440112" calcext:value-type="float">
            <text:p>0,3913118964</text:p>
          </table:table-cell>
          <table:table-cell table:style-name="Default" table:number-columns-repeated="4"/>
          <table:table-cell table:style-name="ce221" office:value-type="float" office:value="250" calcext:value-type="float">
            <text:p>250</text:p>
          </table:table-cell>
          <table:table-cell table:style-name="ce225" table:formula="of:=[.AP33]/[.$G$4]" office:value-type="float" office:value="33.5017926034322" calcext:value-type="float">
            <text:p>33,5017926034</text:p>
          </table:table-cell>
          <table:table-cell table:style-name="ce225" table:formula="of:=[.AQ33]/[.$G$4]" office:value-type="float" office:value="20.9636777638191" calcext:value-type="float">
            <text:p>20,9636777638</text:p>
          </table:table-cell>
          <table:table-cell table:style-name="ce225" table:formula="of:=[.AS33]/[.$G$4]" office:value-type="float" office:value="4.17464883960768" calcext:value-type="float">
            <text:p>4,1746488396</text:p>
          </table:table-cell>
          <table:table-cell table:style-name="ce225" table:formula="of:=[.AT33]/[.$G$4]" office:value-type="float" office:value="1.35528267182821" calcext:value-type="float">
            <text:p>1,3552826718</text:p>
          </table:table-cell>
          <table:table-cell table:style-name="ce225" table:formula="of:=[.AU33]/[.$G$4]" office:value-type="float" office:value="0.897013647901944" calcext:value-type="float">
            <text:p>0,8970136479</text:p>
          </table:table-cell>
          <table:table-cell table:style-name="ce225" table:formula="of:=[.AW33]/[.$G$4]" office:value-type="float" office:value="0.323071200069239" calcext:value-type="float">
            <text:p>0,3230712001</text:p>
          </table:table-cell>
          <table:table-cell table:style-name="Default" table:number-columns-repeated="4"/>
          <table:table-cell table:style-name="ce232" office:value-type="float" office:value="250" calcext:value-type="float">
            <text:p>250</text:p>
          </table:table-cell>
          <table:table-cell table:style-name="ce235" table:formula="of:=[.BE33]/[.$AY$5]" office:value-type="float" office:value="4.18987341772152" calcext:value-type="float">
            <text:p>4,1898734177</text:p>
          </table:table-cell>
          <table:table-cell table:style-name="ce235" table:formula="of:=[.BF33]/[.$AY$5]" office:value-type="float" office:value="2.93819335083115" calcext:value-type="float">
            <text:p>2,9381933508</text:p>
          </table:table-cell>
          <table:table-cell table:style-name="ce235" table:formula="of:=[.BH33]/[.$AY$5]" office:value-type="float" office:value="0.744430594953951" calcext:value-type="float">
            <text:p>0,744430595</text:p>
          </table:table-cell>
          <table:table-cell table:style-name="ce235" table:formula="of:=[.BI33]/[.$AY$5]" office:value-type="float" office:value="0.361569031165664" calcext:value-type="float">
            <text:p>0,3615690312</text:p>
          </table:table-cell>
          <table:table-cell table:style-name="ce235" table:formula="of:=[.BJ33]/[.$AY$5]" office:value-type="float" office:value="0.309577115785008" calcext:value-type="float">
            <text:p>0,3095771158</text:p>
          </table:table-cell>
          <table:table-cell table:style-name="ce235" table:formula="of:=[.BL33]/[.$AY$5]" office:value-type="float" office:value="0.0909483641493792" calcext:value-type="float">
            <text:p>0,0909483641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60" calcext:value-type="float">
            <text:p>260</text:p>
          </table:table-cell>
          <table:table-cell table:style-name="ce195" table:formula="of:=[.L34]/[.$G$4]" office:value-type="float" office:value="27.0474823732872" calcext:value-type="float">
            <text:p>27,0474823733</text:p>
          </table:table-cell>
          <table:table-cell table:style-name="ce197" table:formula="of:=[.M34]/[.$G$4]" office:value-type="float" office:value="24.3545854271357" calcext:value-type="float">
            <text:p>24,3545854271</text:p>
          </table:table-cell>
          <table:table-cell table:style-name="ce197" table:formula="of:=[.O34]/[.$G$4]" office:value-type="float" office:value="9.54967063488997" calcext:value-type="float">
            <text:p>9,5496706349</text:p>
          </table:table-cell>
          <table:table-cell table:style-name="ce197" table:formula="of:=[.P34]/[.$G$4]" office:value-type="float" office:value="1.1358418517306" calcext:value-type="float">
            <text:p>1,1358418517</text:p>
          </table:table-cell>
          <table:table-cell table:style-name="ce197" table:formula="of:=[.Q34]/[.$G$4]" office:value-type="float" office:value="1.00607418899854" calcext:value-type="float">
            <text:p>1,006074189</text:p>
          </table:table-cell>
          <table:table-cell table:style-name="ce205" table:formula="of:=[.S34]/[.$G$4]" office:value-type="float" office:value="0.488620507485322" calcext:value-type="float">
            <text:p>0,4886205075</text:p>
          </table:table-cell>
          <table:table-cell table:style-name="Default" table:number-columns-repeated="4"/>
          <table:table-cell table:style-name="ce211" office:value-type="float" office:value="260" calcext:value-type="float">
            <text:p>260</text:p>
          </table:table-cell>
          <table:table-cell table:style-name="ce215" table:formula="of:=[.AA34]/[.$G$4]" office:value-type="float" office:value="30.7560363176799" calcext:value-type="float">
            <text:p>30,7560363177</text:p>
          </table:table-cell>
          <table:table-cell table:style-name="ce215" table:formula="of:=[.AB34]/[.$G$4]" office:value-type="float" office:value="21.9565954773869" calcext:value-type="float">
            <text:p>21,9565954774</text:p>
          </table:table-cell>
          <table:table-cell table:style-name="ce215" table:formula="of:=[.AD34]/[.$G$4]" office:value-type="float" office:value="7.99966235107604" calcext:value-type="float">
            <text:p>7,9996623511</text:p>
          </table:table-cell>
          <table:table-cell table:style-name="ce215" table:formula="of:=[.AE34]/[.$G$4]" office:value-type="float" office:value="1.26213759868357" calcext:value-type="float">
            <text:p>1,2621375987</text:p>
          </table:table-cell>
          <table:table-cell table:style-name="ce215" table:formula="of:=[.AF34]/[.$G$4]" office:value-type="float" office:value="0.929073057475982" calcext:value-type="float">
            <text:p>0,9290730575</text:p>
          </table:table-cell>
          <table:table-cell table:style-name="ce215" table:formula="of:=[.AH34]/[.$G$4]" office:value-type="float" office:value="0.447213595844491" calcext:value-type="float">
            <text:p>0,4472135958</text:p>
          </table:table-cell>
          <table:table-cell table:style-name="Default" table:number-columns-repeated="4"/>
          <table:table-cell table:style-name="ce221" office:value-type="float" office:value="260" calcext:value-type="float">
            <text:p>260</text:p>
          </table:table-cell>
          <table:table-cell table:style-name="ce225" table:formula="of:=[.AP34]/[.$G$4]" office:value-type="float" office:value="34.7855228149528" calcext:value-type="float">
            <text:p>34,785522815</text:p>
          </table:table-cell>
          <table:table-cell table:style-name="ce225" table:formula="of:=[.AQ34]/[.$G$4]" office:value-type="float" office:value="19.9520257537688" calcext:value-type="float">
            <text:p>19,9520257538</text:p>
          </table:table-cell>
          <table:table-cell table:style-name="ce225" table:formula="of:=[.AS34]/[.$G$4]" office:value-type="float" office:value="7.07465297917647" calcext:value-type="float">
            <text:p>7,0746529792</text:p>
          </table:table-cell>
          <table:table-cell table:style-name="ce225" table:formula="of:=[.AT34]/[.$G$4]" office:value-type="float" office:value="1.39874511531922" calcext:value-type="float">
            <text:p>1,3987451153</text:p>
          </table:table-cell>
          <table:table-cell table:style-name="ce225" table:formula="of:=[.AU34]/[.$G$4]" office:value-type="float" office:value="0.864225829749295" calcext:value-type="float">
            <text:p>0,8642258297</text:p>
          </table:table-cell>
          <table:table-cell table:style-name="ce225" table:formula="of:=[.AW34]/[.$G$4]" office:value-type="float" office:value="0.420565096388502" calcext:value-type="float">
            <text:p>0,4205650964</text:p>
          </table:table-cell>
          <table:table-cell table:style-name="Default" table:number-columns-repeated="4"/>
          <table:table-cell table:style-name="ce232" office:value-type="float" office:value="260" calcext:value-type="float">
            <text:p>260</text:p>
          </table:table-cell>
          <table:table-cell table:style-name="ce235" table:formula="of:=[.BE34]/[.$AY$5]" office:value-type="float" office:value="4.27004219409283" calcext:value-type="float">
            <text:p>4,2700421941</text:p>
          </table:table-cell>
          <table:table-cell table:style-name="ce235" table:formula="of:=[.BF34]/[.$AY$5]" office:value-type="float" office:value="3.11974628171479" calcext:value-type="float">
            <text:p>3,1197462817</text:p>
          </table:table-cell>
          <table:table-cell table:style-name="ce235" table:formula="of:=[.BH34]/[.$AY$5]" office:value-type="float" office:value="0.955540568926266" calcext:value-type="float">
            <text:p>0,9555405689</text:p>
          </table:table-cell>
          <table:table-cell table:style-name="ce235" table:formula="of:=[.BI34]/[.$AY$5]" office:value-type="float" office:value="0.366833689657494" calcext:value-type="float">
            <text:p>0,3668336897</text:p>
          </table:table-cell>
          <table:table-cell table:style-name="ce235" table:formula="of:=[.BJ34]/[.$AY$5]" office:value-type="float" office:value="0.323172874984287" calcext:value-type="float">
            <text:p>0,323172875</text:p>
          </table:table-cell>
          <table:table-cell table:style-name="ce235" table:formula="of:=[.BL34]/[.$AY$5]" office:value-type="float" office:value="0.103040205523446" calcext:value-type="float">
            <text:p>0,103040205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70" calcext:value-type="float">
            <text:p>270</text:p>
          </table:table-cell>
          <table:table-cell table:style-name="ce195" table:formula="of:=[.L35]/[.$G$4]" office:value-type="float" office:value="27.5823699614208" calcext:value-type="float">
            <text:p>27,5823699614</text:p>
          </table:table-cell>
          <table:table-cell table:style-name="ce197" table:formula="of:=[.M35]/[.$G$4]" office:value-type="float" office:value="24.1672424623116" calcext:value-type="float">
            <text:p>24,1672424623</text:p>
          </table:table-cell>
          <table:table-cell table:style-name="ce197" table:formula="of:=[.O35]/[.$G$4]" office:value-type="float" office:value="9.04966670508873" calcext:value-type="float">
            <text:p>9,0496667051</text:p>
          </table:table-cell>
          <table:table-cell table:style-name="ce197" table:formula="of:=[.P35]/[.$G$4]" office:value-type="float" office:value="1.1540983505373" calcext:value-type="float">
            <text:p>1,1540983505</text:p>
          </table:table-cell>
          <table:table-cell table:style-name="ce197" table:formula="of:=[.Q35]/[.$G$4]" office:value-type="float" office:value="1.00007790992064" calcext:value-type="float">
            <text:p>1,0000779099</text:p>
          </table:table-cell>
          <table:table-cell table:style-name="ce205" table:formula="of:=[.S35]/[.$G$4]" office:value-type="float" office:value="0.475657440114483" calcext:value-type="float">
            <text:p>0,4756574401</text:p>
          </table:table-cell>
          <table:table-cell table:style-name="Default" table:number-columns-repeated="4"/>
          <table:table-cell table:style-name="ce211" office:value-type="float" office:value="270" calcext:value-type="float">
            <text:p>270</text:p>
          </table:table-cell>
          <table:table-cell table:style-name="ce215" table:formula="of:=[.AA35]/[.$G$4]" office:value-type="float" office:value="30.8630138353066" calcext:value-type="float">
            <text:p>30,8630138353</text:p>
          </table:table-cell>
          <table:table-cell table:style-name="ce215" table:formula="of:=[.AB35]/[.$G$4]" office:value-type="float" office:value="22.0690012562814" calcext:value-type="float">
            <text:p>22,0690012563</text:p>
          </table:table-cell>
          <table:table-cell table:style-name="ce215" table:formula="of:=[.AD35]/[.$G$4]" office:value-type="float" office:value="8.97465944205445" calcext:value-type="float">
            <text:p>8,9746594421</text:p>
          </table:table-cell>
          <table:table-cell table:style-name="ce215" table:formula="of:=[.AE35]/[.$G$4]" office:value-type="float" office:value="1.26577180804331" calcext:value-type="float">
            <text:p>1,265771808</text:p>
          </table:table-cell>
          <table:table-cell table:style-name="ce215" table:formula="of:=[.AF35]/[.$G$4]" office:value-type="float" office:value="0.932695412322907" calcext:value-type="float">
            <text:p>0,9326954123</text:p>
          </table:table-cell>
          <table:table-cell table:style-name="ce215" table:formula="of:=[.AH35]/[.$G$4]" office:value-type="float" office:value="0.473682383367882" calcext:value-type="float">
            <text:p>0,4736823834</text:p>
          </table:table-cell>
          <table:table-cell table:style-name="Default" table:number-columns-repeated="4"/>
          <table:table-cell table:style-name="ce221" office:value-type="float" office:value="270" calcext:value-type="float">
            <text:p>270</text:p>
          </table:table-cell>
          <table:table-cell table:style-name="ce225" table:formula="of:=[.AP35]/[.$G$4]" office:value-type="float" office:value="32.9847346015698" calcext:value-type="float">
            <text:p>32,9847346016</text:p>
          </table:table-cell>
          <table:table-cell table:style-name="ce225" table:formula="of:=[.AQ35]/[.$G$4]" office:value-type="float" office:value="20.6826633165829" calcext:value-type="float">
            <text:p>20,6826633166</text:p>
          </table:table-cell>
          <table:table-cell table:style-name="ce225" table:formula="of:=[.AS35]/[.$G$4]" office:value-type="float" office:value="7.77465889391983" calcext:value-type="float">
            <text:p>7,7746588939</text:p>
          </table:table-cell>
          <table:table-cell table:style-name="ce225" table:formula="of:=[.AT35]/[.$G$4]" office:value-type="float" office:value="1.33776237591311" calcext:value-type="float">
            <text:p>1,3377623759</text:p>
          </table:table-cell>
          <table:table-cell table:style-name="ce225" table:formula="of:=[.AU35]/[.$G$4]" office:value-type="float" office:value="0.8879190065123" calcext:value-type="float">
            <text:p>0,8879190065</text:p>
          </table:table-cell>
          <table:table-cell table:style-name="ce225" table:formula="of:=[.AW35]/[.$G$4]" office:value-type="float" office:value="0.440879802552529" calcext:value-type="float">
            <text:p>0,4408798026</text:p>
          </table:table-cell>
          <table:table-cell table:style-name="Default" table:number-columns-repeated="4"/>
          <table:table-cell table:style-name="ce232" office:value-type="float" office:value="270" calcext:value-type="float">
            <text:p>270</text:p>
          </table:table-cell>
          <table:table-cell table:style-name="ce235" table:formula="of:=[.BE35]/[.$AY$5]" office:value-type="float" office:value="4.31223628691983" calcext:value-type="float">
            <text:p>4,3122362869</text:p>
          </table:table-cell>
          <table:table-cell table:style-name="ce235" table:formula="of:=[.BF35]/[.$AY$5]" office:value-type="float" office:value="2.71217847769029" calcext:value-type="float">
            <text:p>2,7121784777</text:p>
          </table:table-cell>
          <table:table-cell table:style-name="ce235" table:formula="of:=[.BH35]/[.$AY$5]" office:value-type="float" office:value="1.13332017583458" calcext:value-type="float">
            <text:p>1,1333201758</text:p>
          </table:table-cell>
          <table:table-cell table:style-name="ce235" table:formula="of:=[.BI35]/[.$AY$5]" office:value-type="float" office:value="0.369601646835055" calcext:value-type="float">
            <text:p>0,3696016468</text:p>
          </table:table-cell>
          <table:table-cell table:style-name="ce235" table:formula="of:=[.BJ35]/[.$AY$5]" office:value-type="float" office:value="0.292514072106961" calcext:value-type="float">
            <text:p>0,2925140721</text:p>
          </table:table-cell>
          <table:table-cell table:style-name="ce235" table:formula="of:=[.BL35]/[.$AY$5]" office:value-type="float" office:value="0.112216721549878" calcext:value-type="float">
            <text:p>0,112216721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80" calcext:value-type="float">
            <text:p>280</text:p>
          </table:table-cell>
          <table:table-cell table:style-name="ce195" table:formula="of:=[.L36]/[.$G$4]" office:value-type="float" office:value="27.4932220300652" calcext:value-type="float">
            <text:p>27,4932220301</text:p>
          </table:table-cell>
          <table:table-cell table:style-name="ce197" table:formula="of:=[.M36]/[.$G$4]" office:value-type="float" office:value="24.822942839196" calcext:value-type="float">
            <text:p>24,8229428392</text:p>
          </table:table-cell>
          <table:table-cell table:style-name="ce197" table:formula="of:=[.O36]/[.$G$4]" office:value-type="float" office:value="9.39965876866054" calcext:value-type="float">
            <text:p>9,3996587687</text:p>
          </table:table-cell>
          <table:table-cell table:style-name="ce197" table:formula="of:=[.P36]/[.$G$4]" office:value-type="float" office:value="1.15105664720541" calcext:value-type="float">
            <text:p>1,1510566472</text:p>
          </table:table-cell>
          <table:table-cell table:style-name="ce197" table:formula="of:=[.Q36]/[.$G$4]" office:value-type="float" office:value="1.02105177215828" calcext:value-type="float">
            <text:p>1,0210517722</text:p>
          </table:table-cell>
          <table:table-cell table:style-name="ce205" table:formula="of:=[.S36]/[.$G$4]" office:value-type="float" office:value="0.484767986110477" calcext:value-type="float">
            <text:p>0,4847679861</text:p>
          </table:table-cell>
          <table:table-cell table:style-name="Default" table:number-columns-repeated="4"/>
          <table:table-cell table:style-name="ce211" office:value-type="float" office:value="280" calcext:value-type="float">
            <text:p>280</text:p>
          </table:table-cell>
          <table:table-cell table:style-name="ce215" table:formula="of:=[.AA36]/[.$G$4]" office:value-type="float" office:value="31.1304576293734" calcext:value-type="float">
            <text:p>31,1304576294</text:p>
          </table:table-cell>
          <table:table-cell table:style-name="ce215" table:formula="of:=[.AB36]/[.$G$4]" office:value-type="float" office:value="23.5302763819095" calcext:value-type="float">
            <text:p>23,5302763819</text:p>
          </table:table-cell>
          <table:table-cell table:style-name="ce215" table:formula="of:=[.AD36]/[.$G$4]" office:value-type="float" office:value="9.14963374586404" calcext:value-type="float">
            <text:p>9,1496337459</text:p>
          </table:table-cell>
          <table:table-cell table:style-name="ce215" table:formula="of:=[.AE36]/[.$G$4]" office:value-type="float" office:value="1.27485537772317" calcext:value-type="float">
            <text:p>1,2748553777</text:p>
          </table:table-cell>
          <table:table-cell table:style-name="ce215" table:formula="of:=[.AF36]/[.$G$4]" office:value-type="float" office:value="0.979667191888006" calcext:value-type="float">
            <text:p>0,9796671919</text:p>
          </table:table-cell>
          <table:table-cell table:style-name="ce215" table:formula="of:=[.AH36]/[.$G$4]" office:value-type="float" office:value="0.47827816212469" calcext:value-type="float">
            <text:p>0,4782781621</text:p>
          </table:table-cell>
          <table:table-cell table:style-name="Default" table:number-columns-repeated="4"/>
          <table:table-cell table:style-name="ce221" office:value-type="float" office:value="280" calcext:value-type="float">
            <text:p>280</text:p>
          </table:table-cell>
          <table:table-cell table:style-name="ce225" table:formula="of:=[.AP36]/[.$G$4]" office:value-type="float" office:value="32.9847346015698" calcext:value-type="float">
            <text:p>32,9847346016</text:p>
          </table:table-cell>
          <table:table-cell table:style-name="ce225" table:formula="of:=[.AQ36]/[.$G$4]" office:value-type="float" office:value="20.6826633165829" calcext:value-type="float">
            <text:p>20,6826633166</text:p>
          </table:table-cell>
          <table:table-cell table:style-name="ce225" table:formula="of:=[.AS36]/[.$G$4]" office:value-type="float" office:value="6.92465889391982" calcext:value-type="float">
            <text:p>6,9246588939</text:p>
          </table:table-cell>
          <table:table-cell table:style-name="ce225" table:formula="of:=[.AT36]/[.$G$4]" office:value-type="float" office:value="1.33776237591311" calcext:value-type="float">
            <text:p>1,3377623759</text:p>
          </table:table-cell>
          <table:table-cell table:style-name="ce225" table:formula="of:=[.AU36]/[.$G$4]" office:value-type="float" office:value="0.8879190065123" calcext:value-type="float">
            <text:p>0,8879190065</text:p>
          </table:table-cell>
          <table:table-cell table:style-name="ce225" table:formula="of:=[.AW36]/[.$G$4]" office:value-type="float" office:value="0.416082924786343" calcext:value-type="float">
            <text:p>0,4160829248</text:p>
          </table:table-cell>
          <table:table-cell table:style-name="Default" table:number-columns-repeated="4"/>
          <table:table-cell table:style-name="ce232" office:value-type="float" office:value="280" calcext:value-type="float">
            <text:p>280</text:p>
          </table:table-cell>
          <table:table-cell table:style-name="ce235" table:formula="of:=[.BE36]/[.$AY$5]" office:value-type="float" office:value="4.35864978902954" calcext:value-type="float">
            <text:p>4,358649789</text:p>
          </table:table-cell>
          <table:table-cell table:style-name="ce235" table:formula="of:=[.BF36]/[.$AY$5]" office:value-type="float" office:value="2.88632108486439" calcext:value-type="float">
            <text:p>2,8863210849</text:p>
          </table:table-cell>
          <table:table-cell table:style-name="ce235" table:formula="of:=[.BH36]/[.$AY$5]" office:value-type="float" office:value="1.51109695809048" calcext:value-type="float">
            <text:p>1,5110969581</text:p>
          </table:table-cell>
          <table:table-cell table:style-name="ce235" table:formula="of:=[.BI36]/[.$AY$5]" office:value-type="float" office:value="0.372644146229801" calcext:value-type="float">
            <text:p>0,3726441462</text:p>
          </table:table-cell>
          <table:table-cell table:style-name="ce235" table:formula="of:=[.BJ36]/[.$AY$5]" office:value-type="float" office:value="0.30567528747214" calcext:value-type="float">
            <text:p>0,3056752875</text:p>
          </table:table-cell>
          <table:table-cell table:style-name="ce235" table:formula="of:=[.BL36]/[.$AY$5]" office:value-type="float" office:value="0.129576708786811" calcext:value-type="float">
            <text:p>0,129576708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290" calcext:value-type="float">
            <text:p>290</text:p>
          </table:table-cell>
          <table:table-cell table:style-name="ce195" table:formula="of:=[.L37]/[.$G$4]" office:value-type="float" office:value="27.5110516163363" calcext:value-type="float">
            <text:p>27,5110516163</text:p>
          </table:table-cell>
          <table:table-cell table:style-name="ce197" table:formula="of:=[.M37]/[.$G$4]" office:value-type="float" office:value="26.1530778894472" calcext:value-type="float">
            <text:p>26,1530778894</text:p>
          </table:table-cell>
          <table:table-cell table:style-name="ce197" table:formula="of:=[.O37]/[.$G$4]" office:value-type="float" office:value="10.2746402506621" calcext:value-type="float">
            <text:p>10,2746402507</text:p>
          </table:table-cell>
          <table:table-cell table:style-name="ce197" table:formula="of:=[.P37]/[.$G$4]" office:value-type="float" office:value="1.15166502089881" calcext:value-type="float">
            <text:p>1,1516650209</text:p>
          </table:table-cell>
          <table:table-cell table:style-name="ce197" table:formula="of:=[.Q37]/[.$G$4]" office:value-type="float" office:value="1.06349204546589" calcext:value-type="float">
            <text:p>1,0634920455</text:p>
          </table:table-cell>
          <table:table-cell table:style-name="ce205" table:formula="of:=[.S37]/[.$G$4]" office:value-type="float" office:value="0.506828373719747" calcext:value-type="float">
            <text:p>0,5068283737</text:p>
          </table:table-cell>
          <table:table-cell table:style-name="Default" table:number-columns-repeated="4"/>
          <table:table-cell table:style-name="ce211" office:value-type="float" office:value="290" calcext:value-type="float">
            <text:p>290</text:p>
          </table:table-cell>
          <table:table-cell table:style-name="ce215" table:formula="of:=[.AA37]/[.$G$4]" office:value-type="float" office:value="30.8451842490355" calcext:value-type="float">
            <text:p>30,845184249</text:p>
          </table:table-cell>
          <table:table-cell table:style-name="ce215" table:formula="of:=[.AB37]/[.$G$4]" office:value-type="float" office:value="22.9307788944724" calcext:value-type="float">
            <text:p>22,9307788945</text:p>
          </table:table-cell>
          <table:table-cell table:style-name="ce215" table:formula="of:=[.AD37]/[.$G$4]" office:value-type="float" office:value="6.99964634795001" calcext:value-type="float">
            <text:p>6,999646348</text:p>
          </table:table-cell>
          <table:table-cell table:style-name="ce215" table:formula="of:=[.AE37]/[.$G$4]" office:value-type="float" office:value="1.2651661377323" calcext:value-type="float">
            <text:p>1,2651661377</text:p>
          </table:table-cell>
          <table:table-cell table:style-name="ce215" table:formula="of:=[.AF37]/[.$G$4]" office:value-type="float" office:value="0.960422544871892" calcext:value-type="float">
            <text:p>0,9604225449</text:p>
          </table:table-cell>
          <table:table-cell table:style-name="ce215" table:formula="of:=[.AH37]/[.$G$4]" office:value-type="float" office:value="0.418330013674201" calcext:value-type="float">
            <text:p>0,4183300137</text:p>
          </table:table-cell>
          <table:table-cell table:style-name="Default" table:number-columns-repeated="4"/>
          <table:table-cell table:style-name="ce221" office:value-type="float" office:value="290" calcext:value-type="float">
            <text:p>290</text:p>
          </table:table-cell>
          <table:table-cell table:style-name="ce225" table:formula="of:=[.AP37]/[.$G$4]" office:value-type="float" office:value="34.3932719169882" calcext:value-type="float">
            <text:p>34,393271917</text:p>
          </table:table-cell>
          <table:table-cell table:style-name="ce225" table:formula="of:=[.AQ37]/[.$G$4]" office:value-type="float" office:value="19.502402638191" calcext:value-type="float">
            <text:p>19,5024026382</text:p>
          </table:table-cell>
          <table:table-cell table:style-name="ce225" table:formula="of:=[.AS37]/[.$G$4]" office:value-type="float" office:value="3.77466462428152" calcext:value-type="float">
            <text:p>3,7746646243</text:p>
          </table:table-cell>
          <table:table-cell table:style-name="ce225" table:formula="of:=[.AT37]/[.$G$4]" office:value-type="float" office:value="1.38547021477996" calcext:value-type="float">
            <text:p>1,3854702148</text:p>
          </table:table-cell>
          <table:table-cell table:style-name="ce225" table:formula="of:=[.AU37]/[.$G$4]" office:value-type="float" office:value="0.849609704621007" calcext:value-type="float">
            <text:p>0,8496097046</text:p>
          </table:table-cell>
          <table:table-cell table:style-name="ce225" table:formula="of:=[.AW37]/[.$G$4]" office:value-type="float" office:value="0.307205143645254" calcext:value-type="float">
            <text:p>0,3072051436</text:p>
          </table:table-cell>
          <table:table-cell table:style-name="Default" table:number-columns-repeated="4"/>
          <table:table-cell table:style-name="ce232" office:value-type="float" office:value="290" calcext:value-type="float">
            <text:p>290</text:p>
          </table:table-cell>
          <table:table-cell table:style-name="ce235" table:formula="of:=[.BE37]/[.$AY$5]" office:value-type="float" office:value="4.24472573839662" calcext:value-type="float">
            <text:p>4,2447257384</text:p>
          </table:table-cell>
          <table:table-cell table:style-name="ce235" table:formula="of:=[.BF37]/[.$AY$5]" office:value-type="float" office:value="3.01970691163605" calcext:value-type="float">
            <text:p>3,0197069116</text:p>
          </table:table-cell>
          <table:table-cell table:style-name="ce235" table:formula="of:=[.BH37]/[.$AY$5]" office:value-type="float" office:value="1.18887446883278" calcext:value-type="float">
            <text:p>1,1888744688</text:p>
          </table:table-cell>
          <table:table-cell table:style-name="ce235" table:formula="of:=[.BI37]/[.$AY$5]" office:value-type="float" office:value="0.365171959666436" calcext:value-type="float">
            <text:p>0,3651719597</text:p>
          </table:table-cell>
          <table:table-cell table:style-name="ce235" table:formula="of:=[.BJ37]/[.$AY$5]" office:value-type="float" office:value="0.315692632790332" calcext:value-type="float">
            <text:p>0,3156926328</text:p>
          </table:table-cell>
          <table:table-cell table:style-name="ce235" table:formula="of:=[.BL37]/[.$AY$5]" office:value-type="float" office:value="0.114934227045875" calcext:value-type="float">
            <text:p>0,114934227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00" calcext:value-type="float">
            <text:p>300</text:p>
          </table:table-cell>
          <table:table-cell table:style-name="ce195" table:formula="of:=[.L38]/[.$G$4]" office:value-type="float" office:value="28.36687175735" calcext:value-type="float">
            <text:p>28,3668717574</text:p>
          </table:table-cell>
          <table:table-cell table:style-name="ce197" table:formula="of:=[.M38]/[.$G$4]" office:value-type="float" office:value="25.6285175879397" calcext:value-type="float">
            <text:p>25,6285175879</text:p>
          </table:table-cell>
          <table:table-cell table:style-name="ce197" table:formula="of:=[.O38]/[.$G$4]" office:value-type="float" office:value="8.94963649956413" calcext:value-type="float">
            <text:p>8,9496364996</text:p>
          </table:table-cell>
          <table:table-cell table:style-name="ce197" table:formula="of:=[.P38]/[.$G$4]" office:value-type="float" office:value="1.18084797836393" calcext:value-type="float">
            <text:p>1,1808479784</text:p>
          </table:table-cell>
          <table:table-cell table:style-name="ce197" table:formula="of:=[.Q38]/[.$G$4]" office:value-type="float" office:value="1.04677134579906" calcext:value-type="float">
            <text:p>1,0467713458</text:p>
          </table:table-cell>
          <table:table-cell table:style-name="ce205" table:formula="of:=[.S38]/[.$G$4]" office:value-type="float" office:value="0.473022198633798" calcext:value-type="float">
            <text:p>0,4730221986</text:p>
          </table:table-cell>
          <table:table-cell table:style-name="Default" table:number-columns-repeated="4"/>
          <table:table-cell table:style-name="ce211" office:value-type="float" office:value="300" calcext:value-type="float">
            <text:p>300</text:p>
          </table:table-cell>
          <table:table-cell table:style-name="ce215" table:formula="of:=[.AA38]/[.$G$4]" office:value-type="float" office:value="30.5420812824265" calcext:value-type="float">
            <text:p>30,5420812824</text:p>
          </table:table-cell>
          <table:table-cell table:style-name="ce215" table:formula="of:=[.AB38]/[.$G$4]" office:value-type="float" office:value="22.9682474874372" calcext:value-type="float">
            <text:p>22,9682474874</text:p>
          </table:table-cell>
          <table:table-cell table:style-name="ce215" table:formula="of:=[.AD38]/[.$G$4]" office:value-type="float" office:value="4.57464925095916" calcext:value-type="float">
            <text:p>4,574649251</text:p>
          </table:table-cell>
          <table:table-cell table:style-name="ce215" table:formula="of:=[.AE38]/[.$G$4]" office:value-type="float" office:value="1.25486781893172" calcext:value-type="float">
            <text:p>1,2548678189</text:p>
          </table:table-cell>
          <table:table-cell table:style-name="ce215" table:formula="of:=[.AF38]/[.$G$4]" office:value-type="float" office:value="0.961626356390738" calcext:value-type="float">
            <text:p>0,9616263564</text:p>
          </table:table-cell>
          <table:table-cell table:style-name="ce215" table:formula="of:=[.AH38]/[.$G$4]" office:value-type="float" office:value="0.338193731960851" calcext:value-type="float">
            <text:p>0,338193732</text:p>
          </table:table-cell>
          <table:table-cell table:style-name="Default" table:number-columns-repeated="4"/>
          <table:table-cell table:style-name="ce221" office:value-type="float" office:value="300" calcext:value-type="float">
            <text:p>300</text:p>
          </table:table-cell>
          <table:table-cell table:style-name="ce225" table:formula="of:=[.AP38]/[.$G$4]" office:value-type="float" office:value="32.3072103232673" calcext:value-type="float">
            <text:p>32,3072103233</text:p>
          </table:table-cell>
          <table:table-cell table:style-name="ce225" table:formula="of:=[.AQ38]/[.$G$4]" office:value-type="float" office:value="21.5631752512563" calcext:value-type="float">
            <text:p>21,5631752513</text:p>
          </table:table-cell>
          <table:table-cell table:style-name="ce225" table:formula="of:=[.AS38]/[.$G$4]" office:value-type="float" office:value="1.47465167698096" calcext:value-type="float">
            <text:p>1,474651677</text:p>
          </table:table-cell>
          <table:table-cell table:style-name="ce225" table:formula="of:=[.AT38]/[.$G$4]" office:value-type="float" office:value="1.31479125513891" calcext:value-type="float">
            <text:p>1,3147912551</text:p>
          </table:table-cell>
          <table:table-cell table:style-name="ce225" table:formula="of:=[.AU38]/[.$G$4]" office:value-type="float" office:value="0.916383821081135" calcext:value-type="float">
            <text:p>0,9163838211</text:p>
          </table:table-cell>
          <table:table-cell table:style-name="ce225" table:formula="of:=[.AW38]/[.$G$4]" office:value-type="float" office:value="0.19202864452144" calcext:value-type="float">
            <text:p>0,1920286445</text:p>
          </table:table-cell>
          <table:table-cell table:style-name="Default" table:number-columns-repeated="4"/>
          <table:table-cell table:style-name="ce232" office:value-type="float" office:value="300" calcext:value-type="float">
            <text:p>300</text:p>
          </table:table-cell>
          <table:table-cell table:style-name="ce235" table:formula="of:=[.BE38]/[.$AY$5]" office:value-type="float" office:value="3.9620253164557" calcext:value-type="float">
            <text:p>3,9620253165</text:p>
          </table:table-cell>
          <table:table-cell table:style-name="ce235" table:formula="of:=[.BF38]/[.$AY$5]" office:value-type="float" office:value="2.83074365704287" calcext:value-type="float">
            <text:p>2,830743657</text:p>
          </table:table-cell>
          <table:table-cell table:style-name="ce235" table:formula="of:=[.BH38]/[.$AY$5]" office:value-type="float" office:value="0.755542938142768" calcext:value-type="float">
            <text:p>0,7555429381</text:p>
          </table:table-cell>
          <table:table-cell table:style-name="ce235" table:formula="of:=[.BI38]/[.$AY$5]" office:value-type="float" office:value="0.346564051767088" calcext:value-type="float">
            <text:p>0,3465640518</text:p>
          </table:table-cell>
          <table:table-cell table:style-name="ce235" table:formula="of:=[.BJ38]/[.$AY$5]" office:value-type="float" office:value="0.301485596755613" calcext:value-type="float">
            <text:p>0,3014855968</text:p>
          </table:table-cell>
          <table:table-cell table:style-name="ce235" table:formula="of:=[.BL38]/[.$AY$5]" office:value-type="float" office:value="0.091624569473055" calcext:value-type="float">
            <text:p>0,091624569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10" calcext:value-type="float">
            <text:p>310</text:p>
          </table:table-cell>
          <table:table-cell table:style-name="ce195" table:formula="of:=[.L39]/[.$G$4]" office:value-type="float" office:value="26.9226752693894" calcext:value-type="float">
            <text:p>26,9226752694</text:p>
          </table:table-cell>
          <table:table-cell table:style-name="ce197" table:formula="of:=[.M39]/[.$G$4]" office:value-type="float" office:value="23.7550879396985" calcext:value-type="float">
            <text:p>23,7550879397</text:p>
          </table:table-cell>
          <table:table-cell table:style-name="ce197" table:formula="of:=[.O39]/[.$G$4]" office:value-type="float" office:value="7.0746802247407" calcext:value-type="float">
            <text:p>7,0746802247</text:p>
          </table:table-cell>
          <table:table-cell table:style-name="ce197" table:formula="of:=[.P39]/[.$G$4]" office:value-type="float" office:value="1.13157979640723" calcext:value-type="float">
            <text:p>1,1315797964</text:p>
          </table:table-cell>
          <table:table-cell table:style-name="ce197" table:formula="of:=[.Q39]/[.$G$4]" office:value-type="float" office:value="0.986875178946299" calcext:value-type="float">
            <text:p>0,9868751789</text:p>
          </table:table-cell>
          <table:table-cell table:style-name="ce205" table:formula="of:=[.S39]/[.$G$4]" office:value-type="float" office:value="0.420565096404682" calcext:value-type="float">
            <text:p>0,4205650964</text:p>
          </table:table-cell>
          <table:table-cell table:style-name="Default" table:number-columns-repeated="4"/>
          <table:table-cell table:style-name="ce211" office:value-type="float" office:value="310" calcext:value-type="float">
            <text:p>310</text:p>
          </table:table-cell>
          <table:table-cell table:style-name="ce215" table:formula="of:=[.AA39]/[.$G$4]" office:value-type="float" office:value="29.0800552081948" calcext:value-type="float">
            <text:p>29,0800552082</text:p>
          </table:table-cell>
          <table:table-cell table:style-name="ce215" table:formula="of:=[.AB39]/[.$G$4]" office:value-type="float" office:value="24.2421796482412" calcext:value-type="float">
            <text:p>24,2421796482</text:p>
          </table:table-cell>
          <table:table-cell table:style-name="ce215" table:formula="of:=[.AD39]/[.$G$4]" office:value-type="float" office:value="2.77464751803873" calcext:value-type="float">
            <text:p>2,774647518</text:p>
          </table:table-cell>
          <table:table-cell table:style-name="ce215" table:formula="of:=[.AE39]/[.$G$4]" office:value-type="float" office:value="1.20513997946124" calcext:value-type="float">
            <text:p>1,2051399795</text:p>
          </table:table-cell>
          <table:table-cell table:style-name="ce215" table:formula="of:=[.AF39]/[.$G$4]" office:value-type="float" office:value="1.00247678793233" calcext:value-type="float">
            <text:p>1,0024767879</text:p>
          </table:table-cell>
          <table:table-cell table:style-name="ce215" table:formula="of:=[.AH39]/[.$G$4]" office:value-type="float" office:value="0.263391344504922" calcext:value-type="float">
            <text:p>0,2633913445</text:p>
          </table:table-cell>
          <table:table-cell table:style-name="Default" table:number-columns-repeated="4"/>
          <table:table-cell table:style-name="ce221" office:value-type="float" office:value="310" calcext:value-type="float">
            <text:p>310</text:p>
          </table:table-cell>
          <table:table-cell table:style-name="ce225" table:formula="of:=[.AP39]/[.$G$4]" office:value-type="float" office:value="32.3072103232673" calcext:value-type="float">
            <text:p>32,3072103233</text:p>
          </table:table-cell>
          <table:table-cell table:style-name="ce225" table:formula="of:=[.AQ39]/[.$G$4]" office:value-type="float" office:value="21.6193781407035" calcext:value-type="float">
            <text:p>21,6193781407</text:p>
          </table:table-cell>
          <table:table-cell table:style-name="ce225" table:formula="of:=[.AS39]/[.$G$4]" office:value-type="float" office:value="0.199650769101675" calcext:value-type="float">
            <text:p>0,1996507691</text:p>
          </table:table-cell>
          <table:table-cell table:style-name="ce225" table:formula="of:=[.AT39]/[.$G$4]" office:value-type="float" office:value="1.31479125513891" calcext:value-type="float">
            <text:p>1,3147912551</text:p>
          </table:table-cell>
          <table:table-cell table:style-name="ce225" table:formula="of:=[.AU39]/[.$G$4]" office:value-type="float" office:value="0.918197632761468" calcext:value-type="float">
            <text:p>0,9181976328</text:p>
          </table:table-cell>
          <table:table-cell table:style-name="ce225" table:formula="of:=[.AW39]/[.$G$4]" office:value-type="float" office:value="0.0707106803708492" calcext:value-type="float">
            <text:p>0,0707106804</text:p>
          </table:table-cell>
          <table:table-cell table:style-name="Default" table:number-columns-repeated="4"/>
          <table:table-cell table:style-name="ce232" office:value-type="float" office:value="310" calcext:value-type="float">
            <text:p>310</text:p>
          </table:table-cell>
          <table:table-cell table:style-name="ce235" table:formula="of:=[.BE39]/[.$AY$5]" office:value-type="float" office:value="4.0126582278481" calcext:value-type="float">
            <text:p>4,0126582278</text:p>
          </table:table-cell>
          <table:table-cell table:style-name="ce235" table:formula="of:=[.BF39]/[.$AY$5]" office:value-type="float" office:value="2.95671916010499" calcext:value-type="float">
            <text:p>2,9567191601</text:p>
          </table:table-cell>
          <table:table-cell table:style-name="ce235" table:formula="of:=[.BH39]/[.$AY$5]" office:value-type="float" office:value="0.344431097103046" calcext:value-type="float">
            <text:p>0,3444310971</text:p>
          </table:table-cell>
          <table:table-cell table:style-name="ce235" table:formula="of:=[.BI39]/[.$AY$5]" office:value-type="float" office:value="0.349904157095561" calcext:value-type="float">
            <text:p>0,3499041571</text:p>
          </table:table-cell>
          <table:table-cell table:style-name="ce235" table:formula="of:=[.BJ39]/[.$AY$5]" office:value-type="float" office:value="0.310968686337484" calcext:value-type="float">
            <text:p>0,3109686863</text:p>
          </table:table-cell>
          <table:table-cell table:style-name="ce235" table:formula="of:=[.BL39]/[.$AY$5]" office:value-type="float" office:value="0.0618640485004636" calcext:value-type="float">
            <text:p>0,0618640485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20" calcext:value-type="float">
            <text:p>320</text:p>
          </table:table-cell>
          <table:table-cell table:style-name="ce195" table:formula="of:=[.L40]/[.$G$4]" office:value-type="float" office:value="26.3699580949847" calcext:value-type="float">
            <text:p>26,369958095</text:p>
          </table:table-cell>
          <table:table-cell table:style-name="ce197" table:formula="of:=[.M40]/[.$G$4]" office:value-type="float" office:value="25.0664886934673" calcext:value-type="float">
            <text:p>25,0664886935</text:p>
          </table:table-cell>
          <table:table-cell table:style-name="ce197" table:formula="of:=[.O40]/[.$G$4]" office:value-type="float" office:value="6.12466949887178" calcext:value-type="float">
            <text:p>6,1246694989</text:p>
          </table:table-cell>
          <table:table-cell table:style-name="ce197" table:formula="of:=[.P40]/[.$G$4]" office:value-type="float" office:value="1.11269457504353" calcext:value-type="float">
            <text:p>1,112694575</text:p>
          </table:table-cell>
          <table:table-cell table:style-name="ce197" table:formula="of:=[.Q40]/[.$G$4]" office:value-type="float" office:value="1.02883291825396" calcext:value-type="float">
            <text:p>1,0288329183</text:p>
          </table:table-cell>
          <table:table-cell table:style-name="ce205" table:formula="of:=[.S40]/[.$G$4]" office:value-type="float" office:value="0.39131189651004" calcext:value-type="float">
            <text:p>0,3913118965</text:p>
          </table:table-cell>
          <table:table-cell table:style-name="Default" table:number-columns-repeated="4"/>
          <table:table-cell table:style-name="ce211" office:value-type="float" office:value="320" calcext:value-type="float">
            <text:p>320</text:p>
          </table:table-cell>
          <table:table-cell table:style-name="ce215" table:formula="of:=[.AA40]/[.$G$4]" office:value-type="float" office:value="28.2955534122655" calcext:value-type="float">
            <text:p>28,2955534123</text:p>
          </table:table-cell>
          <table:table-cell table:style-name="ce215" table:formula="of:=[.AB40]/[.$G$4]" office:value-type="float" office:value="24.1110395728643" calcext:value-type="float">
            <text:p>24,1110395729</text:p>
          </table:table-cell>
          <table:table-cell table:style-name="ce215" table:formula="of:=[.AD40]/[.$G$4]" office:value-type="float" office:value="1.62465888239597" calcext:value-type="float">
            <text:p>1,6246588824</text:p>
          </table:table-cell>
          <table:table-cell table:style-name="ce215" table:formula="of:=[.AE40]/[.$G$4]" office:value-type="float" office:value="1.17841745252543" calcext:value-type="float">
            <text:p>1,1784174525</text:p>
          </table:table-cell>
          <table:table-cell table:style-name="ce215" table:formula="of:=[.AF40]/[.$G$4]" office:value-type="float" office:value="0.998278428325303" calcext:value-type="float">
            <text:p>0,9982784283</text:p>
          </table:table-cell>
          <table:table-cell table:style-name="ce215" table:formula="of:=[.AH40]/[.$G$4]" office:value-type="float" office:value="0.201556444561583" calcext:value-type="float">
            <text:p>0,2015564446</text:p>
          </table:table-cell>
          <table:table-cell table:style-name="Default" table:number-columns-repeated="4"/>
          <table:table-cell table:style-name="ce221" office:value-type="float" office:value="320" calcext:value-type="float">
            <text:p>320</text:p>
          </table:table-cell>
          <table:table-cell table:style-name="ce225" table:formula="of:=[.AP40]/[.$G$4]" office:value-type="float" office:value="30.1854895570041" calcext:value-type="float">
            <text:p>30,185489557</text:p>
          </table:table-cell>
          <table:table-cell table:style-name="ce225" table:formula="of:=[.AQ40]/[.$G$4]" office:value-type="float" office:value="22.2563442211055" calcext:value-type="float">
            <text:p>22,2563442211</text:p>
          </table:table-cell>
          <table:table-cell table:style-name="ce225" table:formula="of:=[.AS40]/[.$G$4]" office:value-type="float" office:value="0.0746640906769684" calcext:value-type="float">
            <text:p>0,0746640907</text:p>
          </table:table-cell>
          <table:table-cell table:style-name="ce225" table:formula="of:=[.AT40]/[.$G$4]" office:value-type="float" office:value="1.24274741194889" calcext:value-type="float">
            <text:p>1,2427474119</text:p>
          </table:table-cell>
          <table:table-cell table:style-name="ce225" table:formula="of:=[.AU40]/[.$G$4]" office:value-type="float" office:value="0.938729641755548" calcext:value-type="float">
            <text:p>0,9387296418</text:p>
          </table:table-cell>
          <table:table-cell table:style-name="ce225" table:formula="of:=[.AW40]/[.$G$4]" office:value-type="float" office:value="0.0433012737671601" calcext:value-type="float">
            <text:p>0,0433012738</text:p>
          </table:table-cell>
          <table:table-cell table:style-name="Default" table:number-columns-repeated="4"/>
          <table:table-cell table:style-name="ce232" office:value-type="float" office:value="320" calcext:value-type="float">
            <text:p>320</text:p>
          </table:table-cell>
          <table:table-cell table:style-name="ce235" table:formula="of:=[.BE40]/[.$AY$5]" office:value-type="float" office:value="3.9620253164557" calcext:value-type="float">
            <text:p>3,9620253165</text:p>
          </table:table-cell>
          <table:table-cell table:style-name="ce235" table:formula="of:=[.BF40]/[.$AY$5]" office:value-type="float" office:value="2.83815398075241" calcext:value-type="float">
            <text:p>2,8381539808</text:p>
          </table:table-cell>
          <table:table-cell table:style-name="ce235" table:formula="of:=[.BH40]/[.$AY$5]" office:value-type="float" office:value="0.188876238446225" calcext:value-type="float">
            <text:p>0,1888762384</text:p>
          </table:table-cell>
          <table:table-cell table:style-name="ce235" table:formula="of:=[.BI40]/[.$AY$5]" office:value-type="float" office:value="0.346564051767088" calcext:value-type="float">
            <text:p>0,3465640518</text:p>
          </table:table-cell>
          <table:table-cell table:style-name="ce235" table:formula="of:=[.BJ40]/[.$AY$5]" office:value-type="float" office:value="0.302044783363668" calcext:value-type="float">
            <text:p>0,3020447834</text:p>
          </table:table-cell>
          <table:table-cell table:style-name="ce235" table:formula="of:=[.BL40]/[.$AY$5]" office:value-type="float" office:value="0.0458122847590181" calcext:value-type="float">
            <text:p>0,045812284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30" calcext:value-type="float">
            <text:p>330</text:p>
          </table:table-cell>
          <table:table-cell table:style-name="ce195" table:formula="of:=[.L41]/[.$G$4]" office:value-type="float" office:value="26.869186510576" calcext:value-type="float">
            <text:p>26,8691865106</text:p>
          </table:table-cell>
          <table:table-cell table:style-name="ce197" table:formula="of:=[.M41]/[.$G$4]" office:value-type="float" office:value="25.2538316582915" calcext:value-type="float">
            <text:p>25,2538316583</text:p>
          </table:table-cell>
          <table:table-cell table:style-name="ce197" table:formula="of:=[.O41]/[.$G$4]" office:value-type="float" office:value="5.94966072504353" calcext:value-type="float">
            <text:p>5,949660725</text:p>
          </table:table-cell>
          <table:table-cell table:style-name="ce197" table:formula="of:=[.P41]/[.$G$4]" office:value-type="float" office:value="1.12975294028718" calcext:value-type="float">
            <text:p>1,1297529403</text:p>
          </table:table-cell>
          <table:table-cell table:style-name="ce197" table:formula="of:=[.Q41]/[.$G$4]" office:value-type="float" office:value="1.03481515740267" calcext:value-type="float">
            <text:p>1,0348151574</text:p>
          </table:table-cell>
          <table:table-cell table:style-name="ce205" table:formula="of:=[.S41]/[.$G$4]" office:value-type="float" office:value="0.385681215985441" calcext:value-type="float">
            <text:p>0,385681216</text:p>
          </table:table-cell>
          <table:table-cell table:style-name="Default" table:number-columns-repeated="4"/>
          <table:table-cell table:style-name="ce211" office:value-type="float" office:value="330" calcext:value-type="float">
            <text:p>330</text:p>
          </table:table-cell>
          <table:table-cell table:style-name="ce215" table:formula="of:=[.AA41]/[.$G$4]" office:value-type="float" office:value="27.6536883065053" calcext:value-type="float">
            <text:p>27,6536883065</text:p>
          </table:table-cell>
          <table:table-cell table:style-name="ce215" table:formula="of:=[.AB41]/[.$G$4]" office:value-type="float" office:value="24.9353486180904" calcext:value-type="float">
            <text:p>24,9353486181</text:p>
          </table:table-cell>
          <table:table-cell table:style-name="ce215" table:formula="of:=[.AD41]/[.$G$4]" office:value-type="float" office:value="0.724655222820751" calcext:value-type="float">
            <text:p>0,7246552228</text:p>
          </table:table-cell>
          <table:table-cell table:style-name="ce215" table:formula="of:=[.AE41]/[.$G$4]" office:value-type="float" office:value="1.15653141721042" calcext:value-type="float">
            <text:p>1,1565314172</text:p>
          </table:table-cell>
          <table:table-cell table:style-name="ce215" table:formula="of:=[.AF41]/[.$G$4]" office:value-type="float" office:value="1.02464367117437" calcext:value-type="float">
            <text:p>1,0246436712</text:p>
          </table:table-cell>
          <table:table-cell table:style-name="ce215" table:formula="of:=[.AH41]/[.$G$4]" office:value-type="float" office:value="0.134629121529925" calcext:value-type="float">
            <text:p>0,1346291215</text:p>
          </table:table-cell>
          <table:table-cell table:style-name="Default" table:number-columns-repeated="4"/>
          <table:table-cell table:style-name="ce221" office:value-type="float" office:value="330" calcext:value-type="float">
            <text:p>330</text:p>
          </table:table-cell>
          <table:table-cell table:style-name="ce225" table:formula="of:=[.AP41]/[.$G$4]" office:value-type="float" office:value="28.7056338965013" calcext:value-type="float">
            <text:p>28,7056338965</text:p>
          </table:table-cell>
          <table:table-cell table:style-name="ce225" table:formula="of:=[.AQ41]/[.$G$4]" office:value-type="float" office:value="23.0619189698492" calcext:value-type="float">
            <text:p>23,0619189698</text:p>
          </table:table-cell>
          <table:table-cell table:style-name="ce225" table:formula="of:=[.AS41]/[.$G$4]" office:value-type="float" office:value="0.0746689964985504" calcext:value-type="float">
            <text:p>0,0746689965</text:p>
          </table:table-cell>
          <table:table-cell table:style-name="ce225" table:formula="of:=[.AT41]/[.$G$4]" office:value-type="float" office:value="1.19238964916018" calcext:value-type="float">
            <text:p>1,1923896492</text:p>
          </table:table-cell>
          <table:table-cell table:style-name="ce225" table:formula="of:=[.AU41]/[.$G$4]" office:value-type="float" office:value="0.964635280271097" calcext:value-type="float">
            <text:p>0,9646352803</text:p>
          </table:table-cell>
          <table:table-cell table:style-name="ce225" table:formula="of:=[.AW41]/[.$G$4]" office:value-type="float" office:value="0.0433012738313252" calcext:value-type="float">
            <text:p>0,0433012738</text:p>
          </table:table-cell>
          <table:table-cell table:style-name="Default" table:number-columns-repeated="4"/>
          <table:table-cell table:style-name="ce232" office:value-type="float" office:value="330" calcext:value-type="float">
            <text:p>330</text:p>
          </table:table-cell>
          <table:table-cell table:style-name="ce235" table:formula="of:=[.BE41]/[.$AY$5]" office:value-type="float" office:value="3.9662447257384" calcext:value-type="float">
            <text:p>3,9662447257</text:p>
          </table:table-cell>
          <table:table-cell table:style-name="ce235" table:formula="of:=[.BF41]/[.$AY$5]" office:value-type="float" office:value="3.08639982502187" calcext:value-type="float">
            <text:p>3,086399825</text:p>
          </table:table-cell>
          <table:table-cell table:style-name="ce235" table:formula="of:=[.BH41]/[.$AY$5]" office:value-type="float" office:value="0.0666528950725107" calcext:value-type="float">
            <text:p>0,0666528951</text:p>
          </table:table-cell>
          <table:table-cell table:style-name="ce235" table:formula="of:=[.BI41]/[.$AY$5]" office:value-type="float" office:value="0.34684252278339" calcext:value-type="float">
            <text:p>0,3468425228</text:p>
          </table:table-cell>
          <table:table-cell table:style-name="ce235" table:formula="of:=[.BJ41]/[.$AY$5]" office:value-type="float" office:value="0.320682435754522" calcext:value-type="float">
            <text:p>0,3206824358</text:p>
          </table:table-cell>
          <table:table-cell table:style-name="ce235" table:formula="of:=[.BL41]/[.$AY$5]" office:value-type="float" office:value="0.027216552757982" calcext:value-type="float">
            <text:p>0,0272165528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40" calcext:value-type="float">
            <text:p>340</text:p>
          </table:table-cell>
          <table:table-cell table:style-name="ce195" table:formula="of:=[.L42]/[.$G$4]" office:value-type="float" office:value="26.0668551283757" calcext:value-type="float">
            <text:p>26,0668551284</text:p>
          </table:table-cell>
          <table:table-cell table:style-name="ce197" table:formula="of:=[.M42]/[.$G$4]" office:value-type="float" office:value="25.7971262562814" calcext:value-type="float">
            <text:p>25,7971262563</text:p>
          </table:table-cell>
          <table:table-cell table:style-name="ce197" table:formula="of:=[.O42]/[.$G$4]" office:value-type="float" office:value="5.44966377502358" calcext:value-type="float">
            <text:p>5,449663775</text:p>
          </table:table-cell>
          <table:table-cell table:style-name="ce197" table:formula="of:=[.P42]/[.$G$4]" office:value-type="float" office:value="1.10233073674501" calcext:value-type="float">
            <text:p>1,1023307367</text:p>
          </table:table-cell>
          <table:table-cell table:style-name="ce197" table:formula="of:=[.Q42]/[.$G$4]" office:value-type="float" office:value="1.0521481043792" calcext:value-type="float">
            <text:p>1,0521481044</text:p>
          </table:table-cell>
          <table:table-cell table:style-name="ce205" table:formula="of:=[.S42]/[.$G$4]" office:value-type="float" office:value="0.369120577010042" calcext:value-type="float">
            <text:p>0,369120577</text:p>
          </table:table-cell>
          <table:table-cell table:style-name="Default" table:number-columns-repeated="4"/>
          <table:table-cell table:style-name="ce211" office:value-type="float" office:value="340" calcext:value-type="float">
            <text:p>340</text:p>
          </table:table-cell>
          <table:table-cell table:style-name="ce215" table:formula="of:=[.AA42]/[.$G$4]" office:value-type="float" office:value="25.9063888519356" calcext:value-type="float">
            <text:p>25,9063888519</text:p>
          </table:table-cell>
          <table:table-cell table:style-name="ce215" table:formula="of:=[.AB42]/[.$G$4]" office:value-type="float" office:value="25.2913002512563" calcext:value-type="float">
            <text:p>25,2913002513</text:p>
          </table:table-cell>
          <table:table-cell table:style-name="ce215" table:formula="of:=[.AD42]/[.$G$4]" office:value-type="float" office:value="0.29967239687056" calcext:value-type="float">
            <text:p>0,2996723969</text:p>
          </table:table-cell>
          <table:table-cell table:style-name="ce215" table:formula="of:=[.AE42]/[.$G$4]" office:value-type="float" office:value="1.09684180168045" calcext:value-type="float">
            <text:p>1,0968418017</text:p>
          </table:table-cell>
          <table:table-cell table:style-name="ce215" table:formula="of:=[.AF42]/[.$G$4]" office:value-type="float" office:value="1.03601127019112" calcext:value-type="float">
            <text:p>1,0360112702</text:p>
          </table:table-cell>
          <table:table-cell table:style-name="ce215" table:formula="of:=[.AH42]/[.$G$4]" office:value-type="float" office:value="0.086602542409125" calcext:value-type="float">
            <text:p>0,0866025424</text:p>
          </table:table-cell>
          <table:table-cell table:style-name="Default" table:number-columns-repeated="4"/>
          <table:table-cell table:style-name="ce221" office:value-type="float" office:value="340" calcext:value-type="float">
            <text:p>340</text:p>
          </table:table-cell>
          <table:table-cell table:style-name="ce225" table:formula="of:=[.AP42]/[.$G$4]" office:value-type="float" office:value="27.3505853398962" calcext:value-type="float">
            <text:p>27,3505853399</text:p>
          </table:table-cell>
          <table:table-cell table:style-name="ce225" table:formula="of:=[.AQ42]/[.$G$4]" office:value-type="float" office:value="22.7809045226131" calcext:value-type="float">
            <text:p>22,7809045226</text:p>
          </table:table-cell>
          <table:table-cell table:style-name="ce225" table:formula="of:=[.AS42]/[.$G$4]" office:value-type="float" office:value="-0.000311535536632878" calcext:value-type="float">
            <text:p>-0,0003115355</text:p>
          </table:table-cell>
          <table:table-cell table:style-name="ce225" table:formula="of:=[.AT42]/[.$G$4]" office:value-type="float" office:value="1.14618905906983" calcext:value-type="float">
            <text:p>1,1461890591</text:p>
          </table:table-cell>
          <table:table-cell table:style-name="ce225" table:formula="of:=[.AU42]/[.$G$4]" office:value-type="float" office:value="0.955605903065602" calcext:value-type="float">
            <text:p>0,9556059031</text:p>
          </table:table-cell>
          <table:table-cell table:style-name="ce225" table:formula="of:=[.AW42]/[.$G$4]" office:value-type="float" office:value="0.0000170075309924885" calcext:value-type="float">
            <text:p>1,70075309924885E-005</text:p>
          </table:table-cell>
          <table:table-cell table:style-name="Default" table:number-columns-repeated="4"/>
          <table:table-cell table:style-name="ce232" office:value-type="float" office:value="340" calcext:value-type="float">
            <text:p>340</text:p>
          </table:table-cell>
          <table:table-cell table:style-name="ce235" table:formula="of:=[.BE42]/[.$AY$5]" office:value-type="float" office:value="3.59493670886076" calcext:value-type="float">
            <text:p>3,5949367089</text:p>
          </table:table-cell>
          <table:table-cell table:style-name="ce235" table:formula="of:=[.BF42]/[.$AY$5]" office:value-type="float" office:value="2.99747594050744" calcext:value-type="float">
            <text:p>2,9974759405</text:p>
          </table:table-cell>
          <table:table-cell table:style-name="ce235" table:formula="of:=[.BH42]/[.$AY$5]" office:value-type="float" office:value="-0.0000121227033290143" calcext:value-type="float">
            <text:p>-1,21227033290143E-005</text:p>
          </table:table-cell>
          <table:table-cell table:style-name="ce235" table:formula="of:=[.BI42]/[.$AY$5]" office:value-type="float" office:value="0.322239667185554" calcext:value-type="float">
            <text:p>0,3222396672</text:p>
          </table:table-cell>
          <table:table-cell table:style-name="ce235" table:formula="of:=[.BJ42]/[.$AY$5]" office:value-type="float" office:value="0.314026643814032" calcext:value-type="float">
            <text:p>0,3140266438</text:p>
          </table:table-cell>
          <table:table-cell table:style-name="ce235" table:formula="of:=[.BL42]/[.$AY$5]" office:value-type="float" office:value="0.00000165357793161259" calcext:value-type="float">
            <text:p>1,65357793161259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1" office:value-type="float" office:value="350" calcext:value-type="float">
            <text:p>350</text:p>
          </table:table-cell>
          <table:table-cell table:style-name="ce195" table:formula="of:=[.L43]/[.$G$4]" office:value-type="float" office:value="25.9955367832912" calcext:value-type="float">
            <text:p>25,9955367833</text:p>
          </table:table-cell>
          <table:table-cell table:style-name="ce197" table:formula="of:=[.M43]/[.$G$4]" office:value-type="float" office:value="26.8649811557789" calcext:value-type="float">
            <text:p>26,8649811558</text:p>
          </table:table-cell>
          <table:table-cell table:style-name="ce197" table:formula="of:=[.O43]/[.$G$4]" office:value-type="float" office:value="5.02465081519709" calcext:value-type="float">
            <text:p>5,0246508152</text:p>
          </table:table-cell>
          <table:table-cell table:style-name="ce197" table:formula="of:=[.P43]/[.$G$4]" office:value-type="float" office:value="1.09989140002587" calcext:value-type="float">
            <text:p>1,0998914</text:p>
          </table:table-cell>
          <table:table-cell table:style-name="ce197" table:formula="of:=[.Q43]/[.$G$4]" office:value-type="float" office:value="1.08615248602553" calcext:value-type="float">
            <text:p>1,086152486</text:p>
          </table:table-cell>
          <table:table-cell table:style-name="ce205" table:formula="of:=[.S43]/[.$G$4]" office:value-type="float" office:value="0.354436172550384" calcext:value-type="float">
            <text:p>0,3544361726</text:p>
          </table:table-cell>
          <table:table-cell table:style-name="Default" table:number-columns-repeated="4"/>
          <table:table-cell table:style-name="ce211" office:value-type="float" office:value="350" calcext:value-type="float">
            <text:p>350</text:p>
          </table:table-cell>
          <table:table-cell table:style-name="ce215" table:formula="of:=[.AA43]/[.$G$4]" office:value-type="float" office:value="25.7102634029533" calcext:value-type="float">
            <text:p>25,710263403</text:p>
          </table:table-cell>
          <table:table-cell table:style-name="ce215" table:formula="of:=[.AB43]/[.$G$4]" office:value-type="float" office:value="26.0781407035176" calcext:value-type="float">
            <text:p>26,0781407035</text:p>
          </table:table-cell>
          <table:table-cell table:style-name="ce215" table:formula="of:=[.AD43]/[.$G$4]" office:value-type="float" office:value="0.174664762066727" calcext:value-type="float">
            <text:p>0,1746647621</text:p>
          </table:table-cell>
          <table:table-cell table:style-name="ce215" table:formula="of:=[.AE43]/[.$G$4]" office:value-type="float" office:value="1.0901309948217" calcext:value-type="float">
            <text:p>1,0901309948</text:p>
          </table:table-cell>
          <table:table-cell table:style-name="ce215" table:formula="of:=[.AF43]/[.$G$4]" office:value-type="float" office:value="1.06110462545182" calcext:value-type="float">
            <text:p>1,0611046255</text:p>
          </table:table-cell>
          <table:table-cell table:style-name="ce215" table:formula="of:=[.AH43]/[.$G$4]" office:value-type="float" office:value="0.0661437856302231" calcext:value-type="float">
            <text:p>0,0661437856</text:p>
          </table:table-cell>
          <table:table-cell table:style-name="Default" table:number-columns-repeated="4"/>
          <table:table-cell table:style-name="ce221" office:value-type="float" office:value="350" calcext:value-type="float">
            <text:p>350</text:p>
          </table:table-cell>
          <table:table-cell table:style-name="ce225" table:formula="of:=[.AP43]/[.$G$4]" office:value-type="float" office:value="25.8529000931223" calcext:value-type="float">
            <text:p>25,8529000931</text:p>
          </table:table-cell>
          <table:table-cell table:style-name="ce225" table:formula="of:=[.AQ43]/[.$G$4]" office:value-type="float" office:value="25.7034547738693" calcext:value-type="float">
            <text:p>25,7034547739</text:p>
          </table:table-cell>
          <table:table-cell table:style-name="ce225" table:formula="of:=[.AS43]/[.$G$4]" office:value-type="float" office:value="0.0246677455758415" calcext:value-type="float">
            <text:p>0,0246677456</text:p>
          </table:table-cell>
          <table:table-cell table:style-name="ce225" table:formula="of:=[.AT43]/[.$G$4]" office:value-type="float" office:value="1.09501181317799" calcext:value-type="float">
            <text:p>1,0950118132</text:p>
          </table:table-cell>
          <table:table-cell table:style-name="ce225" table:formula="of:=[.AU43]/[.$G$4]" office:value-type="float" office:value="1.04916128279215" calcext:value-type="float">
            <text:p>1,0491612828</text:p>
          </table:table-cell>
          <table:table-cell table:style-name="ce225" table:formula="of:=[.AW43]/[.$G$4]" office:value-type="float" office:value="0.0250000073146325" calcext:value-type="float">
            <text:p>0,0250000073</text:p>
          </table:table-cell>
          <table:table-cell table:style-name="Default" table:number-columns-repeated="4"/>
          <table:table-cell table:style-name="ce232" office:value-type="float" office:value="350" calcext:value-type="float">
            <text:p>350</text:p>
          </table:table-cell>
          <table:table-cell table:style-name="ce235" table:formula="of:=[.BE43]/[.$AY$5]" office:value-type="float" office:value="3.74261603375527" calcext:value-type="float">
            <text:p>3,7426160338</text:p>
          </table:table-cell>
          <table:table-cell table:style-name="ce235" table:formula="of:=[.BF43]/[.$AY$5]" office:value-type="float" office:value="2.99747594050744" calcext:value-type="float">
            <text:p>2,9974759405</text:p>
          </table:table-cell>
          <table:table-cell table:style-name="ce235" table:formula="of:=[.BH43]/[.$AY$5]" office:value-type="float" office:value="0.0333207126316281" calcext:value-type="float">
            <text:p>0,0333207126</text:p>
          </table:table-cell>
          <table:table-cell table:style-name="ce235" table:formula="of:=[.BI43]/[.$AY$5]" office:value-type="float" office:value="0.332049527251139" calcext:value-type="float">
            <text:p>0,3320495273</text:p>
          </table:table-cell>
          <table:table-cell table:style-name="ce235" table:formula="of:=[.BJ43]/[.$AY$5]" office:value-type="float" office:value="0.314026643814032" calcext:value-type="float">
            <text:p>0,3140266438</text:p>
          </table:table-cell>
          <table:table-cell table:style-name="ce235" table:formula="of:=[.BL43]/[.$AY$5]" office:value-type="float" office:value="0.0192450090475409" calcext:value-type="float">
            <text:p>0,019245009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ce192" office:value-type="float" office:value="360" calcext:value-type="float">
            <text:p>360</text:p>
          </table:table-cell>
          <table:table-cell table:style-name="ce196" table:formula="of:=[.L44]/[.$G$4]" office:value-type="float" office:value="24.7831249168551" calcext:value-type="float">
            <text:p>24,7831249169</text:p>
          </table:table-cell>
          <table:table-cell table:style-name="ce199" table:formula="of:=[.M44]/[.$G$4]" office:value-type="float" office:value="28.3637248743719" calcext:value-type="float">
            <text:p>28,3637248744</text:p>
          </table:table-cell>
          <table:table-cell table:style-name="ce199" table:formula="of:=[.O44]/[.$G$4]" office:value-type="float" office:value="4.94964852913167" calcext:value-type="float">
            <text:p>4,9496485291</text:p>
          </table:table-cell>
          <table:table-cell table:style-name="ce199" table:formula="of:=[.P44]/[.$G$4]" office:value-type="float" office:value="1.05837448041214" calcext:value-type="float">
            <text:p>1,0583744804</text:p>
          </table:table-cell>
          <table:table-cell table:style-name="ce199" table:formula="of:=[.Q44]/[.$G$4]" office:value-type="float" office:value="1.13374769143731" calcext:value-type="float">
            <text:p>1,1337476914</text:p>
          </table:table-cell>
          <table:table-cell table:style-name="ce206" table:formula="of:=[.S44]/[.$G$4]" office:value-type="float" office:value="0.351781182634738" calcext:value-type="float">
            <text:p>0,3517811826</text:p>
          </table:table-cell>
          <table:table-cell table:style-name="Default" table:number-columns-repeated="4"/>
          <table:table-cell table:style-name="ce212" office:value-type="float" office:value="360" calcext:value-type="float">
            <text:p>360</text:p>
          </table:table-cell>
          <table:table-cell table:style-name="ce216" table:formula="of:=[.AA44]/[.$G$4]" office:value-type="float" office:value="23.9094751895703" calcext:value-type="float">
            <text:p>23,9094751896</text:p>
          </table:table-cell>
          <table:table-cell table:style-name="ce216" table:formula="of:=[.AB44]/[.$G$4]" office:value-type="float" office:value="27.4832129396985" calcext:value-type="float">
            <text:p>27,4832129397</text:p>
          </table:table-cell>
          <table:table-cell table:style-name="ce216" table:formula="of:=[.AD44]/[.$G$4]" office:value-type="float" office:value="0.0996714454010443" calcext:value-type="float">
            <text:p>0,0996714454</text:p>
          </table:table-cell>
          <table:table-cell table:style-name="ce216" table:formula="of:=[.AE44]/[.$G$4]" office:value-type="float" office:value="1.02839738640977" calcext:value-type="float">
            <text:p>1,0283973864</text:p>
          </table:table-cell>
          <table:table-cell table:style-name="ce216" table:formula="of:=[.AF44]/[.$G$4]" office:value-type="float" office:value="1.10580304608164" calcext:value-type="float">
            <text:p>1,1058030461</text:p>
          </table:table-cell>
          <table:table-cell table:style-name="ce216" table:formula="of:=[.AH44]/[.$G$4]" office:value-type="float" office:value="0.0500000040566095" calcext:value-type="float">
            <text:p>0,0500000041</text:p>
          </table:table-cell>
          <table:table-cell table:style-name="Default" table:number-columns-repeated="4"/>
          <table:table-cell table:style-name="ce222" office:value-type="float" office:value="360" calcext:value-type="float">
            <text:p>360</text:p>
          </table:table-cell>
          <table:table-cell table:style-name="ce227" table:formula="of:=[.AP44]/[.$G$4]" office:value-type="float" office:value="24.4443627777039" calcext:value-type="float">
            <text:p>24,4443627777</text:p>
          </table:table-cell>
          <table:table-cell table:style-name="ce227" table:formula="of:=[.AQ44]/[.$G$4]" office:value-type="float" office:value="26.3029522613065" calcext:value-type="float">
            <text:p>26,3029522613</text:p>
          </table:table-cell>
          <table:table-cell table:style-name="ce227" table:formula="of:=[.AS44]/[.$G$4]" office:value-type="float" office:value="0.0246785205464" calcext:value-type="float">
            <text:p>0,0246785205</text:p>
          </table:table-cell>
          <table:table-cell table:style-name="ce227" table:formula="of:=[.AT44]/[.$G$4]" office:value-type="float" office:value="1.04675702901218" calcext:value-type="float">
            <text:p>1,046757029</text:p>
          </table:table-cell>
          <table:table-cell table:style-name="ce227" table:formula="of:=[.AU44]/[.$G$4]" office:value-type="float" office:value="1.06826565930117" calcext:value-type="float">
            <text:p>1,0682656593</text:p>
          </table:table-cell>
          <table:table-cell table:style-name="ce227" table:formula="of:=[.AW44]/[.$G$4]" office:value-type="float" office:value="0.0250000073571018" calcext:value-type="float">
            <text:p>0,0250000074</text:p>
          </table:table-cell>
          <table:table-cell table:style-name="Default" table:number-columns-repeated="4"/>
          <table:table-cell table:style-name="ce233" office:value-type="float" office:value="360" calcext:value-type="float">
            <text:p>360</text:p>
          </table:table-cell>
          <table:table-cell table:style-name="ce237" table:formula="of:=[.BE44]/[.$AY$5]" office:value-type="float" office:value="3.78481012658228" calcext:value-type="float">
            <text:p>3,7848101266</text:p>
          </table:table-cell>
          <table:table-cell table:style-name="ce237" table:formula="of:=[.BF44]/[.$AY$5]" office:value-type="float" office:value="2.95671916010499" calcext:value-type="float">
            <text:p>2,9567191601</text:p>
          </table:table-cell>
          <table:table-cell table:style-name="ce237" table:formula="of:=[.BH44]/[.$AY$5]" office:value-type="float" office:value="-0.0000125894481959534" calcext:value-type="float">
            <text:p>-1,25894481959534E-005</text:p>
          </table:table-cell>
          <table:table-cell table:style-name="ce237" table:formula="of:=[.BI44]/[.$AY$5]" office:value-type="float" office:value="0.334846154067511" calcext:value-type="float">
            <text:p>0,3348461541</text:p>
          </table:table-cell>
          <table:table-cell table:style-name="ce237" table:formula="of:=[.BJ44]/[.$AY$5]" office:value-type="float" office:value="0.310968686337484" calcext:value-type="float">
            <text:p>0,3109686863</text:p>
          </table:table-cell>
          <table:table-cell table:style-name="ce237" table:formula="of:=[.BL44]/[.$AY$5]" office:value-type="float" office:value="0.00000168021366425208" calcext:value-type="float">
            <text:p>1,68021366425208E-006</text:p>
          </table:table-cell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style-name="ce223"/>
          <table:table-cell table:number-columns-repeated="6"/>
          <table:table-cell table:style-name="Default" table:number-columns-repeated="4"/>
          <table:table-cell table:style-name="ce223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 table:number-rows-repeated="2">
          <table:table-cell table:number-columns-repeated="2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188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2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2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3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4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5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6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7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8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9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60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1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2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3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4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5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6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7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8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9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70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1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2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3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4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5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6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7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8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9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80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1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2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3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4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5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6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8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7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7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86"/>
        <table:table-column table:style-name="co53" table:default-cell-style-name="ce86"/>
        <table:table-column table:style-name="co54" table:default-cell-style-name="ce86"/>
        <table:table-column table:style-name="co55" table:default-cell-style-name="ce86"/>
        <table:table-column table:style-name="co2" table:default-cell-style-name="ce86"/>
        <table:table-column table:style-name="co41" table:default-cell-style-name="ce86"/>
        <table:table-column table:style-name="co2" table:number-columns-repeated="21" table:default-cell-style-name="ce86"/>
        <table:table-column table:style-name="co18" table:number-columns-repeated="997" table:default-cell-style-name="ce86"/>
        <table:table-row table:style-name="ro1">
          <table:table-cell table:number-columns-repeated="24"/>
          <table:table-cell table:style-name="ce248" table:number-columns-repeated="10"/>
          <table:table-cell table:number-columns-repeated="990"/>
        </table:table-row>
        <table:table-row table:style-name="ro1">
          <table:table-cell table:style-name="ce240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249"/>
          <table:table-cell table:style-name="ce253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257"/>
          <table:table-cell table:style-name="ce259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263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number-columns-repeated="4"/>
          <table:table-cell table:style-name="ce251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41"/>
          <table:table-cell table:style-name="ce254" table:number-columns-repeated="4"/>
          <table:table-cell table:style-name="ce258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54"/>
          <table:table-cell table:style-name="ce260" table:number-columns-repeated="4"/>
          <table:table-cell table:style-name="ce264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260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string" calcext:value-type="string">
            <text:p>theta(º)</text:p>
          </table:table-cell>
          <table:table-cell table:style-name="ce241" office:value-type="string" calcext:value-type="string">
            <text:p>RC</text:p>
          </table:table-cell>
          <table:table-cell table:style-name="ce241" office:value-type="string" calcext:value-type="string">
            <text:p>etheta(º)</text:p>
          </table:table-cell>
          <table:table-cell table:style-name="ce241" office:value-type="string" calcext:value-type="string">
            <text:p>eRC</text:p>
          </table:table-cell>
          <table:table-cell table:style-name="ce241" office:value-type="string" calcext:value-type="string">
            <text:p>theta(º)</text:p>
          </table:table-cell>
          <table:table-cell table:style-name="ce241" office:value-type="string" calcext:value-type="string">
            <text:p>RC</text:p>
          </table:table-cell>
          <table:table-cell table:style-name="ce241" office:value-type="string" calcext:value-type="string">
            <text:p>etheta(º)</text:p>
          </table:table-cell>
          <table:table-cell table:style-name="ce241" office:value-type="string" calcext:value-type="string">
            <text:p>eRC</text:p>
          </table:table-cell>
          <table:table-cell table:style-name="ce254" office:value-type="string" calcext:value-type="string">
            <text:p>theta(º)</text:p>
          </table:table-cell>
          <table:table-cell table:style-name="ce254" office:value-type="string" calcext:value-type="string">
            <text:p>RC</text:p>
          </table:table-cell>
          <table:table-cell table:style-name="ce254" office:value-type="string" calcext:value-type="string">
            <text:p>etheta(º)</text:p>
          </table:table-cell>
          <table:table-cell table:style-name="ce254" office:value-type="string" calcext:value-type="string">
            <text:p>eRC</text:p>
          </table:table-cell>
          <table:table-cell table:style-name="ce254" office:value-type="string" calcext:value-type="string">
            <text:p>theta(º)</text:p>
          </table:table-cell>
          <table:table-cell table:style-name="ce254" office:value-type="string" calcext:value-type="string">
            <text:p>RC</text:p>
          </table:table-cell>
          <table:table-cell table:style-name="ce254" office:value-type="string" calcext:value-type="string">
            <text:p>etheta(º)</text:p>
          </table:table-cell>
          <table:table-cell table:style-name="ce254" office:value-type="string" calcext:value-type="string">
            <text:p>eRC</text:p>
          </table:table-cell>
          <table:table-cell table:style-name="ce260" office:value-type="string" calcext:value-type="string">
            <text:p>theta(º)</text:p>
          </table:table-cell>
          <table:table-cell table:style-name="ce260" office:value-type="string" calcext:value-type="string">
            <text:p>RC</text:p>
          </table:table-cell>
          <table:table-cell table:style-name="ce260" office:value-type="string" calcext:value-type="string">
            <text:p>etheta(º)</text:p>
          </table:table-cell>
          <table:table-cell table:style-name="ce260" office:value-type="string" calcext:value-type="string">
            <text:p>eRC</text:p>
          </table:table-cell>
          <table:table-cell table:style-name="ce260" office:value-type="string" calcext:value-type="string">
            <text:p>theta(º)</text:p>
          </table:table-cell>
          <table:table-cell table:style-name="ce260" office:value-type="string" calcext:value-type="string">
            <text:p>RC</text:p>
          </table:table-cell>
          <table:table-cell table:style-name="ce260" office:value-type="string" calcext:value-type="string">
            <text:p>etheta(º)</text:p>
          </table:table-cell>
          <table:table-cell table:style-name="ce260" office:value-type="string" calcext:value-type="string">
            <text:p>eRC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4.82465440462711" calcext:value-type="float">
            <text:p>4,824654404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4731110032579" calcext:value-type="float">
            <text:p>0,3473111003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4.82465440462711" calcext:value-type="float">
            <text:p>4,824654404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4731110032579" calcext:value-type="float">
            <text:p>0,3473111003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246430370966379" calcext:value-type="float">
            <text:p>0,024643037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250000092869542" calcext:value-type="float">
            <text:p>0,0250000093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246430370966379" calcext:value-type="float">
            <text:p>0,024643037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250000092869542" calcext:value-type="float">
            <text:p>0,025000009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46753745342416" calcext:value-type="float">
            <text:p>0,024675374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77894238" calcext:value-type="float">
            <text:p>0,025000007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46753745342416" calcext:value-type="float">
            <text:p>0,024675374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77894238" calcext:value-type="float">
            <text:p>0,0250000078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5.44965923462508" calcext:value-type="float">
            <text:p>5,449659234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9120577075331" calcext:value-type="float">
            <text:p>0,3691205771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office:value-type="float" office:value="5.44965923462508" calcext:value-type="float">
            <text:p>5,449659234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9120577075331" calcext:value-type="float">
            <text:p>0,3691205771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0.0246707143878672" calcext:value-type="float">
            <text:p>0,024670714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250000079972512" calcext:value-type="float">
            <text:p>0,025000008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0.0246707143878672" calcext:value-type="float">
            <text:p>0,024670714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250000079972512" calcext:value-type="float">
            <text:p>0,025000008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office:value-type="float" office:value="0.0746620367587476" calcext:value-type="float">
            <text:p>0,074662036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55874858" calcext:value-type="float">
            <text:p>0,0433012756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office:value-type="float" office:value="0.0746620367587476" calcext:value-type="float">
            <text:p>0,074662036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55874858" calcext:value-type="float">
            <text:p>0,0433012756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5.42465737627835" calcext:value-type="float">
            <text:p>5,4246573763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8272997191585" calcext:value-type="float">
            <text:p>0,3682729972</text:p>
          </table:table-cell>
          <table:table-cell table:style-name="ce241" office:value-type="float" office:value="20" calcext:value-type="float">
            <text:p>20</text:p>
          </table:table-cell>
          <table:table-cell table:style-name="ce241" office:value-type="float" office:value="5.42465737627835" calcext:value-type="float">
            <text:p>5,4246573763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8272997191585" calcext:value-type="float">
            <text:p>0,3682729972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0.29964283567971" calcext:value-type="float">
            <text:p>0,2996428357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866025433116736" calcext:value-type="float">
            <text:p>0,0866025433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0.29964283567971" calcext:value-type="float">
            <text:p>0,2996428357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866025433116736" calcext:value-type="float">
            <text:p>0,0866025433</text:p>
          </table:table-cell>
          <table:table-cell table:style-name="ce260" office:value-type="float" office:value="20" calcext:value-type="float">
            <text:p>20</text:p>
          </table:table-cell>
          <table:table-cell table:style-name="ce260" office:value-type="float" office:value="0.124657218785676" calcext:value-type="float">
            <text:p>0,124657218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559017043425993" calcext:value-type="float">
            <text:p>0,0559017043</text:p>
          </table:table-cell>
          <table:table-cell table:style-name="ce260" office:value-type="float" office:value="20" calcext:value-type="float">
            <text:p>20</text:p>
          </table:table-cell>
          <table:table-cell table:style-name="ce260" office:value-type="float" office:value="0.124657218785676" calcext:value-type="float">
            <text:p>0,124657218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559017043425993" calcext:value-type="float">
            <text:p>0,0559017043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5.87466318597092" calcext:value-type="float">
            <text:p>5,87466318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3242743514584" calcext:value-type="float">
            <text:p>0,3832427435</text:p>
          </table:table-cell>
          <table:table-cell table:style-name="ce241" office:value-type="float" office:value="30" calcext:value-type="float">
            <text:p>30</text:p>
          </table:table-cell>
          <table:table-cell table:style-name="ce241" office:value-type="float" office:value="5.87466318597092" calcext:value-type="float">
            <text:p>5,87466318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3242743514584" calcext:value-type="float">
            <text:p>0,3832427435</text:p>
          </table:table-cell>
          <table:table-cell table:style-name="ce254" office:value-type="float" office:value="30" calcext:value-type="float">
            <text:p>30</text:p>
          </table:table-cell>
          <table:table-cell table:style-name="ce254" office:value-type="float" office:value="0.749659467941367" calcext:value-type="float">
            <text:p>0,749659467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36930641297604" calcext:value-type="float">
            <text:p>0,1369306413</text:p>
          </table:table-cell>
          <table:table-cell table:style-name="ce254" office:value-type="float" office:value="30" calcext:value-type="float">
            <text:p>30</text:p>
          </table:table-cell>
          <table:table-cell table:style-name="ce254" office:value-type="float" office:value="0.749659467941367" calcext:value-type="float">
            <text:p>0,749659467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36930641297604" calcext:value-type="float">
            <text:p>0,1369306413</text:p>
          </table:table-cell>
          <table:table-cell table:style-name="ce260" office:value-type="float" office:value="30" calcext:value-type="float">
            <text:p>30</text:p>
          </table:table-cell>
          <table:table-cell table:style-name="ce260" office:value-type="float" office:value="0.0496879213391149" calcext:value-type="float">
            <text:p>0,049687921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353553460843307" calcext:value-type="float">
            <text:p>0,0353553461</text:p>
          </table:table-cell>
          <table:table-cell table:style-name="ce260" office:value-type="float" office:value="30" calcext:value-type="float">
            <text:p>30</text:p>
          </table:table-cell>
          <table:table-cell table:style-name="ce260" office:value-type="float" office:value="0.0496879213391149" calcext:value-type="float">
            <text:p>0,049687921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353553460843307" calcext:value-type="float">
            <text:p>0,0353553461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5.84965825259229" calcext:value-type="float">
            <text:p>5,849658252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2426464143288" calcext:value-type="float">
            <text:p>0,3824264641</text:p>
          </table:table-cell>
          <table:table-cell table:style-name="ce241" office:value-type="float" office:value="40" calcext:value-type="float">
            <text:p>40</text:p>
          </table:table-cell>
          <table:table-cell table:style-name="ce241" office:value-type="float" office:value="5.84965825259229" calcext:value-type="float">
            <text:p>5,849658252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2426464143288" calcext:value-type="float">
            <text:p>0,3824264641</text:p>
          </table:table-cell>
          <table:table-cell table:style-name="ce254" office:value-type="float" office:value="40" calcext:value-type="float">
            <text:p>40</text:p>
          </table:table-cell>
          <table:table-cell table:style-name="ce254" office:value-type="float" office:value="1.54964937104106" calcext:value-type="float">
            <text:p>1,54964937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96850198239959" calcext:value-type="float">
            <text:p>0,1968501982</text:p>
          </table:table-cell>
          <table:table-cell table:style-name="ce254" office:value-type="float" office:value="40" calcext:value-type="float">
            <text:p>40</text:p>
          </table:table-cell>
          <table:table-cell table:style-name="ce254" office:value-type="float" office:value="1.54964937104106" calcext:value-type="float">
            <text:p>1,54964937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96850198239959" calcext:value-type="float">
            <text:p>0,1968501982</text:p>
          </table:table-cell>
          <table:table-cell table:style-name="ce260" office:value-type="float" office:value="40" calcext:value-type="float">
            <text:p>40</text:p>
          </table:table-cell>
          <table:table-cell table:style-name="ce260" office:value-type="float" office:value="0.0246832523410845" calcext:value-type="float">
            <text:p>0,024683252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109724591" calcext:value-type="float">
            <text:p>0,025000011</text:p>
          </table:table-cell>
          <table:table-cell table:style-name="ce260" office:value-type="float" office:value="40" calcext:value-type="float">
            <text:p>40</text:p>
          </table:table-cell>
          <table:table-cell table:style-name="ce260" office:value-type="float" office:value="0.0246832523410845" calcext:value-type="float">
            <text:p>0,024683252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109724591" calcext:value-type="float">
            <text:p>0,025000011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50" calcext:value-type="float">
            <text:p>50</text:p>
          </table:table-cell>
          <table:table-cell table:style-name="ce241" office:value-type="float" office:value="6.72467705350968" calcext:value-type="float">
            <text:p>6,724677053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1003048720977" calcext:value-type="float">
            <text:p>0,4100304872</text:p>
          </table:table-cell>
          <table:table-cell table:style-name="ce241" office:value-type="float" office:value="50" calcext:value-type="float">
            <text:p>50</text:p>
          </table:table-cell>
          <table:table-cell table:style-name="ce241" office:value-type="float" office:value="6.72467705350968" calcext:value-type="float">
            <text:p>6,724677053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1003048720977" calcext:value-type="float">
            <text:p>0,4100304872</text:p>
          </table:table-cell>
          <table:table-cell table:style-name="ce254" office:value-type="float" office:value="50" calcext:value-type="float">
            <text:p>50</text:p>
          </table:table-cell>
          <table:table-cell table:style-name="ce254" office:value-type="float" office:value="2.89964635129026" calcext:value-type="float">
            <text:p>2,8996463513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69258241516268" calcext:value-type="float">
            <text:p>0,2692582415</text:p>
          </table:table-cell>
          <table:table-cell table:style-name="ce254" office:value-type="float" office:value="50" calcext:value-type="float">
            <text:p>50</text:p>
          </table:table-cell>
          <table:table-cell table:style-name="ce254" office:value-type="float" office:value="2.89964635129026" calcext:value-type="float">
            <text:p>2,8996463513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69258241516268" calcext:value-type="float">
            <text:p>0,2692582415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office:value-type="float" office:value="0.249651593474771" calcext:value-type="float">
            <text:p>0,249651593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79056946179913" calcext:value-type="float">
            <text:p>0,0790569462</text:p>
          </table:table-cell>
          <table:table-cell table:style-name="ce260" office:value-type="float" office:value="50" calcext:value-type="float">
            <text:p>50</text:p>
          </table:table-cell>
          <table:table-cell table:style-name="ce260" office:value-type="float" office:value="0.249651593474771" calcext:value-type="float">
            <text:p>0,249651593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79056946179913" calcext:value-type="float">
            <text:p>0,0790569462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60" calcext:value-type="float">
            <text:p>60</text:p>
          </table:table-cell>
          <table:table-cell table:style-name="ce241" office:value-type="float" office:value="7.54967035063491" calcext:value-type="float">
            <text:p>7,549670350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34453680459694" calcext:value-type="float">
            <text:p>0,4344536805</text:p>
          </table:table-cell>
          <table:table-cell table:style-name="ce241" office:value-type="float" office:value="60" calcext:value-type="float">
            <text:p>60</text:p>
          </table:table-cell>
          <table:table-cell table:style-name="ce241" office:value-type="float" office:value="7.54967035063491" calcext:value-type="float">
            <text:p>7,549670350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34453680459694" calcext:value-type="float">
            <text:p>0,4344536805</text:p>
          </table:table-cell>
          <table:table-cell table:style-name="ce254" office:value-type="float" office:value="60" calcext:value-type="float">
            <text:p>60</text:p>
          </table:table-cell>
          <table:table-cell table:style-name="ce254" office:value-type="float" office:value="4.07465238010307" calcext:value-type="float">
            <text:p>4,074652380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19178634452151" calcext:value-type="float">
            <text:p>0,3191786345</text:p>
          </table:table-cell>
          <table:table-cell table:style-name="ce254" office:value-type="float" office:value="60" calcext:value-type="float">
            <text:p>60</text:p>
          </table:table-cell>
          <table:table-cell table:style-name="ce254" office:value-type="float" office:value="4.07465238010307" calcext:value-type="float">
            <text:p>4,074652380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19178634452151" calcext:value-type="float">
            <text:p>0,3191786345</text:p>
          </table:table-cell>
          <table:table-cell table:style-name="ce260" office:value-type="float" office:value="60" calcext:value-type="float">
            <text:p>60</text:p>
          </table:table-cell>
          <table:table-cell table:style-name="ce260" office:value-type="float" office:value="1.69963033714141" calcext:value-type="float">
            <text:p>1,699630337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206155283517966" calcext:value-type="float">
            <text:p>0,2061552835</text:p>
          </table:table-cell>
          <table:table-cell table:style-name="ce260" office:value-type="float" office:value="60" calcext:value-type="float">
            <text:p>60</text:p>
          </table:table-cell>
          <table:table-cell table:style-name="ce260" office:value-type="float" office:value="1.69963033714141" calcext:value-type="float">
            <text:p>1,699630337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206155283517966" calcext:value-type="float">
            <text:p>0,2061552835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70" calcext:value-type="float">
            <text:p>70</text:p>
          </table:table-cell>
          <table:table-cell table:style-name="ce241" office:value-type="float" office:value="8.79964989796511" calcext:value-type="float">
            <text:p>8,799649898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69041576574453" calcext:value-type="float">
            <text:p>0,4690415766</text:p>
          </table:table-cell>
          <table:table-cell table:style-name="ce241" office:value-type="float" office:value="70" calcext:value-type="float">
            <text:p>70</text:p>
          </table:table-cell>
          <table:table-cell table:style-name="ce241" office:value-type="float" office:value="8.79964989796511" calcext:value-type="float">
            <text:p>8,799649898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69041576574453" calcext:value-type="float">
            <text:p>0,4690415766</text:p>
          </table:table-cell>
          <table:table-cell table:style-name="ce254" office:value-type="float" office:value="70" calcext:value-type="float">
            <text:p>70</text:p>
          </table:table-cell>
          <table:table-cell table:style-name="ce254" office:value-type="float" office:value="6.74965122704961" calcext:value-type="float">
            <text:p>6,749651227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10791918881573" calcext:value-type="float">
            <text:p>0,4107919189</text:p>
          </table:table-cell>
          <table:table-cell table:style-name="ce254" office:value-type="float" office:value="70" calcext:value-type="float">
            <text:p>70</text:p>
          </table:table-cell>
          <table:table-cell table:style-name="ce254" office:value-type="float" office:value="6.74965122704961" calcext:value-type="float">
            <text:p>6,749651227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10791918881573" calcext:value-type="float">
            <text:p>0,4107919189</text:p>
          </table:table-cell>
          <table:table-cell table:style-name="ce260" office:value-type="float" office:value="70" calcext:value-type="float">
            <text:p>70</text:p>
          </table:table-cell>
          <table:table-cell table:style-name="ce260" office:value-type="float" office:value="4.07466006835086" calcext:value-type="float">
            <text:p>4,0746600684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319178634633026" calcext:value-type="float">
            <text:p>0,3191786346</text:p>
          </table:table-cell>
          <table:table-cell table:style-name="ce260" office:value-type="float" office:value="70" calcext:value-type="float">
            <text:p>70</text:p>
          </table:table-cell>
          <table:table-cell table:style-name="ce260" office:value-type="float" office:value="4.07466006835086" calcext:value-type="float">
            <text:p>4,0746600684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319178634633026" calcext:value-type="float">
            <text:p>0,3191786346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80" calcext:value-type="float">
            <text:p>80</text:p>
          </table:table-cell>
          <table:table-cell table:style-name="ce241" office:value-type="float" office:value="9.77462659840233" calcext:value-type="float">
            <text:p>9,7746265984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94342998950518" calcext:value-type="float">
            <text:p>0,494342999</text:p>
          </table:table-cell>
          <table:table-cell table:style-name="ce241" office:value-type="float" office:value="80" calcext:value-type="float">
            <text:p>80</text:p>
          </table:table-cell>
          <table:table-cell table:style-name="ce241" office:value-type="float" office:value="9.77462659840233" calcext:value-type="float">
            <text:p>9,7746265984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94342998950518" calcext:value-type="float">
            <text:p>0,494342999</text:p>
          </table:table-cell>
          <table:table-cell table:style-name="ce254" office:value-type="float" office:value="80" calcext:value-type="float">
            <text:p>80</text:p>
          </table:table-cell>
          <table:table-cell table:style-name="ce254" office:value-type="float" office:value="8.14965922594043" calcext:value-type="float">
            <text:p>8,149659225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51386752797069" calcext:value-type="float">
            <text:p>0,4513867528</text:p>
          </table:table-cell>
          <table:table-cell table:style-name="ce254" office:value-type="float" office:value="80" calcext:value-type="float">
            <text:p>80</text:p>
          </table:table-cell>
          <table:table-cell table:style-name="ce254" office:value-type="float" office:value="8.14965922594043" calcext:value-type="float">
            <text:p>8,149659225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51386752797069" calcext:value-type="float">
            <text:p>0,4513867528</text:p>
          </table:table-cell>
          <table:table-cell table:style-name="ce260" office:value-type="float" office:value="80" calcext:value-type="float">
            <text:p>80</text:p>
          </table:table-cell>
          <table:table-cell table:style-name="ce260" office:value-type="float" office:value="7.5496293883441" calcext:value-type="float">
            <text:p>7,549629388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3445368104027" calcext:value-type="float">
            <text:p>0,434453681</text:p>
          </table:table-cell>
          <table:table-cell table:style-name="ce260" office:value-type="float" office:value="80" calcext:value-type="float">
            <text:p>80</text:p>
          </table:table-cell>
          <table:table-cell table:style-name="ce260" office:value-type="float" office:value="7.5496293883441" calcext:value-type="float">
            <text:p>7,549629388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3445368104027" calcext:value-type="float">
            <text:p>0,434453681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90" calcext:value-type="float">
            <text:p>90</text:p>
          </table:table-cell>
          <table:table-cell table:style-name="ce241" office:value-type="float" office:value="10.2496360305934" calcext:value-type="float">
            <text:p>10,249636030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506211418863884" calcext:value-type="float">
            <text:p>0,5062114189</text:p>
          </table:table-cell>
          <table:table-cell table:style-name="ce241" office:value-type="float" office:value="90" calcext:value-type="float">
            <text:p>90</text:p>
          </table:table-cell>
          <table:table-cell table:style-name="ce241" office:value-type="float" office:value="10.2496360305934" calcext:value-type="float">
            <text:p>10,249636030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506211418863884" calcext:value-type="float">
            <text:p>0,5062114189</text:p>
          </table:table-cell>
          <table:table-cell table:style-name="ce254" office:value-type="float" office:value="90" calcext:value-type="float">
            <text:p>90</text:p>
          </table:table-cell>
          <table:table-cell table:style-name="ce254" office:value-type="float" office:value="9.22466311515767" calcext:value-type="float">
            <text:p>9,2246631152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80234318479515" calcext:value-type="float">
            <text:p>0,4802343185</text:p>
          </table:table-cell>
          <table:table-cell table:style-name="ce254" office:value-type="float" office:value="90" calcext:value-type="float">
            <text:p>90</text:p>
          </table:table-cell>
          <table:table-cell table:style-name="ce254" office:value-type="float" office:value="9.22466311515767" calcext:value-type="float">
            <text:p>9,2246631152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80234318479515" calcext:value-type="float">
            <text:p>0,4802343185</text:p>
          </table:table-cell>
          <table:table-cell table:style-name="ce260" office:value-type="float" office:value="90" calcext:value-type="float">
            <text:p>90</text:p>
          </table:table-cell>
          <table:table-cell table:style-name="ce260" office:value-type="float" office:value="8.1246424941394" calcext:value-type="float">
            <text:p>8,124642494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50693910463852" calcext:value-type="float">
            <text:p>0,4506939105</text:p>
          </table:table-cell>
          <table:table-cell table:style-name="ce260" office:value-type="float" office:value="90" calcext:value-type="float">
            <text:p>90</text:p>
          </table:table-cell>
          <table:table-cell table:style-name="ce260" office:value-type="float" office:value="8.1246424941394" calcext:value-type="float">
            <text:p>8,124642494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50693910463852" calcext:value-type="float">
            <text:p>0,4506939105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00" calcext:value-type="float">
            <text:p>100</text:p>
          </table:table-cell>
          <table:table-cell table:style-name="ce241" office:value-type="float" office:value="9.2746509434626" calcext:value-type="float">
            <text:p>9,274650943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8153400768126" calcext:value-type="float">
            <text:p>0,4815340077</text:p>
          </table:table-cell>
          <table:table-cell table:style-name="ce241" office:value-type="float" office:value="270" calcext:value-type="float">
            <text:p>270</text:p>
          </table:table-cell>
          <table:table-cell table:style-name="ce241" office:value-type="float" office:value="9.04966670508873" calcext:value-type="float">
            <text:p>9,0496667051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75657440114483" calcext:value-type="float">
            <text:p>0,4756574401</text:p>
          </table:table-cell>
          <table:table-cell table:style-name="ce254" office:value-type="float" office:value="100" calcext:value-type="float">
            <text:p>100</text:p>
          </table:table-cell>
          <table:table-cell table:style-name="ce254" office:value-type="float" office:value="7.49965611316374" calcext:value-type="float">
            <text:p>7,4996561132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33012702715422" calcext:value-type="float">
            <text:p>0,4330127027</text:p>
          </table:table-cell>
          <table:table-cell table:style-name="ce254" office:value-type="float" office:value="270" calcext:value-type="float">
            <text:p>270</text:p>
          </table:table-cell>
          <table:table-cell table:style-name="ce254" office:value-type="float" office:value="8.97465944205445" calcext:value-type="float">
            <text:p>8,974659442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73682383367882" calcext:value-type="float">
            <text:p>0,4736823834</text:p>
          </table:table-cell>
          <table:table-cell table:style-name="ce260" office:value-type="float" office:value="100" calcext:value-type="float">
            <text:p>100</text:p>
          </table:table-cell>
          <table:table-cell table:style-name="ce260" office:value-type="float" office:value="6.89966150933366" calcext:value-type="float">
            <text:p>6,899661509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15331194177076" calcext:value-type="float">
            <text:p>0,4153311942</text:p>
          </table:table-cell>
          <table:table-cell table:style-name="ce260" office:value-type="float" office:value="270" calcext:value-type="float">
            <text:p>270</text:p>
          </table:table-cell>
          <table:table-cell table:style-name="ce260" office:value-type="float" office:value="7.77465889391983" calcext:value-type="float">
            <text:p>7,774658893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40879802552529" calcext:value-type="float">
            <text:p>0,4408798026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10" calcext:value-type="float">
            <text:p>110</text:p>
          </table:table-cell>
          <table:table-cell table:style-name="ce241" office:value-type="float" office:value="9.34962295285615" calcext:value-type="float">
            <text:p>9,3496229529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83476990775397" calcext:value-type="float">
            <text:p>0,4834769908</text:p>
          </table:table-cell>
          <table:table-cell table:style-name="ce241" office:value-type="float" office:value="280" calcext:value-type="float">
            <text:p>280</text:p>
          </table:table-cell>
          <table:table-cell table:style-name="ce241" office:value-type="float" office:value="9.39965876866054" calcext:value-type="float">
            <text:p>9,399658768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84767986110477" calcext:value-type="float">
            <text:p>0,4847679861</text:p>
          </table:table-cell>
          <table:table-cell table:style-name="ce254" office:value-type="float" office:value="110" calcext:value-type="float">
            <text:p>110</text:p>
          </table:table-cell>
          <table:table-cell table:style-name="ce254" office:value-type="float" office:value="6.42465827346884" calcext:value-type="float">
            <text:p>6,4246582735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00780489351547" calcext:value-type="float">
            <text:p>0,4007804894</text:p>
          </table:table-cell>
          <table:table-cell table:style-name="ce254" office:value-type="float" office:value="280" calcext:value-type="float">
            <text:p>280</text:p>
          </table:table-cell>
          <table:table-cell table:style-name="ce254" office:value-type="float" office:value="9.14963374586404" calcext:value-type="float">
            <text:p>9,149633745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7827816212469" calcext:value-type="float">
            <text:p>0,4782781621</text:p>
          </table:table-cell>
          <table:table-cell table:style-name="ce260" office:value-type="float" office:value="110" calcext:value-type="float">
            <text:p>110</text:p>
          </table:table-cell>
          <table:table-cell table:style-name="ce260" office:value-type="float" office:value="4.22465274469109" calcext:value-type="float">
            <text:p>4,2246527447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325000001505445" calcext:value-type="float">
            <text:p>0,3250000015</text:p>
          </table:table-cell>
          <table:table-cell table:style-name="ce260" office:value-type="float" office:value="280" calcext:value-type="float">
            <text:p>280</text:p>
          </table:table-cell>
          <table:table-cell table:style-name="ce260" office:value-type="float" office:value="6.92465889391982" calcext:value-type="float">
            <text:p>6,924658893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16082924786343" calcext:value-type="float">
            <text:p>0,4160829248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20" calcext:value-type="float">
            <text:p>120</text:p>
          </table:table-cell>
          <table:table-cell table:style-name="ce241" office:value-type="float" office:value="8.29966397226519" calcext:value-type="float">
            <text:p>8,2996639723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55521679484701" calcext:value-type="float">
            <text:p>0,4555216795</text:p>
          </table:table-cell>
          <table:table-cell table:style-name="ce241" office:value-type="float" office:value="290" calcext:value-type="float">
            <text:p>290</text:p>
          </table:table-cell>
          <table:table-cell table:style-name="ce241" office:value-type="float" office:value="10.2746402506621" calcext:value-type="float">
            <text:p>10,274640250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506828373719747" calcext:value-type="float">
            <text:p>0,5068283737</text:p>
          </table:table-cell>
          <table:table-cell table:style-name="ce254" office:value-type="float" office:value="120" calcext:value-type="float">
            <text:p>120</text:p>
          </table:table-cell>
          <table:table-cell table:style-name="ce254" office:value-type="float" office:value="4.44963426293436" calcext:value-type="float">
            <text:p>4,449634262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33541602695574" calcext:value-type="float">
            <text:p>0,3335416027</text:p>
          </table:table-cell>
          <table:table-cell table:style-name="ce254" office:value-type="float" office:value="290" calcext:value-type="float">
            <text:p>290</text:p>
          </table:table-cell>
          <table:table-cell table:style-name="ce254" office:value-type="float" office:value="6.99964634795001" calcext:value-type="float">
            <text:p>6,99964634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18330013674201" calcext:value-type="float">
            <text:p>0,4183300137</text:p>
          </table:table-cell>
          <table:table-cell table:style-name="ce260" office:value-type="float" office:value="120" calcext:value-type="float">
            <text:p>120</text:p>
          </table:table-cell>
          <table:table-cell table:style-name="ce260" office:value-type="float" office:value="1.24965159614697" calcext:value-type="float">
            <text:p>1,249651596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17677669754875" calcext:value-type="float">
            <text:p>0,1767766975</text:p>
          </table:table-cell>
          <table:table-cell table:style-name="ce260" office:value-type="float" office:value="290" calcext:value-type="float">
            <text:p>290</text:p>
          </table:table-cell>
          <table:table-cell table:style-name="ce260" office:value-type="float" office:value="3.77466462428152" calcext:value-type="float">
            <text:p>3,774664624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307205143645254" calcext:value-type="float">
            <text:p>0,3072051436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30" calcext:value-type="float">
            <text:p>130</text:p>
          </table:table-cell>
          <table:table-cell table:style-name="ce241" office:value-type="float" office:value="6.87465409648928" calcext:value-type="float">
            <text:p>6,874654096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14578099380604" calcext:value-type="float">
            <text:p>0,4145780994</text:p>
          </table:table-cell>
          <table:table-cell table:style-name="ce241" office:value-type="float" office:value="300" calcext:value-type="float">
            <text:p>300</text:p>
          </table:table-cell>
          <table:table-cell table:style-name="ce241" office:value-type="float" office:value="8.94963649956413" calcext:value-type="float">
            <text:p>8,949636499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73022198633798" calcext:value-type="float">
            <text:p>0,4730221986</text:p>
          </table:table-cell>
          <table:table-cell table:style-name="ce254" office:value-type="float" office:value="130" calcext:value-type="float">
            <text:p>130</text:p>
          </table:table-cell>
          <table:table-cell table:style-name="ce254" office:value-type="float" office:value="2.49966772085801" calcext:value-type="float">
            <text:p>2,499667720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50000001215077" calcext:value-type="float">
            <text:p>0,2500000012</text:p>
          </table:table-cell>
          <table:table-cell table:style-name="ce254" office:value-type="float" office:value="300" calcext:value-type="float">
            <text:p>300</text:p>
          </table:table-cell>
          <table:table-cell table:style-name="ce254" office:value-type="float" office:value="4.57464925095916" calcext:value-type="float">
            <text:p>4,57464925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38193731960851" calcext:value-type="float">
            <text:p>0,338193732</text:p>
          </table:table-cell>
          <table:table-cell table:style-name="ce260" office:value-type="float" office:value="130" calcext:value-type="float">
            <text:p>130</text:p>
          </table:table-cell>
          <table:table-cell table:style-name="ce260" office:value-type="float" office:value="0.0996524894961775" calcext:value-type="float">
            <text:p>0,099652489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500000070448898" calcext:value-type="float">
            <text:p>0,050000007</text:p>
          </table:table-cell>
          <table:table-cell table:style-name="ce260" office:value-type="float" office:value="300" calcext:value-type="float">
            <text:p>300</text:p>
          </table:table-cell>
          <table:table-cell table:style-name="ce260" office:value-type="float" office:value="1.47465167698096" calcext:value-type="float">
            <text:p>1,474651677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19202864452144" calcext:value-type="float">
            <text:p>0,1920286445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40" calcext:value-type="float">
            <text:p>140</text:p>
          </table:table-cell>
          <table:table-cell table:style-name="ce241" office:value-type="float" office:value="6.07466533074387" calcext:value-type="float">
            <text:p>6,074665330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9711432296739" calcext:value-type="float">
            <text:p>0,3897114323</text:p>
          </table:table-cell>
          <table:table-cell table:style-name="ce241" office:value-type="float" office:value="310" calcext:value-type="float">
            <text:p>310</text:p>
          </table:table-cell>
          <table:table-cell table:style-name="ce241" office:value-type="float" office:value="7.0746802247407" calcext:value-type="float">
            <text:p>7,074680224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20565096404682" calcext:value-type="float">
            <text:p>0,4205650964</text:p>
          </table:table-cell>
          <table:table-cell table:style-name="ce254" office:value-type="float" office:value="140" calcext:value-type="float">
            <text:p>140</text:p>
          </table:table-cell>
          <table:table-cell table:style-name="ce254" office:value-type="float" office:value="0.949637994992956" calcext:value-type="float">
            <text:p>0,949637995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54110352055866" calcext:value-type="float">
            <text:p>0,1541103521</text:p>
          </table:table-cell>
          <table:table-cell table:style-name="ce254" office:value-type="float" office:value="310" calcext:value-type="float">
            <text:p>310</text:p>
          </table:table-cell>
          <table:table-cell table:style-name="ce254" office:value-type="float" office:value="2.77464751803873" calcext:value-type="float">
            <text:p>2,77464751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63391344504922" calcext:value-type="float">
            <text:p>0,2633913445</text:p>
          </table:table-cell>
          <table:table-cell table:style-name="ce260" office:value-type="float" office:value="140" calcext:value-type="float">
            <text:p>140</text:p>
          </table:table-cell>
          <table:table-cell table:style-name="ce260" office:value-type="float" office:value="0.0496811244363804" calcext:value-type="float">
            <text:p>0,0496811244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35355347161435" calcext:value-type="float">
            <text:p>0,0353553472</text:p>
          </table:table-cell>
          <table:table-cell table:style-name="ce260" office:value-type="float" office:value="310" calcext:value-type="float">
            <text:p>310</text:p>
          </table:table-cell>
          <table:table-cell table:style-name="ce260" office:value-type="float" office:value="0.199650769101675" calcext:value-type="float">
            <text:p>0,199650769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707106803708492" calcext:value-type="float">
            <text:p>0,0707106804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50" calcext:value-type="float">
            <text:p>150</text:p>
          </table:table-cell>
          <table:table-cell table:style-name="ce241" office:value-type="float" office:value="5.22464841823545" calcext:value-type="float">
            <text:p>5,224648418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1420808069718" calcext:value-type="float">
            <text:p>0,3614208081</text:p>
          </table:table-cell>
          <table:table-cell table:style-name="ce241" office:value-type="float" office:value="320" calcext:value-type="float">
            <text:p>320</text:p>
          </table:table-cell>
          <table:table-cell table:style-name="ce241" office:value-type="float" office:value="6.12466949887178" calcext:value-type="float">
            <text:p>6,1246694989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9131189651004" calcext:value-type="float">
            <text:p>0,3913118965</text:p>
          </table:table-cell>
          <table:table-cell table:style-name="ce254" office:value-type="float" office:value="150" calcext:value-type="float">
            <text:p>150</text:p>
          </table:table-cell>
          <table:table-cell table:style-name="ce254" office:value-type="float" office:value="0.499668032837131" calcext:value-type="float">
            <text:p>0,499668032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11803401103355" calcext:value-type="float">
            <text:p>0,1118034011</text:p>
          </table:table-cell>
          <table:table-cell table:style-name="ce254" office:value-type="float" office:value="320" calcext:value-type="float">
            <text:p>320</text:p>
          </table:table-cell>
          <table:table-cell table:style-name="ce254" office:value-type="float" office:value="1.62465888239597" calcext:value-type="float">
            <text:p>1,624658882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01556444561583" calcext:value-type="float">
            <text:p>0,2015564446</text:p>
          </table:table-cell>
          <table:table-cell table:style-name="ce260" office:value-type="float" office:value="150" calcext:value-type="float">
            <text:p>150</text:p>
          </table:table-cell>
          <table:table-cell table:style-name="ce260" office:value-type="float" office:value="-0.000362038910556951" calcext:value-type="float">
            <text:p>-0,000362038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00025918458211981" calcext:value-type="float">
            <text:p>2,5918458211981E-005</text:p>
          </table:table-cell>
          <table:table-cell table:style-name="ce260" office:value-type="float" office:value="320" calcext:value-type="float">
            <text:p>320</text:p>
          </table:table-cell>
          <table:table-cell table:style-name="ce260" office:value-type="float" office:value="0.0746640906769684" calcext:value-type="float">
            <text:p>0,0746640907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37671601" calcext:value-type="float">
            <text:p>0,0433012738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60" calcext:value-type="float">
            <text:p>160</text:p>
          </table:table-cell>
          <table:table-cell table:style-name="ce241" office:value-type="float" office:value="4.84965988998165" calcext:value-type="float">
            <text:p>4,84965989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48209707572712" calcext:value-type="float">
            <text:p>0,3482097076</text:p>
          </table:table-cell>
          <table:table-cell table:style-name="ce241" office:value-type="float" office:value="330" calcext:value-type="float">
            <text:p>330</text:p>
          </table:table-cell>
          <table:table-cell table:style-name="ce241" office:value-type="float" office:value="5.94966072504353" calcext:value-type="float">
            <text:p>5,94966072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5681215985441" calcext:value-type="float">
            <text:p>0,385681216</text:p>
          </table:table-cell>
          <table:table-cell table:style-name="ce254" office:value-type="float" office:value="160" calcext:value-type="float">
            <text:p>160</text:p>
          </table:table-cell>
          <table:table-cell table:style-name="ce254" office:value-type="float" office:value="0.224655948823556" calcext:value-type="float">
            <text:p>0,224655948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75000003176806" calcext:value-type="float">
            <text:p>0,0750000032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0.724655222820751" calcext:value-type="float">
            <text:p>0,724655222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34629121529925" calcext:value-type="float">
            <text:p>0,1346291215</text:p>
          </table:table-cell>
          <table:table-cell table:style-name="ce260" office:value-type="float" office:value="160" calcext:value-type="float">
            <text:p>160</text:p>
          </table:table-cell>
          <table:table-cell table:style-name="ce260" office:value-type="float" office:value="0.02469621584184" calcext:value-type="float">
            <text:p>0,024696215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87202209" calcext:value-type="float">
            <text:p>0,0250000087</text:p>
          </table:table-cell>
          <table:table-cell table:style-name="ce260" office:value-type="float" office:value="330" calcext:value-type="float">
            <text:p>330</text:p>
          </table:table-cell>
          <table:table-cell table:style-name="ce260" office:value-type="float" office:value="0.0746689964985504" calcext:value-type="float">
            <text:p>0,074668996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38313252" calcext:value-type="float">
            <text:p>0,0433012738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70" calcext:value-type="float">
            <text:p>170</text:p>
          </table:table-cell>
          <table:table-cell table:style-name="ce241" office:value-type="float" office:value="4.62466533475217" calcext:value-type="float">
            <text:p>4,6246653348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40036763351025" calcext:value-type="float">
            <text:p>0,3400367634</text:p>
          </table:table-cell>
          <table:table-cell table:style-name="ce241" office:value-type="float" office:value="340" calcext:value-type="float">
            <text:p>340</text:p>
          </table:table-cell>
          <table:table-cell table:style-name="ce241" office:value-type="float" office:value="5.44966377502358" calcext:value-type="float">
            <text:p>5,44966377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9120577010042" calcext:value-type="float">
            <text:p>0,369120577</text:p>
          </table:table-cell>
          <table:table-cell table:style-name="ce254" office:value-type="float" office:value="170" calcext:value-type="float">
            <text:p>170</text:p>
          </table:table-cell>
          <table:table-cell table:style-name="ce254" office:value-type="float" office:value="0.149673890295241" calcext:value-type="float">
            <text:p>0,1496738903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612372470770302" calcext:value-type="float">
            <text:p>0,0612372471</text:p>
          </table:table-cell>
          <table:table-cell table:style-name="ce254" office:value-type="float" office:value="340" calcext:value-type="float">
            <text:p>340</text:p>
          </table:table-cell>
          <table:table-cell table:style-name="ce254" office:value-type="float" office:value="0.29967239687056" calcext:value-type="float">
            <text:p>0,299672396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86602542409125" calcext:value-type="float">
            <text:p>0,0866025424</text:p>
          </table:table-cell>
          <table:table-cell table:style-name="ce260" office:value-type="float" office:value="170" calcext:value-type="float">
            <text:p>170</text:p>
          </table:table-cell>
          <table:table-cell table:style-name="ce260" office:value-type="float" office:value="0.049677330583209" calcext:value-type="float">
            <text:p>0,0496773306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353553452566382" calcext:value-type="float">
            <text:p>0,0353553453</text:p>
          </table:table-cell>
          <table:table-cell table:style-name="ce260" office:value-type="float" office:value="340" calcext:value-type="float">
            <text:p>340</text:p>
          </table:table-cell>
          <table:table-cell table:style-name="ce260" office:value-type="float" office:value="-0.000311535536632878" calcext:value-type="float">
            <text:p>-0,000311535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000170075309924885" calcext:value-type="float">
            <text:p>1,70075309924885E-005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80" calcext:value-type="float">
            <text:p>180</text:p>
          </table:table-cell>
          <table:table-cell table:style-name="ce241" office:value-type="float" office:value="4.32466886389072" calcext:value-type="float">
            <text:p>4,3246688639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28823661590996" calcext:value-type="float">
            <text:p>0,3288236616</text:p>
          </table:table-cell>
          <table:table-cell table:style-name="ce241" office:value-type="float" office:value="350" calcext:value-type="float">
            <text:p>350</text:p>
          </table:table-cell>
          <table:table-cell table:style-name="ce241" office:value-type="float" office:value="5.02465081519709" calcext:value-type="float">
            <text:p>5,024650815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54436172550384" calcext:value-type="float">
            <text:p>0,3544361726</text:p>
          </table:table-cell>
          <table:table-cell table:style-name="ce254" office:value-type="float" office:value="180" calcext:value-type="float">
            <text:p>180</text:p>
          </table:table-cell>
          <table:table-cell table:style-name="ce254" office:value-type="float" office:value="0.0996841121208048" calcext:value-type="float">
            <text:p>0,099684112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500000040680068" calcext:value-type="float">
            <text:p>0,0500000041</text:p>
          </table:table-cell>
          <table:table-cell table:style-name="ce254" office:value-type="float" office:value="350" calcext:value-type="float">
            <text:p>350</text:p>
          </table:table-cell>
          <table:table-cell table:style-name="ce254" office:value-type="float" office:value="0.174664762066727" calcext:value-type="float">
            <text:p>0,174664762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661437856302231" calcext:value-type="float">
            <text:p>0,0661437856</text:p>
          </table:table-cell>
          <table:table-cell table:style-name="ce260" office:value-type="float" office:value="180" calcext:value-type="float">
            <text:p>180</text:p>
          </table:table-cell>
          <table:table-cell table:style-name="ce260" office:value-type="float" office:value="0.0746856227477609" calcext:value-type="float">
            <text:p>0,0746856227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42142976" calcext:value-type="float">
            <text:p>0,0433012742</text:p>
          </table:table-cell>
          <table:table-cell table:style-name="ce260" office:value-type="float" office:value="350" calcext:value-type="float">
            <text:p>350</text:p>
          </table:table-cell>
          <table:table-cell table:style-name="ce260" office:value-type="float" office:value="0.0246677455758415" calcext:value-type="float">
            <text:p>0,0246677456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73146325" calcext:value-type="float">
            <text:p>0,0250000073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190" calcext:value-type="float">
            <text:p>190</text:p>
          </table:table-cell>
          <table:table-cell table:style-name="ce241" office:value-type="float" office:value="4.52466826381525" calcext:value-type="float">
            <text:p>4,5246682638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36340601794203" calcext:value-type="float">
            <text:p>0,3363406018</text:p>
          </table:table-cell>
          <table:table-cell table:style-name="ce241" office:value-type="float" office:value="360" calcext:value-type="float">
            <text:p>360</text:p>
          </table:table-cell>
          <table:table-cell table:style-name="ce241" office:value-type="float" office:value="4.94964852913167" calcext:value-type="float">
            <text:p>4,9496485291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51781182634738" calcext:value-type="float">
            <text:p>0,3517811826</text:p>
          </table:table-cell>
          <table:table-cell table:style-name="ce254" office:value-type="float" office:value="190" calcext:value-type="float">
            <text:p>190</text:p>
          </table:table-cell>
          <table:table-cell table:style-name="ce254" office:value-type="float" office:value="0.199658301025884" calcext:value-type="float">
            <text:p>0,19965830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707106808982592" calcext:value-type="float">
            <text:p>0,0707106809</text:p>
          </table:table-cell>
          <table:table-cell table:style-name="ce254" office:value-type="float" office:value="360" calcext:value-type="float">
            <text:p>360</text:p>
          </table:table-cell>
          <table:table-cell table:style-name="ce254" office:value-type="float" office:value="0.0996714454010443" calcext:value-type="float">
            <text:p>0,099671445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500000040566095" calcext:value-type="float">
            <text:p>0,0500000041</text:p>
          </table:table-cell>
          <table:table-cell table:style-name="ce260" office:value-type="float" office:value="190" calcext:value-type="float">
            <text:p>190</text:p>
          </table:table-cell>
          <table:table-cell table:style-name="ce260" office:value-type="float" office:value="0.049684274957873" calcext:value-type="float">
            <text:p>0,04968427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353553439148238" calcext:value-type="float">
            <text:p>0,0353553439</text:p>
          </table:table-cell>
          <table:table-cell table:style-name="ce260" office:value-type="float" office:value="360" calcext:value-type="float">
            <text:p>360</text:p>
          </table:table-cell>
          <table:table-cell table:style-name="ce260" office:value-type="float" office:value="0.0246785205464" calcext:value-type="float">
            <text:p>0,024678520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73571018" calcext:value-type="float">
            <text:p>0,0250000074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00" calcext:value-type="float">
            <text:p>200</text:p>
          </table:table-cell>
          <table:table-cell table:style-name="ce241" office:value-type="float" office:value="4.32465944455963" calcext:value-type="float">
            <text:p>4,324659444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28823661563251" calcext:value-type="float">
            <text:p>0,3288236616</text:p>
          </table:table-cell>
          <table:table-cell table:style-name="ce241" table:number-columns-repeated="4"/>
          <table:table-cell table:style-name="ce254" office:value-type="float" office:value="200" calcext:value-type="float">
            <text:p>200</text:p>
          </table:table-cell>
          <table:table-cell table:style-name="ce254" office:value-type="float" office:value="0.0996600581631093" calcext:value-type="float">
            <text:p>0,0996600582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500000038492171" calcext:value-type="float">
            <text:p>0,0500000038</text:p>
          </table:table-cell>
          <table:table-cell table:style-name="ce254" table:number-columns-repeated="4"/>
          <table:table-cell table:style-name="ce260" office:value-type="float" office:value="200" calcext:value-type="float">
            <text:p>200</text:p>
          </table:table-cell>
          <table:table-cell table:style-name="ce260" office:value-type="float" office:value="-0.000310674420813555" calcext:value-type="float">
            <text:p>-0,0003106744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000173795712138395" calcext:value-type="float">
            <text:p>1,73795712138395E-005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10" calcext:value-type="float">
            <text:p>210</text:p>
          </table:table-cell>
          <table:table-cell table:style-name="ce241" office:value-type="float" office:value="5.07466609282135" calcext:value-type="float">
            <text:p>5,0746660928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56195171767386" calcext:value-type="float">
            <text:p>0,3561951718</text:p>
          </table:table-cell>
          <table:table-cell table:style-name="ce241" table:number-columns-repeated="4"/>
          <table:table-cell table:style-name="ce254" office:value-type="float" office:value="210" calcext:value-type="float">
            <text:p>210</text:p>
          </table:table-cell>
          <table:table-cell table:style-name="ce254" office:value-type="float" office:value="0.424659823844743" calcext:value-type="float">
            <text:p>0,424659823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0307764232473" calcext:value-type="float">
            <text:p>0,1030776423</text:p>
          </table:table-cell>
          <table:table-cell table:style-name="ce254" table:number-columns-repeated="4"/>
          <table:table-cell table:style-name="ce260" office:value-type="float" office:value="210" calcext:value-type="float">
            <text:p>210</text:p>
          </table:table-cell>
          <table:table-cell table:style-name="ce260" office:value-type="float" office:value="0.0246870789286819" calcext:value-type="float">
            <text:p>0,024687078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59539042" calcext:value-type="float">
            <text:p>0,025000006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20" calcext:value-type="float">
            <text:p>220</text:p>
          </table:table-cell>
          <table:table-cell table:style-name="ce241" office:value-type="float" office:value="5.77465879972484" calcext:value-type="float">
            <text:p>5,774658799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79967104341429" calcext:value-type="float">
            <text:p>0,3799671043</text:p>
          </table:table-cell>
          <table:table-cell table:style-name="ce241" table:number-columns-repeated="4"/>
          <table:table-cell table:style-name="ce254" office:value-type="float" office:value="220" calcext:value-type="float">
            <text:p>220</text:p>
          </table:table-cell>
          <table:table-cell table:style-name="ce254" office:value-type="float" office:value="1.07465919788235" calcext:value-type="float">
            <text:p>1,074659197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63935964154549" calcext:value-type="float">
            <text:p>0,1639359642</text:p>
          </table:table-cell>
          <table:table-cell table:style-name="ce254" table:number-columns-repeated="4"/>
          <table:table-cell table:style-name="ce260" office:value-type="float" office:value="220" calcext:value-type="float">
            <text:p>220</text:p>
          </table:table-cell>
          <table:table-cell table:style-name="ce260" office:value-type="float" office:value="0.149689153890462" calcext:value-type="float">
            <text:p>0,149689153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612372458620278" calcext:value-type="float">
            <text:p>0,0612372459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30" calcext:value-type="float">
            <text:p>230</text:p>
          </table:table-cell>
          <table:table-cell table:style-name="ce241" office:value-type="float" office:value="6.77465961841952" calcext:value-type="float">
            <text:p>6,7746596184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1155194128727" calcext:value-type="float">
            <text:p>0,4115519413</text:p>
          </table:table-cell>
          <table:table-cell table:style-name="ce241" table:number-columns-repeated="4"/>
          <table:table-cell table:style-name="ce254" office:value-type="float" office:value="230" calcext:value-type="float">
            <text:p>230</text:p>
          </table:table-cell>
          <table:table-cell table:style-name="ce254" office:value-type="float" office:value="2.62465309842331" calcext:value-type="float">
            <text:p>2,624653098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561737698421" calcext:value-type="float">
            <text:p>0,2561737698</text:p>
          </table:table-cell>
          <table:table-cell table:style-name="ce254" table:number-columns-repeated="4"/>
          <table:table-cell table:style-name="ce260" office:value-type="float" office:value="230" calcext:value-type="float">
            <text:p>230</text:p>
          </table:table-cell>
          <table:table-cell table:style-name="ce260" office:value-type="float" office:value="0.0996577495510126" calcext:value-type="float">
            <text:p>0,0996577496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500000031263437" calcext:value-type="float">
            <text:p>0,0500000031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40" calcext:value-type="float">
            <text:p>240</text:p>
          </table:table-cell>
          <table:table-cell table:style-name="ce241" office:value-type="float" office:value="8.19962353823453" calcext:value-type="float">
            <text:p>8,199623538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5276925738829" calcext:value-type="float">
            <text:p>0,4527692574</text:p>
          </table:table-cell>
          <table:table-cell table:style-name="ce241" table:number-columns-repeated="4"/>
          <table:table-cell table:style-name="ce254" office:value-type="float" office:value="240" calcext:value-type="float">
            <text:p>240</text:p>
          </table:table-cell>
          <table:table-cell table:style-name="ce254" office:value-type="float" office:value="4.32464987642052" calcext:value-type="float">
            <text:p>4,324649876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28823661463406" calcext:value-type="float">
            <text:p>0,3288236615</text:p>
          </table:table-cell>
          <table:table-cell table:style-name="ce254" table:number-columns-repeated="4"/>
          <table:table-cell table:style-name="ce260" office:value-type="float" office:value="240" calcext:value-type="float">
            <text:p>240</text:p>
          </table:table-cell>
          <table:table-cell table:style-name="ce260" office:value-type="float" office:value="1.3246542344415" calcext:value-type="float">
            <text:p>1,3246542344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182002748080287" calcext:value-type="float">
            <text:p>0,1820027481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50" calcext:value-type="float">
            <text:p>250</text:p>
          </table:table-cell>
          <table:table-cell table:style-name="ce241" office:value-type="float" office:value="8.22468565581621" calcext:value-type="float">
            <text:p>8,2246856558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53458929025411" calcext:value-type="float">
            <text:p>0,453458929</text:p>
          </table:table-cell>
          <table:table-cell table:style-name="ce241" table:number-columns-repeated="4"/>
          <table:table-cell table:style-name="ce254" office:value-type="float" office:value="250" calcext:value-type="float">
            <text:p>250</text:p>
          </table:table-cell>
          <table:table-cell table:style-name="ce254" office:value-type="float" office:value="6.12467334316269" calcext:value-type="float">
            <text:p>6,1246733432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91311896440112" calcext:value-type="float">
            <text:p>0,3913118964</text:p>
          </table:table-cell>
          <table:table-cell table:style-name="ce254" table:number-columns-repeated="4"/>
          <table:table-cell table:style-name="ce260" office:value-type="float" office:value="250" calcext:value-type="float">
            <text:p>250</text:p>
          </table:table-cell>
          <table:table-cell table:style-name="ce260" office:value-type="float" office:value="4.17464883960768" calcext:value-type="float">
            <text:p>4,1746488396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323071200069239" calcext:value-type="float">
            <text:p>0,3230712001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60" calcext:value-type="float">
            <text:p>260</text:p>
          </table:table-cell>
          <table:table-cell table:style-name="ce241" office:value-type="float" office:value="9.54967063488997" calcext:value-type="float">
            <text:p>9,5496706349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88620507485322" calcext:value-type="float">
            <text:p>0,4886205075</text:p>
          </table:table-cell>
          <table:table-cell table:style-name="ce241" table:number-columns-repeated="4"/>
          <table:table-cell table:style-name="ce254" office:value-type="float" office:value="260" calcext:value-type="float">
            <text:p>260</text:p>
          </table:table-cell>
          <table:table-cell table:style-name="ce254" office:value-type="float" office:value="7.99966235107604" calcext:value-type="float">
            <text:p>7,999662351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47213595844491" calcext:value-type="float">
            <text:p>0,4472135958</text:p>
          </table:table-cell>
          <table:table-cell table:style-name="ce254" table:number-columns-repeated="4"/>
          <table:table-cell table:style-name="ce260" office:value-type="float" office:value="260" calcext:value-type="float">
            <text:p>260</text:p>
          </table:table-cell>
          <table:table-cell table:style-name="ce260" office:value-type="float" office:value="7.07465297917647" calcext:value-type="float">
            <text:p>7,0746529792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20565096388502" calcext:value-type="float">
            <text:p>0,4205650964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70" calcext:value-type="float">
            <text:p>270</text:p>
          </table:table-cell>
          <table:table-cell table:style-name="ce241" office:value-type="float" office:value="9.04966670508873" calcext:value-type="float">
            <text:p>9,0496667051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75657440114483" calcext:value-type="float">
            <text:p>0,4756574401</text:p>
          </table:table-cell>
          <table:table-cell table:style-name="ce241" table:number-columns-repeated="4"/>
          <table:table-cell table:style-name="ce254" office:value-type="float" office:value="270" calcext:value-type="float">
            <text:p>270</text:p>
          </table:table-cell>
          <table:table-cell table:style-name="ce254" office:value-type="float" office:value="8.97465944205445" calcext:value-type="float">
            <text:p>8,974659442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73682383367882" calcext:value-type="float">
            <text:p>0,4736823834</text:p>
          </table:table-cell>
          <table:table-cell table:style-name="ce254" table:number-columns-repeated="4"/>
          <table:table-cell table:style-name="ce260" office:value-type="float" office:value="270" calcext:value-type="float">
            <text:p>270</text:p>
          </table:table-cell>
          <table:table-cell table:style-name="ce260" office:value-type="float" office:value="7.77465889391983" calcext:value-type="float">
            <text:p>7,774658893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40879802552529" calcext:value-type="float">
            <text:p>0,4408798026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80" calcext:value-type="float">
            <text:p>280</text:p>
          </table:table-cell>
          <table:table-cell table:style-name="ce241" office:value-type="float" office:value="9.39965876866054" calcext:value-type="float">
            <text:p>9,399658768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84767986110477" calcext:value-type="float">
            <text:p>0,4847679861</text:p>
          </table:table-cell>
          <table:table-cell table:style-name="ce241" table:number-columns-repeated="4"/>
          <table:table-cell table:style-name="ce254" office:value-type="float" office:value="280" calcext:value-type="float">
            <text:p>280</text:p>
          </table:table-cell>
          <table:table-cell table:style-name="ce254" office:value-type="float" office:value="9.14963374586404" calcext:value-type="float">
            <text:p>9,149633745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7827816212469" calcext:value-type="float">
            <text:p>0,4782781621</text:p>
          </table:table-cell>
          <table:table-cell table:style-name="ce254" table:number-columns-repeated="4"/>
          <table:table-cell table:style-name="ce260" office:value-type="float" office:value="280" calcext:value-type="float">
            <text:p>280</text:p>
          </table:table-cell>
          <table:table-cell table:style-name="ce260" office:value-type="float" office:value="6.92465889391982" calcext:value-type="float">
            <text:p>6,9246588939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416082924786343" calcext:value-type="float">
            <text:p>0,4160829248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290" calcext:value-type="float">
            <text:p>290</text:p>
          </table:table-cell>
          <table:table-cell table:style-name="ce241" office:value-type="float" office:value="10.2746402506621" calcext:value-type="float">
            <text:p>10,274640250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506828373719747" calcext:value-type="float">
            <text:p>0,5068283737</text:p>
          </table:table-cell>
          <table:table-cell table:style-name="ce241" table:number-columns-repeated="4"/>
          <table:table-cell table:style-name="ce254" office:value-type="float" office:value="290" calcext:value-type="float">
            <text:p>290</text:p>
          </table:table-cell>
          <table:table-cell table:style-name="ce254" office:value-type="float" office:value="6.99964634795001" calcext:value-type="float">
            <text:p>6,99964634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418330013674201" calcext:value-type="float">
            <text:p>0,4183300137</text:p>
          </table:table-cell>
          <table:table-cell table:style-name="ce254" table:number-columns-repeated="4"/>
          <table:table-cell table:style-name="ce260" office:value-type="float" office:value="290" calcext:value-type="float">
            <text:p>290</text:p>
          </table:table-cell>
          <table:table-cell table:style-name="ce260" office:value-type="float" office:value="3.77466462428152" calcext:value-type="float">
            <text:p>3,774664624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307205143645254" calcext:value-type="float">
            <text:p>0,3072051436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00" calcext:value-type="float">
            <text:p>300</text:p>
          </table:table-cell>
          <table:table-cell table:style-name="ce241" office:value-type="float" office:value="8.94963649956413" calcext:value-type="float">
            <text:p>8,9496364996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73022198633798" calcext:value-type="float">
            <text:p>0,4730221986</text:p>
          </table:table-cell>
          <table:table-cell table:style-name="ce241" table:number-columns-repeated="4"/>
          <table:table-cell table:style-name="ce254" office:value-type="float" office:value="300" calcext:value-type="float">
            <text:p>300</text:p>
          </table:table-cell>
          <table:table-cell table:style-name="ce254" office:value-type="float" office:value="4.57464925095916" calcext:value-type="float">
            <text:p>4,57464925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338193731960851" calcext:value-type="float">
            <text:p>0,338193732</text:p>
          </table:table-cell>
          <table:table-cell table:style-name="ce254" table:number-columns-repeated="4"/>
          <table:table-cell table:style-name="ce260" office:value-type="float" office:value="300" calcext:value-type="float">
            <text:p>300</text:p>
          </table:table-cell>
          <table:table-cell table:style-name="ce260" office:value-type="float" office:value="1.47465167698096" calcext:value-type="float">
            <text:p>1,474651677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19202864452144" calcext:value-type="float">
            <text:p>0,1920286445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10" calcext:value-type="float">
            <text:p>310</text:p>
          </table:table-cell>
          <table:table-cell table:style-name="ce241" office:value-type="float" office:value="7.0746802247407" calcext:value-type="float">
            <text:p>7,0746802247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420565096404682" calcext:value-type="float">
            <text:p>0,4205650964</text:p>
          </table:table-cell>
          <table:table-cell table:style-name="ce241" table:number-columns-repeated="4"/>
          <table:table-cell table:style-name="ce254" office:value-type="float" office:value="310" calcext:value-type="float">
            <text:p>310</text:p>
          </table:table-cell>
          <table:table-cell table:style-name="ce254" office:value-type="float" office:value="2.77464751803873" calcext:value-type="float">
            <text:p>2,77464751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63391344504922" calcext:value-type="float">
            <text:p>0,2633913445</text:p>
          </table:table-cell>
          <table:table-cell table:style-name="ce254" table:number-columns-repeated="4"/>
          <table:table-cell table:style-name="ce260" office:value-type="float" office:value="310" calcext:value-type="float">
            <text:p>310</text:p>
          </table:table-cell>
          <table:table-cell table:style-name="ce260" office:value-type="float" office:value="0.199650769101675" calcext:value-type="float">
            <text:p>0,1996507691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707106803708492" calcext:value-type="float">
            <text:p>0,0707106804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20" calcext:value-type="float">
            <text:p>320</text:p>
          </table:table-cell>
          <table:table-cell table:style-name="ce241" office:value-type="float" office:value="6.12466949887178" calcext:value-type="float">
            <text:p>6,1246694989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9131189651004" calcext:value-type="float">
            <text:p>0,3913118965</text:p>
          </table:table-cell>
          <table:table-cell table:style-name="ce241" table:number-columns-repeated="4"/>
          <table:table-cell table:style-name="ce254" office:value-type="float" office:value="320" calcext:value-type="float">
            <text:p>320</text:p>
          </table:table-cell>
          <table:table-cell table:style-name="ce254" office:value-type="float" office:value="1.62465888239597" calcext:value-type="float">
            <text:p>1,624658882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201556444561583" calcext:value-type="float">
            <text:p>0,2015564446</text:p>
          </table:table-cell>
          <table:table-cell table:style-name="ce254" table:number-columns-repeated="4"/>
          <table:table-cell table:style-name="ce260" office:value-type="float" office:value="320" calcext:value-type="float">
            <text:p>320</text:p>
          </table:table-cell>
          <table:table-cell table:style-name="ce260" office:value-type="float" office:value="0.0746640906769684" calcext:value-type="float">
            <text:p>0,0746640907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37671601" calcext:value-type="float">
            <text:p>0,0433012738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30" calcext:value-type="float">
            <text:p>330</text:p>
          </table:table-cell>
          <table:table-cell table:style-name="ce241" office:value-type="float" office:value="5.94966072504353" calcext:value-type="float">
            <text:p>5,94966072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85681215985441" calcext:value-type="float">
            <text:p>0,385681216</text:p>
          </table:table-cell>
          <table:table-cell table:style-name="ce241" table:number-columns-repeated="4"/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0.724655222820751" calcext:value-type="float">
            <text:p>0,7246552228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134629121529925" calcext:value-type="float">
            <text:p>0,1346291215</text:p>
          </table:table-cell>
          <table:table-cell table:style-name="ce254" table:number-columns-repeated="4"/>
          <table:table-cell table:style-name="ce260" office:value-type="float" office:value="330" calcext:value-type="float">
            <text:p>330</text:p>
          </table:table-cell>
          <table:table-cell table:style-name="ce260" office:value-type="float" office:value="0.0746689964985504" calcext:value-type="float">
            <text:p>0,074668996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433012738313252" calcext:value-type="float">
            <text:p>0,0433012738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40" calcext:value-type="float">
            <text:p>340</text:p>
          </table:table-cell>
          <table:table-cell table:style-name="ce241" office:value-type="float" office:value="5.44966377502358" calcext:value-type="float">
            <text:p>5,44966377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69120577010042" calcext:value-type="float">
            <text:p>0,369120577</text:p>
          </table:table-cell>
          <table:table-cell table:style-name="ce241" table:number-columns-repeated="4"/>
          <table:table-cell table:style-name="ce254" office:value-type="float" office:value="340" calcext:value-type="float">
            <text:p>340</text:p>
          </table:table-cell>
          <table:table-cell table:style-name="ce254" office:value-type="float" office:value="0.29967239687056" calcext:value-type="float">
            <text:p>0,2996723969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86602542409125" calcext:value-type="float">
            <text:p>0,0866025424</text:p>
          </table:table-cell>
          <table:table-cell table:style-name="ce254" table:number-columns-repeated="4"/>
          <table:table-cell table:style-name="ce260" office:value-type="float" office:value="340" calcext:value-type="float">
            <text:p>340</text:p>
          </table:table-cell>
          <table:table-cell table:style-name="ce260" office:value-type="float" office:value="-0.000311535536632878" calcext:value-type="float">
            <text:p>-0,000311535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000170075309924885" calcext:value-type="float">
            <text:p>1,70075309924885E-005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50" calcext:value-type="float">
            <text:p>350</text:p>
          </table:table-cell>
          <table:table-cell table:style-name="ce241" office:value-type="float" office:value="5.02465081519709" calcext:value-type="float">
            <text:p>5,024650815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54436172550384" calcext:value-type="float">
            <text:p>0,3544361726</text:p>
          </table:table-cell>
          <table:table-cell table:style-name="ce241" table:number-columns-repeated="4"/>
          <table:table-cell table:style-name="ce254" office:value-type="float" office:value="350" calcext:value-type="float">
            <text:p>350</text:p>
          </table:table-cell>
          <table:table-cell table:style-name="ce254" office:value-type="float" office:value="0.174664762066727" calcext:value-type="float">
            <text:p>0,1746647621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661437856302231" calcext:value-type="float">
            <text:p>0,0661437856</text:p>
          </table:table-cell>
          <table:table-cell table:style-name="ce254" table:number-columns-repeated="4"/>
          <table:table-cell table:style-name="ce260" office:value-type="float" office:value="350" calcext:value-type="float">
            <text:p>350</text:p>
          </table:table-cell>
          <table:table-cell table:style-name="ce260" office:value-type="float" office:value="0.0246677455758415" calcext:value-type="float">
            <text:p>0,0246677456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73146325" calcext:value-type="float">
            <text:p>0,0250000073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office:value-type="float" office:value="360" calcext:value-type="float">
            <text:p>360</text:p>
          </table:table-cell>
          <table:table-cell table:style-name="ce241" office:value-type="float" office:value="4.94964852913167" calcext:value-type="float">
            <text:p>4,9496485291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0.351781182634738" calcext:value-type="float">
            <text:p>0,3517811826</text:p>
          </table:table-cell>
          <table:table-cell table:style-name="ce241" table:number-columns-repeated="4"/>
          <table:table-cell table:style-name="ce254" office:value-type="float" office:value="360" calcext:value-type="float">
            <text:p>360</text:p>
          </table:table-cell>
          <table:table-cell table:style-name="ce254" office:value-type="float" office:value="0.0996714454010443" calcext:value-type="float">
            <text:p>0,0996714454</text:p>
          </table:table-cell>
          <table:table-cell table:style-name="ce254" office:value-type="float" office:value="0" calcext:value-type="float">
            <text:p>0</text:p>
          </table:table-cell>
          <table:table-cell table:style-name="ce254" office:value-type="float" office:value="0.0500000040566095" calcext:value-type="float">
            <text:p>0,0500000041</text:p>
          </table:table-cell>
          <table:table-cell table:style-name="ce254" table:number-columns-repeated="4"/>
          <table:table-cell table:style-name="ce260" office:value-type="float" office:value="360" calcext:value-type="float">
            <text:p>360</text:p>
          </table:table-cell>
          <table:table-cell table:style-name="ce260" office:value-type="float" office:value="0.0246785205464" calcext:value-type="float">
            <text:p>0,0246785205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0.0250000073571018" calcext:value-type="float">
            <text:p>0,0250000074</text:p>
          </table:table-cell>
          <table:table-cell table:style-name="ce260" table:number-columns-repeated="4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2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241"/>
          <table:covered-table-cell table:number-columns-repeated="8" table:style-name="ce254"/>
          <table:covered-table-cell table:number-columns-repeated="8" table:style-name="ce260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55" office:value-type="string" calcext:value-type="string">
            <text:p>Θmed (º)</text:p>
          </table:table-cell>
          <table:table-cell table:style-name="ce254" office:value-type="string" calcext:value-type="string">
            <text:p>(Θi – Θmed)^2 (º^2)</text:p>
          </table:table-cell>
          <table:table-cell table:style-name="ce254" office:value-type="string" calcext:value-type="string">
            <text:p>(Θi – Θmed)^3 (º^3)</text:p>
          </table:table-cell>
          <table:table-cell table:style-name="ce254" office:value-type="string" calcext:value-type="string">
            <text:p>Var (º^2)</text:p>
          </table:table-cell>
          <table:table-cell table:style-name="ce254" office:value-type="string" calcext:value-type="string">
            <text:p>σ distr (º)</text:p>
          </table:table-cell>
          <table:table-cell table:style-name="ce254" office:value-type="string" calcext:value-type="string">
            <text:p>Sum R_C (s^-1)</text:p>
          </table:table-cell>
          <table:table-cell table:style-name="ce255" office:value-type="string" calcext:value-type="string">
            <text:p>σ Θmed (º)</text:p>
          </table:table-cell>
          <table:table-cell table:style-name="ce255" office:value-type="string" calcext:value-type="string">
            <text:p>Assimetria</text:p>
          </table:table-cell>
          <table:table-cell table:style-name="ce261" office:value-type="string" calcext:value-type="string">
            <text:p>Θmed (º)</text:p>
          </table:table-cell>
          <table:table-cell table:style-name="ce260" office:value-type="string" calcext:value-type="string">
            <text:p>(Θi – Θmed)^2 (º^2)</text:p>
          </table:table-cell>
          <table:table-cell table:style-name="ce260" office:value-type="string" calcext:value-type="string">
            <text:p>(Θi – Θmed)^3 (º^3)</text:p>
          </table:table-cell>
          <table:table-cell table:style-name="ce260" office:value-type="string" calcext:value-type="string">
            <text:p>Var (º^2)</text:p>
          </table:table-cell>
          <table:table-cell table:style-name="ce260" office:value-type="string" calcext:value-type="string">
            <text:p>σ distr (º)</text:p>
          </table:table-cell>
          <table:table-cell table:style-name="ce260" office:value-type="string" calcext:value-type="string">
            <text:p>Sum R_C (s^-1)</text:p>
          </table:table-cell>
          <table:table-cell table:style-name="ce261" office:value-type="string" calcext:value-type="string">
            <text:p>σ Θmed (º)</text:p>
          </table:table-cell>
          <table:table-cell table:style-name="ce261" office:value-type="string" calcext:value-type="string">
            <text:p>Assimetria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241" table:formula="of:=([.A5]-[.$A$44])^2" office:value-type="float" office:value="32596.516771655" calcext:value-type="float">
            <text:p>32596,516771655</text:p>
          </table:table-cell>
          <table:table-cell table:style-name="ce241" table:formula="of:=([.A5]-[.$A$44])^3" office:value-type="float" office:value="-5885139.90311919" calcext:value-type="float">
            <text:p>-5885139,90311919</text:p>
          </table:table-cell>
          <table:table-cell table:style-name="ce241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241" table:formula="of:=SQRT([.D44])" office:value-type="float" office:value="104.614133470967" calcext:value-type="float">
            <text:p>104,614133471</text:p>
          </table:table-cell>
          <table:table-cell table:style-name="ce241" table:formula="of:=SUM([.B5:.B41])" office:value-type="float" office:value="254.112320028141" calcext:value-type="float">
            <text:p>254,1123200281</text:p>
          </table:table-cell>
          <table:table-cell table:style-name="ce241" table:formula="of:=[.E44]/SQRT([.F44])" office:value-type="float" office:value="6.56262368299918" calcext:value-type="float">
            <text:p>6,562623683</text:p>
          </table:table-cell>
          <table:table-cell table:style-name="ce241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254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254" table:formula="of:=([.I5]-[.$I$44])^2" office:value-type="float" office:value="33071.3403103935" calcext:value-type="float">
            <text:p>33071,3403103935</text:p>
          </table:table-cell>
          <table:table-cell table:style-name="ce254" table:formula="of:=([.A5]-[.$A$44])^3" office:value-type="float" office:value="-5885139.90311919" calcext:value-type="float">
            <text:p>-5885139,90311919</text:p>
          </table:table-cell>
          <table:table-cell table:style-name="ce254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254" table:formula="of:=SQRT([.L44])" office:value-type="float" office:value="95.0221740954365" calcext:value-type="float">
            <text:p>95,0221740954</text:p>
          </table:table-cell>
          <table:table-cell table:style-name="ce254" table:formula="of:=SUM([.J5:.J41])" office:value-type="float" office:value="114.812309139602" calcext:value-type="float">
            <text:p>114,8123091396</text:p>
          </table:table-cell>
          <table:table-cell table:style-name="ce254" table:formula="of:=[.M44]/SQRT([.N44])" office:value-type="float" office:value="8.86810316946821" calcext:value-type="float">
            <text:p>8,8681031695</text:p>
          </table:table-cell>
          <table:table-cell table:style-name="ce254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260" table:formula="of:=SUMPRODUCT([.Q5:.Q41];[.R5:.R41])/SUM([.R5:.R41])" office:value-type="float" office:value="177.658896442973" calcext:value-type="float">
            <text:p>177,658896443</text:p>
          </table:table-cell>
          <table:table-cell table:style-name="ce260" table:formula="of:=([.Q5]-[.$Q$44])^2" office:value-type="float" office:value="31562.6834853351" calcext:value-type="float">
            <text:p>31562,6834853351</text:p>
          </table:table-cell>
          <table:table-cell table:style-name="ce260" table:formula="of:=([.Q5]-[.$Q$44])^3" office:value-type="float" office:value="-5607391.51678349" calcext:value-type="float">
            <text:p>-5607391,51678349</text:p>
          </table:table-cell>
          <table:table-cell table:style-name="ce260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260" table:formula="of:=SQRT([.T44])" office:value-type="float" office:value="91.9791311752692" calcext:value-type="float">
            <text:p>91,9791311753</text:p>
          </table:table-cell>
          <table:table-cell table:style-name="ce260" table:formula="of:=SUM([.R5:.R41])" office:value-type="float" office:value="67.9125925916737" calcext:value-type="float">
            <text:p>67,9125925917</text:p>
          </table:table-cell>
          <table:table-cell table:style-name="ce260" table:formula="of:=[.U44]/SQRT([.V44])" office:value-type="float" office:value="11.1612837157395" calcext:value-type="float">
            <text:p>11,1612837157</text:p>
          </table:table-cell>
          <table:table-cell table:style-name="ce260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6]-[.$A$44])^2" office:value-type="float" office:value="29085.6156779304" calcext:value-type="float">
            <text:p>29085,6156779304</text:p>
          </table:table-cell>
          <table:table-cell table:style-name="ce241" table:formula="of:=([.A6]-[.$A$44])^3" office:value-type="float" office:value="-4960407.9163754" calcext:value-type="float">
            <text:p>-4960407,9163754</text:p>
          </table:table-cell>
          <table:table-cell table:style-name="ce241" table:number-columns-repeated="4"/>
          <table:table-cell table:style-name="ce241" office:value-type="string" calcext:value-type="string">
            <text:p>Assimetria180</text:p>
          </table:table-cell>
          <table:table-cell table:style-name="ce254"/>
          <table:table-cell table:style-name="ce254" table:formula="of:=([.I6]-[.$I$44])^2" office:value-type="float" office:value="29534.2348508066" calcext:value-type="float">
            <text:p>29534,2348508066</text:p>
          </table:table-cell>
          <table:table-cell table:style-name="ce254" table:formula="of:=([.A6]-[.$A$44])^3" office:value-type="float" office:value="-4960407.9163754" calcext:value-type="float">
            <text:p>-4960407,9163754</text:p>
          </table:table-cell>
          <table:table-cell table:style-name="ce254" table:number-columns-repeated="4"/>
          <table:table-cell table:style-name="ce254" office:value-type="string" calcext:value-type="string">
            <text:p>Assimetria180</text:p>
          </table:table-cell>
          <table:table-cell table:style-name="ce260"/>
          <table:table-cell table:style-name="ce260" table:formula="of:=([.Q6]-[.$Q$44])^2" office:value-type="float" office:value="28109.5055564756" calcext:value-type="float">
            <text:p>28109,5055564756</text:p>
          </table:table-cell>
          <table:table-cell table:style-name="ce260" table:formula="of:=([.Q6]-[.$Q$44])^3" office:value-type="float" office:value="-4712808.68115633" calcext:value-type="float">
            <text:p>-4712808,68115633</text:p>
          </table:table-cell>
          <table:table-cell table:style-name="ce260" table:number-columns-repeated="4"/>
          <table:table-cell table:style-name="ce260" office:value-type="string" calcext:value-type="string">
            <text:p>Assimetria180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7]-[.$A$44])^2" office:value-type="float" office:value="25774.7145842057" calcext:value-type="float">
            <text:p>25774,7145842057</text:p>
          </table:table-cell>
          <table:table-cell table:style-name="ce241" table:formula="of:=([.A7]-[.$A$44])^3" office:value-type="float" office:value="-4138002.96244336" calcext:value-type="float">
            <text:p>-4138002,96244336</text:p>
          </table:table-cell>
          <table:table-cell table:style-name="ce241" table:number-columns-repeated="4"/>
          <table:table-cell table:style-name="ce241" office:value-type="float" office:value="0.0115001433920504" calcext:value-type="float">
            <text:p>0,0115001434</text:p>
          </table:table-cell>
          <table:table-cell table:style-name="ce254"/>
          <table:table-cell table:style-name="ce254" table:formula="of:=([.I7]-[.$I$44])^2" office:value-type="float" office:value="26197.1293912196" calcext:value-type="float">
            <text:p>26197,1293912196</text:p>
          </table:table-cell>
          <table:table-cell table:style-name="ce254" table:formula="of:=([.A7]-[.$A$44])^3" office:value-type="float" office:value="-4138002.96244336" calcext:value-type="float">
            <text:p>-4138002,96244336</text:p>
          </table:table-cell>
          <table:table-cell table:style-name="ce254" table:number-columns-repeated="4"/>
          <table:table-cell table:style-name="ce254" office:value-type="float" office:value="0.0150873919148862" calcext:value-type="float">
            <text:p>0,0150873919</text:p>
          </table:table-cell>
          <table:table-cell table:style-name="ce260"/>
          <table:table-cell table:style-name="ce260" table:formula="of:=([.Q7]-[.$Q$44])^2" office:value-type="float" office:value="24856.3276276162" calcext:value-type="float">
            <text:p>24856,3276276162</text:p>
          </table:table-cell>
          <table:table-cell table:style-name="ce260" table:formula="of:=([.Q7]-[.$Q$44])^3" office:value-type="float" office:value="-3918821.18339495" calcext:value-type="float">
            <text:p>-3918821,18339495</text:p>
          </table:table-cell>
          <table:table-cell table:style-name="ce260" table:number-columns-repeated="4"/>
          <table:table-cell table:style-name="ce260" office:value-type="float" office:value="-0.0419393512770508" calcext:value-type="float">
            <text:p>-0,0419393513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8]-[.$A$44])^2" office:value-type="float" office:value="22663.813490481" calcext:value-type="float">
            <text:p>22663,813490481</text:p>
          </table:table-cell>
          <table:table-cell table:style-name="ce241" table:formula="of:=([.A8]-[.$A$44])^3" office:value-type="float" office:value="-3411925.04132306" calcext:value-type="float">
            <text:p>-3411925,04132306</text:p>
          </table:table-cell>
          <table:table-cell table:style-name="ce241" table:number-columns-repeated="5"/>
          <table:table-cell table:style-name="ce254"/>
          <table:table-cell table:style-name="ce254" table:formula="of:=([.I8]-[.$I$44])^2" office:value-type="float" office:value="23060.0239316326" calcext:value-type="float">
            <text:p>23060,0239316326</text:p>
          </table:table-cell>
          <table:table-cell table:style-name="ce254" table:formula="of:=([.A8]-[.$A$44])^3" office:value-type="float" office:value="-3411925.04132306" calcext:value-type="float">
            <text:p>-3411925,04132306</text:p>
          </table:table-cell>
          <table:table-cell table:style-name="ce254" table:number-columns-repeated="5"/>
          <table:table-cell table:style-name="ce260"/>
          <table:table-cell table:style-name="ce260" table:formula="of:=([.Q8]-[.$Q$44])^2" office:value-type="float" office:value="21803.1496987567" calcext:value-type="float">
            <text:p>21803,1496987567</text:p>
          </table:table-cell>
          <table:table-cell table:style-name="ce260" table:formula="of:=([.Q8]-[.$Q$44])^3" office:value-type="float" office:value="-3219429.02349936" calcext:value-type="float">
            <text:p>-3219429,0234993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9]-[.$A$44])^2" office:value-type="float" office:value="19752.9123967564" calcext:value-type="float">
            <text:p>19752,9123967564</text:p>
          </table:table-cell>
          <table:table-cell table:style-name="ce241" table:formula="of:=([.A9]-[.$A$44])^3" office:value-type="float" office:value="-2776174.1530145" calcext:value-type="float">
            <text:p>-2776174,1530145</text:p>
          </table:table-cell>
          <table:table-cell table:style-name="ce241" table:number-columns-repeated="5"/>
          <table:table-cell table:style-name="ce254"/>
          <table:table-cell table:style-name="ce254" table:formula="of:=([.I9]-[.$I$44])^2" office:value-type="float" office:value="20122.9184720456" calcext:value-type="float">
            <text:p>20122,9184720456</text:p>
          </table:table-cell>
          <table:table-cell table:style-name="ce254" table:formula="of:=([.A9]-[.$A$44])^3" office:value-type="float" office:value="-2776174.1530145" calcext:value-type="float">
            <text:p>-2776174,1530145</text:p>
          </table:table-cell>
          <table:table-cell table:style-name="ce254" table:number-columns-repeated="5"/>
          <table:table-cell table:style-name="ce260"/>
          <table:table-cell table:style-name="ce260" table:formula="of:=([.Q9]-[.$Q$44])^2" office:value-type="float" office:value="18949.9717698972" calcext:value-type="float">
            <text:p>18949,9717698972</text:p>
          </table:table-cell>
          <table:table-cell table:style-name="ce260" table:formula="of:=([.Q9]-[.$Q$44])^3" office:value-type="float" office:value="-2608632.20146955" calcext:value-type="float">
            <text:p>-2608632,2014695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0]-[.$A$44])^2" office:value-type="float" office:value="17042.0113030317" calcext:value-type="float">
            <text:p>17042,0113030317</text:p>
          </table:table-cell>
          <table:table-cell table:style-name="ce241" table:formula="of:=([.A10]-[.$A$44])^3" office:value-type="float" office:value="-2224750.29751768" calcext:value-type="float">
            <text:p>-2224750,29751768</text:p>
          </table:table-cell>
          <table:table-cell table:style-name="ce241" table:number-columns-repeated="5"/>
          <table:table-cell table:style-name="ce254"/>
          <table:table-cell table:style-name="ce254" table:formula="of:=([.I10]-[.$I$44])^2" office:value-type="float" office:value="17385.8130124586" calcext:value-type="float">
            <text:p>17385,8130124586</text:p>
          </table:table-cell>
          <table:table-cell table:style-name="ce254" table:formula="of:=([.A10]-[.$A$44])^3" office:value-type="float" office:value="-2224750.29751768" calcext:value-type="float">
            <text:p>-2224750,29751768</text:p>
          </table:table-cell>
          <table:table-cell table:style-name="ce254" table:number-columns-repeated="5"/>
          <table:table-cell table:style-name="ce260"/>
          <table:table-cell table:style-name="ce260" table:formula="of:=([.Q10]-[.$Q$44])^2" office:value-type="float" office:value="16296.7938410378" calcext:value-type="float">
            <text:p>16296,7938410378</text:p>
          </table:table-cell>
          <table:table-cell table:style-name="ce260" table:formula="of:=([.Q10]-[.$Q$44])^3" office:value-type="float" office:value="-2080430.71730553" calcext:value-type="float">
            <text:p>-2080430,7173055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1]-[.$A$44])^2" office:value-type="float" office:value="14531.110209307" calcext:value-type="float">
            <text:p>14531,110209307</text:p>
          </table:table-cell>
          <table:table-cell table:style-name="ce241" table:formula="of:=([.A11]-[.$A$44])^3" office:value-type="float" office:value="-1751653.4748326" calcext:value-type="float">
            <text:p>-1751653,4748326</text:p>
          </table:table-cell>
          <table:table-cell table:style-name="ce241" table:number-columns-repeated="5"/>
          <table:table-cell table:style-name="ce254"/>
          <table:table-cell table:style-name="ce254" table:formula="of:=([.I11]-[.$I$44])^2" office:value-type="float" office:value="14848.7075528717" calcext:value-type="float">
            <text:p>14848,7075528717</text:p>
          </table:table-cell>
          <table:table-cell table:style-name="ce254" table:formula="of:=([.A11]-[.$A$44])^3" office:value-type="float" office:value="-1751653.4748326" calcext:value-type="float">
            <text:p>-1751653,4748326</text:p>
          </table:table-cell>
          <table:table-cell table:style-name="ce254" table:number-columns-repeated="5"/>
          <table:table-cell table:style-name="ce260"/>
          <table:table-cell table:style-name="ce260" table:formula="of:=([.Q11]-[.$Q$44])^2" office:value-type="float" office:value="13843.6159121783" calcext:value-type="float">
            <text:p>13843,6159121783</text:p>
          </table:table-cell>
          <table:table-cell table:style-name="ce260" table:formula="of:=([.Q11]-[.$Q$44])^3" office:value-type="float" office:value="-1628824.57100729" calcext:value-type="float">
            <text:p>-1628824,5710072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2]-[.$A$44])^2" office:value-type="float" office:value="12220.2091155824" calcext:value-type="float">
            <text:p>12220,2091155824</text:p>
          </table:table-cell>
          <table:table-cell table:style-name="ce241" table:formula="of:=([.A12]-[.$A$44])^3" office:value-type="float" office:value="-1350883.68495926" calcext:value-type="float">
            <text:p>-1350883,68495926</text:p>
          </table:table-cell>
          <table:table-cell table:style-name="ce241" table:number-columns-repeated="5"/>
          <table:table-cell table:style-name="ce254"/>
          <table:table-cell table:style-name="ce254" table:formula="of:=([.I12]-[.$I$44])^2" office:value-type="float" office:value="12511.6020932847" calcext:value-type="float">
            <text:p>12511,6020932847</text:p>
          </table:table-cell>
          <table:table-cell table:style-name="ce254" table:formula="of:=([.A12]-[.$A$44])^3" office:value-type="float" office:value="-1350883.68495926" calcext:value-type="float">
            <text:p>-1350883,68495926</text:p>
          </table:table-cell>
          <table:table-cell table:style-name="ce254" table:number-columns-repeated="5"/>
          <table:table-cell table:style-name="ce260"/>
          <table:table-cell table:style-name="ce260" table:formula="of:=([.Q12]-[.$Q$44])^2" office:value-type="float" office:value="11590.4379833188" calcext:value-type="float">
            <text:p>11590,4379833188</text:p>
          </table:table-cell>
          <table:table-cell table:style-name="ce260" table:formula="of:=([.Q12]-[.$Q$44])^3" office:value-type="float" office:value="-1247813.76257483" calcext:value-type="float">
            <text:p>-1247813,7625748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3]-[.$A$44])^2" office:value-type="float" office:value="10109.3080218577" calcext:value-type="float">
            <text:p>10109,3080218577</text:p>
          </table:table-cell>
          <table:table-cell table:style-name="ce241" table:formula="of:=([.A13]-[.$A$44])^3" office:value-type="float" office:value="-1016440.92789766" calcext:value-type="float">
            <text:p>-1016440,92789766</text:p>
          </table:table-cell>
          <table:table-cell table:style-name="ce241" table:number-columns-repeated="5"/>
          <table:table-cell table:style-name="ce254"/>
          <table:table-cell table:style-name="ce254" table:formula="of:=([.I13]-[.$I$44])^2" office:value-type="float" office:value="10374.4966336977" calcext:value-type="float">
            <text:p>10374,4966336977</text:p>
          </table:table-cell>
          <table:table-cell table:style-name="ce254" table:formula="of:=([.A13]-[.$A$44])^3" office:value-type="float" office:value="-1016440.92789766" calcext:value-type="float">
            <text:p>-1016440,92789766</text:p>
          </table:table-cell>
          <table:table-cell table:style-name="ce254" table:number-columns-repeated="5"/>
          <table:table-cell table:style-name="ce260"/>
          <table:table-cell table:style-name="ce260" table:formula="of:=([.Q13]-[.$Q$44])^2" office:value-type="float" office:value="9537.26005445938" calcext:value-type="float">
            <text:p>9537,2600544594</text:p>
          </table:table-cell>
          <table:table-cell table:style-name="ce260" table:formula="of:=([.Q13]-[.$Q$44])^3" office:value-type="float" office:value="-931398.292008154" calcext:value-type="float">
            <text:p>-931398,29200815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4]-[.$A$44])^2" office:value-type="float" office:value="8198.40692813301" calcext:value-type="float">
            <text:p>8198,406928133</text:p>
          </table:table-cell>
          <table:table-cell table:style-name="ce241" table:formula="of:=([.A14]-[.$A$44])^3" office:value-type="float" office:value="-742325.203647799" calcext:value-type="float">
            <text:p>-742325,203647799</text:p>
          </table:table-cell>
          <table:table-cell table:style-name="ce241" table:number-columns-repeated="5"/>
          <table:table-cell table:style-name="ce254"/>
          <table:table-cell table:style-name="ce254" table:formula="of:=([.I14]-[.$I$44])^2" office:value-type="float" office:value="8437.39117411073" calcext:value-type="float">
            <text:p>8437,3911741107</text:p>
          </table:table-cell>
          <table:table-cell table:style-name="ce254" table:formula="of:=([.A14]-[.$A$44])^3" office:value-type="float" office:value="-742325.203647799" calcext:value-type="float">
            <text:p>-742325,203647799</text:p>
          </table:table-cell>
          <table:table-cell table:style-name="ce254" table:number-columns-repeated="5"/>
          <table:table-cell table:style-name="ce260"/>
          <table:table-cell table:style-name="ce260" table:formula="of:=([.Q14]-[.$Q$44])^2" office:value-type="float" office:value="7684.08212559991" calcext:value-type="float">
            <text:p>7684,0821255999</text:p>
          </table:table-cell>
          <table:table-cell table:style-name="ce260" table:formula="of:=([.Q14]-[.$Q$44])^3" office:value-type="float" office:value="-673578.159307265" calcext:value-type="float">
            <text:p>-673578,15930726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5]-[.$A$44])^2" office:value-type="float" office:value="6487.50583440834" calcext:value-type="float">
            <text:p>6487,5058344083</text:p>
          </table:table-cell>
          <table:table-cell table:style-name="ce241" table:formula="of:=([.A15]-[.$A$44])^3" office:value-type="float" office:value="-522536.512209679" calcext:value-type="float">
            <text:p>-522536,512209679</text:p>
          </table:table-cell>
          <table:table-cell table:style-name="ce241" table:number-columns-repeated="5"/>
          <table:table-cell table:style-name="ce254"/>
          <table:table-cell table:style-name="ce254" table:formula="of:=([.I15]-[.$I$44])^2" office:value-type="float" office:value="6700.28571452375" calcext:value-type="float">
            <text:p>6700,2857145238</text:p>
          </table:table-cell>
          <table:table-cell table:style-name="ce254" table:formula="of:=([.A15]-[.$A$44])^3" office:value-type="float" office:value="-522536.512209679" calcext:value-type="float">
            <text:p>-522536,512209679</text:p>
          </table:table-cell>
          <table:table-cell table:style-name="ce254" table:number-columns-repeated="5"/>
          <table:table-cell table:style-name="ce260"/>
          <table:table-cell table:style-name="ce260" table:formula="of:=([.Q15]-[.$Q$44])^2" office:value-type="float" office:value="6030.90419674045" calcext:value-type="float">
            <text:p>6030,9041967405</text:p>
          </table:table-cell>
          <table:table-cell table:style-name="ce260" table:formula="of:=([.Q15]-[.$Q$44])^3" office:value-type="float" office:value="-468353.36447216" calcext:value-type="float">
            <text:p>-468353,3644721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6]-[.$A$44])^2" office:value-type="float" office:value="4976.60474068367" calcext:value-type="float">
            <text:p>4976,6047406837</text:p>
          </table:table-cell>
          <table:table-cell table:style-name="ce241" table:formula="of:=([.A16]-[.$A$44])^3" office:value-type="float" office:value="-351074.853583298" calcext:value-type="float">
            <text:p>-351074,853583298</text:p>
          </table:table-cell>
          <table:table-cell table:style-name="ce241" table:number-columns-repeated="5"/>
          <table:table-cell table:style-name="ce254"/>
          <table:table-cell table:style-name="ce254" table:formula="of:=([.I16]-[.$I$44])^2" office:value-type="float" office:value="5163.18025493677" calcext:value-type="float">
            <text:p>5163,1802549368</text:p>
          </table:table-cell>
          <table:table-cell table:style-name="ce254" table:formula="of:=([.A16]-[.$A$44])^3" office:value-type="float" office:value="-351074.853583298" calcext:value-type="float">
            <text:p>-351074,853583298</text:p>
          </table:table-cell>
          <table:table-cell table:style-name="ce254" table:number-columns-repeated="5"/>
          <table:table-cell table:style-name="ce260"/>
          <table:table-cell table:style-name="ce260" table:formula="of:=([.Q16]-[.$Q$44])^2" office:value-type="float" office:value="4577.72626788098" calcext:value-type="float">
            <text:p>4577,726267881</text:p>
          </table:table-cell>
          <table:table-cell table:style-name="ce260" table:formula="of:=([.Q16]-[.$Q$44])^3" office:value-type="float" office:value="-309723.907502838" calcext:value-type="float">
            <text:p>-309723,90750283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7]-[.$A$44])^2" office:value-type="float" office:value="3665.703646959" calcext:value-type="float">
            <text:p>3665,703646959</text:p>
          </table:table-cell>
          <table:table-cell table:style-name="ce241" table:formula="of:=([.A17]-[.$A$44])^3" office:value-type="float" office:value="-221940.227768658" calcext:value-type="float">
            <text:p>-221940,227768658</text:p>
          </table:table-cell>
          <table:table-cell table:style-name="ce241" table:number-columns-repeated="5"/>
          <table:table-cell table:style-name="ce254"/>
          <table:table-cell table:style-name="ce254" table:formula="of:=([.I17]-[.$I$44])^2" office:value-type="float" office:value="3826.07479534979" calcext:value-type="float">
            <text:p>3826,0747953498</text:p>
          </table:table-cell>
          <table:table-cell table:style-name="ce254" table:formula="of:=([.A17]-[.$A$44])^3" office:value-type="float" office:value="-221940.227768658" calcext:value-type="float">
            <text:p>-221940,227768658</text:p>
          </table:table-cell>
          <table:table-cell table:style-name="ce254" table:number-columns-repeated="5"/>
          <table:table-cell table:style-name="ce260"/>
          <table:table-cell table:style-name="ce260" table:formula="of:=([.Q17]-[.$Q$44])^2" office:value-type="float" office:value="3324.54833902152" calcext:value-type="float">
            <text:p>3324,5483390215</text:p>
          </table:table-cell>
          <table:table-cell table:style-name="ce260" table:formula="of:=([.Q17]-[.$Q$44])^3" office:value-type="float" office:value="-191689.788399301" calcext:value-type="float">
            <text:p>-191689,78839930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8]-[.$A$44])^2" office:value-type="float" office:value="2554.80255323433" calcext:value-type="float">
            <text:p>2554,8025532343</text:p>
          </table:table-cell>
          <table:table-cell table:style-name="ce241" table:formula="of:=([.A18]-[.$A$44])^3" office:value-type="float" office:value="-129132.634765758" calcext:value-type="float">
            <text:p>-129132,634765758</text:p>
          </table:table-cell>
          <table:table-cell table:style-name="ce241" table:number-columns-repeated="5"/>
          <table:table-cell table:style-name="ce254"/>
          <table:table-cell table:style-name="ce254" table:formula="of:=([.I18]-[.$I$44])^2" office:value-type="float" office:value="2688.96933576281" calcext:value-type="float">
            <text:p>2688,9693357628</text:p>
          </table:table-cell>
          <table:table-cell table:style-name="ce254" table:formula="of:=([.A18]-[.$A$44])^3" office:value-type="float" office:value="-129132.634765758" calcext:value-type="float">
            <text:p>-129132,634765758</text:p>
          </table:table-cell>
          <table:table-cell table:style-name="ce254" table:number-columns-repeated="5"/>
          <table:table-cell table:style-name="ce260"/>
          <table:table-cell table:style-name="ce260" table:formula="of:=([.Q18]-[.$Q$44])^2" office:value-type="float" office:value="2271.37041016205" calcext:value-type="float">
            <text:p>2271,3704101621</text:p>
          </table:table-cell>
          <table:table-cell table:style-name="ce260" table:formula="of:=([.Q18]-[.$Q$44])^3" office:value-type="float" office:value="-108251.007161547" calcext:value-type="float">
            <text:p>-108251,00716154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9]-[.$A$44])^2" office:value-type="float" office:value="1643.90145950966" calcext:value-type="float">
            <text:p>1643,9014595097</text:p>
          </table:table-cell>
          <table:table-cell table:style-name="ce241" table:formula="of:=([.A19]-[.$A$44])^3" office:value-type="float" office:value="-66652.0745745983" calcext:value-type="float">
            <text:p>-66652,0745745983</text:p>
          </table:table-cell>
          <table:table-cell table:style-name="ce241" table:number-columns-repeated="5"/>
          <table:table-cell table:style-name="ce254"/>
          <table:table-cell table:style-name="ce254" table:formula="of:=([.I19]-[.$I$44])^2" office:value-type="float" office:value="1751.86387617582" calcext:value-type="float">
            <text:p>1751,8638761758</text:p>
          </table:table-cell>
          <table:table-cell table:style-name="ce254" table:formula="of:=([.A19]-[.$A$44])^3" office:value-type="float" office:value="-66652.0745745983" calcext:value-type="float">
            <text:p>-66652,0745745983</text:p>
          </table:table-cell>
          <table:table-cell table:style-name="ce254" table:number-columns-repeated="5"/>
          <table:table-cell table:style-name="ce260"/>
          <table:table-cell table:style-name="ce260" table:formula="of:=([.Q19]-[.$Q$44])^2" office:value-type="float" office:value="1418.19248130259" calcext:value-type="float">
            <text:p>1418,1924813026</text:p>
          </table:table-cell>
          <table:table-cell table:style-name="ce260" table:formula="of:=([.Q19]-[.$Q$44])^3" office:value-type="float" office:value="-53407.5637895774" calcext:value-type="float">
            <text:p>-53407,563789577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0]-[.$A$44])^2" office:value-type="float" office:value="933.000365784993" calcext:value-type="float">
            <text:p>933,000365785</text:p>
          </table:table-cell>
          <table:table-cell table:style-name="ce241" table:formula="of:=([.A20]-[.$A$44])^3" office:value-type="float" office:value="-28498.5471951785" calcext:value-type="float">
            <text:p>-28498,5471951785</text:p>
          </table:table-cell>
          <table:table-cell table:style-name="ce241" table:number-columns-repeated="5"/>
          <table:table-cell table:style-name="ce254"/>
          <table:table-cell table:style-name="ce254" table:formula="of:=([.I20]-[.$I$44])^2" office:value-type="float" office:value="1014.75841658884" calcext:value-type="float">
            <text:p>1014,7584165889</text:p>
          </table:table-cell>
          <table:table-cell table:style-name="ce254" table:formula="of:=([.A20]-[.$A$44])^3" office:value-type="float" office:value="-28498.5471951785" calcext:value-type="float">
            <text:p>-28498,5471951785</text:p>
          </table:table-cell>
          <table:table-cell table:style-name="ce254" table:number-columns-repeated="5"/>
          <table:table-cell table:style-name="ce260"/>
          <table:table-cell table:style-name="ce260" table:formula="of:=([.Q20]-[.$Q$44])^2" office:value-type="float" office:value="765.01455244312" calcext:value-type="float">
            <text:p>765,0145524431</text:p>
          </table:table-cell>
          <table:table-cell table:style-name="ce260" table:formula="of:=([.Q20]-[.$Q$44])^3" office:value-type="float" office:value="-21159.4582833918" calcext:value-type="float">
            <text:p>-21159,458283391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1]-[.$A$44])^2" office:value-type="float" office:value="422.099272060324" calcext:value-type="float">
            <text:p>422,0992720603</text:p>
          </table:table-cell>
          <table:table-cell table:style-name="ce241" table:formula="of:=([.A21]-[.$A$44])^3" office:value-type="float" office:value="-8672.05262749869" calcext:value-type="float">
            <text:p>-8672,0526274987</text:p>
          </table:table-cell>
          <table:table-cell table:style-name="ce241" table:number-columns-repeated="5"/>
          <table:table-cell table:style-name="ce254"/>
          <table:table-cell table:style-name="ce254" table:formula="of:=([.I21]-[.$I$44])^2" office:value-type="float" office:value="477.652957001864" calcext:value-type="float">
            <text:p>477,6529570019</text:p>
          </table:table-cell>
          <table:table-cell table:style-name="ce254" table:formula="of:=([.A21]-[.$A$44])^3" office:value-type="float" office:value="-8672.05262749869" calcext:value-type="float">
            <text:p>-8672,0526274987</text:p>
          </table:table-cell>
          <table:table-cell table:style-name="ce254" table:number-columns-repeated="5"/>
          <table:table-cell table:style-name="ce260"/>
          <table:table-cell table:style-name="ce260" table:formula="of:=([.Q21]-[.$Q$44])^2" office:value-type="float" office:value="311.836623583655" calcext:value-type="float">
            <text:p>311,8366235837</text:p>
          </table:table-cell>
          <table:table-cell table:style-name="ce260" table:formula="of:=([.Q21]-[.$Q$44])^3" office:value-type="float" office:value="-5506.6906429902" calcext:value-type="float">
            <text:p>-5506,690642990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2]-[.$A$44])^2" office:value-type="float" office:value="111.198178335654" calcext:value-type="float">
            <text:p>111,1981783357</text:p>
          </table:table-cell>
          <table:table-cell table:style-name="ce241" table:formula="of:=([.A22]-[.$A$44])^3" office:value-type="float" office:value="-1172.59087155902" calcext:value-type="float">
            <text:p>-1172,590871559</text:p>
          </table:table-cell>
          <table:table-cell table:style-name="ce241" table:number-columns-repeated="5"/>
          <table:table-cell table:style-name="ce254"/>
          <table:table-cell table:style-name="ce254" table:formula="of:=([.I22]-[.$I$44])^2" office:value-type="float" office:value="140.547497414883" calcext:value-type="float">
            <text:p>140,5474974149</text:p>
          </table:table-cell>
          <table:table-cell table:style-name="ce254" table:formula="of:=([.A22]-[.$A$44])^3" office:value-type="float" office:value="-1172.59087155902" calcext:value-type="float">
            <text:p>-1172,590871559</text:p>
          </table:table-cell>
          <table:table-cell table:style-name="ce254" table:number-columns-repeated="5"/>
          <table:table-cell table:style-name="ce260"/>
          <table:table-cell table:style-name="ce260" table:formula="of:=([.Q22]-[.$Q$44])^2" office:value-type="float" office:value="58.6586947241889" calcext:value-type="float">
            <text:p>58,6586947242</text:p>
          </table:table-cell>
          <table:table-cell table:style-name="ce260" table:formula="of:=([.Q22]-[.$Q$44])^3" office:value-type="float" office:value="-449.260868372546" calcext:value-type="float">
            <text:p>-449,260868372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3]-[.$A$44])^2" office:value-type="float" office:value="0.297084610985067" calcext:value-type="float">
            <text:p>0,297084611</text:p>
          </table:table-cell>
          <table:table-cell table:style-name="ce241" table:formula="of:=([.A23]-[.$A$44])^3" office:value-type="float" office:value="-0.161927359425258" calcext:value-type="float">
            <text:p>-0,1619273594</text:p>
          </table:table-cell>
          <table:table-cell table:style-name="ce241" table:number-columns-repeated="5"/>
          <table:table-cell table:style-name="ce254"/>
          <table:table-cell table:style-name="ce254" table:formula="of:=([.I23]-[.$I$44])^2" office:value-type="float" office:value="3.44203782790261" calcext:value-type="float">
            <text:p>3,4420378279</text:p>
          </table:table-cell>
          <table:table-cell table:style-name="ce254" table:formula="of:=([.A23]-[.$A$44])^3" office:value-type="float" office:value="-0.161927359425258" calcext:value-type="float">
            <text:p>-0,1619273594</text:p>
          </table:table-cell>
          <table:table-cell table:style-name="ce254" table:number-columns-repeated="5"/>
          <table:table-cell table:style-name="ce260"/>
          <table:table-cell table:style-name="ce260" table:formula="of:=([.Q23]-[.$Q$44])^2" office:value-type="float" office:value="5.48076586472313" calcext:value-type="float">
            <text:p>5,4807658647</text:p>
          </table:table-cell>
          <table:table-cell table:style-name="ce260" table:formula="of:=([.Q23]-[.$Q$44])^3" office:value-type="float" office:value="12.8310404611339" calcext:value-type="float">
            <text:p>12,831040461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4]-[.$A$44])^2" office:value-type="float" office:value="89.3959908863157" calcext:value-type="float">
            <text:p>89,3959908863</text:p>
          </table:table-cell>
          <table:table-cell table:style-name="ce241" table:formula="of:=([.A24]-[.$A$44])^3" office:value-type="float" office:value="845.234205100086" calcext:value-type="float">
            <text:p>845,2342051001</text:p>
          </table:table-cell>
          <table:table-cell table:style-name="ce241" table:number-columns-repeated="5"/>
          <table:table-cell table:style-name="ce254"/>
          <table:table-cell table:style-name="ce254" table:formula="of:=([.I24]-[.$I$44])^2" office:value-type="float" office:value="66.3365782409221" calcext:value-type="float">
            <text:p>66,3365782409</text:p>
          </table:table-cell>
          <table:table-cell table:style-name="ce254" table:formula="of:=([.A24]-[.$A$44])^3" office:value-type="float" office:value="845.234205100086" calcext:value-type="float">
            <text:p>845,2342051001</text:p>
          </table:table-cell>
          <table:table-cell table:style-name="ce254" table:number-columns-repeated="5"/>
          <table:table-cell table:style-name="ce260"/>
          <table:table-cell table:style-name="ce260" table:formula="of:=([.Q24]-[.$Q$44])^2" office:value-type="float" office:value="152.302837005257" calcext:value-type="float">
            <text:p>152,3028370053</text:p>
          </table:table-cell>
          <table:table-cell table:style-name="ce260" table:formula="of:=([.Q24]-[.$Q$44])^3" office:value-type="float" office:value="1879.58508351084" calcext:value-type="float">
            <text:p>1879,585083510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5]-[.$A$44])^2" office:value-type="float" office:value="378.494897161646" calcext:value-type="float">
            <text:p>378,4948971616</text:p>
          </table:table-cell>
          <table:table-cell table:style-name="ce241" table:formula="of:=([.A25]-[.$A$44])^3" office:value-type="float" office:value="7363.59752581951" calcext:value-type="float">
            <text:p>7363,5975258195</text:p>
          </table:table-cell>
          <table:table-cell table:style-name="ce241" table:number-columns-repeated="5"/>
          <table:table-cell table:style-name="ce254"/>
          <table:table-cell table:style-name="ce254" table:formula="of:=([.I25]-[.$I$44])^2" office:value-type="float" office:value="329.231118653942" calcext:value-type="float">
            <text:p>329,2311186539</text:p>
          </table:table-cell>
          <table:table-cell table:style-name="ce254" table:formula="of:=([.A25]-[.$A$44])^3" office:value-type="float" office:value="7363.59752581951" calcext:value-type="float">
            <text:p>7363,5975258195</text:p>
          </table:table-cell>
          <table:table-cell table:style-name="ce254" table:number-columns-repeated="5"/>
          <table:table-cell table:style-name="ce260"/>
          <table:table-cell table:style-name="ce260" table:formula="of:=([.Q25]-[.$Q$44])^2" office:value-type="float" office:value="499.124908145792" calcext:value-type="float">
            <text:p>499,1249081458</text:p>
          </table:table-cell>
          <table:table-cell table:style-name="ce260" table:formula="of:=([.Q25]-[.$Q$44])^3" office:value-type="float" office:value="11151.0012607766" calcext:value-type="float">
            <text:p>11151,001260776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6]-[.$A$44])^2" office:value-type="float" office:value="867.593803436977" calcext:value-type="float">
            <text:p>867,593803437</text:p>
          </table:table-cell>
          <table:table-cell table:style-name="ce241" table:formula="of:=([.A26]-[.$A$44])^3" office:value-type="float" office:value="25554.9280347989" calcext:value-type="float">
            <text:p>25554,9280347989</text:p>
          </table:table-cell>
          <table:table-cell table:style-name="ce241" table:number-columns-repeated="5"/>
          <table:table-cell table:style-name="ce254"/>
          <table:table-cell table:style-name="ce254" table:formula="of:=([.I26]-[.$I$44])^2" office:value-type="float" office:value="792.125659066961" calcext:value-type="float">
            <text:p>792,125659067</text:p>
          </table:table-cell>
          <table:table-cell table:style-name="ce254" table:formula="of:=([.A26]-[.$A$44])^3" office:value-type="float" office:value="25554.9280347989" calcext:value-type="float">
            <text:p>25554,9280347989</text:p>
          </table:table-cell>
          <table:table-cell table:style-name="ce254" table:number-columns-repeated="5"/>
          <table:table-cell table:style-name="ce260"/>
          <table:table-cell table:style-name="ce260" table:formula="of:=([.Q26]-[.$Q$44])^2" office:value-type="float" office:value="1045.94697928633" calcext:value-type="float">
            <text:p>1045,9469792863</text:p>
          </table:table-cell>
          <table:table-cell table:style-name="ce260" table:formula="of:=([.Q26]-[.$Q$44])^3" office:value-type="float" office:value="33827.0795722583" calcext:value-type="float">
            <text:p>33827,079572258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7]-[.$A$44])^2" office:value-type="float" office:value="1556.69270971231" calcext:value-type="float">
            <text:p>1556,6927097123</text:p>
          </table:table-cell>
          <table:table-cell table:style-name="ce241" table:formula="of:=([.A27]-[.$A$44])^3" office:value-type="float" office:value="61419.2257320381" calcext:value-type="float">
            <text:p>61419,2257320381</text:p>
          </table:table-cell>
          <table:table-cell table:style-name="ce241" table:number-columns-repeated="5"/>
          <table:table-cell table:style-name="ce254"/>
          <table:table-cell table:style-name="ce254" table:formula="of:=([.I27]-[.$I$44])^2" office:value-type="float" office:value="1455.02019947998" calcext:value-type="float">
            <text:p>1455,02019948</text:p>
          </table:table-cell>
          <table:table-cell table:style-name="ce254" table:formula="of:=([.A27]-[.$A$44])^3" office:value-type="float" office:value="61419.2257320381" calcext:value-type="float">
            <text:p>61419,2257320381</text:p>
          </table:table-cell>
          <table:table-cell table:style-name="ce254" table:number-columns-repeated="5"/>
          <table:table-cell table:style-name="ce260"/>
          <table:table-cell table:style-name="ce260" table:formula="of:=([.Q27]-[.$Q$44])^2" office:value-type="float" office:value="1792.76905042686" calcext:value-type="float">
            <text:p>1792,7690504269</text:p>
          </table:table-cell>
          <table:table-cell table:style-name="ce260" table:formula="of:=([.Q27]-[.$Q$44])^3" office:value-type="float" office:value="75907.8200179561" calcext:value-type="float">
            <text:p>75907,820017956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8]-[.$A$44])^2" office:value-type="float" office:value="2445.79161598764" calcext:value-type="float">
            <text:p>2445,7916159876</text:p>
          </table:table-cell>
          <table:table-cell table:style-name="ce241" table:formula="of:=([.A28]-[.$A$44])^3" office:value-type="float" office:value="120956.490617537" calcext:value-type="float">
            <text:p>120956,490617537</text:p>
          </table:table-cell>
          <table:table-cell table:style-name="ce241" table:number-columns-repeated="5"/>
          <table:table-cell table:style-name="ce254"/>
          <table:table-cell table:style-name="ce254" table:formula="of:=([.I28]-[.$I$44])^2" office:value-type="float" office:value="2317.914739893" calcext:value-type="float">
            <text:p>2317,914739893</text:p>
          </table:table-cell>
          <table:table-cell table:style-name="ce254" table:formula="of:=([.A28]-[.$A$44])^3" office:value-type="float" office:value="120956.490617537" calcext:value-type="float">
            <text:p>120956,490617537</text:p>
          </table:table-cell>
          <table:table-cell table:style-name="ce254" table:number-columns-repeated="5"/>
          <table:table-cell table:style-name="ce260"/>
          <table:table-cell table:style-name="ce260" table:formula="of:=([.Q28]-[.$Q$44])^2" office:value-type="float" office:value="2739.59112156739" calcext:value-type="float">
            <text:p>2739,5911215674</text:p>
          </table:table-cell>
          <table:table-cell table:style-name="ce260" table:formula="of:=([.Q28]-[.$Q$44])^3" office:value-type="float" office:value="143393.22259787" calcext:value-type="float">
            <text:p>143393,2225978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9]-[.$A$44])^2" office:value-type="float" office:value="3534.89052226297" calcext:value-type="float">
            <text:p>3534,890522263</text:p>
          </table:table-cell>
          <table:table-cell table:style-name="ce241" table:formula="of:=([.A29]-[.$A$44])^3" office:value-type="float" office:value="210166.722691296" calcext:value-type="float">
            <text:p>210166,722691296</text:p>
          </table:table-cell>
          <table:table-cell table:style-name="ce241" table:number-columns-repeated="5"/>
          <table:table-cell table:style-name="ce254"/>
          <table:table-cell table:style-name="ce254" table:formula="of:=([.I29]-[.$I$44])^2" office:value-type="float" office:value="3380.80928030602" calcext:value-type="float">
            <text:p>3380,809280306</text:p>
          </table:table-cell>
          <table:table-cell table:style-name="ce254" table:formula="of:=([.A29]-[.$A$44])^3" office:value-type="float" office:value="210166.722691296" calcext:value-type="float">
            <text:p>210166,722691296</text:p>
          </table:table-cell>
          <table:table-cell table:style-name="ce254" table:number-columns-repeated="5"/>
          <table:table-cell table:style-name="ce260"/>
          <table:table-cell table:style-name="ce260" table:formula="of:=([.Q29]-[.$Q$44])^2" office:value-type="float" office:value="3886.41319270793" calcext:value-type="float">
            <text:p>3886,4131927079</text:p>
          </table:table-cell>
          <table:table-cell table:style-name="ce260" table:formula="of:=([.Q29]-[.$Q$44])^3" office:value-type="float" office:value="242283.287312" calcext:value-type="float">
            <text:p>242283,28731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0]-[.$A$44])^2" office:value-type="float" office:value="4823.9894285383" calcext:value-type="float">
            <text:p>4823,9894285383</text:p>
          </table:table-cell>
          <table:table-cell table:style-name="ce241" table:formula="of:=([.A30]-[.$A$44])^3" office:value-type="float" office:value="335049.921953315" calcext:value-type="float">
            <text:p>335049,921953315</text:p>
          </table:table-cell>
          <table:table-cell table:style-name="ce241" table:number-columns-repeated="5"/>
          <table:table-cell table:style-name="ce254"/>
          <table:table-cell table:style-name="ce254" table:formula="of:=([.I30]-[.$I$44])^2" office:value-type="float" office:value="4643.70382071904" calcext:value-type="float">
            <text:p>4643,703820719</text:p>
          </table:table-cell>
          <table:table-cell table:style-name="ce254" table:formula="of:=([.A30]-[.$A$44])^3" office:value-type="float" office:value="335049.921953315" calcext:value-type="float">
            <text:p>335049,921953315</text:p>
          </table:table-cell>
          <table:table-cell table:style-name="ce254" table:number-columns-repeated="5"/>
          <table:table-cell table:style-name="ce260"/>
          <table:table-cell table:style-name="ce260" table:formula="of:=([.Q30]-[.$Q$44])^2" office:value-type="float" office:value="5233.23526384846" calcext:value-type="float">
            <text:p>5233,2352638485</text:p>
          </table:table-cell>
          <table:table-cell table:style-name="ce260" table:formula="of:=([.Q30]-[.$Q$44])^3" office:value-type="float" office:value="378578.014160346" calcext:value-type="float">
            <text:p>378578,01416034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1]-[.$A$44])^2" office:value-type="float" office:value="6313.08833481363" calcext:value-type="float">
            <text:p>6313,0883348136</text:p>
          </table:table-cell>
          <table:table-cell table:style-name="ce241" table:formula="of:=([.A31]-[.$A$44])^3" office:value-type="float" office:value="501606.088403594" calcext:value-type="float">
            <text:p>501606,088403594</text:p>
          </table:table-cell>
          <table:table-cell table:style-name="ce241" table:number-columns-repeated="5"/>
          <table:table-cell table:style-name="ce254"/>
          <table:table-cell table:style-name="ce254" table:formula="of:=([.I31]-[.$I$44])^2" office:value-type="float" office:value="6106.59836113206" calcext:value-type="float">
            <text:p>6106,5983611321</text:p>
          </table:table-cell>
          <table:table-cell table:style-name="ce254" table:formula="of:=([.A31]-[.$A$44])^3" office:value-type="float" office:value="501606.088403594" calcext:value-type="float">
            <text:p>501606,088403594</text:p>
          </table:table-cell>
          <table:table-cell table:style-name="ce254" table:number-columns-repeated="5"/>
          <table:table-cell table:style-name="ce260"/>
          <table:table-cell table:style-name="ce260" table:formula="of:=([.Q31]-[.$Q$44])^2" office:value-type="float" office:value="6780.057334989" calcext:value-type="float">
            <text:p>6780,057334989</text:p>
          </table:table-cell>
          <table:table-cell table:style-name="ce260" table:formula="of:=([.Q31]-[.$Q$44])^3" office:value-type="float" office:value="558277.403142908" calcext:value-type="float">
            <text:p>558277,40314290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2]-[.$A$44])^2" office:value-type="float" office:value="8002.18724108896" calcext:value-type="float">
            <text:p>8002,187241089</text:p>
          </table:table-cell>
          <table:table-cell table:style-name="ce241" table:formula="of:=([.A32]-[.$A$44])^3" office:value-type="float" office:value="715835.222042133" calcext:value-type="float">
            <text:p>715835,222042133</text:p>
          </table:table-cell>
          <table:table-cell table:style-name="ce241" table:number-columns-repeated="5"/>
          <table:table-cell table:style-name="ce254"/>
          <table:table-cell table:style-name="ce254" table:formula="of:=([.I32]-[.$I$44])^2" office:value-type="float" office:value="7769.49290154508" calcext:value-type="float">
            <text:p>7769,4929015451</text:p>
          </table:table-cell>
          <table:table-cell table:style-name="ce254" table:formula="of:=([.A32]-[.$A$44])^3" office:value-type="float" office:value="715835.222042133" calcext:value-type="float">
            <text:p>715835,222042133</text:p>
          </table:table-cell>
          <table:table-cell table:style-name="ce254" table:number-columns-repeated="5"/>
          <table:table-cell table:style-name="ce260"/>
          <table:table-cell table:style-name="ce260" table:formula="of:=([.Q32]-[.$Q$44])^2" office:value-type="float" office:value="8526.87940612953" calcext:value-type="float">
            <text:p>8526,8794061295</text:p>
          </table:table-cell>
          <table:table-cell table:style-name="ce260" table:formula="of:=([.Q32]-[.$Q$44])^3" office:value-type="float" office:value="787381.454259686" calcext:value-type="float">
            <text:p>787381,45425968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3]-[.$A$44])^2" office:value-type="float" office:value="9891.28614736429" calcext:value-type="float">
            <text:p>9891,2861473643</text:p>
          </table:table-cell>
          <table:table-cell table:style-name="ce241" table:formula="of:=([.A33]-[.$A$44])^3" office:value-type="float" office:value="983737.322868932" calcext:value-type="float">
            <text:p>983737,322868932</text:p>
          </table:table-cell>
          <table:table-cell table:style-name="ce241" table:number-columns-repeated="5"/>
          <table:table-cell table:style-name="ce254"/>
          <table:table-cell table:style-name="ce254" table:formula="of:=([.I33]-[.$I$44])^2" office:value-type="float" office:value="9632.3874419581" calcext:value-type="float">
            <text:p>9632,3874419581</text:p>
          </table:table-cell>
          <table:table-cell table:style-name="ce254" table:formula="of:=([.A33]-[.$A$44])^3" office:value-type="float" office:value="983737.322868932" calcext:value-type="float">
            <text:p>983737,322868932</text:p>
          </table:table-cell>
          <table:table-cell table:style-name="ce254" table:number-columns-repeated="5"/>
          <table:table-cell table:style-name="ce260"/>
          <table:table-cell table:style-name="ce260" table:formula="of:=([.Q33]-[.$Q$44])^2" office:value-type="float" office:value="10473.7014772701" calcext:value-type="float">
            <text:p>10473,7014772701</text:p>
          </table:table-cell>
          <table:table-cell table:style-name="ce260" table:formula="of:=([.Q33]-[.$Q$44])^3" office:value-type="float" office:value="1071890.16751068" calcext:value-type="float">
            <text:p>1071890,1675106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4]-[.$A$44])^2" office:value-type="float" office:value="11980.3850536396" calcext:value-type="float">
            <text:p>11980,3850536396</text:p>
          </table:table-cell>
          <table:table-cell table:style-name="ce241" table:formula="of:=([.A34]-[.$A$44])^3" office:value-type="float" office:value="1311312.39088399" calcext:value-type="float">
            <text:p>1311312,39088399</text:p>
          </table:table-cell>
          <table:table-cell table:style-name="ce241" table:number-columns-repeated="5"/>
          <table:table-cell table:style-name="ce254"/>
          <table:table-cell table:style-name="ce254" table:formula="of:=([.I34]-[.$I$44])^2" office:value-type="float" office:value="11695.2819823711" calcext:value-type="float">
            <text:p>11695,2819823711</text:p>
          </table:table-cell>
          <table:table-cell table:style-name="ce254" table:formula="of:=([.A34]-[.$A$44])^3" office:value-type="float" office:value="1311312.39088399" calcext:value-type="float">
            <text:p>1311312,39088399</text:p>
          </table:table-cell>
          <table:table-cell table:style-name="ce254" table:number-columns-repeated="5"/>
          <table:table-cell table:style-name="ce260"/>
          <table:table-cell table:style-name="ce260" table:formula="of:=([.Q34]-[.$Q$44])^2" office:value-type="float" office:value="12620.5235484106" calcext:value-type="float">
            <text:p>12620,5235484106</text:p>
          </table:table-cell>
          <table:table-cell table:style-name="ce260" table:formula="of:=([.Q34]-[.$Q$44])^3" office:value-type="float" office:value="1417803.54289589" calcext:value-type="float">
            <text:p>1417803,5428958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5]-[.$A$44])^2" office:value-type="float" office:value="14269.483959915" calcext:value-type="float">
            <text:p>14269,483959915</text:p>
          </table:table-cell>
          <table:table-cell table:style-name="ce241" table:formula="of:=([.A35]-[.$A$44])^3" office:value-type="float" office:value="1704560.42608731" calcext:value-type="float">
            <text:p>1704560,42608731</text:p>
          </table:table-cell>
          <table:table-cell table:style-name="ce241" table:number-columns-repeated="5"/>
          <table:table-cell table:style-name="ce254"/>
          <table:table-cell table:style-name="ce254" table:formula="of:=([.I35]-[.$I$44])^2" office:value-type="float" office:value="13958.1765227841" calcext:value-type="float">
            <text:p>13958,1765227841</text:p>
          </table:table-cell>
          <table:table-cell table:style-name="ce254" table:formula="of:=([.A35]-[.$A$44])^3" office:value-type="float" office:value="1704560.42608731" calcext:value-type="float">
            <text:p>1704560,42608731</text:p>
          </table:table-cell>
          <table:table-cell table:style-name="ce254" table:number-columns-repeated="5"/>
          <table:table-cell table:style-name="ce260"/>
          <table:table-cell table:style-name="ce260" table:formula="of:=([.Q35]-[.$Q$44])^2" office:value-type="float" office:value="14967.3456195511" calcext:value-type="float">
            <text:p>14967,3456195511</text:p>
          </table:table-cell>
          <table:table-cell table:style-name="ce260" table:formula="of:=([.Q35]-[.$Q$44])^3" office:value-type="float" office:value="1831121.58041532" calcext:value-type="float">
            <text:p>1831121,5804153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6]-[.$A$44])^2" office:value-type="float" office:value="16758.5828661903" calcext:value-type="float">
            <text:p>16758,5828661903</text:p>
          </table:table-cell>
          <table:table-cell table:style-name="ce241" table:formula="of:=([.A36]-[.$A$44])^3" office:value-type="float" office:value="2169481.42847889" calcext:value-type="float">
            <text:p>2169481,42847889</text:p>
          </table:table-cell>
          <table:table-cell table:style-name="ce241" table:number-columns-repeated="5"/>
          <table:table-cell table:style-name="ce254"/>
          <table:table-cell table:style-name="ce254" table:formula="of:=([.I36]-[.$I$44])^2" office:value-type="float" office:value="16421.0710631972" calcext:value-type="float">
            <text:p>16421,0710631972</text:p>
          </table:table-cell>
          <table:table-cell table:style-name="ce254" table:formula="of:=([.A36]-[.$A$44])^3" office:value-type="float" office:value="2169481.42847889" calcext:value-type="float">
            <text:p>2169481,42847889</text:p>
          </table:table-cell>
          <table:table-cell table:style-name="ce254" table:number-columns-repeated="5"/>
          <table:table-cell table:style-name="ce260"/>
          <table:table-cell table:style-name="ce260" table:formula="of:=([.Q36]-[.$Q$44])^2" office:value-type="float" office:value="17514.1676906917" calcext:value-type="float">
            <text:p>17514,1676906917</text:p>
          </table:table-cell>
          <table:table-cell table:style-name="ce260" table:formula="of:=([.Q36]-[.$Q$44])^3" office:value-type="float" office:value="2317844.28006896" calcext:value-type="float">
            <text:p>2317844,2800689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7]-[.$A$44])^2" office:value-type="float" office:value="19447.6817724656" calcext:value-type="float">
            <text:p>19447,6817724656</text:p>
          </table:table-cell>
          <table:table-cell table:style-name="ce241" table:formula="of:=([.A37]-[.$A$44])^3" office:value-type="float" office:value="2712075.39805873" calcext:value-type="float">
            <text:p>2712075,39805873</text:p>
          </table:table-cell>
          <table:table-cell table:style-name="ce241" table:number-columns-repeated="5"/>
          <table:table-cell table:style-name="ce254"/>
          <table:table-cell table:style-name="ce254" table:formula="of:=([.I37]-[.$I$44])^2" office:value-type="float" office:value="19083.9656036102" calcext:value-type="float">
            <text:p>19083,9656036102</text:p>
          </table:table-cell>
          <table:table-cell table:style-name="ce254" table:formula="of:=([.A37]-[.$A$44])^3" office:value-type="float" office:value="2712075.39805873" calcext:value-type="float">
            <text:p>2712075,39805873</text:p>
          </table:table-cell>
          <table:table-cell table:style-name="ce254" table:number-columns-repeated="5"/>
          <table:table-cell table:style-name="ce260"/>
          <table:table-cell table:style-name="ce260" table:formula="of:=([.Q37]-[.$Q$44])^2" office:value-type="float" office:value="20260.9897618322" calcext:value-type="float">
            <text:p>20260,9897618322</text:p>
          </table:table-cell>
          <table:table-cell table:style-name="ce260" table:formula="of:=([.Q37]-[.$Q$44])^3" office:value-type="float" office:value="2883971.64185682" calcext:value-type="float">
            <text:p>2883971,6418568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8]-[.$A$44])^2" office:value-type="float" office:value="22336.7806787409" calcext:value-type="float">
            <text:p>22336,7806787409</text:p>
          </table:table-cell>
          <table:table-cell table:style-name="ce241" table:formula="of:=([.A38]-[.$A$44])^3" office:value-type="float" office:value="3338342.33482682" calcext:value-type="float">
            <text:p>3338342,33482682</text:p>
          </table:table-cell>
          <table:table-cell table:style-name="ce241" table:number-columns-repeated="5"/>
          <table:table-cell table:style-name="ce254"/>
          <table:table-cell table:style-name="ce254" table:formula="of:=([.I38]-[.$I$44])^2" office:value-type="float" office:value="21946.8601440232" calcext:value-type="float">
            <text:p>21946,8601440232</text:p>
          </table:table-cell>
          <table:table-cell table:style-name="ce254" table:formula="of:=([.A38]-[.$A$44])^3" office:value-type="float" office:value="3338342.33482682" calcext:value-type="float">
            <text:p>3338342,33482682</text:p>
          </table:table-cell>
          <table:table-cell table:style-name="ce254" table:number-columns-repeated="5"/>
          <table:table-cell table:style-name="ce260"/>
          <table:table-cell table:style-name="ce260" table:formula="of:=([.Q38]-[.$Q$44])^2" office:value-type="float" office:value="23207.8118329727" calcext:value-type="float">
            <text:p>23207,8118329727</text:p>
          </table:table-cell>
          <table:table-cell table:style-name="ce260" table:formula="of:=([.Q38]-[.$Q$44])^3" office:value-type="float" office:value="3535503.66577889" calcext:value-type="float">
            <text:p>3535503,6657788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9]-[.$A$44])^2" office:value-type="float" office:value="25425.8795850163" calcext:value-type="float">
            <text:p>25425,8795850163</text:p>
          </table:table-cell>
          <table:table-cell table:style-name="ce241" table:formula="of:=([.A39]-[.$A$44])^3" office:value-type="float" office:value="4054282.23878318" calcext:value-type="float">
            <text:p>4054282,23878318</text:p>
          </table:table-cell>
          <table:table-cell table:style-name="ce241" table:number-columns-repeated="5"/>
          <table:table-cell table:style-name="ce254"/>
          <table:table-cell table:style-name="ce254" table:formula="of:=([.I39]-[.$I$44])^2" office:value-type="float" office:value="25009.7546844362" calcext:value-type="float">
            <text:p>25009,7546844362</text:p>
          </table:table-cell>
          <table:table-cell table:style-name="ce254" table:formula="of:=([.A39]-[.$A$44])^3" office:value-type="float" office:value="4054282.23878318" calcext:value-type="float">
            <text:p>4054282,23878318</text:p>
          </table:table-cell>
          <table:table-cell table:style-name="ce254" table:number-columns-repeated="5"/>
          <table:table-cell table:style-name="ce260"/>
          <table:table-cell table:style-name="ce260" table:formula="of:=([.Q39]-[.$Q$44])^2" office:value-type="float" office:value="26354.6339041133" calcext:value-type="float">
            <text:p>26354,6339041133</text:p>
          </table:table-cell>
          <table:table-cell table:style-name="ce260" table:formula="of:=([.Q39]-[.$Q$44])^3" office:value-type="float" office:value="4278440.35183518" calcext:value-type="float">
            <text:p>4278440,3518351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40]-[.$A$44])^2" office:value-type="float" office:value="28714.9784912916" calcext:value-type="float">
            <text:p>28714,9784912916</text:p>
          </table:table-cell>
          <table:table-cell table:style-name="ce241" table:formula="of:=([.A40]-[.$A$44])^3" office:value-type="float" office:value="4865895.1099278" calcext:value-type="float">
            <text:p>4865895,1099278</text:p>
          </table:table-cell>
          <table:table-cell table:style-name="ce241" table:number-columns-repeated="5"/>
          <table:table-cell table:style-name="ce254"/>
          <table:table-cell table:style-name="ce254" table:formula="of:=([.I40]-[.$I$44])^2" office:value-type="float" office:value="28272.6492248492" calcext:value-type="float">
            <text:p>28272,6492248492</text:p>
          </table:table-cell>
          <table:table-cell table:style-name="ce254" table:formula="of:=([.A40]-[.$A$44])^3" office:value-type="float" office:value="4865895.1099278" calcext:value-type="float">
            <text:p>4865895,1099278</text:p>
          </table:table-cell>
          <table:table-cell table:style-name="ce254" table:number-columns-repeated="5"/>
          <table:table-cell table:style-name="ce260"/>
          <table:table-cell table:style-name="ce260" table:formula="of:=([.Q40]-[.$Q$44])^2" office:value-type="float" office:value="29701.4559752538" calcext:value-type="float">
            <text:p>29701,4559752538</text:p>
          </table:table-cell>
          <table:table-cell table:style-name="ce260" table:formula="of:=([.Q40]-[.$Q$44])^3" office:value-type="float" office:value="5118781.70002569" calcext:value-type="float">
            <text:p>5118781,7000256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41]-[.$A$44])^2" office:value-type="float" office:value="32204.0773975669" calcext:value-type="float">
            <text:p>32204,0773975669</text:p>
          </table:table-cell>
          <table:table-cell table:style-name="ce241" table:formula="of:=([.A41]-[.$A$44])^3" office:value-type="float" office:value="5779180.94826068" calcext:value-type="float">
            <text:p>5779180,94826068</text:p>
          </table:table-cell>
          <table:table-cell table:style-name="ce241" table:number-columns-repeated="5"/>
          <table:table-cell table:style-name="ce254"/>
          <table:table-cell table:style-name="ce254" table:formula="of:=([.I41]-[.$I$44])^2" office:value-type="float" office:value="31735.5437652623" calcext:value-type="float">
            <text:p>31735,5437652623</text:p>
          </table:table-cell>
          <table:table-cell table:style-name="ce254" table:formula="of:=([.A41]-[.$A$44])^3" office:value-type="float" office:value="5779180.94826068" calcext:value-type="float">
            <text:p>5779180,94826068</text:p>
          </table:table-cell>
          <table:table-cell table:style-name="ce254" table:number-columns-repeated="5"/>
          <table:table-cell table:style-name="ce260"/>
          <table:table-cell table:style-name="ce260" table:formula="of:=([.Q41]-[.$Q$44])^2" office:value-type="float" office:value="33248.2780463943" calcext:value-type="float">
            <text:p>33248,2780463943</text:p>
          </table:table-cell>
          <table:table-cell table:style-name="ce260" table:formula="of:=([.Q41]-[.$Q$44])^3" office:value-type="float" office:value="6062527.71035041" calcext:value-type="float">
            <text:p>6062527,7103504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number-columns-repeated="8"/>
          <table:table-cell table:style-name="ce254" table:number-columns-repeated="8"/>
          <table:table-cell table:style-name="ce260" table:number-columns-repeated="8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4" office:value-type="string" calcext:value-type="string" table:number-columns-spanned="24" table:number-rows-spanned="1">
            <text:p>0-180 </text:p>
          </table:table-cell>
          <table:covered-table-cell table:number-columns-repeated="7" table:style-name="ce241"/>
          <table:covered-table-cell table:number-columns-repeated="8" table:style-name="ce254"/>
          <table:covered-table-cell table:number-columns-repeated="8" table:style-name="ce260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formula="of:=SUMPRODUCT([.A5:.A23];[.B5:.B23])/SUM([.B5:.B23])" office:value-type="float" office:value="88.8834670057162" calcext:value-type="float">
            <text:p>88,8834670057</text:p>
          </table:table-cell>
          <table:table-cell table:style-name="ce241" table:formula="of:=([.A5]-[.$A$84])^2" office:value-type="float" office:value="7900.27070695623" calcext:value-type="float">
            <text:p>7900,2707069562</text:p>
          </table:table-cell>
          <table:table-cell table:style-name="ce241" office:value-type="float" office:value="-702203.45071797" calcext:value-type="float">
            <text:p>-702203,45071797</text:p>
          </table:table-cell>
          <table:table-cell table:style-name="ce241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241" table:formula="of:=SQRT([.D84])" office:value-type="float" office:value="48.4441874703468" calcext:value-type="float">
            <text:p>48,4441874703</text:p>
          </table:table-cell>
          <table:table-cell table:style-name="ce241" table:formula="of:=SUM([.B5:.B23])" office:value-type="float" office:value="129.418452187876" calcext:value-type="float">
            <text:p>129,4184521879</text:p>
          </table:table-cell>
          <table:table-cell table:style-name="ce241" table:formula="of:=[.E84]/SQRT([.F84])" office:value-type="float" office:value="4.25837178238084" calcext:value-type="float">
            <text:p>4,2583717824</text:p>
          </table:table-cell>
          <table:table-cell table:style-name="ce241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254" table:formula="of:=SUMPRODUCT([.I5:.I23];[.J5:.J23])/SUM([.J5:.J23])" office:value-type="float" office:value="89.0937103541353" calcext:value-type="float">
            <text:p>89,0937103541</text:p>
          </table:table-cell>
          <table:table-cell table:style-name="ce254" table:formula="of:=([.I5]-[.$I$84])^2" office:value-type="float" office:value="7937.68922466655" calcext:value-type="float">
            <text:p>7937,6892246666</text:p>
          </table:table-cell>
          <table:table-cell table:style-name="ce254" office:value-type="float" office:value="-702203.45071797" calcext:value-type="float">
            <text:p>-702203,45071797</text:p>
          </table:table-cell>
          <table:table-cell table:style-name="ce254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254" table:formula="of:=SQRT([.L84])" office:value-type="float" office:value="26.1063382629234" calcext:value-type="float">
            <text:p>26,1063382629</text:p>
          </table:table-cell>
          <table:table-cell table:style-name="ce254" table:formula="of:=SUM([.J5:.J23])" office:value-type="float" office:value="56.5434740751823" calcext:value-type="float">
            <text:p>56,5434740752</text:p>
          </table:table-cell>
          <table:table-cell table:style-name="ce254" table:formula="of:=[.M84]/SQRT([.N84])" office:value-type="float" office:value="3.47180014321224" calcext:value-type="float">
            <text:p>3,4718001432</text:p>
          </table:table-cell>
          <table:table-cell table:style-name="ce254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260" table:formula="of:=SUMPRODUCT([.Q5:.Q23];[.R5:.R23])/SUM([.R5:.R23])" office:value-type="float" office:value="89.1563720474839" calcext:value-type="float">
            <text:p>89,1563720475</text:p>
          </table:table-cell>
          <table:table-cell table:style-name="ce260" table:formula="of:=([.Q5]-[.$Q$84])^2" office:value-type="float" office:value="7948.85867666937" calcext:value-type="float">
            <text:p>7948,8586766694</text:p>
          </table:table-cell>
          <table:table-cell table:style-name="ce260" office:value-type="float" office:value="-702203.45071797" calcext:value-type="float">
            <text:p>-702203,45071797</text:p>
          </table:table-cell>
          <table:table-cell table:style-name="ce260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260" table:formula="of:=SQRT([.T84])" office:value-type="float" office:value="17.5262544673486" calcext:value-type="float">
            <text:p>17,5262544673</text:p>
          </table:table-cell>
          <table:table-cell table:style-name="ce260" table:formula="of:=SUM([.R5:.R23])" office:value-type="float" office:value="34.6685762795759" calcext:value-type="float">
            <text:p>34,6685762796</text:p>
          </table:table-cell>
          <table:table-cell table:style-name="ce260" table:formula="of:=[.U84]/SQRT([.V84])" office:value-type="float" office:value="2.9766043322153" calcext:value-type="float">
            <text:p>2,9766043322</text:p>
          </table:table-cell>
          <table:table-cell table:style-name="ce260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6]-[.$A$84])^2" office:value-type="float" office:value="6222.60136684191" calcext:value-type="float">
            <text:p>6222,6013668419</text:p>
          </table:table-cell>
          <table:table-cell table:style-name="ce241" office:value-type="float" office:value="-490860.369610998" calcext:value-type="float">
            <text:p>-490860,369610998</text:p>
          </table:table-cell>
          <table:table-cell table:style-name="ce241" table:number-columns-repeated="4"/>
          <table:table-cell table:style-name="ce241" office:value-type="string" calcext:value-type="string">
            <text:p>Assimetria90</text:p>
          </table:table-cell>
          <table:table-cell table:style-name="ce254"/>
          <table:table-cell table:style-name="ce254" table:formula="of:=([.I6]-[.$I$84])^2" office:value-type="float" office:value="6255.81501758385" calcext:value-type="float">
            <text:p>6255,8150175839</text:p>
          </table:table-cell>
          <table:table-cell table:style-name="ce254" office:value-type="float" office:value="-490860.369610998" calcext:value-type="float">
            <text:p>-490860,369610998</text:p>
          </table:table-cell>
          <table:table-cell table:style-name="ce254" table:number-columns-repeated="4"/>
          <table:table-cell table:style-name="ce254" office:value-type="string" calcext:value-type="string">
            <text:p>Assimetria90</text:p>
          </table:table-cell>
          <table:table-cell table:style-name="ce260"/>
          <table:table-cell table:style-name="ce260" table:formula="of:=([.Q6]-[.$Q$84])^2" office:value-type="float" office:value="6265.73123571969" calcext:value-type="float">
            <text:p>6265,7312357197</text:p>
          </table:table-cell>
          <table:table-cell table:style-name="ce260" office:value-type="float" office:value="-490860.369610998" calcext:value-type="float">
            <text:p>-490860,369610998</text:p>
          </table:table-cell>
          <table:table-cell table:style-name="ce260" table:number-columns-repeated="4"/>
          <table:table-cell table:style-name="ce260" office:value-type="string" calcext:value-type="string">
            <text:p>Assimetria90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7]-[.$A$84])^2" office:value-type="float" office:value="4744.93202672759" calcext:value-type="float">
            <text:p>4744,9320267276</text:p>
          </table:table-cell>
          <table:table-cell table:style-name="ce241" office:value-type="float" office:value="-326847.368707456" calcext:value-type="float">
            <text:p>-326847,368707456</text:p>
          </table:table-cell>
          <table:table-cell table:style-name="ce241" table:number-columns-repeated="4"/>
          <table:table-cell table:style-name="ce241" office:value-type="float" office:value="-0.0721637038821729" calcext:value-type="float">
            <text:p>-0,0721637039</text:p>
          </table:table-cell>
          <table:table-cell table:style-name="ce254"/>
          <table:table-cell table:style-name="ce254" table:formula="of:=([.I7]-[.$I$84])^2" office:value-type="float" office:value="4773.94081050114" calcext:value-type="float">
            <text:p>4773,9408105011</text:p>
          </table:table-cell>
          <table:table-cell table:style-name="ce254" office:value-type="float" office:value="-326847.368707456" calcext:value-type="float">
            <text:p>-326847,368707456</text:p>
          </table:table-cell>
          <table:table-cell table:style-name="ce254" table:number-columns-repeated="4"/>
          <table:table-cell table:style-name="ce254" office:value-type="float" office:value="0.0738065634661819" calcext:value-type="float">
            <text:p>0,0738065635</text:p>
          </table:table-cell>
          <table:table-cell table:style-name="ce260"/>
          <table:table-cell table:style-name="ce260" table:formula="of:=([.Q7]-[.$Q$84])^2" office:value-type="float" office:value="4782.60379477001" calcext:value-type="float">
            <text:p>4782,60379477</text:p>
          </table:table-cell>
          <table:table-cell table:style-name="ce260" office:value-type="float" office:value="-326847.368707456" calcext:value-type="float">
            <text:p>-326847,368707456</text:p>
          </table:table-cell>
          <table:table-cell table:style-name="ce260" table:number-columns-repeated="4"/>
          <table:table-cell table:style-name="ce260" office:value-type="float" office:value="-0.0203692830092787" calcext:value-type="float">
            <text:p>-0,020369283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8]-[.$A$84])^2" office:value-type="float" office:value="3467.26268661326" calcext:value-type="float">
            <text:p>3467,2626866133</text:p>
          </table:table-cell>
          <table:table-cell table:style-name="ce241" office:value-type="float" office:value="-204164.448007343" calcext:value-type="float">
            <text:p>-204164,448007343</text:p>
          </table:table-cell>
          <table:table-cell table:style-name="ce241" table:number-columns-repeated="5"/>
          <table:table-cell table:style-name="ce254"/>
          <table:table-cell table:style-name="ce254" table:formula="of:=([.I8]-[.$I$84])^2" office:value-type="float" office:value="3492.06660341844" calcext:value-type="float">
            <text:p>3492,0666034184</text:p>
          </table:table-cell>
          <table:table-cell table:style-name="ce254" office:value-type="float" office:value="-204164.448007343" calcext:value-type="float">
            <text:p>-204164,448007343</text:p>
          </table:table-cell>
          <table:table-cell table:style-name="ce254" table:number-columns-repeated="5"/>
          <table:table-cell table:style-name="ce260"/>
          <table:table-cell table:style-name="ce260" table:formula="of:=([.Q8]-[.$Q$84])^2" office:value-type="float" office:value="3499.47635382033" calcext:value-type="float">
            <text:p>3499,4763538203</text:p>
          </table:table-cell>
          <table:table-cell table:style-name="ce260" office:value-type="float" office:value="-204164.448007343" calcext:value-type="float">
            <text:p>-204164,44800734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9]-[.$A$84])^2" office:value-type="float" office:value="2389.59334649894" calcext:value-type="float">
            <text:p>2389,5933464989</text:p>
          </table:table-cell>
          <table:table-cell table:style-name="ce241" office:value-type="float" office:value="-116811.60751066" calcext:value-type="float">
            <text:p>-116811,60751066</text:p>
          </table:table-cell>
          <table:table-cell table:style-name="ce241" table:number-columns-repeated="5"/>
          <table:table-cell table:style-name="ce254"/>
          <table:table-cell table:style-name="ce254" table:formula="of:=([.I9]-[.$I$84])^2" office:value-type="float" office:value="2410.19239633573" calcext:value-type="float">
            <text:p>2410,1923963357</text:p>
          </table:table-cell>
          <table:table-cell table:style-name="ce254" office:value-type="float" office:value="-116811.60751066" calcext:value-type="float">
            <text:p>-116811,60751066</text:p>
          </table:table-cell>
          <table:table-cell table:style-name="ce254" table:number-columns-repeated="5"/>
          <table:table-cell table:style-name="ce260"/>
          <table:table-cell table:style-name="ce260" table:formula="of:=([.Q9]-[.$Q$84])^2" office:value-type="float" office:value="2416.34891287066" calcext:value-type="float">
            <text:p>2416,3489128707</text:p>
          </table:table-cell>
          <table:table-cell table:style-name="ce260" office:value-type="float" office:value="-116811.60751066" calcext:value-type="float">
            <text:p>-116811,6075106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0]-[.$A$84])^2" office:value-type="float" office:value="1511.92400638462" calcext:value-type="float">
            <text:p>1511,9240063846</text:p>
          </table:table-cell>
          <table:table-cell table:style-name="ce241" office:value-type="float" office:value="-58788.8472174064" calcext:value-type="float">
            <text:p>-58788,8472174064</text:p>
          </table:table-cell>
          <table:table-cell table:style-name="ce241" table:number-columns-repeated="5"/>
          <table:table-cell table:style-name="ce254"/>
          <table:table-cell table:style-name="ce254" table:formula="of:=([.I10]-[.$I$84])^2" office:value-type="float" office:value="1528.31818925302" calcext:value-type="float">
            <text:p>1528,318189253</text:p>
          </table:table-cell>
          <table:table-cell table:style-name="ce254" office:value-type="float" office:value="-58788.8472174064" calcext:value-type="float">
            <text:p>-58788,8472174064</text:p>
          </table:table-cell>
          <table:table-cell table:style-name="ce254" table:number-columns-repeated="5"/>
          <table:table-cell table:style-name="ce260"/>
          <table:table-cell table:style-name="ce260" table:formula="of:=([.Q10]-[.$Q$84])^2" office:value-type="float" office:value="1533.22147192098" calcext:value-type="float">
            <text:p>1533,221471921</text:p>
          </table:table-cell>
          <table:table-cell table:style-name="ce260" office:value-type="float" office:value="-58788.8472174064" calcext:value-type="float">
            <text:p>-58788,847217406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1]-[.$A$84])^2" office:value-type="float" office:value="834.254666270294" calcext:value-type="float">
            <text:p>834,2546662703</text:p>
          </table:table-cell>
          <table:table-cell table:style-name="ce241" office:value-type="float" office:value="-24096.1671275828" calcext:value-type="float">
            <text:p>-24096,1671275828</text:p>
          </table:table-cell>
          <table:table-cell table:style-name="ce241" table:number-columns-repeated="5"/>
          <table:table-cell table:style-name="ce254"/>
          <table:table-cell table:style-name="ce254" table:formula="of:=([.I11]-[.$I$84])^2" office:value-type="float" office:value="846.443982170319" calcext:value-type="float">
            <text:p>846,4439821703</text:p>
          </table:table-cell>
          <table:table-cell table:style-name="ce254" office:value-type="float" office:value="-24096.1671275828" calcext:value-type="float">
            <text:p>-24096,1671275828</text:p>
          </table:table-cell>
          <table:table-cell table:style-name="ce254" table:number-columns-repeated="5"/>
          <table:table-cell table:style-name="ce260"/>
          <table:table-cell table:style-name="ce260" table:formula="of:=([.Q11]-[.$Q$84])^2" office:value-type="float" office:value="850.0940309713" calcext:value-type="float">
            <text:p>850,0940309713</text:p>
          </table:table-cell>
          <table:table-cell table:style-name="ce260" office:value-type="float" office:value="-24096.1671275828" calcext:value-type="float">
            <text:p>-24096,167127582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2]-[.$A$84])^2" office:value-type="float" office:value="356.585326155971" calcext:value-type="float">
            <text:p>356,585326156</text:p>
          </table:table-cell>
          <table:table-cell table:style-name="ce241" office:value-type="float" office:value="-6733.56724118881" calcext:value-type="float">
            <text:p>-6733,5672411888</text:p>
          </table:table-cell>
          <table:table-cell table:style-name="ce241" table:number-columns-repeated="5"/>
          <table:table-cell table:style-name="ce254"/>
          <table:table-cell table:style-name="ce254" table:formula="of:=([.I12]-[.$I$84])^2" office:value-type="float" office:value="364.569775087613" calcext:value-type="float">
            <text:p>364,5697750876</text:p>
          </table:table-cell>
          <table:table-cell table:style-name="ce254" office:value-type="float" office:value="-6733.56724118881" calcext:value-type="float">
            <text:p>-6733,5672411888</text:p>
          </table:table-cell>
          <table:table-cell table:style-name="ce254" table:number-columns-repeated="5"/>
          <table:table-cell table:style-name="ce260"/>
          <table:table-cell table:style-name="ce260" table:formula="of:=([.Q12]-[.$Q$84])^2" office:value-type="float" office:value="366.966590021622" calcext:value-type="float">
            <text:p>366,9665900216</text:p>
          </table:table-cell>
          <table:table-cell table:style-name="ce260" office:value-type="float" office:value="-6733.56724118881" calcext:value-type="float">
            <text:p>-6733,567241188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3]-[.$A$84])^2" office:value-type="float" office:value="78.9159860416476" calcext:value-type="float">
            <text:p>78,9159860416</text:p>
          </table:table-cell>
          <table:table-cell table:style-name="ce241" office:value-type="float" office:value="-701.047558224533" calcext:value-type="float">
            <text:p>-701,0475582245</text:p>
          </table:table-cell>
          <table:table-cell table:style-name="ce241" table:number-columns-repeated="5"/>
          <table:table-cell table:style-name="ce254"/>
          <table:table-cell table:style-name="ce254" table:formula="of:=([.I13]-[.$I$84])^2" office:value-type="float" office:value="82.6955680049072" calcext:value-type="float">
            <text:p>82,6955680049</text:p>
          </table:table-cell>
          <table:table-cell table:style-name="ce254" office:value-type="float" office:value="-701.047558224533" calcext:value-type="float">
            <text:p>-701,0475582245</text:p>
          </table:table-cell>
          <table:table-cell table:style-name="ce254" table:number-columns-repeated="5"/>
          <table:table-cell table:style-name="ce260"/>
          <table:table-cell table:style-name="ce260" table:formula="of:=([.Q13]-[.$Q$84])^2" office:value-type="float" office:value="83.8391490719445" calcext:value-type="float">
            <text:p>83,8391490719</text:p>
          </table:table-cell>
          <table:table-cell table:style-name="ce260" office:value-type="float" office:value="-701.047558224533" calcext:value-type="float">
            <text:p>-701,047558224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4]-[.$A$84])^2" office:value-type="float" office:value="1.24664592732445" calcext:value-type="float">
            <text:p>1,2466459273</text:p>
          </table:table-cell>
          <table:table-cell table:style-name="ce241" office:value-type="float" office:value="1.39192131004732" calcext:value-type="float">
            <text:p>1,39192131</text:p>
          </table:table-cell>
          <table:table-cell table:style-name="ce241" table:number-columns-repeated="5"/>
          <table:table-cell table:style-name="ce254"/>
          <table:table-cell table:style-name="ce254" table:formula="of:=([.I14]-[.$I$84])^2" office:value-type="float" office:value="0.821360922201595" calcext:value-type="float">
            <text:p>0,8213609222</text:p>
          </table:table-cell>
          <table:table-cell table:style-name="ce254" office:value-type="float" office:value="1.39192131004732" calcext:value-type="float">
            <text:p>1,39192131</text:p>
          </table:table-cell>
          <table:table-cell table:style-name="ce254" table:number-columns-repeated="5"/>
          <table:table-cell table:style-name="ce260"/>
          <table:table-cell table:style-name="ce260" table:formula="of:=([.Q14]-[.$Q$84])^2" office:value-type="float" office:value="0.711708122266509" calcext:value-type="float">
            <text:p>0,7117081223</text:p>
          </table:table-cell>
          <table:table-cell table:style-name="ce260" office:value-type="float" office:value="1.39192131004732" calcext:value-type="float">
            <text:p>1,3919213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5]-[.$A$84])^2" office:value-type="float" office:value="123.577305813001" calcext:value-type="float">
            <text:p>123,577305813</text:p>
          </table:table-cell>
          <table:table-cell table:style-name="ce241" office:value-type="float" office:value="1373.75119741493" calcext:value-type="float">
            <text:p>1373,7511974149</text:p>
          </table:table-cell>
          <table:table-cell table:style-name="ce241" table:number-columns-repeated="5"/>
          <table:table-cell table:style-name="ce254"/>
          <table:table-cell table:style-name="ce254" table:formula="of:=([.I15]-[.$I$84])^2" office:value-type="float" office:value="118.947153839496" calcext:value-type="float">
            <text:p>118,9471538395</text:p>
          </table:table-cell>
          <table:table-cell table:style-name="ce254" office:value-type="float" office:value="1373.75119741493" calcext:value-type="float">
            <text:p>1373,7511974149</text:p>
          </table:table-cell>
          <table:table-cell table:style-name="ce254" table:number-columns-repeated="5"/>
          <table:table-cell table:style-name="ce260"/>
          <table:table-cell table:style-name="ce260" table:formula="of:=([.Q15]-[.$Q$84])^2" office:value-type="float" office:value="117.584267172589" calcext:value-type="float">
            <text:p>117,5842671726</text:p>
          </table:table-cell>
          <table:table-cell table:style-name="ce260" office:value-type="float" office:value="1373.75119741493" calcext:value-type="float">
            <text:p>1373,751197414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6]-[.$A$84])^2" office:value-type="float" office:value="445.907965698678" calcext:value-type="float">
            <text:p>445,9079656987</text:p>
          </table:table-cell>
          <table:table-cell table:style-name="ce241" office:value-type="float" office:value="9416.03027009013" calcext:value-type="float">
            <text:p>9416,0302700901</text:p>
          </table:table-cell>
          <table:table-cell table:style-name="ce241" table:number-columns-repeated="5"/>
          <table:table-cell table:style-name="ce254"/>
          <table:table-cell table:style-name="ce254" table:formula="of:=([.I16]-[.$I$84])^2" office:value-type="float" office:value="437.07294675679" calcext:value-type="float">
            <text:p>437,0729467568</text:p>
          </table:table-cell>
          <table:table-cell table:style-name="ce254" office:value-type="float" office:value="9416.03027009013" calcext:value-type="float">
            <text:p>9416,0302700901</text:p>
          </table:table-cell>
          <table:table-cell table:style-name="ce254" table:number-columns-repeated="5"/>
          <table:table-cell table:style-name="ce260"/>
          <table:table-cell table:style-name="ce260" table:formula="of:=([.Q16]-[.$Q$84])^2" office:value-type="float" office:value="434.456826222911" calcext:value-type="float">
            <text:p>434,4568262229</text:p>
          </table:table-cell>
          <table:table-cell table:style-name="ce260" office:value-type="float" office:value="9416.03027009013" calcext:value-type="float">
            <text:p>9416,030270090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7]-[.$A$84])^2" office:value-type="float" office:value="968.238625584355" calcext:value-type="float">
            <text:p>968,2386255844</text:p>
          </table:table-cell>
          <table:table-cell table:style-name="ce241" office:value-type="float" office:value="30128.2291393356" calcext:value-type="float">
            <text:p>30128,2291393356</text:p>
          </table:table-cell>
          <table:table-cell table:style-name="ce241" table:number-columns-repeated="5"/>
          <table:table-cell table:style-name="ce254"/>
          <table:table-cell table:style-name="ce254" table:formula="of:=([.I17]-[.$I$84])^2" office:value-type="float" office:value="955.198739674085" calcext:value-type="float">
            <text:p>955,1987396741</text:p>
          </table:table-cell>
          <table:table-cell table:style-name="ce254" office:value-type="float" office:value="30128.2291393356" calcext:value-type="float">
            <text:p>30128,2291393356</text:p>
          </table:table-cell>
          <table:table-cell table:style-name="ce254" table:number-columns-repeated="5"/>
          <table:table-cell table:style-name="ce260"/>
          <table:table-cell table:style-name="ce260" table:formula="of:=([.Q17]-[.$Q$84])^2" office:value-type="float" office:value="951.329385273233" calcext:value-type="float">
            <text:p>951,3293852732</text:p>
          </table:table-cell>
          <table:table-cell table:style-name="ce260" office:value-type="float" office:value="30128.2291393356" calcext:value-type="float">
            <text:p>30128,229139335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8]-[.$A$84])^2" office:value-type="float" office:value="1690.56928547003" calcext:value-type="float">
            <text:p>1690,56928547</text:p>
          </table:table-cell>
          <table:table-cell table:style-name="ce241" office:value-type="float" office:value="69510.3478051514" calcext:value-type="float">
            <text:p>69510,3478051514</text:p>
          </table:table-cell>
          <table:table-cell table:style-name="ce241" table:number-columns-repeated="5"/>
          <table:table-cell table:style-name="ce254"/>
          <table:table-cell table:style-name="ce254" table:formula="of:=([.I18]-[.$I$84])^2" office:value-type="float" office:value="1673.32453259138" calcext:value-type="float">
            <text:p>1673,3245325914</text:p>
          </table:table-cell>
          <table:table-cell table:style-name="ce254" office:value-type="float" office:value="69510.3478051514" calcext:value-type="float">
            <text:p>69510,3478051514</text:p>
          </table:table-cell>
          <table:table-cell table:style-name="ce254" table:number-columns-repeated="5"/>
          <table:table-cell table:style-name="ce260"/>
          <table:table-cell table:style-name="ce260" table:formula="of:=([.Q18]-[.$Q$84])^2" office:value-type="float" office:value="1668.20194432355" calcext:value-type="float">
            <text:p>1668,2019443236</text:p>
          </table:table-cell>
          <table:table-cell table:style-name="ce260" office:value-type="float" office:value="69510.3478051514" calcext:value-type="float">
            <text:p>69510,347805151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9]-[.$A$84])^2" office:value-type="float" office:value="2612.89994535571" calcext:value-type="float">
            <text:p>2612,8999453557</text:p>
          </table:table-cell>
          <table:table-cell table:style-name="ce241" office:value-type="float" office:value="133562.386267538" calcext:value-type="float">
            <text:p>133562,386267538</text:p>
          </table:table-cell>
          <table:table-cell table:style-name="ce241" table:number-columns-repeated="5"/>
          <table:table-cell table:style-name="ce254"/>
          <table:table-cell table:style-name="ce254" table:formula="of:=([.I19]-[.$I$84])^2" office:value-type="float" office:value="2591.45032550867" calcext:value-type="float">
            <text:p>2591,4503255087</text:p>
          </table:table-cell>
          <table:table-cell table:style-name="ce254" office:value-type="float" office:value="133562.386267538" calcext:value-type="float">
            <text:p>133562,386267538</text:p>
          </table:table-cell>
          <table:table-cell table:style-name="ce254" table:number-columns-repeated="5"/>
          <table:table-cell table:style-name="ce260"/>
          <table:table-cell table:style-name="ce260" table:formula="of:=([.Q19]-[.$Q$84])^2" office:value-type="float" office:value="2585.07450337388" calcext:value-type="float">
            <text:p>2585,0745033739</text:p>
          </table:table-cell>
          <table:table-cell table:style-name="ce260" office:value-type="float" office:value="133562.386267538" calcext:value-type="float">
            <text:p>133562,38626753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0]-[.$A$84])^2" office:value-type="float" office:value="3735.23060524139" calcext:value-type="float">
            <text:p>3735,2306052414</text:p>
          </table:table-cell>
          <table:table-cell table:style-name="ce241" office:value-type="float" office:value="228284.344526494" calcext:value-type="float">
            <text:p>228284,344526494</text:p>
          </table:table-cell>
          <table:table-cell table:style-name="ce241" table:number-columns-repeated="5"/>
          <table:table-cell table:style-name="ce254"/>
          <table:table-cell table:style-name="ce254" table:formula="of:=([.I20]-[.$I$84])^2" office:value-type="float" office:value="3709.57611842597" calcext:value-type="float">
            <text:p>3709,576118426</text:p>
          </table:table-cell>
          <table:table-cell table:style-name="ce254" office:value-type="float" office:value="228284.344526494" calcext:value-type="float">
            <text:p>228284,344526494</text:p>
          </table:table-cell>
          <table:table-cell table:style-name="ce254" table:number-columns-repeated="5"/>
          <table:table-cell table:style-name="ce260"/>
          <table:table-cell table:style-name="ce260" table:formula="of:=([.Q20]-[.$Q$84])^2" office:value-type="float" office:value="3701.9470624242" calcext:value-type="float">
            <text:p>3701,9470624242</text:p>
          </table:table-cell>
          <table:table-cell table:style-name="ce260" office:value-type="float" office:value="228284.344526494" calcext:value-type="float">
            <text:p>228284,34452649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1]-[.$A$84])^2" office:value-type="float" office:value="5057.56126512706" calcext:value-type="float">
            <text:p>5057,5612651271</text:p>
          </table:table-cell>
          <table:table-cell table:style-name="ce241" office:value-type="float" office:value="359676.222582021" calcext:value-type="float">
            <text:p>359676,222582021</text:p>
          </table:table-cell>
          <table:table-cell table:style-name="ce241" table:number-columns-repeated="5"/>
          <table:table-cell table:style-name="ce254"/>
          <table:table-cell table:style-name="ce254" table:formula="of:=([.I21]-[.$I$84])^2" office:value-type="float" office:value="5027.70191134326" calcext:value-type="float">
            <text:p>5027,7019113433</text:p>
          </table:table-cell>
          <table:table-cell table:style-name="ce254" office:value-type="float" office:value="359676.222582021" calcext:value-type="float">
            <text:p>359676,222582021</text:p>
          </table:table-cell>
          <table:table-cell table:style-name="ce254" table:number-columns-repeated="5"/>
          <table:table-cell table:style-name="ce260"/>
          <table:table-cell table:style-name="ce260" table:formula="of:=([.Q21]-[.$Q$84])^2" office:value-type="float" office:value="5018.81962147452" calcext:value-type="float">
            <text:p>5018,8196214745</text:p>
          </table:table-cell>
          <table:table-cell table:style-name="ce260" office:value-type="float" office:value="359676.222582021" calcext:value-type="float">
            <text:p>359676,22258202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2]-[.$A$84])^2" office:value-type="float" office:value="6579.89192501274" calcext:value-type="float">
            <text:p>6579,8919250127</text:p>
          </table:table-cell>
          <table:table-cell table:style-name="ce241" office:value-type="float" office:value="533738.020434118" calcext:value-type="float">
            <text:p>533738,020434118</text:p>
          </table:table-cell>
          <table:table-cell table:style-name="ce241" table:number-columns-repeated="5"/>
          <table:table-cell table:style-name="ce254"/>
          <table:table-cell table:style-name="ce254" table:formula="of:=([.I22]-[.$I$84])^2" office:value-type="float" office:value="6545.82770426056" calcext:value-type="float">
            <text:p>6545,8277042606</text:p>
          </table:table-cell>
          <table:table-cell table:style-name="ce254" office:value-type="float" office:value="533738.020434118" calcext:value-type="float">
            <text:p>533738,020434118</text:p>
          </table:table-cell>
          <table:table-cell table:style-name="ce254" table:number-columns-repeated="5"/>
          <table:table-cell table:style-name="ce260"/>
          <table:table-cell table:style-name="ce260" table:formula="of:=([.Q22]-[.$Q$84])^2" office:value-type="float" office:value="6535.69218052484" calcext:value-type="float">
            <text:p>6535,6921805249</text:p>
          </table:table-cell>
          <table:table-cell table:style-name="ce260" office:value-type="float" office:value="533738.020434118" calcext:value-type="float">
            <text:p>533738,02043411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3]-[.$A$84])^2" office:value-type="float" office:value="8302.22258489842" calcext:value-type="float">
            <text:p>8302,2225848984</text:p>
          </table:table-cell>
          <table:table-cell table:style-name="ce241" office:value-type="float" office:value="756469.738082785" calcext:value-type="float">
            <text:p>756469,738082785</text:p>
          </table:table-cell>
          <table:table-cell table:style-name="ce241" table:number-columns-repeated="5"/>
          <table:table-cell table:style-name="ce254"/>
          <table:table-cell table:style-name="ce254" table:formula="of:=([.I23]-[.$I$84])^2" office:value-type="float" office:value="8263.95349717785" calcext:value-type="float">
            <text:p>8263,9534971779</text:p>
          </table:table-cell>
          <table:table-cell table:style-name="ce254" office:value-type="float" office:value="756469.738082785" calcext:value-type="float">
            <text:p>756469,738082785</text:p>
          </table:table-cell>
          <table:table-cell table:style-name="ce254" table:number-columns-repeated="5"/>
          <table:table-cell table:style-name="ce260"/>
          <table:table-cell table:style-name="ce260" table:formula="of:=([.Q23]-[.$Q$84])^2" office:value-type="float" office:value="8252.56473957516" calcext:value-type="float">
            <text:p>8252,5647395752</text:p>
          </table:table-cell>
          <table:table-cell table:style-name="ce260" office:value-type="float" office:value="756469.738082785" calcext:value-type="float">
            <text:p>756469,73808278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5" office:value-type="string" calcext:value-type="string" table:number-columns-spanned="24" table:number-rows-spanned="1">
            <text:p>180-360</text:p>
          </table:table-cell>
          <table:covered-table-cell table:number-columns-repeated="7" table:style-name="ce241"/>
          <table:covered-table-cell table:number-columns-repeated="8" table:style-name="ce254"/>
          <table:covered-table-cell table:number-columns-repeated="8" table:style-name="ce260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241" table:formula="of:=([.A23]-180-[.$A$105])^2" office:value-type="float" office:value="8551.16202966994" calcext:value-type="float">
            <text:p>8551,16202967</text:p>
          </table:table-cell>
          <table:table-cell table:style-name="ce241" table:formula="of:=([.A23]-180-[.$A$105])^3" office:value-type="float" office:value="-790747.274076198" calcext:value-type="float">
            <text:p>-790747,274076198</text:p>
          </table:table-cell>
          <table:table-cell table:style-name="ce241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241" table:formula="of:=SQRT([.D105])" office:value-type="float" office:value="48.1940410476157" calcext:value-type="float">
            <text:p>48,1940410476</text:p>
          </table:table-cell>
          <table:table-cell table:style-name="ce241" table:formula="of:=SUM([.B23:.B41])" office:value-type="float" office:value="129.018536704156" calcext:value-type="float">
            <text:p>129,0185367042</text:p>
          </table:table-cell>
          <table:table-cell table:style-name="ce241" table:formula="of:=[.E105]/SQRT([.F105])" office:value-type="float" office:value="4.24294387721858" calcext:value-type="float">
            <text:p>4,2429438772</text:p>
          </table:table-cell>
          <table:table-cell table:style-name="ce241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254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254" table:formula="of:=([.I23]-180-[.$I$105])^2" office:value-type="float" office:value="8411.31713120286" calcext:value-type="float">
            <text:p>8411,3171312029</text:p>
          </table:table-cell>
          <table:table-cell table:style-name="ce254" table:formula="of:=([.I23]-180-[.$A$105])^3" office:value-type="float" office:value="-790747.274076198" calcext:value-type="float">
            <text:p>-790747,274076198</text:p>
          </table:table-cell>
          <table:table-cell table:style-name="ce254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254" table:formula="of:=SQRT([.L105])" office:value-type="float" office:value="26.2744749025694" calcext:value-type="float">
            <text:p>26,2744749026</text:p>
          </table:table-cell>
          <table:table-cell table:style-name="ce254" table:formula="of:=SUM([.J23:.J41])" office:value-type="float" office:value="58.3685191765409" calcext:value-type="float">
            <text:p>58,3685191765</text:p>
          </table:table-cell>
          <table:table-cell table:style-name="ce254" table:formula="of:=[.M105]/SQRT([.N105])" office:value-type="float" office:value="3.43909923648269" calcext:value-type="float">
            <text:p>3,4390992365</text:p>
          </table:table-cell>
          <table:table-cell table:style-name="ce254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260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260" table:formula="of:=([.Q23]-180-[.$Q$105])^2" office:value-type="float" office:value="8055.46835926952" calcext:value-type="float">
            <text:p>8055,4683592695</text:p>
          </table:table-cell>
          <table:table-cell table:style-name="ce260" table:formula="of:=([.Q23]-180-[.$A$105])^3" office:value-type="float" office:value="-790747.274076198" calcext:value-type="float">
            <text:p>-790747,274076198</text:p>
          </table:table-cell>
          <table:table-cell table:style-name="ce260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260" table:formula="of:=SQRT([.T105])" office:value-type="float" office:value="17.1257617482284" calcext:value-type="float">
            <text:p>17,1257617482</text:p>
          </table:table-cell>
          <table:table-cell table:style-name="ce260" table:formula="of:=SUM([.R23:.R41])" office:value-type="float" office:value="33.3187019348456" calcext:value-type="float">
            <text:p>33,3187019348</text:p>
          </table:table-cell>
          <table:table-cell table:style-name="ce260" table:formula="of:=[.U105]/SQRT([.V105])" office:value-type="float" office:value="2.96692017096493" calcext:value-type="float">
            <text:p>2,966920171</text:p>
          </table:table-cell>
          <table:table-cell table:style-name="ce260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4]-180-[.$A$105])^2" office:value-type="float" office:value="6801.71216231263" calcext:value-type="float">
            <text:p>6801,7121623126</text:p>
          </table:table-cell>
          <table:table-cell table:style-name="ce241" table:formula="of:=([.A24]-180-[.$A$105])^3" office:value-type="float" office:value="-560954.161196459" calcext:value-type="float">
            <text:p>-560954,161196459</text:p>
          </table:table-cell>
          <table:table-cell table:style-name="ce241" table:number-columns-repeated="4"/>
          <table:table-cell table:style-name="ce241" office:value-type="string" calcext:value-type="string">
            <text:p>Assimetria90</text:p>
          </table:table-cell>
          <table:table-cell table:style-name="ce254"/>
          <table:table-cell table:style-name="ce254" table:formula="of:=([.I24]-180-[.$I$105])^2" office:value-type="float" office:value="6677.05246859794" calcext:value-type="float">
            <text:p>6677,052468598</text:p>
          </table:table-cell>
          <table:table-cell table:style-name="ce254" table:formula="of:=([.I24]-180-[.$A$105])^3" office:value-type="float" office:value="-560954.161196459" calcext:value-type="float">
            <text:p>-560954,161196459</text:p>
          </table:table-cell>
          <table:table-cell table:style-name="ce254" table:number-columns-repeated="4"/>
          <table:table-cell table:style-name="ce254" office:value-type="string" calcext:value-type="string">
            <text:p>Assimetria90</text:p>
          </table:table-cell>
          <table:table-cell table:style-name="ce260"/>
          <table:table-cell table:style-name="ce260" table:formula="of:=([.Q24]-180-[.$Q$105])^2" office:value-type="float" office:value="6360.4231387506" calcext:value-type="float">
            <text:p>6360,4231387506</text:p>
          </table:table-cell>
          <table:table-cell table:style-name="ce260" table:formula="of:=([.Q24]-180-[.$A$105])^3" office:value-type="float" office:value="-560954.161196459" calcext:value-type="float">
            <text:p>-560954,16119645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5]-180-[.$A$105])^2" office:value-type="float" office:value="5252.26229495532" calcext:value-type="float">
            <text:p>5252,2622949553</text:p>
          </table:table-cell>
          <table:table-cell table:style-name="ce241" table:formula="of:=([.A25]-180-[.$A$105])^3" office:value-type="float" office:value="-380644.54433744" calcext:value-type="float">
            <text:p>-380644,54433744</text:p>
          </table:table-cell>
          <table:table-cell table:style-name="ce241" table:number-columns-repeated="4"/>
          <table:table-cell table:style-name="ce241" office:value-type="float" office:value="0.0955865022675476" calcext:value-type="float">
            <text:p>0,0955865023</text:p>
          </table:table-cell>
          <table:table-cell table:style-name="ce254"/>
          <table:table-cell table:style-name="ce254" table:formula="of:=([.I25]-180-[.$I$105])^2" office:value-type="float" office:value="5142.78780599302" calcext:value-type="float">
            <text:p>5142,787805993</text:p>
          </table:table-cell>
          <table:table-cell table:style-name="ce254" table:formula="of:=([.I25]-180-[.$A$105])^3" office:value-type="float" office:value="-380644.54433744" calcext:value-type="float">
            <text:p>-380644,54433744</text:p>
          </table:table-cell>
          <table:table-cell table:style-name="ce254" table:number-columns-repeated="4"/>
          <table:table-cell table:style-name="ce254" office:value-type="float" office:value="-0.0801111837187425" calcext:value-type="float">
            <text:p>-0,0801111837</text:p>
          </table:table-cell>
          <table:table-cell table:style-name="ce260"/>
          <table:table-cell table:style-name="ce260" table:formula="of:=([.Q25]-180-[.$Q$105])^2" office:value-type="float" office:value="4865.37791823169" calcext:value-type="float">
            <text:p>4865,3779182317</text:p>
          </table:table-cell>
          <table:table-cell table:style-name="ce260" table:formula="of:=([.Q25]-180-[.$A$105])^3" office:value-type="float" office:value="-380644.54433744" calcext:value-type="float">
            <text:p>-380644,5443374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6]-180-[.$A$105])^2" office:value-type="float" office:value="3902.81242759801" calcext:value-type="float">
            <text:p>3902,812427598</text:p>
          </table:table-cell>
          <table:table-cell table:style-name="ce241" table:formula="of:=([.A26]-180-[.$A$105])^3" office:value-type="float" office:value="-243818.42349914" calcext:value-type="float">
            <text:p>-243818,42349914</text:p>
          </table:table-cell>
          <table:table-cell table:style-name="ce241" table:number-columns-repeated="5"/>
          <table:table-cell table:style-name="ce254"/>
          <table:table-cell table:style-name="ce254" table:formula="of:=([.I26]-180-[.$I$105])^2" office:value-type="float" office:value="3808.5231433881" calcext:value-type="float">
            <text:p>3808,5231433881</text:p>
          </table:table-cell>
          <table:table-cell table:style-name="ce254" table:formula="of:=([.I26]-180-[.$A$105])^3" office:value-type="float" office:value="-243818.42349914" calcext:value-type="float">
            <text:p>-243818,42349914</text:p>
          </table:table-cell>
          <table:table-cell table:style-name="ce254" table:number-columns-repeated="5"/>
          <table:table-cell table:style-name="ce260"/>
          <table:table-cell table:style-name="ce260" table:formula="of:=([.Q26]-180-[.$Q$105])^2" office:value-type="float" office:value="3570.33269771277" calcext:value-type="float">
            <text:p>3570,3326977128</text:p>
          </table:table-cell>
          <table:table-cell table:style-name="ce260" table:formula="of:=([.Q26]-180-[.$A$105])^3" office:value-type="float" office:value="-243818.42349914" calcext:value-type="float">
            <text:p>-243818,4234991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7]-180-[.$A$105])^2" office:value-type="float" office:value="2753.3625602407" calcext:value-type="float">
            <text:p>2753,3625602407</text:p>
          </table:table-cell>
          <table:table-cell table:style-name="ce241" table:formula="of:=([.A27]-180-[.$A$105])^3" office:value-type="float" office:value="-144475.798681559" calcext:value-type="float">
            <text:p>-144475,798681559</text:p>
          </table:table-cell>
          <table:table-cell table:style-name="ce241" table:number-columns-repeated="5"/>
          <table:table-cell table:style-name="ce254"/>
          <table:table-cell table:style-name="ce254" table:formula="of:=([.I27]-180-[.$I$105])^2" office:value-type="float" office:value="2674.25848078318" calcext:value-type="float">
            <text:p>2674,2584807832</text:p>
          </table:table-cell>
          <table:table-cell table:style-name="ce254" table:formula="of:=([.I27]-180-[.$A$105])^3" office:value-type="float" office:value="-144475.798681559" calcext:value-type="float">
            <text:p>-144475,798681559</text:p>
          </table:table-cell>
          <table:table-cell table:style-name="ce254" table:number-columns-repeated="5"/>
          <table:table-cell table:style-name="ce260"/>
          <table:table-cell table:style-name="ce260" table:formula="of:=([.Q27]-180-[.$Q$105])^2" office:value-type="float" office:value="2475.28747719385" calcext:value-type="float">
            <text:p>2475,2874771939</text:p>
          </table:table-cell>
          <table:table-cell table:style-name="ce260" table:formula="of:=([.Q27]-180-[.$A$105])^3" office:value-type="float" office:value="-144475.798681559" calcext:value-type="float">
            <text:p>-144475,79868155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8]-180-[.$A$105])^2" office:value-type="float" office:value="1803.91269288339" calcext:value-type="float">
            <text:p>1803,9126928834</text:p>
          </table:table-cell>
          <table:table-cell table:style-name="ce241" table:formula="of:=([.A28]-180-[.$A$105])^3" office:value-type="float" office:value="-76616.6698846982" calcext:value-type="float">
            <text:p>-76616,6698846982</text:p>
          </table:table-cell>
          <table:table-cell table:style-name="ce241" table:number-columns-repeated="5"/>
          <table:table-cell table:style-name="ce254"/>
          <table:table-cell table:style-name="ce254" table:formula="of:=([.I28]-180-[.$I$105])^2" office:value-type="float" office:value="1739.99381817826" calcext:value-type="float">
            <text:p>1739,9938181783</text:p>
          </table:table-cell>
          <table:table-cell table:style-name="ce254" table:formula="of:=([.I28]-180-[.$A$105])^3" office:value-type="float" office:value="-76616.6698846982" calcext:value-type="float">
            <text:p>-76616,6698846982</text:p>
          </table:table-cell>
          <table:table-cell table:style-name="ce254" table:number-columns-repeated="5"/>
          <table:table-cell table:style-name="ce260"/>
          <table:table-cell table:style-name="ce260" table:formula="of:=([.Q28]-180-[.$Q$105])^2" office:value-type="float" office:value="1580.24225667494" calcext:value-type="float">
            <text:p>1580,2422566749</text:p>
          </table:table-cell>
          <table:table-cell table:style-name="ce260" table:formula="of:=([.Q28]-180-[.$A$105])^3" office:value-type="float" office:value="-76616.6698846982" calcext:value-type="float">
            <text:p>-76616,669884698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9]-180-[.$A$105])^2" office:value-type="float" office:value="1054.46282552607" calcext:value-type="float">
            <text:p>1054,4628255261</text:p>
          </table:table-cell>
          <table:table-cell table:style-name="ce241" table:formula="of:=([.A29]-180-[.$A$105])^3" office:value-type="float" office:value="-34241.0371085562" calcext:value-type="float">
            <text:p>-34241,0371085562</text:p>
          </table:table-cell>
          <table:table-cell table:style-name="ce241" table:number-columns-repeated="5"/>
          <table:table-cell table:style-name="ce254"/>
          <table:table-cell table:style-name="ce254" table:formula="of:=([.I29]-180-[.$I$105])^2" office:value-type="float" office:value="1005.72915557334" calcext:value-type="float">
            <text:p>1005,7291555733</text:p>
          </table:table-cell>
          <table:table-cell table:style-name="ce254" table:formula="of:=([.I29]-180-[.$A$105])^3" office:value-type="float" office:value="-34241.0371085562" calcext:value-type="float">
            <text:p>-34241,0371085562</text:p>
          </table:table-cell>
          <table:table-cell table:style-name="ce254" table:number-columns-repeated="5"/>
          <table:table-cell table:style-name="ce260"/>
          <table:table-cell table:style-name="ce260" table:formula="of:=([.Q29]-180-[.$Q$105])^2" office:value-type="float" office:value="885.197036156018" calcext:value-type="float">
            <text:p>885,197036156</text:p>
          </table:table-cell>
          <table:table-cell table:style-name="ce260" table:formula="of:=([.Q29]-180-[.$A$105])^3" office:value-type="float" office:value="-34241.0371085562" calcext:value-type="float">
            <text:p>-34241,037108556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0]-180-[.$A$105])^2" office:value-type="float" office:value="505.012958168763" calcext:value-type="float">
            <text:p>505,0129581688</text:p>
          </table:table-cell>
          <table:table-cell table:style-name="ce241" table:formula="of:=([.A30]-180-[.$A$105])^3" office:value-type="float" office:value="-11348.9003531337" calcext:value-type="float">
            <text:p>-11348,9003531337</text:p>
          </table:table-cell>
          <table:table-cell table:style-name="ce241" table:number-columns-repeated="5"/>
          <table:table-cell table:style-name="ce254"/>
          <table:table-cell table:style-name="ce254" table:formula="of:=([.I30]-180-[.$I$105])^2" office:value-type="float" office:value="471.464492968415" calcext:value-type="float">
            <text:p>471,4644929684</text:p>
          </table:table-cell>
          <table:table-cell table:style-name="ce254" table:formula="of:=([.I30]-180-[.$A$105])^3" office:value-type="float" office:value="-11348.9003531337" calcext:value-type="float">
            <text:p>-11348,9003531337</text:p>
          </table:table-cell>
          <table:table-cell table:style-name="ce254" table:number-columns-repeated="5"/>
          <table:table-cell table:style-name="ce260"/>
          <table:table-cell table:style-name="ce260" table:formula="of:=([.Q30]-180-[.$Q$105])^2" office:value-type="float" office:value="390.1518156371" calcext:value-type="float">
            <text:p>390,1518156371</text:p>
          </table:table-cell>
          <table:table-cell table:style-name="ce260" table:formula="of:=([.Q30]-180-[.$A$105])^3" office:value-type="float" office:value="-11348.9003531337" calcext:value-type="float">
            <text:p>-11348,900353133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1]-180-[.$A$105])^2" office:value-type="float" office:value="155.563090811451" calcext:value-type="float">
            <text:p>155,5630908115</text:p>
          </table:table-cell>
          <table:table-cell table:style-name="ce241" table:formula="of:=([.A31]-180-[.$A$105])^3" office:value-type="float" office:value="-1940.25961843049" calcext:value-type="float">
            <text:p>-1940,2596184305</text:p>
          </table:table-cell>
          <table:table-cell table:style-name="ce241" table:number-columns-repeated="5"/>
          <table:table-cell table:style-name="ce254"/>
          <table:table-cell table:style-name="ce254" table:formula="of:=([.I31]-180-[.$I$105])^2" office:value-type="float" office:value="137.199830363494" calcext:value-type="float">
            <text:p>137,1998303635</text:p>
          </table:table-cell>
          <table:table-cell table:style-name="ce254" table:formula="of:=([.I31]-180-[.$A$105])^3" office:value-type="float" office:value="-1940.25961843049" calcext:value-type="float">
            <text:p>-1940,2596184305</text:p>
          </table:table-cell>
          <table:table-cell table:style-name="ce254" table:number-columns-repeated="5"/>
          <table:table-cell table:style-name="ce260"/>
          <table:table-cell table:style-name="ce260" table:formula="of:=([.Q31]-180-[.$Q$105])^2" office:value-type="float" office:value="95.1065951181828" calcext:value-type="float">
            <text:p>95,1065951182</text:p>
          </table:table-cell>
          <table:table-cell table:style-name="ce260" table:formula="of:=([.Q31]-180-[.$A$105])^3" office:value-type="float" office:value="-1940.25961843049" calcext:value-type="float">
            <text:p>-1940,259618430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2]-180-[.$A$105])^2" office:value-type="float" office:value="6.11322345413929" calcext:value-type="float">
            <text:p>6,1132234541</text:p>
          </table:table-cell>
          <table:table-cell table:style-name="ce241" table:formula="of:=([.A32]-180-[.$A$105])^3" office:value-type="float" office:value="-15.1149044466397" calcext:value-type="float">
            <text:p>-15,1149044466</text:p>
          </table:table-cell>
          <table:table-cell table:style-name="ce241" table:number-columns-repeated="5"/>
          <table:table-cell table:style-name="ce254"/>
          <table:table-cell table:style-name="ce254" table:formula="of:=([.I32]-180-[.$I$105])^2" office:value-type="float" office:value="2.93516775857274" calcext:value-type="float">
            <text:p>2,9351677586</text:p>
          </table:table-cell>
          <table:table-cell table:style-name="ce254" table:formula="of:=([.I32]-180-[.$A$105])^3" office:value-type="float" office:value="-15.1149044466397" calcext:value-type="float">
            <text:p>-15,1149044466</text:p>
          </table:table-cell>
          <table:table-cell table:style-name="ce254" table:number-columns-repeated="5"/>
          <table:table-cell table:style-name="ce260"/>
          <table:table-cell table:style-name="ce260" table:formula="of:=([.Q32]-180-[.$Q$105])^2" office:value-type="float" office:value="0.0613745992653928" calcext:value-type="float">
            <text:p>0,0613745993</text:p>
          </table:table-cell>
          <table:table-cell table:style-name="ce260" table:formula="of:=([.Q32]-180-[.$A$105])^3" office:value-type="float" office:value="-15.1149044466397" calcext:value-type="float">
            <text:p>-15,114904446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/>
          <table:table-cell table:style-name="ce241" table:formula="of:=([.A33]-180-[.$A$105])^2" office:value-type="float" office:value="56.6633560968277" calcext:value-type="float">
            <text:p>56,6633560968</text:p>
          </table:table-cell>
          <table:table-cell table:style-name="ce241" table:formula="of:=([.A33]-180-[.$A$105])^3" office:value-type="float" office:value="426.533788817864" calcext:value-type="float">
            <text:p>426,5337888179</text:p>
          </table:table-cell>
          <table:table-cell table:style-name="ce241"/>
          <table:table-cell table:style-name="ce243" table:number-columns-repeated="2"/>
          <table:table-cell table:style-name="ce241" table:number-columns-repeated="2"/>
          <table:table-cell table:style-name="ce255"/>
          <table:table-cell table:style-name="ce254" table:formula="of:=([.I33]-180-[.$I$105])^2" office:value-type="float" office:value="68.6705051536514" calcext:value-type="float">
            <text:p>68,6705051537</text:p>
          </table:table-cell>
          <table:table-cell table:style-name="ce254" table:formula="of:=([.I33]-180-[.$A$105])^3" office:value-type="float" office:value="426.533788817864" calcext:value-type="float">
            <text:p>426,5337888179</text:p>
          </table:table-cell>
          <table:table-cell table:style-name="ce254"/>
          <table:table-cell table:style-name="ce255" table:number-columns-repeated="2"/>
          <table:table-cell table:style-name="ce254" table:number-columns-repeated="2"/>
          <table:table-cell table:style-name="ce261"/>
          <table:table-cell table:style-name="ce260" table:formula="of:=([.Q33]-180-[.$Q$105])^2" office:value-type="float" office:value="105.016154080348" calcext:value-type="float">
            <text:p>105,0161540803</text:p>
          </table:table-cell>
          <table:table-cell table:style-name="ce260" table:formula="of:=([.Q33]-180-[.$A$105])^3" office:value-type="float" office:value="426.533788817864" calcext:value-type="float">
            <text:p>426,5337888179</text:p>
          </table:table-cell>
          <table:table-cell table:style-name="ce260"/>
          <table:table-cell table:style-name="ce261" table:number-columns-repeated="2"/>
          <table:table-cell table:style-name="ce260" table:number-columns-repeated="2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4]-180-[.$A$105])^2" office:value-type="float" office:value="307.213488739516" calcext:value-type="float">
            <text:p>307,2134887395</text:p>
          </table:table-cell>
          <table:table-cell table:style-name="ce241" table:formula="of:=([.A34]-180-[.$A$105])^3" office:value-type="float" office:value="5384.68646136302" calcext:value-type="float">
            <text:p>5384,686461363</text:p>
          </table:table-cell>
          <table:table-cell table:style-name="ce241" table:number-columns-repeated="5"/>
          <table:table-cell table:style-name="ce254"/>
          <table:table-cell table:style-name="ce254" table:formula="of:=([.I34]-180-[.$I$105])^2" office:value-type="float" office:value="334.40584254873" calcext:value-type="float">
            <text:p>334,4058425487</text:p>
          </table:table-cell>
          <table:table-cell table:style-name="ce254" table:formula="of:=([.I34]-180-[.$A$105])^3" office:value-type="float" office:value="5384.68646136302" calcext:value-type="float">
            <text:p>5384,686461363</text:p>
          </table:table-cell>
          <table:table-cell table:style-name="ce254" table:number-columns-repeated="5"/>
          <table:table-cell table:style-name="ce260"/>
          <table:table-cell table:style-name="ce260" table:formula="of:=([.Q34]-180-[.$Q$105])^2" office:value-type="float" office:value="409.970933561431" calcext:value-type="float">
            <text:p>409,9709335614</text:p>
          </table:table-cell>
          <table:table-cell table:style-name="ce260" table:formula="of:=([.Q34]-180-[.$A$105])^3" office:value-type="float" office:value="5384.68646136302" calcext:value-type="float">
            <text:p>5384,68646136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5]-180-[.$A$105])^2" office:value-type="float" office:value="757.763621382204" calcext:value-type="float">
            <text:p>757,7636213822</text:p>
          </table:table-cell>
          <table:table-cell table:style-name="ce241" table:formula="of:=([.A35]-180-[.$A$105])^3" office:value-type="float" office:value="20859.3431131888" calcext:value-type="float">
            <text:p>20859,3431131888</text:p>
          </table:table-cell>
          <table:table-cell table:style-name="ce241" table:number-columns-repeated="5"/>
          <table:table-cell table:style-name="ce254"/>
          <table:table-cell table:style-name="ce254" table:formula="of:=([.I35]-180-[.$I$105])^2" office:value-type="float" office:value="800.141179943809" calcext:value-type="float">
            <text:p>800,1411799438</text:p>
          </table:table-cell>
          <table:table-cell table:style-name="ce254" table:formula="of:=([.I35]-180-[.$A$105])^3" office:value-type="float" office:value="20859.3431131888" calcext:value-type="float">
            <text:p>20859,3431131888</text:p>
          </table:table-cell>
          <table:table-cell table:style-name="ce254" table:number-columns-repeated="5"/>
          <table:table-cell table:style-name="ce260"/>
          <table:table-cell table:style-name="ce260" table:formula="of:=([.Q35]-180-[.$Q$105])^2" office:value-type="float" office:value="914.925713042513" calcext:value-type="float">
            <text:p>914,9257130425</text:p>
          </table:table-cell>
          <table:table-cell table:style-name="ce260" table:formula="of:=([.Q35]-180-[.$A$105])^3" office:value-type="float" office:value="20859.3431131888" calcext:value-type="float">
            <text:p>20859,343113188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6]-180-[.$A$105])^2" office:value-type="float" office:value="1408.31375402489" calcext:value-type="float">
            <text:p>1408,3137540249</text:p>
          </table:table-cell>
          <table:table-cell table:style-name="ce241" table:formula="of:=([.A36]-180-[.$A$105])^3" office:value-type="float" office:value="52850.5037442953" calcext:value-type="float">
            <text:p>52850,5037442953</text:p>
          </table:table-cell>
          <table:table-cell table:style-name="ce241" table:number-columns-repeated="5"/>
          <table:table-cell table:style-name="ce254"/>
          <table:table-cell table:style-name="ce254" table:formula="of:=([.I36]-180-[.$I$105])^2" office:value-type="float" office:value="1465.87651733889" calcext:value-type="float">
            <text:p>1465,8765173389</text:p>
          </table:table-cell>
          <table:table-cell table:style-name="ce254" table:formula="of:=([.I36]-180-[.$A$105])^3" office:value-type="float" office:value="52850.5037442953" calcext:value-type="float">
            <text:p>52850,5037442953</text:p>
          </table:table-cell>
          <table:table-cell table:style-name="ce254" table:number-columns-repeated="5"/>
          <table:table-cell table:style-name="ce260"/>
          <table:table-cell table:style-name="ce260" table:formula="of:=([.Q36]-180-[.$Q$105])^2" office:value-type="float" office:value="1619.8804925236" calcext:value-type="float">
            <text:p>1619,8804925236</text:p>
          </table:table-cell>
          <table:table-cell table:style-name="ce260" table:formula="of:=([.Q36]-180-[.$A$105])^3" office:value-type="float" office:value="52850.5037442953" calcext:value-type="float">
            <text:p>52850,503744295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7]-180-[.$A$105])^2" office:value-type="float" office:value="2258.86388666758" calcext:value-type="float">
            <text:p>2258,8638866676</text:p>
          </table:table-cell>
          <table:table-cell table:style-name="ce241" table:formula="of:=([.A37]-180-[.$A$105])^3" office:value-type="float" office:value="107358.168354682" calcext:value-type="float">
            <text:p>107358,168354682</text:p>
          </table:table-cell>
          <table:table-cell table:style-name="ce241" table:number-columns-repeated="5"/>
          <table:table-cell table:style-name="ce254"/>
          <table:table-cell table:style-name="ce254" table:formula="of:=([.I37]-180-[.$I$105])^2" office:value-type="float" office:value="2331.61185473397" calcext:value-type="float">
            <text:p>2331,611854734</text:p>
          </table:table-cell>
          <table:table-cell table:style-name="ce254" table:formula="of:=([.I37]-180-[.$A$105])^3" office:value-type="float" office:value="107358.168354682" calcext:value-type="float">
            <text:p>107358,168354682</text:p>
          </table:table-cell>
          <table:table-cell table:style-name="ce254" table:number-columns-repeated="5"/>
          <table:table-cell table:style-name="ce260"/>
          <table:table-cell table:style-name="ce260" table:formula="of:=([.Q37]-180-[.$Q$105])^2" office:value-type="float" office:value="2524.83527200468" calcext:value-type="float">
            <text:p>2524,8352720047</text:p>
          </table:table-cell>
          <table:table-cell table:style-name="ce260" table:formula="of:=([.Q37]-180-[.$A$105])^3" office:value-type="float" office:value="107358.168354682" calcext:value-type="float">
            <text:p>107358,16835468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8]-180-[.$A$105])^2" office:value-type="float" office:value="3309.41401931027" calcext:value-type="float">
            <text:p>3309,4140193103</text:p>
          </table:table-cell>
          <table:table-cell table:style-name="ce241" table:formula="of:=([.A38]-180-[.$A$105])^3" office:value-type="float" office:value="190382.33694435" calcext:value-type="float">
            <text:p>190382,33694435</text:p>
          </table:table-cell>
          <table:table-cell table:style-name="ce241" table:number-columns-repeated="5"/>
          <table:table-cell table:style-name="ce254"/>
          <table:table-cell table:style-name="ce254" table:formula="of:=([.I38]-180-[.$I$105])^2" office:value-type="float" office:value="3397.34719212904" calcext:value-type="float">
            <text:p>3397,3471921291</text:p>
          </table:table-cell>
          <table:table-cell table:style-name="ce254" table:formula="of:=([.I38]-180-[.$A$105])^3" office:value-type="float" office:value="190382.33694435" calcext:value-type="float">
            <text:p>190382,33694435</text:p>
          </table:table-cell>
          <table:table-cell table:style-name="ce254" table:number-columns-repeated="5"/>
          <table:table-cell table:style-name="ce260"/>
          <table:table-cell table:style-name="ce260" table:formula="of:=([.Q38]-180-[.$Q$105])^2" office:value-type="float" office:value="3629.79005148576" calcext:value-type="float">
            <text:p>3629,7900514858</text:p>
          </table:table-cell>
          <table:table-cell table:style-name="ce260" table:formula="of:=([.Q38]-180-[.$A$105])^3" office:value-type="float" office:value="190382.33694435" calcext:value-type="float">
            <text:p>190382,3369443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9]-180-[.$A$105])^2" office:value-type="float" office:value="4559.96415195296" calcext:value-type="float">
            <text:p>4559,964151953</text:p>
          </table:table-cell>
          <table:table-cell table:style-name="ce241" table:formula="of:=([.A39]-180-[.$A$105])^3" office:value-type="float" office:value="307923.009513299" calcext:value-type="float">
            <text:p>307923,009513299</text:p>
          </table:table-cell>
          <table:table-cell table:style-name="ce241" table:number-columns-repeated="5"/>
          <table:table-cell table:style-name="ce254"/>
          <table:table-cell table:style-name="ce254" table:formula="of:=([.I39]-180-[.$I$105])^2" office:value-type="float" office:value="4663.08252952412" calcext:value-type="float">
            <text:p>4663,0825295241</text:p>
          </table:table-cell>
          <table:table-cell table:style-name="ce254" table:formula="of:=([.I39]-180-[.$A$105])^3" office:value-type="float" office:value="307923.009513299" calcext:value-type="float">
            <text:p>307923,009513299</text:p>
          </table:table-cell>
          <table:table-cell table:style-name="ce254" table:number-columns-repeated="5"/>
          <table:table-cell table:style-name="ce260"/>
          <table:table-cell table:style-name="ce260" table:formula="of:=([.Q39]-180-[.$Q$105])^2" office:value-type="float" office:value="4934.74483096684" calcext:value-type="float">
            <text:p>4934,7448309669</text:p>
          </table:table-cell>
          <table:table-cell table:style-name="ce260" table:formula="of:=([.Q39]-180-[.$A$105])^3" office:value-type="float" office:value="307923.009513299" calcext:value-type="float">
            <text:p>307923,00951329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40]-180-[.$A$105])^2" office:value-type="float" office:value="6010.51428459565" calcext:value-type="float">
            <text:p>6010,5142845957</text:p>
          </table:table-cell>
          <table:table-cell table:style-name="ce241" table:formula="of:=([.A40]-180-[.$A$105])^3" office:value-type="float" office:value="465980.186061528" calcext:value-type="float">
            <text:p>465980,186061528</text:p>
          </table:table-cell>
          <table:table-cell table:style-name="ce241" table:number-columns-repeated="5"/>
          <table:table-cell table:style-name="ce254"/>
          <table:table-cell table:style-name="ce254" table:formula="of:=([.I40]-180-[.$I$105])^2" office:value-type="float" office:value="6128.8178669192" calcext:value-type="float">
            <text:p>6128,8178669192</text:p>
          </table:table-cell>
          <table:table-cell table:style-name="ce254" table:formula="of:=([.I40]-180-[.$A$105])^3" office:value-type="float" office:value="465980.186061528" calcext:value-type="float">
            <text:p>465980,186061528</text:p>
          </table:table-cell>
          <table:table-cell table:style-name="ce254" table:number-columns-repeated="5"/>
          <table:table-cell table:style-name="ce260"/>
          <table:table-cell table:style-name="ce260" table:formula="of:=([.Q40]-180-[.$Q$105])^2" office:value-type="float" office:value="6439.69961044793" calcext:value-type="float">
            <text:p>6439,6996104479</text:p>
          </table:table-cell>
          <table:table-cell table:style-name="ce260" table:formula="of:=([.Q40]-180-[.$A$105])^3" office:value-type="float" office:value="465980.186061528" calcext:value-type="float">
            <text:p>465980,18606152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41]-180-[.$A$105])^2" office:value-type="float" office:value="7661.06441723833" calcext:value-type="float">
            <text:p>7661,0644172383</text:p>
          </table:table-cell>
          <table:table-cell table:style-name="ce241" table:formula="of:=([.A41]-180-[.$A$105])^3" office:value-type="float" office:value="670553.866589037" calcext:value-type="float">
            <text:p>670553,866589037</text:p>
          </table:table-cell>
          <table:table-cell table:style-name="ce241" table:number-columns-repeated="5"/>
          <table:table-cell table:style-name="ce254"/>
          <table:table-cell table:style-name="ce254" table:formula="of:=([.I41]-180-[.$I$105])^2" office:value-type="float" office:value="7794.55320431428" calcext:value-type="float">
            <text:p>7794,5532043143</text:p>
          </table:table-cell>
          <table:table-cell table:style-name="ce254" table:formula="of:=([.I41]-180-[.$A$105])^3" office:value-type="float" office:value="670553.866589037" calcext:value-type="float">
            <text:p>670553,866589037</text:p>
          </table:table-cell>
          <table:table-cell table:style-name="ce254" table:number-columns-repeated="5"/>
          <table:table-cell table:style-name="ce260"/>
          <table:table-cell table:style-name="ce260" table:formula="of:=([.Q41]-180-[.$Q$105])^2" office:value-type="float" office:value="8144.65438992901" calcext:value-type="float">
            <text:p>8144,654389929</text:p>
          </table:table-cell>
          <table:table-cell table:style-name="ce260" table:formula="of:=([.Q41]-180-[.$A$105])^3" office:value-type="float" office:value="670553.866589037" calcext:value-type="float">
            <text:p>670553,86658903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number-columns-repeated="8"/>
          <table:table-cell table:style-name="ce254" table:number-columns-repeated="8"/>
          <table:table-cell table:style-name="ce260" table:number-columns-repeated="8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6" office:value-type="string" calcext:value-type="string" table:number-columns-spanned="24" table:number-rows-spanned="1">
            <text:p>90-270 </text:p>
          </table:table-cell>
          <table:covered-table-cell table:number-columns-repeated="7" table:style-name="ce250"/>
          <table:covered-table-cell table:number-columns-repeated="8" table:style-name="ce256"/>
          <table:covered-table-cell table:number-columns-repeated="8" table:style-name="ce262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241" table:formula="of:=([.A14]-[.$A$127])^2" office:value-type="float" office:value="7821.71580472308" calcext:value-type="float">
            <text:p>7821,7158047231</text:p>
          </table:table-cell>
          <table:table-cell table:style-name="ce241" table:formula="of:=([.A14]-[.$A$127])^3" office:value-type="float" office:value="-691756.180891217" calcext:value-type="float">
            <text:p>-691756,180891217</text:p>
          </table:table-cell>
          <table:table-cell table:style-name="ce241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241" table:formula="of:=SQRT([.D127])" office:value-type="float" office:value="61.1757743210334" calcext:value-type="float">
            <text:p>61,175774321</text:p>
          </table:table-cell>
          <table:table-cell table:style-name="ce241" table:formula="of:=SUM([.B14:.B32])" office:value-type="float" office:value="130.64349458664" calcext:value-type="float">
            <text:p>130,6434945866</text:p>
          </table:table-cell>
          <table:table-cell table:style-name="ce241" table:formula="of:=[.E127]/SQRT([.F127])" office:value-type="float" office:value="5.35224001514286" calcext:value-type="float">
            <text:p>5,3522400151</text:p>
          </table:table-cell>
          <table:table-cell table:style-name="ce241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254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254" table:formula="of:=([.I14]-[.$I$127])^2" office:value-type="float" office:value="8088.73627769518" calcext:value-type="float">
            <text:p>8088,7362776952</text:p>
          </table:table-cell>
          <table:table-cell table:style-name="ce254" table:formula="of:=([.I14]-[.$I$127])^3" office:value-type="float" office:value="-727479.926242431" calcext:value-type="float">
            <text:p>-727479,926242431</text:p>
          </table:table-cell>
          <table:table-cell table:style-name="ce254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254" table:formula="of:=SQRT([.L127])" office:value-type="float" office:value="74.7359491082742" calcext:value-type="float">
            <text:p>74,7359491083</text:p>
          </table:table-cell>
          <table:table-cell table:style-name="ce254" table:formula="of:=SUM([.J14:.J32])" office:value-type="float" office:value="63.8685349567054" calcext:value-type="float">
            <text:p>63,8685349567</text:p>
          </table:table-cell>
          <table:table-cell table:style-name="ce254" table:formula="of:=[.M127]/SQRT([.N127])" office:value-type="float" office:value="9.35160333330986" calcext:value-type="float">
            <text:p>9,3516033333</text:p>
          </table:table-cell>
          <table:table-cell table:style-name="ce254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260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260" table:formula="of:=([.Q14]-[.$Q$127])^2" office:value-type="float" office:value="8046.92612256817" calcext:value-type="float">
            <text:p>8046,9261225682</text:p>
          </table:table-cell>
          <table:table-cell table:style-name="ce260" table:formula="of:=([.Q14]-[.$Q$127])^3" office:value-type="float" office:value="-721846.776214159" calcext:value-type="float">
            <text:p>-721846,776214159</text:p>
          </table:table-cell>
          <table:table-cell table:style-name="ce260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260" table:formula="of:=SQRT([.T127])" office:value-type="float" office:value="80.6155431354929" calcext:value-type="float">
            <text:p>80,6155431355</text:p>
          </table:table-cell>
          <table:table-cell table:style-name="ce260" table:formula="of:=SUM([.R14:.R32])" office:value-type="float" office:value="41.4686616185586" calcext:value-type="float">
            <text:p>41,4686616186</text:p>
          </table:table-cell>
          <table:table-cell table:style-name="ce260" table:formula="of:=[.U127]/SQRT([.V127])" office:value-type="float" office:value="12.5186868209687" calcext:value-type="float">
            <text:p>12,518686821</text:p>
          </table:table-cell>
          <table:table-cell table:style-name="ce260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5]-[.$A$127])^2" office:value-type="float" office:value="6152.90650977655" calcext:value-type="float">
            <text:p>6152,9065097766</text:p>
          </table:table-cell>
          <table:table-cell table:style-name="ce241" table:formula="of:=([.A15]-[.$A$127])^3" office:value-type="float" office:value="-482636.846173722" calcext:value-type="float">
            <text:p>-482636,846173722</text:p>
          </table:table-cell>
          <table:table-cell table:style-name="ce241" table:number-columns-repeated="5"/>
          <table:table-cell table:style-name="ce254"/>
          <table:table-cell table:style-name="ce254" table:formula="of:=([.I15]-[.$I$127])^2" office:value-type="float" office:value="6389.98823778573" calcext:value-type="float">
            <text:p>6389,9882377857</text:p>
          </table:table-cell>
          <table:table-cell table:style-name="ce254" table:formula="of:=([.I15]-[.$I$127])^3" office:value-type="float" office:value="-510799.058510218" calcext:value-type="float">
            <text:p>-510799,058510218</text:p>
          </table:table-cell>
          <table:table-cell table:style-name="ce254" table:number-columns-repeated="5"/>
          <table:table-cell table:style-name="ce260"/>
          <table:table-cell table:style-name="ce260" table:formula="of:=([.Q15]-[.$Q$127])^2" office:value-type="float" office:value="6352.83291177134" calcext:value-type="float">
            <text:p>6352,8329117714</text:p>
          </table:table-cell>
          <table:table-cell table:style-name="ce260" table:formula="of:=([.Q15]-[.$Q$127])^3" office:value-type="float" office:value="-506350.390699067" calcext:value-type="float">
            <text:p>-506350,39069906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6]-[.$A$127])^2" office:value-type="float" office:value="4684.09721483002" calcext:value-type="float">
            <text:p>4684,09721483</text:p>
          </table:table-cell>
          <table:table-cell table:style-name="ce241" table:formula="of:=([.A16]-[.$A$127])^3" office:value-type="float" office:value="-320581.790304624" calcext:value-type="float">
            <text:p>-320581,790304624</text:p>
          </table:table-cell>
          <table:table-cell table:style-name="ce241" table:number-columns-repeated="5"/>
          <table:table-cell table:style-name="ce254"/>
          <table:table-cell table:style-name="ce254" table:formula="of:=([.I16]-[.$I$127])^2" office:value-type="float" office:value="4891.24019787629" calcext:value-type="float">
            <text:p>4891,2401978763</text:p>
          </table:table-cell>
          <table:table-cell table:style-name="ce254" table:formula="of:=([.I16]-[.$I$127])^3" office:value-type="float" office:value="-342080.631975287" calcext:value-type="float">
            <text:p>-342080,631975287</text:p>
          </table:table-cell>
          <table:table-cell table:style-name="ce254" table:number-columns-repeated="5"/>
          <table:table-cell table:style-name="ce260"/>
          <table:table-cell table:style-name="ce260" table:formula="of:=([.Q16]-[.$Q$127])^2" office:value-type="float" office:value="4858.73970097452" calcext:value-type="float">
            <text:p>4858,7397009745</text:p>
          </table:table-cell>
          <table:table-cell table:style-name="ce260" table:formula="of:=([.Q16]-[.$Q$127])^3" office:value-type="float" office:value="-338676.801507879" calcext:value-type="float">
            <text:p>-338676,80150787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7]-[.$A$127])^2" office:value-type="float" office:value="3415.28791988349" calcext:value-type="float">
            <text:p>3415,2879198835</text:p>
          </table:table-cell>
          <table:table-cell table:style-name="ce241" table:formula="of:=([.A17]-[.$A$127])^3" office:value-type="float" office:value="-199591.013283921" calcext:value-type="float">
            <text:p>-199591,013283921</text:p>
          </table:table-cell>
          <table:table-cell table:style-name="ce241" table:number-columns-repeated="5"/>
          <table:table-cell table:style-name="ce254"/>
          <table:table-cell table:style-name="ce254" table:formula="of:=([.I17]-[.$I$127])^2" office:value-type="float" office:value="3592.49215796684" calcext:value-type="float">
            <text:p>3592,4921579669</text:p>
          </table:table-cell>
          <table:table-cell table:style-name="ce254" table:formula="of:=([.I17]-[.$I$127])^3" office:value-type="float" office:value="-215324.64663764" calcext:value-type="float">
            <text:p>-215324,64663764</text:p>
          </table:table-cell>
          <table:table-cell table:style-name="ce254" table:number-columns-repeated="5"/>
          <table:table-cell table:style-name="ce260"/>
          <table:table-cell table:style-name="ce260" table:formula="of:=([.Q17]-[.$Q$127])^2" office:value-type="float" office:value="3564.64649017769" calcext:value-type="float">
            <text:p>3564,6464901777</text:p>
          </table:table-cell>
          <table:table-cell table:style-name="ce260" table:formula="of:=([.Q17]-[.$Q$127])^3" office:value-type="float" office:value="-212826.008640596" calcext:value-type="float">
            <text:p>-212826,00864059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8]-[.$A$127])^2" office:value-type="float" office:value="2346.47862493697" calcext:value-type="float">
            <text:p>2346,478624937</text:p>
          </table:table-cell>
          <table:table-cell table:style-name="ce241" table:formula="of:=([.A18]-[.$A$127])^3" office:value-type="float" office:value="-113664.515111614" calcext:value-type="float">
            <text:p>-113664,515111614</text:p>
          </table:table-cell>
          <table:table-cell table:style-name="ce241" table:number-columns-repeated="5"/>
          <table:table-cell table:style-name="ce254"/>
          <table:table-cell table:style-name="ce254" table:formula="of:=([.I18]-[.$I$127])^2" office:value-type="float" office:value="2493.7441180574" calcext:value-type="float">
            <text:p>2493,7441180574</text:p>
          </table:table-cell>
          <table:table-cell table:style-name="ce254" table:formula="of:=([.I18]-[.$I$127])^3" office:value-type="float" office:value="-124531.102497277" calcext:value-type="float">
            <text:p>-124531,102497277</text:p>
          </table:table-cell>
          <table:table-cell table:style-name="ce254" table:number-columns-repeated="5"/>
          <table:table-cell table:style-name="ce260"/>
          <table:table-cell table:style-name="ce260" table:formula="of:=([.Q18]-[.$Q$127])^2" office:value-type="float" office:value="2470.55327938086" calcext:value-type="float">
            <text:p>2470,5532793809</text:p>
          </table:table-cell>
          <table:table-cell table:style-name="ce260" table:formula="of:=([.Q18]-[.$Q$127])^3" office:value-type="float" office:value="-122798.012097218" calcext:value-type="float">
            <text:p>-122798,01209721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19]-[.$A$127])^2" office:value-type="float" office:value="1477.66932999044" calcext:value-type="float">
            <text:p>1477,6693299904</text:p>
          </table:table-cell>
          <table:table-cell table:style-name="ce241" table:formula="of:=([.A19]-[.$A$127])^3" office:value-type="float" office:value="-56802.2957877029" calcext:value-type="float">
            <text:p>-56802,2957877029</text:p>
          </table:table-cell>
          <table:table-cell table:style-name="ce241" table:number-columns-repeated="5"/>
          <table:table-cell table:style-name="ce254"/>
          <table:table-cell table:style-name="ce254" table:formula="of:=([.I19]-[.$I$127])^2" office:value-type="float" office:value="1594.99607814795" calcext:value-type="float">
            <text:p>1594,996078148</text:p>
          </table:table-cell>
          <table:table-cell table:style-name="ce254" table:formula="of:=([.I19]-[.$I$127])^3" office:value-type="float" office:value="-63699.9995541965" calcext:value-type="float">
            <text:p>-63699,9995541965</text:p>
          </table:table-cell>
          <table:table-cell table:style-name="ce254" table:number-columns-repeated="5"/>
          <table:table-cell table:style-name="ce260"/>
          <table:table-cell table:style-name="ce260" table:formula="of:=([.Q19]-[.$Q$127])^2" office:value-type="float" office:value="1576.46006858403" calcext:value-type="float">
            <text:p>1576,460068584</text:p>
          </table:table-cell>
          <table:table-cell table:style-name="ce260" table:formula="of:=([.Q19]-[.$Q$127])^3" office:value-type="float" office:value="-62592.8118777441" calcext:value-type="float">
            <text:p>-62592,811877744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0]-[.$A$127])^2" office:value-type="float" office:value="808.860035043913" calcext:value-type="float">
            <text:p>808,8600350439</text:p>
          </table:table-cell>
          <table:table-cell table:style-name="ce241" table:formula="of:=([.A20]-[.$A$127])^3" office:value-type="float" office:value="-23004.3553121876" calcext:value-type="float">
            <text:p>-23004,3553121876</text:p>
          </table:table-cell>
          <table:table-cell table:style-name="ce241" table:number-columns-repeated="5"/>
          <table:table-cell table:style-name="ce254"/>
          <table:table-cell table:style-name="ce254" table:formula="of:=([.I20]-[.$I$127])^2" office:value-type="float" office:value="896.248038238507" calcext:value-type="float">
            <text:p>896,2480382385</text:p>
          </table:table-cell>
          <table:table-cell table:style-name="ce254" table:formula="of:=([.I20]-[.$I$127])^3" office:value-type="float" office:value="-26831.3378083996" calcext:value-type="float">
            <text:p>-26831,3378083996</text:p>
          </table:table-cell>
          <table:table-cell table:style-name="ce254" table:number-columns-repeated="5"/>
          <table:table-cell table:style-name="ce260"/>
          <table:table-cell table:style-name="ce260" table:formula="of:=([.Q20]-[.$Q$127])^2" office:value-type="float" office:value="882.366857787207" calcext:value-type="float">
            <text:p>882,3668577872</text:p>
          </table:table-cell>
          <table:table-cell table:style-name="ce260" table:formula="of:=([.Q20]-[.$Q$127])^3" office:value-type="float" office:value="-26210.4079821755" calcext:value-type="float">
            <text:p>-26210,407982175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1]-[.$A$127])^2" office:value-type="float" office:value="340.050740097386" calcext:value-type="float">
            <text:p>340,0507400974</text:p>
          </table:table-cell>
          <table:table-cell table:style-name="ce241" table:formula="of:=([.A21]-[.$A$127])^3" office:value-type="float" office:value="-6270.69368506809" calcext:value-type="float">
            <text:p>-6270,6936850681</text:p>
          </table:table-cell>
          <table:table-cell table:style-name="ce241" table:number-columns-repeated="5"/>
          <table:table-cell table:style-name="ce254"/>
          <table:table-cell table:style-name="ce254" table:formula="of:=([.I21]-[.$I$127])^2" office:value-type="float" office:value="397.499998329062" calcext:value-type="float">
            <text:p>397,4999983291</text:p>
          </table:table-cell>
          <table:table-cell table:style-name="ce254" table:formula="of:=([.I21]-[.$I$127])^3" office:value-type="float" office:value="-7925.11725988606" calcext:value-type="float">
            <text:p>-7925,1172598861</text:p>
          </table:table-cell>
          <table:table-cell table:style-name="ce254" table:number-columns-repeated="5"/>
          <table:table-cell table:style-name="ce260"/>
          <table:table-cell table:style-name="ce260" table:formula="of:=([.Q21]-[.$Q$127])^2" office:value-type="float" office:value="388.27364699038" calcext:value-type="float">
            <text:p>388,2736469904</text:p>
          </table:table-cell>
          <table:table-cell table:style-name="ce260" table:formula="of:=([.Q21]-[.$Q$127])^3" office:value-type="float" office:value="-7650.80041051164" calcext:value-type="float">
            <text:p>-7650,800410511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2]-[.$A$127])^2" office:value-type="float" office:value="71.241445150859" calcext:value-type="float">
            <text:p>71,2414451509</text:p>
          </table:table-cell>
          <table:table-cell table:style-name="ce241" table:formula="of:=([.A22]-[.$A$127])^3" office:value-type="float" office:value="-601.31090634441" calcext:value-type="float">
            <text:p>-601,3109063444</text:p>
          </table:table-cell>
          <table:table-cell table:style-name="ce241" table:number-columns-repeated="5"/>
          <table:table-cell table:style-name="ce254"/>
          <table:table-cell table:style-name="ce254" table:formula="of:=([.I22]-[.$I$127])^2" office:value-type="float" office:value="98.7519584196163" calcext:value-type="float">
            <text:p>98,7519584196</text:p>
          </table:table-cell>
          <table:table-cell table:style-name="ce254" table:formula="of:=([.I22]-[.$I$127])^3" office:value-type="float" office:value="-981.33790865589" calcext:value-type="float">
            <text:p>-981,3379086559</text:p>
          </table:table-cell>
          <table:table-cell table:style-name="ce254" table:number-columns-repeated="5"/>
          <table:table-cell table:style-name="ce260"/>
          <table:table-cell table:style-name="ce260" table:formula="of:=([.Q22]-[.$Q$127])^2" office:value-type="float" office:value="94.1804361935536" calcext:value-type="float">
            <text:p>94,1804361936</text:p>
          </table:table-cell>
          <table:table-cell table:style-name="ce260" table:formula="of:=([.Q22]-[.$Q$127])^3" office:value-type="float" office:value="-913.989162752625" calcext:value-type="float">
            <text:p>-913,989162752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3]-[.$A$127])^2" office:value-type="float" office:value="2.43215020433184" calcext:value-type="float">
            <text:p>2,4321502043</text:p>
          </table:table-cell>
          <table:table-cell table:style-name="ce241" table:formula="of:=([.A23]-[.$A$127])^3" office:value-type="float" office:value="3.7930239834529" calcext:value-type="float">
            <text:p>3,7930239835</text:p>
          </table:table-cell>
          <table:table-cell table:style-name="ce241" table:number-columns-repeated="5"/>
          <table:table-cell table:style-name="ce254"/>
          <table:table-cell table:style-name="ce254" table:formula="of:=([.I23]-[.$I$127])^2" office:value-type="float" office:value="0.00391851017085355" calcext:value-type="float">
            <text:p>0,0039185102</text:p>
          </table:table-cell>
          <table:table-cell table:style-name="ce254" table:formula="of:=([.I23]-[.$I$127])^3" office:value-type="float" office:value="0.000245290917417042" calcext:value-type="float">
            <text:p>0,0002452909</text:p>
          </table:table-cell>
          <table:table-cell table:style-name="ce254" table:number-columns-repeated="5"/>
          <table:table-cell table:style-name="ce260"/>
          <table:table-cell table:style-name="ce260" table:formula="of:=([.Q23]-[.$Q$127])^2" office:value-type="float" office:value="0.0872253967268076" calcext:value-type="float">
            <text:p>0,0872253967</text:p>
          </table:table-cell>
          <table:table-cell table:style-name="ce260" table:formula="of:=([.Q23]-[.$Q$127])^3" office:value-type="float" office:value="0.0257611015814201" calcext:value-type="float">
            <text:p>0,025761101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4]-[.$A$127])^2" office:value-type="float" office:value="133.622855257805" calcext:value-type="float">
            <text:p>133,6228552578</text:p>
          </table:table-cell>
          <table:table-cell table:style-name="ce241" table:formula="of:=([.A24]-[.$A$127])^3" office:value-type="float" office:value="1544.6181059155" calcext:value-type="float">
            <text:p>1544,6181059155</text:p>
          </table:table-cell>
          <table:table-cell table:style-name="ce241" table:number-columns-repeated="5"/>
          <table:table-cell table:style-name="ce254"/>
          <table:table-cell table:style-name="ce254" table:formula="of:=([.I24]-[.$I$127])^2" office:value-type="float" office:value="101.255878600725" calcext:value-type="float">
            <text:p>101,2558786007</text:p>
          </table:table-cell>
          <table:table-cell table:style-name="ce254" table:formula="of:=([.I24]-[.$I$127])^3" office:value-type="float" office:value="1018.89720195436" calcext:value-type="float">
            <text:p>1018,8972019544</text:p>
          </table:table-cell>
          <table:table-cell table:style-name="ce254" table:number-columns-repeated="5"/>
          <table:table-cell table:style-name="ce260"/>
          <table:table-cell table:style-name="ce260" table:formula="of:=([.Q24]-[.$Q$127])^2" office:value-type="float" office:value="105.9940145999" calcext:value-type="float">
            <text:p>105,9940145999</text:p>
          </table:table-cell>
          <table:table-cell table:style-name="ce260" table:formula="of:=([.Q24]-[.$Q$127])^3" office:value-type="float" office:value="1091.24436105098" calcext:value-type="float">
            <text:p>1091,24436105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5]-[.$A$127])^2" office:value-type="float" office:value="464.813560311278" calcext:value-type="float">
            <text:p>464,8135603113</text:p>
          </table:table-cell>
          <table:table-cell table:style-name="ce241" table:formula="of:=([.A25]-[.$A$127])^3" office:value-type="float" office:value="10021.1643394517" calcext:value-type="float">
            <text:p>10021,1643394517</text:p>
          </table:table-cell>
          <table:table-cell table:style-name="ce241" table:number-columns-repeated="5"/>
          <table:table-cell table:style-name="ce254"/>
          <table:table-cell table:style-name="ce254" table:formula="of:=([.I25]-[.$I$127])^2" office:value-type="float" office:value="402.50783869128" calcext:value-type="float">
            <text:p>402,5078386913</text:p>
          </table:table-cell>
          <table:table-cell table:style-name="ce254" table:formula="of:=([.I25]-[.$I$127])^3" office:value-type="float" office:value="8075.35296133444" calcext:value-type="float">
            <text:p>8075,3529613345</text:p>
          </table:table-cell>
          <table:table-cell table:style-name="ce254" table:number-columns-repeated="5"/>
          <table:table-cell table:style-name="ce260"/>
          <table:table-cell table:style-name="ce260" table:formula="of:=([.Q25]-[.$Q$127])^2" office:value-type="float" office:value="411.900803803073" calcext:value-type="float">
            <text:p>411,9008038031</text:p>
          </table:table-cell>
          <table:table-cell table:style-name="ce260" table:formula="of:=([.Q25]-[.$Q$127])^3" office:value-type="float" office:value="8359.66663709558" calcext:value-type="float">
            <text:p>8359,666637095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6]-[.$A$127])^2" office:value-type="float" office:value="996.00426536475" calcext:value-type="float">
            <text:p>996,0042653648</text:p>
          </table:table-cell>
          <table:table-cell table:style-name="ce241" table:formula="of:=([.A26]-[.$A$127])^3" office:value-type="float" office:value="31433.4317245921" calcext:value-type="float">
            <text:p>31433,4317245921</text:p>
          </table:table-cell>
          <table:table-cell table:style-name="ce241" table:number-columns-repeated="5"/>
          <table:table-cell table:style-name="ce254"/>
          <table:table-cell table:style-name="ce254" table:formula="of:=([.I26]-[.$I$127])^2" office:value-type="float" office:value="903.759798781835" calcext:value-type="float">
            <text:p>903,7597987818</text:p>
          </table:table-cell>
          <table:table-cell table:style-name="ce254" table:formula="of:=([.I26]-[.$I$127])^3" office:value-type="float" office:value="27169.3675234312" calcext:value-type="float">
            <text:p>27169,3675234312</text:p>
          </table:table-cell>
          <table:table-cell table:style-name="ce254" table:number-columns-repeated="5"/>
          <table:table-cell table:style-name="ce260"/>
          <table:table-cell table:style-name="ce260" table:formula="of:=([.Q26]-[.$Q$127])^2" office:value-type="float" office:value="917.807593006246" calcext:value-type="float">
            <text:p>917,8075930062</text:p>
          </table:table-cell>
          <table:table-cell table:style-name="ce260" table:formula="of:=([.Q26]-[.$Q$127])^3" office:value-type="float" office:value="27805.2925892354" calcext:value-type="float">
            <text:p>27805,292589235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7]-[.$A$127])^2" office:value-type="float" office:value="1727.19497041822" calcext:value-type="float">
            <text:p>1727,1949704182</text:p>
          </table:table-cell>
          <table:table-cell table:style-name="ce241" table:formula="of:=([.A27]-[.$A$127])^3" office:value-type="float" office:value="71781.4202613368" calcext:value-type="float">
            <text:p>71781,4202613368</text:p>
          </table:table-cell>
          <table:table-cell table:style-name="ce241" table:number-columns-repeated="5"/>
          <table:table-cell table:style-name="ce254"/>
          <table:table-cell table:style-name="ce254" table:formula="of:=([.I27]-[.$I$127])^2" office:value-type="float" office:value="1605.01175887239" calcext:value-type="float">
            <text:p>1605,0117588724</text:p>
          </table:table-cell>
          <table:table-cell table:style-name="ce254" table:formula="of:=([.I27]-[.$I$127])^3" office:value-type="float" office:value="64300.9408882445" calcext:value-type="float">
            <text:p>64300,9408882445</text:p>
          </table:table-cell>
          <table:table-cell table:style-name="ce254" table:number-columns-repeated="5"/>
          <table:table-cell table:style-name="ce260"/>
          <table:table-cell table:style-name="ce260" table:formula="of:=([.Q27]-[.$Q$127])^2" office:value-type="float" office:value="1623.71438220942" calcext:value-type="float">
            <text:p>1623,7143822094</text:p>
          </table:table-cell>
          <table:table-cell table:style-name="ce260" table:formula="of:=([.Q27]-[.$Q$127])^3" office:value-type="float" office:value="65428.1222174704" calcext:value-type="float">
            <text:p>65428,1222174704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8]-[.$A$127])^2" office:value-type="float" office:value="2658.3856754717" calcext:value-type="float">
            <text:p>2658,3856754717</text:p>
          </table:table-cell>
          <table:table-cell table:style-name="ce241" table:formula="of:=([.A28]-[.$A$127])^3" office:value-type="float" office:value="137065.129949686" calcext:value-type="float">
            <text:p>137065,129949686</text:p>
          </table:table-cell>
          <table:table-cell table:style-name="ce241" table:number-columns-repeated="5"/>
          <table:table-cell table:style-name="ce254"/>
          <table:table-cell table:style-name="ce254" table:formula="of:=([.I28]-[.$I$127])^2" office:value-type="float" office:value="2506.26371896294" calcext:value-type="float">
            <text:p>2506,263718963</text:p>
          </table:table-cell>
          <table:table-cell table:style-name="ce254" table:formula="of:=([.I28]-[.$I$127])^3" office:value-type="float" office:value="125470.073055775" calcext:value-type="float">
            <text:p>125470,073055775</text:p>
          </table:table-cell>
          <table:table-cell table:style-name="ce254" table:number-columns-repeated="5"/>
          <table:table-cell table:style-name="ce260"/>
          <table:table-cell table:style-name="ce260" table:formula="of:=([.Q28]-[.$Q$127])^2" office:value-type="float" office:value="2529.62117141259" calcext:value-type="float">
            <text:p>2529,6211714126</text:p>
          </table:table-cell>
          <table:table-cell table:style-name="ce260" table:formula="of:=([.Q28]-[.$Q$127])^3" office:value-type="float" office:value="127228.155521801" calcext:value-type="float">
            <text:p>127228,15552180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29]-[.$A$127])^2" office:value-type="float" office:value="3789.57638052517" calcext:value-type="float">
            <text:p>3789,5763805252</text:p>
          </table:table-cell>
          <table:table-cell table:style-name="ce241" table:formula="of:=([.A29]-[.$A$127])^3" office:value-type="float" office:value="233284.560789638" calcext:value-type="float">
            <text:p>233284,560789638</text:p>
          </table:table-cell>
          <table:table-cell table:style-name="ce241" table:number-columns-repeated="5"/>
          <table:table-cell table:style-name="ce254"/>
          <table:table-cell table:style-name="ce254" table:formula="of:=([.I29]-[.$I$127])^2" office:value-type="float" office:value="3607.5156790535" calcext:value-type="float">
            <text:p>3607,5156790535</text:p>
          </table:table-cell>
          <table:table-cell table:style-name="ce254" table:formula="of:=([.I29]-[.$I$127])^3" office:value-type="float" office:value="216676.764026021" calcext:value-type="float">
            <text:p>216676,764026021</text:p>
          </table:table-cell>
          <table:table-cell table:style-name="ce254" table:number-columns-repeated="5"/>
          <table:table-cell table:style-name="ce260"/>
          <table:table-cell table:style-name="ce260" table:formula="of:=([.Q29]-[.$Q$127])^2" office:value-type="float" office:value="3635.52796061577" calcext:value-type="float">
            <text:p>3635,5279606158</text:p>
          </table:table-cell>
          <table:table-cell table:style-name="ce260" table:formula="of:=([.Q29]-[.$Q$127])^3" office:value-type="float" office:value="219205.392502226" calcext:value-type="float">
            <text:p>219205,39250222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0]-[.$A$127])^2" office:value-type="float" office:value="5120.76708557864" calcext:value-type="float">
            <text:p>5120,7670855787</text:p>
          </table:table-cell>
          <table:table-cell table:style-name="ce241" table:formula="of:=([.A30]-[.$A$127])^3" office:value-type="float" office:value="366439.712781196" calcext:value-type="float">
            <text:p>366439,712781196</text:p>
          </table:table-cell>
          <table:table-cell table:style-name="ce241" table:number-columns-repeated="5"/>
          <table:table-cell table:style-name="ce254"/>
          <table:table-cell table:style-name="ce254" table:formula="of:=([.I30]-[.$I$127])^2" office:value-type="float" office:value="4908.76763914405" calcext:value-type="float">
            <text:p>4908,7676391441</text:p>
          </table:table-cell>
          <table:table-cell table:style-name="ce254" table:formula="of:=([.I30]-[.$I$127])^3" office:value-type="float" office:value="343921.013798984" calcext:value-type="float">
            <text:p>343921,013798984</text:p>
          </table:table-cell>
          <table:table-cell table:style-name="ce254" table:number-columns-repeated="5"/>
          <table:table-cell table:style-name="ce260"/>
          <table:table-cell table:style-name="ce260" table:formula="of:=([.Q30]-[.$Q$127])^2" office:value-type="float" office:value="4941.43474981894" calcext:value-type="float">
            <text:p>4941,4347498189</text:p>
          </table:table-cell>
          <table:table-cell table:style-name="ce260" table:formula="of:=([.Q30]-[.$Q$127])^3" office:value-type="float" office:value="347359.833158746" calcext:value-type="float">
            <text:p>347359,83315874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1]-[.$A$127])^2" office:value-type="float" office:value="6651.95779063212" calcext:value-type="float">
            <text:p>6651,9577906321</text:p>
          </table:table-cell>
          <table:table-cell table:style-name="ce241" table:formula="of:=([.A31]-[.$A$127])^3" office:value-type="float" office:value="542530.585924357" calcext:value-type="float">
            <text:p>542530,585924357</text:p>
          </table:table-cell>
          <table:table-cell table:style-name="ce241" table:number-columns-repeated="5"/>
          <table:table-cell table:style-name="ce254"/>
          <table:table-cell table:style-name="ce254" table:formula="of:=([.I31]-[.$I$127])^2" office:value-type="float" office:value="6410.01959923461" calcext:value-type="float">
            <text:p>6410,0195992346</text:p>
          </table:table-cell>
          <table:table-cell table:style-name="ce254" table:formula="of:=([.I31]-[.$I$127])^3" office:value-type="float" office:value="513202.822374664" calcext:value-type="float">
            <text:p>513202,822374664</text:p>
          </table:table-cell>
          <table:table-cell table:style-name="ce254" table:number-columns-repeated="5"/>
          <table:table-cell table:style-name="ce260"/>
          <table:table-cell table:style-name="ce260" table:formula="of:=([.Q31]-[.$Q$127])^2" office:value-type="float" office:value="6447.34153902211" calcext:value-type="float">
            <text:p>6447,3415390221</text:p>
          </table:table-cell>
          <table:table-cell table:style-name="ce260" table:formula="of:=([.Q31]-[.$Q$127])^3" office:value-type="float" office:value="517691.477491362" calcext:value-type="float">
            <text:p>517691,47749136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A32]-[.$A$127])^2" office:value-type="float" office:value="8383.14849568559" calcext:value-type="float">
            <text:p>8383,1484956856</text:p>
          </table:table-cell>
          <table:table-cell table:style-name="ce241" table:formula="of:=([.A32]-[.$A$127])^3" office:value-type="float" office:value="767557.180219123" calcext:value-type="float">
            <text:p>767557,180219123</text:p>
          </table:table-cell>
          <table:table-cell table:style-name="ce241" table:number-columns-repeated="5"/>
          <table:table-cell table:style-name="ce254"/>
          <table:table-cell table:style-name="ce254" table:formula="of:=([.I32]-[.$I$127])^2" office:value-type="float" office:value="8111.27155932516" calcext:value-type="float">
            <text:p>8111,2715593252</text:p>
          </table:table-cell>
          <table:table-cell table:style-name="ce254" table:formula="of:=([.I32]-[.$I$127])^3" office:value-type="float" office:value="730522.189753061" calcext:value-type="float">
            <text:p>730522,189753061</text:p>
          </table:table-cell>
          <table:table-cell table:style-name="ce254" table:number-columns-repeated="5"/>
          <table:table-cell table:style-name="ce260"/>
          <table:table-cell table:style-name="ce260" table:formula="of:=([.Q32]-[.$Q$127])^2" office:value-type="float" office:value="8153.24832822529" calcext:value-type="float">
            <text:p>8153,2483282253</text:p>
          </table:table-cell>
          <table:table-cell table:style-name="ce260" table:formula="of:=([.Q32]-[.$Q$127])^3" office:value-type="float" office:value="736200.325500073" calcext:value-type="float">
            <text:p>736200,32550007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7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241"/>
          <table:covered-table-cell table:number-columns-repeated="8" table:style-name="ce254"/>
          <table:covered-table-cell table:number-columns-repeated="8" table:style-name="ce260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43" office:value-type="string" calcext:value-type="string">
            <text:p>Θmed (º)</text:p>
          </table:table-cell>
          <table:table-cell table:style-name="ce241" office:value-type="string" calcext:value-type="string">
            <text:p>(Θi – Θmed)^2 (º^2)</text:p>
          </table:table-cell>
          <table:table-cell table:style-name="ce241" office:value-type="string" calcext:value-type="string">
            <text:p>(Θi – Θmed)^3 (º^3)</text:p>
          </table:table-cell>
          <table:table-cell table:style-name="ce241" office:value-type="string" calcext:value-type="string">
            <text:p>Var (º^2)</text:p>
          </table:table-cell>
          <table:table-cell table:style-name="ce241" office:value-type="string" calcext:value-type="string">
            <text:p>σ distr (º)</text:p>
          </table:table-cell>
          <table:table-cell table:style-name="ce241" office:value-type="string" calcext:value-type="string">
            <text:p>Sum R_C (s^-1)</text:p>
          </table:table-cell>
          <table:table-cell table:style-name="ce243" office:value-type="string" calcext:value-type="string">
            <text:p>σ Θmed (º)</text:p>
          </table:table-cell>
          <table:table-cell table:style-name="ce243" office:value-type="string" calcext:value-type="string">
            <text:p>Assimetria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241" table:formula="of:=([.E5]-[.$A$148])^2" office:value-type="float" office:value="32993.3727492234" calcext:value-type="float">
            <text:p>32993,3727492234</text:p>
          </table:table-cell>
          <table:table-cell table:style-name="ce241" table:formula="of:=([.E5]-[.$A$148])^3" office:value-type="float" office:value="-5992941.94194692" calcext:value-type="float">
            <text:p>-5992941,94194692</text:p>
          </table:table-cell>
          <table:table-cell table:style-name="ce241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241" table:formula="of:=SQRT([.D148])" office:value-type="float" office:value="130.940069040528" calcext:value-type="float">
            <text:p>130,9400690405</text:p>
          </table:table-cell>
          <table:table-cell table:style-name="ce241" table:formula="of:=SUM([.F5:.F24])" office:value-type="float" office:value="142.768128177183" calcext:value-type="float">
            <text:p>142,7681281772</text:p>
          </table:table-cell>
          <table:table-cell table:style-name="ce241" table:formula="of:=[.E148]/SQRT([.F148])" office:value-type="float" office:value="10.9586468773505" calcext:value-type="float">
            <text:p>10,9586468774</text:p>
          </table:table-cell>
          <table:table-cell table:style-name="ce241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254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254" table:formula="of:=([.M5]-[.$I$148])^2" office:value-type="float" office:value="33420.6265791541" calcext:value-type="float">
            <text:p>33420,6265791541</text:p>
          </table:table-cell>
          <table:table-cell table:style-name="ce254" table:formula="of:=([.M5]-[.$I$148])^3" office:value-type="float" office:value="-6109728.07900376" calcext:value-type="float">
            <text:p>-6109728,07900376</text:p>
          </table:table-cell>
          <table:table-cell table:style-name="ce254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254" table:formula="of:=SQRT([.L148])" office:value-type="float" office:value="109.377681810198" calcext:value-type="float">
            <text:p>109,3776818102</text:p>
          </table:table-cell>
          <table:table-cell table:style-name="ce254" table:formula="of:=SUM([.N5:.N24])" office:value-type="float" office:value="69.1430967401091" calcext:value-type="float">
            <text:p>69,1430967401</text:p>
          </table:table-cell>
          <table:table-cell table:style-name="ce254" table:formula="of:=[.M148]/SQRT([.N148])" office:value-type="float" office:value="13.1538928933746" calcext:value-type="float">
            <text:p>13,1538928934</text:p>
          </table:table-cell>
          <table:table-cell table:style-name="ce254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260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260" table:formula="of:=([.U5]-[.$Q$148])^2" office:value-type="float" office:value="30902.3184282771" calcext:value-type="float">
            <text:p>30902,3184282771</text:p>
          </table:table-cell>
          <table:table-cell table:style-name="ce260" table:formula="of:=([.U5]-[.$Q$148])^3" office:value-type="float" office:value="-5432335.63707129" calcext:value-type="float">
            <text:p>-5432335,63707129</text:p>
          </table:table-cell>
          <table:table-cell table:style-name="ce260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260" table:formula="of:=SQRT([.T148])" office:value-type="float" office:value="101.176560041567" calcext:value-type="float">
            <text:p>101,1765600416</text:p>
          </table:table-cell>
          <table:table-cell table:style-name="ce260" table:formula="of:=SUM([.V5:.V24])" office:value-type="float" office:value="42.3432323611744" calcext:value-type="float">
            <text:p>42,3432323612</text:p>
          </table:table-cell>
          <table:table-cell table:style-name="ce260" table:formula="of:=[.U148]/SQRT([.V148])" office:value-type="float" office:value="15.548478792692" calcext:value-type="float">
            <text:p>15,5484787927</text:p>
          </table:table-cell>
          <table:table-cell table:style-name="ce260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6]-[.$A$148])^2" office:value-type="float" office:value="29460.5571607728" calcext:value-type="float">
            <text:p>29460,5571607728</text:p>
          </table:table-cell>
          <table:table-cell table:style-name="ce241" table:formula="of:=([.E6]-[.$A$148])^3" office:value-type="float" office:value="-5056632.99329698" calcext:value-type="float">
            <text:p>-5056632,99329698</text:p>
          </table:table-cell>
          <table:table-cell table:style-name="ce241" table:number-columns-repeated="5"/>
          <table:table-cell table:style-name="ce254"/>
          <table:table-cell table:style-name="ce254" table:formula="of:=([.M6]-[.$I$148])^2" office:value-type="float" office:value="29864.3647406554" calcext:value-type="float">
            <text:p>29864,3647406554</text:p>
          </table:table-cell>
          <table:table-cell table:style-name="ce254" table:formula="of:=([.M6]-[.$I$148])^3" office:value-type="float" office:value="-5160953.20920662" calcext:value-type="float">
            <text:p>-5160953,20920662</text:p>
          </table:table-cell>
          <table:table-cell table:style-name="ce254" table:number-columns-repeated="5"/>
          <table:table-cell table:style-name="ce260"/>
          <table:table-cell table:style-name="ce260" table:formula="of:=([.U6]-[.$Q$148])^2" office:value-type="float" office:value="27486.5073737249" calcext:value-type="float">
            <text:p>27486,5073737249</text:p>
          </table:table-cell>
          <table:table-cell table:style-name="ce260" table:formula="of:=([.U6]-[.$Q$148])^3" office:value-type="float" office:value="-4557003.25004126" calcext:value-type="float">
            <text:p>-4557003,2500412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7]-[.$A$148])^2" office:value-type="float" office:value="26127.7415723223" calcext:value-type="float">
            <text:p>26127,7415723223</text:p>
          </table:table-cell>
          <table:table-cell table:style-name="ce241" table:formula="of:=([.E7]-[.$A$148])^3" office:value-type="float" office:value="-4223308.51230055" calcext:value-type="float">
            <text:p>-4223308,51230055</text:p>
          </table:table-cell>
          <table:table-cell table:style-name="ce241" table:number-columns-repeated="5"/>
          <table:table-cell table:style-name="ce254"/>
          <table:table-cell table:style-name="ce254" table:formula="of:=([.M7]-[.$I$148])^2" office:value-type="float" office:value="26508.1029021567" calcext:value-type="float">
            <text:p>26508,1029021567</text:p>
          </table:table-cell>
          <table:table-cell table:style-name="ce254" table:formula="of:=([.M7]-[.$I$148])^3" office:value-type="float" office:value="-4315866.19456443" calcext:value-type="float">
            <text:p>-4315866,19456443</text:p>
          </table:table-cell>
          <table:table-cell table:style-name="ce254" table:number-columns-repeated="5"/>
          <table:table-cell table:style-name="ce260"/>
          <table:table-cell table:style-name="ce260" table:formula="of:=([.U7]-[.$Q$148])^2" office:value-type="float" office:value="24270.6963191728" calcext:value-type="float">
            <text:p>24270,6963191728</text:p>
          </table:table-cell>
          <table:table-cell table:style-name="ce260" table:formula="of:=([.U7]-[.$Q$148])^3" office:value-type="float" office:value="-3781145.1946478" calcext:value-type="float">
            <text:p>-3781145,194647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8]-[.$A$148])^2" office:value-type="float" office:value="22994.9259838717" calcext:value-type="float">
            <text:p>22994,9259838717</text:p>
          </table:table-cell>
          <table:table-cell table:style-name="ce241" table:formula="of:=([.E8]-[.$A$148])^3" office:value-type="float" office:value="-3486968.49895764" calcext:value-type="float">
            <text:p>-3486968,49895764</text:p>
          </table:table-cell>
          <table:table-cell table:style-name="ce241" table:number-columns-repeated="5"/>
          <table:table-cell table:style-name="ce254"/>
          <table:table-cell table:style-name="ce254" table:formula="of:=([.M8]-[.$I$148])^2" office:value-type="float" office:value="23351.8410636581" calcext:value-type="float">
            <text:p>23351,8410636581</text:p>
          </table:table-cell>
          <table:table-cell table:style-name="ce254" table:formula="of:=([.M8]-[.$I$148])^3" office:value-type="float" office:value="-3568467.03507721" calcext:value-type="float">
            <text:p>-3568467,03507721</text:p>
          </table:table-cell>
          <table:table-cell table:style-name="ce254" table:number-columns-repeated="5"/>
          <table:table-cell table:style-name="ce260"/>
          <table:table-cell table:style-name="ce260" table:formula="of:=([.U8]-[.$Q$148])^2" office:value-type="float" office:value="21254.8852646207" calcext:value-type="float">
            <text:p>21254,8852646207</text:p>
          </table:table-cell>
          <table:table-cell table:style-name="ce260" table:formula="of:=([.U8]-[.$Q$148])^3" office:value-type="float" office:value="-3098761.47089089" calcext:value-type="float">
            <text:p>-3098761,4708908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9]-[.$A$148])^2" office:value-type="float" office:value="20062.1103954212" calcext:value-type="float">
            <text:p>20062,1103954212</text:p>
          </table:table-cell>
          <table:table-cell table:style-name="ce241" table:formula="of:=([.E9]-[.$A$148])^3" office:value-type="float" office:value="-2841612.95326825" calcext:value-type="float">
            <text:p>-2841612,95326825</text:p>
          </table:table-cell>
          <table:table-cell table:style-name="ce241" table:number-columns-repeated="5"/>
          <table:table-cell table:style-name="ce254"/>
          <table:table-cell table:style-name="ce254" table:formula="of:=([.M9]-[.$I$148])^2" office:value-type="float" office:value="20395.5792251594" calcext:value-type="float">
            <text:p>20395,5792251594</text:p>
          </table:table-cell>
          <table:table-cell table:style-name="ce254" table:formula="of:=([.M9]-[.$I$148])^3" office:value-type="float" office:value="-2912755.73074495" calcext:value-type="float">
            <text:p>-2912755,73074495</text:p>
          </table:table-cell>
          <table:table-cell table:style-name="ce254" table:number-columns-repeated="5"/>
          <table:table-cell table:style-name="ce260"/>
          <table:table-cell table:style-name="ce260" table:formula="of:=([.U9]-[.$Q$148])^2" office:value-type="float" office:value="18439.0742100686" calcext:value-type="float">
            <text:p>18439,0742100686</text:p>
          </table:table-cell>
          <table:table-cell table:style-name="ce260" table:formula="of:=([.U9]-[.$Q$148])^3" office:value-type="float" office:value="-2503852.07877055" calcext:value-type="float">
            <text:p>-2503852,07877055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0]-[.$A$148])^2" office:value-type="float" office:value="17329.2948069706" calcext:value-type="float">
            <text:p>17329,2948069706</text:p>
          </table:table-cell>
          <table:table-cell table:style-name="ce241" table:formula="of:=([.E10]-[.$A$148])^3" office:value-type="float" office:value="-2281241.87523237" calcext:value-type="float">
            <text:p>-2281241,87523237</text:p>
          </table:table-cell>
          <table:table-cell table:style-name="ce241" table:number-columns-repeated="5"/>
          <table:table-cell table:style-name="ce254"/>
          <table:table-cell table:style-name="ce254" table:formula="of:=([.M10]-[.$I$148])^2" office:value-type="float" office:value="17639.3173866608" calcext:value-type="float">
            <text:p>17639,3173866608</text:p>
          </table:table-cell>
          <table:table-cell table:style-name="ce254" table:formula="of:=([.M10]-[.$I$148])^3" office:value-type="float" office:value="-2342732.28156765" calcext:value-type="float">
            <text:p>-2342732,28156765</text:p>
          </table:table-cell>
          <table:table-cell table:style-name="ce254" table:number-columns-repeated="5"/>
          <table:table-cell table:style-name="ce260"/>
          <table:table-cell table:style-name="ce260" table:formula="of:=([.U10]-[.$Q$148])^2" office:value-type="float" office:value="15823.2631555165" calcext:value-type="float">
            <text:p>15823,2631555165</text:p>
          </table:table-cell>
          <table:table-cell table:style-name="ce260" table:formula="of:=([.U10]-[.$Q$148])^3" office:value-type="float" office:value="-1990417.01828678" calcext:value-type="float">
            <text:p>-1990417,01828678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1]-[.$A$148])^2" office:value-type="float" office:value="14796.4792185201" calcext:value-type="float">
            <text:p>14796,4792185201</text:p>
          </table:table-cell>
          <table:table-cell table:style-name="ce241" table:formula="of:=([.E11]-[.$A$148])^3" office:value-type="float" office:value="-1799855.26485001" calcext:value-type="float">
            <text:p>-1799855,26485001</text:p>
          </table:table-cell>
          <table:table-cell table:style-name="ce241" table:number-columns-repeated="5"/>
          <table:table-cell table:style-name="ce254"/>
          <table:table-cell table:style-name="ce254" table:formula="of:=([.M11]-[.$I$148])^2" office:value-type="float" office:value="15083.0555481621" calcext:value-type="float">
            <text:p>15083,0555481621</text:p>
          </table:table-cell>
          <table:table-cell table:style-name="ce254" table:formula="of:=([.M11]-[.$I$148])^3" office:value-type="float" office:value="-1852396.6875453" calcext:value-type="float">
            <text:p>-1852396,6875453</text:p>
          </table:table-cell>
          <table:table-cell table:style-name="ce254" table:number-columns-repeated="5"/>
          <table:table-cell table:style-name="ce260"/>
          <table:table-cell table:style-name="ce260" table:formula="of:=([.U11]-[.$Q$148])^2" office:value-type="float" office:value="13407.4521009644" calcext:value-type="float">
            <text:p>13407,4521009644</text:p>
          </table:table-cell>
          <table:table-cell table:style-name="ce260" table:formula="of:=([.U11]-[.$Q$148])^3" office:value-type="float" office:value="-1552456.28943956" calcext:value-type="float">
            <text:p>-1552456,2894395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2]-[.$A$148])^2" office:value-type="float" office:value="12463.6636300695" calcext:value-type="float">
            <text:p>12463,6636300695</text:p>
          </table:table-cell>
          <table:table-cell table:style-name="ce241" table:formula="of:=([.E12]-[.$A$148])^3" office:value-type="float" office:value="-1391453.12212117" calcext:value-type="float">
            <text:p>-1391453,12212117</text:p>
          </table:table-cell>
          <table:table-cell table:style-name="ce241" table:number-columns-repeated="5"/>
          <table:table-cell table:style-name="ce254"/>
          <table:table-cell table:style-name="ce254" table:formula="of:=([.M12]-[.$I$148])^2" office:value-type="float" office:value="12726.7937096634" calcext:value-type="float">
            <text:p>12726,7937096634</text:p>
          </table:table-cell>
          <table:table-cell table:style-name="ce254" table:formula="of:=([.M12]-[.$I$148])^3" office:value-type="float" office:value="-1435748.94867792" calcext:value-type="float">
            <text:p>-1435748,94867792</text:p>
          </table:table-cell>
          <table:table-cell table:style-name="ce254" table:number-columns-repeated="5"/>
          <table:table-cell table:style-name="ce260"/>
          <table:table-cell table:style-name="ce260" table:formula="of:=([.U12]-[.$Q$148])^2" office:value-type="float" office:value="11191.6410464123" calcext:value-type="float">
            <text:p>11191,6410464123</text:p>
          </table:table-cell>
          <table:table-cell table:style-name="ce260" table:formula="of:=([.U12]-[.$Q$148])^3" office:value-type="float" office:value="-1183969.89222891" calcext:value-type="float">
            <text:p>-1183969,8922289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3]-[.$A$148])^2" office:value-type="float" office:value="10330.8480416189" calcext:value-type="float">
            <text:p>10330,8480416189</text:p>
          </table:table-cell>
          <table:table-cell table:style-name="ce241" table:formula="of:=([.E13]-[.$A$148])^3" office:value-type="float" office:value="-1050035.44704584" calcext:value-type="float">
            <text:p>-1050035,44704584</text:p>
          </table:table-cell>
          <table:table-cell table:style-name="ce241" table:number-columns-repeated="5"/>
          <table:table-cell table:style-name="ce254"/>
          <table:table-cell table:style-name="ce254" table:formula="of:=([.M13]-[.$I$148])^2" office:value-type="float" office:value="10570.5318711648" calcext:value-type="float">
            <text:p>10570,5318711648</text:p>
          </table:table-cell>
          <table:table-cell table:style-name="ce254" table:formula="of:=([.M13]-[.$I$148])^3" office:value-type="float" office:value="-1086789.0649655" calcext:value-type="float">
            <text:p>-1086789,0649655</text:p>
          </table:table-cell>
          <table:table-cell table:style-name="ce254" table:number-columns-repeated="5"/>
          <table:table-cell table:style-name="ce260"/>
          <table:table-cell table:style-name="ce260" table:formula="of:=([.U13]-[.$Q$148])^2" office:value-type="float" office:value="9175.82999186018" calcext:value-type="float">
            <text:p>9175,8299918602</text:p>
          </table:table-cell>
          <table:table-cell table:style-name="ce260" table:formula="of:=([.U13]-[.$Q$148])^3" office:value-type="float" office:value="-878957.826654826" calcext:value-type="float">
            <text:p>-878957,82665482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4]-[.$A$148])^2" office:value-type="float" office:value="8398.03245316839" calcext:value-type="float">
            <text:p>8398,0324531684</text:p>
          </table:table-cell>
          <table:table-cell table:style-name="ce241" table:formula="of:=([.E14]-[.$A$148])^3" office:value-type="float" office:value="-769602.239624034" calcext:value-type="float">
            <text:p>-769602,239624034</text:p>
          </table:table-cell>
          <table:table-cell table:style-name="ce241" table:number-columns-repeated="5"/>
          <table:table-cell table:style-name="ce254"/>
          <table:table-cell table:style-name="ce254" table:formula="of:=([.M14]-[.$I$148])^2" office:value-type="float" office:value="8614.2700326661" calcext:value-type="float">
            <text:p>8614,2700326661</text:p>
          </table:table-cell>
          <table:table-cell table:style-name="ce254" table:formula="of:=([.M14]-[.$I$148])^3" office:value-type="float" office:value="-799517.036408036" calcext:value-type="float">
            <text:p>-799517,036408036</text:p>
          </table:table-cell>
          <table:table-cell table:style-name="ce254" table:number-columns-repeated="5"/>
          <table:table-cell table:style-name="ce260"/>
          <table:table-cell table:style-name="ce260" table:formula="of:=([.U14]-[.$Q$148])^2" office:value-type="float" office:value="7360.01893730807" calcext:value-type="float">
            <text:p>7360,0189373081</text:p>
          </table:table-cell>
          <table:table-cell table:style-name="ce260" table:formula="of:=([.U14]-[.$Q$148])^3" office:value-type="float" office:value="-631420.092717303" calcext:value-type="float">
            <text:p>-631420,092717303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3"/>
          <table:table-cell table:style-name="ce241" table:formula="of:=([.E15]-[.$A$148])^2" office:value-type="float" office:value="7807.35186105839" calcext:value-type="float">
            <text:p>7807,3518610584</text:p>
          </table:table-cell>
          <table:table-cell table:style-name="ce241" table:formula="of:=([.E15]-[.$A$148])^3" office:value-type="float" office:value="689851.525217197" calcext:value-type="float">
            <text:p>689851,525217197</text:p>
          </table:table-cell>
          <table:table-cell table:style-name="ce241"/>
          <table:table-cell table:style-name="ce243" table:number-columns-repeated="2"/>
          <table:table-cell table:style-name="ce241" table:number-columns-repeated="2"/>
          <table:table-cell table:style-name="ce255"/>
          <table:table-cell table:style-name="ce254" table:formula="of:=([.M15]-[.$I$148])^2" office:value-type="float" office:value="7601.55693969015" calcext:value-type="float">
            <text:p>7601,5569396902</text:p>
          </table:table-cell>
          <table:table-cell table:style-name="ce254" table:formula="of:=([.M15]-[.$I$148])^3" office:value-type="float" office:value="662756.246128151" calcext:value-type="float">
            <text:p>662756,246128151</text:p>
          </table:table-cell>
          <table:table-cell table:style-name="ce254"/>
          <table:table-cell table:style-name="ce255" table:number-columns-repeated="2"/>
          <table:table-cell table:style-name="ce254" table:number-columns-repeated="2"/>
          <table:table-cell table:style-name="ce261"/>
          <table:table-cell table:style-name="ce260" table:formula="of:=([.U15]-[.$Q$148])^2" office:value-type="float" office:value="8875.41995537008" calcext:value-type="float">
            <text:p>8875,4199553701</text:p>
          </table:table-cell>
          <table:table-cell table:style-name="ce260" table:formula="of:=([.U15]-[.$Q$148])^3" office:value-type="float" office:value="836148.408305795" calcext:value-type="float">
            <text:p>836148,408305795</text:p>
          </table:table-cell>
          <table:table-cell table:style-name="ce260"/>
          <table:table-cell table:style-name="ce261" table:number-columns-repeated="2"/>
          <table:table-cell table:style-name="ce260" table:number-columns-repeated="2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6]-[.$A$148])^2" office:value-type="float" office:value="9674.53627260784" calcext:value-type="float">
            <text:p>9674,5362726078</text:p>
          </table:table-cell>
          <table:table-cell table:style-name="ce241" table:formula="of:=([.E16]-[.$A$148])^3" office:value-type="float" office:value="951579.84722219" calcext:value-type="float">
            <text:p>951579,84722219</text:p>
          </table:table-cell>
          <table:table-cell table:style-name="ce241" table:number-columns-repeated="5"/>
          <table:table-cell table:style-name="ce254"/>
          <table:table-cell table:style-name="ce254" table:formula="of:=([.M16]-[.$I$148])^2" office:value-type="float" office:value="9445.29510119149" calcext:value-type="float">
            <text:p>9445,2951011915</text:p>
          </table:table-cell>
          <table:table-cell table:style-name="ce254" table:formula="of:=([.M16]-[.$I$148])^3" office:value-type="float" office:value="917959.026741376" calcext:value-type="float">
            <text:p>917959,026741376</text:p>
          </table:table-cell>
          <table:table-cell table:style-name="ce254" table:number-columns-repeated="5"/>
          <table:table-cell table:style-name="ce260"/>
          <table:table-cell table:style-name="ce260" table:formula="of:=([.U16]-[.$Q$148])^2" office:value-type="float" office:value="10859.608900818" calcext:value-type="float">
            <text:p>10859,608900818</text:p>
          </table:table-cell>
          <table:table-cell table:style-name="ce260" table:formula="of:=([.U16]-[.$Q$148])^3" office:value-type="float" office:value="1131673.84114862" calcext:value-type="float">
            <text:p>1131673,84114862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7]-[.$A$148])^2" office:value-type="float" office:value="11741.7206841573" calcext:value-type="float">
            <text:p>11741,7206841573</text:p>
          </table:table-cell>
          <table:table-cell table:style-name="ce241" table:formula="of:=([.E17]-[.$A$148])^3" office:value-type="float" office:value="1272323.70157367" calcext:value-type="float">
            <text:p>1272323,70157367</text:p>
          </table:table-cell>
          <table:table-cell table:style-name="ce241" table:number-columns-repeated="5"/>
          <table:table-cell table:style-name="ce254"/>
          <table:table-cell table:style-name="ce254" table:formula="of:=([.M17]-[.$I$148])^2" office:value-type="float" office:value="11489.0332626928" calcext:value-type="float">
            <text:p>11489,0332626928</text:p>
          </table:table-cell>
          <table:table-cell table:style-name="ce254" table:formula="of:=([.M17]-[.$I$148])^3" office:value-type="float" office:value="1231473.95219964" calcext:value-type="float">
            <text:p>1231473,95219964</text:p>
          </table:table-cell>
          <table:table-cell table:style-name="ce254" table:number-columns-repeated="5"/>
          <table:table-cell table:style-name="ce260"/>
          <table:table-cell table:style-name="ce260" table:formula="of:=([.U17]-[.$Q$148])^2" office:value-type="float" office:value="13043.7978462659" calcext:value-type="float">
            <text:p>13043,7978462659</text:p>
          </table:table-cell>
          <table:table-cell table:style-name="ce260" table:formula="of:=([.U17]-[.$Q$148])^3" office:value-type="float" office:value="1489724.94235487" calcext:value-type="float">
            <text:p>1489724,9423548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8]-[.$A$148])^2" office:value-type="float" office:value="14008.9050957067" calcext:value-type="float">
            <text:p>14008,9050957067</text:p>
          </table:table-cell>
          <table:table-cell table:style-name="ce241" table:formula="of:=([.E18]-[.$A$148])^3" office:value-type="float" office:value="1658083.08827163" calcext:value-type="float">
            <text:p>1658083,08827163</text:p>
          </table:table-cell>
          <table:table-cell table:style-name="ce241" table:number-columns-repeated="5"/>
          <table:table-cell table:style-name="ce254"/>
          <table:table-cell table:style-name="ce254" table:formula="of:=([.M18]-[.$I$148])^2" office:value-type="float" office:value="13732.7714241942" calcext:value-type="float">
            <text:p>13732,7714241942</text:p>
          </table:table-cell>
          <table:table-cell table:style-name="ce254" table:formula="of:=([.M18]-[.$I$148])^3" office:value-type="float" office:value="1609301.02250295" calcext:value-type="float">
            <text:p>1609301,02250295</text:p>
          </table:table-cell>
          <table:table-cell table:style-name="ce254" table:number-columns-repeated="5"/>
          <table:table-cell table:style-name="ce260"/>
          <table:table-cell table:style-name="ce260" table:formula="of:=([.U18]-[.$Q$148])^2" office:value-type="float" office:value="15427.9867917137" calcext:value-type="float">
            <text:p>15427,9867917137</text:p>
          </table:table-cell>
          <table:table-cell table:style-name="ce260" table:formula="of:=([.U18]-[.$Q$148])^3" office:value-type="float" office:value="1916301.71192457" calcext:value-type="float">
            <text:p>1916301,7119245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19]-[.$A$148])^2" office:value-type="float" office:value="16476.0895072562" calcext:value-type="float">
            <text:p>16476,0895072562</text:p>
          </table:table-cell>
          <table:table-cell table:style-name="ce241" table:formula="of:=([.E19]-[.$A$148])^3" office:value-type="float" office:value="2114858.00731607" calcext:value-type="float">
            <text:p>2114858,00731607</text:p>
          </table:table-cell>
          <table:table-cell table:style-name="ce241" table:number-columns-repeated="5"/>
          <table:table-cell table:style-name="ce254"/>
          <table:table-cell table:style-name="ce254" table:formula="of:=([.M19]-[.$I$148])^2" office:value-type="float" office:value="16176.5095856955" calcext:value-type="float">
            <text:p>16176,5095856955</text:p>
          </table:table-cell>
          <table:table-cell table:style-name="ce254" table:formula="of:=([.M19]-[.$I$148])^3" office:value-type="float" office:value="2057440.23765129" calcext:value-type="float">
            <text:p>2057440,23765129</text:p>
          </table:table-cell>
          <table:table-cell table:style-name="ce254" table:number-columns-repeated="5"/>
          <table:table-cell table:style-name="ce260"/>
          <table:table-cell table:style-name="ce260" table:formula="of:=([.U19]-[.$Q$148])^2" office:value-type="float" office:value="18012.1757371616" calcext:value-type="float">
            <text:p>18012,1757371616</text:p>
          </table:table-cell>
          <table:table-cell table:style-name="ce260" table:formula="of:=([.U19]-[.$Q$148])^3" office:value-type="float" office:value="2417404.1498577" calcext:value-type="float">
            <text:p>2417404,149857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20]-[.$A$148])^2" office:value-type="float" office:value="19143.2739188056" calcext:value-type="float">
            <text:p>19143,2739188056</text:p>
          </table:table-cell>
          <table:table-cell table:style-name="ce241" table:formula="of:=([.E20]-[.$A$148])^3" office:value-type="float" office:value="2648648.458707" calcext:value-type="float">
            <text:p>2648648,458707</text:p>
          </table:table-cell>
          <table:table-cell table:style-name="ce241" table:number-columns-repeated="5"/>
          <table:table-cell table:style-name="ce254"/>
          <table:table-cell table:style-name="ce254" table:formula="of:=([.M20]-[.$I$148])^2" office:value-type="float" office:value="18820.2477471968" calcext:value-type="float">
            <text:p>18820,2477471968</text:p>
          </table:table-cell>
          <table:table-cell table:style-name="ce254" table:formula="of:=([.M20]-[.$I$148])^3" office:value-type="float" office:value="2581891.59764468" calcext:value-type="float">
            <text:p>2581891,59764468</text:p>
          </table:table-cell>
          <table:table-cell table:style-name="ce254" table:number-columns-repeated="5"/>
          <table:table-cell table:style-name="ce260"/>
          <table:table-cell table:style-name="ce260" table:formula="of:=([.U20]-[.$Q$148])^2" office:value-type="float" office:value="20796.3646826095" calcext:value-type="float">
            <text:p>20796,3646826095</text:p>
          </table:table-cell>
          <table:table-cell table:style-name="ce260" table:formula="of:=([.U20]-[.$Q$148])^3" office:value-type="float" office:value="2999032.25615426" calcext:value-type="float">
            <text:p>2999032,25615426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21]-[.$A$148])^2" office:value-type="float" office:value="22010.4583303551" calcext:value-type="float">
            <text:p>22010,4583303551</text:p>
          </table:table-cell>
          <table:table-cell table:style-name="ce241" table:formula="of:=([.E21]-[.$A$148])^3" office:value-type="float" office:value="3265454.44244441" calcext:value-type="float">
            <text:p>3265454,44244441</text:p>
          </table:table-cell>
          <table:table-cell table:style-name="ce241" table:number-columns-repeated="5"/>
          <table:table-cell table:style-name="ce254"/>
          <table:table-cell table:style-name="ce254" table:formula="of:=([.M21]-[.$I$148])^2" office:value-type="float" office:value="21663.9859086982" calcext:value-type="float">
            <text:p>21663,9859086982</text:p>
          </table:table-cell>
          <table:table-cell table:style-name="ce254" table:formula="of:=([.M21]-[.$I$148])^3" office:value-type="float" office:value="3188655.1024831" calcext:value-type="float">
            <text:p>3188655,1024831</text:p>
          </table:table-cell>
          <table:table-cell table:style-name="ce254" table:number-columns-repeated="5"/>
          <table:table-cell table:style-name="ce260"/>
          <table:table-cell table:style-name="ce260" table:formula="of:=([.U21]-[.$Q$148])^2" office:value-type="float" office:value="23780.5536280574" calcext:value-type="float">
            <text:p>23780,5536280574</text:p>
          </table:table-cell>
          <table:table-cell table:style-name="ce260" table:formula="of:=([.U21]-[.$Q$148])^3" office:value-type="float" office:value="3667186.03081427" calcext:value-type="float">
            <text:p>3667186,03081427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22]-[.$A$148])^2" office:value-type="float" office:value="25077.6427419045" calcext:value-type="float">
            <text:p>25077,6427419045</text:p>
          </table:table-cell>
          <table:table-cell table:style-name="ce241" table:formula="of:=([.E22]-[.$A$148])^3" office:value-type="float" office:value="3971275.9585283" calcext:value-type="float">
            <text:p>3971275,9585283</text:p>
          </table:table-cell>
          <table:table-cell table:style-name="ce241" table:number-columns-repeated="5"/>
          <table:table-cell table:style-name="ce254"/>
          <table:table-cell table:style-name="ce254" table:formula="of:=([.M22]-[.$I$148])^2" office:value-type="float" office:value="24707.7240701995" calcext:value-type="float">
            <text:p>24707,7240701995</text:p>
          </table:table-cell>
          <table:table-cell table:style-name="ce254" table:formula="of:=([.M22]-[.$I$148])^3" office:value-type="float" office:value="3883730.75216656" calcext:value-type="float">
            <text:p>3883730,75216656</text:p>
          </table:table-cell>
          <table:table-cell table:style-name="ce254" table:number-columns-repeated="5"/>
          <table:table-cell table:style-name="ce260"/>
          <table:table-cell table:style-name="ce260" table:formula="of:=([.U22]-[.$Q$148])^2" office:value-type="float" office:value="26964.7425735053" calcext:value-type="float">
            <text:p>26964,7425735053</text:p>
          </table:table-cell>
          <table:table-cell table:style-name="ce260" table:formula="of:=([.U22]-[.$Q$148])^3" office:value-type="float" office:value="4427865.47383771" calcext:value-type="float">
            <text:p>4427865,47383771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23]-[.$A$148])^2" office:value-type="float" office:value="28344.8271534539" calcext:value-type="float">
            <text:p>28344,8271534539</text:p>
          </table:table-cell>
          <table:table-cell table:style-name="ce241" table:formula="of:=([.E23]-[.$A$148])^3" office:value-type="float" office:value="4772113.00695868" calcext:value-type="float">
            <text:p>4772113,00695868</text:p>
          </table:table-cell>
          <table:table-cell table:style-name="ce241" table:number-columns-repeated="5"/>
          <table:table-cell table:style-name="ce254"/>
          <table:table-cell table:style-name="ce254" table:formula="of:=([.M23]-[.$I$148])^2" office:value-type="float" office:value="27951.4622317008" calcext:value-type="float">
            <text:p>27951,4622317008</text:p>
          </table:table-cell>
          <table:table-cell table:style-name="ce254" table:formula="of:=([.M23]-[.$I$148])^3" office:value-type="float" office:value="4673118.54669507" calcext:value-type="float">
            <text:p>4673118,54669507</text:p>
          </table:table-cell>
          <table:table-cell table:style-name="ce254" table:number-columns-repeated="5"/>
          <table:table-cell table:style-name="ce260"/>
          <table:table-cell table:style-name="ce260" table:formula="of:=([.U23]-[.$Q$148])^2" office:value-type="float" office:value="30348.9315189532" calcext:value-type="float">
            <text:p>30348,9315189532</text:p>
          </table:table-cell>
          <table:table-cell table:style-name="ce260" table:formula="of:=([.U23]-[.$Q$148])^3" office:value-type="float" office:value="5287070.58522459" calcext:value-type="float">
            <text:p>5287070,5852245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ce241"/>
          <table:table-cell table:style-name="ce241" table:formula="of:=([.E24]-[.$A$148])^2" office:value-type="float" office:value="31812.0115650034" calcext:value-type="float">
            <text:p>31812,0115650034</text:p>
          </table:table-cell>
          <table:table-cell table:style-name="ce241" table:formula="of:=([.E24]-[.$A$148])^3" office:value-type="float" office:value="5673965.58773554" calcext:value-type="float">
            <text:p>5673965,58773554</text:p>
          </table:table-cell>
          <table:table-cell table:style-name="ce241" table:number-columns-repeated="5"/>
          <table:table-cell table:style-name="ce254"/>
          <table:table-cell table:style-name="ce254" table:formula="of:=([.M24]-[.$I$148])^2" office:value-type="float" office:value="31395.2003932022" calcext:value-type="float">
            <text:p>31395,2003932022</text:p>
          </table:table-cell>
          <table:table-cell table:style-name="ce254" table:formula="of:=([.M24]-[.$I$148])^3" office:value-type="float" office:value="5562818.48606862" calcext:value-type="float">
            <text:p>5562818,48606862</text:p>
          </table:table-cell>
          <table:table-cell table:style-name="ce254" table:number-columns-repeated="5"/>
          <table:table-cell table:style-name="ce260"/>
          <table:table-cell table:style-name="ce260" table:formula="of:=([.U24]-[.$Q$148])^2" office:value-type="float" office:value="33933.1204644011" calcext:value-type="float">
            <text:p>33933,1204644011</text:p>
          </table:table-cell>
          <table:table-cell table:style-name="ce260" table:formula="of:=([.U24]-[.$Q$148])^3" office:value-type="float" office:value="6250801.3649749" calcext:value-type="float">
            <text:p>6250801,3649749</text:p>
          </table:table-cell>
          <table:table-cell table:style-name="ce260" table:number-columns-repeated="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>
          <table:table-cell table:style-name="Default" table:number-columns-repeated="5"/>
          <table:table-cell table:style-name="ce252" table:number-columns-repeated="4"/>
          <table:table-cell table:style-name="ce208" table:number-columns-repeated="1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 table:number-rows-repeated="137">
          <table:table-cell table:style-name="Default" table:number-columns-repeated="6"/>
          <table:table-cell table:style-name="ce252" table:number-columns-repeated="3"/>
          <table:table-cell table:style-name="ce208" table:number-columns-repeated="15"/>
          <table:table-cell table:style-name="ce252"/>
          <table:table-cell table:style-name="ce248" table:number-columns-repeated="9"/>
          <table:table-cell table:number-columns-repeated="990"/>
        </table:table-row>
        <table:table-row table:style-name="ro1" table:number-rows-repeated="180">
          <table:table-cell table:style-name="Default" table:number-columns-repeated="6"/>
          <table:table-cell table:style-name="ce252" table:number-columns-repeated="3"/>
          <table:table-cell table:style-name="ce208" table:number-columns-repeated="16"/>
          <table:table-cell table:number-columns-repeated="999"/>
        </table:table-row>
        <table:table-row table:style-name="ro1" table:number-rows-repeated="9">
          <table:table-cell table:style-name="Default" table:number-columns-repeated="6"/>
          <table:table-cell table:style-name="ce248" table:number-columns-repeated="3"/>
          <table:table-cell table:number-columns-repeated="1015"/>
        </table:table-row>
        <table:table-row table:style-name="ro1" table:number-rows-repeated="54">
          <table:table-cell table:style-name="ce248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5" table:default-cell-style-name="ce157"/>
        <table:table-column table:style-name="co40" table:default-cell-style-name="ce162"/>
        <table:table-column table:style-name="co46" table:default-cell-style-name="ce167"/>
        <table:table-column table:style-name="co46" table:number-columns-repeated="22" table:default-cell-style-name="ce171"/>
        <table:table-column table:style-name="co46" table:default-cell-style-name="ce176"/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8" office:value-type="string" calcext:value-type="string" table:number-columns-spanned="10" table:number-rows-spanned="1">
            <text:p>TABELA 9</text:p>
          </table:table-cell>
          <table:covered-table-cell table:number-columns-repeated="9" table:style-name="Default"/>
          <table:table-cell table:style-name="ce173" table:number-columns-repeated="15"/>
        </table:table-row>
        <table:table-row table:style-name="ro1">
          <table:table-cell table:style-name="Default"/>
          <table:table-cell table:style-name="ce159" office:value-type="string" calcext:value-type="string" table:number-columns-spanned="7" table:number-rows-spanned="1">
            <text:p>Todas as entradas da matriz são RC com unidades s⁻¹</text:p>
          </table:table-cell>
          <table:covered-table-cell table:number-columns-repeated="6" table:style-name="Default"/>
          <table:table-cell table:style-name="Default" table:number-columns-repeated="18"/>
        </table:table-row>
        <table:table-row table:style-name="ro1">
          <table:table-cell/>
          <table:table-cell table:style-name="ce160" office:value-type="string" calcext:value-type="string" table:number-columns-spanned="1" table:number-rows-spanned="2">
            <text:p>θ (º)</text:p>
          </table:table-cell>
          <table:table-cell table:style-name="ce164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64"/>
        </table:table-row>
        <table:table-row table:style-name="ro1">
          <table:table-cell/>
          <table:covered-table-cell table:style-name="ce160"/>
          <table:table-cell table:style-name="ce165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office:value-type="float" office:value="60" calcext:value-type="float">
            <text:p>60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05" calcext:value-type="float">
            <text:p>105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35" calcext:value-type="float">
            <text:p>135</text:p>
          </table:table-cell>
          <table:table-cell table:style-name="ce169" office:value-type="float" office:value="150" calcext:value-type="float">
            <text:p>150</text:p>
          </table:table-cell>
          <table:table-cell table:style-name="ce169" office:value-type="float" office:value="165" calcext:value-type="float">
            <text:p>165</text:p>
          </table:table-cell>
          <table:table-cell table:style-name="ce169" office:value-type="float" office:value="180" calcext:value-type="float">
            <text:p>180</text:p>
          </table:table-cell>
          <table:table-cell table:style-name="ce169" office:value-type="float" office:value="195" calcext:value-type="float">
            <text:p>195</text:p>
          </table:table-cell>
          <table:table-cell table:style-name="ce169" office:value-type="float" office:value="210" calcext:value-type="float">
            <text:p>210</text:p>
          </table:table-cell>
          <table:table-cell table:style-name="ce169" office:value-type="float" office:value="225" calcext:value-type="float">
            <text:p>225</text:p>
          </table:table-cell>
          <table:table-cell table:style-name="ce169" office:value-type="float" office:value="240" calcext:value-type="float">
            <text:p>240</text:p>
          </table:table-cell>
          <table:table-cell table:style-name="ce169" office:value-type="float" office:value="255" calcext:value-type="float">
            <text:p>255</text:p>
          </table:table-cell>
          <table:table-cell table:style-name="ce169" office:value-type="float" office:value="270" calcext:value-type="float">
            <text:p>270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300" calcext:value-type="float">
            <text:p>300</text:p>
          </table:table-cell>
          <table:table-cell table:style-name="ce169" office:value-type="float" office:value="315" calcext:value-type="float">
            <text:p>315</text:p>
          </table:table-cell>
          <table:table-cell table:style-name="ce169" office:value-type="float" office:value="330" calcext:value-type="float">
            <text:p>330</text:p>
          </table:table-cell>
          <table:table-cell table:style-name="ce174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61" office:value-type="float" office:value="-30" calcext:value-type="float">
            <text:p>-30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5" table:style-name="ce170" office:value-type="float" office:value="0.02" calcext:value-type="float">
            <text:p>0,02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" calcext:value-type="float">
            <text:p>0,000</text:p>
          </table:table-cell>
          <table:table-cell table:number-columns-repeated="2" table:style-name="ce170" office:value-type="float" office:value="0.02" calcext:value-type="float">
            <text:p>0,020</text:p>
          </table:table-cell>
          <table:table-cell table:style-name="ce170" office:value-type="float" office:value="0.2" calcext:value-type="float">
            <text:p>0,200</text:p>
          </table:table-cell>
          <table:table-cell table:style-name="ce170" office:value-type="float" office:value="0.04" calcext:value-type="float">
            <text:p>0,040</text:p>
          </table:table-cell>
          <table:table-cell table:style-name="ce170" office:value-type="float" office:value="0.12" calcext:value-type="float">
            <text:p>0,120</text:p>
          </table:table-cell>
          <table:table-cell table:style-name="ce170" office:value-type="float" office:value="0.06" calcext:value-type="float">
            <text:p>0,060</text:p>
          </table:table-cell>
          <table:table-cell table:style-name="ce170" office:value-type="float" office:value="0.26" calcext:value-type="float">
            <text:p>0,260</text:p>
          </table:table-cell>
          <table:table-cell table:style-name="ce170" office:value-type="float" office:value="0.06" calcext:value-type="float">
            <text:p>0,060</text:p>
          </table:table-cell>
          <table:table-cell table:number-columns-repeated="2" table:style-name="ce170" office:value-type="float" office:value="0.025" calcext:value-type="float">
            <text:p>0,025</text:p>
          </table:table-cell>
          <table:table-cell table:style-name="ce170" office:value-type="float" office:value="0.05" calcext:value-type="float">
            <text:p>0,050</text:p>
          </table:table-cell>
          <table:table-cell table:number-columns-repeated="4" table:style-name="ce170" office:value-type="float" office:value="0.0333333333333333" calcext:value-type="float">
            <text:p>0,033</text:p>
          </table:table-cell>
          <table:table-cell table:style-name="ce175" office:value-type="float" office:value="0" calcext:value-type="float">
            <text:p>0,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</table:table-row>
        <table:table-row table:style-name="ro1">
          <table:table-cell/>
          <table:table-cell table:style-name="ce163" office:value-type="float" office:value="30" calcext:value-type="float">
            <text:p>30</text:p>
          </table:table-cell>
          <table:table-cell table:style-name="ce168" office:value-type="float" office:value="0.24" calcext:value-type="float">
            <text:p>0,240</text:p>
          </table:table-cell>
          <table:table-cell table:style-name="ce172" office:value-type="float" office:value="0.06" calcext:value-type="float">
            <text:p>0,060</text:p>
          </table:table-cell>
          <table:table-cell table:style-name="ce172" office:value-type="float" office:value="0.08" calcext:value-type="float">
            <text:p>0,08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4" calcext:value-type="float">
            <text:p>0,04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" calcext:value-type="float">
            <text:p>0,000</text:p>
          </table:table-cell>
          <table:table-cell table:style-name="ce172" office:value-type="float" office:value="0.02" calcext:value-type="float">
            <text:p>0,020</text:p>
          </table:table-cell>
          <table:table-cell table:number-columns-repeated="3" table:style-name="ce172" office:value-type="float" office:value="0" calcext:value-type="float">
            <text:p>0,000</text:p>
          </table:table-cell>
          <table:table-cell table:number-columns-repeated="2" table:style-name="ce172" office:value-type="float" office:value="0.02" calcext:value-type="float">
            <text:p>0,020</text:p>
          </table:table-cell>
          <table:table-cell table:style-name="ce172" office:value-type="float" office:value="0.04" calcext:value-type="float">
            <text:p>0,040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05" calcext:value-type="float">
            <text:p>0,050</text:p>
          </table:table-cell>
          <table:table-cell table:style-name="ce172" office:value-type="float" office:value="0.025" calcext:value-type="float">
            <text:p>0,025</text:p>
          </table:table-cell>
          <table:table-cell table:number-columns-repeated="2" table:style-name="ce172" office:value-type="float" office:value="0.0333333333333333" calcext:value-type="float">
            <text:p>0,033</text:p>
          </table:table-cell>
          <table:table-cell table:style-name="ce172" office:value-type="float" office:value="0.1" calcext:value-type="float">
            <text:p>0,100</text:p>
          </table:table-cell>
          <table:table-cell table:style-name="ce172" office:value-type="float" office:value="0.166666666666667" calcext:value-type="float">
            <text:p>0,167</text:p>
          </table:table-cell>
          <table:table-cell table:style-name="ce177" office:value-type="float" office:value="0.3" calcext:value-type="float">
            <text:p>0,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59" table:number-columns-spanned="7" table:number-rows-spanned="1"/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Liberation Sans12" svg:font-family="'Liberation Sans1'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-00-0000</text:date>, <text:time style:data-style-name="N2" text:time-value="23:02:07.048116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0T23:26:52.541162665</dc:date>
    <meta:editing-cycles>173</meta:editing-cycles>
    <meta:editing-duration>PT20H23M56S</meta:editing-duration>
    <meta:document-statistic meta:table-count="7" meta:cell-count="9428" meta:object-count="0"/>
    <meta:user-defined meta:name="qrichtext">1</meta:user-defined>
  </office:meta>
</office:document-meta>
</file>